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5791in"/>
    </style:style>
    <style:style style:name="co3" style:family="table-column">
      <style:table-column-properties fo:break-before="auto" style:column-width="1.611in"/>
    </style:style>
    <style:style style:name="co4" style:family="table-column">
      <style:table-column-properties fo:break-before="auto" style:column-width="1.622in"/>
    </style:style>
    <style:style style:name="co5" style:family="table-column">
      <style:table-column-properties fo:break-before="auto" style:column-width="1.5472in"/>
    </style:style>
    <style:style style:name="co6" style:family="table-column">
      <style:table-column-properties fo:break-before="auto" style:column-width="1.5689in"/>
    </style:style>
    <style:style style:name="co7" style:family="table-column">
      <style:table-column-properties fo:break-before="auto" style:column-width="1.5043in"/>
    </style:style>
    <style:style style:name="co8" style:family="table-column">
      <style:table-column-properties fo:break-before="auto" style:column-width="1.3972in"/>
    </style:style>
    <style:style style:name="co9" style:family="table-column">
      <style:table-column-properties fo:break-before="auto" style:column-width="1.4075in"/>
    </style:style>
    <style:style style:name="co10" style:family="table-column">
      <style:table-column-properties fo:break-before="auto" style:column-width="1.3862in"/>
    </style:style>
    <style:style style:name="co11" style:family="table-column">
      <style:table-column-properties fo:break-before="auto" style:column-width="1.3646in"/>
    </style:style>
    <style:style style:name="co12" style:family="table-column">
      <style:table-column-properties fo:break-before="auto" style:column-width="1.5575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foot1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4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2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8" table:default-cell-style-name="Default"/>
        <table:table-column table:style-name="co9" table:number-columns-repeated="3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number-columns-repeated="8" table:default-cell-style-name="Default"/>
        <table:table-column table:style-name="co8" table:default-cell-style-name="Default"/>
        <table:table-column table:style-name="co9" table:number-columns-repeated="9" table:default-cell-style-name="Default"/>
        <table:table-column table:style-name="co8" table:default-cell-style-name="Default"/>
        <table:table-column table:style-name="co9" table:number-columns-repeated="11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column table:style-name="co4" table:default-cell-style-name="Default"/>
        <table:table-column table:style-name="co9" table:number-columns-repeated="4" table:default-cell-style-name="Default"/>
        <table:table-column table:style-name="co8" table:default-cell-style-name="Default"/>
        <table:table-column table:style-name="co9" table:number-columns-repeated="10" table:default-cell-style-name="Default"/>
        <table:table-column table:style-name="co10" table:default-cell-style-name="Default"/>
        <table:table-column table:style-name="co9" table:number-columns-repeated="11" table:default-cell-style-name="Default"/>
        <table:table-column table:style-name="co2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9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number-columns-repeated="16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9" table:number-columns-repeated="9" table:default-cell-style-name="Default"/>
        <table:table-column table:style-name="co8" table:default-cell-style-name="Default"/>
        <table:table-column table:style-name="co9" table:number-columns-repeated="7" table:default-cell-style-name="Default"/>
        <table:table-column table:style-name="co8" table:default-cell-style-name="Default"/>
        <table:table-column table:style-name="co9" table:number-columns-repeated="9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column table:style-name="co9" table:number-columns-repeated="8" table:default-cell-style-name="Default"/>
        <table:table-column table:style-name="co11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1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7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13" table:number-columns-repeated="521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100071668624878" calcext:value-type="float">
            <text:p>0.100071668624878</text:p>
          </table:table-cell>
          <table:table-cell office:value-type="float" office:value="0.166786193847656" calcext:value-type="float">
            <text:p>0.166786193847656</text:p>
          </table:table-cell>
          <table:table-cell office:value-type="float" office:value="0.233500719070435" calcext:value-type="float">
            <text:p>0.233500719070435</text:p>
          </table:table-cell>
          <table:table-cell office:value-type="float" office:value="0.266857624053955" calcext:value-type="float">
            <text:p>0.266857624053955</text:p>
          </table:table-cell>
          <table:table-cell office:value-type="float" office:value="0.300214767456055" calcext:value-type="float">
            <text:p>0.300214767456055</text:p>
          </table:table-cell>
          <table:table-cell office:value-type="float" office:value="0.333571672439575" calcext:value-type="float">
            <text:p>0.333571672439575</text:p>
          </table:table-cell>
          <table:table-cell office:value-type="float" office:value="0.400285482406616" calcext:value-type="float">
            <text:p>0.400285482406616</text:p>
          </table:table-cell>
          <table:table-cell office:value-type="float" office:value="0.433642625808716" calcext:value-type="float">
            <text:p>0.433642625808716</text:p>
          </table:table-cell>
          <table:table-cell office:value-type="float" office:value="0.466999769210815" calcext:value-type="float">
            <text:p>0.466999769210815</text:p>
          </table:table-cell>
          <table:table-cell office:value-type="float" office:value="0.500356674194336" calcext:value-type="float">
            <text:p>0.500356674194336</text:p>
          </table:table-cell>
          <table:table-cell office:value-type="float" office:value="0.533713579177856" calcext:value-type="float">
            <text:p>0.533713579177856</text:p>
          </table:table-cell>
          <table:table-cell office:value-type="float" office:value="0.567070484161377" calcext:value-type="float">
            <text:p>0.567070484161377</text:p>
          </table:table-cell>
          <table:table-cell office:value-type="float" office:value="0.633784532546997" calcext:value-type="float">
            <text:p>0.633784532546997</text:p>
          </table:table-cell>
          <table:table-cell office:value-type="float" office:value="0.667141437530518" calcext:value-type="float">
            <text:p>0.667141437530518</text:p>
          </table:table-cell>
          <table:table-cell office:value-type="float" office:value="0.700498342514038" calcext:value-type="float">
            <text:p>0.700498342514038</text:p>
          </table:table-cell>
          <table:table-cell office:value-type="float" office:value="0.733855485916138" calcext:value-type="float">
            <text:p>0.733855485916138</text:p>
          </table:table-cell>
          <table:table-cell office:value-type="float" office:value="0.767212390899658" calcext:value-type="float">
            <text:p>0.767212390899658</text:p>
          </table:table-cell>
          <table:table-cell office:value-type="float" office:value="0.800569295883179" calcext:value-type="float">
            <text:p>0.800569295883179</text:p>
          </table:table-cell>
          <table:table-cell office:value-type="float" office:value="0.833926200866699" calcext:value-type="float">
            <text:p>0.833926200866699</text:p>
          </table:table-cell>
          <table:table-cell office:value-type="float" office:value="0.86728310585022" calcext:value-type="float">
            <text:p>0.86728310585022</text:p>
          </table:table-cell>
          <table:table-cell office:value-type="float" office:value="0.90064001083374" calcext:value-type="float">
            <text:p>0.90064001083374</text:p>
          </table:table-cell>
          <table:table-cell office:value-type="float" office:value="0.967353820800781" calcext:value-type="float">
            <text:p>0.967353820800781</text:p>
          </table:table-cell>
          <table:table-cell office:value-type="float" office:value="1.00071096420288" calcext:value-type="float">
            <text:p>1.00071096420288</text:p>
          </table:table-cell>
          <table:table-cell office:value-type="float" office:value="1.0340678691864" calcext:value-type="float">
            <text:p>1.0340678691864</text:p>
          </table:table-cell>
          <table:table-cell office:value-type="float" office:value="1.10078167915344" calcext:value-type="float">
            <text:p>1.10078167915344</text:p>
          </table:table-cell>
          <table:table-cell office:value-type="float" office:value="1.13413858413696" calcext:value-type="float">
            <text:p>1.13413858413696</text:p>
          </table:table-cell>
          <table:table-cell office:value-type="float" office:value="1.16749548912048" calcext:value-type="float">
            <text:p>1.16749548912048</text:p>
          </table:table-cell>
          <table:table-cell office:value-type="float" office:value="1.23420977592468" calcext:value-type="float">
            <text:p>1.23420977592468</text:p>
          </table:table-cell>
          <table:table-cell office:value-type="float" office:value="1.3009250164032" calcext:value-type="float">
            <text:p>1.3009250164032</text:p>
          </table:table-cell>
          <table:table-cell office:value-type="float" office:value="1.33428239822388" calcext:value-type="float">
            <text:p>1.33428239822388</text:p>
          </table:table-cell>
          <table:table-cell office:value-type="float" office:value="1.40099740028381" calcext:value-type="float">
            <text:p>1.40099740028381</text:p>
          </table:table-cell>
          <table:table-cell office:value-type="float" office:value="1.46771264076233" calcext:value-type="float">
            <text:p>1.46771264076233</text:p>
          </table:table-cell>
          <table:table-cell office:value-type="float" office:value="1.53442764282227" calcext:value-type="float">
            <text:p>1.53442764282227</text:p>
          </table:table-cell>
          <table:table-cell office:value-type="float" office:value="1.6011426448822" calcext:value-type="float">
            <text:p>1.6011426448822</text:p>
          </table:table-cell>
          <table:table-cell office:value-type="float" office:value="1.63450050354004" calcext:value-type="float">
            <text:p>1.63450050354004</text:p>
          </table:table-cell>
          <table:table-cell office:value-type="float" office:value="1.70121550559998" calcext:value-type="float">
            <text:p>1.70121550559998</text:p>
          </table:table-cell>
          <table:table-cell office:value-type="float" office:value="1.73457288742065" calcext:value-type="float">
            <text:p>1.73457288742065</text:p>
          </table:table-cell>
          <table:table-cell office:value-type="float" office:value="1.76793050765991" calcext:value-type="float">
            <text:p>1.76793050765991</text:p>
          </table:table-cell>
          <table:table-cell office:value-type="float" office:value="1.80128788948059" calcext:value-type="float">
            <text:p>1.80128788948059</text:p>
          </table:table-cell>
          <table:table-cell office:value-type="float" office:value="1.83464574813843" calcext:value-type="float">
            <text:p>1.83464574813843</text:p>
          </table:table-cell>
          <table:table-cell office:value-type="float" office:value="1.86800336837769" calcext:value-type="float">
            <text:p>1.86800336837769</text:p>
          </table:table-cell>
          <table:table-cell office:value-type="float" office:value="1.90136075019836" calcext:value-type="float">
            <text:p>1.90136075019836</text:p>
          </table:table-cell>
          <table:table-cell office:value-type="float" office:value="1.9680757522583" calcext:value-type="float">
            <text:p>1.9680757522583</text:p>
          </table:table-cell>
          <table:table-cell office:value-type="float" office:value="2.00143361091614" calcext:value-type="float">
            <text:p>2.00143361091614</text:p>
          </table:table-cell>
          <table:table-cell office:value-type="float" office:value="2.0347912311554" calcext:value-type="float">
            <text:p>2.0347912311554</text:p>
          </table:table-cell>
          <table:table-cell office:value-type="float" office:value="2.10150623321533" calcext:value-type="float">
            <text:p>2.10150623321533</text:p>
          </table:table-cell>
          <table:table-cell office:value-type="float" office:value="2.16822147369385" calcext:value-type="float">
            <text:p>2.16822147369385</text:p>
          </table:table-cell>
          <table:table-cell office:value-type="float" office:value="2.2349374294281" calcext:value-type="float">
            <text:p>2.2349374294281</text:p>
          </table:table-cell>
          <table:table-cell office:value-type="float" office:value="2.30165410041809" calcext:value-type="float">
            <text:p>2.30165410041809</text:p>
          </table:table-cell>
          <table:table-cell office:value-type="float" office:value="2.36837124824524" calcext:value-type="float">
            <text:p>2.36837124824524</text:p>
          </table:table-cell>
          <table:table-cell office:value-type="float" office:value="2.43508815765381" calcext:value-type="float">
            <text:p>2.43508815765381</text:p>
          </table:table-cell>
          <table:table-cell office:value-type="float" office:value="2.50180506706238" calcext:value-type="float">
            <text:p>2.50180506706238</text:p>
          </table:table-cell>
          <table:table-cell office:value-type="float" office:value="2.56852221488953" calcext:value-type="float">
            <text:p>2.56852221488953</text:p>
          </table:table-cell>
          <table:table-cell office:value-type="float" office:value="2.6352391242981" calcext:value-type="float">
            <text:p>2.6352391242981</text:p>
          </table:table-cell>
          <table:table-cell office:value-type="float" office:value="2.66859745979309" calcext:value-type="float">
            <text:p>2.66859745979309</text:p>
          </table:table-cell>
          <table:table-cell office:value-type="float" office:value="2.76867318153381" calcext:value-type="float">
            <text:p>2.76867318153381</text:p>
          </table:table-cell>
          <table:table-cell office:value-type="float" office:value="2.83539032936096" calcext:value-type="float">
            <text:p>2.83539032936096</text:p>
          </table:table-cell>
          <table:table-cell office:value-type="float" office:value="2.90210723876953" calcext:value-type="float">
            <text:p>2.90210723876953</text:p>
          </table:table-cell>
          <table:table-cell office:value-type="float" office:value="2.93546605110168" calcext:value-type="float">
            <text:p>2.93546605110168</text:p>
          </table:table-cell>
          <table:table-cell office:value-type="float" office:value="3.00218296051025" calcext:value-type="float">
            <text:p>3.00218296051025</text:p>
          </table:table-cell>
          <table:table-cell office:value-type="float" office:value="3.0689001083374" calcext:value-type="float">
            <text:p>3.0689001083374</text:p>
          </table:table-cell>
          <table:table-cell office:value-type="float" office:value="3.43584227561951" calcext:value-type="float">
            <text:p>3.43584227561951</text:p>
          </table:table-cell>
          <table:table-cell office:value-type="float" office:value="3.50255846977234" calcext:value-type="float">
            <text:p>3.50255846977234</text:p>
          </table:table-cell>
          <table:table-cell office:value-type="float" office:value="3.53591680526733" calcext:value-type="float">
            <text:p>3.53591680526733</text:p>
          </table:table-cell>
          <table:table-cell office:value-type="float" office:value="3.56927514076233" calcext:value-type="float">
            <text:p>3.56927514076233</text:p>
          </table:table-cell>
          <table:table-cell office:value-type="float" office:value="3.66934967041016" calcext:value-type="float">
            <text:p>3.66934967041016</text:p>
          </table:table-cell>
          <table:table-cell office:value-type="float" office:value="3.73606634140015" calcext:value-type="float">
            <text:p>3.73606634140015</text:p>
          </table:table-cell>
          <table:table-cell office:value-type="float" office:value="3.80278277397156" calcext:value-type="float">
            <text:p>3.80278277397156</text:p>
          </table:table-cell>
          <table:table-cell office:value-type="float" office:value="3.83614134788513" calcext:value-type="float">
            <text:p>3.83614134788513</text:p>
          </table:table-cell>
          <table:table-cell office:value-type="float" office:value="3.96957445144653" calcext:value-type="float">
            <text:p>3.96957445144653</text:p>
          </table:table-cell>
          <table:table-cell office:value-type="float" office:value="4.00293254852295" calcext:value-type="float">
            <text:p>4.00293254852295</text:p>
          </table:table-cell>
          <table:table-cell office:value-type="float" office:value="4.10300755500793" calcext:value-type="float">
            <text:p>4.10300755500793</text:p>
          </table:table-cell>
          <table:table-cell office:value-type="float" office:value="4.13636565208435" calcext:value-type="float">
            <text:p>4.13636565208435</text:p>
          </table:table-cell>
          <table:table-cell office:value-type="float" office:value="4.16972398757935" calcext:value-type="float">
            <text:p>4.16972398757935</text:p>
          </table:table-cell>
          <table:table-cell office:value-type="float" office:value="4.26979684829712" calcext:value-type="float">
            <text:p>4.26979684829712</text:p>
          </table:table-cell>
          <table:table-cell office:value-type="float" office:value="4.36986875534058" calcext:value-type="float">
            <text:p>4.36986875534058</text:p>
          </table:table-cell>
          <table:table-cell office:value-type="float" office:value="4.40322589874268" calcext:value-type="float">
            <text:p>4.40322589874268</text:p>
          </table:table-cell>
          <table:table-cell office:value-type="float" office:value="4.43658328056335" calcext:value-type="float">
            <text:p>4.43658328056335</text:p>
          </table:table-cell>
          <table:table-cell office:value-type="float" office:value="4.50329780578613" calcext:value-type="float">
            <text:p>4.50329780578613</text:p>
          </table:table-cell>
          <table:table-cell office:value-type="float" office:value="4.80351281166077" calcext:value-type="float">
            <text:p>4.80351281166077</text:p>
          </table:table-cell>
          <table:table-cell office:value-type="float" office:value="4.90358471870422" calcext:value-type="float">
            <text:p>4.90358471870422</text:p>
          </table:table-cell>
          <table:table-cell office:value-type="float" office:value="4.97029900550842" calcext:value-type="float">
            <text:p>4.97029900550842</text:p>
          </table:table-cell>
          <table:table-cell office:value-type="float" office:value="5.1704421043396" calcext:value-type="float">
            <text:p>5.1704421043396</text:p>
          </table:table-cell>
          <table:table-cell office:value-type="float" office:value="5.2371563911438" calcext:value-type="float">
            <text:p>5.2371563911438</text:p>
          </table:table-cell>
          <table:table-cell office:value-type="float" office:value="5.27051329612732" calcext:value-type="float">
            <text:p>5.27051329612732</text:p>
          </table:table-cell>
          <table:table-cell office:value-type="float" office:value="5.33722734451294" calcext:value-type="float">
            <text:p>5.33722734451294</text:p>
          </table:table-cell>
          <table:table-cell office:value-type="float" office:value="5.40394139289856" calcext:value-type="float">
            <text:p>5.40394139289856</text:p>
          </table:table-cell>
          <table:table-cell office:value-type="float" office:value="5.5040123462677" calcext:value-type="float">
            <text:p>5.5040123462677</text:p>
          </table:table-cell>
          <table:table-cell office:value-type="float" office:value="5.57072639465332" calcext:value-type="float">
            <text:p>5.57072639465332</text:p>
          </table:table-cell>
          <table:table-cell office:value-type="float" office:value="5.60408329963684" calcext:value-type="float">
            <text:p>5.60408329963684</text:p>
          </table:table-cell>
          <table:table-cell office:value-type="float" office:value="5.63744068145752" calcext:value-type="float">
            <text:p>5.63744068145752</text:p>
          </table:table-cell>
          <table:table-cell office:value-type="float" office:value="5.73751139640808" calcext:value-type="float">
            <text:p>5.73751139640808</text:p>
          </table:table-cell>
          <table:table-cell office:value-type="float" office:value="5.8709397315979" calcext:value-type="float">
            <text:p>5.8709397315979</text:p>
          </table:table-cell>
          <table:table-cell office:value-type="float" office:value="5.90429663658142" calcext:value-type="float">
            <text:p>5.90429663658142</text:p>
          </table:table-cell>
          <table:table-cell office:value-type="float" office:value="5.97101044654846" calcext:value-type="float">
            <text:p>5.97101044654846</text:p>
          </table:table-cell>
          <table:table-cell office:value-type="float" office:value="6.0710813999176" calcext:value-type="float">
            <text:p>6.0710813999176</text:p>
          </table:table-cell>
          <table:table-cell office:value-type="float" office:value="6.1377956867218" calcext:value-type="float">
            <text:p>6.1377956867218</text:p>
          </table:table-cell>
          <table:table-cell office:value-type="float" office:value="6.17115259170532" calcext:value-type="float">
            <text:p>6.17115259170532</text:p>
          </table:table-cell>
          <table:table-cell office:value-type="float" office:value="6.2378671169281" calcext:value-type="float">
            <text:p>6.2378671169281</text:p>
          </table:table-cell>
          <table:table-cell office:value-type="float" office:value="6.30458235740662" calcext:value-type="float">
            <text:p>6.30458235740662</text:p>
          </table:table-cell>
          <table:table-cell office:value-type="float" office:value="6.70487427711487" calcext:value-type="float">
            <text:p>6.70487427711487</text:p>
          </table:table-cell>
          <table:table-cell office:value-type="float" office:value="7.40538668632507" calcext:value-type="float">
            <text:p>7.40538668632507</text:p>
          </table:table-cell>
          <table:table-cell office:value-type="float" office:value="7.43874478340149" calcext:value-type="float">
            <text:p>7.43874478340149</text:p>
          </table:table-cell>
          <table:table-cell office:value-type="float" office:value="7.50546073913574" calcext:value-type="float">
            <text:p>7.50546073913574</text:p>
          </table:table-cell>
          <table:table-cell office:value-type="float" office:value="7.57217693328857" calcext:value-type="float">
            <text:p>7.57217693328857</text:p>
          </table:table-cell>
          <table:table-cell office:value-type="float" office:value="7.63889288902283" calcext:value-type="float">
            <text:p>7.63889288902283</text:p>
          </table:table-cell>
          <table:table-cell office:value-type="float" office:value="7.77232527732849" calcext:value-type="float">
            <text:p>7.77232527732849</text:p>
          </table:table-cell>
          <table:table-cell office:value-type="float" office:value="7.83904147148132" calcext:value-type="float">
            <text:p>7.83904147148132</text:p>
          </table:table-cell>
          <table:table-cell office:value-type="float" office:value="7.90575742721558" calcext:value-type="float">
            <text:p>7.90575742721558</text:p>
          </table:table-cell>
          <table:table-cell office:value-type="float" office:value="7.97247362136841" calcext:value-type="float">
            <text:p>7.97247362136841</text:p>
          </table:table-cell>
          <table:table-cell office:value-type="float" office:value="8.03918981552124" calcext:value-type="float">
            <text:p>8.03918981552124</text:p>
          </table:table-cell>
          <table:table-cell office:value-type="float" office:value="8.13926410675049" calcext:value-type="float">
            <text:p>8.13926410675049</text:p>
          </table:table-cell>
          <table:table-cell office:value-type="float" office:value="8.20598006248474" calcext:value-type="float">
            <text:p>8.20598006248474</text:p>
          </table:table-cell>
          <table:table-cell office:value-type="float" office:value="8.47283673286438" calcext:value-type="float">
            <text:p>8.47283673286438</text:p>
          </table:table-cell>
          <table:table-cell office:value-type="float" office:value="8.53955101966858" calcext:value-type="float">
            <text:p>8.53955101966858</text:p>
          </table:table-cell>
          <table:table-cell office:value-type="float" office:value="8.6062650680542" calcext:value-type="float">
            <text:p>8.6062650680542</text:p>
          </table:table-cell>
          <table:table-cell office:value-type="float" office:value="8.67297911643982" calcext:value-type="float">
            <text:p>8.67297911643982</text:p>
          </table:table-cell>
          <table:table-cell office:value-type="float" office:value="8.77305030822754" calcext:value-type="float">
            <text:p>8.77305030822754</text:p>
          </table:table-cell>
          <table:table-cell office:value-type="float" office:value="8.83976435661316" calcext:value-type="float">
            <text:p>8.83976435661316</text:p>
          </table:table-cell>
          <table:table-cell office:value-type="float" office:value="8.90647840499878" calcext:value-type="float">
            <text:p>8.90647840499878</text:p>
          </table:table-cell>
          <table:table-cell office:value-type="float" office:value="9.07326364517212" calcext:value-type="float">
            <text:p>9.07326364517212</text:p>
          </table:table-cell>
          <table:table-cell office:value-type="float" office:value="9.13997745513916" calcext:value-type="float">
            <text:p>9.13997745513916</text:p>
          </table:table-cell>
          <table:table-cell office:value-type="float" office:value="9.20669150352478" calcext:value-type="float">
            <text:p>9.20669150352478</text:p>
          </table:table-cell>
          <table:table-cell office:value-type="float" office:value="9.24004864692688" calcext:value-type="float">
            <text:p>9.24004864692688</text:p>
          </table:table-cell>
          <table:table-cell office:value-type="float" office:value="9.27340602874756" calcext:value-type="float">
            <text:p>9.27340602874756</text:p>
          </table:table-cell>
          <table:table-cell office:value-type="float" office:value="9.30676317214966" calcext:value-type="float">
            <text:p>9.30676317214966</text:p>
          </table:table-cell>
          <table:table-cell office:value-type="float" office:value="9.34012007713318" calcext:value-type="float">
            <text:p>9.34012007713318</text:p>
          </table:table-cell>
          <table:table-cell office:value-type="float" office:value="9.37347722053528" calcext:value-type="float">
            <text:p>9.37347722053528</text:p>
          </table:table-cell>
          <table:table-cell office:value-type="float" office:value="9.40683436393738" calcext:value-type="float">
            <text:p>9.40683436393738</text:p>
          </table:table-cell>
          <table:table-cell office:value-type="float" office:value="9.44019150733948" calcext:value-type="float">
            <text:p>9.44019150733948</text:p>
          </table:table-cell>
          <table:table-cell office:value-type="float" office:value="9.47354865074158" calcext:value-type="float">
            <text:p>9.47354865074158</text:p>
          </table:table-cell>
          <table:table-cell office:value-type="float" office:value="9.54026317596436" calcext:value-type="float">
            <text:p>9.54026317596436</text:p>
          </table:table-cell>
          <table:table-cell office:value-type="float" office:value="9.57362031936646" calcext:value-type="float">
            <text:p>9.57362031936646</text:p>
          </table:table-cell>
          <table:table-cell office:value-type="float" office:value="9.60697746276856" calcext:value-type="float">
            <text:p>9.60697746276856</text:p>
          </table:table-cell>
          <table:table-cell office:value-type="float" office:value="10.0072636604309" calcext:value-type="float">
            <text:p>10.0072636604309</text:p>
          </table:table-cell>
          <table:table-cell office:value-type="float" office:value="10.0739779472351" calcext:value-type="float">
            <text:p>10.0739779472351</text:p>
          </table:table-cell>
          <table:table-cell office:value-type="float" office:value="10.1406922340393" calcext:value-type="float">
            <text:p>10.1406922340393</text:p>
          </table:table-cell>
          <table:table-cell office:value-type="float" office:value="10.1740493774414" calcext:value-type="float">
            <text:p>10.1740493774414</text:p>
          </table:table-cell>
          <table:table-cell office:value-type="float" office:value="10.2407643795013" calcext:value-type="float">
            <text:p>10.2407643795013</text:p>
          </table:table-cell>
          <table:table-cell office:value-type="float" office:value="10.3744678497314" calcext:value-type="float">
            <text:p>10.3744678497314</text:p>
          </table:table-cell>
          <table:table-cell office:value-type="float" office:value="10.4413681030273" calcext:value-type="float">
            <text:p>10.4413681030273</text:p>
          </table:table-cell>
          <table:table-cell office:value-type="float" office:value="10.508270740509" calcext:value-type="float">
            <text:p>10.508270740509</text:p>
          </table:table-cell>
          <table:table-cell office:value-type="float" office:value="10.5751757621765" calcext:value-type="float">
            <text:p>10.5751757621765</text:p>
          </table:table-cell>
          <table:table-cell office:value-type="float" office:value="10.6420829296112" calcext:value-type="float">
            <text:p>10.6420829296112</text:p>
          </table:table-cell>
          <table:table-cell office:value-type="float" office:value="10.6755375862122" calcext:value-type="float">
            <text:p>10.6755375862122</text:p>
          </table:table-cell>
          <table:table-cell office:value-type="float" office:value="10.7089924812317" calcext:value-type="float">
            <text:p>10.7089924812317</text:p>
          </table:table-cell>
          <table:table-cell office:value-type="float" office:value="10.742448091507" calcext:value-type="float">
            <text:p>10.742448091507</text:p>
          </table:table-cell>
          <table:table-cell office:value-type="float" office:value="10.8093612194061" calcext:value-type="float">
            <text:p>10.8093612194061</text:p>
          </table:table-cell>
          <table:table-cell office:value-type="float" office:value="11.0770366191864" calcext:value-type="float">
            <text:p>11.0770366191864</text:p>
          </table:table-cell>
          <table:table-cell office:value-type="float" office:value="11.1774244308472" calcext:value-type="float">
            <text:p>11.1774244308472</text:p>
          </table:table-cell>
          <table:table-cell office:value-type="float" office:value="11.2443528175354" calcext:value-type="float">
            <text:p>11.2443528175354</text:p>
          </table:table-cell>
          <table:table-cell office:value-type="float" office:value="11.3111634254456" calcext:value-type="float">
            <text:p>11.3111634254456</text:p>
          </table:table-cell>
          <table:table-cell office:value-type="float" office:value="11.3778598308563" calcext:value-type="float">
            <text:p>11.3778598308563</text:p>
          </table:table-cell>
          <table:table-cell office:value-type="float" office:value="11.4445555210114" calcext:value-type="float">
            <text:p>11.4445555210114</text:p>
          </table:table-cell>
          <table:table-cell office:value-type="float" office:value="11.4779033660889" calcext:value-type="float">
            <text:p>11.4779033660889</text:p>
          </table:table-cell>
          <table:table-cell office:value-type="float" office:value="11.5112512111664" calcext:value-type="float">
            <text:p>11.5112512111664</text:p>
          </table:table-cell>
          <table:table-cell office:value-type="float" office:value="12.5450115203857" calcext:value-type="float">
            <text:p>12.5450115203857</text:p>
          </table:table-cell>
          <table:table-cell office:value-type="float" office:value="12.5783596038818" calcext:value-type="float">
            <text:p>12.5783596038818</text:p>
          </table:table-cell>
          <table:table-cell office:value-type="float" office:value="12.6117072105408" calcext:value-type="float">
            <text:p>12.6117072105408</text:p>
          </table:table-cell>
          <table:table-cell office:value-type="float" office:value="12.711749792099" calcext:value-type="float">
            <text:p>12.711749792099</text:p>
          </table:table-cell>
          <table:table-cell office:value-type="float" office:value="12.7450971603394" calcext:value-type="float">
            <text:p>12.7450971603394</text:p>
          </table:table-cell>
          <table:table-cell office:value-type="float" office:value="12.7784442901611" calcext:value-type="float">
            <text:p>12.7784442901611</text:p>
          </table:table-cell>
          <table:table-cell office:value-type="float" office:value="12.8117914199829" calcext:value-type="float">
            <text:p>12.8117914199829</text:p>
          </table:table-cell>
          <table:table-cell office:value-type="float" office:value="12.8451385498047" calcext:value-type="float">
            <text:p>12.8451385498047</text:p>
          </table:table-cell>
          <table:table-cell office:value-type="float" office:value="12.9118325710297" calcext:value-type="float">
            <text:p>12.9118325710297</text:p>
          </table:table-cell>
          <table:table-cell office:value-type="float" office:value="12.9451794624329" calcext:value-type="float">
            <text:p>12.9451794624329</text:p>
          </table:table-cell>
          <table:table-cell office:value-type="float" office:value="12.9785263538361" calcext:value-type="float">
            <text:p>12.9785263538361</text:p>
          </table:table-cell>
          <table:table-cell office:value-type="float" office:value="13.0118730068207" calcext:value-type="float">
            <text:p>13.0118730068207</text:p>
          </table:table-cell>
          <table:table-cell office:value-type="float" office:value="13.0452196598053" calcext:value-type="float">
            <text:p>13.0452196598053</text:p>
          </table:table-cell>
          <table:table-cell office:value-type="float" office:value="13.0785663127899" calcext:value-type="float">
            <text:p>13.0785663127899</text:p>
          </table:table-cell>
          <table:table-cell office:value-type="float" office:value="13.178605556488" calcext:value-type="float">
            <text:p>13.178605556488</text:p>
          </table:table-cell>
          <table:table-cell office:value-type="float" office:value="13.2119517326355" calcext:value-type="float">
            <text:p>13.2119517326355</text:p>
          </table:table-cell>
          <table:table-cell office:value-type="float" office:value="13.245297908783" calcext:value-type="float">
            <text:p>13.245297908783</text:p>
          </table:table-cell>
          <table:table-cell office:value-type="float" office:value="13.2786448001862" calcext:value-type="float">
            <text:p>13.2786448001862</text:p>
          </table:table-cell>
          <table:table-cell office:value-type="float" office:value="13.3453414440155" calcext:value-type="float">
            <text:p>13.3453414440155</text:p>
          </table:table-cell>
          <table:table-cell office:value-type="float" office:value="13.7788634300232" calcext:value-type="float">
            <text:p>13.7788634300232</text:p>
          </table:table-cell>
          <table:table-cell office:value-type="float" office:value="13.8455579280853" calcext:value-type="float">
            <text:p>13.8455579280853</text:p>
          </table:table-cell>
          <table:table-cell office:value-type="float" office:value="13.8789050579071" calcext:value-type="float">
            <text:p>13.8789050579071</text:p>
          </table:table-cell>
          <table:table-cell office:value-type="float" office:value="13.9455990791321" calcext:value-type="float">
            <text:p>13.9455990791321</text:p>
          </table:table-cell>
          <table:table-cell office:value-type="float" office:value="14.0122926235199" calcext:value-type="float">
            <text:p>14.0122926235199</text:p>
          </table:table-cell>
          <table:table-cell office:value-type="float" office:value="14.0789859294891" calcext:value-type="float">
            <text:p>14.0789859294891</text:p>
          </table:table-cell>
          <table:table-cell office:value-type="float" office:value="14.3124125003815" calcext:value-type="float">
            <text:p>14.3124125003815</text:p>
          </table:table-cell>
          <table:table-cell office:value-type="float" office:value="14.3791081905365" calcext:value-type="float">
            <text:p>14.3791081905365</text:p>
          </table:table-cell>
          <table:table-cell office:value-type="float" office:value="14.4124557971954" calcext:value-type="float">
            <text:p>14.4124557971954</text:p>
          </table:table-cell>
          <table:table-cell office:value-type="float" office:value="14.4791510105133" calcext:value-type="float">
            <text:p>14.4791510105133</text:p>
          </table:table-cell>
          <table:table-cell office:value-type="float" office:value="14.5458455085754" calcext:value-type="float">
            <text:p>14.5458455085754</text:p>
          </table:table-cell>
          <table:table-cell office:value-type="float" office:value="14.6125402450562" calcext:value-type="float">
            <text:p>14.6125402450562</text:p>
          </table:table-cell>
          <table:table-cell office:value-type="float" office:value="14.6792342662811" calcext:value-type="float">
            <text:p>14.6792342662811</text:p>
          </table:table-cell>
          <table:table-cell office:value-type="float" office:value="14.7125811576843" calcext:value-type="float">
            <text:p>14.7125811576843</text:p>
          </table:table-cell>
          <table:table-cell office:value-type="float" office:value="14.7792749404907" calcext:value-type="float">
            <text:p>14.7792749404907</text:p>
          </table:table-cell>
          <table:table-cell office:value-type="float" office:value="15.14608335495" calcext:value-type="float">
            <text:p>15.14608335495</text:p>
          </table:table-cell>
          <table:table-cell office:value-type="float" office:value="15.2127747535706" calcext:value-type="float">
            <text:p>15.2127747535706</text:p>
          </table:table-cell>
          <table:table-cell office:value-type="float" office:value="15.2794663906097" calcext:value-type="float">
            <text:p>15.2794663906097</text:p>
          </table:table-cell>
          <table:table-cell office:value-type="float" office:value="15.3461637496948" calcext:value-type="float">
            <text:p>15.3461637496948</text:p>
          </table:table-cell>
          <table:table-cell office:value-type="float" office:value="15.3795120716095" calcext:value-type="float">
            <text:p>15.3795120716095</text:p>
          </table:table-cell>
          <table:table-cell office:value-type="float" office:value="15.4128608703613" calcext:value-type="float">
            <text:p>15.4128608703613</text:p>
          </table:table-cell>
          <table:table-cell office:value-type="float" office:value="15.4795572757721" calcext:value-type="float">
            <text:p>15.4795572757721</text:p>
          </table:table-cell>
          <table:table-cell office:value-type="float" office:value="15.5129053592682" calcext:value-type="float">
            <text:p>15.5129053592682</text:p>
          </table:table-cell>
          <table:table-cell office:value-type="float" office:value="15.579601764679" calcext:value-type="float">
            <text:p>15.579601764679</text:p>
          </table:table-cell>
          <table:table-cell office:value-type="float" office:value="15.6462976932526" calcext:value-type="float">
            <text:p>15.6462976932526</text:p>
          </table:table-cell>
          <table:table-cell office:value-type="float" office:value="15.6796455383301" calcext:value-type="float">
            <text:p>15.6796455383301</text:p>
          </table:table-cell>
          <table:table-cell office:value-type="float" office:value="15.7129933834076" calcext:value-type="float">
            <text:p>15.7129933834076</text:p>
          </table:table-cell>
          <table:table-cell office:value-type="float" office:value="15.7796885967255" calcext:value-type="float">
            <text:p>15.7796885967255</text:p>
          </table:table-cell>
          <table:table-cell office:value-type="float" office:value="15.8130359649658" calcext:value-type="float">
            <text:p>15.8130359649658</text:p>
          </table:table-cell>
          <table:table-cell office:value-type="float" office:value="15.8463835716248" calcext:value-type="float">
            <text:p>15.8463835716248</text:p>
          </table:table-cell>
          <table:table-cell office:value-type="float" office:value="15.8797309398651" calcext:value-type="float">
            <text:p>15.8797309398651</text:p>
          </table:table-cell>
          <table:table-cell office:value-type="float" office:value="15.9130783081055" calcext:value-type="float">
            <text:p>15.9130783081055</text:p>
          </table:table-cell>
          <table:table-cell office:value-type="float" office:value="15.9464254379272" calcext:value-type="float">
            <text:p>15.9464254379272</text:p>
          </table:table-cell>
          <table:table-cell office:value-type="float" office:value="16.2132003307343" calcext:value-type="float">
            <text:p>16.2132003307343</text:p>
          </table:table-cell>
          <table:table-cell office:value-type="float" office:value="16.4466338157654" calcext:value-type="float">
            <text:p>16.4466338157654</text:p>
          </table:table-cell>
          <table:table-cell office:value-type="float" office:value="16.5133292675018" calcext:value-type="float">
            <text:p>16.5133292675018</text:p>
          </table:table-cell>
          <table:table-cell office:value-type="float" office:value="16.5466768741608" calcext:value-type="float">
            <text:p>16.5466768741608</text:p>
          </table:table-cell>
          <table:table-cell office:value-type="float" office:value="16.5800244808197" calcext:value-type="float">
            <text:p>16.5800244808197</text:p>
          </table:table-cell>
          <table:table-cell office:value-type="float" office:value="16.6133720874786" calcext:value-type="float">
            <text:p>16.6133720874786</text:p>
          </table:table-cell>
          <table:table-cell office:value-type="float" office:value="16.6800665855408" calcext:value-type="float">
            <text:p>16.6800665855408</text:p>
          </table:table-cell>
          <table:table-cell office:value-type="float" office:value="16.9134955406189" calcext:value-type="float">
            <text:p>16.9134955406189</text:p>
          </table:table-cell>
          <table:table-cell office:value-type="float" office:value="16.9468421936035" calcext:value-type="float">
            <text:p>16.9468421936035</text:p>
          </table:table-cell>
          <table:table-cell office:value-type="float" office:value="16.9801886081696" calcext:value-type="float">
            <text:p>16.9801886081696</text:p>
          </table:table-cell>
          <table:table-cell office:value-type="float" office:value="17.0135350227356" calcext:value-type="float">
            <text:p>17.0135350227356</text:p>
          </table:table-cell>
          <table:table-cell office:value-type="float" office:value="17.0468814373016" calcext:value-type="float">
            <text:p>17.0468814373016</text:p>
          </table:table-cell>
          <table:table-cell office:value-type="float" office:value="17.0802278518677" calcext:value-type="float">
            <text:p>17.0802278518677</text:p>
          </table:table-cell>
          <table:table-cell office:value-type="float" office:value="17.1135740280151" calcext:value-type="float">
            <text:p>17.1135740280151</text:p>
          </table:table-cell>
          <table:table-cell office:value-type="float" office:value="17.1802663803101" calcext:value-type="float">
            <text:p>17.1802663803101</text:p>
          </table:table-cell>
          <table:table-cell office:value-type="float" office:value="17.3136529922485" calcext:value-type="float">
            <text:p>17.3136529922485</text:p>
          </table:table-cell>
          <table:table-cell office:value-type="float" office:value="17.7138299942017" calcext:value-type="float">
            <text:p>17.7138299942017</text:p>
          </table:table-cell>
          <table:table-cell office:value-type="float" office:value="17.780524969101" calcext:value-type="float">
            <text:p>17.780524969101</text:p>
          </table:table-cell>
          <table:table-cell office:value-type="float" office:value="17.880567073822" calcext:value-type="float">
            <text:p>17.880567073822</text:p>
          </table:table-cell>
          <table:table-cell office:value-type="float" office:value="17.9472613334656" calcext:value-type="float">
            <text:p>17.9472613334656</text:p>
          </table:table-cell>
          <table:table-cell office:value-type="float" office:value="17.9806082248688" calcext:value-type="float">
            <text:p>17.9806082248688</text:p>
          </table:table-cell>
          <table:table-cell office:value-type="float" office:value="18.0473022460938" calcext:value-type="float">
            <text:p>18.0473022460938</text:p>
          </table:table-cell>
          <table:table-cell office:value-type="float" office:value="18.113995552063" calcext:value-type="float">
            <text:p>18.113995552063</text:p>
          </table:table-cell>
          <table:table-cell office:value-type="float" office:value="18.1806888580322" calcext:value-type="float">
            <text:p>18.1806888580322</text:p>
          </table:table-cell>
          <table:table-cell office:value-type="float" office:value="18.2473814487457" calcext:value-type="float">
            <text:p>18.2473814487457</text:p>
          </table:table-cell>
          <table:table-cell office:value-type="float" office:value="18.3140778541565" calcext:value-type="float">
            <text:p>18.3140778541565</text:p>
          </table:table-cell>
          <table:table-cell office:value-type="float" office:value="18.3807766437531" calcext:value-type="float">
            <text:p>18.3807766437531</text:p>
          </table:table-cell>
          <table:table-cell office:value-type="float" office:value="18.4474749565125" calcext:value-type="float">
            <text:p>18.4474749565125</text:p>
          </table:table-cell>
          <table:table-cell office:value-type="float" office:value="18.5141732692719" calcext:value-type="float">
            <text:p>18.5141732692719</text:p>
          </table:table-cell>
          <table:table-cell office:value-type="float" office:value="18.5475223064423" calcext:value-type="float">
            <text:p>18.5475223064423</text:p>
          </table:table-cell>
          <table:table-cell office:value-type="float" office:value="18.6475689411163" calcext:value-type="float">
            <text:p>18.6475689411163</text:p>
          </table:table-cell>
          <table:table-cell office:value-type="float" office:value="18.6809179782867" calcext:value-type="float">
            <text:p>18.6809179782867</text:p>
          </table:table-cell>
          <table:table-cell office:value-type="float" office:value="18.71426653862" calcext:value-type="float">
            <text:p>18.71426653862</text:p>
          </table:table-cell>
          <table:table-cell office:value-type="float" office:value="18.7809636592865" calcext:value-type="float">
            <text:p>18.7809636592865</text:p>
          </table:table-cell>
          <table:table-cell office:value-type="float" office:value="18.8476605415344" calcext:value-type="float">
            <text:p>18.8476605415344</text:p>
          </table:table-cell>
          <table:table-cell office:value-type="float" office:value="18.9143571853638" calcext:value-type="float">
            <text:p>18.9143571853638</text:p>
          </table:table-cell>
          <table:table-cell office:value-type="float" office:value="18.981053352356" calcext:value-type="float">
            <text:p>18.981053352356</text:p>
          </table:table-cell>
          <table:table-cell office:value-type="float" office:value="19.0144014358521" calcext:value-type="float">
            <text:p>19.0144014358521</text:p>
          </table:table-cell>
          <table:table-cell office:value-type="float" office:value="19.0477495193481" calcext:value-type="float">
            <text:p>19.0477495193481</text:p>
          </table:table-cell>
          <table:table-cell office:value-type="float" office:value="19.1144452095032" calcext:value-type="float">
            <text:p>19.1144452095032</text:p>
          </table:table-cell>
          <table:table-cell office:value-type="float" office:value="19.1477930545807" calcext:value-type="float">
            <text:p>19.1477930545807</text:p>
          </table:table-cell>
          <table:table-cell office:value-type="float" office:value="19.1811408996582" calcext:value-type="float">
            <text:p>19.1811408996582</text:p>
          </table:table-cell>
          <table:table-cell office:value-type="float" office:value="19.2478361129761" calcext:value-type="float">
            <text:p>19.2478361129761</text:p>
          </table:table-cell>
          <table:table-cell office:value-type="float" office:value="19.3145320415497" calcext:value-type="float">
            <text:p>19.3145320415497</text:p>
          </table:table-cell>
          <table:table-cell office:value-type="float" office:value="19.3812291622162" calcext:value-type="float">
            <text:p>19.3812291622162</text:p>
          </table:table-cell>
          <table:table-cell office:value-type="float" office:value="19.4479258060455" calcext:value-type="float">
            <text:p>19.4479258060455</text:p>
          </table:table-cell>
          <table:table-cell office:value-type="float" office:value="19.5146217346191" calcext:value-type="float">
            <text:p>19.5146217346191</text:p>
          </table:table-cell>
          <table:table-cell office:value-type="float" office:value="19.5479698181152" calcext:value-type="float">
            <text:p>19.5479698181152</text:p>
          </table:table-cell>
          <table:table-cell office:value-type="float" office:value="19.6146657466888" calcext:value-type="float">
            <text:p>19.6146657466888</text:p>
          </table:table-cell>
          <table:table-cell office:value-type="float" office:value="19.6813609600067" calcext:value-type="float">
            <text:p>19.6813609600067</text:p>
          </table:table-cell>
          <table:table-cell office:value-type="float" office:value="19.7480564117432" calcext:value-type="float">
            <text:p>19.7480564117432</text:p>
          </table:table-cell>
          <table:table-cell office:value-type="float" office:value="19.8480985164642" calcext:value-type="float">
            <text:p>19.8480985164642</text:p>
          </table:table-cell>
          <table:table-cell office:value-type="float" office:value="19.9147927761078" calcext:value-type="float">
            <text:p>19.9147927761078</text:p>
          </table:table-cell>
          <table:table-cell office:value-type="float" office:value="19.9814870357513" calcext:value-type="float">
            <text:p>19.9814870357513</text:p>
          </table:table-cell>
          <table:table-cell office:value-type="float" office:value="20.0481808185577" calcext:value-type="float">
            <text:p>20.0481808185577</text:p>
          </table:table-cell>
          <table:table-cell office:value-type="float" office:value="20.0815277099609" calcext:value-type="float">
            <text:p>20.0815277099609</text:p>
          </table:table-cell>
          <table:table-cell office:value-type="float" office:value="20.1482210159302" calcext:value-type="float">
            <text:p>20.1482210159302</text:p>
          </table:table-cell>
          <table:table-cell office:value-type="float" office:value="20.2149143218994" calcext:value-type="float">
            <text:p>20.2149143218994</text:p>
          </table:table-cell>
          <table:table-cell office:value-type="float" office:value="20.3149557113647" calcext:value-type="float">
            <text:p>20.3149557113647</text:p>
          </table:table-cell>
          <table:table-cell office:value-type="float" office:value="20.3816525936127" calcext:value-type="float">
            <text:p>20.3816525936127</text:p>
          </table:table-cell>
          <table:table-cell office:value-type="float" office:value="20.4483487606049" calcext:value-type="float">
            <text:p>20.4483487606049</text:p>
          </table:table-cell>
          <table:table-cell office:value-type="float" office:value="20.5483930110931" calcext:value-type="float">
            <text:p>20.5483930110931</text:p>
          </table:table-cell>
          <table:table-cell office:value-type="float" office:value="20.6150884628296" calcext:value-type="float">
            <text:p>20.6150884628296</text:p>
          </table:table-cell>
          <table:table-cell office:value-type="float" office:value="20.6817841529846" calcext:value-type="float">
            <text:p>20.6817841529846</text:p>
          </table:table-cell>
          <table:table-cell office:value-type="float" office:value="20.715131521225" calcext:value-type="float">
            <text:p>20.715131521225</text:p>
          </table:table-cell>
          <table:table-cell office:value-type="float" office:value="20.7818264961243" calcext:value-type="float">
            <text:p>20.7818264961243</text:p>
          </table:table-cell>
          <table:table-cell office:value-type="float" office:value="20.8818683624268" calcext:value-type="float">
            <text:p>20.8818683624268</text:p>
          </table:table-cell>
          <table:table-cell office:value-type="float" office:value="20.91521525383" calcext:value-type="float">
            <text:p>20.91521525383</text:p>
          </table:table-cell>
          <table:table-cell office:value-type="float" office:value="20.9485623836517" calcext:value-type="float">
            <text:p>20.9485623836517</text:p>
          </table:table-cell>
          <table:table-cell office:value-type="float" office:value="20.9819092750549" calcext:value-type="float">
            <text:p>20.9819092750549</text:p>
          </table:table-cell>
          <table:table-cell office:value-type="float" office:value="21.0152561664581" calcext:value-type="float">
            <text:p>21.0152561664581</text:p>
          </table:table-cell>
          <table:table-cell office:value-type="float" office:value="21.0819497108459" calcext:value-type="float">
            <text:p>21.0819497108459</text:p>
          </table:table-cell>
          <table:table-cell office:value-type="float" office:value="21.1152963638306" calcext:value-type="float">
            <text:p>21.1152963638306</text:p>
          </table:table-cell>
          <table:table-cell office:value-type="float" office:value="21.1819894313812" calcext:value-type="float">
            <text:p>21.1819894313812</text:p>
          </table:table-cell>
          <table:table-cell office:value-type="float" office:value="21.2486820220947" calcext:value-type="float">
            <text:p>21.2486820220947</text:p>
          </table:table-cell>
          <table:table-cell office:value-type="float" office:value="21.3153760433197" calcext:value-type="float">
            <text:p>21.3153760433197</text:p>
          </table:table-cell>
          <table:table-cell office:value-type="float" office:value="21.3820712566376" calcext:value-type="float">
            <text:p>21.3820712566376</text:p>
          </table:table-cell>
          <table:table-cell office:value-type="float" office:value="21.4821131229401" calcext:value-type="float">
            <text:p>21.4821131229401</text:p>
          </table:table-cell>
          <table:table-cell office:value-type="float" office:value="21.5154602527618" calcext:value-type="float">
            <text:p>21.5154602527618</text:p>
          </table:table-cell>
          <table:table-cell office:value-type="float" office:value="21.5821545124054" calcext:value-type="float">
            <text:p>21.5821545124054</text:p>
          </table:table-cell>
          <table:table-cell office:value-type="float" office:value="21.61550116539" calcext:value-type="float">
            <text:p>21.61550116539</text:p>
          </table:table-cell>
          <table:table-cell office:value-type="float" office:value="21.6821947097778" calcext:value-type="float">
            <text:p>21.6821947097778</text:p>
          </table:table-cell>
          <table:table-cell office:value-type="float" office:value="21.7488877773285" calcext:value-type="float">
            <text:p>21.7488877773285</text:p>
          </table:table-cell>
          <table:table-cell office:value-type="float" office:value="21.8155808448792" calcext:value-type="float">
            <text:p>21.8155808448792</text:p>
          </table:table-cell>
          <table:table-cell office:value-type="float" office:value="21.8822734355926" calcext:value-type="float">
            <text:p>21.8822734355926</text:p>
          </table:table-cell>
          <table:table-cell office:value-type="float" office:value="21.9156193733215" calcext:value-type="float">
            <text:p>21.9156193733215</text:p>
          </table:table-cell>
          <table:table-cell office:value-type="float" office:value="21.9823114871979" calcext:value-type="float">
            <text:p>21.9823114871979</text:p>
          </table:table-cell>
          <table:table-cell office:value-type="float" office:value="22.0156571865082" calcext:value-type="float">
            <text:p>22.0156571865082</text:p>
          </table:table-cell>
          <table:table-cell office:value-type="float" office:value="22.1156942844391" calcext:value-type="float">
            <text:p>22.1156942844391</text:p>
          </table:table-cell>
          <table:table-cell office:value-type="float" office:value="22.1823852062225" calcext:value-type="float">
            <text:p>22.1823852062225</text:p>
          </table:table-cell>
          <table:table-cell office:value-type="float" office:value="22.2490758895874" calcext:value-type="float">
            <text:p>22.2490758895874</text:p>
          </table:table-cell>
          <table:table-cell office:value-type="float" office:value="22.3157696723938" calcext:value-type="float">
            <text:p>22.3157696723938</text:p>
          </table:table-cell>
          <table:table-cell office:value-type="float" office:value="22.4158148765564" calcext:value-type="float">
            <text:p>22.4158148765564</text:p>
          </table:table-cell>
          <table:table-cell office:value-type="float" office:value="22.4491631984711" calcext:value-type="float">
            <text:p>22.4491631984711</text:p>
          </table:table-cell>
          <table:table-cell office:value-type="float" office:value="22.4825112819672" calcext:value-type="float">
            <text:p>22.4825112819672</text:p>
          </table:table-cell>
          <table:table-cell office:value-type="float" office:value="22.5158593654633" calcext:value-type="float">
            <text:p>22.5158593654633</text:p>
          </table:table-cell>
          <table:table-cell office:value-type="float" office:value="22.5492074489593" calcext:value-type="float">
            <text:p>22.5492074489593</text:p>
          </table:table-cell>
          <table:table-cell office:value-type="float" office:value="22.6159031391144" calcext:value-type="float">
            <text:p>22.6159031391144</text:p>
          </table:table-cell>
          <table:table-cell office:value-type="float" office:value="22.7159464359283" calcext:value-type="float">
            <text:p>22.7159464359283</text:p>
          </table:table-cell>
          <table:table-cell office:value-type="float" office:value="22.7826414108276" calcext:value-type="float">
            <text:p>22.7826414108276</text:p>
          </table:table-cell>
          <table:table-cell office:value-type="float" office:value="22.8493361473083" calcext:value-type="float">
            <text:p>22.8493361473083</text:p>
          </table:table-cell>
          <table:table-cell office:value-type="float" office:value="22.8826835155487" calcext:value-type="float">
            <text:p>22.8826835155487</text:p>
          </table:table-cell>
          <table:table-cell office:value-type="float" office:value="22.9493775367737" calcext:value-type="float">
            <text:p>22.9493775367737</text:p>
          </table:table-cell>
          <table:table-cell office:value-type="float" office:value="22.9827246665955" calcext:value-type="float">
            <text:p>22.9827246665955</text:p>
          </table:table-cell>
          <table:table-cell office:value-type="float" office:value="23.0494186878204" calcext:value-type="float">
            <text:p>23.0494186878204</text:p>
          </table:table-cell>
          <table:table-cell office:value-type="float" office:value="23.0827653408051" calcext:value-type="float">
            <text:p>23.0827653408051</text:p>
          </table:table-cell>
          <table:table-cell office:value-type="float" office:value="23.1161119937897" calcext:value-type="float">
            <text:p>23.1161119937897</text:p>
          </table:table-cell>
          <table:table-cell office:value-type="float" office:value="23.1494586467743" calcext:value-type="float">
            <text:p>23.1494586467743</text:p>
          </table:table-cell>
          <table:table-cell office:value-type="float" office:value="23.1828052997589" calcext:value-type="float">
            <text:p>23.1828052997589</text:p>
          </table:table-cell>
          <table:table-cell office:value-type="float" office:value="23.216151714325" calcext:value-type="float">
            <text:p>23.216151714325</text:p>
          </table:table-cell>
          <table:table-cell office:value-type="float" office:value="23.249498128891" calcext:value-type="float">
            <text:p>23.249498128891</text:p>
          </table:table-cell>
          <table:table-cell office:value-type="float" office:value="23.282844543457" calcext:value-type="float">
            <text:p>23.282844543457</text:p>
          </table:table-cell>
          <table:table-cell table:number-columns-repeated="522"/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48694430147517" calcext:value-type="float">
            <text:p>0.148694430147517</text:p>
          </table:table-cell>
          <table:table-cell office:value-type="float" office:value="0.148583393891033" calcext:value-type="float">
            <text:p>0.148583393891033</text:p>
          </table:table-cell>
          <table:table-cell office:value-type="float" office:value="0.148707095896524" calcext:value-type="float">
            <text:p>0.148707095896524</text:p>
          </table:table-cell>
          <table:table-cell office:value-type="float" office:value="0.148628577185639" calcext:value-type="float">
            <text:p>0.148628577185639</text:p>
          </table:table-cell>
          <table:table-cell office:value-type="float" office:value="0.148684140016781" calcext:value-type="float">
            <text:p>0.148684140016781</text:p>
          </table:table-cell>
          <table:table-cell office:value-type="float" office:value="0.148738279554099" calcext:value-type="float">
            <text:p>0.148738279554099</text:p>
          </table:table-cell>
          <table:table-cell office:value-type="float" office:value="0.148591820563881" calcext:value-type="float">
            <text:p>0.148591820563881</text:p>
          </table:table-cell>
          <table:table-cell office:value-type="float" office:value="0.148626223818778" calcext:value-type="float">
            <text:p>0.148626223818778</text:p>
          </table:table-cell>
          <table:table-cell office:value-type="float" office:value="0.148773141143306" calcext:value-type="float">
            <text:p>0.148773141143306</text:p>
          </table:table-cell>
          <table:table-cell office:value-type="float" office:value="0.148789616719904" calcext:value-type="float">
            <text:p>0.148789616719904</text:p>
          </table:table-cell>
          <table:table-cell office:value-type="float" office:value="0.148775937942075" calcext:value-type="float">
            <text:p>0.148775937942075</text:p>
          </table:table-cell>
          <table:table-cell office:value-type="float" office:value="0.14870146052111" calcext:value-type="float">
            <text:p>0.14870146052111</text:p>
          </table:table-cell>
          <table:table-cell office:value-type="float" office:value="0.148765923513026" calcext:value-type="float">
            <text:p>0.148765923513026</text:p>
          </table:table-cell>
          <table:table-cell office:value-type="float" office:value="0.148739510771621" calcext:value-type="float">
            <text:p>0.148739510771621</text:p>
          </table:table-cell>
          <table:table-cell office:value-type="float" office:value="0.148839940612446" calcext:value-type="float">
            <text:p>0.148839940612446</text:p>
          </table:table-cell>
          <table:table-cell office:value-type="float" office:value="0.148728869477019" calcext:value-type="float">
            <text:p>0.148728869477019</text:p>
          </table:table-cell>
          <table:table-cell office:value-type="float" office:value="0.148655118331355" calcext:value-type="float">
            <text:p>0.148655118331355</text:p>
          </table:table-cell>
          <table:table-cell office:value-type="float" office:value="0.148754522811636" calcext:value-type="float">
            <text:p>0.148754522811636</text:p>
          </table:table-cell>
          <table:table-cell office:value-type="float" office:value="0.148710374303778" calcext:value-type="float">
            <text:p>0.148710374303778</text:p>
          </table:table-cell>
          <table:table-cell office:value-type="float" office:value="0.148592747020504" calcext:value-type="float">
            <text:p>0.148592747020504</text:p>
          </table:table-cell>
          <table:table-cell office:value-type="float" office:value="0.148743479013077" calcext:value-type="float">
            <text:p>0.148743479013077</text:p>
          </table:table-cell>
          <table:table-cell office:value-type="float" office:value="0.148738683548463" calcext:value-type="float">
            <text:p>0.148738683548463</text:p>
          </table:table-cell>
          <table:table-cell office:value-type="float" office:value="0.148849774292611" calcext:value-type="float">
            <text:p>0.148849774292611</text:p>
          </table:table-cell>
          <table:table-cell office:value-type="float" office:value="0.148745734431215" calcext:value-type="float">
            <text:p>0.148745734431215</text:p>
          </table:table-cell>
          <table:table-cell office:value-type="float" office:value="0.148783670322684" calcext:value-type="float">
            <text:p>0.148783670322684</text:p>
          </table:table-cell>
          <table:table-cell office:value-type="float" office:value="0.148689691984265" calcext:value-type="float">
            <text:p>0.148689691984265</text:p>
          </table:table-cell>
          <table:table-cell office:value-type="float" office:value="0.148807736168286" calcext:value-type="float">
            <text:p>0.148807736168286</text:p>
          </table:table-cell>
          <table:table-cell office:value-type="float" office:value="0.148802301956014" calcext:value-type="float">
            <text:p>0.148802301956014</text:p>
          </table:table-cell>
          <table:table-cell office:value-type="float" office:value="0.148779787996357" calcext:value-type="float">
            <text:p>0.148779787996357</text:p>
          </table:table-cell>
          <table:table-cell office:value-type="float" office:value="0.14874178068692" calcext:value-type="float">
            <text:p>0.14874178068692</text:p>
          </table:table-cell>
          <table:table-cell office:value-type="float" office:value="0.14874455042937" calcext:value-type="float">
            <text:p>0.14874455042937</text:p>
          </table:table-cell>
          <table:table-cell office:value-type="float" office:value="0.148834459396327" calcext:value-type="float">
            <text:p>0.148834459396327</text:p>
          </table:table-cell>
          <table:table-cell office:value-type="float" office:value="0.148707465119693" calcext:value-type="float">
            <text:p>0.148707465119693</text:p>
          </table:table-cell>
          <table:table-cell office:value-type="float" office:value="0.148856032102683" calcext:value-type="float">
            <text:p>0.148856032102683</text:p>
          </table:table-cell>
          <table:table-cell office:value-type="float" office:value="0.14870660818322" calcext:value-type="float">
            <text:p>0.14870660818322</text:p>
          </table:table-cell>
          <table:table-cell office:value-type="float" office:value="0.148850943212334" calcext:value-type="float">
            <text:p>0.148850943212334</text:p>
          </table:table-cell>
          <table:table-cell office:value-type="float" office:value="0.148761367335048" calcext:value-type="float">
            <text:p>0.148761367335048</text:p>
          </table:table-cell>
          <table:table-cell office:value-type="float" office:value="0.14864927023944" calcext:value-type="float">
            <text:p>0.14864927023944</text:p>
          </table:table-cell>
          <table:table-cell office:value-type="float" office:value="0.148842381662314" calcext:value-type="float">
            <text:p>0.148842381662314</text:p>
          </table:table-cell>
          <table:table-cell office:value-type="float" office:value="0.148798347223827" calcext:value-type="float">
            <text:p>0.148798347223827</text:p>
          </table:table-cell>
          <table:table-cell office:value-type="float" office:value="0.14870379895454" calcext:value-type="float">
            <text:p>0.14870379895454</text:p>
          </table:table-cell>
          <table:table-cell office:value-type="float" office:value="0.148750177184897" calcext:value-type="float">
            <text:p>0.148750177184897</text:p>
          </table:table-cell>
          <table:table-cell office:value-type="float" office:value="0.14870414973183" calcext:value-type="float">
            <text:p>0.14870414973183</text:p>
          </table:table-cell>
          <table:table-cell office:value-type="float" office:value="0.14871669255826" calcext:value-type="float">
            <text:p>0.14871669255826</text:p>
          </table:table-cell>
          <table:table-cell office:value-type="float" office:value="0.148806024847623" calcext:value-type="float">
            <text:p>0.148806024847623</text:p>
          </table:table-cell>
          <table:table-cell office:value-type="float" office:value="0.148862385841493" calcext:value-type="float">
            <text:p>0.148862385841493</text:p>
          </table:table-cell>
          <table:table-cell office:value-type="float" office:value="0.148746582852505" calcext:value-type="float">
            <text:p>0.148746582852505</text:p>
          </table:table-cell>
          <table:table-cell office:value-type="float" office:value="0.14869847693594" calcext:value-type="float">
            <text:p>0.14869847693594</text:p>
          </table:table-cell>
          <table:table-cell office:value-type="float" office:value="0.148689438551599" calcext:value-type="float">
            <text:p>0.148689438551599</text:p>
          </table:table-cell>
          <table:table-cell office:value-type="float" office:value="0.148590369895973" calcext:value-type="float">
            <text:p>0.148590369895973</text:p>
          </table:table-cell>
          <table:table-cell office:value-type="float" office:value="0.14868313561859" calcext:value-type="float">
            <text:p>0.14868313561859</text:p>
          </table:table-cell>
          <table:table-cell office:value-type="float" office:value="0.148719323883118" calcext:value-type="float">
            <text:p>0.148719323883118</text:p>
          </table:table-cell>
          <table:table-cell office:value-type="float" office:value="0.148608917388759" calcext:value-type="float">
            <text:p>0.148608917388759</text:p>
          </table:table-cell>
          <table:table-cell office:value-type="float" office:value="0.148503267965768" calcext:value-type="float">
            <text:p>0.148503267965768</text:p>
          </table:table-cell>
          <table:table-cell office:value-type="float" office:value="0.148587659970154" calcext:value-type="float">
            <text:p>0.148587659970154</text:p>
          </table:table-cell>
          <table:table-cell office:value-type="float" office:value="0.149674676611354" calcext:value-type="float">
            <text:p>0.149674676611354</text:p>
          </table:table-cell>
          <table:table-cell office:value-type="float" office:value="0.151819569516964" calcext:value-type="float">
            <text:p>0.151819569516964</text:p>
          </table:table-cell>
          <table:table-cell office:value-type="float" office:value="0.152097178770524" calcext:value-type="float">
            <text:p>0.152097178770524</text:p>
          </table:table-cell>
          <table:table-cell office:value-type="float" office:value="0.151323689650661" calcext:value-type="float">
            <text:p>0.151323689650661</text:p>
          </table:table-cell>
          <table:table-cell office:value-type="float" office:value="0.150654355026649" calcext:value-type="float">
            <text:p>0.150654355026649</text:p>
          </table:table-cell>
          <table:table-cell office:value-type="float" office:value="0.14664204619081" calcext:value-type="float">
            <text:p>0.14664204619081</text:p>
          </table:table-cell>
          <table:table-cell office:value-type="float" office:value="0.148756316045546" calcext:value-type="float">
            <text:p>0.148756316045546</text:p>
          </table:table-cell>
          <table:table-cell office:value-type="float" office:value="0.199268204700795" calcext:value-type="float">
            <text:p>0.199268204700795</text:p>
          </table:table-cell>
          <table:table-cell office:value-type="float" office:value="0.192837172764114" calcext:value-type="float">
            <text:p>0.192837172764114</text:p>
          </table:table-cell>
          <table:table-cell office:value-type="float" office:value="0.192696093563542" calcext:value-type="float">
            <text:p>0.192696093563542</text:p>
          </table:table-cell>
          <table:table-cell office:value-type="float" office:value="0.194369752041333" calcext:value-type="float">
            <text:p>0.194369752041333</text:p>
          </table:table-cell>
          <table:table-cell office:value-type="float" office:value="0.199979568059344" calcext:value-type="float">
            <text:p>0.199979568059344</text:p>
          </table:table-cell>
          <table:table-cell office:value-type="float" office:value="0.196360833775295" calcext:value-type="float">
            <text:p>0.196360833775295</text:p>
          </table:table-cell>
          <table:table-cell office:value-type="float" office:value="0.197113290882636" calcext:value-type="float">
            <text:p>0.197113290882636</text:p>
          </table:table-cell>
          <table:table-cell office:value-type="float" office:value="0.197081335136751" calcext:value-type="float">
            <text:p>0.197081335136751</text:p>
          </table:table-cell>
          <table:table-cell office:value-type="float" office:value="0.200501678347021" calcext:value-type="float">
            <text:p>0.200501678347021</text:p>
          </table:table-cell>
          <table:table-cell office:value-type="float" office:value="0.19570104801538" calcext:value-type="float">
            <text:p>0.19570104801538</text:p>
          </table:table-cell>
          <table:table-cell office:value-type="float" office:value="0.178890786107866" calcext:value-type="float">
            <text:p>0.178890786107866</text:p>
          </table:table-cell>
          <table:table-cell office:value-type="float" office:value="0.175538125005192" calcext:value-type="float">
            <text:p>0.175538125005192</text:p>
          </table:table-cell>
          <table:table-cell office:value-type="float" office:value="0.17577501029158" calcext:value-type="float">
            <text:p>0.17577501029158</text:p>
          </table:table-cell>
          <table:table-cell office:value-type="float" office:value="0.186293138845873" calcext:value-type="float">
            <text:p>0.186293138845873</text:p>
          </table:table-cell>
          <table:table-cell office:value-type="float" office:value="0.190123301892675" calcext:value-type="float">
            <text:p>0.190123301892675</text:p>
          </table:table-cell>
          <table:table-cell office:value-type="float" office:value="0.188967708729463" calcext:value-type="float">
            <text:p>0.188967708729463</text:p>
          </table:table-cell>
          <table:table-cell office:value-type="float" office:value="0.187136724186405" calcext:value-type="float">
            <text:p>0.187136724186405</text:p>
          </table:table-cell>
          <table:table-cell office:value-type="float" office:value="0.185500377594965" calcext:value-type="float">
            <text:p>0.185500377594965</text:p>
          </table:table-cell>
          <table:table-cell office:value-type="float" office:value="0.125436675663074" calcext:value-type="float">
            <text:p>0.125436675663074</text:p>
          </table:table-cell>
          <table:table-cell office:value-type="float" office:value="0.126775832574734" calcext:value-type="float">
            <text:p>0.126775832574734</text:p>
          </table:table-cell>
          <table:table-cell office:value-type="float" office:value="0.120867306552593" calcext:value-type="float">
            <text:p>0.120867306552593</text:p>
          </table:table-cell>
          <table:table-cell office:value-type="float" office:value="0.126605938367501" calcext:value-type="float">
            <text:p>0.126605938367501</text:p>
          </table:table-cell>
          <table:table-cell office:value-type="float" office:value="0.136168127847587" calcext:value-type="float">
            <text:p>0.136168127847587</text:p>
          </table:table-cell>
          <table:table-cell office:value-type="float" office:value="0.136863747579735" calcext:value-type="float">
            <text:p>0.136863747579735</text:p>
          </table:table-cell>
          <table:table-cell office:value-type="float" office:value="0.146844198784914" calcext:value-type="float">
            <text:p>0.146844198784914</text:p>
          </table:table-cell>
          <table:table-cell office:value-type="float" office:value="0.155414866130067" calcext:value-type="float">
            <text:p>0.155414866130067</text:p>
          </table:table-cell>
          <table:table-cell office:value-type="float" office:value="0.15766690311081" calcext:value-type="float">
            <text:p>0.15766690311081</text:p>
          </table:table-cell>
          <table:table-cell office:value-type="float" office:value="0.156828637527485" calcext:value-type="float">
            <text:p>0.156828637527485</text:p>
          </table:table-cell>
          <table:table-cell office:value-type="float" office:value="0.148458594745829" calcext:value-type="float">
            <text:p>0.148458594745829</text:p>
          </table:table-cell>
          <table:table-cell office:value-type="float" office:value="0.15219311333804" calcext:value-type="float">
            <text:p>0.15219311333804</text:p>
          </table:table-cell>
          <table:table-cell office:value-type="float" office:value="0.163581598091712" calcext:value-type="float">
            <text:p>0.163581598091712</text:p>
          </table:table-cell>
          <table:table-cell office:value-type="float" office:value="0.179942150326495" calcext:value-type="float">
            <text:p>0.179942150326495</text:p>
          </table:table-cell>
          <table:table-cell office:value-type="float" office:value="0.188547406186094" calcext:value-type="float">
            <text:p>0.188547406186094</text:p>
          </table:table-cell>
          <table:table-cell office:value-type="float" office:value="0.19486012622959" calcext:value-type="float">
            <text:p>0.19486012622959</text:p>
          </table:table-cell>
          <table:table-cell office:value-type="float" office:value="0.200011110662372" calcext:value-type="float">
            <text:p>0.200011110662372</text:p>
          </table:table-cell>
          <table:table-cell office:value-type="float" office:value="0.203841317269771" calcext:value-type="float">
            <text:p>0.203841317269771</text:p>
          </table:table-cell>
          <table:table-cell office:value-type="float" office:value="0.204400173822446" calcext:value-type="float">
            <text:p>0.204400173822446</text:p>
          </table:table-cell>
          <table:table-cell office:value-type="float" office:value="0.208374350179343" calcext:value-type="float">
            <text:p>0.208374350179343</text:p>
          </table:table-cell>
          <table:table-cell office:value-type="float" office:value="0.206433680766659" calcext:value-type="float">
            <text:p>0.206433680766659</text:p>
          </table:table-cell>
          <table:table-cell office:value-type="float" office:value="0.210584902460972" calcext:value-type="float">
            <text:p>0.210584902460972</text:p>
          </table:table-cell>
          <table:table-cell office:value-type="float" office:value="0.150537987120532" calcext:value-type="float">
            <text:p>0.150537987120532</text:p>
          </table:table-cell>
          <table:table-cell office:value-type="float" office:value="0.149063538640646" calcext:value-type="float">
            <text:p>0.149063538640646</text:p>
          </table:table-cell>
          <table:table-cell office:value-type="float" office:value="0.141517916172533" calcext:value-type="float">
            <text:p>0.141517916172533</text:p>
          </table:table-cell>
          <table:table-cell office:value-type="float" office:value="0.132233720189348" calcext:value-type="float">
            <text:p>0.132233720189348</text:p>
          </table:table-cell>
          <table:table-cell office:value-type="float" office:value="0.127669813944882" calcext:value-type="float">
            <text:p>0.127669813944882</text:p>
          </table:table-cell>
          <table:table-cell office:value-type="float" office:value="0.124161039208115" calcext:value-type="float">
            <text:p>0.124161039208115</text:p>
          </table:table-cell>
          <table:table-cell office:value-type="float" office:value="0.130686152202907" calcext:value-type="float">
            <text:p>0.130686152202907</text:p>
          </table:table-cell>
          <table:table-cell office:value-type="float" office:value="0.144032983713116" calcext:value-type="float">
            <text:p>0.144032983713116</text:p>
          </table:table-cell>
          <table:table-cell office:value-type="float" office:value="0.155164566900312" calcext:value-type="float">
            <text:p>0.155164566900312</text:p>
          </table:table-cell>
          <table:table-cell office:value-type="float" office:value="0.15976809712842" calcext:value-type="float">
            <text:p>0.15976809712842</text:p>
          </table:table-cell>
          <table:table-cell office:value-type="float" office:value="0.148325644568946" calcext:value-type="float">
            <text:p>0.148325644568946</text:p>
          </table:table-cell>
          <table:table-cell office:value-type="float" office:value="0.139829557649579" calcext:value-type="float">
            <text:p>0.139829557649579</text:p>
          </table:table-cell>
          <table:table-cell office:value-type="float" office:value="0.19617436963692" calcext:value-type="float">
            <text:p>0.19617436963692</text:p>
          </table:table-cell>
          <table:table-cell office:value-type="float" office:value="0.207053415735621" calcext:value-type="float">
            <text:p>0.207053415735621</text:p>
          </table:table-cell>
          <table:table-cell office:value-type="float" office:value="0.201702981371229" calcext:value-type="float">
            <text:p>0.201702981371229</text:p>
          </table:table-cell>
          <table:table-cell office:value-type="float" office:value="0.198419977656405" calcext:value-type="float">
            <text:p>0.198419977656405</text:p>
          </table:table-cell>
          <table:table-cell office:value-type="float" office:value="0.207774841447403" calcext:value-type="float">
            <text:p>0.207774841447403</text:p>
          </table:table-cell>
          <table:table-cell office:value-type="float" office:value="0.214391441655295" calcext:value-type="float">
            <text:p>0.214391441655295</text:p>
          </table:table-cell>
          <table:table-cell office:value-type="float" office:value="0.211282371724426" calcext:value-type="float">
            <text:p>0.211282371724426</text:p>
          </table:table-cell>
          <table:table-cell office:value-type="float" office:value="0.225211877319754" calcext:value-type="float">
            <text:p>0.225211877319754</text:p>
          </table:table-cell>
          <table:table-cell office:value-type="float" office:value="0.224551712965922" calcext:value-type="float">
            <text:p>0.224551712965922</text:p>
          </table:table-cell>
          <table:table-cell office:value-type="float" office:value="0.216412748699425" calcext:value-type="float">
            <text:p>0.216412748699425</text:p>
          </table:table-cell>
          <table:table-cell office:value-type="float" office:value="0.212824219314318" calcext:value-type="float">
            <text:p>0.212824219314318</text:p>
          </table:table-cell>
          <table:table-cell office:value-type="float" office:value="0.212695730583352" calcext:value-type="float">
            <text:p>0.212695730583352</text:p>
          </table:table-cell>
          <table:table-cell office:value-type="float" office:value="0.212331131589714" calcext:value-type="float">
            <text:p>0.212331131589714</text:p>
          </table:table-cell>
          <table:table-cell office:value-type="float" office:value="0.212384249737229" calcext:value-type="float">
            <text:p>0.212384249737229</text:p>
          </table:table-cell>
          <table:table-cell office:value-type="float" office:value="0.213234529776986" calcext:value-type="float">
            <text:p>0.213234529776986</text:p>
          </table:table-cell>
          <table:table-cell office:value-type="float" office:value="0.214042402880548" calcext:value-type="float">
            <text:p>0.214042402880548</text:p>
          </table:table-cell>
          <table:table-cell office:value-type="float" office:value="0.215869455653341" calcext:value-type="float">
            <text:p>0.215869455653341</text:p>
          </table:table-cell>
          <table:table-cell office:value-type="float" office:value="0.217594450665381" calcext:value-type="float">
            <text:p>0.217594450665381</text:p>
          </table:table-cell>
          <table:table-cell office:value-type="float" office:value="0.219012879638351" calcext:value-type="float">
            <text:p>0.219012879638351</text:p>
          </table:table-cell>
          <table:table-cell office:value-type="float" office:value="0.215817393342548" calcext:value-type="float">
            <text:p>0.215817393342548</text:p>
          </table:table-cell>
          <table:table-cell office:value-type="float" office:value="0.213761281285082" calcext:value-type="float">
            <text:p>0.213761281285082</text:p>
          </table:table-cell>
          <table:table-cell office:value-type="float" office:value="0.139533480945848" calcext:value-type="float">
            <text:p>0.139533480945848</text:p>
          </table:table-cell>
          <table:table-cell office:value-type="float" office:value="0.130894086205841" calcext:value-type="float">
            <text:p>0.130894086205841</text:p>
          </table:table-cell>
          <table:table-cell office:value-type="float" office:value="0.122523589809694" calcext:value-type="float">
            <text:p>0.122523589809694</text:p>
          </table:table-cell>
          <table:table-cell office:value-type="float" office:value="0.124013531803521" calcext:value-type="float">
            <text:p>0.124013531803521</text:p>
          </table:table-cell>
          <table:table-cell office:value-type="float" office:value="0.120239788776197" calcext:value-type="float">
            <text:p>0.120239788776197</text:p>
          </table:table-cell>
          <table:table-cell office:value-type="float" office:value="0.13314009581158" calcext:value-type="float">
            <text:p>0.13314009581158</text:p>
          </table:table-cell>
          <table:table-cell office:value-type="float" office:value="0.141454894315218" calcext:value-type="float">
            <text:p>0.141454894315218</text:p>
          </table:table-cell>
          <table:table-cell office:value-type="float" office:value="0.151210312217002" calcext:value-type="float">
            <text:p>0.151210312217002</text:p>
          </table:table-cell>
          <table:table-cell office:value-type="float" office:value="0.159232265581787" calcext:value-type="float">
            <text:p>0.159232265581787</text:p>
          </table:table-cell>
          <table:table-cell office:value-type="float" office:value="0.159534838620006" calcext:value-type="float">
            <text:p>0.159534838620006</text:p>
          </table:table-cell>
          <table:table-cell office:value-type="float" office:value="0.155127260861614" calcext:value-type="float">
            <text:p>0.155127260861614</text:p>
          </table:table-cell>
          <table:table-cell office:value-type="float" office:value="0.149704343129287" calcext:value-type="float">
            <text:p>0.149704343129287</text:p>
          </table:table-cell>
          <table:table-cell office:value-type="float" office:value="0.143379066877613" calcext:value-type="float">
            <text:p>0.143379066877613</text:p>
          </table:table-cell>
          <table:table-cell office:value-type="float" office:value="0.140450453716241" calcext:value-type="float">
            <text:p>0.140450453716241</text:p>
          </table:table-cell>
          <table:table-cell office:value-type="float" office:value="0.218422450029552" calcext:value-type="float">
            <text:p>0.218422450029552</text:p>
          </table:table-cell>
          <table:table-cell office:value-type="float" office:value="0.213769961213808" calcext:value-type="float">
            <text:p>0.213769961213808</text:p>
          </table:table-cell>
          <table:table-cell office:value-type="float" office:value="0.210883068519266" calcext:value-type="float">
            <text:p>0.210883068519266</text:p>
          </table:table-cell>
          <table:table-cell office:value-type="float" office:value="0.20982977944523" calcext:value-type="float">
            <text:p>0.20982977944523</text:p>
          </table:table-cell>
          <table:table-cell office:value-type="float" office:value="0.213164190371821" calcext:value-type="float">
            <text:p>0.213164190371821</text:p>
          </table:table-cell>
          <table:table-cell office:value-type="float" office:value="0.212451879839251" calcext:value-type="float">
            <text:p>0.212451879839251</text:p>
          </table:table-cell>
          <table:table-cell office:value-type="float" office:value="0.211730640433398" calcext:value-type="float">
            <text:p>0.211730640433398</text:p>
          </table:table-cell>
          <table:table-cell office:value-type="float" office:value="0.213075008622867" calcext:value-type="float">
            <text:p>0.213075008622867</text:p>
          </table:table-cell>
          <table:table-cell office:value-type="float" office:value="0.158362951581552" calcext:value-type="float">
            <text:p>0.158362951581552</text:p>
          </table:table-cell>
          <table:table-cell office:value-type="float" office:value="0.154780790659996" calcext:value-type="float">
            <text:p>0.154780790659996</text:p>
          </table:table-cell>
          <table:table-cell office:value-type="float" office:value="0.151431339898514" calcext:value-type="float">
            <text:p>0.151431339898514</text:p>
          </table:table-cell>
          <table:table-cell office:value-type="float" office:value="0.131743338473761" calcext:value-type="float">
            <text:p>0.131743338473761</text:p>
          </table:table-cell>
          <table:table-cell office:value-type="float" office:value="0.130875000714795" calcext:value-type="float">
            <text:p>0.130875000714795</text:p>
          </table:table-cell>
          <table:table-cell office:value-type="float" office:value="0.12739824018133" calcext:value-type="float">
            <text:p>0.12739824018133</text:p>
          </table:table-cell>
          <table:table-cell office:value-type="float" office:value="0.123760730996934" calcext:value-type="float">
            <text:p>0.123760730996934</text:p>
          </table:table-cell>
          <table:table-cell office:value-type="float" office:value="0.12301242735131" calcext:value-type="float">
            <text:p>0.12301242735131</text:p>
          </table:table-cell>
          <table:table-cell office:value-type="float" office:value="0.127720498241218" calcext:value-type="float">
            <text:p>0.127720498241218</text:p>
          </table:table-cell>
          <table:table-cell office:value-type="float" office:value="0.134290999522717" calcext:value-type="float">
            <text:p>0.134290999522717</text:p>
          </table:table-cell>
          <table:table-cell office:value-type="float" office:value="0.135873972979782" calcext:value-type="float">
            <text:p>0.135873972979782</text:p>
          </table:table-cell>
          <table:table-cell office:value-type="float" office:value="0.142813487601353" calcext:value-type="float">
            <text:p>0.142813487601353</text:p>
          </table:table-cell>
          <table:table-cell office:value-type="float" office:value="0.147066158101722" calcext:value-type="float">
            <text:p>0.147066158101722</text:p>
          </table:table-cell>
          <table:table-cell office:value-type="float" office:value="0.154365785384615" calcext:value-type="float">
            <text:p>0.154365785384615</text:p>
          </table:table-cell>
          <table:table-cell office:value-type="float" office:value="0.164584648822657" calcext:value-type="float">
            <text:p>0.164584648822657</text:p>
          </table:table-cell>
          <table:table-cell office:value-type="float" office:value="0.163703145532325" calcext:value-type="float">
            <text:p>0.163703145532325</text:p>
          </table:table-cell>
          <table:table-cell office:value-type="float" office:value="0.162910548082829" calcext:value-type="float">
            <text:p>0.162910548082829</text:p>
          </table:table-cell>
          <table:table-cell office:value-type="float" office:value="0.156742059556471" calcext:value-type="float">
            <text:p>0.156742059556471</text:p>
          </table:table-cell>
          <table:table-cell office:value-type="float" office:value="0.145740356767926" calcext:value-type="float">
            <text:p>0.145740356767926</text:p>
          </table:table-cell>
          <table:table-cell office:value-type="float" office:value="0.21020291058967" calcext:value-type="float">
            <text:p>0.21020291058967</text:p>
          </table:table-cell>
          <table:table-cell office:value-type="float" office:value="0.206623319858589" calcext:value-type="float">
            <text:p>0.206623319858589</text:p>
          </table:table-cell>
          <table:table-cell office:value-type="float" office:value="0.207997097388058" calcext:value-type="float">
            <text:p>0.207997097388058</text:p>
          </table:table-cell>
          <table:table-cell office:value-type="float" office:value="0.211087455855676" calcext:value-type="float">
            <text:p>0.211087455855676</text:p>
          </table:table-cell>
          <table:table-cell office:value-type="float" office:value="0.208695275624178" calcext:value-type="float">
            <text:p>0.208695275624178</text:p>
          </table:table-cell>
          <table:table-cell office:value-type="float" office:value="0.208257051741383" calcext:value-type="float">
            <text:p>0.208257051741383</text:p>
          </table:table-cell>
          <table:table-cell office:value-type="float" office:value="0.235019962237276" calcext:value-type="float">
            <text:p>0.235019962237276</text:p>
          </table:table-cell>
          <table:table-cell office:value-type="float" office:value="0.222620676565696" calcext:value-type="float">
            <text:p>0.222620676565696</text:p>
          </table:table-cell>
          <table:table-cell office:value-type="float" office:value="0.221085651411735" calcext:value-type="float">
            <text:p>0.221085651411735</text:p>
          </table:table-cell>
          <table:table-cell office:value-type="float" office:value="0.217870080367863" calcext:value-type="float">
            <text:p>0.217870080367863</text:p>
          </table:table-cell>
          <table:table-cell office:value-type="float" office:value="0.220202543995247" calcext:value-type="float">
            <text:p>0.220202543995247</text:p>
          </table:table-cell>
          <table:table-cell office:value-type="float" office:value="0.228537776729852" calcext:value-type="float">
            <text:p>0.228537776729852</text:p>
          </table:table-cell>
          <table:table-cell office:value-type="float" office:value="0.224055378339862" calcext:value-type="float">
            <text:p>0.224055378339862</text:p>
          </table:table-cell>
          <table:table-cell office:value-type="float" office:value="0.222711844643175" calcext:value-type="float">
            <text:p>0.222711844643175</text:p>
          </table:table-cell>
          <table:table-cell office:value-type="float" office:value="0.220681531322432" calcext:value-type="float">
            <text:p>0.220681531322432</text:p>
          </table:table-cell>
          <table:table-cell office:value-type="float" office:value="0.160917240164397" calcext:value-type="float">
            <text:p>0.160917240164397</text:p>
          </table:table-cell>
          <table:table-cell office:value-type="float" office:value="0.156150839089453" calcext:value-type="float">
            <text:p>0.156150839089453</text:p>
          </table:table-cell>
          <table:table-cell office:value-type="float" office:value="0.143614847764354" calcext:value-type="float">
            <text:p>0.143614847764354</text:p>
          </table:table-cell>
          <table:table-cell office:value-type="float" office:value="0.144061446590376" calcext:value-type="float">
            <text:p>0.144061446590376</text:p>
          </table:table-cell>
          <table:table-cell office:value-type="float" office:value="0.144144204316235" calcext:value-type="float">
            <text:p>0.144144204316235</text:p>
          </table:table-cell>
          <table:table-cell office:value-type="float" office:value="0.143725713291988" calcext:value-type="float">
            <text:p>0.143725713291988</text:p>
          </table:table-cell>
          <table:table-cell office:value-type="float" office:value="0.154455401812497" calcext:value-type="float">
            <text:p>0.154455401812497</text:p>
          </table:table-cell>
          <table:table-cell office:value-type="float" office:value="0.156251473624858" calcext:value-type="float">
            <text:p>0.156251473624858</text:p>
          </table:table-cell>
          <table:table-cell office:value-type="float" office:value="0.163176492688609" calcext:value-type="float">
            <text:p>0.163176492688609</text:p>
          </table:table-cell>
          <table:table-cell office:value-type="float" office:value="0.176579742763973" calcext:value-type="float">
            <text:p>0.176579742763973</text:p>
          </table:table-cell>
          <table:table-cell office:value-type="float" office:value="0.180283188445327" calcext:value-type="float">
            <text:p>0.180283188445327</text:p>
          </table:table-cell>
          <table:table-cell office:value-type="float" office:value="0.184334929994984" calcext:value-type="float">
            <text:p>0.184334929994984</text:p>
          </table:table-cell>
          <table:table-cell office:value-type="float" office:value="0.180502159387414" calcext:value-type="float">
            <text:p>0.180502159387414</text:p>
          </table:table-cell>
          <table:table-cell office:value-type="float" office:value="0.174811399664059" calcext:value-type="float">
            <text:p>0.174811399664059</text:p>
          </table:table-cell>
          <table:table-cell office:value-type="float" office:value="0.170981734787013" calcext:value-type="float">
            <text:p>0.170981734787013</text:p>
          </table:table-cell>
          <table:table-cell office:value-type="float" office:value="0.167359086673149" calcext:value-type="float">
            <text:p>0.167359086673149</text:p>
          </table:table-cell>
          <table:table-cell office:value-type="float" office:value="0.165074822486252" calcext:value-type="float">
            <text:p>0.165074822486252</text:p>
          </table:table-cell>
          <table:table-cell office:value-type="float" office:value="0.16311329026307" calcext:value-type="float">
            <text:p>0.16311329026307</text:p>
          </table:table-cell>
          <table:table-cell office:value-type="float" office:value="0.226397263419937" calcext:value-type="float">
            <text:p>0.226397263419937</text:p>
          </table:table-cell>
          <table:table-cell office:value-type="float" office:value="0.206424226808577" calcext:value-type="float">
            <text:p>0.206424226808577</text:p>
          </table:table-cell>
          <table:table-cell office:value-type="float" office:value="0.211384096183579" calcext:value-type="float">
            <text:p>0.211384096183579</text:p>
          </table:table-cell>
          <table:table-cell office:value-type="float" office:value="0.214226508944391" calcext:value-type="float">
            <text:p>0.214226508944391</text:p>
          </table:table-cell>
          <table:table-cell office:value-type="float" office:value="0.213078059344498" calcext:value-type="float">
            <text:p>0.213078059344498</text:p>
          </table:table-cell>
          <table:table-cell office:value-type="float" office:value="0.210820106237513" calcext:value-type="float">
            <text:p>0.210820106237513</text:p>
          </table:table-cell>
          <table:table-cell office:value-type="float" office:value="0.215022697557825" calcext:value-type="float">
            <text:p>0.215022697557825</text:p>
          </table:table-cell>
          <table:table-cell office:value-type="float" office:value="0.23219712671994" calcext:value-type="float">
            <text:p>0.23219712671994</text:p>
          </table:table-cell>
          <table:table-cell office:value-type="float" office:value="0.227090819762028" calcext:value-type="float">
            <text:p>0.227090819762028</text:p>
          </table:table-cell>
          <table:table-cell office:value-type="float" office:value="0.223709119166034" calcext:value-type="float">
            <text:p>0.223709119166034</text:p>
          </table:table-cell>
          <table:table-cell office:value-type="float" office:value="0.222861647993276" calcext:value-type="float">
            <text:p>0.222861647993276</text:p>
          </table:table-cell>
          <table:table-cell office:value-type="float" office:value="0.220127743441611" calcext:value-type="float">
            <text:p>0.220127743441611</text:p>
          </table:table-cell>
          <table:table-cell office:value-type="float" office:value="0.219543023040893" calcext:value-type="float">
            <text:p>0.219543023040893</text:p>
          </table:table-cell>
          <table:table-cell office:value-type="float" office:value="0.220646763594332" calcext:value-type="float">
            <text:p>0.220646763594332</text:p>
          </table:table-cell>
          <table:table-cell office:value-type="float" office:value="0.225355992962384" calcext:value-type="float">
            <text:p>0.225355992962384</text:p>
          </table:table-cell>
          <table:table-cell office:value-type="float" office:value="0.220407809978002" calcext:value-type="float">
            <text:p>0.220407809978002</text:p>
          </table:table-cell>
          <table:table-cell office:value-type="float" office:value="0.164326034122345" calcext:value-type="float">
            <text:p>0.164326034122345</text:p>
          </table:table-cell>
          <table:table-cell office:value-type="float" office:value="0.161160031659515" calcext:value-type="float">
            <text:p>0.161160031659515</text:p>
          </table:table-cell>
          <table:table-cell office:value-type="float" office:value="0.14904918553223" calcext:value-type="float">
            <text:p>0.14904918553223</text:p>
          </table:table-cell>
          <table:table-cell office:value-type="float" office:value="0.144630712020036" calcext:value-type="float">
            <text:p>0.144630712020036</text:p>
          </table:table-cell>
          <table:table-cell office:value-type="float" office:value="0.144301769955797" calcext:value-type="float">
            <text:p>0.144301769955797</text:p>
          </table:table-cell>
          <table:table-cell office:value-type="float" office:value="0.147680155505217" calcext:value-type="float">
            <text:p>0.147680155505217</text:p>
          </table:table-cell>
          <table:table-cell office:value-type="float" office:value="0.156808759532614" calcext:value-type="float">
            <text:p>0.156808759532614</text:p>
          </table:table-cell>
          <table:table-cell office:value-type="float" office:value="0.156312267902592" calcext:value-type="float">
            <text:p>0.156312267902592</text:p>
          </table:table-cell>
          <table:table-cell office:value-type="float" office:value="0.158322319358018" calcext:value-type="float">
            <text:p>0.158322319358018</text:p>
          </table:table-cell>
          <table:table-cell office:value-type="float" office:value="0.154723424941086" calcext:value-type="float">
            <text:p>0.154723424941086</text:p>
          </table:table-cell>
          <table:table-cell office:value-type="float" office:value="0.152434506335687" calcext:value-type="float">
            <text:p>0.152434506335687</text:p>
          </table:table-cell>
          <table:table-cell office:value-type="float" office:value="0.149623362287038" calcext:value-type="float">
            <text:p>0.149623362287038</text:p>
          </table:table-cell>
          <table:table-cell office:value-type="float" office:value="0.141084743001965" calcext:value-type="float">
            <text:p>0.141084743001965</text:p>
          </table:table-cell>
          <table:table-cell office:value-type="float" office:value="0.130633978203123" calcext:value-type="float">
            <text:p>0.130633978203123</text:p>
          </table:table-cell>
          <table:table-cell office:value-type="float" office:value="0.133902408462107" calcext:value-type="float">
            <text:p>0.133902408462107</text:p>
          </table:table-cell>
          <table:table-cell office:value-type="float" office:value="0.136623473429069" calcext:value-type="float">
            <text:p>0.136623473429069</text:p>
          </table:table-cell>
          <table:table-cell office:value-type="float" office:value="0.13936154828712" calcext:value-type="float">
            <text:p>0.13936154828712</text:p>
          </table:table-cell>
          <table:table-cell office:value-type="float" office:value="0.147166254796527" calcext:value-type="float">
            <text:p>0.147166254796527</text:p>
          </table:table-cell>
          <table:table-cell office:value-type="float" office:value="0.153320579844529" calcext:value-type="float">
            <text:p>0.153320579844529</text:p>
          </table:table-cell>
          <table:table-cell office:value-type="float" office:value="0.155892827705844" calcext:value-type="float">
            <text:p>0.155892827705844</text:p>
          </table:table-cell>
          <table:table-cell office:value-type="float" office:value="0.148921848511889" calcext:value-type="float">
            <text:p>0.148921848511889</text:p>
          </table:table-cell>
          <table:table-cell office:value-type="float" office:value="0.144134201681963" calcext:value-type="float">
            <text:p>0.144134201681963</text:p>
          </table:table-cell>
          <table:table-cell office:value-type="float" office:value="0.140175237481282" calcext:value-type="float">
            <text:p>0.140175237481282</text:p>
          </table:table-cell>
          <table:table-cell office:value-type="float" office:value="0.139319716134763" calcext:value-type="float">
            <text:p>0.139319716134763</text:p>
          </table:table-cell>
          <table:table-cell office:value-type="float" office:value="0.141388116659259" calcext:value-type="float">
            <text:p>0.141388116659259</text:p>
          </table:table-cell>
          <table:table-cell office:value-type="float" office:value="0.142322666745198" calcext:value-type="float">
            <text:p>0.142322666745198</text:p>
          </table:table-cell>
          <table:table-cell office:value-type="float" office:value="0.143024700647118" calcext:value-type="float">
            <text:p>0.143024700647118</text:p>
          </table:table-cell>
          <table:table-cell office:value-type="float" office:value="0.142223228894068" calcext:value-type="float">
            <text:p>0.142223228894068</text:p>
          </table:table-cell>
          <table:table-cell office:value-type="float" office:value="0.142143803774554" calcext:value-type="float">
            <text:p>0.142143803774554</text:p>
          </table:table-cell>
          <table:table-cell office:value-type="float" office:value="0.142497079769293" calcext:value-type="float">
            <text:p>0.142497079769293</text:p>
          </table:table-cell>
          <table:table-cell office:value-type="float" office:value="0.141789237840532" calcext:value-type="float">
            <text:p>0.141789237840532</text:p>
          </table:table-cell>
          <table:table-cell office:value-type="float" office:value="0.141306041412396" calcext:value-type="float">
            <text:p>0.141306041412396</text:p>
          </table:table-cell>
          <table:table-cell office:value-type="float" office:value="0.141276612968412" calcext:value-type="float">
            <text:p>0.141276612968412</text:p>
          </table:table-cell>
          <table:table-cell office:value-type="float" office:value="0.141820159613866" calcext:value-type="float">
            <text:p>0.141820159613866</text:p>
          </table:table-cell>
          <table:table-cell office:value-type="float" office:value="0.142055151628677" calcext:value-type="float">
            <text:p>0.142055151628677</text:p>
          </table:table-cell>
          <table:table-cell office:value-type="float" office:value="0.141846537114725" calcext:value-type="float">
            <text:p>0.141846537114725</text:p>
          </table:table-cell>
          <table:table-cell office:value-type="float" office:value="0.141701912358631" calcext:value-type="float">
            <text:p>0.141701912358631</text:p>
          </table:table-cell>
          <table:table-cell office:value-type="float" office:value="0.141619780851925" calcext:value-type="float">
            <text:p>0.141619780851925</text:p>
          </table:table-cell>
          <table:table-cell office:value-type="float" office:value="0.141523508211447" calcext:value-type="float">
            <text:p>0.141523508211447</text:p>
          </table:table-cell>
          <table:table-cell office:value-type="float" office:value="0.141786497996453" calcext:value-type="float">
            <text:p>0.141786497996453</text:p>
          </table:table-cell>
          <table:table-cell office:value-type="float" office:value="0.141883330560811" calcext:value-type="float">
            <text:p>0.141883330560811</text:p>
          </table:table-cell>
          <table:table-cell office:value-type="float" office:value="0.141723063443681" calcext:value-type="float">
            <text:p>0.141723063443681</text:p>
          </table:table-cell>
          <table:table-cell office:value-type="float" office:value="0.141688102307935" calcext:value-type="float">
            <text:p>0.141688102307935</text:p>
          </table:table-cell>
          <table:table-cell office:value-type="float" office:value="0.141750576493569" calcext:value-type="float">
            <text:p>0.141750576493569</text:p>
          </table:table-cell>
          <table:table-cell office:value-type="float" office:value="0.14168742971232" calcext:value-type="float">
            <text:p>0.14168742971232</text:p>
          </table:table-cell>
          <table:table-cell office:value-type="float" office:value="0.141772653121652" calcext:value-type="float">
            <text:p>0.141772653121652</text:p>
          </table:table-cell>
          <table:table-cell office:value-type="float" office:value="0.141615640948373" calcext:value-type="float">
            <text:p>0.141615640948373</text:p>
          </table:table-cell>
          <table:table-cell office:value-type="float" office:value="0.141532490124103" calcext:value-type="float">
            <text:p>0.141532490124103</text:p>
          </table:table-cell>
          <table:table-cell office:value-type="float" office:value="0.141343000087" calcext:value-type="float">
            <text:p>0.141343000087</text:p>
          </table:table-cell>
          <table:table-cell office:value-type="float" office:value="0.141310692345376" calcext:value-type="float">
            <text:p>0.141310692345376</text:p>
          </table:table-cell>
          <table:table-cell office:value-type="float" office:value="0.141277327583648" calcext:value-type="float">
            <text:p>0.141277327583648</text:p>
          </table:table-cell>
          <table:table-cell office:value-type="float" office:value="0.141403358392944" calcext:value-type="float">
            <text:p>0.141403358392944</text:p>
          </table:table-cell>
          <table:table-cell office:value-type="float" office:value="0.141255684221454" calcext:value-type="float">
            <text:p>0.141255684221454</text:p>
          </table:table-cell>
          <table:table-cell office:value-type="float" office:value="0.141292506939757" calcext:value-type="float">
            <text:p>0.141292506939757</text:p>
          </table:table-cell>
          <table:table-cell office:value-type="float" office:value="0.141149234167245" calcext:value-type="float">
            <text:p>0.141149234167245</text:p>
          </table:table-cell>
          <table:table-cell office:value-type="float" office:value="0.14120648447175" calcext:value-type="float">
            <text:p>0.14120648447175</text:p>
          </table:table-cell>
          <table:table-cell office:value-type="float" office:value="0.140919329634464" calcext:value-type="float">
            <text:p>0.140919329634464</text:p>
          </table:table-cell>
          <table:table-cell office:value-type="float" office:value="0.141030055256382" calcext:value-type="float">
            <text:p>0.141030055256382</text:p>
          </table:table-cell>
          <table:table-cell office:value-type="float" office:value="0.140795114706044" calcext:value-type="float">
            <text:p>0.140795114706044</text:p>
          </table:table-cell>
          <table:table-cell office:value-type="float" office:value="0.140827584003108" calcext:value-type="float">
            <text:p>0.140827584003108</text:p>
          </table:table-cell>
          <table:table-cell office:value-type="float" office:value="0.140661127544597" calcext:value-type="float">
            <text:p>0.140661127544597</text:p>
          </table:table-cell>
          <table:table-cell office:value-type="float" office:value="0.14058749567776" calcext:value-type="float">
            <text:p>0.14058749567776</text:p>
          </table:table-cell>
          <table:table-cell office:value-type="float" office:value="0.140632130813095" calcext:value-type="float">
            <text:p>0.140632130813095</text:p>
          </table:table-cell>
          <table:table-cell office:value-type="float" office:value="0.14073723507056" calcext:value-type="float">
            <text:p>0.14073723507056</text:p>
          </table:table-cell>
          <table:table-cell office:value-type="float" office:value="0.14060596243124" calcext:value-type="float">
            <text:p>0.14060596243124</text:p>
          </table:table-cell>
          <table:table-cell office:value-type="float" office:value="0.140731767420968" calcext:value-type="float">
            <text:p>0.140731767420968</text:p>
          </table:table-cell>
          <table:table-cell office:value-type="float" office:value="0.140621259736689" calcext:value-type="float">
            <text:p>0.140621259736689</text:p>
          </table:table-cell>
          <table:table-cell office:value-type="float" office:value="0.140816855091119" calcext:value-type="float">
            <text:p>0.140816855091119</text:p>
          </table:table-cell>
          <table:table-cell office:value-type="float" office:value="0.140726614283818" calcext:value-type="float">
            <text:p>0.140726614283818</text:p>
          </table:table-cell>
          <table:table-cell office:value-type="float" office:value="0.140515072334551" calcext:value-type="float">
            <text:p>0.140515072334551</text:p>
          </table:table-cell>
          <table:table-cell office:value-type="float" office:value="0.140777938290016" calcext:value-type="float">
            <text:p>0.140777938290016</text:p>
          </table:table-cell>
          <table:table-cell office:value-type="float" office:value="0.140548818878666" calcext:value-type="float">
            <text:p>0.140548818878666</text:p>
          </table:table-cell>
          <table:table-cell office:value-type="float" office:value="0.140610761220688" calcext:value-type="float">
            <text:p>0.140610761220688</text:p>
          </table:table-cell>
          <table:table-cell office:value-type="float" office:value="0.140623158207509" calcext:value-type="float">
            <text:p>0.140623158207509</text:p>
          </table:table-cell>
          <table:table-cell office:value-type="float" office:value="0.140617113324322" calcext:value-type="float">
            <text:p>0.140617113324322</text:p>
          </table:table-cell>
          <table:table-cell office:value-type="float" office:value="0.140622298082426" calcext:value-type="float">
            <text:p>0.140622298082426</text:p>
          </table:table-cell>
          <table:table-cell office:value-type="float" office:value="0.140606583048257" calcext:value-type="float">
            <text:p>0.140606583048257</text:p>
          </table:table-cell>
          <table:table-cell office:value-type="float" office:value="0.140571563268291" calcext:value-type="float">
            <text:p>0.140571563268291</text:p>
          </table:table-cell>
          <table:table-cell office:value-type="float" office:value="0.14070305871688" calcext:value-type="float">
            <text:p>0.14070305871688</text:p>
          </table:table-cell>
          <table:table-cell office:value-type="float" office:value="0.140570314393644" calcext:value-type="float">
            <text:p>0.140570314393644</text:p>
          </table:table-cell>
          <table:table-cell office:value-type="float" office:value="0.140567663382652" calcext:value-type="float">
            <text:p>0.140567663382652</text:p>
          </table:table-cell>
          <table:table-cell office:value-type="float" office:value="0.140570025583019" calcext:value-type="float">
            <text:p>0.140570025583019</text:p>
          </table:table-cell>
          <table:table-cell office:value-type="float" office:value="0.140619654393148" calcext:value-type="float">
            <text:p>0.140619654393148</text:p>
          </table:table-cell>
          <table:table-cell office:value-type="float" office:value="0.140599931786759" calcext:value-type="float">
            <text:p>0.140599931786759</text:p>
          </table:table-cell>
          <table:table-cell office:value-type="float" office:value="0.140480587234484" calcext:value-type="float">
            <text:p>0.140480587234484</text:p>
          </table:table-cell>
          <table:table-cell office:value-type="float" office:value="0.140509727109419" calcext:value-type="float">
            <text:p>0.140509727109419</text:p>
          </table:table-cell>
          <table:table-cell office:value-type="float" office:value="0.140759883343521" calcext:value-type="float">
            <text:p>0.140759883343521</text:p>
          </table:table-cell>
          <table:table-cell office:value-type="float" office:value="0.140512519885515" calcext:value-type="float">
            <text:p>0.140512519885515</text:p>
          </table:table-cell>
          <table:table-cell office:value-type="float" office:value="0.140519737786291" calcext:value-type="float">
            <text:p>0.140519737786291</text:p>
          </table:table-cell>
          <table:table-cell office:value-type="float" office:value="0.140567605046338" calcext:value-type="float">
            <text:p>0.140567605046338</text:p>
          </table:table-cell>
          <table:table-cell office:value-type="float" office:value="0.140549554223521" calcext:value-type="float">
            <text:p>0.140549554223521</text:p>
          </table:table-cell>
          <table:table-cell office:value-type="float" office:value="0.140385233813344" calcext:value-type="float">
            <text:p>0.140385233813344</text:p>
          </table:table-cell>
          <table:table-cell office:value-type="float" office:value="0.140560420724428" calcext:value-type="float">
            <text:p>0.140560420724428</text:p>
          </table:table-cell>
          <table:table-cell office:value-type="float" office:value="0.140704421845488" calcext:value-type="float">
            <text:p>0.140704421845488</text:p>
          </table:table-cell>
          <table:table-cell office:value-type="float" office:value="0.140476806570155" calcext:value-type="float">
            <text:p>0.140476806570155</text:p>
          </table:table-cell>
          <table:table-cell office:value-type="float" office:value="0.140414935366167" calcext:value-type="float">
            <text:p>0.140414935366167</text:p>
          </table:table-cell>
          <table:table-cell table:number-columns-repeated="522"/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116425820115262" calcext:value-type="float">
            <text:p>-0.011642582011526</text:p>
          </table:table-cell>
          <table:table-cell office:value-type="float" office:value="-0.0116346922443881" calcext:value-type="float">
            <text:p>-0.011634692244388</text:p>
          </table:table-cell>
          <table:table-cell office:value-type="float" office:value="-0.0116534248243964" calcext:value-type="float">
            <text:p>-0.011653424824396</text:p>
          </table:table-cell>
          <table:table-cell office:value-type="float" office:value="-0.0116488965731178" calcext:value-type="float">
            <text:p>-0.011648896573118</text:p>
          </table:table-cell>
          <table:table-cell office:value-type="float" office:value="-0.0116386760978543" calcext:value-type="float">
            <text:p>-0.011638676097854</text:p>
          </table:table-cell>
          <table:table-cell office:value-type="float" office:value="-0.0116420490001082" calcext:value-type="float">
            <text:p>-0.011642049000108</text:p>
          </table:table-cell>
          <table:table-cell office:value-type="float" office:value="-0.0116373277269419" calcext:value-type="float">
            <text:p>-0.011637327726942</text:p>
          </table:table-cell>
          <table:table-cell office:value-type="float" office:value="-0.0116535838565474" calcext:value-type="float">
            <text:p>-0.011653583856547</text:p>
          </table:table-cell>
          <table:table-cell office:value-type="float" office:value="-0.0116499606497654" calcext:value-type="float">
            <text:p>-0.011649960649766</text:p>
          </table:table-cell>
          <table:table-cell office:value-type="float" office:value="-0.0116445998683719" calcext:value-type="float">
            <text:p>-0.011644599868372</text:p>
          </table:table-cell>
          <table:table-cell office:value-type="float" office:value="-0.0116537615424326" calcext:value-type="float">
            <text:p>-0.011653761542433</text:p>
          </table:table-cell>
          <table:table-cell office:value-type="float" office:value="-0.0116341697599091" calcext:value-type="float">
            <text:p>-0.011634169759909</text:p>
          </table:table-cell>
          <table:table-cell office:value-type="float" office:value="-0.011643649466343" calcext:value-type="float">
            <text:p>-0.011643649466343</text:p>
          </table:table-cell>
          <table:table-cell office:value-type="float" office:value="-0.0116469543935478" calcext:value-type="float">
            <text:p>-0.011646954393548</text:p>
          </table:table-cell>
          <table:table-cell office:value-type="float" office:value="-0.0116475743006233" calcext:value-type="float">
            <text:p>-0.011647574300623</text:p>
          </table:table-cell>
          <table:table-cell office:value-type="float" office:value="-0.0116455666695497" calcext:value-type="float">
            <text:p>-0.01164556666955</text:p>
          </table:table-cell>
          <table:table-cell office:value-type="float" office:value="-0.0116422092190211" calcext:value-type="float">
            <text:p>-0.011642209219021</text:p>
          </table:table-cell>
          <table:table-cell office:value-type="float" office:value="-0.0116495631940997" calcext:value-type="float">
            <text:p>-0.0116495631941</text:p>
          </table:table-cell>
          <table:table-cell office:value-type="float" office:value="-0.0116435844004859" calcext:value-type="float">
            <text:p>-0.011643584400486</text:p>
          </table:table-cell>
          <table:table-cell office:value-type="float" office:value="-0.011648787533485" calcext:value-type="float">
            <text:p>-0.011648787533485</text:p>
          </table:table-cell>
          <table:table-cell office:value-type="float" office:value="-0.0116602690949165" calcext:value-type="float">
            <text:p>-0.011660269094917</text:p>
          </table:table-cell>
          <table:table-cell office:value-type="float" office:value="-0.0116547926259293" calcext:value-type="float">
            <text:p>-0.011654792625929</text:p>
          </table:table-cell>
          <table:table-cell office:value-type="float" office:value="-0.0116612615167284" calcext:value-type="float">
            <text:p>-0.011661261516728</text:p>
          </table:table-cell>
          <table:table-cell office:value-type="float" office:value="-0.011641176052995" calcext:value-type="float">
            <text:p>-0.011641176052995</text:p>
          </table:table-cell>
          <table:table-cell office:value-type="float" office:value="-0.011647517004793" calcext:value-type="float">
            <text:p>-0.011647517004793</text:p>
          </table:table-cell>
          <table:table-cell office:value-type="float" office:value="-0.0116338820684498" calcext:value-type="float">
            <text:p>-0.01163388206845</text:p>
          </table:table-cell>
          <table:table-cell office:value-type="float" office:value="-0.011649565683836" calcext:value-type="float">
            <text:p>-0.011649565683836</text:p>
          </table:table-cell>
          <table:table-cell office:value-type="float" office:value="-0.0116502651085612" calcext:value-type="float">
            <text:p>-0.011650265108561</text:p>
          </table:table-cell>
          <table:table-cell office:value-type="float" office:value="-0.0116600026953895" calcext:value-type="float">
            <text:p>-0.01166000269539</text:p>
          </table:table-cell>
          <table:table-cell office:value-type="float" office:value="-0.0116477930102579" calcext:value-type="float">
            <text:p>-0.011647793010258</text:p>
          </table:table-cell>
          <table:table-cell office:value-type="float" office:value="-0.0116572485654548" calcext:value-type="float">
            <text:p>-0.011657248565455</text:p>
          </table:table-cell>
          <table:table-cell office:value-type="float" office:value="-0.0116489569808744" calcext:value-type="float">
            <text:p>-0.011648956980875</text:p>
          </table:table-cell>
          <table:table-cell office:value-type="float" office:value="-0.0116515072516606" calcext:value-type="float">
            <text:p>-0.011651507251661</text:p>
          </table:table-cell>
          <table:table-cell office:value-type="float" office:value="-0.0116616199609845" calcext:value-type="float">
            <text:p>-0.011661619960985</text:p>
          </table:table-cell>
          <table:table-cell office:value-type="float" office:value="-0.0116434320175849" calcext:value-type="float">
            <text:p>-0.011643432017585</text:p>
          </table:table-cell>
          <table:table-cell office:value-type="float" office:value="-0.0116618770794541" calcext:value-type="float">
            <text:p>-0.011661877079454</text:p>
          </table:table-cell>
          <table:table-cell office:value-type="float" office:value="-0.0116515255570549" calcext:value-type="float">
            <text:p>-0.011651525557055</text:p>
          </table:table-cell>
          <table:table-cell office:value-type="float" office:value="-0.0116357468883187" calcext:value-type="float">
            <text:p>-0.011635746888319</text:p>
          </table:table-cell>
          <table:table-cell office:value-type="float" office:value="-0.0116621478991682" calcext:value-type="float">
            <text:p>-0.011662147899168</text:p>
          </table:table-cell>
          <table:table-cell office:value-type="float" office:value="-0.0116542848941025" calcext:value-type="float">
            <text:p>-0.011654284894103</text:p>
          </table:table-cell>
          <table:table-cell office:value-type="float" office:value="-0.0116463356058334" calcext:value-type="float">
            <text:p>-0.011646335605834</text:p>
          </table:table-cell>
          <table:table-cell office:value-type="float" office:value="-0.0116475213634056" calcext:value-type="float">
            <text:p>-0.011647521363406</text:p>
          </table:table-cell>
          <table:table-cell office:value-type="float" office:value="-0.0116415161602201" calcext:value-type="float">
            <text:p>-0.01164151616022</text:p>
          </table:table-cell>
          <table:table-cell office:value-type="float" office:value="-0.0116482605037639" calcext:value-type="float">
            <text:p>-0.011648260503764</text:p>
          </table:table-cell>
          <table:table-cell office:value-type="float" office:value="-0.0116697396789477" calcext:value-type="float">
            <text:p>-0.011669739678948</text:p>
          </table:table-cell>
          <table:table-cell office:value-type="float" office:value="-0.0116544922788617" calcext:value-type="float">
            <text:p>-0.011654492278862</text:p>
          </table:table-cell>
          <table:table-cell office:value-type="float" office:value="-0.0116355252608186" calcext:value-type="float">
            <text:p>-0.011635525260819</text:p>
          </table:table-cell>
          <table:table-cell office:value-type="float" office:value="-0.0116457136495654" calcext:value-type="float">
            <text:p>-0.011645713649565</text:p>
          </table:table-cell>
          <table:table-cell office:value-type="float" office:value="-0.0116410549186059" calcext:value-type="float">
            <text:p>-0.011641054918606</text:p>
          </table:table-cell>
          <table:table-cell office:value-type="float" office:value="-0.0116355110046826" calcext:value-type="float">
            <text:p>-0.011635511004683</text:p>
          </table:table-cell>
          <table:table-cell office:value-type="float" office:value="-0.0116482775131523" calcext:value-type="float">
            <text:p>-0.011648277513152</text:p>
          </table:table-cell>
          <table:table-cell office:value-type="float" office:value="-0.0116585798014116" calcext:value-type="float">
            <text:p>-0.011658579801412</text:p>
          </table:table-cell>
          <table:table-cell office:value-type="float" office:value="-0.0112984291027909" calcext:value-type="float">
            <text:p>-0.011298429102791</text:p>
          </table:table-cell>
          <table:table-cell office:value-type="float" office:value="-0.0113013604073184" calcext:value-type="float">
            <text:p>-0.011301360407319</text:p>
          </table:table-cell>
          <table:table-cell office:value-type="float" office:value="-0.0110925194455918" calcext:value-type="float">
            <text:p>-0.011092519445592</text:p>
          </table:table-cell>
          <table:table-cell office:value-type="float" office:value="-0.0115717098792087" calcext:value-type="float">
            <text:p>-0.011571709879209</text:p>
          </table:table-cell>
          <table:table-cell office:value-type="float" office:value="-0.0137032358107873" calcext:value-type="float">
            <text:p>-0.013703235810787</text:p>
          </table:table-cell>
          <table:table-cell office:value-type="float" office:value="-0.0143551191870965" calcext:value-type="float">
            <text:p>-0.014355119187097</text:p>
          </table:table-cell>
          <table:table-cell office:value-type="float" office:value="-0.0145227005776045" calcext:value-type="float">
            <text:p>-0.014522700577605</text:p>
          </table:table-cell>
          <table:table-cell office:value-type="float" office:value="-0.013713000540737" calcext:value-type="float">
            <text:p>-0.013713000540737</text:p>
          </table:table-cell>
          <table:table-cell office:value-type="float" office:value="-0.0126015801931236" calcext:value-type="float">
            <text:p>-0.012601580193124</text:p>
          </table:table-cell>
          <table:table-cell office:value-type="float" office:value="-0.0154178943112611" calcext:value-type="float">
            <text:p>-0.015417894311261</text:p>
          </table:table-cell>
          <table:table-cell office:value-type="float" office:value="-0.0563536156289468" calcext:value-type="float">
            <text:p>-0.056353615628947</text:p>
          </table:table-cell>
          <table:table-cell office:value-type="float" office:value="-0.0589284376152882" calcext:value-type="float">
            <text:p>-0.058928437615288</text:p>
          </table:table-cell>
          <table:table-cell office:value-type="float" office:value="-0.0581264226378936" calcext:value-type="float">
            <text:p>-0.058126422637894</text:p>
          </table:table-cell>
          <table:table-cell office:value-type="float" office:value="-0.0579823838297555" calcext:value-type="float">
            <text:p>-0.057982383829756</text:p>
          </table:table-cell>
          <table:table-cell office:value-type="float" office:value="-0.058782201867241" calcext:value-type="float">
            <text:p>-0.058782201867241</text:p>
          </table:table-cell>
          <table:table-cell office:value-type="float" office:value="-0.0591533206921803" calcext:value-type="float">
            <text:p>-0.05915332069218</text:p>
          </table:table-cell>
          <table:table-cell office:value-type="float" office:value="-0.0527625579167237" calcext:value-type="float">
            <text:p>-0.052762557916724</text:p>
          </table:table-cell>
          <table:table-cell office:value-type="float" office:value="-0.0469530765289778" calcext:value-type="float">
            <text:p>-0.046953076528978</text:p>
          </table:table-cell>
          <table:table-cell office:value-type="float" office:value="-0.0287097801933258" calcext:value-type="float">
            <text:p>-0.028709780193326</text:p>
          </table:table-cell>
          <table:table-cell office:value-type="float" office:value="-0.0277160155432877" calcext:value-type="float">
            <text:p>-0.027716015543288</text:p>
          </table:table-cell>
          <table:table-cell office:value-type="float" office:value="-0.0260661304013645" calcext:value-type="float">
            <text:p>-0.026066130401365</text:p>
          </table:table-cell>
          <table:table-cell office:value-type="float" office:value="-0.0257540032168863" calcext:value-type="float">
            <text:p>-0.025754003216886</text:p>
          </table:table-cell>
          <table:table-cell office:value-type="float" office:value="-0.0260019174835922" calcext:value-type="float">
            <text:p>-0.026001917483592</text:p>
          </table:table-cell>
          <table:table-cell office:value-type="float" office:value="-0.0222805290733574" calcext:value-type="float">
            <text:p>-0.022280529073358</text:p>
          </table:table-cell>
          <table:table-cell office:value-type="float" office:value="-0.0184766182552826" calcext:value-type="float">
            <text:p>-0.018476618255283</text:p>
          </table:table-cell>
          <table:table-cell office:value-type="float" office:value="-0.0180307952148233" calcext:value-type="float">
            <text:p>-0.018030795214823</text:p>
          </table:table-cell>
          <table:table-cell office:value-type="float" office:value="-0.0177473939629559" calcext:value-type="float">
            <text:p>-0.017747393962956</text:p>
          </table:table-cell>
          <table:table-cell office:value-type="float" office:value="-0.0161345384659587" calcext:value-type="float">
            <text:p>-0.016134538465959</text:p>
          </table:table-cell>
          <table:table-cell office:value-type="float" office:value="-0.0558806235358149" calcext:value-type="float">
            <text:p>-0.055880623535815</text:p>
          </table:table-cell>
          <table:table-cell office:value-type="float" office:value="-0.0525604250858964" calcext:value-type="float">
            <text:p>-0.052560425085897</text:p>
          </table:table-cell>
          <table:table-cell office:value-type="float" office:value="-0.0427199220317473" calcext:value-type="float">
            <text:p>-0.042719922031747</text:p>
          </table:table-cell>
          <table:table-cell office:value-type="float" office:value="-0.0166518816874624" calcext:value-type="float">
            <text:p>-0.016651881687463</text:p>
          </table:table-cell>
          <table:table-cell office:value-type="float" office:value="-0.0251817006467257" calcext:value-type="float">
            <text:p>-0.025181700646726</text:p>
          </table:table-cell>
          <table:table-cell office:value-type="float" office:value="-0.0272183305180469" calcext:value-type="float">
            <text:p>-0.027218330518047</text:p>
          </table:table-cell>
          <table:table-cell office:value-type="float" office:value="-0.0235844147131224" calcext:value-type="float">
            <text:p>-0.023584414713122</text:p>
          </table:table-cell>
          <table:table-cell office:value-type="float" office:value="-0.0240446126679764" calcext:value-type="float">
            <text:p>-0.024044612667976</text:p>
          </table:table-cell>
          <table:table-cell office:value-type="float" office:value="-0.0221264813285904" calcext:value-type="float">
            <text:p>-0.02212648132859</text:p>
          </table:table-cell>
          <table:table-cell office:value-type="float" office:value="-0.017082050182181" calcext:value-type="float">
            <text:p>-0.017082050182181</text:p>
          </table:table-cell>
          <table:table-cell office:value-type="float" office:value="-0.0125281032553526" calcext:value-type="float">
            <text:p>-0.012528103255353</text:p>
          </table:table-cell>
          <table:table-cell office:value-type="float" office:value="-0.0148132530358819" calcext:value-type="float">
            <text:p>-0.014813253035882</text:p>
          </table:table-cell>
          <table:table-cell office:value-type="float" office:value="-0.0339252896507049" calcext:value-type="float">
            <text:p>-0.033925289650705</text:p>
          </table:table-cell>
          <table:table-cell office:value-type="float" office:value="-0.0379729539239338" calcext:value-type="float">
            <text:p>-0.037972953923934</text:p>
          </table:table-cell>
          <table:table-cell office:value-type="float" office:value="-0.039388701640688" calcext:value-type="float">
            <text:p>-0.039388701640688</text:p>
          </table:table-cell>
          <table:table-cell office:value-type="float" office:value="-0.0512410280248463" calcext:value-type="float">
            <text:p>-0.051241028024846</text:p>
          </table:table-cell>
          <table:table-cell office:value-type="float" office:value="-0.0578579688331575" calcext:value-type="float">
            <text:p>-0.057857968833158</text:p>
          </table:table-cell>
          <table:table-cell office:value-type="float" office:value="-0.0567777171997206" calcext:value-type="float">
            <text:p>-0.056777717199721</text:p>
          </table:table-cell>
          <table:table-cell office:value-type="float" office:value="-0.0560705037173685" calcext:value-type="float">
            <text:p>-0.056070503717369</text:p>
          </table:table-cell>
          <table:table-cell office:value-type="float" office:value="-0.0575426700388333" calcext:value-type="float">
            <text:p>-0.057542670038833</text:p>
          </table:table-cell>
          <table:table-cell office:value-type="float" office:value="-0.059290319508935" calcext:value-type="float">
            <text:p>-0.059290319508935</text:p>
          </table:table-cell>
          <table:table-cell office:value-type="float" office:value="-0.0287091141780241" calcext:value-type="float">
            <text:p>-0.028709114178024</text:p>
          </table:table-cell>
          <table:table-cell office:value-type="float" office:value="-0.0563419202281304" calcext:value-type="float">
            <text:p>-0.05634192022813</text:p>
          </table:table-cell>
          <table:table-cell office:value-type="float" office:value="-0.0555093122206105" calcext:value-type="float">
            <text:p>-0.055509312220611</text:p>
          </table:table-cell>
          <table:table-cell office:value-type="float" office:value="-0.0496022639969289" calcext:value-type="float">
            <text:p>-0.049602263996929</text:p>
          </table:table-cell>
          <table:table-cell office:value-type="float" office:value="-0.0415234463794542" calcext:value-type="float">
            <text:p>-0.041523446379454</text:p>
          </table:table-cell>
          <table:table-cell office:value-type="float" office:value="-0.0367387312179657" calcext:value-type="float">
            <text:p>-0.036738731217966</text:p>
          </table:table-cell>
          <table:table-cell office:value-type="float" office:value="-0.0242389777869256" calcext:value-type="float">
            <text:p>-0.024238977786926</text:p>
          </table:table-cell>
          <table:table-cell office:value-type="float" office:value="-0.027690375605162" calcext:value-type="float">
            <text:p>-0.027690375605162</text:p>
          </table:table-cell>
          <table:table-cell office:value-type="float" office:value="-0.0254577966801807" calcext:value-type="float">
            <text:p>-0.025457796680181</text:p>
          </table:table-cell>
          <table:table-cell office:value-type="float" office:value="-0.0245936328959504" calcext:value-type="float">
            <text:p>-0.02459363289595</text:p>
          </table:table-cell>
          <table:table-cell office:value-type="float" office:value="-0.0244977254178565" calcext:value-type="float">
            <text:p>-0.024497725417857</text:p>
          </table:table-cell>
          <table:table-cell office:value-type="float" office:value="-0.0198116884886825" calcext:value-type="float">
            <text:p>-0.019811688488683</text:p>
          </table:table-cell>
          <table:table-cell office:value-type="float" office:value="-0.0179375251492973" calcext:value-type="float">
            <text:p>-0.017937525149297</text:p>
          </table:table-cell>
          <table:table-cell office:value-type="float" office:value="-0.0393300503542013" calcext:value-type="float">
            <text:p>-0.039330050354201</text:p>
          </table:table-cell>
          <table:table-cell office:value-type="float" office:value="-0.0530588756161493" calcext:value-type="float">
            <text:p>-0.053058875616149</text:p>
          </table:table-cell>
          <table:table-cell office:value-type="float" office:value="-0.0596648912662963" calcext:value-type="float">
            <text:p>-0.059664891266296</text:p>
          </table:table-cell>
          <table:table-cell office:value-type="float" office:value="-0.060028663488088" calcext:value-type="float">
            <text:p>-0.060028663488088</text:p>
          </table:table-cell>
          <table:table-cell office:value-type="float" office:value="-0.0592180414176246" calcext:value-type="float">
            <text:p>-0.059218041417625</text:p>
          </table:table-cell>
          <table:table-cell office:value-type="float" office:value="-0.0614861689565486" calcext:value-type="float">
            <text:p>-0.061486168956549</text:p>
          </table:table-cell>
          <table:table-cell office:value-type="float" office:value="-0.0602132144665182" calcext:value-type="float">
            <text:p>-0.060213214466518</text:p>
          </table:table-cell>
          <table:table-cell office:value-type="float" office:value="-0.0397883773759264" calcext:value-type="float">
            <text:p>-0.039788377375926</text:p>
          </table:table-cell>
          <table:table-cell office:value-type="float" office:value="-0.0343865115397223" calcext:value-type="float">
            <text:p>-0.034386511539722</text:p>
          </table:table-cell>
          <table:table-cell office:value-type="float" office:value="-0.0318647657363803" calcext:value-type="float">
            <text:p>-0.03186476573638</text:p>
          </table:table-cell>
          <table:table-cell office:value-type="float" office:value="-0.030435238865528" calcext:value-type="float">
            <text:p>-0.030435238865528</text:p>
          </table:table-cell>
          <table:table-cell office:value-type="float" office:value="-0.0292519449734628" calcext:value-type="float">
            <text:p>-0.029251944973463</text:p>
          </table:table-cell>
          <table:table-cell office:value-type="float" office:value="-0.0281052724456538" calcext:value-type="float">
            <text:p>-0.028105272445654</text:p>
          </table:table-cell>
          <table:table-cell office:value-type="float" office:value="-0.0276170392547538" calcext:value-type="float">
            <text:p>-0.027617039254754</text:p>
          </table:table-cell>
          <table:table-cell office:value-type="float" office:value="-0.0266259023317625" calcext:value-type="float">
            <text:p>-0.026625902331763</text:p>
          </table:table-cell>
          <table:table-cell office:value-type="float" office:value="-0.0258629529905735" calcext:value-type="float">
            <text:p>-0.025862952990574</text:p>
          </table:table-cell>
          <table:table-cell office:value-type="float" office:value="-0.0245778958528927" calcext:value-type="float">
            <text:p>-0.024577895852893</text:p>
          </table:table-cell>
          <table:table-cell office:value-type="float" office:value="-0.0229266519017594" calcext:value-type="float">
            <text:p>-0.02292665190176</text:p>
          </table:table-cell>
          <table:table-cell office:value-type="float" office:value="-0.0206745832820217" calcext:value-type="float">
            <text:p>-0.020674583282022</text:p>
          </table:table-cell>
          <table:table-cell office:value-type="float" office:value="-0.0199123571808906" calcext:value-type="float">
            <text:p>-0.019912357180891</text:p>
          </table:table-cell>
          <table:table-cell office:value-type="float" office:value="-0.018757791195727" calcext:value-type="float">
            <text:p>-0.018757791195727</text:p>
          </table:table-cell>
          <table:table-cell office:value-type="float" office:value="-0.0535012969952221" calcext:value-type="float">
            <text:p>-0.053501296995222</text:p>
          </table:table-cell>
          <table:table-cell office:value-type="float" office:value="-0.0477566469928255" calcext:value-type="float">
            <text:p>-0.047756646992826</text:p>
          </table:table-cell>
          <table:table-cell office:value-type="float" office:value="-0.039665961870203" calcext:value-type="float">
            <text:p>-0.039665961870203</text:p>
          </table:table-cell>
          <table:table-cell office:value-type="float" office:value="-0.0385759231132259" calcext:value-type="float">
            <text:p>-0.038575923113226</text:p>
          </table:table-cell>
          <table:table-cell office:value-type="float" office:value="-0.0355052850472646" calcext:value-type="float">
            <text:p>-0.035505285047265</text:p>
          </table:table-cell>
          <table:table-cell office:value-type="float" office:value="-0.0258217295481471" calcext:value-type="float">
            <text:p>-0.025821729548147</text:p>
          </table:table-cell>
          <table:table-cell office:value-type="float" office:value="-0.026062631551906" calcext:value-type="float">
            <text:p>-0.026062631551906</text:p>
          </table:table-cell>
          <table:table-cell office:value-type="float" office:value="-0.023627564631046" calcext:value-type="float">
            <text:p>-0.023627564631046</text:p>
          </table:table-cell>
          <table:table-cell office:value-type="float" office:value="-0.0235752128109165" calcext:value-type="float">
            <text:p>-0.023575212810917</text:p>
          </table:table-cell>
          <table:table-cell office:value-type="float" office:value="-0.0231945290761645" calcext:value-type="float">
            <text:p>-0.023194529076165</text:p>
          </table:table-cell>
          <table:table-cell office:value-type="float" office:value="-0.0217786513431485" calcext:value-type="float">
            <text:p>-0.021778651343149</text:p>
          </table:table-cell>
          <table:table-cell office:value-type="float" office:value="-0.0206360491705688" calcext:value-type="float">
            <text:p>-0.020636049170569</text:p>
          </table:table-cell>
          <table:table-cell office:value-type="float" office:value="-0.0187914848164746" calcext:value-type="float">
            <text:p>-0.018791484816475</text:p>
          </table:table-cell>
          <table:table-cell office:value-type="float" office:value="-0.0211757185106385" calcext:value-type="float">
            <text:p>-0.021175718510639</text:p>
          </table:table-cell>
          <table:table-cell office:value-type="float" office:value="-0.0452380812668612" calcext:value-type="float">
            <text:p>-0.045238081266861</text:p>
          </table:table-cell>
          <table:table-cell office:value-type="float" office:value="-0.057829219221672" calcext:value-type="float">
            <text:p>-0.057829219221672</text:p>
          </table:table-cell>
          <table:table-cell office:value-type="float" office:value="-0.0608018984583317" calcext:value-type="float">
            <text:p>-0.060801898458332</text:p>
          </table:table-cell>
          <table:table-cell office:value-type="float" office:value="-0.0603955340261987" calcext:value-type="float">
            <text:p>-0.060395534026199</text:p>
          </table:table-cell>
          <table:table-cell office:value-type="float" office:value="-0.0609831793390153" calcext:value-type="float">
            <text:p>-0.060983179339015</text:p>
          </table:table-cell>
          <table:table-cell office:value-type="float" office:value="-0.0628965613563389" calcext:value-type="float">
            <text:p>-0.062896561356339</text:p>
          </table:table-cell>
          <table:table-cell office:value-type="float" office:value="-0.0625764665220087" calcext:value-type="float">
            <text:p>-0.062576466522009</text:p>
          </table:table-cell>
          <table:table-cell office:value-type="float" office:value="-0.061788096356178" calcext:value-type="float">
            <text:p>-0.061788096356178</text:p>
          </table:table-cell>
          <table:table-cell office:value-type="float" office:value="-0.0558052593565143" calcext:value-type="float">
            <text:p>-0.055805259356514</text:p>
          </table:table-cell>
          <table:table-cell office:value-type="float" office:value="-0.0547223840628961" calcext:value-type="float">
            <text:p>-0.054722384062896</text:p>
          </table:table-cell>
          <table:table-cell office:value-type="float" office:value="-0.0531905621114071" calcext:value-type="float">
            <text:p>-0.053190562111407</text:p>
          </table:table-cell>
          <table:table-cell office:value-type="float" office:value="-0.0405751397477864" calcext:value-type="float">
            <text:p>-0.040575139747786</text:p>
          </table:table-cell>
          <table:table-cell office:value-type="float" office:value="-0.0391697644060125" calcext:value-type="float">
            <text:p>-0.039169764406013</text:p>
          </table:table-cell>
          <table:table-cell office:value-type="float" office:value="-0.0369826088625285" calcext:value-type="float">
            <text:p>-0.036982608862529</text:p>
          </table:table-cell>
          <table:table-cell office:value-type="float" office:value="-0.0349039034901583" calcext:value-type="float">
            <text:p>-0.034903903490158</text:p>
          </table:table-cell>
          <table:table-cell office:value-type="float" office:value="-0.0317884282574896" calcext:value-type="float">
            <text:p>-0.03178842825749</text:p>
          </table:table-cell>
          <table:table-cell office:value-type="float" office:value="-0.0244382340902859" calcext:value-type="float">
            <text:p>-0.024438234090286</text:p>
          </table:table-cell>
          <table:table-cell office:value-type="float" office:value="-0.0263994751282892" calcext:value-type="float">
            <text:p>-0.026399475128289</text:p>
          </table:table-cell>
          <table:table-cell office:value-type="float" office:value="-0.0272307096773546" calcext:value-type="float">
            <text:p>-0.027230709677355</text:p>
          </table:table-cell>
          <table:table-cell office:value-type="float" office:value="-0.0277474518475512" calcext:value-type="float">
            <text:p>-0.027747451847551</text:p>
          </table:table-cell>
          <table:table-cell office:value-type="float" office:value="-0.0252731815198796" calcext:value-type="float">
            <text:p>-0.02527318151988</text:p>
          </table:table-cell>
          <table:table-cell office:value-type="float" office:value="-0.0245701687274417" calcext:value-type="float">
            <text:p>-0.024570168727442</text:p>
          </table:table-cell>
          <table:table-cell office:value-type="float" office:value="-0.0245850432967405" calcext:value-type="float">
            <text:p>-0.024585043296741</text:p>
          </table:table-cell>
          <table:table-cell office:value-type="float" office:value="-0.0241795767353985" calcext:value-type="float">
            <text:p>-0.024179576735399</text:p>
          </table:table-cell>
          <table:table-cell office:value-type="float" office:value="-0.0235929873822344" calcext:value-type="float">
            <text:p>-0.023592987382235</text:p>
          </table:table-cell>
          <table:table-cell office:value-type="float" office:value="-0.0220897456232572" calcext:value-type="float">
            <text:p>-0.022089745623257</text:p>
          </table:table-cell>
          <table:table-cell office:value-type="float" office:value="-0.0194493612182647" calcext:value-type="float">
            <text:p>-0.019449361218265</text:p>
          </table:table-cell>
          <table:table-cell office:value-type="float" office:value="-0.0631116975594049" calcext:value-type="float">
            <text:p>-0.063111697559405</text:p>
          </table:table-cell>
          <table:table-cell office:value-type="float" office:value="-0.0639916460079272" calcext:value-type="float">
            <text:p>-0.063991646007927</text:p>
          </table:table-cell>
          <table:table-cell office:value-type="float" office:value="-0.0631351192218057" calcext:value-type="float">
            <text:p>-0.063135119221806</text:p>
          </table:table-cell>
          <table:table-cell office:value-type="float" office:value="-0.0631726284855323" calcext:value-type="float">
            <text:p>-0.063172628485532</text:p>
          </table:table-cell>
          <table:table-cell office:value-type="float" office:value="-0.0661572277883188" calcext:value-type="float">
            <text:p>-0.066157227788319</text:p>
          </table:table-cell>
          <table:table-cell office:value-type="float" office:value="-0.0652143342310078" calcext:value-type="float">
            <text:p>-0.065214334231008</text:p>
          </table:table-cell>
          <table:table-cell office:value-type="float" office:value="-0.0372784465791094" calcext:value-type="float">
            <text:p>-0.03727844657911</text:p>
          </table:table-cell>
          <table:table-cell office:value-type="float" office:value="-0.0262560207834288" calcext:value-type="float">
            <text:p>-0.026256020783429</text:p>
          </table:table-cell>
          <table:table-cell office:value-type="float" office:value="-0.0245706429592366" calcext:value-type="float">
            <text:p>-0.024570642959237</text:p>
          </table:table-cell>
          <table:table-cell office:value-type="float" office:value="-0.023314898570598" calcext:value-type="float">
            <text:p>-0.023314898570598</text:p>
          </table:table-cell>
          <table:table-cell office:value-type="float" office:value="-0.0222858749206718" calcext:value-type="float">
            <text:p>-0.022285874920672</text:p>
          </table:table-cell>
          <table:table-cell office:value-type="float" office:value="-0.0190797570332014" calcext:value-type="float">
            <text:p>-0.019079757033201</text:p>
          </table:table-cell>
          <table:table-cell office:value-type="float" office:value="-0.0147820499687843" calcext:value-type="float">
            <text:p>-0.014782049968784</text:p>
          </table:table-cell>
          <table:table-cell office:value-type="float" office:value="-0.014009929637266" calcext:value-type="float">
            <text:p>-0.014009929637266</text:p>
          </table:table-cell>
          <table:table-cell office:value-type="float" office:value="-0.0125949870075632" calcext:value-type="float">
            <text:p>-0.012594987007563</text:p>
          </table:table-cell>
          <table:table-cell office:value-type="float" office:value="-0.0481985530474052" calcext:value-type="float">
            <text:p>-0.048198553047405</text:p>
          </table:table-cell>
          <table:table-cell office:value-type="float" office:value="-0.0430798324288596" calcext:value-type="float">
            <text:p>-0.04307983242886</text:p>
          </table:table-cell>
          <table:table-cell office:value-type="float" office:value="-0.0302190335448567" calcext:value-type="float">
            <text:p>-0.030219033544857</text:p>
          </table:table-cell>
          <table:table-cell office:value-type="float" office:value="-0.0244285525897532" calcext:value-type="float">
            <text:p>-0.024428552589753</text:p>
          </table:table-cell>
          <table:table-cell office:value-type="float" office:value="-0.0215455261744571" calcext:value-type="float">
            <text:p>-0.021545526174457</text:p>
          </table:table-cell>
          <table:table-cell office:value-type="float" office:value="-0.0167580791132788" calcext:value-type="float">
            <text:p>-0.016758079113279</text:p>
          </table:table-cell>
          <table:table-cell office:value-type="float" office:value="-0.0194303811847463" calcext:value-type="float">
            <text:p>-0.019430381184746</text:p>
          </table:table-cell>
          <table:table-cell office:value-type="float" office:value="-0.0240355370568421" calcext:value-type="float">
            <text:p>-0.024035537056842</text:p>
          </table:table-cell>
          <table:table-cell office:value-type="float" office:value="-0.0264534079476282" calcext:value-type="float">
            <text:p>-0.026453407947628</text:p>
          </table:table-cell>
          <table:table-cell office:value-type="float" office:value="-0.0249838112826548" calcext:value-type="float">
            <text:p>-0.024983811282655</text:p>
          </table:table-cell>
          <table:table-cell office:value-type="float" office:value="-0.024533598615373" calcext:value-type="float">
            <text:p>-0.024533598615373</text:p>
          </table:table-cell>
          <table:table-cell office:value-type="float" office:value="-0.025122271166541" calcext:value-type="float">
            <text:p>-0.025122271166541</text:p>
          </table:table-cell>
          <table:table-cell office:value-type="float" office:value="-0.0239568734817404" calcext:value-type="float">
            <text:p>-0.023956873481741</text:p>
          </table:table-cell>
          <table:table-cell office:value-type="float" office:value="-0.0223758930524155" calcext:value-type="float">
            <text:p>-0.022375893052416</text:p>
          </table:table-cell>
          <table:table-cell office:value-type="float" office:value="-0.0213669489141499" calcext:value-type="float">
            <text:p>-0.02136694891415</text:p>
          </table:table-cell>
          <table:table-cell office:value-type="float" office:value="-0.0212667344584228" calcext:value-type="float">
            <text:p>-0.021266734458423</text:p>
          </table:table-cell>
          <table:table-cell office:value-type="float" office:value="-0.0202041629527557" calcext:value-type="float">
            <text:p>-0.020204162952756</text:p>
          </table:table-cell>
          <table:table-cell office:value-type="float" office:value="-0.021775446397327" calcext:value-type="float">
            <text:p>-0.021775446397327</text:p>
          </table:table-cell>
          <table:table-cell office:value-type="float" office:value="-0.0431320178169155" calcext:value-type="float">
            <text:p>-0.043132017816916</text:p>
          </table:table-cell>
          <table:table-cell office:value-type="float" office:value="-0.0612258763122425" calcext:value-type="float">
            <text:p>-0.061225876312243</text:p>
          </table:table-cell>
          <table:table-cell office:value-type="float" office:value="-0.0603987188263383" calcext:value-type="float">
            <text:p>-0.060398718826338</text:p>
          </table:table-cell>
          <table:table-cell office:value-type="float" office:value="-0.061775736265209" calcext:value-type="float">
            <text:p>-0.061775736265209</text:p>
          </table:table-cell>
          <table:table-cell office:value-type="float" office:value="-0.0630961758752713" calcext:value-type="float">
            <text:p>-0.063096175875271</text:p>
          </table:table-cell>
          <table:table-cell office:value-type="float" office:value="-0.0629566713458102" calcext:value-type="float">
            <text:p>-0.06295667134581</text:p>
          </table:table-cell>
          <table:table-cell office:value-type="float" office:value="-0.0611583938451907" calcext:value-type="float">
            <text:p>-0.061158393845191</text:p>
          </table:table-cell>
          <table:table-cell office:value-type="float" office:value="-0.0347740085280346" calcext:value-type="float">
            <text:p>-0.034774008528035</text:p>
          </table:table-cell>
          <table:table-cell office:value-type="float" office:value="-0.0306582842082233" calcext:value-type="float">
            <text:p>-0.030658284208223</text:p>
          </table:table-cell>
          <table:table-cell office:value-type="float" office:value="-0.0281322536375727" calcext:value-type="float">
            <text:p>-0.028132253637573</text:p>
          </table:table-cell>
          <table:table-cell office:value-type="float" office:value="-0.0271024568435171" calcext:value-type="float">
            <text:p>-0.027102456843517</text:p>
          </table:table-cell>
          <table:table-cell office:value-type="float" office:value="-0.0256014144269735" calcext:value-type="float">
            <text:p>-0.025601414426974</text:p>
          </table:table-cell>
          <table:table-cell office:value-type="float" office:value="-0.0251486969175087" calcext:value-type="float">
            <text:p>-0.025148696917509</text:p>
          </table:table-cell>
          <table:table-cell office:value-type="float" office:value="-0.0241674824298502" calcext:value-type="float">
            <text:p>-0.02416748242985</text:p>
          </table:table-cell>
          <table:table-cell office:value-type="float" office:value="-0.0207327114638968" calcext:value-type="float">
            <text:p>-0.020732711463897</text:p>
          </table:table-cell>
          <table:table-cell office:value-type="float" office:value="-0.0150357722912216" calcext:value-type="float">
            <text:p>-0.015035772291222</text:p>
          </table:table-cell>
          <table:table-cell office:value-type="float" office:value="-0.0470344881509689" calcext:value-type="float">
            <text:p>-0.047034488150969</text:p>
          </table:table-cell>
          <table:table-cell office:value-type="float" office:value="-0.0413169781378224" calcext:value-type="float">
            <text:p>-0.041316978137822</text:p>
          </table:table-cell>
          <table:table-cell office:value-type="float" office:value="-0.021799349459631" calcext:value-type="float">
            <text:p>-0.021799349459631</text:p>
          </table:table-cell>
          <table:table-cell office:value-type="float" office:value="-0.0150495652910714" calcext:value-type="float">
            <text:p>-0.015049565291072</text:p>
          </table:table-cell>
          <table:table-cell office:value-type="float" office:value="-0.0110925005006397" calcext:value-type="float">
            <text:p>-0.01109250050064</text:p>
          </table:table-cell>
          <table:table-cell office:value-type="float" office:value="-0.017536254186629" calcext:value-type="float">
            <text:p>-0.017536254186629</text:p>
          </table:table-cell>
          <table:table-cell office:value-type="float" office:value="-0.0268278715252193" calcext:value-type="float">
            <text:p>-0.026827871525219</text:p>
          </table:table-cell>
          <table:table-cell office:value-type="float" office:value="-0.0264588951961819" calcext:value-type="float">
            <text:p>-0.026458895196182</text:p>
          </table:table-cell>
          <table:table-cell office:value-type="float" office:value="-0.0229572812118672" calcext:value-type="float">
            <text:p>-0.022957281211867</text:p>
          </table:table-cell>
          <table:table-cell office:value-type="float" office:value="-0.022584107449057" calcext:value-type="float">
            <text:p>-0.022584107449057</text:p>
          </table:table-cell>
          <table:table-cell office:value-type="float" office:value="-0.0221065422321217" calcext:value-type="float">
            <text:p>-0.022106542232122</text:p>
          </table:table-cell>
          <table:table-cell office:value-type="float" office:value="-0.0221871719920814" calcext:value-type="float">
            <text:p>-0.022187171992082</text:p>
          </table:table-cell>
          <table:table-cell office:value-type="float" office:value="-0.0227997303950287" calcext:value-type="float">
            <text:p>-0.022799730395029</text:p>
          </table:table-cell>
          <table:table-cell office:value-type="float" office:value="-0.0246228349045617" calcext:value-type="float">
            <text:p>-0.024622834904562</text:p>
          </table:table-cell>
          <table:table-cell office:value-type="float" office:value="-0.044995380417785" calcext:value-type="float">
            <text:p>-0.044995380417785</text:p>
          </table:table-cell>
          <table:table-cell office:value-type="float" office:value="-0.0469515744787752" calcext:value-type="float">
            <text:p>-0.046951574478775</text:p>
          </table:table-cell>
          <table:table-cell office:value-type="float" office:value="-0.0472809551485318" calcext:value-type="float">
            <text:p>-0.047280955148532</text:p>
          </table:table-cell>
          <table:table-cell office:value-type="float" office:value="-0.0474634358972168" calcext:value-type="float">
            <text:p>-0.047463435897217</text:p>
          </table:table-cell>
          <table:table-cell office:value-type="float" office:value="-0.0495215974815014" calcext:value-type="float">
            <text:p>-0.049521597481501</text:p>
          </table:table-cell>
          <table:table-cell office:value-type="float" office:value="-0.0517473430165954" calcext:value-type="float">
            <text:p>-0.051747343016595</text:p>
          </table:table-cell>
          <table:table-cell office:value-type="float" office:value="-0.051115938651115" calcext:value-type="float">
            <text:p>-0.051115938651115</text:p>
          </table:table-cell>
          <table:table-cell office:value-type="float" office:value="-0.0502852098222271" calcext:value-type="float">
            <text:p>-0.050285209822227</text:p>
          </table:table-cell>
          <table:table-cell office:value-type="float" office:value="-0.0491408192380284" calcext:value-type="float">
            <text:p>-0.049140819238029</text:p>
          </table:table-cell>
          <table:table-cell office:value-type="float" office:value="-0.048745110612635" calcext:value-type="float">
            <text:p>-0.048745110612635</text:p>
          </table:table-cell>
          <table:table-cell office:value-type="float" office:value="-0.0492075631652126" calcext:value-type="float">
            <text:p>-0.049207563165213</text:p>
          </table:table-cell>
          <table:table-cell office:value-type="float" office:value="-0.0493016354840419" calcext:value-type="float">
            <text:p>-0.049301635484042</text:p>
          </table:table-cell>
          <table:table-cell office:value-type="float" office:value="-0.049321582151906" calcext:value-type="float">
            <text:p>-0.049321582151906</text:p>
          </table:table-cell>
          <table:table-cell office:value-type="float" office:value="-0.0490608167904925" calcext:value-type="float">
            <text:p>-0.049060816790493</text:p>
          </table:table-cell>
          <table:table-cell office:value-type="float" office:value="-0.0490983783929181" calcext:value-type="float">
            <text:p>-0.049098378392918</text:p>
          </table:table-cell>
          <table:table-cell office:value-type="float" office:value="-0.0493577170611785" calcext:value-type="float">
            <text:p>-0.049357717061179</text:p>
          </table:table-cell>
          <table:table-cell office:value-type="float" office:value="-0.0492538485691243" calcext:value-type="float">
            <text:p>-0.049253848569124</text:p>
          </table:table-cell>
          <table:table-cell office:value-type="float" office:value="-0.0491177187207251" calcext:value-type="float">
            <text:p>-0.049117718720725</text:p>
          </table:table-cell>
          <table:table-cell office:value-type="float" office:value="-0.0490639539796953" calcext:value-type="float">
            <text:p>-0.049063953979695</text:p>
          </table:table-cell>
          <table:table-cell office:value-type="float" office:value="-0.0491153686161866" calcext:value-type="float">
            <text:p>-0.049115368616187</text:p>
          </table:table-cell>
          <table:table-cell office:value-type="float" office:value="-0.0491373048453264" calcext:value-type="float">
            <text:p>-0.049137304845326</text:p>
          </table:table-cell>
          <table:table-cell office:value-type="float" office:value="-0.0491019828138419" calcext:value-type="float">
            <text:p>-0.049101982813842</text:p>
          </table:table-cell>
          <table:table-cell office:value-type="float" office:value="-0.0491320134809241" calcext:value-type="float">
            <text:p>-0.049132013480924</text:p>
          </table:table-cell>
          <table:table-cell office:value-type="float" office:value="-0.0491162570165762" calcext:value-type="float">
            <text:p>-0.049116257016576</text:p>
          </table:table-cell>
          <table:table-cell office:value-type="float" office:value="-0.0490677038486254" calcext:value-type="float">
            <text:p>-0.049067703848625</text:p>
          </table:table-cell>
          <table:table-cell office:value-type="float" office:value="-0.0491163297525111" calcext:value-type="float">
            <text:p>-0.049116329752511</text:p>
          </table:table-cell>
          <table:table-cell office:value-type="float" office:value="-0.0491153396312156" calcext:value-type="float">
            <text:p>-0.049115339631216</text:p>
          </table:table-cell>
          <table:table-cell office:value-type="float" office:value="-0.0490858204529859" calcext:value-type="float">
            <text:p>-0.049085820452986</text:p>
          </table:table-cell>
          <table:table-cell office:value-type="float" office:value="-0.0491151521139275" calcext:value-type="float">
            <text:p>-0.049115152113928</text:p>
          </table:table-cell>
          <table:table-cell office:value-type="float" office:value="-0.0491591367229293" calcext:value-type="float">
            <text:p>-0.049159136722929</text:p>
          </table:table-cell>
          <table:table-cell office:value-type="float" office:value="-0.0491188056081299" calcext:value-type="float">
            <text:p>-0.04911880560813</text:p>
          </table:table-cell>
          <table:table-cell office:value-type="float" office:value="-0.0491313195496677" calcext:value-type="float">
            <text:p>-0.049131319549668</text:p>
          </table:table-cell>
          <table:table-cell office:value-type="float" office:value="-0.0491108636022978" calcext:value-type="float">
            <text:p>-0.049110863602298</text:p>
          </table:table-cell>
          <table:table-cell office:value-type="float" office:value="-0.04910133024577" calcext:value-type="float">
            <text:p>-0.04910133024577</text:p>
          </table:table-cell>
          <table:table-cell office:value-type="float" office:value="-0.0490487222873519" calcext:value-type="float">
            <text:p>-0.049048722287352</text:p>
          </table:table-cell>
          <table:table-cell office:value-type="float" office:value="-0.0490781133978785" calcext:value-type="float">
            <text:p>-0.049078113397879</text:p>
          </table:table-cell>
          <table:table-cell office:value-type="float" office:value="-0.0491355725692916" calcext:value-type="float">
            <text:p>-0.049135572569292</text:p>
          </table:table-cell>
          <table:table-cell office:value-type="float" office:value="-0.0492053640928366" calcext:value-type="float">
            <text:p>-0.049205364092837</text:p>
          </table:table-cell>
          <table:table-cell office:value-type="float" office:value="-0.0491686047666456" calcext:value-type="float">
            <text:p>-0.049168604766646</text:p>
          </table:table-cell>
          <table:table-cell office:value-type="float" office:value="-0.0491992219466339" calcext:value-type="float">
            <text:p>-0.049199221946634</text:p>
          </table:table-cell>
          <table:table-cell office:value-type="float" office:value="-0.0491641316460079" calcext:value-type="float">
            <text:p>-0.049164131646008</text:p>
          </table:table-cell>
          <table:table-cell office:value-type="float" office:value="-0.0492140469041077" calcext:value-type="float">
            <text:p>-0.049214046904108</text:p>
          </table:table-cell>
          <table:table-cell office:value-type="float" office:value="-0.0491332985243913" calcext:value-type="float">
            <text:p>-0.049133298524391</text:p>
          </table:table-cell>
          <table:table-cell office:value-type="float" office:value="-0.0492273378183834" calcext:value-type="float">
            <text:p>-0.049227337818384</text:p>
          </table:table-cell>
          <table:table-cell office:value-type="float" office:value="-0.049194120806102" calcext:value-type="float">
            <text:p>-0.049194120806102</text:p>
          </table:table-cell>
          <table:table-cell office:value-type="float" office:value="-0.0492678760594054" calcext:value-type="float">
            <text:p>-0.049267876059406</text:p>
          </table:table-cell>
          <table:table-cell office:value-type="float" office:value="-0.0492223426241381" calcext:value-type="float">
            <text:p>-0.049222342624138</text:p>
          </table:table-cell>
          <table:table-cell office:value-type="float" office:value="-0.0491983341210906" calcext:value-type="float">
            <text:p>-0.049198334121091</text:p>
          </table:table-cell>
          <table:table-cell office:value-type="float" office:value="-0.0491953245833837" calcext:value-type="float">
            <text:p>-0.049195324583384</text:p>
          </table:table-cell>
          <table:table-cell office:value-type="float" office:value="-0.0492256369873571" calcext:value-type="float">
            <text:p>-0.049225636987357</text:p>
          </table:table-cell>
          <table:table-cell office:value-type="float" office:value="-0.0491745083502108" calcext:value-type="float">
            <text:p>-0.049174508350211</text:p>
          </table:table-cell>
          <table:table-cell office:value-type="float" office:value="-0.0492373873130148" calcext:value-type="float">
            <text:p>-0.049237387313015</text:p>
          </table:table-cell>
          <table:table-cell office:value-type="float" office:value="-0.0492113767990716" calcext:value-type="float">
            <text:p>-0.049211376799072</text:p>
          </table:table-cell>
          <table:table-cell office:value-type="float" office:value="-0.0492694486614267" calcext:value-type="float">
            <text:p>-0.049269448661427</text:p>
          </table:table-cell>
          <table:table-cell office:value-type="float" office:value="-0.0492374549979852" calcext:value-type="float">
            <text:p>-0.049237454997985</text:p>
          </table:table-cell>
          <table:table-cell office:value-type="float" office:value="-0.0491619754413051" calcext:value-type="float">
            <text:p>-0.049161975441305</text:p>
          </table:table-cell>
          <table:table-cell office:value-type="float" office:value="-0.0492500037557305" calcext:value-type="float">
            <text:p>-0.049250003755731</text:p>
          </table:table-cell>
          <table:table-cell office:value-type="float" office:value="-0.049177267912569" calcext:value-type="float">
            <text:p>-0.049177267912569</text:p>
          </table:table-cell>
          <table:table-cell office:value-type="float" office:value="-0.0492012531101671" calcext:value-type="float">
            <text:p>-0.049201253110167</text:p>
          </table:table-cell>
          <table:table-cell office:value-type="float" office:value="-0.0492014114328745" calcext:value-type="float">
            <text:p>-0.049201411432875</text:p>
          </table:table-cell>
          <table:table-cell office:value-type="float" office:value="-0.0491927589703035" calcext:value-type="float">
            <text:p>-0.049192758970304</text:p>
          </table:table-cell>
          <table:table-cell office:value-type="float" office:value="-0.0492073391247628" calcext:value-type="float">
            <text:p>-0.049207339124763</text:p>
          </table:table-cell>
          <table:table-cell office:value-type="float" office:value="-0.0491977402238059" calcext:value-type="float">
            <text:p>-0.049197740223806</text:p>
          </table:table-cell>
          <table:table-cell office:value-type="float" office:value="-0.0491968409762959" calcext:value-type="float">
            <text:p>-0.049196840976296</text:p>
          </table:table-cell>
          <table:table-cell office:value-type="float" office:value="-0.0492358963767691" calcext:value-type="float">
            <text:p>-0.049235896376769</text:p>
          </table:table-cell>
          <table:table-cell office:value-type="float" office:value="-0.0491728122141246" calcext:value-type="float">
            <text:p>-0.049172812214125</text:p>
          </table:table-cell>
          <table:table-cell office:value-type="float" office:value="-0.0491822617053675" calcext:value-type="float">
            <text:p>-0.049182261705368</text:p>
          </table:table-cell>
          <table:table-cell office:value-type="float" office:value="-0.0491899296252888" calcext:value-type="float">
            <text:p>-0.049189929625289</text:p>
          </table:table-cell>
          <table:table-cell office:value-type="float" office:value="-0.0491968315490869" calcext:value-type="float">
            <text:p>-0.049196831549087</text:p>
          </table:table-cell>
          <table:table-cell office:value-type="float" office:value="-0.0492049979700285" calcext:value-type="float">
            <text:p>-0.049204997970029</text:p>
          </table:table-cell>
          <table:table-cell office:value-type="float" office:value="-0.0491601331060617" calcext:value-type="float">
            <text:p>-0.049160133106062</text:p>
          </table:table-cell>
          <table:table-cell office:value-type="float" office:value="-0.049170206290079" calcext:value-type="float">
            <text:p>-0.049170206290079</text:p>
          </table:table-cell>
          <table:table-cell office:value-type="float" office:value="-0.0492590021533898" calcext:value-type="float">
            <text:p>-0.04925900215339</text:p>
          </table:table-cell>
          <table:table-cell office:value-type="float" office:value="-0.0491703125522201" calcext:value-type="float">
            <text:p>-0.04917031255222</text:p>
          </table:table-cell>
          <table:table-cell office:value-type="float" office:value="-0.0491745768457695" calcext:value-type="float">
            <text:p>-0.04917457684577</text:p>
          </table:table-cell>
          <table:table-cell office:value-type="float" office:value="-0.0491885397985531" calcext:value-type="float">
            <text:p>-0.049188539798553</text:p>
          </table:table-cell>
          <table:table-cell office:value-type="float" office:value="-0.0491702249271474" calcext:value-type="float">
            <text:p>-0.049170224927147</text:p>
          </table:table-cell>
          <table:table-cell office:value-type="float" office:value="-0.0491175651055561" calcext:value-type="float">
            <text:p>-0.049117565105556</text:p>
          </table:table-cell>
          <table:table-cell office:value-type="float" office:value="-0.0491832400461996" calcext:value-type="float">
            <text:p>-0.0491832400462</text:p>
          </table:table-cell>
          <table:table-cell office:value-type="float" office:value="-0.0492382717945005" calcext:value-type="float">
            <text:p>-0.049238271794501</text:p>
          </table:table-cell>
          <table:table-cell office:value-type="float" office:value="-0.0491634021647066" calcext:value-type="float">
            <text:p>-0.049163402164707</text:p>
          </table:table-cell>
          <table:table-cell office:value-type="float" office:value="-0.0491386182205093" calcext:value-type="float">
            <text:p>-0.049138618220509</text:p>
          </table:table-cell>
          <table:table-cell table:number-columns-repeated="522"/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550886668403819" calcext:value-type="float">
            <text:p>0.550886668403819</text:p>
          </table:table-cell>
          <table:table-cell office:value-type="float" office:value="0.550517827005045" calcext:value-type="float">
            <text:p>0.550517827005045</text:p>
          </table:table-cell>
          <table:table-cell office:value-type="float" office:value="0.550989415861836" calcext:value-type="float">
            <text:p>0.550989415861836</text:p>
          </table:table-cell>
          <table:table-cell office:value-type="float" office:value="0.550665113007274" calcext:value-type="float">
            <text:p>0.550665113007274</text:p>
          </table:table-cell>
          <table:table-cell office:value-type="float" office:value="0.550857196637777" calcext:value-type="float">
            <text:p>0.550857196637777</text:p>
          </table:table-cell>
          <table:table-cell office:value-type="float" office:value="0.551086962176675" calcext:value-type="float">
            <text:p>0.551086962176675</text:p>
          </table:table-cell>
          <table:table-cell office:value-type="float" office:value="0.550544708996456" calcext:value-type="float">
            <text:p>0.550544708996456</text:p>
          </table:table-cell>
          <table:table-cell office:value-type="float" office:value="0.550655749075279" calcext:value-type="float">
            <text:p>0.550655749075279</text:p>
          </table:table-cell>
          <table:table-cell office:value-type="float" office:value="0.551196148018816" calcext:value-type="float">
            <text:p>0.551196148018816</text:p>
          </table:table-cell>
          <table:table-cell office:value-type="float" office:value="0.551289536515088" calcext:value-type="float">
            <text:p>0.551289536515088</text:p>
          </table:table-cell>
          <table:table-cell office:value-type="float" office:value="0.551212640866029" calcext:value-type="float">
            <text:p>0.551212640866029</text:p>
          </table:table-cell>
          <table:table-cell office:value-type="float" office:value="0.550953678171041" calcext:value-type="float">
            <text:p>0.550953678171041</text:p>
          </table:table-cell>
          <table:table-cell office:value-type="float" office:value="0.55112889780804" calcext:value-type="float">
            <text:p>0.55112889780804</text:p>
          </table:table-cell>
          <table:table-cell office:value-type="float" office:value="0.551095984936273" calcext:value-type="float">
            <text:p>0.551095984936273</text:p>
          </table:table-cell>
          <table:table-cell office:value-type="float" office:value="0.551440228214589" calcext:value-type="float">
            <text:p>0.551440228214589</text:p>
          </table:table-cell>
          <table:table-cell office:value-type="float" office:value="0.551051933568844" calcext:value-type="float">
            <text:p>0.551051933568844</text:p>
          </table:table-cell>
          <table:table-cell office:value-type="float" office:value="0.55080258428223" calcext:value-type="float">
            <text:p>0.55080258428223</text:p>
          </table:table-cell>
          <table:table-cell office:value-type="float" office:value="0.551093829177351" calcext:value-type="float">
            <text:p>0.551093829177351</text:p>
          </table:table-cell>
          <table:table-cell office:value-type="float" office:value="0.550984313692199" calcext:value-type="float">
            <text:p>0.550984313692199</text:p>
          </table:table-cell>
          <table:table-cell office:value-type="float" office:value="0.550553481995638" calcext:value-type="float">
            <text:p>0.550553481995638</text:p>
          </table:table-cell>
          <table:table-cell office:value-type="float" office:value="0.551084110923636" calcext:value-type="float">
            <text:p>0.551084110923636</text:p>
          </table:table-cell>
          <table:table-cell office:value-type="float" office:value="0.551073277548867" calcext:value-type="float">
            <text:p>0.551073277548867</text:p>
          </table:table-cell>
          <table:table-cell office:value-type="float" office:value="0.551499627982694" calcext:value-type="float">
            <text:p>0.551499627982694</text:p>
          </table:table-cell>
          <table:table-cell office:value-type="float" office:value="0.551154923558496" calcext:value-type="float">
            <text:p>0.551154923558496</text:p>
          </table:table-cell>
          <table:table-cell office:value-type="float" office:value="0.55121086156439" calcext:value-type="float">
            <text:p>0.55121086156439</text:p>
          </table:table-cell>
          <table:table-cell office:value-type="float" office:value="0.550866692945143" calcext:value-type="float">
            <text:p>0.550866692945143</text:p>
          </table:table-cell>
          <table:table-cell office:value-type="float" office:value="0.551341420882204" calcext:value-type="float">
            <text:p>0.551341420882204</text:p>
          </table:table-cell>
          <table:table-cell office:value-type="float" office:value="0.551336067021278" calcext:value-type="float">
            <text:p>0.551336067021278</text:p>
          </table:table-cell>
          <table:table-cell office:value-type="float" office:value="0.55125023221955" calcext:value-type="float">
            <text:p>0.55125023221955</text:p>
          </table:table-cell>
          <table:table-cell office:value-type="float" office:value="0.551057487303098" calcext:value-type="float">
            <text:p>0.551057487303098</text:p>
          </table:table-cell>
          <table:table-cell office:value-type="float" office:value="0.551132964583701" calcext:value-type="float">
            <text:p>0.551132964583701</text:p>
          </table:table-cell>
          <table:table-cell office:value-type="float" office:value="0.551478777846747" calcext:value-type="float">
            <text:p>0.551478777846747</text:p>
          </table:table-cell>
          <table:table-cell office:value-type="float" office:value="0.550967946883032" calcext:value-type="float">
            <text:p>0.550967946883032</text:p>
          </table:table-cell>
          <table:table-cell office:value-type="float" office:value="0.551464522364206" calcext:value-type="float">
            <text:p>0.551464522364206</text:p>
          </table:table-cell>
          <table:table-cell office:value-type="float" office:value="0.55092996950602" calcext:value-type="float">
            <text:p>0.55092996950602</text:p>
          </table:table-cell>
          <table:table-cell office:value-type="float" office:value="0.551500326219378" calcext:value-type="float">
            <text:p>0.551500326219378</text:p>
          </table:table-cell>
          <table:table-cell office:value-type="float" office:value="0.551155344373086" calcext:value-type="float">
            <text:p>0.551155344373086</text:p>
          </table:table-cell>
          <table:table-cell office:value-type="float" office:value="0.550797955821202" calcext:value-type="float">
            <text:p>0.550797955821202</text:p>
          </table:table-cell>
          <table:table-cell office:value-type="float" office:value="0.551484058697852" calcext:value-type="float">
            <text:p>0.551484058697852</text:p>
          </table:table-cell>
          <table:table-cell office:value-type="float" office:value="0.551289768000378" calcext:value-type="float">
            <text:p>0.551289768000378</text:p>
          </table:table-cell>
          <table:table-cell office:value-type="float" office:value="0.55101834867816" calcext:value-type="float">
            <text:p>0.55101834867816</text:p>
          </table:table-cell>
          <table:table-cell office:value-type="float" office:value="0.55110054858118" calcext:value-type="float">
            <text:p>0.55110054858118</text:p>
          </table:table-cell>
          <table:table-cell office:value-type="float" office:value="0.550922119178157" calcext:value-type="float">
            <text:p>0.550922119178157</text:p>
          </table:table-cell>
          <table:table-cell office:value-type="float" office:value="0.551034960220338" calcext:value-type="float">
            <text:p>0.551034960220338</text:p>
          </table:table-cell>
          <table:table-cell office:value-type="float" office:value="0.551288776868455" calcext:value-type="float">
            <text:p>0.551288776868455</text:p>
          </table:table-cell>
          <table:table-cell office:value-type="float" office:value="0.551529176812899" calcext:value-type="float">
            <text:p>0.551529176812899</text:p>
          </table:table-cell>
          <table:table-cell office:value-type="float" office:value="0.551136067135428" calcext:value-type="float">
            <text:p>0.551136067135428</text:p>
          </table:table-cell>
          <table:table-cell office:value-type="float" office:value="0.550919561606666" calcext:value-type="float">
            <text:p>0.550919561606666</text:p>
          </table:table-cell>
          <table:table-cell office:value-type="float" office:value="0.550899156493339" calcext:value-type="float">
            <text:p>0.550899156493339</text:p>
          </table:table-cell>
          <table:table-cell office:value-type="float" office:value="0.550538312155228" calcext:value-type="float">
            <text:p>0.550538312155228</text:p>
          </table:table-cell>
          <table:table-cell office:value-type="float" office:value="0.550874905079831" calcext:value-type="float">
            <text:p>0.550874905079831</text:p>
          </table:table-cell>
          <table:table-cell office:value-type="float" office:value="0.55109389869863" calcext:value-type="float">
            <text:p>0.55109389869863</text:p>
          </table:table-cell>
          <table:table-cell office:value-type="float" office:value="0.551142366083829" calcext:value-type="float">
            <text:p>0.551142366083829</text:p>
          </table:table-cell>
          <table:table-cell office:value-type="float" office:value="0.551360001367848" calcext:value-type="float">
            <text:p>0.551360001367848</text:p>
          </table:table-cell>
          <table:table-cell office:value-type="float" office:value="0.552206118873735" calcext:value-type="float">
            <text:p>0.552206118873735</text:p>
          </table:table-cell>
          <table:table-cell office:value-type="float" office:value="0.555973302226189" calcext:value-type="float">
            <text:p>0.555973302226189</text:p>
          </table:table-cell>
          <table:table-cell office:value-type="float" office:value="0.564382218889741" calcext:value-type="float">
            <text:p>0.564382218889741</text:p>
          </table:table-cell>
          <table:table-cell office:value-type="float" office:value="0.566065725428409" calcext:value-type="float">
            <text:p>0.566065725428409</text:p>
          </table:table-cell>
          <table:table-cell office:value-type="float" office:value="0.562600806537953" calcext:value-type="float">
            <text:p>0.562600806537953</text:p>
          </table:table-cell>
          <table:table-cell office:value-type="float" office:value="0.559504380220589" calcext:value-type="float">
            <text:p>0.559504380220589</text:p>
          </table:table-cell>
          <table:table-cell office:value-type="float" office:value="0.544770471016409" calcext:value-type="float">
            <text:p>0.544770471016409</text:p>
          </table:table-cell>
          <table:table-cell office:value-type="float" office:value="0.543805271197977" calcext:value-type="float">
            <text:p>0.543805271197977</text:p>
          </table:table-cell>
          <table:table-cell office:value-type="float" office:value="0.577722201482135" calcext:value-type="float">
            <text:p>0.577722201482135</text:p>
          </table:table-cell>
          <table:table-cell office:value-type="float" office:value="0.581190023469236" calcext:value-type="float">
            <text:p>0.581190023469236</text:p>
          </table:table-cell>
          <table:table-cell office:value-type="float" office:value="0.580572830651074" calcext:value-type="float">
            <text:p>0.580572830651074</text:p>
          </table:table-cell>
          <table:table-cell office:value-type="float" office:value="0.585180078990559" calcext:value-type="float">
            <text:p>0.585180078990559</text:p>
          </table:table-cell>
          <table:table-cell office:value-type="float" office:value="0.590853030811144" calcext:value-type="float">
            <text:p>0.590853030811144</text:p>
          </table:table-cell>
          <table:table-cell office:value-type="float" office:value="0.584881825499929" calcext:value-type="float">
            <text:p>0.584881825499929</text:p>
          </table:table-cell>
          <table:table-cell office:value-type="float" office:value="0.584471861046739" calcext:value-type="float">
            <text:p>0.584471861046739</text:p>
          </table:table-cell>
          <table:table-cell office:value-type="float" office:value="0.573662598699447" calcext:value-type="float">
            <text:p>0.573662598699447</text:p>
          </table:table-cell>
          <table:table-cell office:value-type="float" office:value="0.53990909763298" calcext:value-type="float">
            <text:p>0.53990909763298</text:p>
          </table:table-cell>
          <table:table-cell office:value-type="float" office:value="0.533593802733838" calcext:value-type="float">
            <text:p>0.533593802733838</text:p>
          </table:table-cell>
          <table:table-cell office:value-type="float" office:value="0.536343807603671" calcext:value-type="float">
            <text:p>0.536343807603671</text:p>
          </table:table-cell>
          <table:table-cell office:value-type="float" office:value="0.535340576114305" calcext:value-type="float">
            <text:p>0.535340576114305</text:p>
          </table:table-cell>
          <table:table-cell office:value-type="float" office:value="0.535274540035847" calcext:value-type="float">
            <text:p>0.535274540035847</text:p>
          </table:table-cell>
          <table:table-cell office:value-type="float" office:value="0.524950827418878" calcext:value-type="float">
            <text:p>0.524950827418878</text:p>
          </table:table-cell>
          <table:table-cell office:value-type="float" office:value="0.517495073678941" calcext:value-type="float">
            <text:p>0.517495073678941</text:p>
          </table:table-cell>
          <table:table-cell office:value-type="float" office:value="0.51726966139063" calcext:value-type="float">
            <text:p>0.51726966139063</text:p>
          </table:table-cell>
          <table:table-cell office:value-type="float" office:value="0.520253027787982" calcext:value-type="float">
            <text:p>0.520253027787982</text:p>
          </table:table-cell>
          <table:table-cell office:value-type="float" office:value="0.527719453545371" calcext:value-type="float">
            <text:p>0.527719453545371</text:p>
          </table:table-cell>
          <table:table-cell office:value-type="float" office:value="0.574421189516992" calcext:value-type="float">
            <text:p>0.574421189516992</text:p>
          </table:table-cell>
          <table:table-cell office:value-type="float" office:value="0.568428253987121" calcext:value-type="float">
            <text:p>0.568428253987121</text:p>
          </table:table-cell>
          <table:table-cell office:value-type="float" office:value="0.53845503919989" calcext:value-type="float">
            <text:p>0.53845503919989</text:p>
          </table:table-cell>
          <table:table-cell office:value-type="float" office:value="0.467393766633783" calcext:value-type="float">
            <text:p>0.467393766633783</text:p>
          </table:table-cell>
          <table:table-cell office:value-type="float" office:value="0.478693022329831" calcext:value-type="float">
            <text:p>0.478693022329831</text:p>
          </table:table-cell>
          <table:table-cell office:value-type="float" office:value="0.473164998238631" calcext:value-type="float">
            <text:p>0.473164998238631</text:p>
          </table:table-cell>
          <table:table-cell office:value-type="float" office:value="0.497517207582862" calcext:value-type="float">
            <text:p>0.497517207582862</text:p>
          </table:table-cell>
          <table:table-cell office:value-type="float" office:value="0.519181104045471" calcext:value-type="float">
            <text:p>0.519181104045471</text:p>
          </table:table-cell>
          <table:table-cell office:value-type="float" office:value="0.524348014652847" calcext:value-type="float">
            <text:p>0.524348014652847</text:p>
          </table:table-cell>
          <table:table-cell office:value-type="float" office:value="0.51717070102023" calcext:value-type="float">
            <text:p>0.51717070102023</text:p>
          </table:table-cell>
          <table:table-cell office:value-type="float" office:value="0.488576370877179" calcext:value-type="float">
            <text:p>0.488576370877179</text:p>
          </table:table-cell>
          <table:table-cell office:value-type="float" office:value="0.499706508630481" calcext:value-type="float">
            <text:p>0.499706508630481</text:p>
          </table:table-cell>
          <table:table-cell office:value-type="float" office:value="0.498900503460238" calcext:value-type="float">
            <text:p>0.498900503460238</text:p>
          </table:table-cell>
          <table:table-cell office:value-type="float" office:value="0.482362265953681" calcext:value-type="float">
            <text:p>0.482362265953681</text:p>
          </table:table-cell>
          <table:table-cell office:value-type="float" office:value="0.497241214194438" calcext:value-type="float">
            <text:p>0.497241214194438</text:p>
          </table:table-cell>
          <table:table-cell office:value-type="float" office:value="0.511302223629405" calcext:value-type="float">
            <text:p>0.511302223629405</text:p>
          </table:table-cell>
          <table:table-cell office:value-type="float" office:value="0.526411878592585" calcext:value-type="float">
            <text:p>0.526411878592585</text:p>
          </table:table-cell>
          <table:table-cell office:value-type="float" office:value="0.539919664736523" calcext:value-type="float">
            <text:p>0.539919664736523</text:p>
          </table:table-cell>
          <table:table-cell office:value-type="float" office:value="0.541721707428452" calcext:value-type="float">
            <text:p>0.541721707428452</text:p>
          </table:table-cell>
          <table:table-cell office:value-type="float" office:value="0.551779166868508" calcext:value-type="float">
            <text:p>0.551779166868508</text:p>
          </table:table-cell>
          <table:table-cell office:value-type="float" office:value="0.544108435387927" calcext:value-type="float">
            <text:p>0.544108435387927</text:p>
          </table:table-cell>
          <table:table-cell office:value-type="float" office:value="0.485987810638085" calcext:value-type="float">
            <text:p>0.485987810638085</text:p>
          </table:table-cell>
          <table:table-cell office:value-type="float" office:value="0.529968903798624" calcext:value-type="float">
            <text:p>0.529968903798624</text:p>
          </table:table-cell>
          <table:table-cell office:value-type="float" office:value="0.528636408272004" calcext:value-type="float">
            <text:p>0.528636408272004</text:p>
          </table:table-cell>
          <table:table-cell office:value-type="float" office:value="0.522094080140366" calcext:value-type="float">
            <text:p>0.522094080140366</text:p>
          </table:table-cell>
          <table:table-cell office:value-type="float" office:value="0.483936241346476" calcext:value-type="float">
            <text:p>0.483936241346476</text:p>
          </table:table-cell>
          <table:table-cell office:value-type="float" office:value="0.46049523827465" calcext:value-type="float">
            <text:p>0.46049523827465</text:p>
          </table:table-cell>
          <table:table-cell office:value-type="float" office:value="0.447515660173829" calcext:value-type="float">
            <text:p>0.447515660173829</text:p>
          </table:table-cell>
          <table:table-cell office:value-type="float" office:value="0.459013474763729" calcext:value-type="float">
            <text:p>0.459013474763729</text:p>
          </table:table-cell>
          <table:table-cell office:value-type="float" office:value="0.485274771345259" calcext:value-type="float">
            <text:p>0.485274771345259</text:p>
          </table:table-cell>
          <table:table-cell office:value-type="float" office:value="0.501776968631274" calcext:value-type="float">
            <text:p>0.501776968631274</text:p>
          </table:table-cell>
          <table:table-cell office:value-type="float" office:value="0.513627492925751" calcext:value-type="float">
            <text:p>0.513627492925751</text:p>
          </table:table-cell>
          <table:table-cell office:value-type="float" office:value="0.504380967627342" calcext:value-type="float">
            <text:p>0.504380967627342</text:p>
          </table:table-cell>
          <table:table-cell office:value-type="float" office:value="0.481436960303775" calcext:value-type="float">
            <text:p>0.481436960303775</text:p>
          </table:table-cell>
          <table:table-cell office:value-type="float" office:value="0.507164265447082" calcext:value-type="float">
            <text:p>0.507164265447082</text:p>
          </table:table-cell>
          <table:table-cell office:value-type="float" office:value="0.534948432157985" calcext:value-type="float">
            <text:p>0.534948432157985</text:p>
          </table:table-cell>
          <table:table-cell office:value-type="float" office:value="0.532884247061916" calcext:value-type="float">
            <text:p>0.532884247061916</text:p>
          </table:table-cell>
          <table:table-cell office:value-type="float" office:value="0.528653925282672" calcext:value-type="float">
            <text:p>0.528653925282672</text:p>
          </table:table-cell>
          <table:table-cell office:value-type="float" office:value="0.540320950095459" calcext:value-type="float">
            <text:p>0.540320950095459</text:p>
          </table:table-cell>
          <table:table-cell office:value-type="float" office:value="0.547383060209207" calcext:value-type="float">
            <text:p>0.547383060209207</text:p>
          </table:table-cell>
          <table:table-cell office:value-type="float" office:value="0.53581911333609" calcext:value-type="float">
            <text:p>0.53581911333609</text:p>
          </table:table-cell>
          <table:table-cell office:value-type="float" office:value="0.508292342436169" calcext:value-type="float">
            <text:p>0.508292342436169</text:p>
          </table:table-cell>
          <table:table-cell office:value-type="float" office:value="0.500248295068832" calcext:value-type="float">
            <text:p>0.500248295068832</text:p>
          </table:table-cell>
          <table:table-cell office:value-type="float" office:value="0.49657005722187" calcext:value-type="float">
            <text:p>0.49657005722187</text:p>
          </table:table-cell>
          <table:table-cell office:value-type="float" office:value="0.49231268670654" calcext:value-type="float">
            <text:p>0.49231268670654</text:p>
          </table:table-cell>
          <table:table-cell office:value-type="float" office:value="0.493366397115965" calcext:value-type="float">
            <text:p>0.493366397115965</text:p>
          </table:table-cell>
          <table:table-cell office:value-type="float" office:value="0.49161090187229" calcext:value-type="float">
            <text:p>0.49161090187229</text:p>
          </table:table-cell>
          <table:table-cell office:value-type="float" office:value="0.492658328226637" calcext:value-type="float">
            <text:p>0.492658328226637</text:p>
          </table:table-cell>
          <table:table-cell office:value-type="float" office:value="0.490464089822627" calcext:value-type="float">
            <text:p>0.490464089822627</text:p>
          </table:table-cell>
          <table:table-cell office:value-type="float" office:value="0.491783628231847" calcext:value-type="float">
            <text:p>0.491783628231847</text:p>
          </table:table-cell>
          <table:table-cell office:value-type="float" office:value="0.488729852706429" calcext:value-type="float">
            <text:p>0.488729852706429</text:p>
          </table:table-cell>
          <table:table-cell office:value-type="float" office:value="0.489715062456287" calcext:value-type="float">
            <text:p>0.489715062456287</text:p>
          </table:table-cell>
          <table:table-cell office:value-type="float" office:value="0.493126343009656" calcext:value-type="float">
            <text:p>0.493126343009656</text:p>
          </table:table-cell>
          <table:table-cell office:value-type="float" office:value="0.488984505661598" calcext:value-type="float">
            <text:p>0.488984505661598</text:p>
          </table:table-cell>
          <table:table-cell office:value-type="float" office:value="0.491157316635739" calcext:value-type="float">
            <text:p>0.491157316635739</text:p>
          </table:table-cell>
          <table:table-cell office:value-type="float" office:value="0.540187296596275" calcext:value-type="float">
            <text:p>0.540187296596275</text:p>
          </table:table-cell>
          <table:table-cell office:value-type="float" office:value="0.528732354888498" calcext:value-type="float">
            <text:p>0.528732354888498</text:p>
          </table:table-cell>
          <table:table-cell office:value-type="float" office:value="0.495126585581531" calcext:value-type="float">
            <text:p>0.495126585581531</text:p>
          </table:table-cell>
          <table:table-cell office:value-type="float" office:value="0.485958841927017" calcext:value-type="float">
            <text:p>0.485958841927017</text:p>
          </table:table-cell>
          <table:table-cell office:value-type="float" office:value="0.452165179263671" calcext:value-type="float">
            <text:p>0.452165179263671</text:p>
          </table:table-cell>
          <table:table-cell office:value-type="float" office:value="0.444575851271266" calcext:value-type="float">
            <text:p>0.444575851271266</text:p>
          </table:table-cell>
          <table:table-cell office:value-type="float" office:value="0.453298442102858" calcext:value-type="float">
            <text:p>0.453298442102858</text:p>
          </table:table-cell>
          <table:table-cell office:value-type="float" office:value="0.471188698310291" calcext:value-type="float">
            <text:p>0.471188698310291</text:p>
          </table:table-cell>
          <table:table-cell office:value-type="float" office:value="0.487386091489084" calcext:value-type="float">
            <text:p>0.487386091489084</text:p>
          </table:table-cell>
          <table:table-cell office:value-type="float" office:value="0.497551081076231" calcext:value-type="float">
            <text:p>0.497551081076231</text:p>
          </table:table-cell>
          <table:table-cell office:value-type="float" office:value="0.492745851805357" calcext:value-type="float">
            <text:p>0.492745851805357</text:p>
          </table:table-cell>
          <table:table-cell office:value-type="float" office:value="0.489562343510891" calcext:value-type="float">
            <text:p>0.489562343510891</text:p>
          </table:table-cell>
          <table:table-cell office:value-type="float" office:value="0.47722471649745" calcext:value-type="float">
            <text:p>0.47722471649745</text:p>
          </table:table-cell>
          <table:table-cell office:value-type="float" office:value="0.47470262000482" calcext:value-type="float">
            <text:p>0.47470262000482</text:p>
          </table:table-cell>
          <table:table-cell office:value-type="float" office:value="0.527322779497919" calcext:value-type="float">
            <text:p>0.527322779497919</text:p>
          </table:table-cell>
          <table:table-cell office:value-type="float" office:value="0.531658386612489" calcext:value-type="float">
            <text:p>0.531658386612489</text:p>
          </table:table-cell>
          <table:table-cell office:value-type="float" office:value="0.541273855906131" calcext:value-type="float">
            <text:p>0.541273855906131</text:p>
          </table:table-cell>
          <table:table-cell office:value-type="float" office:value="0.540087757395561" calcext:value-type="float">
            <text:p>0.540087757395561</text:p>
          </table:table-cell>
          <table:table-cell office:value-type="float" office:value="0.54313270407667" calcext:value-type="float">
            <text:p>0.54313270407667</text:p>
          </table:table-cell>
          <table:table-cell office:value-type="float" office:value="0.540426692883156" calcext:value-type="float">
            <text:p>0.540426692883156</text:p>
          </table:table-cell>
          <table:table-cell office:value-type="float" office:value="0.538112253429617" calcext:value-type="float">
            <text:p>0.538112253429617</text:p>
          </table:table-cell>
          <table:table-cell office:value-type="float" office:value="0.539137397368394" calcext:value-type="float">
            <text:p>0.539137397368394</text:p>
          </table:table-cell>
          <table:table-cell office:value-type="float" office:value="0.5352980365856" calcext:value-type="float">
            <text:p>0.5352980365856</text:p>
          </table:table-cell>
          <table:table-cell office:value-type="float" office:value="0.533519868549685" calcext:value-type="float">
            <text:p>0.533519868549685</text:p>
          </table:table-cell>
          <table:table-cell office:value-type="float" office:value="0.5343664155992" calcext:value-type="float">
            <text:p>0.5343664155992</text:p>
          </table:table-cell>
          <table:table-cell office:value-type="float" office:value="0.48641215378839" calcext:value-type="float">
            <text:p>0.48641215378839</text:p>
          </table:table-cell>
          <table:table-cell office:value-type="float" office:value="0.48096399222261" calcext:value-type="float">
            <text:p>0.48096399222261</text:p>
          </table:table-cell>
          <table:table-cell office:value-type="float" office:value="0.45896668265517" calcext:value-type="float">
            <text:p>0.45896668265517</text:p>
          </table:table-cell>
          <table:table-cell office:value-type="float" office:value="0.447982288566257" calcext:value-type="float">
            <text:p>0.447982288566257</text:p>
          </table:table-cell>
          <table:table-cell office:value-type="float" office:value="0.444011191316975" calcext:value-type="float">
            <text:p>0.444011191316975</text:p>
          </table:table-cell>
          <table:table-cell office:value-type="float" office:value="0.442990093494073" calcext:value-type="float">
            <text:p>0.442990093494073</text:p>
          </table:table-cell>
          <table:table-cell office:value-type="float" office:value="0.452782042847766" calcext:value-type="float">
            <text:p>0.452782042847766</text:p>
          </table:table-cell>
          <table:table-cell office:value-type="float" office:value="0.446638451702183" calcext:value-type="float">
            <text:p>0.446638451702183</text:p>
          </table:table-cell>
          <table:table-cell office:value-type="float" office:value="0.463846565601445" calcext:value-type="float">
            <text:p>0.463846565601445</text:p>
          </table:table-cell>
          <table:table-cell office:value-type="float" office:value="0.467992736945106" calcext:value-type="float">
            <text:p>0.467992736945106</text:p>
          </table:table-cell>
          <table:table-cell office:value-type="float" office:value="0.484771613208705" calcext:value-type="float">
            <text:p>0.484771613208705</text:p>
          </table:table-cell>
          <table:table-cell office:value-type="float" office:value="0.50366538485611" calcext:value-type="float">
            <text:p>0.50366538485611</text:p>
          </table:table-cell>
          <table:table-cell office:value-type="float" office:value="0.506276588562823" calcext:value-type="float">
            <text:p>0.506276588562823</text:p>
          </table:table-cell>
          <table:table-cell office:value-type="float" office:value="0.512605392701296" calcext:value-type="float">
            <text:p>0.512605392701296</text:p>
          </table:table-cell>
          <table:table-cell office:value-type="float" office:value="0.502061393928848" calcext:value-type="float">
            <text:p>0.502061393928848</text:p>
          </table:table-cell>
          <table:table-cell office:value-type="float" office:value="0.483340302140589" calcext:value-type="float">
            <text:p>0.483340302140589</text:p>
          </table:table-cell>
          <table:table-cell office:value-type="float" office:value="0.539398023560194" calcext:value-type="float">
            <text:p>0.539398023560194</text:p>
          </table:table-cell>
          <table:table-cell office:value-type="float" office:value="0.542808812385135" calcext:value-type="float">
            <text:p>0.542808812385135</text:p>
          </table:table-cell>
          <table:table-cell office:value-type="float" office:value="0.543956404304805" calcext:value-type="float">
            <text:p>0.543956404304805</text:p>
          </table:table-cell>
          <table:table-cell office:value-type="float" office:value="0.552179840512715" calcext:value-type="float">
            <text:p>0.552179840512715</text:p>
          </table:table-cell>
          <table:table-cell office:value-type="float" office:value="0.555799341885991" calcext:value-type="float">
            <text:p>0.555799341885991</text:p>
          </table:table-cell>
          <table:table-cell office:value-type="float" office:value="0.557316688095364" calcext:value-type="float">
            <text:p>0.557316688095364</text:p>
          </table:table-cell>
          <table:table-cell office:value-type="float" office:value="0.519547110612058" calcext:value-type="float">
            <text:p>0.519547110612058</text:p>
          </table:table-cell>
          <table:table-cell office:value-type="float" office:value="0.486332067241248" calcext:value-type="float">
            <text:p>0.486332067241248</text:p>
          </table:table-cell>
          <table:table-cell office:value-type="float" office:value="0.485857437303685" calcext:value-type="float">
            <text:p>0.485857437303685</text:p>
          </table:table-cell>
          <table:table-cell office:value-type="float" office:value="0.492357200311753" calcext:value-type="float">
            <text:p>0.492357200311753</text:p>
          </table:table-cell>
          <table:table-cell office:value-type="float" office:value="0.501395911557725" calcext:value-type="float">
            <text:p>0.501395911557725</text:p>
          </table:table-cell>
          <table:table-cell office:value-type="float" office:value="0.507017129585505" calcext:value-type="float">
            <text:p>0.507017129585505</text:p>
          </table:table-cell>
          <table:table-cell office:value-type="float" office:value="0.493693512910949" calcext:value-type="float">
            <text:p>0.493693512910949</text:p>
          </table:table-cell>
          <table:table-cell office:value-type="float" office:value="0.495443086541678" calcext:value-type="float">
            <text:p>0.495443086541678</text:p>
          </table:table-cell>
          <table:table-cell office:value-type="float" office:value="0.502649126530324" calcext:value-type="float">
            <text:p>0.502649126530324</text:p>
          </table:table-cell>
          <table:table-cell office:value-type="float" office:value="0.549813100697086" calcext:value-type="float">
            <text:p>0.549813100697086</text:p>
          </table:table-cell>
          <table:table-cell office:value-type="float" office:value="0.55275684399088" calcext:value-type="float">
            <text:p>0.55275684399088</text:p>
          </table:table-cell>
          <table:table-cell office:value-type="float" office:value="0.511860438982738" calcext:value-type="float">
            <text:p>0.511860438982738</text:p>
          </table:table-cell>
          <table:table-cell office:value-type="float" office:value="0.482764037974509" calcext:value-type="float">
            <text:p>0.482764037974509</text:p>
          </table:table-cell>
          <table:table-cell office:value-type="float" office:value="0.473808191573539" calcext:value-type="float">
            <text:p>0.473808191573539</text:p>
          </table:table-cell>
          <table:table-cell office:value-type="float" office:value="0.466609426430626" calcext:value-type="float">
            <text:p>0.466609426430626</text:p>
          </table:table-cell>
          <table:table-cell office:value-type="float" office:value="0.482865197497498" calcext:value-type="float">
            <text:p>0.482865197497498</text:p>
          </table:table-cell>
          <table:table-cell office:value-type="float" office:value="0.483849471001506" calcext:value-type="float">
            <text:p>0.483849471001506</text:p>
          </table:table-cell>
          <table:table-cell office:value-type="float" office:value="0.49675948107936" calcext:value-type="float">
            <text:p>0.49675948107936</text:p>
          </table:table-cell>
          <table:table-cell office:value-type="float" office:value="0.521691623839613" calcext:value-type="float">
            <text:p>0.521691623839613</text:p>
          </table:table-cell>
          <table:table-cell office:value-type="float" office:value="0.529593412358632" calcext:value-type="float">
            <text:p>0.529593412358632</text:p>
          </table:table-cell>
          <table:table-cell office:value-type="float" office:value="0.541593231461605" calcext:value-type="float">
            <text:p>0.541593231461605</text:p>
          </table:table-cell>
          <table:table-cell office:value-type="float" office:value="0.547621703731957" calcext:value-type="float">
            <text:p>0.547621703731957</text:p>
          </table:table-cell>
          <table:table-cell office:value-type="float" office:value="0.541795726873146" calcext:value-type="float">
            <text:p>0.541795726873146</text:p>
          </table:table-cell>
          <table:table-cell office:value-type="float" office:value="0.533836143188277" calcext:value-type="float">
            <text:p>0.533836143188277</text:p>
          </table:table-cell>
          <table:table-cell office:value-type="float" office:value="0.527548071727463" calcext:value-type="float">
            <text:p>0.527548071727463</text:p>
          </table:table-cell>
          <table:table-cell office:value-type="float" office:value="0.521139035643576" calcext:value-type="float">
            <text:p>0.521139035643576</text:p>
          </table:table-cell>
          <table:table-cell office:value-type="float" office:value="0.51601463540107" calcext:value-type="float">
            <text:p>0.51601463540107</text:p>
          </table:table-cell>
          <table:table-cell office:value-type="float" office:value="0.554743046510152" calcext:value-type="float">
            <text:p>0.554743046510152</text:p>
          </table:table-cell>
          <table:table-cell office:value-type="float" office:value="0.563142641025013" calcext:value-type="float">
            <text:p>0.563142641025013</text:p>
          </table:table-cell>
          <table:table-cell office:value-type="float" office:value="0.563692217763417" calcext:value-type="float">
            <text:p>0.563692217763417</text:p>
          </table:table-cell>
          <table:table-cell office:value-type="float" office:value="0.566974135141133" calcext:value-type="float">
            <text:p>0.566974135141133</text:p>
          </table:table-cell>
          <table:table-cell office:value-type="float" office:value="0.564913139426112" calcext:value-type="float">
            <text:p>0.564913139426112</text:p>
          </table:table-cell>
          <table:table-cell office:value-type="float" office:value="0.560247453842366" calcext:value-type="float">
            <text:p>0.560247453842366</text:p>
          </table:table-cell>
          <table:table-cell office:value-type="float" office:value="0.561755418217045" calcext:value-type="float">
            <text:p>0.561755418217045</text:p>
          </table:table-cell>
          <table:table-cell office:value-type="float" office:value="0.519212432590848" calcext:value-type="float">
            <text:p>0.519212432590848</text:p>
          </table:table-cell>
          <table:table-cell office:value-type="float" office:value="0.505993648532816" calcext:value-type="float">
            <text:p>0.505993648532816</text:p>
          </table:table-cell>
          <table:table-cell office:value-type="float" office:value="0.50205963760372" calcext:value-type="float">
            <text:p>0.50205963760372</text:p>
          </table:table-cell>
          <table:table-cell office:value-type="float" office:value="0.503955336467646" calcext:value-type="float">
            <text:p>0.503955336467646</text:p>
          </table:table-cell>
          <table:table-cell office:value-type="float" office:value="0.506819188486456" calcext:value-type="float">
            <text:p>0.506819188486456</text:p>
          </table:table-cell>
          <table:table-cell office:value-type="float" office:value="0.508828010541723" calcext:value-type="float">
            <text:p>0.508828010541723</text:p>
          </table:table-cell>
          <table:table-cell office:value-type="float" office:value="0.513794548052162" calcext:value-type="float">
            <text:p>0.513794548052162</text:p>
          </table:table-cell>
          <table:table-cell office:value-type="float" office:value="0.516635519118976" calcext:value-type="float">
            <text:p>0.516635519118976</text:p>
          </table:table-cell>
          <table:table-cell office:value-type="float" office:value="0.510885066558681" calcext:value-type="float">
            <text:p>0.510885066558681</text:p>
          </table:table-cell>
          <table:table-cell office:value-type="float" office:value="0.563389598523245" calcext:value-type="float">
            <text:p>0.563389598523245</text:p>
          </table:table-cell>
          <table:table-cell office:value-type="float" office:value="0.564019840670873" calcext:value-type="float">
            <text:p>0.564019840670873</text:p>
          </table:table-cell>
          <table:table-cell office:value-type="float" office:value="0.516724021538487" calcext:value-type="float">
            <text:p>0.516724021538487</text:p>
          </table:table-cell>
          <table:table-cell office:value-type="float" office:value="0.48661294077662" calcext:value-type="float">
            <text:p>0.48661294077662</text:p>
          </table:table-cell>
          <table:table-cell office:value-type="float" office:value="0.483041694609359" calcext:value-type="float">
            <text:p>0.483041694609359</text:p>
          </table:table-cell>
          <table:table-cell office:value-type="float" office:value="0.493800527876129" calcext:value-type="float">
            <text:p>0.493800527876129</text:p>
          </table:table-cell>
          <table:table-cell office:value-type="float" office:value="0.540558302318334" calcext:value-type="float">
            <text:p>0.540558302318334</text:p>
          </table:table-cell>
          <table:table-cell office:value-type="float" office:value="0.553901302395327" calcext:value-type="float">
            <text:p>0.553901302395327</text:p>
          </table:table-cell>
          <table:table-cell office:value-type="float" office:value="0.576128969308916" calcext:value-type="float">
            <text:p>0.576128969308916</text:p>
          </table:table-cell>
          <table:table-cell office:value-type="float" office:value="0.578993548198618" calcext:value-type="float">
            <text:p>0.578993548198618</text:p>
          </table:table-cell>
          <table:table-cell office:value-type="float" office:value="0.571091878312784" calcext:value-type="float">
            <text:p>0.571091878312784</text:p>
          </table:table-cell>
          <table:table-cell office:value-type="float" office:value="0.5703393291606" calcext:value-type="float">
            <text:p>0.5703393291606</text:p>
          </table:table-cell>
          <table:table-cell office:value-type="float" office:value="0.567288097007411" calcext:value-type="float">
            <text:p>0.567288097007411</text:p>
          </table:table-cell>
          <table:table-cell office:value-type="float" office:value="0.5443176364579" calcext:value-type="float">
            <text:p>0.5443176364579</text:p>
          </table:table-cell>
          <table:table-cell office:value-type="float" office:value="0.550105043681304" calcext:value-type="float">
            <text:p>0.550105043681304</text:p>
          </table:table-cell>
          <table:table-cell office:value-type="float" office:value="0.546253482433383" calcext:value-type="float">
            <text:p>0.546253482433383</text:p>
          </table:table-cell>
          <table:table-cell office:value-type="float" office:value="0.542370995896586" calcext:value-type="float">
            <text:p>0.542370995896586</text:p>
          </table:table-cell>
          <table:table-cell office:value-type="float" office:value="0.541087045861413" calcext:value-type="float">
            <text:p>0.541087045861413</text:p>
          </table:table-cell>
          <table:table-cell office:value-type="float" office:value="0.54296309393215" calcext:value-type="float">
            <text:p>0.54296309393215</text:p>
          </table:table-cell>
          <table:table-cell office:value-type="float" office:value="0.560551405758561" calcext:value-type="float">
            <text:p>0.560551405758561</text:p>
          </table:table-cell>
          <table:table-cell office:value-type="float" office:value="0.567862699820482" calcext:value-type="float">
            <text:p>0.567862699820482</text:p>
          </table:table-cell>
          <table:table-cell office:value-type="float" office:value="0.565417256527503" calcext:value-type="float">
            <text:p>0.565417256527503</text:p>
          </table:table-cell>
          <table:table-cell office:value-type="float" office:value="0.559962051736928" calcext:value-type="float">
            <text:p>0.559962051736928</text:p>
          </table:table-cell>
          <table:table-cell office:value-type="float" office:value="0.556672933803401" calcext:value-type="float">
            <text:p>0.556672933803401</text:p>
          </table:table-cell>
          <table:table-cell office:value-type="float" office:value="0.558406124311413" calcext:value-type="float">
            <text:p>0.558406124311413</text:p>
          </table:table-cell>
          <table:table-cell office:value-type="float" office:value="0.555387084005931" calcext:value-type="float">
            <text:p>0.555387084005931</text:p>
          </table:table-cell>
          <table:table-cell office:value-type="float" office:value="0.55160822474636" calcext:value-type="float">
            <text:p>0.55160822474636</text:p>
          </table:table-cell>
          <table:table-cell office:value-type="float" office:value="0.549657425967705" calcext:value-type="float">
            <text:p>0.549657425967705</text:p>
          </table:table-cell>
          <table:table-cell office:value-type="float" office:value="0.549932247035633" calcext:value-type="float">
            <text:p>0.549932247035633</text:p>
          </table:table-cell>
          <table:table-cell office:value-type="float" office:value="0.551736196635691" calcext:value-type="float">
            <text:p>0.551736196635691</text:p>
          </table:table-cell>
          <table:table-cell office:value-type="float" office:value="0.55215723568903" calcext:value-type="float">
            <text:p>0.55215723568903</text:p>
          </table:table-cell>
          <table:table-cell office:value-type="float" office:value="0.551432635333862" calcext:value-type="float">
            <text:p>0.551432635333862</text:p>
          </table:table-cell>
          <table:table-cell office:value-type="float" office:value="0.550980009084058" calcext:value-type="float">
            <text:p>0.550980009084058</text:p>
          </table:table-cell>
          <table:table-cell office:value-type="float" office:value="0.550476616724344" calcext:value-type="float">
            <text:p>0.550476616724344</text:p>
          </table:table-cell>
          <table:table-cell office:value-type="float" office:value="0.550424642324217" calcext:value-type="float">
            <text:p>0.550424642324217</text:p>
          </table:table-cell>
          <table:table-cell office:value-type="float" office:value="0.55072748984321" calcext:value-type="float">
            <text:p>0.55072748984321</text:p>
          </table:table-cell>
          <table:table-cell office:value-type="float" office:value="0.550993387209524" calcext:value-type="float">
            <text:p>0.550993387209524</text:p>
          </table:table-cell>
          <table:table-cell office:value-type="float" office:value="0.55120652205895" calcext:value-type="float">
            <text:p>0.55120652205895</text:p>
          </table:table-cell>
          <table:table-cell office:value-type="float" office:value="0.550541304343489" calcext:value-type="float">
            <text:p>0.550541304343489</text:p>
          </table:table-cell>
          <table:table-cell office:value-type="float" office:value="0.551014105222415" calcext:value-type="float">
            <text:p>0.551014105222415</text:p>
          </table:table-cell>
          <table:table-cell office:value-type="float" office:value="0.550646479750681" calcext:value-type="float">
            <text:p>0.550646479750681</text:p>
          </table:table-cell>
          <table:table-cell office:value-type="float" office:value="0.550348604386576" calcext:value-type="float">
            <text:p>0.550348604386576</text:p>
          </table:table-cell>
          <table:table-cell office:value-type="float" office:value="0.550840318357697" calcext:value-type="float">
            <text:p>0.550840318357697</text:p>
          </table:table-cell>
          <table:table-cell office:value-type="float" office:value="0.5511886714863" calcext:value-type="float">
            <text:p>0.5511886714863</text:p>
          </table:table-cell>
          <table:table-cell office:value-type="float" office:value="0.550728525351431" calcext:value-type="float">
            <text:p>0.550728525351431</text:p>
          </table:table-cell>
          <table:table-cell office:value-type="float" office:value="0.550667733136638" calcext:value-type="float">
            <text:p>0.550667733136638</text:p>
          </table:table-cell>
          <table:table-cell office:value-type="float" office:value="0.550281105972798" calcext:value-type="float">
            <text:p>0.550281105972798</text:p>
          </table:table-cell>
          <table:table-cell office:value-type="float" office:value="0.550138654513721" calcext:value-type="float">
            <text:p>0.550138654513721</text:p>
          </table:table-cell>
          <table:table-cell office:value-type="float" office:value="0.549425336923077" calcext:value-type="float">
            <text:p>0.549425336923077</text:p>
          </table:table-cell>
          <table:table-cell office:value-type="float" office:value="0.549349842802262" calcext:value-type="float">
            <text:p>0.549349842802262</text:p>
          </table:table-cell>
          <table:table-cell office:value-type="float" office:value="0.549175715237891" calcext:value-type="float">
            <text:p>0.549175715237891</text:p>
          </table:table-cell>
          <table:table-cell office:value-type="float" office:value="0.549687230456255" calcext:value-type="float">
            <text:p>0.549687230456255</text:p>
          </table:table-cell>
          <table:table-cell office:value-type="float" office:value="0.549150837722217" calcext:value-type="float">
            <text:p>0.549150837722217</text:p>
          </table:table-cell>
          <table:table-cell office:value-type="float" office:value="0.549412900000171" calcext:value-type="float">
            <text:p>0.549412900000171</text:p>
          </table:table-cell>
          <table:table-cell office:value-type="float" office:value="0.548977371266026" calcext:value-type="float">
            <text:p>0.548977371266026</text:p>
          </table:table-cell>
          <table:table-cell office:value-type="float" office:value="0.549262720560003" calcext:value-type="float">
            <text:p>0.549262720560003</text:p>
          </table:table-cell>
          <table:table-cell office:value-type="float" office:value="0.548153894355347" calcext:value-type="float">
            <text:p>0.548153894355347</text:p>
          </table:table-cell>
          <table:table-cell office:value-type="float" office:value="0.548302646520205" calcext:value-type="float">
            <text:p>0.548302646520205</text:p>
          </table:table-cell>
          <table:table-cell office:value-type="float" office:value="0.547369376868815" calcext:value-type="float">
            <text:p>0.547369376868815</text:p>
          </table:table-cell>
          <table:table-cell office:value-type="float" office:value="0.547823167558913" calcext:value-type="float">
            <text:p>0.547823167558913</text:p>
          </table:table-cell>
          <table:table-cell office:value-type="float" office:value="0.547546158058159" calcext:value-type="float">
            <text:p>0.547546158058159</text:p>
          </table:table-cell>
          <table:table-cell office:value-type="float" office:value="0.547347538356205" calcext:value-type="float">
            <text:p>0.547347538356205</text:p>
          </table:table-cell>
          <table:table-cell office:value-type="float" office:value="0.547313046074983" calcext:value-type="float">
            <text:p>0.547313046074983</text:p>
          </table:table-cell>
          <table:table-cell office:value-type="float" office:value="0.547560939297206" calcext:value-type="float">
            <text:p>0.547560939297206</text:p>
          </table:table-cell>
          <table:table-cell office:value-type="float" office:value="0.547012247569972" calcext:value-type="float">
            <text:p>0.547012247569972</text:p>
          </table:table-cell>
          <table:table-cell office:value-type="float" office:value="0.547634496495221" calcext:value-type="float">
            <text:p>0.547634496495221</text:p>
          </table:table-cell>
          <table:table-cell office:value-type="float" office:value="0.547361581600189" calcext:value-type="float">
            <text:p>0.547361581600189</text:p>
          </table:table-cell>
          <table:table-cell office:value-type="float" office:value="0.548182959141033" calcext:value-type="float">
            <text:p>0.548182959141033</text:p>
          </table:table-cell>
          <table:table-cell office:value-type="float" office:value="0.547693322316687" calcext:value-type="float">
            <text:p>0.547693322316687</text:p>
          </table:table-cell>
          <table:table-cell office:value-type="float" office:value="0.546825446871144" calcext:value-type="float">
            <text:p>0.546825446871144</text:p>
          </table:table-cell>
          <table:table-cell office:value-type="float" office:value="0.547873755086788" calcext:value-type="float">
            <text:p>0.547873755086788</text:p>
          </table:table-cell>
          <table:table-cell office:value-type="float" office:value="0.54704370129913" calcext:value-type="float">
            <text:p>0.54704370129913</text:p>
          </table:table-cell>
          <table:table-cell office:value-type="float" office:value="0.547360519237397" calcext:value-type="float">
            <text:p>0.547360519237397</text:p>
          </table:table-cell>
          <table:table-cell office:value-type="float" office:value="0.547324645875449" calcext:value-type="float">
            <text:p>0.547324645875449</text:p>
          </table:table-cell>
          <table:table-cell office:value-type="float" office:value="0.547319930369697" calcext:value-type="float">
            <text:p>0.547319930369697</text:p>
          </table:table-cell>
          <table:table-cell office:value-type="float" office:value="0.547346165965356" calcext:value-type="float">
            <text:p>0.547346165965356</text:p>
          </table:table-cell>
          <table:table-cell office:value-type="float" office:value="0.54732663057494" calcext:value-type="float">
            <text:p>0.54732663057494</text:p>
          </table:table-cell>
          <table:table-cell office:value-type="float" office:value="0.547231905433969" calcext:value-type="float">
            <text:p>0.547231905433969</text:p>
          </table:table-cell>
          <table:table-cell office:value-type="float" office:value="0.547706101644247" calcext:value-type="float">
            <text:p>0.547706101644247</text:p>
          </table:table-cell>
          <table:table-cell office:value-type="float" office:value="0.547184151763323" calcext:value-type="float">
            <text:p>0.547184151763323</text:p>
          </table:table-cell>
          <table:table-cell office:value-type="float" office:value="0.547154551312675" calcext:value-type="float">
            <text:p>0.547154551312675</text:p>
          </table:table-cell>
          <table:table-cell office:value-type="float" office:value="0.547214684751763" calcext:value-type="float">
            <text:p>0.547214684751763</text:p>
          </table:table-cell>
          <table:table-cell office:value-type="float" office:value="0.547412227098947" calcext:value-type="float">
            <text:p>0.547412227098947</text:p>
          </table:table-cell>
          <table:table-cell office:value-type="float" office:value="0.547355587495875" calcext:value-type="float">
            <text:p>0.547355587495875</text:p>
          </table:table-cell>
          <table:table-cell office:value-type="float" office:value="0.546866995057972" calcext:value-type="float">
            <text:p>0.546866995057972</text:p>
          </table:table-cell>
          <table:table-cell office:value-type="float" office:value="0.5470269449543" calcext:value-type="float">
            <text:p>0.5470269449543</text:p>
          </table:table-cell>
          <table:table-cell office:value-type="float" office:value="0.547959045652591" calcext:value-type="float">
            <text:p>0.547959045652591</text:p>
          </table:table-cell>
          <table:table-cell office:value-type="float" office:value="0.5469768412989" calcext:value-type="float">
            <text:p>0.5469768412989</text:p>
          </table:table-cell>
          <table:table-cell office:value-type="float" office:value="0.54706740004435" calcext:value-type="float">
            <text:p>0.54706740004435</text:p>
          </table:table-cell>
          <table:table-cell office:value-type="float" office:value="0.547264797850419" calcext:value-type="float">
            <text:p>0.547264797850419</text:p>
          </table:table-cell>
          <table:table-cell office:value-type="float" office:value="0.547145735763297" calcext:value-type="float">
            <text:p>0.547145735763297</text:p>
          </table:table-cell>
          <table:table-cell office:value-type="float" office:value="0.546511291427214" calcext:value-type="float">
            <text:p>0.546511291427214</text:p>
          </table:table-cell>
          <table:table-cell office:value-type="float" office:value="0.547231242992705" calcext:value-type="float">
            <text:p>0.547231242992705</text:p>
          </table:table-cell>
          <table:table-cell office:value-type="float" office:value="0.547786622682575" calcext:value-type="float">
            <text:p>0.547786622682575</text:p>
          </table:table-cell>
          <table:table-cell office:value-type="float" office:value="0.546885395443919" calcext:value-type="float">
            <text:p>0.546885395443919</text:p>
          </table:table-cell>
          <table:table-cell office:value-type="float" office:value="0.546655742921257" calcext:value-type="float">
            <text:p>0.546655742921257</text:p>
          </table:table-cell>
          <table:table-cell table:number-columns-repeated="522"/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211749285294318" calcext:value-type="float">
            <text:p>-0.211749285294318</text:p>
          </table:table-cell>
          <table:table-cell office:value-type="float" office:value="-0.211646496139755" calcext:value-type="float">
            <text:p>-0.211646496139755</text:p>
          </table:table-cell>
          <table:table-cell office:value-type="float" office:value="-0.211757578868672" calcext:value-type="float">
            <text:p>-0.211757578868672</text:p>
          </table:table-cell>
          <table:table-cell office:value-type="float" office:value="-0.211680943712438" calcext:value-type="float">
            <text:p>-0.211680943712438</text:p>
          </table:table-cell>
          <table:table-cell office:value-type="float" office:value="-0.211743183814593" calcext:value-type="float">
            <text:p>-0.211743183814593</text:p>
          </table:table-cell>
          <table:table-cell office:value-type="float" office:value="-0.211785462043716" calcext:value-type="float">
            <text:p>-0.211785462043716</text:p>
          </table:table-cell>
          <table:table-cell office:value-type="float" office:value="-0.211641074919024" calcext:value-type="float">
            <text:p>-0.211641074919024</text:p>
          </table:table-cell>
          <table:table-cell office:value-type="float" office:value="-0.211684008372898" calcext:value-type="float">
            <text:p>-0.211684008372898</text:p>
          </table:table-cell>
          <table:table-cell office:value-type="float" office:value="-0.211828433510602" calcext:value-type="float">
            <text:p>-0.211828433510602</text:p>
          </table:table-cell>
          <table:table-cell office:value-type="float" office:value="-0.211846309989706" calcext:value-type="float">
            <text:p>-0.211846309989706</text:p>
          </table:table-cell>
          <table:table-cell office:value-type="float" office:value="-0.211830683392557" calcext:value-type="float">
            <text:p>-0.211830683392557</text:p>
          </table:table-cell>
          <table:table-cell office:value-type="float" office:value="-0.211772343547718" calcext:value-type="float">
            <text:p>-0.211772343547718</text:p>
          </table:table-cell>
          <table:table-cell office:value-type="float" office:value="-0.211828638999875" calcext:value-type="float">
            <text:p>-0.211828638999875</text:p>
          </table:table-cell>
          <table:table-cell office:value-type="float" office:value="-0.211791331142094" calcext:value-type="float">
            <text:p>-0.211791331142094</text:p>
          </table:table-cell>
          <table:table-cell office:value-type="float" office:value="-0.211900030961516" calcext:value-type="float">
            <text:p>-0.211900030961516</text:p>
          </table:table-cell>
          <table:table-cell office:value-type="float" office:value="-0.211788336707549" calcext:value-type="float">
            <text:p>-0.211788336707549</text:p>
          </table:table-cell>
          <table:table-cell office:value-type="float" office:value="-0.211716365345" calcext:value-type="float">
            <text:p>-0.211716365345</text:p>
          </table:table-cell>
          <table:table-cell office:value-type="float" office:value="-0.211804603406361" calcext:value-type="float">
            <text:p>-0.211804603406361</text:p>
          </table:table-cell>
          <table:table-cell office:value-type="float" office:value="-0.211770509588276" calcext:value-type="float">
            <text:p>-0.211770509588276</text:p>
          </table:table-cell>
          <table:table-cell office:value-type="float" office:value="-0.211641876582159" calcext:value-type="float">
            <text:p>-0.211641876582159</text:p>
          </table:table-cell>
          <table:table-cell office:value-type="float" office:value="-0.211808119252232" calcext:value-type="float">
            <text:p>-0.211808119252232</text:p>
          </table:table-cell>
          <table:table-cell office:value-type="float" office:value="-0.211814467168468" calcext:value-type="float">
            <text:p>-0.211814467168468</text:p>
          </table:table-cell>
          <table:table-cell office:value-type="float" office:value="-0.211916018947848" calcext:value-type="float">
            <text:p>-0.211916018947848</text:p>
          </table:table-cell>
          <table:table-cell office:value-type="float" office:value="-0.211806816830182" calcext:value-type="float">
            <text:p>-0.211806816830182</text:p>
          </table:table-cell>
          <table:table-cell office:value-type="float" office:value="-0.211845564442516" calcext:value-type="float">
            <text:p>-0.211845564442516</text:p>
          </table:table-cell>
          <table:table-cell office:value-type="float" office:value="-0.211760789760526" calcext:value-type="float">
            <text:p>-0.211760789760526</text:p>
          </table:table-cell>
          <table:table-cell office:value-type="float" office:value="-0.211866890879696" calcext:value-type="float">
            <text:p>-0.211866890879696</text:p>
          </table:table-cell>
          <table:table-cell office:value-type="float" office:value="-0.211858075919023" calcext:value-type="float">
            <text:p>-0.211858075919023</text:p>
          </table:table-cell>
          <table:table-cell office:value-type="float" office:value="-0.211840054692383" calcext:value-type="float">
            <text:p>-0.211840054692383</text:p>
          </table:table-cell>
          <table:table-cell office:value-type="float" office:value="-0.211802169252222" calcext:value-type="float">
            <text:p>-0.211802169252222</text:p>
          </table:table-cell>
          <table:table-cell office:value-type="float" office:value="-0.211805687446618" calcext:value-type="float">
            <text:p>-0.211805687446618</text:p>
          </table:table-cell>
          <table:table-cell office:value-type="float" office:value="-0.211895735412849" calcext:value-type="float">
            <text:p>-0.211895735412849</text:p>
          </table:table-cell>
          <table:table-cell office:value-type="float" office:value="-0.211772511668672" calcext:value-type="float">
            <text:p>-0.211772511668672</text:p>
          </table:table-cell>
          <table:table-cell office:value-type="float" office:value="-0.211907824266809" calcext:value-type="float">
            <text:p>-0.211907824266809</text:p>
          </table:table-cell>
          <table:table-cell office:value-type="float" office:value="-0.211772010450807" calcext:value-type="float">
            <text:p>-0.211772010450807</text:p>
          </table:table-cell>
          <table:table-cell office:value-type="float" office:value="-0.211915291605214" calcext:value-type="float">
            <text:p>-0.211915291605214</text:p>
          </table:table-cell>
          <table:table-cell office:value-type="float" office:value="-0.21182067386169" calcext:value-type="float">
            <text:p>-0.21182067386169</text:p>
          </table:table-cell>
          <table:table-cell office:value-type="float" office:value="-0.211713315881808" calcext:value-type="float">
            <text:p>-0.211713315881808</text:p>
          </table:table-cell>
          <table:table-cell office:value-type="float" office:value="-0.211883769272862" calcext:value-type="float">
            <text:p>-0.211883769272862</text:p>
          </table:table-cell>
          <table:table-cell office:value-type="float" office:value="-0.211862302333447" calcext:value-type="float">
            <text:p>-0.211862302333447</text:p>
          </table:table-cell>
          <table:table-cell office:value-type="float" office:value="-0.211762510894719" calcext:value-type="float">
            <text:p>-0.211762510894719</text:p>
          </table:table-cell>
          <table:table-cell office:value-type="float" office:value="-0.211811878314407" calcext:value-type="float">
            <text:p>-0.211811878314407</text:p>
          </table:table-cell>
          <table:table-cell office:value-type="float" office:value="-0.211767684859192" calcext:value-type="float">
            <text:p>-0.211767684859192</text:p>
          </table:table-cell>
          <table:table-cell office:value-type="float" office:value="-0.211761360514496" calcext:value-type="float">
            <text:p>-0.211761360514496</text:p>
          </table:table-cell>
          <table:table-cell office:value-type="float" office:value="-0.211866267126091" calcext:value-type="float">
            <text:p>-0.211866267126091</text:p>
          </table:table-cell>
          <table:table-cell office:value-type="float" office:value="-0.211928710439871" calcext:value-type="float">
            <text:p>-0.211928710439871</text:p>
          </table:table-cell>
          <table:table-cell office:value-type="float" office:value="-0.211809722367045" calcext:value-type="float">
            <text:p>-0.211809722367045</text:p>
          </table:table-cell>
          <table:table-cell office:value-type="float" office:value="-0.211765287357192" calcext:value-type="float">
            <text:p>-0.211765287357192</text:p>
          </table:table-cell>
          <table:table-cell office:value-type="float" office:value="-0.211757327169584" calcext:value-type="float">
            <text:p>-0.211757327169584</text:p>
          </table:table-cell>
          <table:table-cell office:value-type="float" office:value="-0.211650744199635" calcext:value-type="float">
            <text:p>-0.211650744199635</text:p>
          </table:table-cell>
          <table:table-cell office:value-type="float" office:value="-0.211736429401413" calcext:value-type="float">
            <text:p>-0.211736429401413</text:p>
          </table:table-cell>
          <table:table-cell office:value-type="float" office:value="-0.211773445825218" calcext:value-type="float">
            <text:p>-0.211773445825218</text:p>
          </table:table-cell>
          <table:table-cell office:value-type="float" office:value="-0.211665633769394" calcext:value-type="float">
            <text:p>-0.211665633769394</text:p>
          </table:table-cell>
          <table:table-cell office:value-type="float" office:value="-0.21157117254206" calcext:value-type="float">
            <text:p>-0.21157117254206</text:p>
          </table:table-cell>
          <table:table-cell office:value-type="float" office:value="-0.211670651003643" calcext:value-type="float">
            <text:p>-0.211670651003643</text:p>
          </table:table-cell>
          <table:table-cell office:value-type="float" office:value="-0.212724411714349" calcext:value-type="float">
            <text:p>-0.212724411714349</text:p>
          </table:table-cell>
          <table:table-cell office:value-type="float" office:value="-0.214892619903231" calcext:value-type="float">
            <text:p>-0.214892619903231</text:p>
          </table:table-cell>
          <table:table-cell office:value-type="float" office:value="-0.215160625354069" calcext:value-type="float">
            <text:p>-0.215160625354069</text:p>
          </table:table-cell>
          <table:table-cell office:value-type="float" office:value="-0.214389032448757" calcext:value-type="float">
            <text:p>-0.214389032448757</text:p>
          </table:table-cell>
          <table:table-cell office:value-type="float" office:value="-0.21372040034096" calcext:value-type="float">
            <text:p>-0.21372040034096</text:p>
          </table:table-cell>
          <table:table-cell office:value-type="float" office:value="-0.209697609416702" calcext:value-type="float">
            <text:p>-0.209697609416702</text:p>
          </table:table-cell>
          <table:table-cell office:value-type="float" office:value="-0.211815641307602" calcext:value-type="float">
            <text:p>-0.211815641307602</text:p>
          </table:table-cell>
          <table:table-cell office:value-type="float" office:value="-0.26231536137603" calcext:value-type="float">
            <text:p>-0.26231536137603</text:p>
          </table:table-cell>
          <table:table-cell office:value-type="float" office:value="-0.255902063668622" calcext:value-type="float">
            <text:p>-0.255902063668622</text:p>
          </table:table-cell>
          <table:table-cell office:value-type="float" office:value="-0.255765687377499" calcext:value-type="float">
            <text:p>-0.255765687377499</text:p>
          </table:table-cell>
          <table:table-cell office:value-type="float" office:value="-0.257434951635664" calcext:value-type="float">
            <text:p>-0.257434951635664</text:p>
          </table:table-cell>
          <table:table-cell office:value-type="float" office:value="-0.263048148369092" calcext:value-type="float">
            <text:p>-0.263048148369092</text:p>
          </table:table-cell>
          <table:table-cell office:value-type="float" office:value="-0.259431346978528" calcext:value-type="float">
            <text:p>-0.259431346978528</text:p>
          </table:table-cell>
          <table:table-cell office:value-type="float" office:value="-0.26018440319552" calcext:value-type="float">
            <text:p>-0.26018440319552</text:p>
          </table:table-cell>
          <table:table-cell office:value-type="float" office:value="-0.260135062717146" calcext:value-type="float">
            <text:p>-0.260135062717146</text:p>
          </table:table-cell>
          <table:table-cell office:value-type="float" office:value="-0.263570450922458" calcext:value-type="float">
            <text:p>-0.263570450922458</text:p>
          </table:table-cell>
          <table:table-cell office:value-type="float" office:value="-0.258775267861381" calcext:value-type="float">
            <text:p>-0.258775267861381</text:p>
          </table:table-cell>
          <table:table-cell office:value-type="float" office:value="-0.241969805378544" calcext:value-type="float">
            <text:p>-0.241969805378544</text:p>
          </table:table-cell>
          <table:table-cell office:value-type="float" office:value="-0.238609668451602" calcext:value-type="float">
            <text:p>-0.238609668451602</text:p>
          </table:table-cell>
          <table:table-cell office:value-type="float" office:value="-0.238838997032571" calcext:value-type="float">
            <text:p>-0.238838997032571</text:p>
          </table:table-cell>
          <table:table-cell office:value-type="float" office:value="-0.249357976168156" calcext:value-type="float">
            <text:p>-0.249357976168156</text:p>
          </table:table-cell>
          <table:table-cell office:value-type="float" office:value="-0.253187696683747" calcext:value-type="float">
            <text:p>-0.253187696683747</text:p>
          </table:table-cell>
          <table:table-cell office:value-type="float" office:value="-0.252037147512085" calcext:value-type="float">
            <text:p>-0.252037147512085</text:p>
          </table:table-cell>
          <table:table-cell office:value-type="float" office:value="-0.250197982231404" calcext:value-type="float">
            <text:p>-0.250197982231404</text:p>
          </table:table-cell>
          <table:table-cell office:value-type="float" office:value="-0.24856113118293" calcext:value-type="float">
            <text:p>-0.24856113118293</text:p>
          </table:table-cell>
          <table:table-cell office:value-type="float" office:value="-0.188508261004831" calcext:value-type="float">
            <text:p>-0.188508261004831</text:p>
          </table:table-cell>
          <table:table-cell office:value-type="float" office:value="-0.189837113542458" calcext:value-type="float">
            <text:p>-0.189837113542458</text:p>
          </table:table-cell>
          <table:table-cell office:value-type="float" office:value="-0.183937070022987" calcext:value-type="float">
            <text:p>-0.183937070022987</text:p>
          </table:table-cell>
          <table:table-cell office:value-type="float" office:value="-0.189677175462631" calcext:value-type="float">
            <text:p>-0.189677175462631</text:p>
          </table:table-cell>
          <table:table-cell office:value-type="float" office:value="-0.19921140397478" calcext:value-type="float">
            <text:p>-0.19921140397478</text:p>
          </table:table-cell>
          <table:table-cell office:value-type="float" office:value="-0.199931617256712" calcext:value-type="float">
            <text:p>-0.199931617256712</text:p>
          </table:table-cell>
          <table:table-cell office:value-type="float" office:value="-0.209899909357108" calcext:value-type="float">
            <text:p>-0.209899909357108</text:p>
          </table:table-cell>
          <table:table-cell office:value-type="float" office:value="-0.218479329009175" calcext:value-type="float">
            <text:p>-0.218479329009175</text:p>
          </table:table-cell>
          <table:table-cell office:value-type="float" office:value="-0.22072115025276" calcext:value-type="float">
            <text:p>-0.22072115025276</text:p>
          </table:table-cell>
          <table:table-cell office:value-type="float" office:value="-0.219886526938079" calcext:value-type="float">
            <text:p>-0.219886526938079</text:p>
          </table:table-cell>
          <table:table-cell office:value-type="float" office:value="-0.211517629923304" calcext:value-type="float">
            <text:p>-0.211517629923304</text:p>
          </table:table-cell>
          <table:table-cell office:value-type="float" office:value="-0.215254201309166" calcext:value-type="float">
            <text:p>-0.215254201309166</text:p>
          </table:table-cell>
          <table:table-cell office:value-type="float" office:value="-0.226638157299399" calcext:value-type="float">
            <text:p>-0.226638157299399</text:p>
          </table:table-cell>
          <table:table-cell office:value-type="float" office:value="-0.242990300065241" calcext:value-type="float">
            <text:p>-0.242990300065241</text:p>
          </table:table-cell>
          <table:table-cell office:value-type="float" office:value="-0.25159606200347" calcext:value-type="float">
            <text:p>-0.25159606200347</text:p>
          </table:table-cell>
          <table:table-cell office:value-type="float" office:value="-0.257922584164865" calcext:value-type="float">
            <text:p>-0.257922584164865</text:p>
          </table:table-cell>
          <table:table-cell office:value-type="float" office:value="-0.263072982138281" calcext:value-type="float">
            <text:p>-0.263072982138281</text:p>
          </table:table-cell>
          <table:table-cell office:value-type="float" office:value="-0.266895723149111" calcext:value-type="float">
            <text:p>-0.266895723149111</text:p>
          </table:table-cell>
          <table:table-cell office:value-type="float" office:value="-0.267448518939629" calcext:value-type="float">
            <text:p>-0.267448518939629</text:p>
          </table:table-cell>
          <table:table-cell office:value-type="float" office:value="-0.271442323205448" calcext:value-type="float">
            <text:p>-0.271442323205448</text:p>
          </table:table-cell>
          <table:table-cell office:value-type="float" office:value="-0.269502612042318" calcext:value-type="float">
            <text:p>-0.269502612042318</text:p>
          </table:table-cell>
          <table:table-cell office:value-type="float" office:value="-0.273646524775315" calcext:value-type="float">
            <text:p>-0.273646524775315</text:p>
          </table:table-cell>
          <table:table-cell office:value-type="float" office:value="-0.213590549215199" calcext:value-type="float">
            <text:p>-0.213590549215199</text:p>
          </table:table-cell>
          <table:table-cell office:value-type="float" office:value="-0.212121900251275" calcext:value-type="float">
            <text:p>-0.212121900251275</text:p>
          </table:table-cell>
          <table:table-cell office:value-type="float" office:value="-0.204575739068937" calcext:value-type="float">
            <text:p>-0.204575739068937</text:p>
          </table:table-cell>
          <table:table-cell office:value-type="float" office:value="-0.195291014804112" calcext:value-type="float">
            <text:p>-0.195291014804112</text:p>
          </table:table-cell>
          <table:table-cell office:value-type="float" office:value="-0.190723146133918" calcext:value-type="float">
            <text:p>-0.190723146133918</text:p>
          </table:table-cell>
          <table:table-cell office:value-type="float" office:value="-0.187217063064286" calcext:value-type="float">
            <text:p>-0.187217063064286</text:p>
          </table:table-cell>
          <table:table-cell office:value-type="float" office:value="-0.193754695451942" calcext:value-type="float">
            <text:p>-0.193754695451942</text:p>
          </table:table-cell>
          <table:table-cell office:value-type="float" office:value="-0.207101905762068" calcext:value-type="float">
            <text:p>-0.207101905762068</text:p>
          </table:table-cell>
          <table:table-cell office:value-type="float" office:value="-0.218240872672443" calcext:value-type="float">
            <text:p>-0.218240872672443</text:p>
          </table:table-cell>
          <table:table-cell office:value-type="float" office:value="-0.222847355781576" calcext:value-type="float">
            <text:p>-0.222847355781576</text:p>
          </table:table-cell>
          <table:table-cell office:value-type="float" office:value="-0.211394542363289" calcext:value-type="float">
            <text:p>-0.211394542363289</text:p>
          </table:table-cell>
          <table:table-cell office:value-type="float" office:value="-0.202887578496097" calcext:value-type="float">
            <text:p>-0.202887578496097</text:p>
          </table:table-cell>
          <table:table-cell office:value-type="float" office:value="-0.259258432443654" calcext:value-type="float">
            <text:p>-0.259258432443654</text:p>
          </table:table-cell>
          <table:table-cell office:value-type="float" office:value="-0.270131234769563" calcext:value-type="float">
            <text:p>-0.270131234769563</text:p>
          </table:table-cell>
          <table:table-cell office:value-type="float" office:value="-0.264771269976251" calcext:value-type="float">
            <text:p>-0.264771269976251</text:p>
          </table:table-cell>
          <table:table-cell office:value-type="float" office:value="-0.261480583031365" calcext:value-type="float">
            <text:p>-0.261480583031365</text:p>
          </table:table-cell>
          <table:table-cell office:value-type="float" office:value="-0.27082827180588" calcext:value-type="float">
            <text:p>-0.27082827180588</text:p>
          </table:table-cell>
          <table:table-cell office:value-type="float" office:value="-0.277459474756895" calcext:value-type="float">
            <text:p>-0.277459474756895</text:p>
          </table:table-cell>
          <table:table-cell office:value-type="float" office:value="-0.27434982419447" calcext:value-type="float">
            <text:p>-0.27434982419447</text:p>
          </table:table-cell>
          <table:table-cell office:value-type="float" office:value="-0.288262744873149" calcext:value-type="float">
            <text:p>-0.288262744873149</text:p>
          </table:table-cell>
          <table:table-cell office:value-type="float" office:value="-0.287598628690924" calcext:value-type="float">
            <text:p>-0.287598628690924</text:p>
          </table:table-cell>
          <table:table-cell office:value-type="float" office:value="-0.279497737275318" calcext:value-type="float">
            <text:p>-0.279497737275318</text:p>
          </table:table-cell>
          <table:table-cell office:value-type="float" office:value="-0.275889398151586" calcext:value-type="float">
            <text:p>-0.275889398151586</text:p>
          </table:table-cell>
          <table:table-cell office:value-type="float" office:value="-0.275763441258146" calcext:value-type="float">
            <text:p>-0.275763441258146</text:p>
          </table:table-cell>
          <table:table-cell office:value-type="float" office:value="-0.275391366858608" calcext:value-type="float">
            <text:p>-0.275391366858608</text:p>
          </table:table-cell>
          <table:table-cell office:value-type="float" office:value="-0.275450591044027" calcext:value-type="float">
            <text:p>-0.275450591044027</text:p>
          </table:table-cell>
          <table:table-cell office:value-type="float" office:value="-0.276304985389354" calcext:value-type="float">
            <text:p>-0.276304985389354</text:p>
          </table:table-cell>
          <table:table-cell office:value-type="float" office:value="-0.277117072089839" calcext:value-type="float">
            <text:p>-0.277117072089839</text:p>
          </table:table-cell>
          <table:table-cell office:value-type="float" office:value="-0.278938750383785" calcext:value-type="float">
            <text:p>-0.278938750383785</text:p>
          </table:table-cell>
          <table:table-cell office:value-type="float" office:value="-0.280652232096417" calcext:value-type="float">
            <text:p>-0.280652232096417</text:p>
          </table:table-cell>
          <table:table-cell office:value-type="float" office:value="-0.282074652363994" calcext:value-type="float">
            <text:p>-0.282074652363994</text:p>
          </table:table-cell>
          <table:table-cell office:value-type="float" office:value="-0.278886718820326" calcext:value-type="float">
            <text:p>-0.278886718820326</text:p>
          </table:table-cell>
          <table:table-cell office:value-type="float" office:value="-0.276833656547766" calcext:value-type="float">
            <text:p>-0.276833656547766</text:p>
          </table:table-cell>
          <table:table-cell office:value-type="float" office:value="-0.202607355065511" calcext:value-type="float">
            <text:p>-0.202607355065511</text:p>
          </table:table-cell>
          <table:table-cell office:value-type="float" office:value="-0.193957659625873" calcext:value-type="float">
            <text:p>-0.193957659625873</text:p>
          </table:table-cell>
          <table:table-cell office:value-type="float" office:value="-0.185598565571306" calcext:value-type="float">
            <text:p>-0.185598565571306</text:p>
          </table:table-cell>
          <table:table-cell office:value-type="float" office:value="-0.187075020879273" calcext:value-type="float">
            <text:p>-0.187075020879273</text:p>
          </table:table-cell>
          <table:table-cell office:value-type="float" office:value="-0.183280754082506" calcext:value-type="float">
            <text:p>-0.183280754082506</text:p>
          </table:table-cell>
          <table:table-cell office:value-type="float" office:value="-0.196218038856014" calcext:value-type="float">
            <text:p>-0.196218038856014</text:p>
          </table:table-cell>
          <table:table-cell office:value-type="float" office:value="-0.204530145648401" calcext:value-type="float">
            <text:p>-0.204530145648401</text:p>
          </table:table-cell>
          <table:table-cell office:value-type="float" office:value="-0.214273541950585" calcext:value-type="float">
            <text:p>-0.214273541950585</text:p>
          </table:table-cell>
          <table:table-cell office:value-type="float" office:value="-0.222306713319559" calcext:value-type="float">
            <text:p>-0.222306713319559</text:p>
          </table:table-cell>
          <table:table-cell office:value-type="float" office:value="-0.222611127294322" calcext:value-type="float">
            <text:p>-0.222611127294322</text:p>
          </table:table-cell>
          <table:table-cell office:value-type="float" office:value="-0.21821890794614" calcext:value-type="float">
            <text:p>-0.21821890794614</text:p>
          </table:table-cell>
          <table:table-cell office:value-type="float" office:value="-0.212778600661259" calcext:value-type="float">
            <text:p>-0.212778600661259</text:p>
          </table:table-cell>
          <table:table-cell office:value-type="float" office:value="-0.206445877868747" calcext:value-type="float">
            <text:p>-0.206445877868747</text:p>
          </table:table-cell>
          <table:table-cell office:value-type="float" office:value="-0.203517644000935" calcext:value-type="float">
            <text:p>-0.203517644000935</text:p>
          </table:table-cell>
          <table:table-cell office:value-type="float" office:value="-0.281493046552657" calcext:value-type="float">
            <text:p>-0.281493046552657</text:p>
          </table:table-cell>
          <table:table-cell office:value-type="float" office:value="-0.276836552750673" calcext:value-type="float">
            <text:p>-0.276836552750673</text:p>
          </table:table-cell>
          <table:table-cell office:value-type="float" office:value="-0.273974146792275" calcext:value-type="float">
            <text:p>-0.273974146792275</text:p>
          </table:table-cell>
          <table:table-cell office:value-type="float" office:value="-0.272904659474002" calcext:value-type="float">
            <text:p>-0.272904659474002</text:p>
          </table:table-cell>
          <table:table-cell office:value-type="float" office:value="-0.276228001755218" calcext:value-type="float">
            <text:p>-0.276228001755218</text:p>
          </table:table-cell>
          <table:table-cell office:value-type="float" office:value="-0.27552978703331" calcext:value-type="float">
            <text:p>-0.27552978703331</text:p>
          </table:table-cell>
          <table:table-cell office:value-type="float" office:value="-0.274802259420555" calcext:value-type="float">
            <text:p>-0.274802259420555</text:p>
          </table:table-cell>
          <table:table-cell office:value-type="float" office:value="-0.27615278984339" calcext:value-type="float">
            <text:p>-0.27615278984339</text:p>
          </table:table-cell>
          <table:table-cell office:value-type="float" office:value="-0.221434465383095" calcext:value-type="float">
            <text:p>-0.221434465383095</text:p>
          </table:table-cell>
          <table:table-cell office:value-type="float" office:value="-0.217864849740625" calcext:value-type="float">
            <text:p>-0.217864849740625</text:p>
          </table:table-cell>
          <table:table-cell office:value-type="float" office:value="-0.214499720921345" calcext:value-type="float">
            <text:p>-0.214499720921345</text:p>
          </table:table-cell>
          <table:table-cell office:value-type="float" office:value="-0.194813453193412" calcext:value-type="float">
            <text:p>-0.194813453193412</text:p>
          </table:table-cell>
          <table:table-cell office:value-type="float" office:value="-0.193926308411266" calcext:value-type="float">
            <text:p>-0.193926308411266</text:p>
          </table:table-cell>
          <table:table-cell office:value-type="float" office:value="-0.190485416125533" calcext:value-type="float">
            <text:p>-0.190485416125533</text:p>
          </table:table-cell>
          <table:table-cell office:value-type="float" office:value="-0.186820926233091" calcext:value-type="float">
            <text:p>-0.186820926233091</text:p>
          </table:table-cell>
          <table:table-cell office:value-type="float" office:value="-0.186089418978137" calcext:value-type="float">
            <text:p>-0.186089418978137</text:p>
          </table:table-cell>
          <table:table-cell office:value-type="float" office:value="-0.190782608696364" calcext:value-type="float">
            <text:p>-0.190782608696364</text:p>
          </table:table-cell>
          <table:table-cell office:value-type="float" office:value="-0.197339743338568" calcext:value-type="float">
            <text:p>-0.197339743338568</text:p>
          </table:table-cell>
          <table:table-cell office:value-type="float" office:value="-0.198964422272736" calcext:value-type="float">
            <text:p>-0.198964422272736</text:p>
          </table:table-cell>
          <table:table-cell office:value-type="float" office:value="-0.205884450779099" calcext:value-type="float">
            <text:p>-0.205884450779099</text:p>
          </table:table-cell>
          <table:table-cell office:value-type="float" office:value="-0.210143251630981" calcext:value-type="float">
            <text:p>-0.210143251630981</text:p>
          </table:table-cell>
          <table:table-cell office:value-type="float" office:value="-0.217441635455009" calcext:value-type="float">
            <text:p>-0.217441635455009</text:p>
          </table:table-cell>
          <table:table-cell office:value-type="float" office:value="-0.227658336201427" calcext:value-type="float">
            <text:p>-0.227658336201427</text:p>
          </table:table-cell>
          <table:table-cell office:value-type="float" office:value="-0.226773174652727" calcext:value-type="float">
            <text:p>-0.226773174652727</text:p>
          </table:table-cell>
          <table:table-cell office:value-type="float" office:value="-0.225982554354821" calcext:value-type="float">
            <text:p>-0.225982554354821</text:p>
          </table:table-cell>
          <table:table-cell office:value-type="float" office:value="-0.219809056840571" calcext:value-type="float">
            <text:p>-0.219809056840571</text:p>
          </table:table-cell>
          <table:table-cell office:value-type="float" office:value="-0.208817403235852" calcext:value-type="float">
            <text:p>-0.208817403235852</text:p>
          </table:table-cell>
          <table:table-cell office:value-type="float" office:value="-0.27326957011848" calcext:value-type="float">
            <text:p>-0.27326957011848</text:p>
          </table:table-cell>
          <table:table-cell office:value-type="float" office:value="-0.269699503509667" calcext:value-type="float">
            <text:p>-0.269699503509667</text:p>
          </table:table-cell>
          <table:table-cell office:value-type="float" office:value="-0.271068927986736" calcext:value-type="float">
            <text:p>-0.271068927986736</text:p>
          </table:table-cell>
          <table:table-cell office:value-type="float" office:value="-0.274171582338789" calcext:value-type="float">
            <text:p>-0.274171582338789</text:p>
          </table:table-cell>
          <table:table-cell office:value-type="float" office:value="-0.271764415537966" calcext:value-type="float">
            <text:p>-0.271764415537966</text:p>
          </table:table-cell>
          <table:table-cell office:value-type="float" office:value="-0.271324215703662" calcext:value-type="float">
            <text:p>-0.271324215703662</text:p>
          </table:table-cell>
          <table:table-cell office:value-type="float" office:value="-0.298079155202588" calcext:value-type="float">
            <text:p>-0.298079155202588</text:p>
          </table:table-cell>
          <table:table-cell office:value-type="float" office:value="-0.285679701188333" calcext:value-type="float">
            <text:p>-0.285679701188333</text:p>
          </table:table-cell>
          <table:table-cell office:value-type="float" office:value="-0.284150507563336" calcext:value-type="float">
            <text:p>-0.284150507563336</text:p>
          </table:table-cell>
          <table:table-cell office:value-type="float" office:value="-0.280949366468742" calcext:value-type="float">
            <text:p>-0.280949366468742</text:p>
          </table:table-cell>
          <table:table-cell office:value-type="float" office:value="-0.28326715714865" calcext:value-type="float">
            <text:p>-0.28326715714865</text:p>
          </table:table-cell>
          <table:table-cell office:value-type="float" office:value="-0.291606734586222" calcext:value-type="float">
            <text:p>-0.291606734586222</text:p>
          </table:table-cell>
          <table:table-cell office:value-type="float" office:value="-0.287118224438968" calcext:value-type="float">
            <text:p>-0.287118224438968</text:p>
          </table:table-cell>
          <table:table-cell office:value-type="float" office:value="-0.285775814016514" calcext:value-type="float">
            <text:p>-0.285775814016514</text:p>
          </table:table-cell>
          <table:table-cell office:value-type="float" office:value="-0.283740403442953" calcext:value-type="float">
            <text:p>-0.283740403442953</text:p>
          </table:table-cell>
          <table:table-cell office:value-type="float" office:value="-0.223974091094577" calcext:value-type="float">
            <text:p>-0.223974091094577</text:p>
          </table:table-cell>
          <table:table-cell office:value-type="float" office:value="-0.219220154831365" calcext:value-type="float">
            <text:p>-0.219220154831365</text:p>
          </table:table-cell>
          <table:table-cell office:value-type="float" office:value="-0.20667930433938" calcext:value-type="float">
            <text:p>-0.20667930433938</text:p>
          </table:table-cell>
          <table:table-cell office:value-type="float" office:value="-0.207105264122686" calcext:value-type="float">
            <text:p>-0.207105264122686</text:p>
          </table:table-cell>
          <table:table-cell office:value-type="float" office:value="-0.207195756698049" calcext:value-type="float">
            <text:p>-0.207195756698049</text:p>
          </table:table-cell>
          <table:table-cell office:value-type="float" office:value="-0.20679839050991" calcext:value-type="float">
            <text:p>-0.20679839050991</text:p>
          </table:table-cell>
          <table:table-cell office:value-type="float" office:value="-0.217515777522513" calcext:value-type="float">
            <text:p>-0.217515777522513</text:p>
          </table:table-cell>
          <table:table-cell office:value-type="float" office:value="-0.219314817205541" calcext:value-type="float">
            <text:p>-0.219314817205541</text:p>
          </table:table-cell>
          <table:table-cell office:value-type="float" office:value="-0.226256747673484" calcext:value-type="float">
            <text:p>-0.226256747673484</text:p>
          </table:table-cell>
          <table:table-cell office:value-type="float" office:value="-0.239641332806451" calcext:value-type="float">
            <text:p>-0.239641332806451</text:p>
          </table:table-cell>
          <table:table-cell office:value-type="float" office:value="-0.243335638040441" calcext:value-type="float">
            <text:p>-0.243335638040441</text:p>
          </table:table-cell>
          <table:table-cell office:value-type="float" office:value="-0.247397861997075" calcext:value-type="float">
            <text:p>-0.247397861997075</text:p>
          </table:table-cell>
          <table:table-cell office:value-type="float" office:value="-0.243562308191134" calcext:value-type="float">
            <text:p>-0.243562308191134</text:p>
          </table:table-cell>
          <table:table-cell office:value-type="float" office:value="-0.237859873124163" calcext:value-type="float">
            <text:p>-0.237859873124163</text:p>
          </table:table-cell>
          <table:table-cell office:value-type="float" office:value="-0.23403137191741" calcext:value-type="float">
            <text:p>-0.23403137191741</text:p>
          </table:table-cell>
          <table:table-cell office:value-type="float" office:value="-0.230428459366533" calcext:value-type="float">
            <text:p>-0.230428459366533</text:p>
          </table:table-cell>
          <table:table-cell office:value-type="float" office:value="-0.22811093240969" calcext:value-type="float">
            <text:p>-0.22811093240969</text:p>
          </table:table-cell>
          <table:table-cell office:value-type="float" office:value="-0.226149658991481" calcext:value-type="float">
            <text:p>-0.226149658991481</text:p>
          </table:table-cell>
          <table:table-cell office:value-type="float" office:value="-0.289457364569531" calcext:value-type="float">
            <text:p>-0.289457364569531</text:p>
          </table:table-cell>
          <table:table-cell office:value-type="float" office:value="-0.269471808269935" calcext:value-type="float">
            <text:p>-0.269471808269935</text:p>
          </table:table-cell>
          <table:table-cell office:value-type="float" office:value="-0.274432491644955" calcext:value-type="float">
            <text:p>-0.274432491644955</text:p>
          </table:table-cell>
          <table:table-cell office:value-type="float" office:value="-0.27727545621838" calcext:value-type="float">
            <text:p>-0.27727545621838</text:p>
          </table:table-cell>
          <table:table-cell office:value-type="float" office:value="-0.276128100373172" calcext:value-type="float">
            <text:p>-0.276128100373172</text:p>
          </table:table-cell>
          <table:table-cell office:value-type="float" office:value="-0.273865694789779" calcext:value-type="float">
            <text:p>-0.273865694789779</text:p>
          </table:table-cell>
          <table:table-cell office:value-type="float" office:value="-0.278080837188729" calcext:value-type="float">
            <text:p>-0.278080837188729</text:p>
          </table:table-cell>
          <table:table-cell office:value-type="float" office:value="-0.295244880423168" calcext:value-type="float">
            <text:p>-0.295244880423168</text:p>
          </table:table-cell>
          <table:table-cell office:value-type="float" office:value="-0.290147007898147" calcext:value-type="float">
            <text:p>-0.290147007898147</text:p>
          </table:table-cell>
          <table:table-cell office:value-type="float" office:value="-0.286753996907367" calcext:value-type="float">
            <text:p>-0.286753996907367</text:p>
          </table:table-cell>
          <table:table-cell office:value-type="float" office:value="-0.28589022064323" calcext:value-type="float">
            <text:p>-0.28589022064323</text:p>
          </table:table-cell>
          <table:table-cell office:value-type="float" office:value="-0.283169903735801" calcext:value-type="float">
            <text:p>-0.283169903735801</text:p>
          </table:table-cell>
          <table:table-cell office:value-type="float" office:value="-0.282602300497874" calcext:value-type="float">
            <text:p>-0.282602300497874</text:p>
          </table:table-cell>
          <table:table-cell office:value-type="float" office:value="-0.283691466021418" calcext:value-type="float">
            <text:p>-0.283691466021418</text:p>
          </table:table-cell>
          <table:table-cell office:value-type="float" office:value="-0.288397157156338" calcext:value-type="float">
            <text:p>-0.288397157156338</text:p>
          </table:table-cell>
          <table:table-cell office:value-type="float" office:value="-0.283454878271027" calcext:value-type="float">
            <text:p>-0.283454878271027</text:p>
          </table:table-cell>
          <table:table-cell office:value-type="float" office:value="-0.227368206541235" calcext:value-type="float">
            <text:p>-0.227368206541235</text:p>
          </table:table-cell>
          <table:table-cell office:value-type="float" office:value="-0.224205631277741" calcext:value-type="float">
            <text:p>-0.224205631277741</text:p>
          </table:table-cell>
          <table:table-cell office:value-type="float" office:value="-0.212100092847749" calcext:value-type="float">
            <text:p>-0.212100092847749</text:p>
          </table:table-cell>
          <table:table-cell office:value-type="float" office:value="-0.207659738234406" calcext:value-type="float">
            <text:p>-0.207659738234406</text:p>
          </table:table-cell>
          <table:table-cell office:value-type="float" office:value="-0.207342893981587" calcext:value-type="float">
            <text:p>-0.207342893981587</text:p>
          </table:table-cell>
          <table:table-cell office:value-type="float" office:value="-0.210738147125673" calcext:value-type="float">
            <text:p>-0.210738147125673</text:p>
          </table:table-cell>
          <table:table-cell office:value-type="float" office:value="-0.219862390355474" calcext:value-type="float">
            <text:p>-0.219862390355474</text:p>
          </table:table-cell>
          <table:table-cell office:value-type="float" office:value="-0.21936278751863" calcext:value-type="float">
            <text:p>-0.21936278751863</text:p>
          </table:table-cell>
          <table:table-cell office:value-type="float" office:value="-0.221377647944781" calcext:value-type="float">
            <text:p>-0.221377647944781</text:p>
          </table:table-cell>
          <table:table-cell office:value-type="float" office:value="-0.217770596633789" calcext:value-type="float">
            <text:p>-0.217770596633789</text:p>
          </table:table-cell>
          <table:table-cell office:value-type="float" office:value="-0.215485600791432" calcext:value-type="float">
            <text:p>-0.215485600791432</text:p>
          </table:table-cell>
          <table:table-cell office:value-type="float" office:value="-0.212661250334462" calcext:value-type="float">
            <text:p>-0.212661250334462</text:p>
          </table:table-cell>
          <table:table-cell office:value-type="float" office:value="-0.204129002984289" calcext:value-type="float">
            <text:p>-0.204129002984289</text:p>
          </table:table-cell>
          <table:table-cell office:value-type="float" office:value="-0.193685610455746" calcext:value-type="float">
            <text:p>-0.193685610455746</text:p>
          </table:table-cell>
          <table:table-cell office:value-type="float" office:value="-0.196944475367474" calcext:value-type="float">
            <text:p>-0.196944475367474</text:p>
          </table:table-cell>
          <table:table-cell office:value-type="float" office:value="-0.199664331739862" calcext:value-type="float">
            <text:p>-0.199664331739862</text:p>
          </table:table-cell>
          <table:table-cell office:value-type="float" office:value="-0.202394974550989" calcext:value-type="float">
            <text:p>-0.202394974550989</text:p>
          </table:table-cell>
          <table:table-cell office:value-type="float" office:value="-0.210229004710401" calcext:value-type="float">
            <text:p>-0.210229004710401</text:p>
          </table:table-cell>
          <table:table-cell office:value-type="float" office:value="-0.216359194012325" calcext:value-type="float">
            <text:p>-0.216359194012325</text:p>
          </table:table-cell>
          <table:table-cell office:value-type="float" office:value="-0.218931150866072" calcext:value-type="float">
            <text:p>-0.218931150866072</text:p>
          </table:table-cell>
          <table:table-cell office:value-type="float" office:value="-0.211964035564993" calcext:value-type="float">
            <text:p>-0.211964035564993</text:p>
          </table:table-cell>
          <table:table-cell office:value-type="float" office:value="-0.207184700299219" calcext:value-type="float">
            <text:p>-0.207184700299219</text:p>
          </table:table-cell>
          <table:table-cell office:value-type="float" office:value="-0.203220843619646" calcext:value-type="float">
            <text:p>-0.203220843619646</text:p>
          </table:table-cell>
          <table:table-cell office:value-type="float" office:value="-0.202365443428991" calcext:value-type="float">
            <text:p>-0.202365443428991</text:p>
          </table:table-cell>
          <table:table-cell office:value-type="float" office:value="-0.204434856545275" calcext:value-type="float">
            <text:p>-0.204434856545275</text:p>
          </table:table-cell>
          <table:table-cell office:value-type="float" office:value="-0.205363193578961" calcext:value-type="float">
            <text:p>-0.205363193578961</text:p>
          </table:table-cell>
          <table:table-cell office:value-type="float" office:value="-0.206069609434822" calcext:value-type="float">
            <text:p>-0.206069609434822</text:p>
          </table:table-cell>
          <table:table-cell office:value-type="float" office:value="-0.205279304059427" calcext:value-type="float">
            <text:p>-0.205279304059427</text:p>
          </table:table-cell>
          <table:table-cell office:value-type="float" office:value="-0.205185115954027" calcext:value-type="float">
            <text:p>-0.205185115954027</text:p>
          </table:table-cell>
          <table:table-cell office:value-type="float" office:value="-0.205548494522034" calcext:value-type="float">
            <text:p>-0.205548494522034</text:p>
          </table:table-cell>
          <table:table-cell office:value-type="float" office:value="-0.204832711529755" calcext:value-type="float">
            <text:p>-0.204832711529755</text:p>
          </table:table-cell>
          <table:table-cell office:value-type="float" office:value="-0.204332705213442" calcext:value-type="float">
            <text:p>-0.204332705213442</text:p>
          </table:table-cell>
          <table:table-cell office:value-type="float" office:value="-0.204326423769278" calcext:value-type="float">
            <text:p>-0.204326423769278</text:p>
          </table:table-cell>
          <table:table-cell office:value-type="float" office:value="-0.204874876289746" calcext:value-type="float">
            <text:p>-0.204874876289746</text:p>
          </table:table-cell>
          <table:table-cell office:value-type="float" office:value="-0.205109848354706" calcext:value-type="float">
            <text:p>-0.205109848354706</text:p>
          </table:table-cell>
          <table:table-cell office:value-type="float" office:value="-0.204891809861743" calcext:value-type="float">
            <text:p>-0.204891809861743</text:p>
          </table:table-cell>
          <table:table-cell office:value-type="float" office:value="-0.20472907974644" calcext:value-type="float">
            <text:p>-0.20472907974644</text:p>
          </table:table-cell>
          <table:table-cell office:value-type="float" office:value="-0.204665018618337" calcext:value-type="float">
            <text:p>-0.204665018618337</text:p>
          </table:table-cell>
          <table:table-cell office:value-type="float" office:value="-0.204566289126438" calcext:value-type="float">
            <text:p>-0.204566289126438</text:p>
          </table:table-cell>
          <table:table-cell office:value-type="float" office:value="-0.204827458532209" calcext:value-type="float">
            <text:p>-0.204827458532209</text:p>
          </table:table-cell>
          <table:table-cell office:value-type="float" office:value="-0.204919763995502" calcext:value-type="float">
            <text:p>-0.204919763995502</text:p>
          </table:table-cell>
          <table:table-cell office:value-type="float" office:value="-0.204767295643289" calcext:value-type="float">
            <text:p>-0.204767295643289</text:p>
          </table:table-cell>
          <table:table-cell office:value-type="float" office:value="-0.204733083392743" calcext:value-type="float">
            <text:p>-0.204733083392743</text:p>
          </table:table-cell>
          <table:table-cell office:value-type="float" office:value="-0.204780125730679" calcext:value-type="float">
            <text:p>-0.204780125730679</text:p>
          </table:table-cell>
          <table:table-cell office:value-type="float" office:value="-0.204721751856436" calcext:value-type="float">
            <text:p>-0.204721751856436</text:p>
          </table:table-cell>
          <table:table-cell office:value-type="float" office:value="-0.204827601602478" calcext:value-type="float">
            <text:p>-0.204827601602478</text:p>
          </table:table-cell>
          <table:table-cell office:value-type="float" office:value="-0.204640673733575" calcext:value-type="float">
            <text:p>-0.204640673733575</text:p>
          </table:table-cell>
          <table:table-cell office:value-type="float" office:value="-0.204564186700455" calcext:value-type="float">
            <text:p>-0.204564186700455</text:p>
          </table:table-cell>
          <table:table-cell office:value-type="float" office:value="-0.20440063010418" calcext:value-type="float">
            <text:p>-0.20440063010418</text:p>
          </table:table-cell>
          <table:table-cell office:value-type="float" office:value="-0.204338449459985" calcext:value-type="float">
            <text:p>-0.204338449459985</text:p>
          </table:table-cell>
          <table:table-cell office:value-type="float" office:value="-0.204313075989632" calcext:value-type="float">
            <text:p>-0.204313075989632</text:p>
          </table:table-cell>
          <table:table-cell office:value-type="float" office:value="-0.204432312134576" calcext:value-type="float">
            <text:p>-0.204432312134576</text:p>
          </table:table-cell>
          <table:table-cell office:value-type="float" office:value="-0.204287684431166" calcext:value-type="float">
            <text:p>-0.204287684431166</text:p>
          </table:table-cell>
          <table:table-cell office:value-type="float" office:value="-0.204334162607615" calcext:value-type="float">
            <text:p>-0.204334162607615</text:p>
          </table:table-cell>
          <table:table-cell office:value-type="float" office:value="-0.204162815250255" calcext:value-type="float">
            <text:p>-0.204162815250255</text:p>
          </table:table-cell>
          <table:table-cell office:value-type="float" office:value="-0.204250836732438" calcext:value-type="float">
            <text:p>-0.204250836732438</text:p>
          </table:table-cell>
          <table:table-cell office:value-type="float" office:value="-0.203960054708921" calcext:value-type="float">
            <text:p>-0.203960054708921</text:p>
          </table:table-cell>
          <table:table-cell office:value-type="float" office:value="-0.204056530675128" calcext:value-type="float">
            <text:p>-0.204056530675128</text:p>
          </table:table-cell>
          <table:table-cell office:value-type="float" office:value="-0.203815554973812" calcext:value-type="float">
            <text:p>-0.203815554973812</text:p>
          </table:table-cell>
          <table:table-cell office:value-type="float" office:value="-0.203851594555764" calcext:value-type="float">
            <text:p>-0.203851594555764</text:p>
          </table:table-cell>
          <table:table-cell office:value-type="float" office:value="-0.203696477220427" calcext:value-type="float">
            <text:p>-0.203696477220427</text:p>
          </table:table-cell>
          <table:table-cell office:value-type="float" office:value="-0.203607150012163" calcext:value-type="float">
            <text:p>-0.203607150012163</text:p>
          </table:table-cell>
          <table:table-cell office:value-type="float" office:value="-0.203652668465307" calcext:value-type="float">
            <text:p>-0.203652668465307</text:p>
          </table:table-cell>
          <table:table-cell office:value-type="float" office:value="-0.203753657674872" calcext:value-type="float">
            <text:p>-0.203753657674872</text:p>
          </table:table-cell>
          <table:table-cell office:value-type="float" office:value="-0.203625039363765" calcext:value-type="float">
            <text:p>-0.203625039363765</text:p>
          </table:table-cell>
          <table:table-cell office:value-type="float" office:value="-0.203753351912222" calcext:value-type="float">
            <text:p>-0.203753351912222</text:p>
          </table:table-cell>
          <table:table-cell office:value-type="float" office:value="-0.203641182213837" calcext:value-type="float">
            <text:p>-0.203641182213837</text:p>
          </table:table-cell>
          <table:table-cell office:value-type="float" office:value="-0.203837453453651" calcext:value-type="float">
            <text:p>-0.203837453453651</text:p>
          </table:table-cell>
          <table:table-cell office:value-type="float" office:value="-0.203751597970882" calcext:value-type="float">
            <text:p>-0.203751597970882</text:p>
          </table:table-cell>
          <table:table-cell office:value-type="float" office:value="-0.203546842659928" calcext:value-type="float">
            <text:p>-0.203546842659928</text:p>
          </table:table-cell>
          <table:table-cell office:value-type="float" office:value="-0.2038242837906" calcext:value-type="float">
            <text:p>-0.2038242837906</text:p>
          </table:table-cell>
          <table:table-cell office:value-type="float" office:value="-0.203568981382032" calcext:value-type="float">
            <text:p>-0.203568981382032</text:p>
          </table:table-cell>
          <table:table-cell office:value-type="float" office:value="-0.20363622963663" calcext:value-type="float">
            <text:p>-0.20363622963663</text:p>
          </table:table-cell>
          <table:table-cell office:value-type="float" office:value="-0.203644855317274" calcext:value-type="float">
            <text:p>-0.203644855317274</text:p>
          </table:table-cell>
          <table:table-cell office:value-type="float" office:value="-0.203634822708611" calcext:value-type="float">
            <text:p>-0.203634822708611</text:p>
          </table:table-cell>
          <table:table-cell office:value-type="float" office:value="-0.203639231789109" calcext:value-type="float">
            <text:p>-0.203639231789109</text:p>
          </table:table-cell>
          <table:table-cell office:value-type="float" office:value="-0.203630397714141" calcext:value-type="float">
            <text:p>-0.203630397714141</text:p>
          </table:table-cell>
          <table:table-cell office:value-type="float" office:value="-0.20360722446874" calcext:value-type="float">
            <text:p>-0.20360722446874</text:p>
          </table:table-cell>
          <table:table-cell office:value-type="float" office:value="-0.20373553525192" calcext:value-type="float">
            <text:p>-0.20373553525192</text:p>
          </table:table-cell>
          <table:table-cell office:value-type="float" office:value="-0.203583723581245" calcext:value-type="float">
            <text:p>-0.203583723581245</text:p>
          </table:table-cell>
          <table:table-cell office:value-type="float" office:value="-0.203602263856933" calcext:value-type="float">
            <text:p>-0.203602263856933</text:p>
          </table:table-cell>
          <table:table-cell office:value-type="float" office:value="-0.203595032046934" calcext:value-type="float">
            <text:p>-0.203595032046934</text:p>
          </table:table-cell>
          <table:table-cell office:value-type="float" office:value="-0.203642755505126" calcext:value-type="float">
            <text:p>-0.203642755505126</text:p>
          </table:table-cell>
          <table:table-cell office:value-type="float" office:value="-0.203625769040952" calcext:value-type="float">
            <text:p>-0.203625769040952</text:p>
          </table:table-cell>
          <table:table-cell office:value-type="float" office:value="-0.203520656130268" calcext:value-type="float">
            <text:p>-0.203520656130268</text:p>
          </table:table-cell>
          <table:table-cell office:value-type="float" office:value="-0.203529153328887" calcext:value-type="float">
            <text:p>-0.203529153328887</text:p>
          </table:table-cell>
          <table:table-cell office:value-type="float" office:value="-0.203776683032931" calcext:value-type="float">
            <text:p>-0.203776683032931</text:p>
          </table:table-cell>
          <table:table-cell office:value-type="float" office:value="-0.20353862156689" calcext:value-type="float">
            <text:p>-0.20353862156689</text:p>
          </table:table-cell>
          <table:table-cell office:value-type="float" office:value="-0.203535124605697" calcext:value-type="float">
            <text:p>-0.203535124605697</text:p>
          </table:table-cell>
          <table:table-cell office:value-type="float" office:value="-0.203593044760854" calcext:value-type="float">
            <text:p>-0.203593044760854</text:p>
          </table:table-cell>
          <table:table-cell office:value-type="float" office:value="-0.203579095512969" calcext:value-type="float">
            <text:p>-0.203579095512969</text:p>
          </table:table-cell>
          <table:table-cell office:value-type="float" office:value="-0.203416474970093" calcext:value-type="float">
            <text:p>-0.203416474970093</text:p>
          </table:table-cell>
          <table:table-cell office:value-type="float" office:value="-0.203585488606063" calcext:value-type="float">
            <text:p>-0.203585488606063</text:p>
          </table:table-cell>
          <table:table-cell office:value-type="float" office:value="-0.20372508532985" calcext:value-type="float">
            <text:p>-0.20372508532985</text:p>
          </table:table-cell>
          <table:table-cell office:value-type="float" office:value="-0.203507791263015" calcext:value-type="float">
            <text:p>-0.203507791263015</text:p>
          </table:table-cell>
          <table:table-cell office:value-type="float" office:value="-0.203431912580519" calcext:value-type="float">
            <text:p>-0.203431912580519</text:p>
          </table:table-cell>
          <table:table-cell table:number-columns-repeated="522"/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29783444848835" calcext:value-type="float">
            <text:p>0.29783444848835</text:p>
          </table:table-cell>
          <table:table-cell office:value-type="float" office:value="0.297824056276914" calcext:value-type="float">
            <text:p>0.297824056276914</text:p>
          </table:table-cell>
          <table:table-cell office:value-type="float" office:value="0.297851650457261" calcext:value-type="float">
            <text:p>0.297851650457261</text:p>
          </table:table-cell>
          <table:table-cell office:value-type="float" office:value="0.297841914132894" calcext:value-type="float">
            <text:p>0.297841914132894</text:p>
          </table:table-cell>
          <table:table-cell office:value-type="float" office:value="0.297827369340496" calcext:value-type="float">
            <text:p>0.297827369340496</text:p>
          </table:table-cell>
          <table:table-cell office:value-type="float" office:value="0.297824303105902" calcext:value-type="float">
            <text:p>0.297824303105902</text:p>
          </table:table-cell>
          <table:table-cell office:value-type="float" office:value="0.297821559798626" calcext:value-type="float">
            <text:p>0.297821559798626</text:p>
          </table:table-cell>
          <table:table-cell office:value-type="float" office:value="0.297837218732538" calcext:value-type="float">
            <text:p>0.297837218732538</text:p>
          </table:table-cell>
          <table:table-cell office:value-type="float" office:value="0.297838879975658" calcext:value-type="float">
            <text:p>0.297838879975658</text:p>
          </table:table-cell>
          <table:table-cell office:value-type="float" office:value="0.297822503263787" calcext:value-type="float">
            <text:p>0.297822503263787</text:p>
          </table:table-cell>
          <table:table-cell office:value-type="float" office:value="0.297845891161428" calcext:value-type="float">
            <text:p>0.297845891161428</text:p>
          </table:table-cell>
          <table:table-cell office:value-type="float" office:value="0.297827939394143" calcext:value-type="float">
            <text:p>0.297827939394143</text:p>
          </table:table-cell>
          <table:table-cell office:value-type="float" office:value="0.297836646506264" calcext:value-type="float">
            <text:p>0.297836646506264</text:p>
          </table:table-cell>
          <table:table-cell office:value-type="float" office:value="0.297836275997155" calcext:value-type="float">
            <text:p>0.297836275997155</text:p>
          </table:table-cell>
          <table:table-cell office:value-type="float" office:value="0.297839265289271" calcext:value-type="float">
            <text:p>0.297839265289271</text:p>
          </table:table-cell>
          <table:table-cell office:value-type="float" office:value="0.29783850271859" calcext:value-type="float">
            <text:p>0.29783850271859</text:p>
          </table:table-cell>
          <table:table-cell office:value-type="float" office:value="0.297839219057191" calcext:value-type="float">
            <text:p>0.297839219057191</text:p>
          </table:table-cell>
          <table:table-cell office:value-type="float" office:value="0.297838128114703" calcext:value-type="float">
            <text:p>0.297838128114703</text:p>
          </table:table-cell>
          <table:table-cell office:value-type="float" office:value="0.297829757232286" calcext:value-type="float">
            <text:p>0.297829757232286</text:p>
          </table:table-cell>
          <table:table-cell office:value-type="float" office:value="0.297838031579084" calcext:value-type="float">
            <text:p>0.297838031579084</text:p>
          </table:table-cell>
          <table:table-cell office:value-type="float" office:value="0.297858147964594" calcext:value-type="float">
            <text:p>0.297858147964594</text:p>
          </table:table-cell>
          <table:table-cell office:value-type="float" office:value="0.297854648077714" calcext:value-type="float">
            <text:p>0.297854648077714</text:p>
          </table:table-cell>
          <table:table-cell office:value-type="float" office:value="0.297861331816525" calcext:value-type="float">
            <text:p>0.297861331816525</text:p>
          </table:table-cell>
          <table:table-cell office:value-type="float" office:value="0.297842810734579" calcext:value-type="float">
            <text:p>0.297842810734579</text:p>
          </table:table-cell>
          <table:table-cell office:value-type="float" office:value="0.297836619190061" calcext:value-type="float">
            <text:p>0.297836619190061</text:p>
          </table:table-cell>
          <table:table-cell office:value-type="float" office:value="0.297834018979498" calcext:value-type="float">
            <text:p>0.297834018979498</text:p>
          </table:table-cell>
          <table:table-cell office:value-type="float" office:value="0.297846739336007" calcext:value-type="float">
            <text:p>0.297846739336007</text:p>
          </table:table-cell>
          <table:table-cell office:value-type="float" office:value="0.297848290326588" calcext:value-type="float">
            <text:p>0.297848290326588</text:p>
          </table:table-cell>
          <table:table-cell office:value-type="float" office:value="0.297847761809892" calcext:value-type="float">
            <text:p>0.297847761809892</text:p>
          </table:table-cell>
          <table:table-cell office:value-type="float" office:value="0.297841118729026" calcext:value-type="float">
            <text:p>0.297841118729026</text:p>
          </table:table-cell>
          <table:table-cell office:value-type="float" office:value="0.297852704069102" calcext:value-type="float">
            <text:p>0.297852704069102</text:p>
          </table:table-cell>
          <table:table-cell office:value-type="float" office:value="0.29784824349444" calcext:value-type="float">
            <text:p>0.29784824349444</text:p>
          </table:table-cell>
          <table:table-cell office:value-type="float" office:value="0.297847774351233" calcext:value-type="float">
            <text:p>0.297847774351233</text:p>
          </table:table-cell>
          <table:table-cell office:value-type="float" office:value="0.297844467851553" calcext:value-type="float">
            <text:p>0.297844467851553</text:p>
          </table:table-cell>
          <table:table-cell office:value-type="float" office:value="0.297839655354817" calcext:value-type="float">
            <text:p>0.297839655354817</text:p>
          </table:table-cell>
          <table:table-cell office:value-type="float" office:value="0.297861157051161" calcext:value-type="float">
            <text:p>0.297861157051161</text:p>
          </table:table-cell>
          <table:table-cell office:value-type="float" office:value="0.297842175705076" calcext:value-type="float">
            <text:p>0.297842175705076</text:p>
          </table:table-cell>
          <table:table-cell office:value-type="float" office:value="0.297827569616986" calcext:value-type="float">
            <text:p>0.297827569616986</text:p>
          </table:table-cell>
          <table:table-cell office:value-type="float" office:value="0.297839817526013" calcext:value-type="float">
            <text:p>0.297839817526013</text:p>
          </table:table-cell>
          <table:table-cell office:value-type="float" office:value="0.297847462780007" calcext:value-type="float">
            <text:p>0.297847462780007</text:p>
          </table:table-cell>
          <table:table-cell office:value-type="float" office:value="0.297840629471564" calcext:value-type="float">
            <text:p>0.297840629471564</text:p>
          </table:table-cell>
          <table:table-cell office:value-type="float" office:value="0.297837786871081" calcext:value-type="float">
            <text:p>0.297837786871081</text:p>
          </table:table-cell>
          <table:table-cell office:value-type="float" office:value="0.297835743683813" calcext:value-type="float">
            <text:p>0.297835743683813</text:p>
          </table:table-cell>
          <table:table-cell office:value-type="float" office:value="0.297831836444954" calcext:value-type="float">
            <text:p>0.297831836444954</text:p>
          </table:table-cell>
          <table:table-cell office:value-type="float" office:value="0.297865038459696" calcext:value-type="float">
            <text:p>0.297865038459696</text:p>
          </table:table-cell>
          <table:table-cell office:value-type="float" office:value="0.297853347382058" calcext:value-type="float">
            <text:p>0.297853347382058</text:p>
          </table:table-cell>
          <table:table-cell office:value-type="float" office:value="0.297832044376145" calcext:value-type="float">
            <text:p>0.297832044376145</text:p>
          </table:table-cell>
          <table:table-cell office:value-type="float" office:value="0.297838112049684" calcext:value-type="float">
            <text:p>0.297838112049684</text:p>
          </table:table-cell>
          <table:table-cell office:value-type="float" office:value="0.297843369270183" calcext:value-type="float">
            <text:p>0.297843369270183</text:p>
          </table:table-cell>
          <table:table-cell office:value-type="float" office:value="0.297827964859708" calcext:value-type="float">
            <text:p>0.297827964859708</text:p>
          </table:table-cell>
          <table:table-cell office:value-type="float" office:value="0.297842218988081" calcext:value-type="float">
            <text:p>0.297842218988081</text:p>
          </table:table-cell>
          <table:table-cell office:value-type="float" office:value="0.297853259367689" calcext:value-type="float">
            <text:p>0.297853259367689</text:p>
          </table:table-cell>
          <table:table-cell office:value-type="float" office:value="0.297489760892016" calcext:value-type="float">
            <text:p>0.297489760892016</text:p>
          </table:table-cell>
          <table:table-cell office:value-type="float" office:value="0.297505708070414" calcext:value-type="float">
            <text:p>0.297505708070414</text:p>
          </table:table-cell>
          <table:table-cell office:value-type="float" office:value="0.29729488604177" calcext:value-type="float">
            <text:p>0.29729488604177</text:p>
          </table:table-cell>
          <table:table-cell office:value-type="float" office:value="0.297754388205085" calcext:value-type="float">
            <text:p>0.297754388205085</text:p>
          </table:table-cell>
          <table:table-cell office:value-type="float" office:value="0.299903120455257" calcext:value-type="float">
            <text:p>0.299903120455257</text:p>
          </table:table-cell>
          <table:table-cell office:value-type="float" office:value="0.300547972883632" calcext:value-type="float">
            <text:p>0.300547972883632</text:p>
          </table:table-cell>
          <table:table-cell office:value-type="float" office:value="0.300706296302589" calcext:value-type="float">
            <text:p>0.300706296302589</text:p>
          </table:table-cell>
          <table:table-cell office:value-type="float" office:value="0.299905324495116" calcext:value-type="float">
            <text:p>0.299905324495116</text:p>
          </table:table-cell>
          <table:table-cell office:value-type="float" office:value="0.298796455548827" calcext:value-type="float">
            <text:p>0.298796455548827</text:p>
          </table:table-cell>
          <table:table-cell office:value-type="float" office:value="0.301613287142548" calcext:value-type="float">
            <text:p>0.301613287142548</text:p>
          </table:table-cell>
          <table:table-cell office:value-type="float" office:value="0.342542518838206" calcext:value-type="float">
            <text:p>0.342542518838206</text:p>
          </table:table-cell>
          <table:table-cell office:value-type="float" office:value="0.345139969063147" calcext:value-type="float">
            <text:p>0.345139969063147</text:p>
          </table:table-cell>
          <table:table-cell office:value-type="float" office:value="0.344336894216955" calcext:value-type="float">
            <text:p>0.344336894216955</text:p>
          </table:table-cell>
          <table:table-cell office:value-type="float" office:value="0.344196026720123" calcext:value-type="float">
            <text:p>0.344196026720123</text:p>
          </table:table-cell>
          <table:table-cell office:value-type="float" office:value="0.345003766519453" calcext:value-type="float">
            <text:p>0.345003766519453</text:p>
          </table:table-cell>
          <table:table-cell office:value-type="float" office:value="0.345360293633528" calcext:value-type="float">
            <text:p>0.345360293633528</text:p>
          </table:table-cell>
          <table:table-cell office:value-type="float" office:value="0.338966051277657" calcext:value-type="float">
            <text:p>0.338966051277657</text:p>
          </table:table-cell>
          <table:table-cell office:value-type="float" office:value="0.333168685246722" calcext:value-type="float">
            <text:p>0.333168685246722</text:p>
          </table:table-cell>
          <table:table-cell office:value-type="float" office:value="0.31492649923299" calcext:value-type="float">
            <text:p>0.31492649923299</text:p>
          </table:table-cell>
          <table:table-cell office:value-type="float" office:value="0.313939494405524" calcext:value-type="float">
            <text:p>0.313939494405524</text:p>
          </table:table-cell>
          <table:table-cell office:value-type="float" office:value="0.312285977737882" calcext:value-type="float">
            <text:p>0.312285977737882</text:p>
          </table:table-cell>
          <table:table-cell office:value-type="float" office:value="0.311969893810904" calcext:value-type="float">
            <text:p>0.311969893810904</text:p>
          </table:table-cell>
          <table:table-cell office:value-type="float" office:value="0.312213894090021" calcext:value-type="float">
            <text:p>0.312213894090021</text:p>
          </table:table-cell>
          <table:table-cell office:value-type="float" office:value="0.308498375254717" calcext:value-type="float">
            <text:p>0.308498375254717</text:p>
          </table:table-cell>
          <table:table-cell office:value-type="float" office:value="0.304692591127936" calcext:value-type="float">
            <text:p>0.304692591127936</text:p>
          </table:table-cell>
          <table:table-cell office:value-type="float" office:value="0.30423722507856" calcext:value-type="float">
            <text:p>0.30423722507856</text:p>
          </table:table-cell>
          <table:table-cell office:value-type="float" office:value="0.303942183107567" calcext:value-type="float">
            <text:p>0.303942183107567</text:p>
          </table:table-cell>
          <table:table-cell office:value-type="float" office:value="0.302339728445652" calcext:value-type="float">
            <text:p>0.302339728445652</text:p>
          </table:table-cell>
          <table:table-cell office:value-type="float" office:value="0.342099107121176" calcext:value-type="float">
            <text:p>0.342099107121176</text:p>
          </table:table-cell>
          <table:table-cell office:value-type="float" office:value="0.338768046224328" calcext:value-type="float">
            <text:p>0.338768046224328</text:p>
          </table:table-cell>
          <table:table-cell office:value-type="float" office:value="0.328924682302978" calcext:value-type="float">
            <text:p>0.328924682302978</text:p>
          </table:table-cell>
          <table:table-cell office:value-type="float" office:value="0.302828385321909" calcext:value-type="float">
            <text:p>0.302828385321909</text:p>
          </table:table-cell>
          <table:table-cell office:value-type="float" office:value="0.31136752407777" calcext:value-type="float">
            <text:p>0.31136752407777</text:p>
          </table:table-cell>
          <table:table-cell office:value-type="float" office:value="0.313423852116376" calcext:value-type="float">
            <text:p>0.313423852116376</text:p>
          </table:table-cell>
          <table:table-cell office:value-type="float" office:value="0.309776610801803" calcext:value-type="float">
            <text:p>0.309776610801803</text:p>
          </table:table-cell>
          <table:table-cell office:value-type="float" office:value="0.310234060310587" calcext:value-type="float">
            <text:p>0.310234060310587</text:p>
          </table:table-cell>
          <table:table-cell office:value-type="float" office:value="0.308316047078685" calcext:value-type="float">
            <text:p>0.308316047078685</text:p>
          </table:table-cell>
          <table:table-cell office:value-type="float" office:value="0.303277208633987" calcext:value-type="float">
            <text:p>0.303277208633987</text:p>
          </table:table-cell>
          <table:table-cell office:value-type="float" office:value="0.298713496735078" calcext:value-type="float">
            <text:p>0.298713496735078</text:p>
          </table:table-cell>
          <table:table-cell office:value-type="float" office:value="0.30100623699902" calcext:value-type="float">
            <text:p>0.30100623699902</text:p>
          </table:table-cell>
          <table:table-cell office:value-type="float" office:value="0.320110047266281" calcext:value-type="float">
            <text:p>0.320110047266281</text:p>
          </table:table-cell>
          <table:table-cell office:value-type="float" office:value="0.324141790415024" calcext:value-type="float">
            <text:p>0.324141790415024</text:p>
          </table:table-cell>
          <table:table-cell office:value-type="float" office:value="0.325564879295064" calcext:value-type="float">
            <text:p>0.325564879295064</text:p>
          </table:table-cell>
          <table:table-cell office:value-type="float" office:value="0.337419507199649" calcext:value-type="float">
            <text:p>0.337419507199649</text:p>
          </table:table-cell>
          <table:table-cell office:value-type="float" office:value="0.344044986779767" calcext:value-type="float">
            <text:p>0.344044986779767</text:p>
          </table:table-cell>
          <table:table-cell office:value-type="float" office:value="0.342962742187676" calcext:value-type="float">
            <text:p>0.342962742187676</text:p>
          </table:table-cell>
          <table:table-cell office:value-type="float" office:value="0.342246329416721" calcext:value-type="float">
            <text:p>0.342246329416721</text:p>
          </table:table-cell>
          <table:table-cell office:value-type="float" office:value="0.343738462048133" calcext:value-type="float">
            <text:p>0.343738462048133</text:p>
          </table:table-cell>
          <table:table-cell office:value-type="float" office:value="0.345475175786218" calcext:value-type="float">
            <text:p>0.345475175786218</text:p>
          </table:table-cell>
          <table:table-cell office:value-type="float" office:value="0.314890006312867" calcext:value-type="float">
            <text:p>0.314890006312867</text:p>
          </table:table-cell>
          <table:table-cell office:value-type="float" office:value="0.342524893625206" calcext:value-type="float">
            <text:p>0.342524893625206</text:p>
          </table:table-cell>
          <table:table-cell office:value-type="float" office:value="0.341685265787644" calcext:value-type="float">
            <text:p>0.341685265787644</text:p>
          </table:table-cell>
          <table:table-cell office:value-type="float" office:value="0.335772213982253" calcext:value-type="float">
            <text:p>0.335772213982253</text:p>
          </table:table-cell>
          <table:table-cell office:value-type="float" office:value="0.327696026814793" calcext:value-type="float">
            <text:p>0.327696026814793</text:p>
          </table:table-cell>
          <table:table-cell office:value-type="float" office:value="0.322902204332263" calcext:value-type="float">
            <text:p>0.322902204332263</text:p>
          </table:table-cell>
          <table:table-cell office:value-type="float" office:value="0.310402361639208" calcext:value-type="float">
            <text:p>0.310402361639208</text:p>
          </table:table-cell>
          <table:table-cell office:value-type="float" office:value="0.313872742111938" calcext:value-type="float">
            <text:p>0.313872742111938</text:p>
          </table:table-cell>
          <table:table-cell office:value-type="float" office:value="0.311641376136463" calcext:value-type="float">
            <text:p>0.311641376136463</text:p>
          </table:table-cell>
          <table:table-cell office:value-type="float" office:value="0.31079929762687" calcext:value-type="float">
            <text:p>0.31079929762687</text:p>
          </table:table-cell>
          <table:table-cell office:value-type="float" office:value="0.310691539705063" calcext:value-type="float">
            <text:p>0.310691539705063</text:p>
          </table:table-cell>
          <table:table-cell office:value-type="float" office:value="0.306004058511613" calcext:value-type="float">
            <text:p>0.306004058511613</text:p>
          </table:table-cell>
          <table:table-cell office:value-type="float" office:value="0.30412165547534" calcext:value-type="float">
            <text:p>0.30412165547534</text:p>
          </table:table-cell>
          <table:table-cell office:value-type="float" office:value="0.325515287137124" calcext:value-type="float">
            <text:p>0.325515287137124</text:p>
          </table:table-cell>
          <table:table-cell office:value-type="float" office:value="0.339251111627139" calcext:value-type="float">
            <text:p>0.339251111627139</text:p>
          </table:table-cell>
          <table:table-cell office:value-type="float" office:value="0.34585321719634" calcext:value-type="float">
            <text:p>0.34585321719634</text:p>
          </table:table-cell>
          <table:table-cell office:value-type="float" office:value="0.346219749182238" calcext:value-type="float">
            <text:p>0.346219749182238</text:p>
          </table:table-cell>
          <table:table-cell office:value-type="float" office:value="0.345395933942294" calcext:value-type="float">
            <text:p>0.345395933942294</text:p>
          </table:table-cell>
          <table:table-cell office:value-type="float" office:value="0.347662120775045" calcext:value-type="float">
            <text:p>0.347662120775045</text:p>
          </table:table-cell>
          <table:table-cell office:value-type="float" office:value="0.346396577307107" calcext:value-type="float">
            <text:p>0.346396577307107</text:p>
          </table:table-cell>
          <table:table-cell office:value-type="float" office:value="0.325961620359666" calcext:value-type="float">
            <text:p>0.325961620359666</text:p>
          </table:table-cell>
          <table:table-cell office:value-type="float" office:value="0.32054724229737" calcext:value-type="float">
            <text:p>0.32054724229737</text:p>
          </table:table-cell>
          <table:table-cell office:value-type="float" office:value="0.318048670074947" calcext:value-type="float">
            <text:p>0.318048670074947</text:p>
          </table:table-cell>
          <table:table-cell office:value-type="float" office:value="0.316620461683135" calcext:value-type="float">
            <text:p>0.316620461683135</text:p>
          </table:table-cell>
          <table:table-cell office:value-type="float" office:value="0.315428884080718" calcext:value-type="float">
            <text:p>0.315428884080718</text:p>
          </table:table-cell>
          <table:table-cell office:value-type="float" office:value="0.314285860174817" calcext:value-type="float">
            <text:p>0.314285860174817</text:p>
          </table:table-cell>
          <table:table-cell office:value-type="float" office:value="0.313800666216405" calcext:value-type="float">
            <text:p>0.313800666216405</text:p>
          </table:table-cell>
          <table:table-cell office:value-type="float" office:value="0.312810761658851" calcext:value-type="float">
            <text:p>0.312810761658851</text:p>
          </table:table-cell>
          <table:table-cell office:value-type="float" office:value="0.312032626578238" calcext:value-type="float">
            <text:p>0.312032626578238</text:p>
          </table:table-cell>
          <table:table-cell office:value-type="float" office:value="0.310758478208585" calcext:value-type="float">
            <text:p>0.310758478208585</text:p>
          </table:table-cell>
          <table:table-cell office:value-type="float" office:value="0.30909511798648" calcext:value-type="float">
            <text:p>0.30909511798648</text:p>
          </table:table-cell>
          <table:table-cell office:value-type="float" office:value="0.306851140265757" calcext:value-type="float">
            <text:p>0.306851140265757</text:p>
          </table:table-cell>
          <table:table-cell office:value-type="float" office:value="0.306099171113924" calcext:value-type="float">
            <text:p>0.306099171113924</text:p>
          </table:table-cell>
          <table:table-cell office:value-type="float" office:value="0.30493547935626" calcext:value-type="float">
            <text:p>0.30493547935626</text:p>
          </table:table-cell>
          <table:table-cell office:value-type="float" office:value="0.339693463895384" calcext:value-type="float">
            <text:p>0.339693463895384</text:p>
          </table:table-cell>
          <table:table-cell office:value-type="float" office:value="0.333938909491282" calcext:value-type="float">
            <text:p>0.333938909491282</text:p>
          </table:table-cell>
          <table:table-cell office:value-type="float" office:value="0.325855590212802" calcext:value-type="float">
            <text:p>0.325855590212802</text:p>
          </table:table-cell>
          <table:table-cell office:value-type="float" office:value="0.324738399255423" calcext:value-type="float">
            <text:p>0.324738399255423</text:p>
          </table:table-cell>
          <table:table-cell office:value-type="float" office:value="0.321663585895252" calcext:value-type="float">
            <text:p>0.321663585895252</text:p>
          </table:table-cell>
          <table:table-cell office:value-type="float" office:value="0.312003324706968" calcext:value-type="float">
            <text:p>0.312003324706968</text:p>
          </table:table-cell>
          <table:table-cell office:value-type="float" office:value="0.3122429552717" calcext:value-type="float">
            <text:p>0.3122429552717</text:p>
          </table:table-cell>
          <table:table-cell office:value-type="float" office:value="0.309804699809856" calcext:value-type="float">
            <text:p>0.309804699809856</text:p>
          </table:table-cell>
          <table:table-cell office:value-type="float" office:value="0.30976366103807" calcext:value-type="float">
            <text:p>0.30976366103807</text:p>
          </table:table-cell>
          <table:table-cell office:value-type="float" office:value="0.30937542576055" calcext:value-type="float">
            <text:p>0.30937542576055</text:p>
          </table:table-cell>
          <table:table-cell office:value-type="float" office:value="0.307970318196499" calcext:value-type="float">
            <text:p>0.307970318196499</text:p>
          </table:table-cell>
          <table:table-cell office:value-type="float" office:value="0.306820231784193" calcext:value-type="float">
            <text:p>0.306820231784193</text:p>
          </table:table-cell>
          <table:table-cell office:value-type="float" office:value="0.304981548707935" calcext:value-type="float">
            <text:p>0.304981548707935</text:p>
          </table:table-cell>
          <table:table-cell office:value-type="float" office:value="0.307348503697802" calcext:value-type="float">
            <text:p>0.307348503697802</text:p>
          </table:table-cell>
          <table:table-cell office:value-type="float" office:value="0.331425791205425" calcext:value-type="float">
            <text:p>0.331425791205425</text:p>
          </table:table-cell>
          <table:table-cell office:value-type="float" office:value="0.344013694791337" calcext:value-type="float">
            <text:p>0.344013694791337</text:p>
          </table:table-cell>
          <table:table-cell office:value-type="float" office:value="0.346999613075862" calcext:value-type="float">
            <text:p>0.346999613075862</text:p>
          </table:table-cell>
          <table:table-cell office:value-type="float" office:value="0.346583856380933" calcext:value-type="float">
            <text:p>0.346583856380933</text:p>
          </table:table-cell>
          <table:table-cell office:value-type="float" office:value="0.34716143874497" calcext:value-type="float">
            <text:p>0.34716143874497</text:p>
          </table:table-cell>
          <table:table-cell office:value-type="float" office:value="0.349073178299545" calcext:value-type="float">
            <text:p>0.349073178299545</text:p>
          </table:table-cell>
          <table:table-cell office:value-type="float" office:value="0.348749633596032" calcext:value-type="float">
            <text:p>0.348749633596032</text:p>
          </table:table-cell>
          <table:table-cell office:value-type="float" office:value="0.347962083048292" calcext:value-type="float">
            <text:p>0.347962083048292</text:p>
          </table:table-cell>
          <table:table-cell office:value-type="float" office:value="0.341980372542023" calcext:value-type="float">
            <text:p>0.341980372542023</text:p>
          </table:table-cell>
          <table:table-cell office:value-type="float" office:value="0.340908448537909" calcext:value-type="float">
            <text:p>0.340908448537909</text:p>
          </table:table-cell>
          <table:table-cell office:value-type="float" office:value="0.33936752214158" calcext:value-type="float">
            <text:p>0.33936752214158</text:p>
          </table:table-cell>
          <table:table-cell office:value-type="float" office:value="0.326751329711773" calcext:value-type="float">
            <text:p>0.326751329711773</text:p>
          </table:table-cell>
          <table:table-cell office:value-type="float" office:value="0.325334971686784" calcext:value-type="float">
            <text:p>0.325334971686784</text:p>
          </table:table-cell>
          <table:table-cell office:value-type="float" office:value="0.323154367814151" calcext:value-type="float">
            <text:p>0.323154367814151</text:p>
          </table:table-cell>
          <table:table-cell office:value-type="float" office:value="0.321063200964027" calcext:value-type="float">
            <text:p>0.321063200964027</text:p>
          </table:table-cell>
          <table:table-cell office:value-type="float" office:value="0.317951325664647" calcext:value-type="float">
            <text:p>0.317951325664647</text:p>
          </table:table-cell>
          <table:table-cell office:value-type="float" office:value="0.310607437202224" calcext:value-type="float">
            <text:p>0.310607437202224</text:p>
          </table:table-cell>
          <table:table-cell office:value-type="float" office:value="0.312580685117079" calcext:value-type="float">
            <text:p>0.312580685117079</text:p>
          </table:table-cell>
          <table:table-cell office:value-type="float" office:value="0.313413408008031" calcext:value-type="float">
            <text:p>0.313413408008031</text:p>
          </table:table-cell>
          <table:table-cell office:value-type="float" office:value="0.313921566487087" calcext:value-type="float">
            <text:p>0.313921566487087</text:p>
          </table:table-cell>
          <table:table-cell office:value-type="float" office:value="0.311463781029891" calcext:value-type="float">
            <text:p>0.311463781029891</text:p>
          </table:table-cell>
          <table:table-cell office:value-type="float" office:value="0.310750649006045" calcext:value-type="float">
            <text:p>0.310750649006045</text:p>
          </table:table-cell>
          <table:table-cell office:value-type="float" office:value="0.31076475898979" calcext:value-type="float">
            <text:p>0.31076475898979</text:p>
          </table:table-cell>
          <table:table-cell office:value-type="float" office:value="0.31036126743639" calcext:value-type="float">
            <text:p>0.31036126743639</text:p>
          </table:table-cell>
          <table:table-cell office:value-type="float" office:value="0.309764009120129" calcext:value-type="float">
            <text:p>0.309764009120129</text:p>
          </table:table-cell>
          <table:table-cell office:value-type="float" office:value="0.308266168213041" calcext:value-type="float">
            <text:p>0.308266168213041</text:p>
          </table:table-cell>
          <table:table-cell office:value-type="float" office:value="0.305630253474193" calcext:value-type="float">
            <text:p>0.305630253474193</text:p>
          </table:table-cell>
          <table:table-cell office:value-type="float" office:value="0.349282161610811" calcext:value-type="float">
            <text:p>0.349282161610811</text:p>
          </table:table-cell>
          <table:table-cell office:value-type="float" office:value="0.350177355709231" calcext:value-type="float">
            <text:p>0.350177355709231</text:p>
          </table:table-cell>
          <table:table-cell office:value-type="float" office:value="0.349318705066468" calcext:value-type="float">
            <text:p>0.349318705066468</text:p>
          </table:table-cell>
          <table:table-cell office:value-type="float" office:value="0.349348431898158" calcext:value-type="float">
            <text:p>0.349348431898158</text:p>
          </table:table-cell>
          <table:table-cell office:value-type="float" office:value="0.352321102526503" calcext:value-type="float">
            <text:p>0.352321102526503</text:p>
          </table:table-cell>
          <table:table-cell office:value-type="float" office:value="0.351395095506088" calcext:value-type="float">
            <text:p>0.351395095506088</text:p>
          </table:table-cell>
          <table:table-cell office:value-type="float" office:value="0.323438684037312" calcext:value-type="float">
            <text:p>0.323438684037312</text:p>
          </table:table-cell>
          <table:table-cell office:value-type="float" office:value="0.312419783291133" calcext:value-type="float">
            <text:p>0.312419783291133</text:p>
          </table:table-cell>
          <table:table-cell office:value-type="float" office:value="0.310727901184693" calcext:value-type="float">
            <text:p>0.310727901184693</text:p>
          </table:table-cell>
          <table:table-cell office:value-type="float" office:value="0.309497175132022" calcext:value-type="float">
            <text:p>0.309497175132022</text:p>
          </table:table-cell>
          <table:table-cell office:value-type="float" office:value="0.308461499019433" calcext:value-type="float">
            <text:p>0.308461499019433</text:p>
          </table:table-cell>
          <table:table-cell office:value-type="float" office:value="0.30525662018519" calcext:value-type="float">
            <text:p>0.30525662018519</text:p>
          </table:table-cell>
          <table:table-cell office:value-type="float" office:value="0.300950031989221" calcext:value-type="float">
            <text:p>0.300950031989221</text:p>
          </table:table-cell>
          <table:table-cell office:value-type="float" office:value="0.300173453360284" calcext:value-type="float">
            <text:p>0.300173453360284</text:p>
          </table:table-cell>
          <table:table-cell office:value-type="float" office:value="0.298769307590855" calcext:value-type="float">
            <text:p>0.298769307590855</text:p>
          </table:table-cell>
          <table:table-cell office:value-type="float" office:value="0.334367288035336" calcext:value-type="float">
            <text:p>0.334367288035336</text:p>
          </table:table-cell>
          <table:table-cell office:value-type="float" office:value="0.329252155116759" calcext:value-type="float">
            <text:p>0.329252155116759</text:p>
          </table:table-cell>
          <table:table-cell office:value-type="float" office:value="0.316390360258111" calcext:value-type="float">
            <text:p>0.316390360258111</text:p>
          </table:table-cell>
          <table:table-cell office:value-type="float" office:value="0.310583153079093" calcext:value-type="float">
            <text:p>0.310583153079093</text:p>
          </table:table-cell>
          <table:table-cell office:value-type="float" office:value="0.307719627274157" calcext:value-type="float">
            <text:p>0.307719627274157</text:p>
          </table:table-cell>
          <table:table-cell office:value-type="float" office:value="0.302913855289843" calcext:value-type="float">
            <text:p>0.302913855289843</text:p>
          </table:table-cell>
          <table:table-cell office:value-type="float" office:value="0.305587883317942" calcext:value-type="float">
            <text:p>0.305587883317942</text:p>
          </table:table-cell>
          <table:table-cell office:value-type="float" office:value="0.310215991268655" calcext:value-type="float">
            <text:p>0.310215991268655</text:p>
          </table:table-cell>
          <table:table-cell office:value-type="float" office:value="0.312639258970936" calcext:value-type="float">
            <text:p>0.312639258970936</text:p>
          </table:table-cell>
          <table:table-cell office:value-type="float" office:value="0.311154280679616" calcext:value-type="float">
            <text:p>0.311154280679616</text:p>
          </table:table-cell>
          <table:table-cell office:value-type="float" office:value="0.310706684871003" calcext:value-type="float">
            <text:p>0.310706684871003</text:p>
          </table:table-cell>
          <table:table-cell office:value-type="float" office:value="0.311307074466287" calcext:value-type="float">
            <text:p>0.311307074466287</text:p>
          </table:table-cell>
          <table:table-cell office:value-type="float" office:value="0.310129700739432" calcext:value-type="float">
            <text:p>0.310129700739432</text:p>
          </table:table-cell>
          <table:table-cell office:value-type="float" office:value="0.308549311326776" calcext:value-type="float">
            <text:p>0.308549311326776</text:p>
          </table:table-cell>
          <table:table-cell office:value-type="float" office:value="0.307546311450539" calcext:value-type="float">
            <text:p>0.307546311450539</text:p>
          </table:table-cell>
          <table:table-cell office:value-type="float" office:value="0.307440191844951" calcext:value-type="float">
            <text:p>0.307440191844951</text:p>
          </table:table-cell>
          <table:table-cell office:value-type="float" office:value="0.306374196869621" calcext:value-type="float">
            <text:p>0.306374196869621</text:p>
          </table:table-cell>
          <table:table-cell office:value-type="float" office:value="0.307934943191572" calcext:value-type="float">
            <text:p>0.307934943191572</text:p>
          </table:table-cell>
          <table:table-cell office:value-type="float" office:value="0.329303896993314" calcext:value-type="float">
            <text:p>0.329303896993314</text:p>
          </table:table-cell>
          <table:table-cell office:value-type="float" office:value="0.347393950367017" calcext:value-type="float">
            <text:p>0.347393950367017</text:p>
          </table:table-cell>
          <table:table-cell office:value-type="float" office:value="0.346572944250694" calcext:value-type="float">
            <text:p>0.346572944250694</text:p>
          </table:table-cell>
          <table:table-cell office:value-type="float" office:value="0.347956224362853" calcext:value-type="float">
            <text:p>0.347956224362853</text:p>
          </table:table-cell>
          <table:table-cell office:value-type="float" office:value="0.349260065541122" calcext:value-type="float">
            <text:p>0.349260065541122</text:p>
          </table:table-cell>
          <table:table-cell office:value-type="float" office:value="0.349121738451824" calcext:value-type="float">
            <text:p>0.349121738451824</text:p>
          </table:table-cell>
          <table:table-cell office:value-type="float" office:value="0.347329581290996" calcext:value-type="float">
            <text:p>0.347329581290996</text:p>
          </table:table-cell>
          <table:table-cell office:value-type="float" office:value="0.320929658120176" calcext:value-type="float">
            <text:p>0.320929658120176</text:p>
          </table:table-cell>
          <table:table-cell office:value-type="float" office:value="0.31682536297901" calcext:value-type="float">
            <text:p>0.31682536297901</text:p>
          </table:table-cell>
          <table:table-cell office:value-type="float" office:value="0.314298295413293" calcext:value-type="float">
            <text:p>0.314298295413293</text:p>
          </table:table-cell>
          <table:table-cell office:value-type="float" office:value="0.313268677408663" calcext:value-type="float">
            <text:p>0.313268677408663</text:p>
          </table:table-cell>
          <table:table-cell office:value-type="float" office:value="0.311768534333915" calcext:value-type="float">
            <text:p>0.311768534333915</text:p>
          </table:table-cell>
          <table:table-cell office:value-type="float" office:value="0.311326783759332" calcext:value-type="float">
            <text:p>0.311326783759332</text:p>
          </table:table-cell>
          <table:table-cell office:value-type="float" office:value="0.310337898626399" calcext:value-type="float">
            <text:p>0.310337898626399</text:p>
          </table:table-cell>
          <table:table-cell office:value-type="float" office:value="0.3068991228121" calcext:value-type="float">
            <text:p>0.3068991228121</text:p>
          </table:table-cell>
          <table:table-cell office:value-type="float" office:value="0.301200187241212" calcext:value-type="float">
            <text:p>0.301200187241212</text:p>
          </table:table-cell>
          <table:table-cell office:value-type="float" office:value="0.333207836272583" calcext:value-type="float">
            <text:p>0.333207836272583</text:p>
          </table:table-cell>
          <table:table-cell office:value-type="float" office:value="0.32749117682136" calcext:value-type="float">
            <text:p>0.32749117682136</text:p>
          </table:table-cell>
          <table:table-cell office:value-type="float" office:value="0.307973661041234" calcext:value-type="float">
            <text:p>0.307973661041234</text:p>
          </table:table-cell>
          <table:table-cell office:value-type="float" office:value="0.30119972535032" calcext:value-type="float">
            <text:p>0.30119972535032</text:p>
          </table:table-cell>
          <table:table-cell office:value-type="float" office:value="0.297249951748918" calcext:value-type="float">
            <text:p>0.297249951748918</text:p>
          </table:table-cell>
          <table:table-cell office:value-type="float" office:value="0.303696684934996" calcext:value-type="float">
            <text:p>0.303696684934996</text:p>
          </table:table-cell>
          <table:table-cell office:value-type="float" office:value="0.31300372275113" calcext:value-type="float">
            <text:p>0.31300372275113</text:p>
          </table:table-cell>
          <table:table-cell office:value-type="float" office:value="0.312641732753823" calcext:value-type="float">
            <text:p>0.312641732753823</text:p>
          </table:table-cell>
          <table:table-cell office:value-type="float" office:value="0.309148059477882" calcext:value-type="float">
            <text:p>0.309148059477882</text:p>
          </table:table-cell>
          <table:table-cell office:value-type="float" office:value="0.308779070499204" calcext:value-type="float">
            <text:p>0.308779070499204</text:p>
          </table:table-cell>
          <table:table-cell office:value-type="float" office:value="0.308293980651872" calcext:value-type="float">
            <text:p>0.308293980651872</text:p>
          </table:table-cell>
          <table:table-cell office:value-type="float" office:value="0.308354124494655" calcext:value-type="float">
            <text:p>0.308354124494655</text:p>
          </table:table-cell>
          <table:table-cell office:value-type="float" office:value="0.308961506723004" calcext:value-type="float">
            <text:p>0.308961506723004</text:p>
          </table:table-cell>
          <table:table-cell office:value-type="float" office:value="0.310788264477385" calcext:value-type="float">
            <text:p>0.310788264477385</text:p>
          </table:table-cell>
          <table:table-cell office:value-type="float" office:value="0.331165873382731" calcext:value-type="float">
            <text:p>0.331165873382731</text:p>
          </table:table-cell>
          <table:table-cell office:value-type="float" office:value="0.333118723128668" calcext:value-type="float">
            <text:p>0.333118723128668</text:p>
          </table:table-cell>
          <table:table-cell office:value-type="float" office:value="0.333455098708372" calcext:value-type="float">
            <text:p>0.333455098708372</text:p>
          </table:table-cell>
          <table:table-cell office:value-type="float" office:value="0.333644450602202" calcext:value-type="float">
            <text:p>0.333644450602202</text:p>
          </table:table-cell>
          <table:table-cell office:value-type="float" office:value="0.335688568963862" calcext:value-type="float">
            <text:p>0.335688568963862</text:p>
          </table:table-cell>
          <table:table-cell office:value-type="float" office:value="0.33791199252578" calcext:value-type="float">
            <text:p>0.33791199252578</text:p>
          </table:table-cell>
          <table:table-cell office:value-type="float" office:value="0.33728242784441" calcext:value-type="float">
            <text:p>0.33728242784441</text:p>
          </table:table-cell>
          <table:table-cell office:value-type="float" office:value="0.336455055061568" calcext:value-type="float">
            <text:p>0.336455055061568</text:p>
          </table:table-cell>
          <table:table-cell office:value-type="float" office:value="0.33531272702154" calcext:value-type="float">
            <text:p>0.33531272702154</text:p>
          </table:table-cell>
          <table:table-cell office:value-type="float" office:value="0.334914938400294" calcext:value-type="float">
            <text:p>0.334914938400294</text:p>
          </table:table-cell>
          <table:table-cell office:value-type="float" office:value="0.335367955387165" calcext:value-type="float">
            <text:p>0.335367955387165</text:p>
          </table:table-cell>
          <table:table-cell office:value-type="float" office:value="0.335462563162047" calcext:value-type="float">
            <text:p>0.335462563162047</text:p>
          </table:table-cell>
          <table:table-cell office:value-type="float" office:value="0.335481604701728" calcext:value-type="float">
            <text:p>0.335481604701728</text:p>
          </table:table-cell>
          <table:table-cell office:value-type="float" office:value="0.335231005720345" calcext:value-type="float">
            <text:p>0.335231005720345</text:p>
          </table:table-cell>
          <table:table-cell office:value-type="float" office:value="0.335262042189261" calcext:value-type="float">
            <text:p>0.335262042189261</text:p>
          </table:table-cell>
          <table:table-cell office:value-type="float" office:value="0.335529662525962" calcext:value-type="float">
            <text:p>0.335529662525962</text:p>
          </table:table-cell>
          <table:table-cell office:value-type="float" office:value="0.335421036165561" calcext:value-type="float">
            <text:p>0.335421036165561</text:p>
          </table:table-cell>
          <table:table-cell office:value-type="float" office:value="0.335274387342596" calcext:value-type="float">
            <text:p>0.335274387342596</text:p>
          </table:table-cell>
          <table:table-cell office:value-type="float" office:value="0.33523867331773" calcext:value-type="float">
            <text:p>0.33523867331773</text:p>
          </table:table-cell>
          <table:table-cell office:value-type="float" office:value="0.335279889833505" calcext:value-type="float">
            <text:p>0.335279889833505</text:p>
          </table:table-cell>
          <table:table-cell office:value-type="float" office:value="0.335304323122158" calcext:value-type="float">
            <text:p>0.335304323122158</text:p>
          </table:table-cell>
          <table:table-cell office:value-type="float" office:value="0.335273445239582" calcext:value-type="float">
            <text:p>0.335273445239582</text:p>
          </table:table-cell>
          <table:table-cell office:value-type="float" office:value="0.335280613621334" calcext:value-type="float">
            <text:p>0.335280613621334</text:p>
          </table:table-cell>
          <table:table-cell office:value-type="float" office:value="0.335283730332554" calcext:value-type="float">
            <text:p>0.335283730332554</text:p>
          </table:table-cell>
          <table:table-cell office:value-type="float" office:value="0.335234752665015" calcext:value-type="float">
            <text:p>0.335234752665015</text:p>
          </table:table-cell>
          <table:table-cell office:value-type="float" office:value="0.335283106923178" calcext:value-type="float">
            <text:p>0.335283106923178</text:p>
          </table:table-cell>
          <table:table-cell office:value-type="float" office:value="0.335271913437478" calcext:value-type="float">
            <text:p>0.335271913437478</text:p>
          </table:table-cell>
          <table:table-cell office:value-type="float" office:value="0.335248656355166" calcext:value-type="float">
            <text:p>0.335248656355166</text:p>
          </table:table-cell>
          <table:table-cell office:value-type="float" office:value="0.335284519817456" calcext:value-type="float">
            <text:p>0.335284519817456</text:p>
          </table:table-cell>
          <table:table-cell office:value-type="float" office:value="0.335315736892203" calcext:value-type="float">
            <text:p>0.335315736892203</text:p>
          </table:table-cell>
          <table:table-cell office:value-type="float" office:value="0.335277027716065" calcext:value-type="float">
            <text:p>0.335277027716065</text:p>
          </table:table-cell>
          <table:table-cell office:value-type="float" office:value="0.335306240860708" calcext:value-type="float">
            <text:p>0.335306240860708</text:p>
          </table:table-cell>
          <table:table-cell office:value-type="float" office:value="0.335260126283271" calcext:value-type="float">
            <text:p>0.335260126283271</text:p>
          </table:table-cell>
          <table:table-cell office:value-type="float" office:value="0.335253533516936" calcext:value-type="float">
            <text:p>0.335253533516936</text:p>
          </table:table-cell>
          <table:table-cell office:value-type="float" office:value="0.335217872265632" calcext:value-type="float">
            <text:p>0.335217872265632</text:p>
          </table:table-cell>
          <table:table-cell office:value-type="float" office:value="0.335233007703186" calcext:value-type="float">
            <text:p>0.335233007703186</text:p>
          </table:table-cell>
          <table:table-cell office:value-type="float" office:value="0.335294648225218" calcext:value-type="float">
            <text:p>0.335294648225218</text:p>
          </table:table-cell>
          <table:table-cell office:value-type="float" office:value="0.335362867727767" calcext:value-type="float">
            <text:p>0.335362867727767</text:p>
          </table:table-cell>
          <table:table-cell office:value-type="float" office:value="0.335327957052139" calcext:value-type="float">
            <text:p>0.335327957052139</text:p>
          </table:table-cell>
          <table:table-cell office:value-type="float" office:value="0.335361763922532" calcext:value-type="float">
            <text:p>0.335361763922532</text:p>
          </table:table-cell>
          <table:table-cell office:value-type="float" office:value="0.335316044730126" calcext:value-type="float">
            <text:p>0.335316044730126</text:p>
          </table:table-cell>
          <table:table-cell office:value-type="float" office:value="0.335377667616096" calcext:value-type="float">
            <text:p>0.335377667616096</text:p>
          </table:table-cell>
          <table:table-cell office:value-type="float" office:value="0.335296805333203" calcext:value-type="float">
            <text:p>0.335296805333203</text:p>
          </table:table-cell>
          <table:table-cell office:value-type="float" office:value="0.335376298787231" calcext:value-type="float">
            <text:p>0.335376298787231</text:p>
          </table:table-cell>
          <table:table-cell office:value-type="float" office:value="0.335347929582349" calcext:value-type="float">
            <text:p>0.335347929582349</text:p>
          </table:table-cell>
          <table:table-cell office:value-type="float" office:value="0.335412807128238" calcext:value-type="float">
            <text:p>0.335412807128238</text:p>
          </table:table-cell>
          <table:table-cell office:value-type="float" office:value="0.335383323221296" calcext:value-type="float">
            <text:p>0.335383323221296</text:p>
          </table:table-cell>
          <table:table-cell office:value-type="float" office:value="0.335352727096063" calcext:value-type="float">
            <text:p>0.335352727096063</text:p>
          </table:table-cell>
          <table:table-cell office:value-type="float" office:value="0.335342672231442" calcext:value-type="float">
            <text:p>0.335342672231442</text:p>
          </table:table-cell>
          <table:table-cell office:value-type="float" office:value="0.335373100682079" calcext:value-type="float">
            <text:p>0.335373100682079</text:p>
          </table:table-cell>
          <table:table-cell office:value-type="float" office:value="0.335319057952592" calcext:value-type="float">
            <text:p>0.335319057952592</text:p>
          </table:table-cell>
          <table:table-cell office:value-type="float" office:value="0.335395941777744" calcext:value-type="float">
            <text:p>0.335395941777744</text:p>
          </table:table-cell>
          <table:table-cell office:value-type="float" office:value="0.335358725691655" calcext:value-type="float">
            <text:p>0.335358725691655</text:p>
          </table:table-cell>
          <table:table-cell office:value-type="float" office:value="0.335428054283426" calcext:value-type="float">
            <text:p>0.335428054283426</text:p>
          </table:table-cell>
          <table:table-cell office:value-type="float" office:value="0.335390497540643" calcext:value-type="float">
            <text:p>0.335390497540643</text:p>
          </table:table-cell>
          <table:table-cell office:value-type="float" office:value="0.335312548208251" calcext:value-type="float">
            <text:p>0.335312548208251</text:p>
          </table:table-cell>
          <table:table-cell office:value-type="float" office:value="0.335415142651969" calcext:value-type="float">
            <text:p>0.335415142651969</text:p>
          </table:table-cell>
          <table:table-cell office:value-type="float" office:value="0.335324113354013" calcext:value-type="float">
            <text:p>0.335324113354013</text:p>
          </table:table-cell>
          <table:table-cell office:value-type="float" office:value="0.335353887096328" calcext:value-type="float">
            <text:p>0.335353887096328</text:p>
          </table:table-cell>
          <table:table-cell office:value-type="float" office:value="0.335354066784307" calcext:value-type="float">
            <text:p>0.335354066784307</text:p>
          </table:table-cell>
          <table:table-cell office:value-type="float" office:value="0.335349026232516" calcext:value-type="float">
            <text:p>0.335349026232516</text:p>
          </table:table-cell>
          <table:table-cell office:value-type="float" office:value="0.335356836011456" calcext:value-type="float">
            <text:p>0.335356836011456</text:p>
          </table:table-cell>
          <table:table-cell office:value-type="float" office:value="0.335347536274465" calcext:value-type="float">
            <text:p>0.335347536274465</text:p>
          </table:table-cell>
          <table:table-cell office:value-type="float" office:value="0.335353577028038" calcext:value-type="float">
            <text:p>0.335353577028038</text:p>
          </table:table-cell>
          <table:table-cell office:value-type="float" office:value="0.335392553559137" calcext:value-type="float">
            <text:p>0.335392553559137</text:p>
          </table:table-cell>
          <table:table-cell office:value-type="float" office:value="0.335316736078703" calcext:value-type="float">
            <text:p>0.335316736078703</text:p>
          </table:table-cell>
          <table:table-cell office:value-type="float" office:value="0.335335952949444" calcext:value-type="float">
            <text:p>0.335335952949444</text:p>
          </table:table-cell>
          <table:table-cell office:value-type="float" office:value="0.33534250068556" calcext:value-type="float">
            <text:p>0.33534250068556</text:p>
          </table:table-cell>
          <table:table-cell office:value-type="float" office:value="0.335351790426781" calcext:value-type="float">
            <text:p>0.335351790426781</text:p>
          </table:table-cell>
          <table:table-cell office:value-type="float" office:value="0.335364536384699" calcext:value-type="float">
            <text:p>0.335364536384699</text:p>
          </table:table-cell>
          <table:table-cell office:value-type="float" office:value="0.335313700828976" calcext:value-type="float">
            <text:p>0.335313700828976</text:p>
          </table:table-cell>
          <table:table-cell office:value-type="float" office:value="0.33532166407682" calcext:value-type="float">
            <text:p>0.33532166407682</text:p>
          </table:table-cell>
          <table:table-cell office:value-type="float" office:value="0.335401222014849" calcext:value-type="float">
            <text:p>0.335401222014849</text:p>
          </table:table-cell>
          <table:table-cell office:value-type="float" office:value="0.335325983945245" calcext:value-type="float">
            <text:p>0.335325983945245</text:p>
          </table:table-cell>
          <table:table-cell office:value-type="float" office:value="0.335323393688782" calcext:value-type="float">
            <text:p>0.335323393688782</text:p>
          </table:table-cell>
          <table:table-cell office:value-type="float" office:value="0.335338573137027" calcext:value-type="float">
            <text:p>0.335338573137027</text:p>
          </table:table-cell>
          <table:table-cell office:value-type="float" office:value="0.335330033932342" calcext:value-type="float">
            <text:p>0.335330033932342</text:p>
          </table:table-cell>
          <table:table-cell office:value-type="float" office:value="0.33527366541811" calcext:value-type="float">
            <text:p>0.33527366541811</text:p>
          </table:table-cell>
          <table:table-cell office:value-type="float" office:value="0.335336721913472" calcext:value-type="float">
            <text:p>0.335336721913472</text:p>
          </table:table-cell>
          <table:table-cell office:value-type="float" office:value="0.335395797897333" calcext:value-type="float">
            <text:p>0.335395797897333</text:p>
          </table:table-cell>
          <table:table-cell office:value-type="float" office:value="0.335321095136401" calcext:value-type="float">
            <text:p>0.335321095136401</text:p>
          </table:table-cell>
          <table:table-cell office:value-type="float" office:value="0.335288068283383" calcext:value-type="float">
            <text:p>0.335288068283383</text:p>
          </table:table-cell>
          <table:table-cell table:number-columns-repeated="522"/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349855642982921" calcext:value-type="float">
            <text:p>-0.349855642982921</text:p>
          </table:table-cell>
          <table:table-cell office:value-type="float" office:value="-0.349486183357581" calcext:value-type="float">
            <text:p>-0.349486183357581</text:p>
          </table:table-cell>
          <table:table-cell office:value-type="float" office:value="-0.349967031999872" calcext:value-type="float">
            <text:p>-0.349967031999872</text:p>
          </table:table-cell>
          <table:table-cell office:value-type="float" office:value="-0.349643867863368" calcext:value-type="float">
            <text:p>-0.349643867863368</text:p>
          </table:table-cell>
          <table:table-cell office:value-type="float" office:value="-0.349829598639116" calcext:value-type="float">
            <text:p>-0.349829598639116</text:p>
          </table:table-cell>
          <table:table-cell office:value-type="float" office:value="-0.350086916719517" calcext:value-type="float">
            <text:p>-0.350086916719517</text:p>
          </table:table-cell>
          <table:table-cell office:value-type="float" office:value="-0.34954372034002" calcext:value-type="float">
            <text:p>-0.34954372034002</text:p>
          </table:table-cell>
          <table:table-cell office:value-type="float" office:value="-0.349656613416609" calcext:value-type="float">
            <text:p>-0.349656613416609</text:p>
          </table:table-cell>
          <table:table-cell office:value-type="float" office:value="-0.350162813314099" calcext:value-type="float">
            <text:p>-0.350162813314099</text:p>
          </table:table-cell>
          <table:table-cell office:value-type="float" office:value="-0.350275605944135" calcext:value-type="float">
            <text:p>-0.350275605944135</text:p>
          </table:table-cell>
          <table:table-cell office:value-type="float" office:value="-0.350200481034134" calcext:value-type="float">
            <text:p>-0.350200481034134</text:p>
          </table:table-cell>
          <table:table-cell office:value-type="float" office:value="-0.349886677873912" calcext:value-type="float">
            <text:p>-0.349886677873912</text:p>
          </table:table-cell>
          <table:table-cell office:value-type="float" office:value="-0.35008508750019" calcext:value-type="float">
            <text:p>-0.35008508750019</text:p>
          </table:table-cell>
          <table:table-cell office:value-type="float" office:value="-0.350083416887975" calcext:value-type="float">
            <text:p>-0.350083416887975</text:p>
          </table:table-cell>
          <table:table-cell office:value-type="float" office:value="-0.350393733347836" calcext:value-type="float">
            <text:p>-0.350393733347836</text:p>
          </table:table-cell>
          <table:table-cell office:value-type="float" office:value="-0.350019730085953" calcext:value-type="float">
            <text:p>-0.350019730085953</text:p>
          </table:table-cell>
          <table:table-cell office:value-type="float" office:value="-0.349776943021401" calcext:value-type="float">
            <text:p>-0.349776943021401</text:p>
          </table:table-cell>
          <table:table-cell office:value-type="float" office:value="-0.35009833868316" calcext:value-type="float">
            <text:p>-0.35009833868316</text:p>
          </table:table-cell>
          <table:table-cell office:value-type="float" office:value="-0.349956137579303" calcext:value-type="float">
            <text:p>-0.349956137579303</text:p>
          </table:table-cell>
          <table:table-cell office:value-type="float" office:value="-0.349552821911662" calcext:value-type="float">
            <text:p>-0.349552821911662</text:p>
          </table:table-cell>
          <table:table-cell office:value-type="float" office:value="-0.350033263791498" calcext:value-type="float">
            <text:p>-0.350033263791498</text:p>
          </table:table-cell>
          <table:table-cell office:value-type="float" office:value="-0.350005673361086" calcext:value-type="float">
            <text:p>-0.350005673361086</text:p>
          </table:table-cell>
          <table:table-cell office:value-type="float" office:value="-0.350404784909584" calcext:value-type="float">
            <text:p>-0.350404784909584</text:p>
          </table:table-cell>
          <table:table-cell office:value-type="float" office:value="-0.350115846960436" calcext:value-type="float">
            <text:p>-0.350115846960436</text:p>
          </table:table-cell>
          <table:table-cell office:value-type="float" office:value="-0.350164480401602" calcext:value-type="float">
            <text:p>-0.350164480401602</text:p>
          </table:table-cell>
          <table:table-cell office:value-type="float" office:value="-0.349776493264455" calcext:value-type="float">
            <text:p>-0.349776493264455</text:p>
          </table:table-cell>
          <table:table-cell office:value-type="float" office:value="-0.350296728967795" calcext:value-type="float">
            <text:p>-0.350296728967795</text:p>
          </table:table-cell>
          <table:table-cell office:value-type="float" office:value="-0.350304990498222" calcext:value-type="float">
            <text:p>-0.350304990498222</text:p>
          </table:table-cell>
          <table:table-cell office:value-type="float" office:value="-0.350228054983019" calcext:value-type="float">
            <text:p>-0.350228054983019</text:p>
          </table:table-cell>
          <table:table-cell office:value-type="float" office:value="-0.350033413137476" calcext:value-type="float">
            <text:p>-0.350033413137476</text:p>
          </table:table-cell>
          <table:table-cell office:value-type="float" office:value="-0.350105849851756" calcext:value-type="float">
            <text:p>-0.350105849851756</text:p>
          </table:table-cell>
          <table:table-cell office:value-type="float" office:value="-0.350430583201636" calcext:value-type="float">
            <text:p>-0.350430583201636</text:p>
          </table:table-cell>
          <table:table-cell office:value-type="float" office:value="-0.349902953673283" calcext:value-type="float">
            <text:p>-0.349902953673283</text:p>
          </table:table-cell>
          <table:table-cell office:value-type="float" office:value="-0.350448691215109" calcext:value-type="float">
            <text:p>-0.350448691215109</text:p>
          </table:table-cell>
          <table:table-cell office:value-type="float" office:value="-0.349871116569361" calcext:value-type="float">
            <text:p>-0.349871116569361</text:p>
          </table:table-cell>
          <table:table-cell office:value-type="float" office:value="-0.350435067411976" calcext:value-type="float">
            <text:p>-0.350435067411976</text:p>
          </table:table-cell>
          <table:table-cell office:value-type="float" office:value="-0.3501193594448" calcext:value-type="float">
            <text:p>-0.3501193594448</text:p>
          </table:table-cell>
          <table:table-cell office:value-type="float" office:value="-0.349759461815962" calcext:value-type="float">
            <text:p>-0.349759461815962</text:p>
          </table:table-cell>
          <table:table-cell office:value-type="float" office:value="-0.35051275296264" calcext:value-type="float">
            <text:p>-0.35051275296264</text:p>
          </table:table-cell>
          <table:table-cell office:value-type="float" office:value="-0.350236606666976" calcext:value-type="float">
            <text:p>-0.350236606666976</text:p>
          </table:table-cell>
          <table:table-cell office:value-type="float" office:value="-0.349995596566845" calcext:value-type="float">
            <text:p>-0.349995596566845</text:p>
          </table:table-cell>
          <table:table-cell office:value-type="float" office:value="-0.350066316643974" calcext:value-type="float">
            <text:p>-0.350066316643974</text:p>
          </table:table-cell>
          <table:table-cell office:value-type="float" office:value="-0.349868402614119" calcext:value-type="float">
            <text:p>-0.349868402614119</text:p>
          </table:table-cell>
          <table:table-cell office:value-type="float" office:value="-0.350028010276104" calcext:value-type="float">
            <text:p>-0.350028010276104</text:p>
          </table:table-cell>
          <table:table-cell office:value-type="float" office:value="-0.350259831764568" calcext:value-type="float">
            <text:p>-0.350259831764568</text:p>
          </table:table-cell>
          <table:table-cell office:value-type="float" office:value="-0.350464202207373" calcext:value-type="float">
            <text:p>-0.350464202207373</text:p>
          </table:table-cell>
          <table:table-cell office:value-type="float" office:value="-0.350074998478551" calcext:value-type="float">
            <text:p>-0.350074998478551</text:p>
          </table:table-cell>
          <table:table-cell office:value-type="float" office:value="-0.34986683174367" calcext:value-type="float">
            <text:p>-0.34986683174367</text:p>
          </table:table-cell>
          <table:table-cell office:value-type="float" office:value="-0.349816946884631" calcext:value-type="float">
            <text:p>-0.349816946884631</text:p>
          </table:table-cell>
          <table:table-cell office:value-type="float" office:value="-0.34950231791608" calcext:value-type="float">
            <text:p>-0.34950231791608</text:p>
          </table:table-cell>
          <table:table-cell office:value-type="float" office:value="-0.349856133281849" calcext:value-type="float">
            <text:p>-0.349856133281849</text:p>
          </table:table-cell>
          <table:table-cell office:value-type="float" office:value="-0.350070252117779" calcext:value-type="float">
            <text:p>-0.350070252117779</text:p>
          </table:table-cell>
          <table:table-cell office:value-type="float" office:value="-0.350136017185942" calcext:value-type="float">
            <text:p>-0.350136017185942</text:p>
          </table:table-cell>
          <table:table-cell office:value-type="float" office:value="-0.350297792688032" calcext:value-type="float">
            <text:p>-0.350297792688032</text:p>
          </table:table-cell>
          <table:table-cell office:value-type="float" office:value="-0.351087560821662" calcext:value-type="float">
            <text:p>-0.351087560821662</text:p>
          </table:table-cell>
          <table:table-cell office:value-type="float" office:value="-0.35497027718763" calcext:value-type="float">
            <text:p>-0.35497027718763</text:p>
          </table:table-cell>
          <table:table-cell office:value-type="float" office:value="-0.363330783516591" calcext:value-type="float">
            <text:p>-0.363330783516591</text:p>
          </table:table-cell>
          <table:table-cell office:value-type="float" office:value="-0.365019214316031" calcext:value-type="float">
            <text:p>-0.365019214316031</text:p>
          </table:table-cell>
          <table:table-cell office:value-type="float" office:value="-0.361558875856421" calcext:value-type="float">
            <text:p>-0.361558875856421</text:p>
          </table:table-cell>
          <table:table-cell office:value-type="float" office:value="-0.358426660152927" calcext:value-type="float">
            <text:p>-0.358426660152927</text:p>
          </table:table-cell>
          <table:table-cell office:value-type="float" office:value="-0.343745670796487" calcext:value-type="float">
            <text:p>-0.343745670796487</text:p>
          </table:table-cell>
          <table:table-cell office:value-type="float" office:value="-0.342762030712255" calcext:value-type="float">
            <text:p>-0.342762030712255</text:p>
          </table:table-cell>
          <table:table-cell office:value-type="float" office:value="-0.376713100092049" calcext:value-type="float">
            <text:p>-0.376713100092049</text:p>
          </table:table-cell>
          <table:table-cell office:value-type="float" office:value="-0.380136410511646" calcext:value-type="float">
            <text:p>-0.380136410511646</text:p>
          </table:table-cell>
          <table:table-cell office:value-type="float" office:value="-0.379516141605642" calcext:value-type="float">
            <text:p>-0.379516141605642</text:p>
          </table:table-cell>
          <table:table-cell office:value-type="float" office:value="-0.384138058670276" calcext:value-type="float">
            <text:p>-0.384138058670276</text:p>
          </table:table-cell>
          <table:table-cell office:value-type="float" office:value="-0.389801798274353" calcext:value-type="float">
            <text:p>-0.389801798274353</text:p>
          </table:table-cell>
          <table:table-cell office:value-type="float" office:value="-0.383831386239391" calcext:value-type="float">
            <text:p>-0.383831386239391</text:p>
          </table:table-cell>
          <table:table-cell office:value-type="float" office:value="-0.383457709036731" calcext:value-type="float">
            <text:p>-0.383457709036731</text:p>
          </table:table-cell>
          <table:table-cell office:value-type="float" office:value="-0.372661601091889" calcext:value-type="float">
            <text:p>-0.372661601091889</text:p>
          </table:table-cell>
          <table:table-cell office:value-type="float" office:value="-0.338925316027369" calcext:value-type="float">
            <text:p>-0.338925316027369</text:p>
          </table:table-cell>
          <table:table-cell office:value-type="float" office:value="-0.332598883144312" calcext:value-type="float">
            <text:p>-0.332598883144312</text:p>
          </table:table-cell>
          <table:table-cell office:value-type="float" office:value="-0.335333395196418" calcext:value-type="float">
            <text:p>-0.335333395196418</text:p>
          </table:table-cell>
          <table:table-cell office:value-type="float" office:value="-0.334332092552931" calcext:value-type="float">
            <text:p>-0.334332092552931</text:p>
          </table:table-cell>
          <table:table-cell office:value-type="float" office:value="-0.334300296501644" calcext:value-type="float">
            <text:p>-0.334300296501644</text:p>
          </table:table-cell>
          <table:table-cell office:value-type="float" office:value="-0.323937072403911" calcext:value-type="float">
            <text:p>-0.323937072403911</text:p>
          </table:table-cell>
          <table:table-cell office:value-type="float" office:value="-0.316481607280443" calcext:value-type="float">
            <text:p>-0.316481607280443</text:p>
          </table:table-cell>
          <table:table-cell office:value-type="float" office:value="-0.316262379708296" calcext:value-type="float">
            <text:p>-0.316262379708296</text:p>
          </table:table-cell>
          <table:table-cell office:value-type="float" office:value="-0.319231092352936" calcext:value-type="float">
            <text:p>-0.319231092352936</text:p>
          </table:table-cell>
          <table:table-cell office:value-type="float" office:value="-0.326689731630736" calcext:value-type="float">
            <text:p>-0.326689731630736</text:p>
          </table:table-cell>
          <table:table-cell office:value-type="float" office:value="-0.373414076274319" calcext:value-type="float">
            <text:p>-0.373414076274319</text:p>
          </table:table-cell>
          <table:table-cell office:value-type="float" office:value="-0.367459734693952" calcext:value-type="float">
            <text:p>-0.367459734693952</text:p>
          </table:table-cell>
          <table:table-cell office:value-type="float" office:value="-0.33747361322376" calcext:value-type="float">
            <text:p>-0.33747361322376</text:p>
          </table:table-cell>
          <table:table-cell office:value-type="float" office:value="-0.266365743407959" calcext:value-type="float">
            <text:p>-0.266365743407959</text:p>
          </table:table-cell>
          <table:table-cell office:value-type="float" office:value="-0.277711987719246" calcext:value-type="float">
            <text:p>-0.277711987719246</text:p>
          </table:table-cell>
          <table:table-cell office:value-type="float" office:value="-0.272176518451404" calcext:value-type="float">
            <text:p>-0.272176518451404</text:p>
          </table:table-cell>
          <table:table-cell office:value-type="float" office:value="-0.296571724212516" calcext:value-type="float">
            <text:p>-0.296571724212516</text:p>
          </table:table-cell>
          <table:table-cell office:value-type="float" office:value="-0.318189913978604" calcext:value-type="float">
            <text:p>-0.318189913978604</text:p>
          </table:table-cell>
          <table:table-cell office:value-type="float" office:value="-0.323397175376672" calcext:value-type="float">
            <text:p>-0.323397175376672</text:p>
          </table:table-cell>
          <table:table-cell office:value-type="float" office:value="-0.316176028187414" calcext:value-type="float">
            <text:p>-0.316176028187414</text:p>
          </table:table-cell>
          <table:table-cell office:value-type="float" office:value="-0.287568201952628" calcext:value-type="float">
            <text:p>-0.287568201952628</text:p>
          </table:table-cell>
          <table:table-cell office:value-type="float" office:value="-0.298706608336582" calcext:value-type="float">
            <text:p>-0.298706608336582</text:p>
          </table:table-cell>
          <table:table-cell office:value-type="float" office:value="-0.297899113567483" calcext:value-type="float">
            <text:p>-0.297899113567483</text:p>
          </table:table-cell>
          <table:table-cell office:value-type="float" office:value="-0.281425337060615" calcext:value-type="float">
            <text:p>-0.281425337060615</text:p>
          </table:table-cell>
          <table:table-cell office:value-type="float" office:value="-0.296252636506616" calcext:value-type="float">
            <text:p>-0.296252636506616</text:p>
          </table:table-cell>
          <table:table-cell office:value-type="float" office:value="-0.310291386727609" calcext:value-type="float">
            <text:p>-0.310291386727609</text:p>
          </table:table-cell>
          <table:table-cell office:value-type="float" office:value="-0.325395026176621" calcext:value-type="float">
            <text:p>-0.325395026176621</text:p>
          </table:table-cell>
          <table:table-cell office:value-type="float" office:value="-0.338945180015838" calcext:value-type="float">
            <text:p>-0.338945180015838</text:p>
          </table:table-cell>
          <table:table-cell office:value-type="float" office:value="-0.340745924040691" calcext:value-type="float">
            <text:p>-0.340745924040691</text:p>
          </table:table-cell>
          <table:table-cell office:value-type="float" office:value="-0.350749724840058" calcext:value-type="float">
            <text:p>-0.350749724840058</text:p>
          </table:table-cell>
          <table:table-cell office:value-type="float" office:value="-0.343124727064574" calcext:value-type="float">
            <text:p>-0.343124727064574</text:p>
          </table:table-cell>
          <table:table-cell office:value-type="float" office:value="-0.284976052030431" calcext:value-type="float">
            <text:p>-0.284976052030431</text:p>
          </table:table-cell>
          <table:table-cell office:value-type="float" office:value="-0.329005858231821" calcext:value-type="float">
            <text:p>-0.329005858231821</text:p>
          </table:table-cell>
          <table:table-cell office:value-type="float" office:value="-0.327641251078982" calcext:value-type="float">
            <text:p>-0.327641251078982</text:p>
          </table:table-cell>
          <table:table-cell office:value-type="float" office:value="-0.321104281174491" calcext:value-type="float">
            <text:p>-0.321104281174491</text:p>
          </table:table-cell>
          <table:table-cell office:value-type="float" office:value="-0.282910220213177" calcext:value-type="float">
            <text:p>-0.282910220213177</text:p>
          </table:table-cell>
          <table:table-cell office:value-type="float" office:value="-0.259470160190389" calcext:value-type="float">
            <text:p>-0.259470160190389</text:p>
          </table:table-cell>
          <table:table-cell office:value-type="float" office:value="-0.246448957279409" calcext:value-type="float">
            <text:p>-0.246448957279409</text:p>
          </table:table-cell>
          <table:table-cell office:value-type="float" office:value="-0.257962092818798" calcext:value-type="float">
            <text:p>-0.257962092818798</text:p>
          </table:table-cell>
          <table:table-cell office:value-type="float" office:value="-0.284254824640482" calcext:value-type="float">
            <text:p>-0.284254824640482</text:p>
          </table:table-cell>
          <table:table-cell office:value-type="float" office:value="-0.30071308065855" calcext:value-type="float">
            <text:p>-0.30071308065855</text:p>
          </table:table-cell>
          <table:table-cell office:value-type="float" office:value="-0.312568744931435" calcext:value-type="float">
            <text:p>-0.312568744931435</text:p>
          </table:table-cell>
          <table:table-cell office:value-type="float" office:value="-0.30334700833197" calcext:value-type="float">
            <text:p>-0.30334700833197</text:p>
          </table:table-cell>
          <table:table-cell office:value-type="float" office:value="-0.280431766124842" calcext:value-type="float">
            <text:p>-0.280431766124842</text:p>
          </table:table-cell>
          <table:table-cell office:value-type="float" office:value="-0.306051116598998" calcext:value-type="float">
            <text:p>-0.306051116598998</text:p>
          </table:table-cell>
          <table:table-cell office:value-type="float" office:value="-0.333875256748464" calcext:value-type="float">
            <text:p>-0.333875256748464</text:p>
          </table:table-cell>
          <table:table-cell office:value-type="float" office:value="-0.331855637349577" calcext:value-type="float">
            <text:p>-0.331855637349577</text:p>
          </table:table-cell>
          <table:table-cell office:value-type="float" office:value="-0.327640313543689" calcext:value-type="float">
            <text:p>-0.327640313543689</text:p>
          </table:table-cell>
          <table:table-cell office:value-type="float" office:value="-0.339322821724807" calcext:value-type="float">
            <text:p>-0.339322821724807</text:p>
          </table:table-cell>
          <table:table-cell office:value-type="float" office:value="-0.346341913195378" calcext:value-type="float">
            <text:p>-0.346341913195378</text:p>
          </table:table-cell>
          <table:table-cell office:value-type="float" office:value="-0.33478630268429" calcext:value-type="float">
            <text:p>-0.33478630268429</text:p>
          </table:table-cell>
          <table:table-cell office:value-type="float" office:value="-0.307287918511459" calcext:value-type="float">
            <text:p>-0.307287918511459</text:p>
          </table:table-cell>
          <table:table-cell office:value-type="float" office:value="-0.299207932572863" calcext:value-type="float">
            <text:p>-0.299207932572863</text:p>
          </table:table-cell>
          <table:table-cell office:value-type="float" office:value="-0.295474316323293" calcext:value-type="float">
            <text:p>-0.295474316323293</text:p>
          </table:table-cell>
          <table:table-cell office:value-type="float" office:value="-0.291263473825446" calcext:value-type="float">
            <text:p>-0.291263473825446</text:p>
          </table:table-cell>
          <table:table-cell office:value-type="float" office:value="-0.292353268742256" calcext:value-type="float">
            <text:p>-0.292353268742256</text:p>
          </table:table-cell>
          <table:table-cell office:value-type="float" office:value="-0.290615759307114" calcext:value-type="float">
            <text:p>-0.290615759307114</text:p>
          </table:table-cell>
          <table:table-cell office:value-type="float" office:value="-0.291644320727593" calcext:value-type="float">
            <text:p>-0.291644320727593</text:p>
          </table:table-cell>
          <table:table-cell office:value-type="float" office:value="-0.289446544986238" calcext:value-type="float">
            <text:p>-0.289446544986238</text:p>
          </table:table-cell>
          <table:table-cell office:value-type="float" office:value="-0.290722559706967" calcext:value-type="float">
            <text:p>-0.290722559706967</text:p>
          </table:table-cell>
          <table:table-cell office:value-type="float" office:value="-0.287702158364324" calcext:value-type="float">
            <text:p>-0.287702158364324</text:p>
          </table:table-cell>
          <table:table-cell office:value-type="float" office:value="-0.288709769260246" calcext:value-type="float">
            <text:p>-0.288709769260246</text:p>
          </table:table-cell>
          <table:table-cell office:value-type="float" office:value="-0.292093738734651" calcext:value-type="float">
            <text:p>-0.292093738734651</text:p>
          </table:table-cell>
          <table:table-cell office:value-type="float" office:value="-0.287933601206058" calcext:value-type="float">
            <text:p>-0.287933601206058</text:p>
          </table:table-cell>
          <table:table-cell office:value-type="float" office:value="-0.290129671636379" calcext:value-type="float">
            <text:p>-0.290129671636379</text:p>
          </table:table-cell>
          <table:table-cell office:value-type="float" office:value="-0.339163576084166" calcext:value-type="float">
            <text:p>-0.339163576084166</text:p>
          </table:table-cell>
          <table:table-cell office:value-type="float" office:value="-0.32771165339737" calcext:value-type="float">
            <text:p>-0.32771165339737</text:p>
          </table:table-cell>
          <table:table-cell office:value-type="float" office:value="-0.294085728272945" calcext:value-type="float">
            <text:p>-0.294085728272945</text:p>
          </table:table-cell>
          <table:table-cell office:value-type="float" office:value="-0.28493465755938" calcext:value-type="float">
            <text:p>-0.28493465755938</text:p>
          </table:table-cell>
          <table:table-cell office:value-type="float" office:value="-0.251123869210257" calcext:value-type="float">
            <text:p>-0.251123869210257</text:p>
          </table:table-cell>
          <table:table-cell office:value-type="float" office:value="-0.24350290500048" calcext:value-type="float">
            <text:p>-0.24350290500048</text:p>
          </table:table-cell>
          <table:table-cell office:value-type="float" office:value="-0.252252658891451" calcext:value-type="float">
            <text:p>-0.252252658891451</text:p>
          </table:table-cell>
          <table:table-cell office:value-type="float" office:value="-0.270191752003204" calcext:value-type="float">
            <text:p>-0.270191752003204</text:p>
          </table:table-cell>
          <table:table-cell office:value-type="float" office:value="-0.286356312658286" calcext:value-type="float">
            <text:p>-0.286356312658286</text:p>
          </table:table-cell>
          <table:table-cell office:value-type="float" office:value="-0.296505946564267" calcext:value-type="float">
            <text:p>-0.296505946564267</text:p>
          </table:table-cell>
          <table:table-cell office:value-type="float" office:value="-0.291640654787636" calcext:value-type="float">
            <text:p>-0.291640654787636</text:p>
          </table:table-cell>
          <table:table-cell office:value-type="float" office:value="-0.288526403652144" calcext:value-type="float">
            <text:p>-0.288526403652144</text:p>
          </table:table-cell>
          <table:table-cell office:value-type="float" office:value="-0.276193137542118" calcext:value-type="float">
            <text:p>-0.276193137542118</text:p>
          </table:table-cell>
          <table:table-cell office:value-type="float" office:value="-0.273666967662907" calcext:value-type="float">
            <text:p>-0.273666967662907</text:p>
          </table:table-cell>
          <table:table-cell office:value-type="float" office:value="-0.326289309384051" calcext:value-type="float">
            <text:p>-0.326289309384051</text:p>
          </table:table-cell>
          <table:table-cell office:value-type="float" office:value="-0.330659772868689" calcext:value-type="float">
            <text:p>-0.330659772868689</text:p>
          </table:table-cell>
          <table:table-cell office:value-type="float" office:value="-0.340190502061217" calcext:value-type="float">
            <text:p>-0.340190502061217</text:p>
          </table:table-cell>
          <table:table-cell office:value-type="float" office:value="-0.339074835646749" calcext:value-type="float">
            <text:p>-0.339074835646749</text:p>
          </table:table-cell>
          <table:table-cell office:value-type="float" office:value="-0.342122706639051" calcext:value-type="float">
            <text:p>-0.342122706639051</text:p>
          </table:table-cell>
          <table:table-cell office:value-type="float" office:value="-0.339400731427597" calcext:value-type="float">
            <text:p>-0.339400731427597</text:p>
          </table:table-cell>
          <table:table-cell office:value-type="float" office:value="-0.337083416056852" calcext:value-type="float">
            <text:p>-0.337083416056852</text:p>
          </table:table-cell>
          <table:table-cell office:value-type="float" office:value="-0.338105544175898" calcext:value-type="float">
            <text:p>-0.338105544175898</text:p>
          </table:table-cell>
          <table:table-cell office:value-type="float" office:value="-0.334286772829461" calcext:value-type="float">
            <text:p>-0.334286772829461</text:p>
          </table:table-cell>
          <table:table-cell office:value-type="float" office:value="-0.332491966315726" calcext:value-type="float">
            <text:p>-0.332491966315726</text:p>
          </table:table-cell>
          <table:table-cell office:value-type="float" office:value="-0.33333567024912" calcext:value-type="float">
            <text:p>-0.33333567024912</text:p>
          </table:table-cell>
          <table:table-cell office:value-type="float" office:value="-0.285400802732169" calcext:value-type="float">
            <text:p>-0.285400802732169</text:p>
          </table:table-cell>
          <table:table-cell office:value-type="float" office:value="-0.279964653319865" calcext:value-type="float">
            <text:p>-0.279964653319865</text:p>
          </table:table-cell>
          <table:table-cell office:value-type="float" office:value="-0.257854107089218" calcext:value-type="float">
            <text:p>-0.257854107089218</text:p>
          </table:table-cell>
          <table:table-cell office:value-type="float" office:value="-0.246929051097422" calcext:value-type="float">
            <text:p>-0.246929051097422</text:p>
          </table:table-cell>
          <table:table-cell office:value-type="float" office:value="-0.242931519507254" calcext:value-type="float">
            <text:p>-0.242931519507254</text:p>
          </table:table-cell>
          <table:table-cell office:value-type="float" office:value="-0.24196662628767" calcext:value-type="float">
            <text:p>-0.24196662628767</text:p>
          </table:table-cell>
          <table:table-cell office:value-type="float" office:value="-0.251813749640001" calcext:value-type="float">
            <text:p>-0.251813749640001</text:p>
          </table:table-cell>
          <table:table-cell office:value-type="float" office:value="-0.245585738049005" calcext:value-type="float">
            <text:p>-0.245585738049005</text:p>
          </table:table-cell>
          <table:table-cell office:value-type="float" office:value="-0.262839418290117" calcext:value-type="float">
            <text:p>-0.262839418290117</text:p>
          </table:table-cell>
          <table:table-cell office:value-type="float" office:value="-0.266984439930166" calcext:value-type="float">
            <text:p>-0.266984439930166</text:p>
          </table:table-cell>
          <table:table-cell office:value-type="float" office:value="-0.283763367610657" calcext:value-type="float">
            <text:p>-0.283763367610657</text:p>
          </table:table-cell>
          <table:table-cell office:value-type="float" office:value="-0.302671336716177" calcext:value-type="float">
            <text:p>-0.302671336716177</text:p>
          </table:table-cell>
          <table:table-cell office:value-type="float" office:value="-0.305256598607357" calcext:value-type="float">
            <text:p>-0.305256598607357</text:p>
          </table:table-cell>
          <table:table-cell office:value-type="float" office:value="-0.311593496574694" calcext:value-type="float">
            <text:p>-0.311593496574694</text:p>
          </table:table-cell>
          <table:table-cell office:value-type="float" office:value="-0.301077829348894" calcext:value-type="float">
            <text:p>-0.301077829348894</text:p>
          </table:table-cell>
          <table:table-cell office:value-type="float" office:value="-0.282296166745802" calcext:value-type="float">
            <text:p>-0.282296166745802</text:p>
          </table:table-cell>
          <table:table-cell office:value-type="float" office:value="-0.33842123676487" calcext:value-type="float">
            <text:p>-0.33842123676487</text:p>
          </table:table-cell>
          <table:table-cell office:value-type="float" office:value="-0.341803407529719" calcext:value-type="float">
            <text:p>-0.341803407529719</text:p>
          </table:table-cell>
          <table:table-cell office:value-type="float" office:value="-0.34294255754452" calcext:value-type="float">
            <text:p>-0.34294255754452</text:p>
          </table:table-cell>
          <table:table-cell office:value-type="float" office:value="-0.351121167678193" calcext:value-type="float">
            <text:p>-0.351121167678193</text:p>
          </table:table-cell>
          <table:table-cell office:value-type="float" office:value="-0.354797560449888" calcext:value-type="float">
            <text:p>-0.354797560449888</text:p>
          </table:table-cell>
          <table:table-cell office:value-type="float" office:value="-0.356286709982167" calcext:value-type="float">
            <text:p>-0.356286709982167</text:p>
          </table:table-cell>
          <table:table-cell office:value-type="float" office:value="-0.318560327882785" calcext:value-type="float">
            <text:p>-0.318560327882785</text:p>
          </table:table-cell>
          <table:table-cell office:value-type="float" office:value="-0.285346749719288" calcext:value-type="float">
            <text:p>-0.285346749719288</text:p>
          </table:table-cell>
          <table:table-cell office:value-type="float" office:value="-0.284894313974355" calcext:value-type="float">
            <text:p>-0.284894313974355</text:p>
          </table:table-cell>
          <table:table-cell office:value-type="float" office:value="-0.291332039020005" calcext:value-type="float">
            <text:p>-0.291332039020005</text:p>
          </table:table-cell>
          <table:table-cell office:value-type="float" office:value="-0.300388329581473" calcext:value-type="float">
            <text:p>-0.300388329581473</text:p>
          </table:table-cell>
          <table:table-cell office:value-type="float" office:value="-0.306010499192533" calcext:value-type="float">
            <text:p>-0.306010499192533</text:p>
          </table:table-cell>
          <table:table-cell office:value-type="float" office:value="-0.292704731411374" calcext:value-type="float">
            <text:p>-0.292704731411374</text:p>
          </table:table-cell>
          <table:table-cell office:value-type="float" office:value="-0.294444030333469" calcext:value-type="float">
            <text:p>-0.294444030333469</text:p>
          </table:table-cell>
          <table:table-cell office:value-type="float" office:value="-0.301673232409781" calcext:value-type="float">
            <text:p>-0.301673232409781</text:p>
          </table:table-cell>
          <table:table-cell office:value-type="float" office:value="-0.34885840592162" calcext:value-type="float">
            <text:p>-0.34885840592162</text:p>
          </table:table-cell>
          <table:table-cell office:value-type="float" office:value="-0.351758050535079" calcext:value-type="float">
            <text:p>-0.351758050535079</text:p>
          </table:table-cell>
          <table:table-cell office:value-type="float" office:value="-0.310874010525279" calcext:value-type="float">
            <text:p>-0.310874010525279</text:p>
          </table:table-cell>
          <table:table-cell office:value-type="float" office:value="-0.281807776601091" calcext:value-type="float">
            <text:p>-0.281807776601091</text:p>
          </table:table-cell>
          <table:table-cell office:value-type="float" office:value="-0.27277695148417" calcext:value-type="float">
            <text:p>-0.27277695148417</text:p>
          </table:table-cell>
          <table:table-cell office:value-type="float" office:value="-0.265564893763745" calcext:value-type="float">
            <text:p>-0.265564893763745</text:p>
          </table:table-cell>
          <table:table-cell office:value-type="float" office:value="-0.281860907122297" calcext:value-type="float">
            <text:p>-0.281860907122297</text:p>
          </table:table-cell>
          <table:table-cell office:value-type="float" office:value="-0.28284523096636" calcext:value-type="float">
            <text:p>-0.28284523096636</text:p>
          </table:table-cell>
          <table:table-cell office:value-type="float" office:value="-0.295747949444234" calcext:value-type="float">
            <text:p>-0.295747949444234</text:p>
          </table:table-cell>
          <table:table-cell office:value-type="float" office:value="-0.320745962429624" calcext:value-type="float">
            <text:p>-0.320745962429624</text:p>
          </table:table-cell>
          <table:table-cell office:value-type="float" office:value="-0.328657241127364" calcext:value-type="float">
            <text:p>-0.328657241127364</text:p>
          </table:table-cell>
          <table:table-cell office:value-type="float" office:value="-0.340610843650328" calcext:value-type="float">
            <text:p>-0.340610843650328</text:p>
          </table:table-cell>
          <table:table-cell office:value-type="float" office:value="-0.346661541519349" calcext:value-type="float">
            <text:p>-0.346661541519349</text:p>
          </table:table-cell>
          <table:table-cell office:value-type="float" office:value="-0.340863531687674" calcext:value-type="float">
            <text:p>-0.340863531687674</text:p>
          </table:table-cell>
          <table:table-cell office:value-type="float" office:value="-0.332877212119757" calcext:value-type="float">
            <text:p>-0.332877212119757</text:p>
          </table:table-cell>
          <table:table-cell office:value-type="float" office:value="-0.326532832961317" calcext:value-type="float">
            <text:p>-0.326532832961317</text:p>
          </table:table-cell>
          <table:table-cell office:value-type="float" office:value="-0.320228215272574" calcext:value-type="float">
            <text:p>-0.320228215272574</text:p>
          </table:table-cell>
          <table:table-cell office:value-type="float" office:value="-0.315057356321608" calcext:value-type="float">
            <text:p>-0.315057356321608</text:p>
          </table:table-cell>
          <table:table-cell office:value-type="float" office:value="-0.353758544629871" calcext:value-type="float">
            <text:p>-0.353758544629871</text:p>
          </table:table-cell>
          <table:table-cell office:value-type="float" office:value="-0.362211494488444" calcext:value-type="float">
            <text:p>-0.362211494488444</text:p>
          </table:table-cell>
          <table:table-cell office:value-type="float" office:value="-0.362742623699791" calcext:value-type="float">
            <text:p>-0.362742623699791</text:p>
          </table:table-cell>
          <table:table-cell office:value-type="float" office:value="-0.366025412402717" calcext:value-type="float">
            <text:p>-0.366025412402717</text:p>
          </table:table-cell>
          <table:table-cell office:value-type="float" office:value="-0.363952698889488" calcext:value-type="float">
            <text:p>-0.363952698889488</text:p>
          </table:table-cell>
          <table:table-cell office:value-type="float" office:value="-0.359304891815124" calcext:value-type="float">
            <text:p>-0.359304891815124</text:p>
          </table:table-cell>
          <table:table-cell office:value-type="float" office:value="-0.360763158053137" calcext:value-type="float">
            <text:p>-0.360763158053137</text:p>
          </table:table-cell>
          <table:table-cell office:value-type="float" office:value="-0.318216814375364" calcext:value-type="float">
            <text:p>-0.318216814375364</text:p>
          </table:table-cell>
          <table:table-cell office:value-type="float" office:value="-0.30496180124657" calcext:value-type="float">
            <text:p>-0.30496180124657</text:p>
          </table:table-cell>
          <table:table-cell office:value-type="float" office:value="-0.301087808388041" calcext:value-type="float">
            <text:p>-0.301087808388041</text:p>
          </table:table-cell>
          <table:table-cell office:value-type="float" office:value="-0.303066770939577" calcext:value-type="float">
            <text:p>-0.303066770939577</text:p>
          </table:table-cell>
          <table:table-cell office:value-type="float" office:value="-0.305886078057691" calcext:value-type="float">
            <text:p>-0.305886078057691</text:p>
          </table:table-cell>
          <table:table-cell office:value-type="float" office:value="-0.307842670386077" calcext:value-type="float">
            <text:p>-0.307842670386077</text:p>
          </table:table-cell>
          <table:table-cell office:value-type="float" office:value="-0.312838248738707" calcext:value-type="float">
            <text:p>-0.312838248738707</text:p>
          </table:table-cell>
          <table:table-cell office:value-type="float" office:value="-0.315711545574456" calcext:value-type="float">
            <text:p>-0.315711545574456</text:p>
          </table:table-cell>
          <table:table-cell office:value-type="float" office:value="-0.309945506281372" calcext:value-type="float">
            <text:p>-0.309945506281372</text:p>
          </table:table-cell>
          <table:table-cell office:value-type="float" office:value="-0.36245610501016" calcext:value-type="float">
            <text:p>-0.36245610501016</text:p>
          </table:table-cell>
          <table:table-cell office:value-type="float" office:value="-0.363062606656577" calcext:value-type="float">
            <text:p>-0.363062606656577</text:p>
          </table:table-cell>
          <table:table-cell office:value-type="float" office:value="-0.315736321028073" calcext:value-type="float">
            <text:p>-0.315736321028073</text:p>
          </table:table-cell>
          <table:table-cell office:value-type="float" office:value="-0.28560577040567" calcext:value-type="float">
            <text:p>-0.28560577040567</text:p>
          </table:table-cell>
          <table:table-cell office:value-type="float" office:value="-0.282076648045792" calcext:value-type="float">
            <text:p>-0.282076648045792</text:p>
          </table:table-cell>
          <table:table-cell office:value-type="float" office:value="-0.292782303214481" calcext:value-type="float">
            <text:p>-0.292782303214481</text:p>
          </table:table-cell>
          <table:table-cell office:value-type="float" office:value="-0.339606877300116" calcext:value-type="float">
            <text:p>-0.339606877300116</text:p>
          </table:table-cell>
          <table:table-cell office:value-type="float" office:value="-0.352956572353937" calcext:value-type="float">
            <text:p>-0.352956572353937</text:p>
          </table:table-cell>
          <table:table-cell office:value-type="float" office:value="-0.37519780851359" calcext:value-type="float">
            <text:p>-0.37519780851359</text:p>
          </table:table-cell>
          <table:table-cell office:value-type="float" office:value="-0.378114594079125" calcext:value-type="float">
            <text:p>-0.378114594079125</text:p>
          </table:table-cell>
          <table:table-cell office:value-type="float" office:value="-0.370170649134196" calcext:value-type="float">
            <text:p>-0.370170649134196</text:p>
          </table:table-cell>
          <table:table-cell office:value-type="float" office:value="-0.369406599918238" calcext:value-type="float">
            <text:p>-0.369406599918238</text:p>
          </table:table-cell>
          <table:table-cell office:value-type="float" office:value="-0.366289673901812" calcext:value-type="float">
            <text:p>-0.366289673901812</text:p>
          </table:table-cell>
          <table:table-cell office:value-type="float" office:value="-0.34333291353485" calcext:value-type="float">
            <text:p>-0.34333291353485</text:p>
          </table:table-cell>
          <table:table-cell office:value-type="float" office:value="-0.349160337206165" calcext:value-type="float">
            <text:p>-0.349160337206165</text:p>
          </table:table-cell>
          <table:table-cell office:value-type="float" office:value="-0.345334080931247" calcext:value-type="float">
            <text:p>-0.345334080931247</text:p>
          </table:table-cell>
          <table:table-cell office:value-type="float" office:value="-0.341480217140998" calcext:value-type="float">
            <text:p>-0.341480217140998</text:p>
          </table:table-cell>
          <table:table-cell office:value-type="float" office:value="-0.340096116503568" calcext:value-type="float">
            <text:p>-0.340096116503568</text:p>
          </table:table-cell>
          <table:table-cell office:value-type="float" office:value="-0.342026605228767" calcext:value-type="float">
            <text:p>-0.342026605228767</text:p>
          </table:table-cell>
          <table:table-cell office:value-type="float" office:value="-0.359608345877314" calcext:value-type="float">
            <text:p>-0.359608345877314</text:p>
          </table:table-cell>
          <table:table-cell office:value-type="float" office:value="-0.366925928265982" calcext:value-type="float">
            <text:p>-0.366925928265982</text:p>
          </table:table-cell>
          <table:table-cell office:value-type="float" office:value="-0.364435563464394" calcext:value-type="float">
            <text:p>-0.364435563464394</text:p>
          </table:table-cell>
          <table:table-cell office:value-type="float" office:value="-0.359000845576013" calcext:value-type="float">
            <text:p>-0.359000845576013</text:p>
          </table:table-cell>
          <table:table-cell office:value-type="float" office:value="-0.355711498290573" calcext:value-type="float">
            <text:p>-0.355711498290573</text:p>
          </table:table-cell>
          <table:table-cell office:value-type="float" office:value="-0.35743262960454" calcext:value-type="float">
            <text:p>-0.35743262960454</text:p>
          </table:table-cell>
          <table:table-cell office:value-type="float" office:value="-0.354439466250698" calcext:value-type="float">
            <text:p>-0.354439466250698</text:p>
          </table:table-cell>
          <table:table-cell office:value-type="float" office:value="-0.35067113398072" calcext:value-type="float">
            <text:p>-0.35067113398072</text:p>
          </table:table-cell>
          <table:table-cell office:value-type="float" office:value="-0.348675191026107" calcext:value-type="float">
            <text:p>-0.348675191026107</text:p>
          </table:table-cell>
          <table:table-cell office:value-type="float" office:value="-0.34899587791141" calcext:value-type="float">
            <text:p>-0.34899587791141</text:p>
          </table:table-cell>
          <table:table-cell office:value-type="float" office:value="-0.350746447303689" calcext:value-type="float">
            <text:p>-0.350746447303689</text:p>
          </table:table-cell>
          <table:table-cell office:value-type="float" office:value="-0.351207168218154" calcext:value-type="float">
            <text:p>-0.351207168218154</text:p>
          </table:table-cell>
          <table:table-cell office:value-type="float" office:value="-0.350540305387285" calcext:value-type="float">
            <text:p>-0.350540305387285</text:p>
          </table:table-cell>
          <table:table-cell office:value-type="float" office:value="-0.349990306099024" calcext:value-type="float">
            <text:p>-0.349990306099024</text:p>
          </table:table-cell>
          <table:table-cell office:value-type="float" office:value="-0.349503184235706" calcext:value-type="float">
            <text:p>-0.349503184235706</text:p>
          </table:table-cell>
          <table:table-cell office:value-type="float" office:value="-0.349465833743029" calcext:value-type="float">
            <text:p>-0.349465833743029</text:p>
          </table:table-cell>
          <table:table-cell office:value-type="float" office:value="-0.349773580717512" calcext:value-type="float">
            <text:p>-0.349773580717512</text:p>
          </table:table-cell>
          <table:table-cell office:value-type="float" office:value="-0.350093236754673" calcext:value-type="float">
            <text:p>-0.350093236754673</text:p>
          </table:table-cell>
          <table:table-cell office:value-type="float" office:value="-0.35024931571269" calcext:value-type="float">
            <text:p>-0.35024931571269</text:p>
          </table:table-cell>
          <table:table-cell office:value-type="float" office:value="-0.34959216648528" calcext:value-type="float">
            <text:p>-0.34959216648528</text:p>
          </table:table-cell>
          <table:table-cell office:value-type="float" office:value="-0.350039401146985" calcext:value-type="float">
            <text:p>-0.350039401146985</text:p>
          </table:table-cell>
          <table:table-cell office:value-type="float" office:value="-0.349729113908113" calcext:value-type="float">
            <text:p>-0.349729113908113</text:p>
          </table:table-cell>
          <table:table-cell office:value-type="float" office:value="-0.349379195287673" calcext:value-type="float">
            <text:p>-0.349379195287673</text:p>
          </table:table-cell>
          <table:table-cell office:value-type="float" office:value="-0.349862327411515" calcext:value-type="float">
            <text:p>-0.349862327411515</text:p>
          </table:table-cell>
          <table:table-cell office:value-type="float" office:value="-0.350280670682542" calcext:value-type="float">
            <text:p>-0.350280670682542</text:p>
          </table:table-cell>
          <table:table-cell office:value-type="float" office:value="-0.349799339489761" calcext:value-type="float">
            <text:p>-0.349799339489761</text:p>
          </table:table-cell>
          <table:table-cell office:value-type="float" office:value="-0.349688572884245" calcext:value-type="float">
            <text:p>-0.349688572884245</text:p>
          </table:table-cell>
          <table:table-cell office:value-type="float" office:value="-0.349394080484897" calcext:value-type="float">
            <text:p>-0.349394080484897</text:p>
          </table:table-cell>
          <table:table-cell office:value-type="float" office:value="-0.349221333773632" calcext:value-type="float">
            <text:p>-0.349221333773632</text:p>
          </table:table-cell>
          <table:table-cell office:value-type="float" office:value="-0.34844660558309" calcext:value-type="float">
            <text:p>-0.34844660558309</text:p>
          </table:table-cell>
          <table:table-cell office:value-type="float" office:value="-0.348450053264796" calcext:value-type="float">
            <text:p>-0.348450053264796</text:p>
          </table:table-cell>
          <table:table-cell office:value-type="float" office:value="-0.348264952166272" calcext:value-type="float">
            <text:p>-0.348264952166272</text:p>
          </table:table-cell>
          <table:table-cell office:value-type="float" office:value="-0.348762576382408" calcext:value-type="float">
            <text:p>-0.348762576382408</text:p>
          </table:table-cell>
          <table:table-cell office:value-type="float" office:value="-0.348222533898194" calcext:value-type="float">
            <text:p>-0.348222533898194</text:p>
          </table:table-cell>
          <table:table-cell office:value-type="float" office:value="-0.348460034901514" calcext:value-type="float">
            <text:p>-0.348460034901514</text:p>
          </table:table-cell>
          <table:table-cell office:value-type="float" office:value="-0.348130380014451" calcext:value-type="float">
            <text:p>-0.348130380014451</text:p>
          </table:table-cell>
          <table:table-cell office:value-type="float" office:value="-0.348306079880459" calcext:value-type="float">
            <text:p>-0.348306079880459</text:p>
          </table:table-cell>
          <table:table-cell office:value-type="float" office:value="-0.347180401452302" calcext:value-type="float">
            <text:p>-0.347180401452302</text:p>
          </table:table-cell>
          <table:table-cell office:value-type="float" office:value="-0.347405669039895" calcext:value-type="float">
            <text:p>-0.347405669039895</text:p>
          </table:table-cell>
          <table:table-cell office:value-type="float" office:value="-0.346492788690144" calcext:value-type="float">
            <text:p>-0.346492788690144</text:p>
          </table:table-cell>
          <table:table-cell office:value-type="float" office:value="-0.34693807971562" calcext:value-type="float">
            <text:p>-0.34693807971562</text:p>
          </table:table-cell>
          <table:table-cell office:value-type="float" office:value="-0.346624057592952" calcext:value-type="float">
            <text:p>-0.346624057592952</text:p>
          </table:table-cell>
          <table:table-cell office:value-type="float" office:value="-0.346443359723552" calcext:value-type="float">
            <text:p>-0.346443359723552</text:p>
          </table:table-cell>
          <table:table-cell office:value-type="float" office:value="-0.346439271462613" calcext:value-type="float">
            <text:p>-0.346439271462613</text:p>
          </table:table-cell>
          <table:table-cell office:value-type="float" office:value="-0.346702955312264" calcext:value-type="float">
            <text:p>-0.346702955312264</text:p>
          </table:table-cell>
          <table:table-cell office:value-type="float" office:value="-0.346125430653095" calcext:value-type="float">
            <text:p>-0.346125430653095</text:p>
          </table:table-cell>
          <table:table-cell office:value-type="float" office:value="-0.346739065556934" calcext:value-type="float">
            <text:p>-0.346739065556934</text:p>
          </table:table-cell>
          <table:table-cell office:value-type="float" office:value="-0.346474020389816" calcext:value-type="float">
            <text:p>-0.346474020389816</text:p>
          </table:table-cell>
          <table:table-cell office:value-type="float" office:value="-0.347275262047114" calcext:value-type="float">
            <text:p>-0.347275262047114</text:p>
          </table:table-cell>
          <table:table-cell office:value-type="float" office:value="-0.346786971339972" calcext:value-type="float">
            <text:p>-0.346786971339972</text:p>
          </table:table-cell>
          <table:table-cell office:value-type="float" office:value="-0.345906153285257" calcext:value-type="float">
            <text:p>-0.345906153285257</text:p>
          </table:table-cell>
          <table:table-cell office:value-type="float" office:value="-0.346915375056826" calcext:value-type="float">
            <text:p>-0.346915375056826</text:p>
          </table:table-cell>
          <table:table-cell office:value-type="float" office:value="-0.346171683314896" calcext:value-type="float">
            <text:p>-0.346171683314896</text:p>
          </table:table-cell>
          <table:table-cell office:value-type="float" office:value="-0.346483227191622" calcext:value-type="float">
            <text:p>-0.346483227191622</text:p>
          </table:table-cell>
          <table:table-cell office:value-type="float" office:value="-0.346438741060466" calcext:value-type="float">
            <text:p>-0.346438741060466</text:p>
          </table:table-cell>
          <table:table-cell office:value-type="float" office:value="-0.346446217314913" calcext:value-type="float">
            <text:p>-0.346446217314913</text:p>
          </table:table-cell>
          <table:table-cell office:value-type="float" office:value="-0.346465968990519" calcext:value-type="float">
            <text:p>-0.346465968990519</text:p>
          </table:table-cell>
          <table:table-cell office:value-type="float" office:value="-0.346433957602923" calcext:value-type="float">
            <text:p>-0.346433957602923</text:p>
          </table:table-cell>
          <table:table-cell office:value-type="float" office:value="-0.346298348223861" calcext:value-type="float">
            <text:p>-0.346298348223861</text:p>
          </table:table-cell>
          <table:table-cell office:value-type="float" office:value="-0.346790556993986" calcext:value-type="float">
            <text:p>-0.346790556993986</text:p>
          </table:table-cell>
          <table:table-cell office:value-type="float" office:value="-0.346323679711225" calcext:value-type="float">
            <text:p>-0.346323679711225</text:p>
          </table:table-cell>
          <table:table-cell office:value-type="float" office:value="-0.346237725083189" calcext:value-type="float">
            <text:p>-0.346237725083189</text:p>
          </table:table-cell>
          <table:table-cell office:value-type="float" office:value="-0.346300333098548" calcext:value-type="float">
            <text:p>-0.346300333098548</text:p>
          </table:table-cell>
          <table:table-cell office:value-type="float" office:value="-0.346530631489826" calcext:value-type="float">
            <text:p>-0.346530631489826</text:p>
          </table:table-cell>
          <table:table-cell office:value-type="float" office:value="-0.346437314410495" calcext:value-type="float">
            <text:p>-0.346437314410495</text:p>
          </table:table-cell>
          <table:table-cell office:value-type="float" office:value="-0.345954711446025" calcext:value-type="float">
            <text:p>-0.345954711446025</text:p>
          </table:table-cell>
          <table:table-cell office:value-type="float" office:value="-0.346140423564444" calcext:value-type="float">
            <text:p>-0.346140423564444</text:p>
          </table:table-cell>
          <table:table-cell office:value-type="float" office:value="-0.347109150579998" calcext:value-type="float">
            <text:p>-0.347109150579998</text:p>
          </table:table-cell>
          <table:table-cell office:value-type="float" office:value="-0.34606651188822" calcext:value-type="float">
            <text:p>-0.34606651188822</text:p>
          </table:table-cell>
          <table:table-cell office:value-type="float" office:value="-0.34620256691878" calcext:value-type="float">
            <text:p>-0.34620256691878</text:p>
          </table:table-cell>
          <table:table-cell office:value-type="float" office:value="-0.346368281702212" calcext:value-type="float">
            <text:p>-0.346368281702212</text:p>
          </table:table-cell>
          <table:table-cell office:value-type="float" office:value="-0.346242522352856" calcext:value-type="float">
            <text:p>-0.346242522352856</text:p>
          </table:table-cell>
          <table:table-cell office:value-type="float" office:value="-0.345579705141426" calcext:value-type="float">
            <text:p>-0.345579705141426</text:p>
          </table:table-cell>
          <table:table-cell office:value-type="float" office:value="-0.34633079632784" calcext:value-type="float">
            <text:p>-0.34633079632784</text:p>
          </table:table-cell>
          <table:table-cell office:value-type="float" office:value="-0.346880780276147" calcext:value-type="float">
            <text:p>-0.346880780276147</text:p>
          </table:table-cell>
          <table:table-cell office:value-type="float" office:value="-0.345961238986267" calcext:value-type="float">
            <text:p>-0.345961238986267</text:p>
          </table:table-cell>
          <table:table-cell office:value-type="float" office:value="-0.345794835577742" calcext:value-type="float">
            <text:p>-0.345794835577742</text:p>
          </table:table-cell>
          <table:table-cell office:value-type="float" office:value="-0.346587487116744" calcext:value-type="float">
            <text:p>-0.346587487116744</text:p>
          </table:table-cell>
          <table:table-cell table:number-columns-repeated="521"/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0.00000120355478266942" calcext:value-type="float">
            <text:p>1.20355478266942E-06</text:p>
          </table:table-cell>
          <table:table-cell office:value-type="float" office:value="-0.0000103922114357835" calcext:value-type="float">
            <text:p>-1.03922114357835E-05</text:p>
          </table:table-cell>
          <table:table-cell office:value-type="float" office:value="0.0000275941803461466" calcext:value-type="float">
            <text:p>2.75941803461466E-05</text:p>
          </table:table-cell>
          <table:table-cell office:value-type="float" office:value="-0.00000973632436629401" calcext:value-type="float">
            <text:p>-9.73632436629401E-06</text:p>
          </table:table-cell>
          <table:table-cell office:value-type="float" office:value="-0.0000145447923982633" calcext:value-type="float">
            <text:p>-1.45447923982633E-05</text:p>
          </table:table-cell>
          <table:table-cell office:value-type="float" office:value="-0.00000306623459445099" calcext:value-type="float">
            <text:p>-3.06623459445099E-06</text:p>
          </table:table-cell>
          <table:table-cell office:value-type="float" office:value="-0.0000027433072755656" calcext:value-type="float">
            <text:p>-2.7433072755656E-06</text:p>
          </table:table-cell>
          <table:table-cell office:value-type="float" office:value="0.0000156589339117552" calcext:value-type="float">
            <text:p>1.56589339117552E-05</text:p>
          </table:table-cell>
          <table:table-cell office:value-type="float" office:value="0.00000166124312017679" calcext:value-type="float">
            <text:p>1.66124312017679E-06</text:p>
          </table:table-cell>
          <table:table-cell office:value-type="float" office:value="-0.0000163767118704916" calcext:value-type="float">
            <text:p>-1.63767118704916E-05</text:p>
          </table:table-cell>
          <table:table-cell office:value-type="float" office:value="0.0000233878976403368" calcext:value-type="float">
            <text:p>2.33878976403368E-05</text:p>
          </table:table-cell>
          <table:table-cell office:value-type="float" office:value="-0.0000179517672850293" calcext:value-type="float">
            <text:p>-1.79517672850293E-05</text:p>
          </table:table-cell>
          <table:table-cell office:value-type="float" office:value="0.00000870711212103137" calcext:value-type="float">
            <text:p>8.70711212103137E-06</text:p>
          </table:table-cell>
          <table:table-cell office:value-type="float" office:value="-0.00000037050910894898" calcext:value-type="float">
            <text:p>-3.7050910894898E-07</text:p>
          </table:table-cell>
          <table:table-cell office:value-type="float" office:value="0.00000298929211561827" calcext:value-type="float">
            <text:p>2.98929211561827E-06</text:p>
          </table:table-cell>
          <table:table-cell office:value-type="float" office:value="-0.000000762570679935237" calcext:value-type="float">
            <text:p>-7.62570679935237E-07</text:p>
          </table:table-cell>
          <table:table-cell office:value-type="float" office:value="0.000000716338600603716" calcext:value-type="float">
            <text:p>7.16338600603716E-07</text:p>
          </table:table-cell>
          <table:table-cell office:value-type="float" office:value="-0.00000109094248823549" calcext:value-type="float">
            <text:p>-1.09094248823549E-06</text:p>
          </table:table-cell>
          <table:table-cell office:value-type="float" office:value="-0.00000837088241728567" calcext:value-type="float">
            <text:p>-8.37088241728567E-06</text:p>
          </table:table-cell>
          <table:table-cell office:value-type="float" office:value="0.00000827434679878669" calcext:value-type="float">
            <text:p>8.27434679878669E-06</text:p>
          </table:table-cell>
          <table:table-cell office:value-type="float" office:value="0.0000201163855094721" calcext:value-type="float">
            <text:p>2.01163855094721E-05</text:p>
          </table:table-cell>
          <table:table-cell office:value-type="float" office:value="-0.00000349988687992075" calcext:value-type="float">
            <text:p>-3.49988687992075E-06</text:p>
          </table:table-cell>
          <table:table-cell office:value-type="float" office:value="0.00000668373881101969" calcext:value-type="float">
            <text:p>6.68373881101969E-06</text:p>
          </table:table-cell>
          <table:table-cell office:value-type="float" office:value="-0.0000185210819464987" calcext:value-type="float">
            <text:p>-1.85210819464987E-05</text:p>
          </table:table-cell>
          <table:table-cell office:value-type="float" office:value="-0.00000619154451714232" calcext:value-type="float">
            <text:p>-6.19154451714232E-06</text:p>
          </table:table-cell>
          <table:table-cell office:value-type="float" office:value="-0.00000260021056353033" calcext:value-type="float">
            <text:p>-2.60021056353033E-06</text:p>
          </table:table-cell>
          <table:table-cell office:value-type="float" office:value="0.0000127203565095102" calcext:value-type="float">
            <text:p>1.27203565095102E-05</text:p>
          </table:table-cell>
          <table:table-cell office:value-type="float" office:value="0.00000155099058046781" calcext:value-type="float">
            <text:p>1.55099058046781E-06</text:p>
          </table:table-cell>
          <table:table-cell office:value-type="float" office:value="-0.000000528516695408321" calcext:value-type="float">
            <text:p>-5.28516695408321E-07</text:p>
          </table:table-cell>
          <table:table-cell office:value-type="float" office:value="-0.00000664308086600895" calcext:value-type="float">
            <text:p>-6.64308086600895E-06</text:p>
          </table:table-cell>
          <table:table-cell office:value-type="float" office:value="0.000011585340075948" calcext:value-type="float">
            <text:p>1.1585340075948E-05</text:p>
          </table:table-cell>
          <table:table-cell office:value-type="float" office:value="-0.00000446057466191308" calcext:value-type="float">
            <text:p>-4.46057466191308E-06</text:p>
          </table:table-cell>
          <table:table-cell office:value-type="float" office:value="-0.000000469143207781908" calcext:value-type="float">
            <text:p>-4.69143207781908E-07</text:p>
          </table:table-cell>
          <table:table-cell office:value-type="float" office:value="-0.0000033064996795007" calcext:value-type="float">
            <text:p>-3.3064996795007E-06</text:p>
          </table:table-cell>
          <table:table-cell office:value-type="float" office:value="-0.00000481249673583983" calcext:value-type="float">
            <text:p>-4.81249673583983E-06</text:p>
          </table:table-cell>
          <table:table-cell office:value-type="float" office:value="0.0000215016963441284" calcext:value-type="float">
            <text:p>2.15016963441284E-05</text:p>
          </table:table-cell>
          <table:table-cell office:value-type="float" office:value="-0.0000189813460856336" calcext:value-type="float">
            <text:p>-1.89813460856336E-05</text:p>
          </table:table-cell>
          <table:table-cell office:value-type="float" office:value="-0.0000146060880892862" calcext:value-type="float">
            <text:p>-1.46060880892862E-05</text:p>
          </table:table-cell>
          <table:table-cell office:value-type="float" office:value="0.0000122479090267635" calcext:value-type="float">
            <text:p>1.22479090267635E-05</text:p>
          </table:table-cell>
          <table:table-cell office:value-type="float" office:value="0.00000764525399343796" calcext:value-type="float">
            <text:p>7.64525399343796E-06</text:p>
          </table:table-cell>
          <table:table-cell office:value-type="float" office:value="-0.00000683330844269969" calcext:value-type="float">
            <text:p>-6.83330844269969E-06</text:p>
          </table:table-cell>
          <table:table-cell office:value-type="float" office:value="-0.00000284260048288854" calcext:value-type="float">
            <text:p>-2.84260048288854E-06</text:p>
          </table:table-cell>
          <table:table-cell office:value-type="float" office:value="-0.00000204318726826358" calcext:value-type="float">
            <text:p>-2.04318726826358E-06</text:p>
          </table:table-cell>
          <table:table-cell office:value-type="float" office:value="-0.00000390723885840272" calcext:value-type="float">
            <text:p>-3.90723885840272E-06</text:p>
          </table:table-cell>
          <table:table-cell office:value-type="float" office:value="0.0000332020147416068" calcext:value-type="float">
            <text:p>3.32020147416068E-05</text:p>
          </table:table-cell>
          <table:table-cell office:value-type="float" office:value="-0.0000116910776383761" calcext:value-type="float">
            <text:p>-1.16910776383761E-05</text:p>
          </table:table-cell>
          <table:table-cell office:value-type="float" office:value="-0.0000213030059130759" calcext:value-type="float">
            <text:p>-2.13030059130759E-05</text:p>
          </table:table-cell>
          <table:table-cell office:value-type="float" office:value="0.000006067673539778" calcext:value-type="float">
            <text:p>6.067673539778E-06</text:p>
          </table:table-cell>
          <table:table-cell office:value-type="float" office:value="0.00000525722049893318" calcext:value-type="float">
            <text:p>5.25722049893318E-06</text:p>
          </table:table-cell>
          <table:table-cell office:value-type="float" office:value="-0.0000154044104752615" calcext:value-type="float">
            <text:p>-1.54044104752615E-05</text:p>
          </table:table-cell>
          <table:table-cell office:value-type="float" office:value="0.0000142541283727482" calcext:value-type="float">
            <text:p>1.42541283727482E-05</text:p>
          </table:table-cell>
          <table:table-cell office:value-type="float" office:value="0.0000110403796081959" calcext:value-type="float">
            <text:p>1.10403796081959E-05</text:p>
          </table:table-cell>
          <table:table-cell office:value-type="float" office:value="-0.000363498475673241" calcext:value-type="float">
            <text:p>-0.000363498475673</text:p>
          </table:table-cell>
          <table:table-cell office:value-type="float" office:value="0.0000159471783985898" calcext:value-type="float">
            <text:p>1.59471783985898E-05</text:p>
          </table:table-cell>
          <table:table-cell office:value-type="float" office:value="-0.000210822028644642" calcext:value-type="float">
            <text:p>-0.000210822028645</text:p>
          </table:table-cell>
          <table:table-cell office:value-type="float" office:value="0.000459502163315528" calcext:value-type="float">
            <text:p>0.000459502163316</text:p>
          </table:table-cell>
          <table:table-cell office:value-type="float" office:value="0.00214873225017204" calcext:value-type="float">
            <text:p>0.002148732250172</text:p>
          </table:table-cell>
          <table:table-cell office:value-type="float" office:value="0.000644852428374643" calcext:value-type="float">
            <text:p>0.000644852428375</text:p>
          </table:table-cell>
          <table:table-cell office:value-type="float" office:value="0.000158323418956663" calcext:value-type="float">
            <text:p>0.000158323418957</text:p>
          </table:table-cell>
          <table:table-cell office:value-type="float" office:value="-0.000800971807472905" calcext:value-type="float">
            <text:p>-0.000800971807473</text:p>
          </table:table-cell>
          <table:table-cell office:value-type="float" office:value="-0.00110886894628887" calcext:value-type="float">
            <text:p>-0.001108868946289</text:p>
          </table:table-cell>
          <table:table-cell office:value-type="float" office:value="0.00281683159372076" calcext:value-type="float">
            <text:p>0.002816831593721</text:p>
          </table:table-cell>
          <table:table-cell office:value-type="float" office:value="0.040929231695658" calcext:value-type="float">
            <text:p>0.040929231695658</text:p>
          </table:table-cell>
          <table:table-cell office:value-type="float" office:value="0.00259745022494179" calcext:value-type="float">
            <text:p>0.002597450224942</text:p>
          </table:table-cell>
          <table:table-cell office:value-type="float" office:value="-0.000803074846191965" calcext:value-type="float">
            <text:p>-0.000803074846192</text:p>
          </table:table-cell>
          <table:table-cell office:value-type="float" office:value="-0.000140867496832564" calcext:value-type="float">
            <text:p>-0.000140867496833</text:p>
          </table:table-cell>
          <table:table-cell office:value-type="float" office:value="0.00080773979932991" calcext:value-type="float">
            <text:p>0.00080773979933</text:p>
          </table:table-cell>
          <table:table-cell office:value-type="float" office:value="0.000356527114074856" calcext:value-type="float">
            <text:p>0.000356527114075</text:p>
          </table:table-cell>
          <table:table-cell office:value-type="float" office:value="-0.00639424235587033" calcext:value-type="float">
            <text:p>-0.00639424235587</text:p>
          </table:table-cell>
          <table:table-cell office:value-type="float" office:value="-0.00579736603093478" calcext:value-type="float">
            <text:p>-0.005797366030935</text:p>
          </table:table-cell>
          <table:table-cell office:value-type="float" office:value="-0.018242186013732" calcext:value-type="float">
            <text:p>-0.018242186013732</text:p>
          </table:table-cell>
          <table:table-cell office:value-type="float" office:value="-0.000987004827466165" calcext:value-type="float">
            <text:p>-0.000987004827466</text:p>
          </table:table-cell>
          <table:table-cell office:value-type="float" office:value="-0.00165351666764241" calcext:value-type="float">
            <text:p>-0.001653516667642</text:p>
          </table:table-cell>
          <table:table-cell office:value-type="float" office:value="-0.000316083926977961" calcext:value-type="float">
            <text:p>-0.000316083926978</text:p>
          </table:table-cell>
          <table:table-cell office:value-type="float" office:value="0.000244000279117251" calcext:value-type="float">
            <text:p>0.000244000279117</text:p>
          </table:table-cell>
          <table:table-cell office:value-type="float" office:value="-0.00371551883530386" calcext:value-type="float">
            <text:p>-0.003715518835304</text:p>
          </table:table-cell>
          <table:table-cell office:value-type="float" office:value="-0.00380578412678162" calcext:value-type="float">
            <text:p>-0.003805784126782</text:p>
          </table:table-cell>
          <table:table-cell office:value-type="float" office:value="-0.000455366049376071" calcext:value-type="float">
            <text:p>-0.000455366049376</text:p>
          </table:table-cell>
          <table:table-cell office:value-type="float" office:value="-0.000295041970992949" calcext:value-type="float">
            <text:p>-0.000295041970993</text:p>
          </table:table-cell>
          <table:table-cell office:value-type="float" office:value="-0.00160245466191483" calcext:value-type="float">
            <text:p>-0.001602454661915</text:p>
          </table:table-cell>
          <table:table-cell office:value-type="float" office:value="0.0397593786755242" calcext:value-type="float">
            <text:p>0.039759378675524</text:p>
          </table:table-cell>
          <table:table-cell office:value-type="float" office:value="-0.00333106089684765" calcext:value-type="float">
            <text:p>-0.003331060896848</text:p>
          </table:table-cell>
          <table:table-cell office:value-type="float" office:value="-0.00984336392135083" calcext:value-type="float">
            <text:p>-0.009843363921351</text:p>
          </table:table-cell>
          <table:table-cell office:value-type="float" office:value="-0.0260962969810682" calcext:value-type="float">
            <text:p>-0.026096296981068</text:p>
          </table:table-cell>
          <table:table-cell office:value-type="float" office:value="0.00853913875586026" calcext:value-type="float">
            <text:p>0.00853913875586</text:p>
          </table:table-cell>
          <table:table-cell office:value-type="float" office:value="0.00205632803860656" calcext:value-type="float">
            <text:p>0.002056328038607</text:p>
          </table:table-cell>
          <table:table-cell office:value-type="float" office:value="-0.00364724131457345" calcext:value-type="float">
            <text:p>-0.003647241314573</text:p>
          </table:table-cell>
          <table:table-cell office:value-type="float" office:value="0.000457449508784458" calcext:value-type="float">
            <text:p>0.000457449508784</text:p>
          </table:table-cell>
          <table:table-cell office:value-type="float" office:value="-0.00191801323190188" calcext:value-type="float">
            <text:p>-0.001918013231902</text:p>
          </table:table-cell>
          <table:table-cell office:value-type="float" office:value="-0.00503883844469793" calcext:value-type="float">
            <text:p>-0.005038838444698</text:p>
          </table:table-cell>
          <table:table-cell office:value-type="float" office:value="-0.00456371189890925" calcext:value-type="float">
            <text:p>-0.004563711898909</text:p>
          </table:table-cell>
          <table:table-cell office:value-type="float" office:value="0.00229274026394183" calcext:value-type="float">
            <text:p>0.002292740263942</text:p>
          </table:table-cell>
          <table:table-cell office:value-type="float" office:value="0.019103810267261" calcext:value-type="float">
            <text:p>0.019103810267261</text:p>
          </table:table-cell>
          <table:table-cell office:value-type="float" office:value="0.00403174314874316" calcext:value-type="float">
            <text:p>0.004031743148743</text:p>
          </table:table-cell>
          <table:table-cell office:value-type="float" office:value="0.00142308888003995" calcext:value-type="float">
            <text:p>0.00142308888004</text:p>
          </table:table-cell>
          <table:table-cell office:value-type="float" office:value="0.0118546279045848" calcext:value-type="float">
            <text:p>0.011854627904585</text:p>
          </table:table-cell>
          <table:table-cell office:value-type="float" office:value="0.00662547958011839" calcext:value-type="float">
            <text:p>0.006625479580118</text:p>
          </table:table-cell>
          <table:table-cell office:value-type="float" office:value="-0.001082244592091" calcext:value-type="float">
            <text:p>-0.001082244592091</text:p>
          </table:table-cell>
          <table:table-cell office:value-type="float" office:value="-0.000716412770955299" calcext:value-type="float">
            <text:p>-0.000716412770955</text:p>
          </table:table-cell>
          <table:table-cell office:value-type="float" office:value="0.0014921326314119" calcext:value-type="float">
            <text:p>0.001492132631412</text:p>
          </table:table-cell>
          <table:table-cell office:value-type="float" office:value="0.00173671373808471" calcext:value-type="float">
            <text:p>0.001736713738085</text:p>
          </table:table-cell>
          <table:table-cell office:value-type="float" office:value="-0.0305851694733508" calcext:value-type="float">
            <text:p>-0.030585169473351</text:p>
          </table:table-cell>
          <table:table-cell office:value-type="float" office:value="0.027634887312339" calcext:value-type="float">
            <text:p>0.027634887312339</text:p>
          </table:table-cell>
          <table:table-cell office:value-type="float" office:value="-0.00083962783756153" calcext:value-type="float">
            <text:p>-0.000839627837562</text:p>
          </table:table-cell>
          <table:table-cell office:value-type="float" office:value="-0.00591305180539109" calcext:value-type="float">
            <text:p>-0.005913051805391</text:p>
          </table:table-cell>
          <table:table-cell office:value-type="float" office:value="-0.00807618716745978" calcext:value-type="float">
            <text:p>-0.00807618716746</text:p>
          </table:table-cell>
          <table:table-cell office:value-type="float" office:value="-0.00479382248252996" calcext:value-type="float">
            <text:p>-0.00479382248253</text:p>
          </table:table-cell>
          <table:table-cell office:value-type="float" office:value="-0.0124998426930557" calcext:value-type="float">
            <text:p>-0.012499842693056</text:p>
          </table:table-cell>
          <table:table-cell office:value-type="float" office:value="0.00347038047272996" calcext:value-type="float">
            <text:p>0.00347038047273</text:p>
          </table:table-cell>
          <table:table-cell office:value-type="float" office:value="-0.00223136597547469" calcext:value-type="float">
            <text:p>-0.002231365975475</text:p>
          </table:table-cell>
          <table:table-cell office:value-type="float" office:value="-0.000842078509593003" calcext:value-type="float">
            <text:p>-0.000842078509593</text:p>
          </table:table-cell>
          <table:table-cell office:value-type="float" office:value="-0.000107757921806784" calcext:value-type="float">
            <text:p>-0.000107757921807</text:p>
          </table:table-cell>
          <table:table-cell office:value-type="float" office:value="-0.00468748119344986" calcext:value-type="float">
            <text:p>-0.00468748119345</text:p>
          </table:table-cell>
          <table:table-cell office:value-type="float" office:value="-0.00188240303627285" calcext:value-type="float">
            <text:p>-0.001882403036273</text:p>
          </table:table-cell>
          <table:table-cell office:value-type="float" office:value="0.0213936316617833" calcext:value-type="float">
            <text:p>0.021393631661783</text:p>
          </table:table-cell>
          <table:table-cell office:value-type="float" office:value="0.0137358244900148" calcext:value-type="float">
            <text:p>0.013735824490015</text:p>
          </table:table-cell>
          <table:table-cell office:value-type="float" office:value="0.00660210556920177" calcext:value-type="float">
            <text:p>0.006602105569202</text:p>
          </table:table-cell>
          <table:table-cell office:value-type="float" office:value="0.000366531985898089" calcext:value-type="float">
            <text:p>0.000366531985898</text:p>
          </table:table-cell>
          <table:table-cell office:value-type="float" office:value="-0.000823815239944459" calcext:value-type="float">
            <text:p>-0.000823815239944</text:p>
          </table:table-cell>
          <table:table-cell office:value-type="float" office:value="0.00226618683275059" calcext:value-type="float">
            <text:p>0.002266186832751</text:p>
          </table:table-cell>
          <table:table-cell office:value-type="float" office:value="-0.00126554346793784" calcext:value-type="float">
            <text:p>-0.001265543467938</text:p>
          </table:table-cell>
          <table:table-cell office:value-type="float" office:value="-0.0204349569474404" calcext:value-type="float">
            <text:p>-0.02043495694744</text:p>
          </table:table-cell>
          <table:table-cell office:value-type="float" office:value="-0.00541437806229644" calcext:value-type="float">
            <text:p>-0.005414378062296</text:p>
          </table:table-cell>
          <table:table-cell office:value-type="float" office:value="-0.00249857222242295" calcext:value-type="float">
            <text:p>-0.002498572222423</text:p>
          </table:table-cell>
          <table:table-cell office:value-type="float" office:value="-0.00142820839181212" calcext:value-type="float">
            <text:p>-0.001428208391812</text:p>
          </table:table-cell>
          <table:table-cell office:value-type="float" office:value="-0.00119157760241695" calcext:value-type="float">
            <text:p>-0.001191577602417</text:p>
          </table:table-cell>
          <table:table-cell office:value-type="float" office:value="-0.00114302390590115" calcext:value-type="float">
            <text:p>-0.001143023905901</text:p>
          </table:table-cell>
          <table:table-cell office:value-type="float" office:value="-0.000485193958412178" calcext:value-type="float">
            <text:p>-0.000485193958412</text:p>
          </table:table-cell>
          <table:table-cell office:value-type="float" office:value="-0.000989904557553656" calcext:value-type="float">
            <text:p>-0.000989904557554</text:p>
          </table:table-cell>
          <table:table-cell office:value-type="float" office:value="-0.000778135080612863" calcext:value-type="float">
            <text:p>-0.000778135080613</text:p>
          </table:table-cell>
          <table:table-cell office:value-type="float" office:value="-0.00127414836965317" calcext:value-type="float">
            <text:p>-0.001274148369653</text:p>
          </table:table-cell>
          <table:table-cell office:value-type="float" office:value="-0.00166336022210439" calcext:value-type="float">
            <text:p>-0.001663360222104</text:p>
          </table:table-cell>
          <table:table-cell office:value-type="float" office:value="-0.00224397772072338" calcext:value-type="float">
            <text:p>-0.002243977720723</text:p>
          </table:table-cell>
          <table:table-cell office:value-type="float" office:value="-0.000751969151832843" calcext:value-type="float">
            <text:p>-0.000751969151833</text:p>
          </table:table-cell>
          <table:table-cell office:value-type="float" office:value="-0.00116369175766379" calcext:value-type="float">
            <text:p>-0.001163691757664</text:p>
          </table:table-cell>
          <table:table-cell office:value-type="float" office:value="0.034757984539124" calcext:value-type="float">
            <text:p>0.034757984539124</text:p>
          </table:table-cell>
          <table:table-cell office:value-type="float" office:value="-0.00575455440410255" calcext:value-type="float">
            <text:p>-0.005754554404103</text:p>
          </table:table-cell>
          <table:table-cell office:value-type="float" office:value="-0.00808331927848005" calcext:value-type="float">
            <text:p>-0.00808331927848</text:p>
          </table:table-cell>
          <table:table-cell office:value-type="float" office:value="-0.00111719095737878" calcext:value-type="float">
            <text:p>-0.001117190957379</text:p>
          </table:table-cell>
          <table:table-cell office:value-type="float" office:value="-0.00307481336017135" calcext:value-type="float">
            <text:p>-0.003074813360171</text:p>
          </table:table-cell>
          <table:table-cell office:value-type="float" office:value="-0.00966026118828373" calcext:value-type="float">
            <text:p>-0.009660261188284</text:p>
          </table:table-cell>
          <table:table-cell office:value-type="float" office:value="0.00023963056473203" calcext:value-type="float">
            <text:p>0.000239630564732</text:p>
          </table:table-cell>
          <table:table-cell office:value-type="float" office:value="-0.00243825546184445" calcext:value-type="float">
            <text:p>-0.002438255461844</text:p>
          </table:table-cell>
          <table:table-cell office:value-type="float" office:value="-0.0000410387717858507" calcext:value-type="float">
            <text:p>-4.10387717858507E-05</text:p>
          </table:table-cell>
          <table:table-cell office:value-type="float" office:value="-0.000388235277519855" calcext:value-type="float">
            <text:p>-0.00038823527752</text:p>
          </table:table-cell>
          <table:table-cell office:value-type="float" office:value="-0.00140510756405127" calcext:value-type="float">
            <text:p>-0.001405107564051</text:p>
          </table:table-cell>
          <table:table-cell office:value-type="float" office:value="-0.00115008641230513" calcext:value-type="float">
            <text:p>-0.001150086412305</text:p>
          </table:table-cell>
          <table:table-cell office:value-type="float" office:value="-0.00183868307625812" calcext:value-type="float">
            <text:p>-0.001838683076258</text:p>
          </table:table-cell>
          <table:table-cell office:value-type="float" office:value="0.00236695498986672" calcext:value-type="float">
            <text:p>0.002366954989867</text:p>
          </table:table-cell>
          <table:table-cell office:value-type="float" office:value="0.0240772875076232" calcext:value-type="float">
            <text:p>0.024077287507623</text:p>
          </table:table-cell>
          <table:table-cell office:value-type="float" office:value="0.012587903585912" calcext:value-type="float">
            <text:p>0.012587903585912</text:p>
          </table:table-cell>
          <table:table-cell office:value-type="float" office:value="0.00298591828452444" calcext:value-type="float">
            <text:p>0.002985918284524</text:p>
          </table:table-cell>
          <table:table-cell office:value-type="float" office:value="-0.000415756694928771" calcext:value-type="float">
            <text:p>-0.000415756694929</text:p>
          </table:table-cell>
          <table:table-cell office:value-type="float" office:value="0.000577582364037321" calcext:value-type="float">
            <text:p>0.000577582364037</text:p>
          </table:table-cell>
          <table:table-cell office:value-type="float" office:value="0.00191173955457513" calcext:value-type="float">
            <text:p>0.001911739554575</text:p>
          </table:table-cell>
          <table:table-cell office:value-type="float" office:value="-0.000323544703513368" calcext:value-type="float">
            <text:p>-0.000323544703513</text:p>
          </table:table-cell>
          <table:table-cell office:value-type="float" office:value="-0.000787550547740323" calcext:value-type="float">
            <text:p>-0.00078755054774</text:p>
          </table:table-cell>
          <table:table-cell office:value-type="float" office:value="-0.005981710506269" calcext:value-type="float">
            <text:p>-0.005981710506269</text:p>
          </table:table-cell>
          <table:table-cell office:value-type="float" office:value="-0.00107192400411404" calcext:value-type="float">
            <text:p>-0.001071924004114</text:p>
          </table:table-cell>
          <table:table-cell office:value-type="float" office:value="-0.0015409263963288" calcext:value-type="float">
            <text:p>-0.001540926396329</text:p>
          </table:table-cell>
          <table:table-cell office:value-type="float" office:value="-0.0126161924298073" calcext:value-type="float">
            <text:p>-0.012616192429807</text:p>
          </table:table-cell>
          <table:table-cell office:value-type="float" office:value="-0.00141635802498835" calcext:value-type="float">
            <text:p>-0.001416358024988</text:p>
          </table:table-cell>
          <table:table-cell office:value-type="float" office:value="-0.00218060387263319" calcext:value-type="float">
            <text:p>-0.002180603872633</text:p>
          </table:table-cell>
          <table:table-cell office:value-type="float" office:value="-0.00209116685012384" calcext:value-type="float">
            <text:p>-0.002091166850124</text:p>
          </table:table-cell>
          <table:table-cell office:value-type="float" office:value="-0.00311187529937984" calcext:value-type="float">
            <text:p>-0.00311187529938</text:p>
          </table:table-cell>
          <table:table-cell office:value-type="float" office:value="-0.00734388846242356" calcext:value-type="float">
            <text:p>-0.007343888462424</text:p>
          </table:table-cell>
          <table:table-cell office:value-type="float" office:value="0.00197324791485548" calcext:value-type="float">
            <text:p>0.001973247914855</text:p>
          </table:table-cell>
          <table:table-cell office:value-type="float" office:value="0.00083272289095182" calcext:value-type="float">
            <text:p>0.000832722890952</text:p>
          </table:table-cell>
          <table:table-cell office:value-type="float" office:value="0.000508158479056275" calcext:value-type="float">
            <text:p>0.000508158479056</text:p>
          </table:table-cell>
          <table:table-cell office:value-type="float" office:value="-0.00245778545719633" calcext:value-type="float">
            <text:p>-0.002457785457196</text:p>
          </table:table-cell>
          <table:table-cell office:value-type="float" office:value="-0.000713132023845653" calcext:value-type="float">
            <text:p>-0.000713132023846</text:p>
          </table:table-cell>
          <table:table-cell office:value-type="float" office:value="0.0000141099837446812" calcext:value-type="float">
            <text:p>1.41099837446812E-05</text:p>
          </table:table-cell>
          <table:table-cell office:value-type="float" office:value="-0.00040349155340047" calcext:value-type="float">
            <text:p>-0.0004034915534</text:p>
          </table:table-cell>
          <table:table-cell office:value-type="float" office:value="-0.00059725831626023" calcext:value-type="float">
            <text:p>-0.00059725831626</text:p>
          </table:table-cell>
          <table:table-cell office:value-type="float" office:value="-0.00149784090708849" calcext:value-type="float">
            <text:p>-0.001497840907088</text:p>
          </table:table-cell>
          <table:table-cell office:value-type="float" office:value="-0.00263591473884817" calcext:value-type="float">
            <text:p>-0.002635914738848</text:p>
          </table:table-cell>
          <table:table-cell office:value-type="float" office:value="0.0436519081366186" calcext:value-type="float">
            <text:p>0.043651908136619</text:p>
          </table:table-cell>
          <table:table-cell office:value-type="float" office:value="0.000895194098419705" calcext:value-type="float">
            <text:p>0.00089519409842</text:p>
          </table:table-cell>
          <table:table-cell office:value-type="float" office:value="-0.000858650642762637" calcext:value-type="float">
            <text:p>-0.000858650642763</text:p>
          </table:table-cell>
          <table:table-cell office:value-type="float" office:value="0.0000297268316894472" calcext:value-type="float">
            <text:p>2.97268316894472E-05</text:p>
          </table:table-cell>
          <table:table-cell office:value-type="float" office:value="0.00297267062834483" calcext:value-type="float">
            <text:p>0.002972670628345</text:p>
          </table:table-cell>
          <table:table-cell office:value-type="float" office:value="-0.000926007020414676" calcext:value-type="float">
            <text:p>-0.000926007020415</text:p>
          </table:table-cell>
          <table:table-cell office:value-type="float" office:value="-0.0279564114687761" calcext:value-type="float">
            <text:p>-0.027956411468776</text:p>
          </table:table-cell>
          <table:table-cell office:value-type="float" office:value="-0.0110189007461792" calcext:value-type="float">
            <text:p>-0.011018900746179</text:p>
          </table:table-cell>
          <table:table-cell office:value-type="float" office:value="-0.00169188210643967" calcext:value-type="float">
            <text:p>-0.00169188210644</text:p>
          </table:table-cell>
          <table:table-cell office:value-type="float" office:value="-0.00123072605267066" calcext:value-type="float">
            <text:p>-0.001230726052671</text:p>
          </table:table-cell>
          <table:table-cell office:value-type="float" office:value="-0.00103567611258903" calcext:value-type="float">
            <text:p>-0.001035676112589</text:p>
          </table:table-cell>
          <table:table-cell office:value-type="float" office:value="-0.00320487883424286" calcext:value-type="float">
            <text:p>-0.003204878834243</text:p>
          </table:table-cell>
          <table:table-cell office:value-type="float" office:value="-0.0043065881959698" calcext:value-type="float">
            <text:p>-0.00430658819597</text:p>
          </table:table-cell>
          <table:table-cell office:value-type="float" office:value="-0.000776578628936264" calcext:value-type="float">
            <text:p>-0.000776578628936</text:p>
          </table:table-cell>
          <table:table-cell office:value-type="float" office:value="-0.00140414576942971" calcext:value-type="float">
            <text:p>-0.00140414576943</text:p>
          </table:table-cell>
          <table:table-cell office:value-type="float" office:value="0.035597980444481" calcext:value-type="float">
            <text:p>0.035597980444481</text:p>
          </table:table-cell>
          <table:table-cell office:value-type="float" office:value="-0.0051151329185769" calcext:value-type="float">
            <text:p>-0.005115132918577</text:p>
          </table:table-cell>
          <table:table-cell office:value-type="float" office:value="-0.0128617948586474" calcext:value-type="float">
            <text:p>-0.012861794858647</text:p>
          </table:table-cell>
          <table:table-cell office:value-type="float" office:value="-0.00580720717901861" calcext:value-type="float">
            <text:p>-0.005807207179019</text:p>
          </table:table-cell>
          <table:table-cell office:value-type="float" office:value="-0.00286352580493621" calcext:value-type="float">
            <text:p>-0.002863525804936</text:p>
          </table:table-cell>
          <table:table-cell office:value-type="float" office:value="-0.00480577198431326" calcext:value-type="float">
            <text:p>-0.004805771984313</text:p>
          </table:table-cell>
          <table:table-cell office:value-type="float" office:value="0.0026740280280983" calcext:value-type="float">
            <text:p>0.002674028028098</text:p>
          </table:table-cell>
          <table:table-cell office:value-type="float" office:value="0.00462810795071317" calcext:value-type="float">
            <text:p>0.004628107950713</text:p>
          </table:table-cell>
          <table:table-cell office:value-type="float" office:value="0.0024232677022808" calcext:value-type="float">
            <text:p>0.002423267702281</text:p>
          </table:table-cell>
          <table:table-cell office:value-type="float" office:value="-0.00148497829131922" calcext:value-type="float">
            <text:p>-0.001484978291319</text:p>
          </table:table-cell>
          <table:table-cell office:value-type="float" office:value="-0.000447595808613088" calcext:value-type="float">
            <text:p>-0.000447595808613</text:p>
          </table:table-cell>
          <table:table-cell office:value-type="float" office:value="0.000600389595284023" calcext:value-type="float">
            <text:p>0.000600389595284</text:p>
          </table:table-cell>
          <table:table-cell office:value-type="float" office:value="-0.00117737372685522" calcext:value-type="float">
            <text:p>-0.001177373726855</text:p>
          </table:table-cell>
          <table:table-cell office:value-type="float" office:value="-0.00158038941265642" calcext:value-type="float">
            <text:p>-0.001580389412656</text:p>
          </table:table-cell>
          <table:table-cell office:value-type="float" office:value="-0.00100299987623631" calcext:value-type="float">
            <text:p>-0.001002999876236</text:p>
          </table:table-cell>
          <table:table-cell office:value-type="float" office:value="-0.000106119605587984" calcext:value-type="float">
            <text:p>-0.000106119605588</text:p>
          </table:table-cell>
          <table:table-cell office:value-type="float" office:value="-0.00106599497533011" calcext:value-type="float">
            <text:p>-0.00106599497533</text:p>
          </table:table-cell>
          <table:table-cell office:value-type="float" office:value="0.00156074632195091" calcext:value-type="float">
            <text:p>0.001560746321951</text:p>
          </table:table-cell>
          <table:table-cell office:value-type="float" office:value="0.0213689538017415" calcext:value-type="float">
            <text:p>0.021368953801742</text:p>
          </table:table-cell>
          <table:table-cell office:value-type="float" office:value="0.0180900533737029" calcext:value-type="float">
            <text:p>0.018090053373703</text:p>
          </table:table-cell>
          <table:table-cell office:value-type="float" office:value="-0.000821006116322964" calcext:value-type="float">
            <text:p>-0.000821006116323</text:p>
          </table:table-cell>
          <table:table-cell office:value-type="float" office:value="0.00138328011215905" calcext:value-type="float">
            <text:p>0.001383280112159</text:p>
          </table:table-cell>
          <table:table-cell office:value-type="float" office:value="0.00130384117826937" calcext:value-type="float">
            <text:p>0.001303841178269</text:p>
          </table:table-cell>
          <table:table-cell office:value-type="float" office:value="-0.000138327089297785" calcext:value-type="float">
            <text:p>-0.000138327089298</text:p>
          </table:table-cell>
          <table:table-cell office:value-type="float" office:value="-0.00179215716082837" calcext:value-type="float">
            <text:p>-0.001792157160828</text:p>
          </table:table-cell>
          <table:table-cell office:value-type="float" office:value="-0.0263999231708194" calcext:value-type="float">
            <text:p>-0.02639992317082</text:p>
          </table:table-cell>
          <table:table-cell office:value-type="float" office:value="-0.00410429514116628" calcext:value-type="float">
            <text:p>-0.004104295141166</text:p>
          </table:table-cell>
          <table:table-cell office:value-type="float" office:value="-0.00252706756571675" calcext:value-type="float">
            <text:p>-0.002527067565717</text:p>
          </table:table-cell>
          <table:table-cell office:value-type="float" office:value="-0.00102961800463069" calcext:value-type="float">
            <text:p>-0.001029618004631</text:p>
          </table:table-cell>
          <table:table-cell office:value-type="float" office:value="-0.00150014307474805" calcext:value-type="float">
            <text:p>-0.001500143074748</text:p>
          </table:table-cell>
          <table:table-cell office:value-type="float" office:value="-0.000441750574583122" calcext:value-type="float">
            <text:p>-0.000441750574583</text:p>
          </table:table-cell>
          <table:table-cell office:value-type="float" office:value="-0.000988885132932327" calcext:value-type="float">
            <text:p>-0.000988885132932</text:p>
          </table:table-cell>
          <table:table-cell office:value-type="float" office:value="-0.00343877581429969" calcext:value-type="float">
            <text:p>-0.0034387758143</text:p>
          </table:table-cell>
          <table:table-cell office:value-type="float" office:value="-0.00569893557088791" calcext:value-type="float">
            <text:p>-0.005698935570888</text:p>
          </table:table-cell>
          <table:table-cell office:value-type="float" office:value="0.0320076490313713" calcext:value-type="float">
            <text:p>0.032007649031371</text:p>
          </table:table-cell>
          <table:table-cell office:value-type="float" office:value="-0.00571665945122302" calcext:value-type="float">
            <text:p>-0.005716659451223</text:p>
          </table:table-cell>
          <table:table-cell office:value-type="float" office:value="-0.0195175157801254" calcext:value-type="float">
            <text:p>-0.019517515780125</text:p>
          </table:table-cell>
          <table:table-cell office:value-type="float" office:value="-0.00677393569091434" calcext:value-type="float">
            <text:p>-0.006773935690914</text:p>
          </table:table-cell>
          <table:table-cell office:value-type="float" office:value="-0.00394977360140236" calcext:value-type="float">
            <text:p>-0.003949773601402</text:p>
          </table:table-cell>
          <table:table-cell office:value-type="float" office:value="0.00644673318607841" calcext:value-type="float">
            <text:p>0.006446733186078</text:p>
          </table:table-cell>
          <table:table-cell office:value-type="float" office:value="0.00930703781613362" calcext:value-type="float">
            <text:p>0.009307037816134</text:p>
          </table:table-cell>
          <table:table-cell office:value-type="float" office:value="-0.000361989997306466" calcext:value-type="float">
            <text:p>-0.000361989997306</text:p>
          </table:table-cell>
          <table:table-cell office:value-type="float" office:value="-0.00349367327594124" calcext:value-type="float">
            <text:p>-0.003493673275941</text:p>
          </table:table-cell>
          <table:table-cell office:value-type="float" office:value="-0.000368988978678486" calcext:value-type="float">
            <text:p>-0.000368988978678</text:p>
          </table:table-cell>
          <table:table-cell office:value-type="float" office:value="-0.000485089847331477" calcext:value-type="float">
            <text:p>-0.000485089847331</text:p>
          </table:table-cell>
          <table:table-cell office:value-type="float" office:value="0.0000601438427831891" calcext:value-type="float">
            <text:p>6.01438427831891E-05</text:p>
          </table:table-cell>
          <table:table-cell office:value-type="float" office:value="0.000607382228348941" calcext:value-type="float">
            <text:p>0.000607382228349</text:p>
          </table:table-cell>
          <table:table-cell office:value-type="float" office:value="0.00182675775438029" calcext:value-type="float">
            <text:p>0.00182675775438</text:p>
          </table:table-cell>
          <table:table-cell office:value-type="float" office:value="0.0203776089053464" calcext:value-type="float">
            <text:p>0.020377608905346</text:p>
          </table:table-cell>
          <table:table-cell office:value-type="float" office:value="0.00195284974593751" calcext:value-type="float">
            <text:p>0.001952849745938</text:p>
          </table:table-cell>
          <table:table-cell office:value-type="float" office:value="0.000336375579703674" calcext:value-type="float">
            <text:p>0.000336375579704</text:p>
          </table:table-cell>
          <table:table-cell office:value-type="float" office:value="0.000189351893830125" calcext:value-type="float">
            <text:p>0.00018935189383</text:p>
          </table:table-cell>
          <table:table-cell office:value-type="float" office:value="0.00204411836165946" calcext:value-type="float">
            <text:p>0.002044118361659</text:p>
          </table:table-cell>
          <table:table-cell office:value-type="float" office:value="0.00222342356191863" calcext:value-type="float">
            <text:p>0.002223423561919</text:p>
          </table:table-cell>
          <table:table-cell office:value-type="float" office:value="-0.00062956468137032" calcext:value-type="float">
            <text:p>-0.00062956468137</text:p>
          </table:table-cell>
          <table:table-cell office:value-type="float" office:value="-0.00082737278284184" calcext:value-type="float">
            <text:p>-0.000827372782842</text:p>
          </table:table-cell>
          <table:table-cell office:value-type="float" office:value="-0.00114232804002812" calcext:value-type="float">
            <text:p>-0.001142328040028</text:p>
          </table:table-cell>
          <table:table-cell office:value-type="float" office:value="-0.000397788621245843" calcext:value-type="float">
            <text:p>-0.000397788621246</text:p>
          </table:table-cell>
          <table:table-cell office:value-type="float" office:value="0.00045301698687078" calcext:value-type="float">
            <text:p>0.000453016986871</text:p>
          </table:table-cell>
          <table:table-cell office:value-type="float" office:value="0.0000946077748822938" calcext:value-type="float">
            <text:p>9.46077748822938E-05</text:p>
          </table:table-cell>
          <table:table-cell office:value-type="float" office:value="0.0000190415396810195" calcext:value-type="float">
            <text:p>1.90415396810195E-05</text:p>
          </table:table-cell>
          <table:table-cell office:value-type="float" office:value="-0.00025059898138291" calcext:value-type="float">
            <text:p>-0.000250598981383</text:p>
          </table:table-cell>
          <table:table-cell office:value-type="float" office:value="0.0000310364689155573" calcext:value-type="float">
            <text:p>3.10364689155573E-05</text:p>
          </table:table-cell>
          <table:table-cell office:value-type="float" office:value="0.000267620336700525" calcext:value-type="float">
            <text:p>0.000267620336701</text:p>
          </table:table-cell>
          <table:table-cell office:value-type="float" office:value="-0.000108626360400266" calcext:value-type="float">
            <text:p>-0.0001086263604</text:p>
          </table:table-cell>
          <table:table-cell office:value-type="float" office:value="-0.000146648822965334" calcext:value-type="float">
            <text:p>-0.000146648822965</text:p>
          </table:table-cell>
          <table:table-cell office:value-type="float" office:value="-0.0000357140248660737" calcext:value-type="float">
            <text:p>-3.57140248660737E-05</text:p>
          </table:table-cell>
          <table:table-cell office:value-type="float" office:value="0.0000412165157748778" calcext:value-type="float">
            <text:p>4.12165157748778E-05</text:p>
          </table:table-cell>
          <table:table-cell office:value-type="float" office:value="0.0000244332886535359" calcext:value-type="float">
            <text:p>2.44332886535359E-05</text:p>
          </table:table-cell>
          <table:table-cell office:value-type="float" office:value="-0.0000308778825762745" calcext:value-type="float">
            <text:p>-3.08778825762745E-05</text:p>
          </table:table-cell>
          <table:table-cell office:value-type="float" office:value="0.00000716838175213175" calcext:value-type="float">
            <text:p>7.16838175213175E-06</text:p>
          </table:table-cell>
          <table:table-cell office:value-type="float" office:value="0.00000311671121971946" calcext:value-type="float">
            <text:p>3.11671121971946E-06</text:p>
          </table:table-cell>
          <table:table-cell office:value-type="float" office:value="-0.0000489776675393072" calcext:value-type="float">
            <text:p>-4.89776675393072E-05</text:p>
          </table:table-cell>
          <table:table-cell office:value-type="float" office:value="0.0000483542581635188" calcext:value-type="float">
            <text:p>4.83542581635188E-05</text:p>
          </table:table-cell>
          <table:table-cell office:value-type="float" office:value="-0.0000111934857005558" calcext:value-type="float">
            <text:p>-1.11934857005558E-05</text:p>
          </table:table-cell>
          <table:table-cell office:value-type="float" office:value="-0.0000232570823114897" calcext:value-type="float">
            <text:p>-2.32570823114897E-05</text:p>
          </table:table-cell>
          <table:table-cell office:value-type="float" office:value="0.0000358634622902865" calcext:value-type="float">
            <text:p>3.58634622902865E-05</text:p>
          </table:table-cell>
          <table:table-cell office:value-type="float" office:value="0.0000312170747465701" calcext:value-type="float">
            <text:p>3.12170747465701E-05</text:p>
          </table:table-cell>
          <table:table-cell office:value-type="float" office:value="-0.0000387091761375191" calcext:value-type="float">
            <text:p>-3.87091761375191E-05</text:p>
          </table:table-cell>
          <table:table-cell office:value-type="float" office:value="0.0000292131446427701" calcext:value-type="float">
            <text:p>2.92131446427701E-05</text:p>
          </table:table-cell>
          <table:table-cell office:value-type="float" office:value="-0.0000461145774370286" calcext:value-type="float">
            <text:p>-4.61145774370286E-05</text:p>
          </table:table-cell>
          <table:table-cell office:value-type="float" office:value="-0.00000659276633468986" calcext:value-type="float">
            <text:p>-6.59276633468986E-06</text:p>
          </table:table-cell>
          <table:table-cell office:value-type="float" office:value="-0.0000356612513043863" calcext:value-type="float">
            <text:p>-3.56612513043863E-05</text:p>
          </table:table-cell>
          <table:table-cell office:value-type="float" office:value="0.0000151354375536594" calcext:value-type="float">
            <text:p>1.51354375536594E-05</text:p>
          </table:table-cell>
          <table:table-cell office:value-type="float" office:value="0.0000616405220322247" calcext:value-type="float">
            <text:p>6.16405220322247E-05</text:p>
          </table:table-cell>
          <table:table-cell office:value-type="float" office:value="0.0000682195025488164" calcext:value-type="float">
            <text:p>6.82195025488164E-05</text:p>
          </table:table-cell>
          <table:table-cell office:value-type="float" office:value="-0.0000349106756274975" calcext:value-type="float">
            <text:p>-3.49106756274975E-05</text:p>
          </table:table-cell>
          <table:table-cell office:value-type="float" office:value="0.0000338068703924499" calcext:value-type="float">
            <text:p>3.38068703924499E-05</text:p>
          </table:table-cell>
          <table:table-cell office:value-type="float" office:value="-0.0000457191924061462" calcext:value-type="float">
            <text:p>-4.57191924061462E-05</text:p>
          </table:table-cell>
          <table:table-cell office:value-type="float" office:value="0.0000616228859700585" calcext:value-type="float">
            <text:p>6.16228859700585E-05</text:p>
          </table:table-cell>
          <table:table-cell office:value-type="float" office:value="-0.0000808622828925021" calcext:value-type="float">
            <text:p>-8.08622828925021E-05</text:p>
          </table:table-cell>
          <table:table-cell office:value-type="float" office:value="0.0000794934540277459" calcext:value-type="float">
            <text:p>7.94934540277459E-05</text:p>
          </table:table-cell>
          <table:table-cell office:value-type="float" office:value="-0.0000283692048818063" calcext:value-type="float">
            <text:p>-2.83692048818063E-05</text:p>
          </table:table-cell>
          <table:table-cell office:value-type="float" office:value="0.0000648775458891304" calcext:value-type="float">
            <text:p>6.48775458891304E-05</text:p>
          </table:table-cell>
          <table:table-cell office:value-type="float" office:value="-0.0000294839069416852" calcext:value-type="float">
            <text:p>-2.94839069416852E-05</text:p>
          </table:table-cell>
          <table:table-cell office:value-type="float" office:value="-0.0000305961252334286" calcext:value-type="float">
            <text:p>-3.05961252334286E-05</text:p>
          </table:table-cell>
          <table:table-cell office:value-type="float" office:value="-0.0000100548646208565" calcext:value-type="float">
            <text:p>-1.00548646208565E-05</text:p>
          </table:table-cell>
          <table:table-cell office:value-type="float" office:value="0.0000304284506366659" calcext:value-type="float">
            <text:p>3.04284506366659E-05</text:p>
          </table:table-cell>
          <table:table-cell office:value-type="float" office:value="-0.0000540427294868917" calcext:value-type="float">
            <text:p>-5.40427294868917E-05</text:p>
          </table:table-cell>
          <table:table-cell office:value-type="float" office:value="0.0000768838251516968" calcext:value-type="float">
            <text:p>7.68838251516968E-05</text:p>
          </table:table-cell>
          <table:table-cell office:value-type="float" office:value="-0.0000372160860888648" calcext:value-type="float">
            <text:p>-3.72160860888648E-05</text:p>
          </table:table-cell>
          <table:table-cell office:value-type="float" office:value="0.0000693285917715003" calcext:value-type="float">
            <text:p>6.93285917715003E-05</text:p>
          </table:table-cell>
          <table:table-cell office:value-type="float" office:value="-0.0000375567427828849" calcext:value-type="float">
            <text:p>-3.75567427828849E-05</text:p>
          </table:table-cell>
          <table:table-cell office:value-type="float" office:value="-0.0000779493323924685" calcext:value-type="float">
            <text:p>-7.79493323924685E-05</text:p>
          </table:table-cell>
          <table:table-cell office:value-type="float" office:value="0.000102594443718462" calcext:value-type="float">
            <text:p>0.000102594443718</text:p>
          </table:table-cell>
          <table:table-cell office:value-type="float" office:value="-0.0000910292979567351" calcext:value-type="float">
            <text:p>-9.10292979567351E-05</text:p>
          </table:table-cell>
          <table:table-cell office:value-type="float" office:value="0.0000297737423156086" calcext:value-type="float">
            <text:p>2.97737423156086E-05</text:p>
          </table:table-cell>
          <table:table-cell office:value-type="float" office:value="0.000000179687978552057" calcext:value-type="float">
            <text:p>1.79687978552057E-07</text:p>
          </table:table-cell>
          <table:table-cell office:value-type="float" office:value="-0.00000504055179045837" calcext:value-type="float">
            <text:p>-5.04055179045837E-06</text:p>
          </table:table-cell>
          <table:table-cell office:value-type="float" office:value="0.00000780977893977131" calcext:value-type="float">
            <text:p>7.80977893977131E-06</text:p>
          </table:table-cell>
          <table:table-cell office:value-type="float" office:value="-0.00000929973699159703" calcext:value-type="float">
            <text:p>-9.29973699159703E-06</text:p>
          </table:table-cell>
          <table:table-cell office:value-type="float" office:value="0.0000060407535737439" calcext:value-type="float">
            <text:p>6.0407535737439E-06</text:p>
          </table:table-cell>
          <table:table-cell office:value-type="float" office:value="0.0000389765310991885" calcext:value-type="float">
            <text:p>3.89765310991885E-05</text:p>
          </table:table-cell>
          <table:table-cell office:value-type="float" office:value="-0.000075817480434448" calcext:value-type="float">
            <text:p>-7.5817480434448E-05</text:p>
          </table:table-cell>
          <table:table-cell office:value-type="float" office:value="0.0000192168707409679" calcext:value-type="float">
            <text:p>1.92168707409679E-05</text:p>
          </table:table-cell>
          <table:table-cell office:value-type="float" office:value="0.00000654773611585835" calcext:value-type="float">
            <text:p>6.54773611585835E-06</text:p>
          </table:table-cell>
          <table:table-cell office:value-type="float" office:value="0.00000928974122066384" calcext:value-type="float">
            <text:p>9.28974122066384E-06</text:p>
          </table:table-cell>
          <table:table-cell office:value-type="float" office:value="0.0000127459579188915" calcext:value-type="float">
            <text:p>1.27459579188915E-05</text:p>
          </table:table-cell>
          <table:table-cell office:value-type="float" office:value="-0.000050835555723272" calcext:value-type="float">
            <text:p>-5.0835555723272E-05</text:p>
          </table:table-cell>
          <table:table-cell office:value-type="float" office:value="0.00000796324784413383" calcext:value-type="float">
            <text:p>7.96324784413383E-06</text:p>
          </table:table-cell>
          <table:table-cell office:value-type="float" office:value="0.0000795579380291622" calcext:value-type="float">
            <text:p>7.95579380291622E-05</text:p>
          </table:table-cell>
          <table:table-cell office:value-type="float" office:value="-0.0000752380696040777" calcext:value-type="float">
            <text:p>-7.52380696040777E-05</text:p>
          </table:table-cell>
          <table:table-cell office:value-type="float" office:value="-0.00000259025646376365" calcext:value-type="float">
            <text:p>-2.59025646376365E-06</text:p>
          </table:table-cell>
          <table:table-cell office:value-type="float" office:value="0.000015179448245306" calcext:value-type="float">
            <text:p>1.5179448245306E-05</text:p>
          </table:table-cell>
          <table:table-cell office:value-type="float" office:value="-0.00000853920468524283" calcext:value-type="float">
            <text:p>-8.53920468524283E-06</text:p>
          </table:table-cell>
          <table:table-cell office:value-type="float" office:value="-0.0000563685142316306" calcext:value-type="float">
            <text:p>-5.63685142316306E-05</text:p>
          </table:table-cell>
          <table:table-cell office:value-type="float" office:value="0.0000630564953615909" calcext:value-type="float">
            <text:p>6.30564953615909E-05</text:p>
          </table:table-cell>
          <table:table-cell office:value-type="float" office:value="0.0000590759838610677" calcext:value-type="float">
            <text:p>5.90759838610677E-05</text:p>
          </table:table-cell>
          <table:table-cell office:value-type="float" office:value="-0.0000747027609313555" calcext:value-type="float">
            <text:p>-7.47027609313555E-05</text:p>
          </table:table-cell>
          <table:table-cell office:value-type="float" office:value="-0.0000330268530180366" calcext:value-type="float">
            <text:p>-3.30268530180366E-05</text:p>
          </table:table-cell>
          <table:table-cell office:value-type="float" office:value="0.0000550985686675332" calcext:value-type="float">
            <text:p>5.50985686675332E-05</text:p>
          </table:table-cell>
          <table:table-cell table:number-columns-repeated="521"/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1.01414738723538" calcext:value-type="float">
            <text:p>1.01414738723538</text:p>
          </table:table-cell>
          <table:table-cell table:formula="of:=[.B9]*9.8" office:value-type="float" office:value="9.93864439490677" calcext:value-type="float">
            <text:p>9.93864439490677</text:p>
          </table:table-cell>
          <table:table-cell table:number-columns-repeated="841"/>
        </table:table-row>
        <table:table-row table:style-name="ro1" table:number-rows-repeated="2">
          <table:table-cell table:number-columns-repeated="844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843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0184633436851779" calcext:value-type="float">
            <text:p>1.84633436851779E-06</text:p>
          </table:table-cell>
          <table:table-cell table:formula="of:=0.5*[.D12]*(([.D5]-[.C5])/([.D1]-[.C1]))^2" office:value-type="float" office:value="0.00000485165968318615" calcext:value-type="float">
            <text:p>4.85165968318615E-06</text:p>
          </table:table-cell>
          <table:table-cell table:formula="of:=0.5*[.E12]*(([.E5]-[.D5])/([.E1]-[.D1]))^2" office:value-type="float" office:value="0.00000230915637187178" calcext:value-type="float">
            <text:p>2.30915637187178E-06</text:p>
          </table:table-cell>
          <table:table-cell table:formula="of:=0.5*[.F12]*(([.F5]-[.E5])/([.F1]-[.E1]))^2" office:value-type="float" office:value="0.00000609266285446425" calcext:value-type="float">
            <text:p>6.09266285446425E-06</text:p>
          </table:table-cell>
          <table:table-cell table:formula="of:=0.5*[.G12]*(([.G5]-[.F5])/([.G1]-[.F1]))^2" office:value-type="float" office:value="0.00000281121408949734" calcext:value-type="float">
            <text:p>2.81121408949734E-06</text:p>
          </table:table-cell>
          <table:table-cell table:formula="of:=0.5*[.H12]*(([.H5]-[.G5])/([.H1]-[.G1]))^2" office:value-type="float" office:value="0.0000327886464519114" calcext:value-type="float">
            <text:p>3.27886464519114E-05</text:p>
          </table:table-cell>
          <table:table-cell table:formula="of:=0.5*[.I12]*(([.I5]-[.H5])/([.I1]-[.H1]))^2" office:value-type="float" office:value="0.000000724766676283285" calcext:value-type="float">
            <text:p>7.24766676283285E-07</text:p>
          </table:table-cell>
          <table:table-cell table:formula="of:=0.5*[.J12]*(([.J5]-[.I5])/([.J1]-[.I1]))^2" office:value-type="float" office:value="0.0000328054443996101" calcext:value-type="float">
            <text:p>3.28054443996101E-05</text:p>
          </table:table-cell>
          <table:table-cell table:formula="of:=0.5*[.K12]*(([.K5]-[.J5])/([.K1]-[.J1]))^2" office:value-type="float" office:value="0.000000502602119704839" calcext:value-type="float">
            <text:p>5.02602119704839E-07</text:p>
          </table:table-cell>
          <table:table-cell table:formula="of:=0.5*[.L12]*(([.L5]-[.K5])/([.L1]-[.K1]))^2" office:value-type="float" office:value="0.000000384056734928652" calcext:value-type="float">
            <text:p>3.84056734928652E-07</text:p>
          </table:table-cell>
          <table:table-cell table:formula="of:=0.5*[.M12]*(([.M5]-[.L5])/([.M1]-[.L1]))^2" office:value-type="float" office:value="0.00000535299813915215" calcext:value-type="float">
            <text:p>5.35299813915215E-06</text:p>
          </table:table-cell>
          <table:table-cell table:formula="of:=0.5*[.N12]*(([.N5]-[.M5])/([.N1]-[.M1]))^2" office:value-type="float" office:value="0.00000498440331606922" calcext:value-type="float">
            <text:p>4.98440331606922E-06</text:p>
          </table:table-cell>
          <table:table-cell table:formula="of:=0.5*[.O12]*(([.O5]-[.N5])/([.O1]-[.N1]))^2" office:value-type="float" office:value="0.000000547273075690862" calcext:value-type="float">
            <text:p>5.47273075690862E-07</text:p>
          </table:table-cell>
          <table:table-cell table:formula="of:=0.5*[.P12]*(([.P5]-[.O5])/([.P1]-[.O1]))^2" office:value-type="float" office:value="0.0000185833582012883" calcext:value-type="float">
            <text:p>1.85833582012883E-05</text:p>
          </table:table-cell>
          <table:table-cell table:formula="of:=0.5*[.Q12]*(([.Q5]-[.P5])/([.Q1]-[.P1]))^2" office:value-type="float" office:value="0.0000196213198062926" calcext:value-type="float">
            <text:p>1.96213198062926E-05</text:p>
          </table:table-cell>
          <table:table-cell table:formula="of:=0.5*[.R12]*(([.R5]-[.Q5])/([.R1]-[.Q1]))^2" office:value-type="float" office:value="0.0000081466638035382" calcext:value-type="float">
            <text:p>8.1466638035382E-06</text:p>
          </table:table-cell>
          <table:table-cell table:formula="of:=0.5*[.S12]*(([.S5]-[.R5])/([.S1]-[.R1]))^2" office:value-type="float" office:value="0.000012245554869728" calcext:value-type="float">
            <text:p>1.2245554869728E-05</text:p>
          </table:table-cell>
          <table:table-cell table:formula="of:=0.5*[.T12]*(([.T5]-[.S5])/([.T1]-[.S1]))^2" office:value-type="float" office:value="0.00000182817527903756" calcext:value-type="float">
            <text:p>1.82817527903756E-06</text:p>
          </table:table-cell>
          <table:table-cell table:formula="of:=0.5*[.U12]*(([.U5]-[.T5])/([.U1]-[.T1]))^2" office:value-type="float" office:value="0.0000260238406584171" calcext:value-type="float">
            <text:p>2.60238406584171E-05</text:p>
          </table:table-cell>
          <table:table-cell table:formula="of:=0.5*[.V12]*(([.V5]-[.U5])/([.V1]-[.U1]))^2" office:value-type="float" office:value="0.0000434661890071821" calcext:value-type="float">
            <text:p>4.34661890071821E-05</text:p>
          </table:table-cell>
          <table:table-cell table:formula="of:=0.5*[.W12]*(([.W5]-[.V5])/([.W1]-[.V1]))^2" office:value-type="float" office:value="0.0000000633765987073108" calcext:value-type="float">
            <text:p>6.33765987073108E-08</text:p>
          </table:table-cell>
          <table:table-cell table:formula="of:=0.5*[.X12]*(([.X5]-[.W5])/([.X1]-[.W1]))^2" office:value-type="float" office:value="0.00000405491389528749" calcext:value-type="float">
            <text:p>4.05491389528749E-06</text:p>
          </table:table-cell>
          <table:table-cell table:formula="of:=0.5*[.Y12]*(([.Y5]-[.X5])/([.Y1]-[.X1]))^2" office:value-type="float" office:value="0.0000187552330689441" calcext:value-type="float">
            <text:p>1.87552330689441E-05</text:p>
          </table:table-cell>
          <table:table-cell table:formula="of:=0.5*[.Z12]*(([.Z5]-[.Y5])/([.Z1]-[.Y1]))^2" office:value-type="float" office:value="0.00000236132869635652" calcext:value-type="float">
            <text:p>2.36132869635652E-06</text:p>
          </table:table-cell>
          <table:table-cell table:formula="of:=0.5*[.AA12]*(([.AA5]-[.Z5])/([.AA1]-[.Z1]))^2" office:value-type="float" office:value="0.00000282578359970281" calcext:value-type="float">
            <text:p>2.82578359970281E-06</text:p>
          </table:table-cell>
          <table:table-cell table:formula="of:=0.5*[.AB12]*(([.AB5]-[.AA5])/([.AB1]-[.AA1]))^2" office:value-type="float" office:value="0.0000177054301694871" calcext:value-type="float">
            <text:p>1.77054301694871E-05</text:p>
          </table:table-cell>
          <table:table-cell table:formula="of:=0.5*[.AC12]*(([.AC5]-[.AB5])/([.AC1]-[.AB1]))^2" office:value-type="float" office:value="0.000000122210159559385" calcext:value-type="float">
            <text:p>1.22210159559385E-07</text:p>
          </table:table-cell>
          <table:table-cell table:formula="of:=0.5*[.AD12]*(([.AD5]-[.AC5])/([.AD1]-[.AC1]))^2" office:value-type="float" office:value="0.000000127693576321395" calcext:value-type="float">
            <text:p>1.27693576321395E-07</text:p>
          </table:table-cell>
          <table:table-cell table:formula="of:=0.5*[.AE12]*(([.AE5]-[.AD5])/([.AE1]-[.AD1]))^2" office:value-type="float" office:value="0.000000564329316002683" calcext:value-type="float">
            <text:p>5.64329316002683E-07</text:p>
          </table:table-cell>
          <table:table-cell table:formula="of:=0.5*[.AF12]*(([.AF5]-[.AE5])/([.AF1]-[.AE1]))^2" office:value-type="float" office:value="0.000000019466765694792" calcext:value-type="float">
            <text:p>1.9466765694792E-08</text:p>
          </table:table-cell>
          <table:table-cell table:formula="of:=0.5*[.AG12]*(([.AG5]-[.AF5])/([.AG1]-[.AF1]))^2" office:value-type="float" office:value="0.00000318815082092104" calcext:value-type="float">
            <text:p>3.18815082092104E-06</text:p>
          </table:table-cell>
          <table:table-cell table:formula="of:=0.5*[.AH12]*(([.AH5]-[.AG5])/([.AH1]-[.AG1]))^2" office:value-type="float" office:value="0.00000597003309485351" calcext:value-type="float">
            <text:p>5.97003309485351E-06</text:p>
          </table:table-cell>
          <table:table-cell table:formula="of:=0.5*[.AI12]*(([.AI5]-[.AH5])/([.AI1]-[.AH1]))^2" office:value-type="float" office:value="0.00000719892264875854" calcext:value-type="float">
            <text:p>7.19892264875854E-06</text:p>
          </table:table-cell>
          <table:table-cell table:formula="of:=0.5*[.AJ12]*(([.AJ5]-[.AI5])/([.AJ1]-[.AI1]))^2" office:value-type="float" office:value="0.00000725235317027275" calcext:value-type="float">
            <text:p>7.25235317027275E-06</text:p>
          </table:table-cell>
          <table:table-cell table:formula="of:=0.5*[.AK12]*(([.AK5]-[.AJ5])/([.AK1]-[.AJ1]))^2" office:value-type="float" office:value="0.000032286417932081" calcext:value-type="float">
            <text:p>3.2286417932081E-05</text:p>
          </table:table-cell>
          <table:table-cell table:formula="of:=0.5*[.AL12]*(([.AL5]-[.AK5])/([.AL1]-[.AK1]))^2" office:value-type="float" office:value="0.00000351994773009906" calcext:value-type="float">
            <text:p>3.51994773009906E-06</text:p>
          </table:table-cell>
          <table:table-cell table:formula="of:=0.5*[.AM12]*(([.AM5]-[.AL5])/([.AM1]-[.AL1]))^2" office:value-type="float" office:value="0.0000181268690927991" calcext:value-type="float">
            <text:p>1.81268690927991E-05</text:p>
          </table:table-cell>
          <table:table-cell table:formula="of:=0.5*[.AN12]*(([.AN5]-[.AM5])/([.AN1]-[.AM1]))^2" office:value-type="float" office:value="0.000045694004455068" calcext:value-type="float">
            <text:p>4.5694004455068E-05</text:p>
          </table:table-cell>
          <table:table-cell table:formula="of:=0.5*[.AO12]*(([.AO5]-[.AN5])/([.AO1]-[.AN1]))^2" office:value-type="float" office:value="0.000000724760302800055" calcext:value-type="float">
            <text:p>7.24760302800055E-07</text:p>
          </table:table-cell>
          <table:table-cell table:formula="of:=0.5*[.AP12]*(([.AP5]-[.AO5])/([.AP1]-[.AO1]))^2" office:value-type="float" office:value="0.0000156613172968385" calcext:value-type="float">
            <text:p>1.56613172968385E-05</text:p>
          </table:table-cell>
          <table:table-cell table:formula="of:=0.5*[.AQ12]*(([.AQ5]-[.AP5])/([.AQ1]-[.AP1]))^2" office:value-type="float" office:value="0.00000383291144112882" calcext:value-type="float">
            <text:p>3.83291144112882E-06</text:p>
          </table:table-cell>
          <table:table-cell table:formula="of:=0.5*[.AR12]*(([.AR5]-[.AQ5])/([.AR1]-[.AQ1]))^2" office:value-type="float" office:value="0.00000307163814323311" calcext:value-type="float">
            <text:p>3.07163814323311E-06</text:p>
          </table:table-cell>
          <table:table-cell table:formula="of:=0.5*[.AS12]*(([.AS5]-[.AR5])/([.AS1]-[.AR1]))^2" office:value-type="float" office:value="0.0000000157261388461398" calcext:value-type="float">
            <text:p>1.57261388461398E-08</text:p>
          </table:table-cell>
          <table:table-cell table:formula="of:=0.5*[.AT12]*(([.AT5]-[.AS5])/([.AT1]-[.AS1]))^2" office:value-type="float" office:value="0.0000173080220603743" calcext:value-type="float">
            <text:p>1.73080220603743E-05</text:p>
          </table:table-cell>
          <table:table-cell table:formula="of:=0.5*[.AU12]*(([.AU5]-[.AT5])/([.AU1]-[.AT1]))^2" office:value-type="float" office:value="0.00000613224945398726" calcext:value-type="float">
            <text:p>6.13224945398726E-06</text:p>
          </table:table-cell>
          <table:table-cell table:formula="of:=0.5*[.AV12]*(([.AV5]-[.AU5])/([.AV1]-[.AU1]))^2" office:value-type="float" office:value="0.00000556670109381205" calcext:value-type="float">
            <text:p>5.56670109381205E-06</text:p>
          </table:table-cell>
          <table:table-cell table:formula="of:=0.5*[.AW12]*(([.AW5]-[.AV5])/([.AW1]-[.AV1]))^2" office:value-type="float" office:value="0.000000776315931308305" calcext:value-type="float">
            <text:p>7.76315931308305E-07</text:p>
          </table:table-cell>
          <table:table-cell table:formula="of:=0.5*[.AX12]*(([.AX5]-[.AW5])/([.AX1]-[.AW1]))^2" office:value-type="float" office:value="0.0000000249129543244922" calcext:value-type="float">
            <text:p>2.49129543244922E-08</text:p>
          </table:table-cell>
          <table:table-cell table:formula="of:=0.5*[.AY12]*(([.AY5]-[.AX5])/([.AY1]-[.AX1]))^2" office:value-type="float" office:value="0.00000446626973744344" calcext:value-type="float">
            <text:p>4.46626973744344E-06</text:p>
          </table:table-cell>
          <table:table-cell table:formula="of:=0.5*[.AZ12]*(([.AZ5]-[.AY5])/([.AZ1]-[.AY1]))^2" office:value-type="float" office:value="0.00000288652120696219" calcext:value-type="float">
            <text:p>2.88652120696219E-06</text:p>
          </table:table-cell>
          <table:table-cell table:formula="of:=0.5*[.BA12]*(([.BA5]-[.AZ5])/([.BA1]-[.AZ1]))^2" office:value-type="float" office:value="0.000000538710110677798" calcext:value-type="float">
            <text:p>5.38710110677798E-07</text:p>
          </table:table-cell>
          <table:table-cell table:formula="of:=0.5*[.BB12]*(([.BB5]-[.BA5])/([.BB1]-[.BA1]))^2" office:value-type="float" office:value="0.00000456983862409665" calcext:value-type="float">
            <text:p>4.56983862409665E-06</text:p>
          </table:table-cell>
          <table:table-cell table:formula="of:=0.5*[.BC12]*(([.BC5]-[.BB5])/([.BC1]-[.BB1]))^2" office:value-type="float" office:value="0.00000350808633650041" calcext:value-type="float">
            <text:p>3.50808633650041E-06</text:p>
          </table:table-cell>
          <table:table-cell table:formula="of:=0.5*[.BD12]*(([.BD5]-[.BC5])/([.BD1]-[.BC1]))^2" office:value-type="float" office:value="0.00000389066940376448" calcext:value-type="float">
            <text:p>3.89066940376448E-06</text:p>
          </table:table-cell>
          <table:table-cell table:formula="of:=0.5*[.BE12]*(([.BE5]-[.BD5])/([.BE1]-[.BD1]))^2" office:value-type="float" office:value="0.00174627770030573" calcext:value-type="float">
            <text:p>0.001746277700306</text:p>
          </table:table-cell>
          <table:table-cell table:formula="of:=0.5*[.BF12]*(([.BF5]-[.BE5])/([.BF1]-[.BE1]))^2" office:value-type="float" office:value="0.000821452673778365" calcext:value-type="float">
            <text:p>0.000821452673778</text:p>
          </table:table-cell>
          <table:table-cell table:formula="of:=0.5*[.BG12]*(([.BG5]-[.BF5])/([.BG1]-[.BF1]))^2" office:value-type="float" office:value="0.0000282390679915977" calcext:value-type="float">
            <text:p>2.82390679915977E-05</text:p>
          </table:table-cell>
          <table:table-cell table:formula="of:=0.5*[.BH12]*(([.BH5]-[.BG5])/([.BH1]-[.BG1]))^2" office:value-type="float" office:value="0.000234068332050389" calcext:value-type="float">
            <text:p>0.00023406833205</text:p>
          </table:table-cell>
          <table:table-cell table:formula="of:=0.5*[.BI12]*(([.BI5]-[.BH5])/([.BI1]-[.BH1]))^2" office:value-type="float" office:value="0.000703058306457952" calcext:value-type="float">
            <text:p>0.000703058306458</text:p>
          </table:table-cell>
          <table:table-cell table:formula="of:=0.5*[.BJ12]*(([.BJ5]-[.BI5])/([.BJ1]-[.BI1]))^2" office:value-type="float" office:value="0.00636240238557568" calcext:value-type="float">
            <text:p>0.006362402385576</text:p>
          </table:table-cell>
          <table:table-cell table:formula="of:=0.5*[.BK12]*(([.BK5]-[.BJ5])/([.BK1]-[.BJ1]))^2" office:value-type="float" office:value="0.00176371372628412" calcext:value-type="float">
            <text:p>0.001763713726284</text:p>
          </table:table-cell>
          <table:table-cell table:formula="of:=0.5*[.BL12]*(([.BL5]-[.BK5])/([.BL1]-[.BK1]))^2" office:value-type="float" office:value="0.0331452078449273" calcext:value-type="float">
            <text:p>0.033145207844927</text:p>
          </table:table-cell>
          <table:table-cell table:formula="of:=0.5*[.BM12]*(([.BM5]-[.BL5])/([.BM1]-[.BL1]))^2" office:value-type="float" office:value="0.0161710537973577" calcext:value-type="float">
            <text:p>0.016171053797358</text:p>
          </table:table-cell>
          <table:table-cell table:formula="of:=0.5*[.BN12]*(([.BN5]-[.BM5])/([.BN1]-[.BM1]))^2" office:value-type="float" office:value="0.0000292487327814692" calcext:value-type="float">
            <text:p>2.92487327814692E-05</text:p>
          </table:table-cell>
          <table:table-cell table:formula="of:=0.5*[.BO12]*(([.BO5]-[.BN5])/([.BO1]-[.BN1]))^2" office:value-type="float" office:value="0.00438207184119572" calcext:value-type="float">
            <text:p>0.004382071841196</text:p>
          </table:table-cell>
          <table:table-cell table:formula="of:=0.5*[.BP12]*(([.BP5]-[.BO5])/([.BP1]-[.BO1]))^2" office:value-type="float" office:value="0.00550568627901399" calcext:value-type="float">
            <text:p>0.005505686279014</text:p>
          </table:table-cell>
          <table:table-cell table:formula="of:=0.5*[.BQ12]*(([.BQ5]-[.BP5])/([.BQ1]-[.BP1]))^2" office:value-type="float" office:value="0.0051430249946541" calcext:value-type="float">
            <text:p>0.005143024994654</text:p>
          </table:table-cell>
          <table:table-cell table:formula="of:=0.5*[.BR12]*(([.BR5]-[.BQ5])/([.BR1]-[.BQ1]))^2" office:value-type="float" office:value="0.000222960132343203" calcext:value-type="float">
            <text:p>0.000222960132343</text:p>
          </table:table-cell>
          <table:table-cell table:formula="of:=0.5*[.BS12]*(([.BS5]-[.BR5])/([.BS1]-[.BR1]))^2" office:value-type="float" office:value="0.00000382851019536494" calcext:value-type="float">
            <text:p>3.82851019536494E-06</text:p>
          </table:table-cell>
          <table:table-cell table:formula="of:=0.5*[.BT12]*(([.BT5]-[.BS5])/([.BT1]-[.BS1]))^2" office:value-type="float" office:value="0.00116001208611271" calcext:value-type="float">
            <text:p>0.001160012086113</text:p>
          </table:table-cell>
          <table:table-cell table:formula="of:=0.5*[.BU12]*(([.BU5]-[.BT5])/([.BU1]-[.BT1]))^2" office:value-type="float" office:value="0.0361614548911762" calcext:value-type="float">
            <text:p>0.036161454891176</text:p>
          </table:table-cell>
          <table:table-cell table:formula="of:=0.5*[.BV12]*(([.BV5]-[.BU5])/([.BV1]-[.BU1]))^2" office:value-type="float" office:value="0.0493500653579163" calcext:value-type="float">
            <text:p>0.049350065357916</text:p>
          </table:table-cell>
          <table:table-cell table:formula="of:=0.5*[.BW12]*(([.BW5]-[.BV5])/([.BW1]-[.BV1]))^2" office:value-type="float" office:value="0.0177561769001457" calcext:value-type="float">
            <text:p>0.017756176900146</text:p>
          </table:table-cell>
          <table:table-cell table:formula="of:=0.5*[.BX12]*(([.BX5]-[.BW5])/([.BX1]-[.BW1]))^2" office:value-type="float" office:value="0.0000827076481968227" calcext:value-type="float">
            <text:p>8.27076481968227E-05</text:p>
          </table:table-cell>
          <table:table-cell table:formula="of:=0.5*[.BY12]*(([.BY5]-[.BX5])/([.BY1]-[.BX1]))^2" office:value-type="float" office:value="0.019335375308595" calcext:value-type="float">
            <text:p>0.019335375308595</text:p>
          </table:table-cell>
          <table:table-cell table:formula="of:=0.5*[.BZ12]*(([.BZ5]-[.BY5])/([.BZ1]-[.BY1]))^2" office:value-type="float" office:value="0.00256299559088494" calcext:value-type="float">
            <text:p>0.002562995590885</text:p>
          </table:table-cell>
          <table:table-cell table:formula="of:=0.5*[.CA12]*(([.CA5]-[.BZ5])/([.CA1]-[.BZ1]))^2" office:value-type="float" office:value="0.00208195200185957" calcext:value-type="float">
            <text:p>0.00208195200186</text:p>
          </table:table-cell>
          <table:table-cell table:formula="of:=0.5*[.CB12]*(([.CB5]-[.CA5])/([.CB1]-[.CA1]))^2" office:value-type="float" office:value="0.00531980430049565" calcext:value-type="float">
            <text:p>0.005319804300496</text:p>
          </table:table-cell>
          <table:table-cell table:formula="of:=0.5*[.CC12]*(([.CC5]-[.CB5])/([.CC1]-[.CB1]))^2" office:value-type="float" office:value="0.00105345398698879" calcext:value-type="float">
            <text:p>0.001053453986989</text:p>
          </table:table-cell>
          <table:table-cell table:formula="of:=0.5*[.CD12]*(([.CD5]-[.CC5])/([.CD1]-[.CC1]))^2" office:value-type="float" office:value="0.0700230130733952" calcext:value-type="float">
            <text:p>0.070023013073395</text:p>
          </table:table-cell>
          <table:table-cell table:formula="of:=0.5*[.CE12]*(([.CE5]-[.CD5])/([.CE1]-[.CD1]))^2" office:value-type="float" office:value="0.000308579646127397" calcext:value-type="float">
            <text:p>0.000308579646127</text:p>
          </table:table-cell>
          <table:table-cell table:formula="of:=0.5*[.CF12]*(([.CF5]-[.CE5])/([.CF1]-[.CE1]))^2" office:value-type="float" office:value="0.0136870793016012" calcext:value-type="float">
            <text:p>0.013687079301601</text:p>
          </table:table-cell>
          <table:table-cell table:formula="of:=0.5*[.CG12]*(([.CG5]-[.CF5])/([.CG1]-[.CF1]))^2" office:value-type="float" office:value="0.00143944988468676" calcext:value-type="float">
            <text:p>0.001439449884687</text:p>
          </table:table-cell>
          <table:table-cell table:formula="of:=0.5*[.CH12]*(([.CH5]-[.CG5])/([.CH1]-[.CG1]))^2" office:value-type="float" office:value="0.0357413923336956" calcext:value-type="float">
            <text:p>0.035741392333696</text:p>
          </table:table-cell>
          <table:table-cell table:formula="of:=0.5*[.CI12]*(([.CI5]-[.CH5])/([.CI1]-[.CH1]))^2" office:value-type="float" office:value="0.000815809588418463" calcext:value-type="float">
            <text:p>0.000815809588418</text:p>
          </table:table-cell>
          <table:table-cell table:formula="of:=0.5*[.CJ12]*(([.CJ5]-[.CI5])/([.CJ1]-[.CI1]))^2" office:value-type="float" office:value="0.0390701401157881" calcext:value-type="float">
            <text:p>0.039070140115788</text:p>
          </table:table-cell>
          <table:table-cell table:formula="of:=0.5*[.CK12]*(([.CK5]-[.CJ5])/([.CK1]-[.CJ1]))^2" office:value-type="float" office:value="0.0289413829732976" calcext:value-type="float">
            <text:p>0.028941382973298</text:p>
          </table:table-cell>
          <table:table-cell table:formula="of:=0.5*[.CL12]*(([.CL5]-[.CK5])/([.CL1]-[.CK1]))^2" office:value-type="float" office:value="0.000878261680778706" calcext:value-type="float">
            <text:p>0.000878261680779</text:p>
          </table:table-cell>
          <table:table-cell table:formula="of:=0.5*[.CM12]*(([.CM5]-[.CL5])/([.CM1]-[.CL1]))^2" office:value-type="float" office:value="0.000273895238311224" calcext:value-type="float">
            <text:p>0.000273895238311</text:p>
          </table:table-cell>
          <table:table-cell table:formula="of:=0.5*[.CN12]*(([.CN5]-[.CM5])/([.CN1]-[.CM1]))^2" office:value-type="float" office:value="0.110154691903303" calcext:value-type="float">
            <text:p>0.110154691903303</text:p>
          </table:table-cell>
          <table:table-cell table:formula="of:=0.5*[.CO12]*(([.CO5]-[.CN5])/([.CO1]-[.CN1]))^2" office:value-type="float" office:value="0.0219584006031669" calcext:value-type="float">
            <text:p>0.021958400603167</text:p>
          </table:table-cell>
          <table:table-cell table:formula="of:=0.5*[.CP12]*(([.CP5]-[.CO5])/([.CP1]-[.CO1]))^2" office:value-type="float" office:value="0.0226469885095052" calcext:value-type="float">
            <text:p>0.022646988509505</text:p>
          </table:table-cell>
          <table:table-cell table:formula="of:=0.5*[.CQ12]*(([.CQ5]-[.CP5])/([.CQ1]-[.CP1]))^2" office:value-type="float" office:value="0.0262839876499909" calcext:value-type="float">
            <text:p>0.026283987649991</text:p>
          </table:table-cell>
          <table:table-cell table:formula="of:=0.5*[.CR12]*(([.CR5]-[.CQ5])/([.CR1]-[.CQ1]))^2" office:value-type="float" office:value="0.116478349735436" calcext:value-type="float">
            <text:p>0.116478349735436</text:p>
          </table:table-cell>
          <table:table-cell table:formula="of:=0.5*[.CS12]*(([.CS5]-[.CR5])/([.CS1]-[.CR1]))^2" office:value-type="float" office:value="0.0157375321010253" calcext:value-type="float">
            <text:p>0.015737532101025</text:p>
          </table:table-cell>
          <table:table-cell table:formula="of:=0.5*[.CT12]*(([.CT5]-[.CS5])/([.CT1]-[.CS1]))^2" office:value-type="float" office:value="0.0046355743487153" calcext:value-type="float">
            <text:p>0.004635574348715</text:p>
          </table:table-cell>
          <table:table-cell table:formula="of:=0.5*[.CU12]*(([.CU5]-[.CT5])/([.CU1]-[.CT1]))^2" office:value-type="float" office:value="0.00574579470644136" calcext:value-type="float">
            <text:p>0.005745794706441</text:p>
          </table:table-cell>
          <table:table-cell table:formula="of:=0.5*[.CV12]*(([.CV5]-[.CU5])/([.CV1]-[.CU1]))^2" office:value-type="float" office:value="0.000480613546373539" calcext:value-type="float">
            <text:p>0.000480613546374</text:p>
          </table:table-cell>
          <table:table-cell table:formula="of:=0.5*[.CW12]*(([.CW5]-[.CV5])/([.CW1]-[.CV1]))^2" office:value-type="float" office:value="0.00627149098515659" calcext:value-type="float">
            <text:p>0.006271490985157</text:p>
          </table:table-cell>
          <table:table-cell table:formula="of:=0.5*[.CX12]*(([.CX5]-[.CW5])/([.CX1]-[.CW1]))^2" office:value-type="float" office:value="0.00147931979096231" calcext:value-type="float">
            <text:p>0.001479319790962</text:p>
          </table:table-cell>
          <table:table-cell table:formula="of:=0.5*[.CY12]*(([.CY5]-[.CX5])/([.CY1]-[.CX1]))^2" office:value-type="float" office:value="0.000187545048961844" calcext:value-type="float">
            <text:p>0.000187545048962</text:p>
          </table:table-cell>
          <table:table-cell table:formula="of:=0.5*[.CZ12]*(([.CZ5]-[.CY5])/([.CZ1]-[.CY1]))^2" office:value-type="float" office:value="0.0128623059266067" calcext:value-type="float">
            <text:p>0.012862305926607</text:p>
          </table:table-cell>
          <table:table-cell table:formula="of:=0.5*[.DA12]*(([.DA5]-[.CZ5])/([.DA1]-[.CZ1]))^2" office:value-type="float" office:value="0.00339212243121411" calcext:value-type="float">
            <text:p>0.003392122431214</text:p>
          </table:table-cell>
          <table:table-cell table:formula="of:=0.5*[.DB12]*(([.DB5]-[.DA5])/([.DB1]-[.DA1]))^2" office:value-type="float" office:value="0.0223887980796809" calcext:value-type="float">
            <text:p>0.022388798079681</text:p>
          </table:table-cell>
          <table:table-cell table:formula="of:=0.5*[.DC12]*(([.DC5]-[.DB5])/([.DC1]-[.DB1]))^2" office:value-type="float" office:value="0.0338932755469123" calcext:value-type="float">
            <text:p>0.033893275546912</text:p>
          </table:table-cell>
          <table:table-cell table:formula="of:=0.5*[.DD12]*(([.DD5]-[.DC5])/([.DD1]-[.DC1]))^2" office:value-type="float" office:value="0.00820362581781422" calcext:value-type="float">
            <text:p>0.008203625817814</text:p>
          </table:table-cell>
          <table:table-cell table:formula="of:=0.5*[.DE12]*(([.DE5]-[.DD5])/([.DE1]-[.DD1]))^2" office:value-type="float" office:value="0.00120825870537301" calcext:value-type="float">
            <text:p>0.001208258705373</text:p>
          </table:table-cell>
          <table:table-cell table:formula="of:=0.5*[.DF12]*(([.DF5]-[.DE5])/([.DF1]-[.DE1]))^2" office:value-type="float" office:value="0.016804148620052" calcext:value-type="float">
            <text:p>0.016804148620052</text:p>
          </table:table-cell>
          <table:table-cell table:formula="of:=0.5*[.DG12]*(([.DG5]-[.DF5])/([.DG1]-[.DF1]))^2" office:value-type="float" office:value="0.0700421763876826" calcext:value-type="float">
            <text:p>0.070042176387683</text:p>
          </table:table-cell>
          <table:table-cell table:formula="of:=0.5*[.DH12]*(([.DH5]-[.DG5])/([.DH1]-[.DG1]))^2" office:value-type="float" office:value="0.0487826455051594" calcext:value-type="float">
            <text:p>0.048782645505159</text:p>
          </table:table-cell>
          <table:table-cell table:formula="of:=0.5*[.DI12]*(([.DI5]-[.DH5])/([.DI1]-[.DH1]))^2" office:value-type="float" office:value="0.00834285099473513" calcext:value-type="float">
            <text:p>0.008342850994735</text:p>
          </table:table-cell>
          <table:table-cell table:formula="of:=0.5*[.DJ12]*(([.DJ5]-[.DI5])/([.DJ1]-[.DI1]))^2" office:value-type="float" office:value="0.0229201456929483" calcext:value-type="float">
            <text:p>0.022920145692948</text:p>
          </table:table-cell>
          <table:table-cell table:formula="of:=0.5*[.DK12]*(([.DK5]-[.DJ5])/([.DK1]-[.DJ1]))^2" office:value-type="float" office:value="0.0284529827984303" calcext:value-type="float">
            <text:p>0.02845298279843</text:p>
          </table:table-cell>
          <table:table-cell table:formula="of:=0.5*[.DL12]*(([.DL5]-[.DK5])/([.DL1]-[.DK1]))^2" office:value-type="float" office:value="0.0780892318115825" calcext:value-type="float">
            <text:p>0.078089231811583</text:p>
          </table:table-cell>
          <table:table-cell table:formula="of:=0.5*[.DM12]*(([.DM5]-[.DL5])/([.DM1]-[.DL1]))^2" office:value-type="float" office:value="0.046481842858396" calcext:value-type="float">
            <text:p>0.046481842858396</text:p>
          </table:table-cell>
          <table:table-cell table:formula="of:=0.5*[.DN12]*(([.DN5]-[.DM5])/([.DN1]-[.DM1]))^2" office:value-type="float" office:value="0.0112960688722449" calcext:value-type="float">
            <text:p>0.011296068872245</text:p>
          </table:table-cell>
          <table:table-cell table:formula="of:=0.5*[.DO12]*(([.DO5]-[.DN5])/([.DO1]-[.DN1]))^2" office:value-type="float" office:value="0.00425771506268049" calcext:value-type="float">
            <text:p>0.00425771506268</text:p>
          </table:table-cell>
          <table:table-cell table:formula="of:=0.5*[.DP12]*(([.DP5]-[.DO5])/([.DP1]-[.DO1]))^2" office:value-type="float" office:value="0.0152696257712227" calcext:value-type="float">
            <text:p>0.015269625771223</text:p>
          </table:table-cell>
          <table:table-cell table:formula="of:=0.5*[.DQ12]*(([.DQ5]-[.DP5])/([.DQ1]-[.DP1]))^2" office:value-type="float" office:value="0.0172897254614513" calcext:value-type="float">
            <text:p>0.017289725461451</text:p>
          </table:table-cell>
          <table:table-cell table:formula="of:=0.5*[.DR12]*(([.DR5]-[.DQ5])/([.DR1]-[.DQ1]))^2" office:value-type="float" office:value="0.00380212714661033" calcext:value-type="float">
            <text:p>0.00380212714661</text:p>
          </table:table-cell>
          <table:table-cell table:formula="of:=0.5*[.DS12]*(([.DS5]-[.DR5])/([.DS1]-[.DR1]))^2" office:value-type="float" office:value="0.0121775364320986" calcext:value-type="float">
            <text:p>0.012177536432099</text:p>
          </table:table-cell>
          <table:table-cell table:formula="of:=0.5*[.DT12]*(([.DT5]-[.DS5])/([.DT1]-[.DS1]))^2" office:value-type="float" office:value="0.000173418205085085" calcext:value-type="float">
            <text:p>0.000173418205085</text:p>
          </table:table-cell>
          <table:table-cell table:formula="of:=0.5*[.DU12]*(([.DU5]-[.DT5])/([.DU1]-[.DT1]))^2" office:value-type="float" office:value="0.0258029332763312" calcext:value-type="float">
            <text:p>0.025802933276331</text:p>
          </table:table-cell>
          <table:table-cell table:formula="of:=0.5*[.DV12]*(([.DV5]-[.DU5])/([.DV1]-[.DU1]))^2" office:value-type="float" office:value="0.02047741062872" calcext:value-type="float">
            <text:p>0.02047741062872</text:p>
          </table:table-cell>
          <table:table-cell table:formula="of:=0.5*[.DW12]*(([.DW5]-[.DV5])/([.DW1]-[.DV1]))^2" office:value-type="float" office:value="0.0000249515780833684" calcext:value-type="float">
            <text:p>2.49515780833684E-05</text:p>
          </table:table-cell>
          <table:table-cell table:formula="of:=0.5*[.DX12]*(([.DX5]-[.DW5])/([.DX1]-[.DW1]))^2" office:value-type="float" office:value="0.000217730827844629" calcext:value-type="float">
            <text:p>0.000217730827845</text:p>
          </table:table-cell>
          <table:table-cell table:formula="of:=0.5*[.DY12]*(([.DY5]-[.DX5])/([.DY1]-[.DX1]))^2" office:value-type="float" office:value="0.00000551651425883757" calcext:value-type="float">
            <text:p>5.51651425883757E-06</text:p>
          </table:table-cell>
          <table:table-cell table:formula="of:=0.5*[.DZ12]*(([.DZ5]-[.DY5])/([.DZ1]-[.DY1]))^2" office:value-type="float" office:value="0.00114809301708188" calcext:value-type="float">
            <text:p>0.001148093017082</text:p>
          </table:table-cell>
          <table:table-cell table:formula="of:=0.5*[.EA12]*(([.EA5]-[.DZ5])/([.EA1]-[.DZ1]))^2" office:value-type="float" office:value="0.00103720628794407" calcext:value-type="float">
            <text:p>0.001037206287944</text:p>
          </table:table-cell>
          <table:table-cell table:formula="of:=0.5*[.EB12]*(([.EB5]-[.EA5])/([.EB1]-[.EA1]))^2" office:value-type="float" office:value="0.00521919726572393" calcext:value-type="float">
            <text:p>0.005219197265724</text:p>
          </table:table-cell>
          <table:table-cell table:formula="of:=0.5*[.EC12]*(([.EC5]-[.EB5])/([.EC1]-[.EB1]))^2" office:value-type="float" office:value="0.00461763171399085" calcext:value-type="float">
            <text:p>0.004617631713991</text:p>
          </table:table-cell>
          <table:table-cell table:formula="of:=0.5*[.ED12]*(([.ED5]-[.EC5])/([.ED1]-[.EC1]))^2" office:value-type="float" office:value="0.000795523682269647" calcext:value-type="float">
            <text:p>0.00079552368227</text:p>
          </table:table-cell>
          <table:table-cell table:formula="of:=0.5*[.EE12]*(([.EE5]-[.ED5])/([.EE1]-[.ED1]))^2" office:value-type="float" office:value="0.0159837568228842" calcext:value-type="float">
            <text:p>0.015983756822884</text:p>
          </table:table-cell>
          <table:table-cell table:formula="of:=0.5*[.EF12]*(([.EF5]-[.EE5])/([.EF1]-[.EE1]))^2" office:value-type="float" office:value="0.00662925293412093" calcext:value-type="float">
            <text:p>0.006629252934121</text:p>
          </table:table-cell>
          <table:table-cell table:formula="of:=0.5*[.EG12]*(([.EG5]-[.EF5])/([.EG1]-[.EF1]))^2" office:value-type="float" office:value="0.0601744958541199" calcext:value-type="float">
            <text:p>0.06017449585412</text:p>
          </table:table-cell>
          <table:table-cell table:formula="of:=0.5*[.EH12]*(([.EH5]-[.EG5])/([.EH1]-[.EG1]))^2" office:value-type="float" office:value="0.0294172441785136" calcext:value-type="float">
            <text:p>0.029417244178514</text:p>
          </table:table-cell>
          <table:table-cell table:formula="of:=0.5*[.EI12]*(([.EI5]-[.EH5])/([.EI1]-[.EH1]))^2" office:value-type="float" office:value="0.0274738028254489" calcext:value-type="float">
            <text:p>0.027473802825449</text:p>
          </table:table-cell>
          <table:table-cell table:formula="of:=0.5*[.EJ12]*(([.EJ5]-[.EI5])/([.EJ1]-[.EI1]))^2" office:value-type="float" office:value="0.00342847475289124" calcext:value-type="float">
            <text:p>0.003428474752891</text:p>
          </table:table-cell>
          <table:table-cell table:formula="of:=0.5*[.EK12]*(([.EK5]-[.EJ5])/([.EK1]-[.EJ1]))^2" office:value-type="float" office:value="0.00566039543306088" calcext:value-type="float">
            <text:p>0.005660395433061</text:p>
          </table:table-cell>
          <table:table-cell table:formula="of:=0.5*[.EL12]*(([.EL5]-[.EK5])/([.EL1]-[.EK1]))^2" office:value-type="float" office:value="0.0163847177965905" calcext:value-type="float">
            <text:p>0.016384717796591</text:p>
          </table:table-cell>
          <table:table-cell table:formula="of:=0.5*[.EM12]*(([.EM5]-[.EL5])/([.EM1]-[.EL1]))^2" office:value-type="float" office:value="0.0270149863946346" calcext:value-type="float">
            <text:p>0.027014986394635</text:p>
          </table:table-cell>
          <table:table-cell table:formula="of:=0.5*[.EN12]*(([.EN5]-[.EM5])/([.EN1]-[.EM1]))^2" office:value-type="float" office:value="0.0371169519865735" calcext:value-type="float">
            <text:p>0.037116951986574</text:p>
          </table:table-cell>
          <table:table-cell table:formula="of:=0.5*[.EO12]*(([.EO5]-[.EN5])/([.EO1]-[.EN1]))^2" office:value-type="float" office:value="0.0252286888616363" calcext:value-type="float">
            <text:p>0.025228688861636</text:p>
          </table:table-cell>
          <table:table-cell table:formula="of:=0.5*[.EP12]*(([.EP5]-[.EO5])/([.EP1]-[.EO1]))^2" office:value-type="float" office:value="0.0000362261292284193" calcext:value-type="float">
            <text:p>3.62261292284193E-05</text:p>
          </table:table-cell>
          <table:table-cell table:formula="of:=0.5*[.EQ12]*(([.EQ5]-[.EP5])/([.EQ1]-[.EP1]))^2" office:value-type="float" office:value="0.0301642781879964" calcext:value-type="float">
            <text:p>0.030164278187996</text:p>
          </table:table-cell>
          <table:table-cell table:formula="of:=0.5*[.ER12]*(([.ER5]-[.EQ5])/([.ER1]-[.EQ1]))^2" office:value-type="float" office:value="0.0462770394233834" calcext:value-type="float">
            <text:p>0.046277039423383</text:p>
          </table:table-cell>
          <table:table-cell table:formula="of:=0.5*[.ES12]*(([.ES5]-[.ER5])/([.ES1]-[.ER1]))^2" office:value-type="float" office:value="0.0627019563412721" calcext:value-type="float">
            <text:p>0.062701956341272</text:p>
          </table:table-cell>
          <table:table-cell table:formula="of:=0.5*[.ET12]*(([.ET5]-[.ES5])/([.ET1]-[.ES1]))^2" office:value-type="float" office:value="0.00335140492791907" calcext:value-type="float">
            <text:p>0.003351404927919</text:p>
          </table:table-cell>
          <table:table-cell table:formula="of:=0.5*[.EU12]*(([.EU5]-[.ET5])/([.EU1]-[.ET1]))^2" office:value-type="float" office:value="0.148503394101413" calcext:value-type="float">
            <text:p>0.148503394101413</text:p>
          </table:table-cell>
          <table:table-cell table:formula="of:=0.5*[.EV12]*(([.EV5]-[.EU5])/([.EV1]-[.EU1]))^2" office:value-type="float" office:value="0.00376525273544991" calcext:value-type="float">
            <text:p>0.00376525273545</text:p>
          </table:table-cell>
          <table:table-cell table:formula="of:=0.5*[.EW12]*(([.EW5]-[.EV5])/([.EW1]-[.EV1]))^2" office:value-type="float" office:value="0.00320095663305609" calcext:value-type="float">
            <text:p>0.003200956633056</text:p>
          </table:table-cell>
          <table:table-cell table:formula="of:=0.5*[.EX12]*(([.EX5]-[.EW5])/([.EX1]-[.EW1]))^2" office:value-type="float" office:value="0.000448433945356316" calcext:value-type="float">
            <text:p>0.000448433945356</text:p>
          </table:table-cell>
          <table:table-cell table:formula="of:=0.5*[.EY12]*(([.EY5]-[.EX5])/([.EY1]-[.EX1]))^2" office:value-type="float" office:value="0.00434493554038349" calcext:value-type="float">
            <text:p>0.004344935540384</text:p>
          </table:table-cell>
          <table:table-cell table:formula="of:=0.5*[.EZ12]*(([.EZ5]-[.EY5])/([.EZ1]-[.EY1]))^2" office:value-type="float" office:value="0.00019178759371957" calcext:value-type="float">
            <text:p>0.00019178759372</text:p>
          </table:table-cell>
          <table:table-cell table:formula="of:=0.5*[.FA12]*(([.FA5]-[.EZ5])/([.FA1]-[.EZ1]))^2" office:value-type="float" office:value="0.000832916490903507" calcext:value-type="float">
            <text:p>0.000832916490904</text:p>
          </table:table-cell>
          <table:table-cell table:formula="of:=0.5*[.FB12]*(([.FB5]-[.FA5])/([.FB1]-[.FA1]))^2" office:value-type="float" office:value="0.00287019393103089" calcext:value-type="float">
            <text:p>0.002870193931031</text:p>
          </table:table-cell>
          <table:table-cell table:formula="of:=0.5*[.FC12]*(([.FC5]-[.FB5])/([.FC1]-[.FB1]))^2" office:value-type="float" office:value="0.00490302290486628" calcext:value-type="float">
            <text:p>0.004903022904866</text:p>
          </table:table-cell>
          <table:table-cell table:formula="of:=0.5*[.FD12]*(([.FD5]-[.FC5])/([.FD1]-[.FC1]))^2" office:value-type="float" office:value="0.0200511460537769" calcext:value-type="float">
            <text:p>0.020051146053777</text:p>
          </table:table-cell>
          <table:table-cell table:formula="of:=0.5*[.FE12]*(([.FE5]-[.FD5])/([.FE1]-[.FD1]))^2" office:value-type="float" office:value="0.0178201803916609" calcext:value-type="float">
            <text:p>0.017820180391661</text:p>
          </table:table-cell>
          <table:table-cell table:formula="of:=0.5*[.FF12]*(([.FF5]-[.FE5])/([.FF1]-[.FE1]))^2" office:value-type="float" office:value="0.0677633772940724" calcext:value-type="float">
            <text:p>0.067763377294072</text:p>
          </table:table-cell>
          <table:table-cell table:formula="of:=0.5*[.FG12]*(([.FG5]-[.FF5])/([.FG1]-[.FF1]))^2" office:value-type="float" office:value="0.00123852256406256" calcext:value-type="float">
            <text:p>0.001238522564063</text:p>
          </table:table-cell>
          <table:table-cell table:formula="of:=0.5*[.FH12]*(([.FH5]-[.FG5])/([.FH1]-[.FG1]))^2" office:value-type="float" office:value="0.0186321633647303" calcext:value-type="float">
            <text:p>0.01863216336473</text:p>
          </table:table-cell>
          <table:table-cell table:formula="of:=0.5*[.FI12]*(([.FI5]-[.FH5])/([.FI1]-[.FH1]))^2" office:value-type="float" office:value="0.0211323689513926" calcext:value-type="float">
            <text:p>0.021132368951393</text:p>
          </table:table-cell>
          <table:table-cell table:formula="of:=0.5*[.FJ12]*(([.FJ5]-[.FI5])/([.FJ1]-[.FI1]))^2" office:value-type="float" office:value="0.000842089793696779" calcext:value-type="float">
            <text:p>0.000842089793697</text:p>
          </table:table-cell>
          <table:table-cell table:formula="of:=0.5*[.FK12]*(([.FK5]-[.FJ5])/([.FK1]-[.FJ1]))^2" office:value-type="float" office:value="0.00866563640803969" calcext:value-type="float">
            <text:p>0.00866563640804</text:p>
          </table:table-cell>
          <table:table-cell table:formula="of:=0.5*[.FL12]*(([.FL5]-[.FK5])/([.FL1]-[.FK1]))^2" office:value-type="float" office:value="0.0676636686586428" calcext:value-type="float">
            <text:p>0.067663668658643</text:p>
          </table:table-cell>
          <table:table-cell table:formula="of:=0.5*[.FM12]*(([.FM5]-[.FL5])/([.FM1]-[.FL1]))^2" office:value-type="float" office:value="0.00415396121262298" calcext:value-type="float">
            <text:p>0.004153961212623</text:p>
          </table:table-cell>
          <table:table-cell table:formula="of:=0.5*[.FN12]*(([.FN5]-[.FM5])/([.FN1]-[.FM1]))^2" office:value-type="float" office:value="0.0753614620461897" calcext:value-type="float">
            <text:p>0.07536146204619</text:p>
          </table:table-cell>
          <table:table-cell table:formula="of:=0.5*[.FO12]*(([.FO5]-[.FN5])/([.FO1]-[.FN1]))^2" office:value-type="float" office:value="0.0285435649187139" calcext:value-type="float">
            <text:p>0.028543564918714</text:p>
          </table:table-cell>
          <table:table-cell table:formula="of:=0.5*[.FP12]*(([.FP5]-[.FO5])/([.FP1]-[.FO1]))^2" office:value-type="float" office:value="0.0838275835117276" calcext:value-type="float">
            <text:p>0.083827583511728</text:p>
          </table:table-cell>
          <table:table-cell table:formula="of:=0.5*[.FQ12]*(([.FQ5]-[.FP5])/([.FQ1]-[.FP1]))^2" office:value-type="float" office:value="0.0182523418759497" calcext:value-type="float">
            <text:p>0.01825234187595</text:p>
          </table:table-cell>
          <table:table-cell table:formula="of:=0.5*[.FR12]*(([.FR5]-[.FQ5])/([.FR1]-[.FQ1]))^2" office:value-type="float" office:value="0.0012330794178633" calcext:value-type="float">
            <text:p>0.001233079417863</text:p>
          </table:table-cell>
          <table:table-cell table:formula="of:=0.5*[.FS12]*(([.FS5]-[.FR5])/([.FS1]-[.FR1]))^2" office:value-type="float" office:value="0.000983743529201529" calcext:value-type="float">
            <text:p>0.000983743529202</text:p>
          </table:table-cell>
          <table:table-cell table:formula="of:=0.5*[.FT12]*(([.FT5]-[.FS5])/([.FT1]-[.FS1]))^2" office:value-type="float" office:value="0.0599777118614462" calcext:value-type="float">
            <text:p>0.059977711861446</text:p>
          </table:table-cell>
          <table:table-cell table:formula="of:=0.5*[.FU12]*(([.FU5]-[.FT5])/([.FU1]-[.FT1]))^2" office:value-type="float" office:value="0.0475287238818604" calcext:value-type="float">
            <text:p>0.047528723881861</text:p>
          </table:table-cell>
          <table:table-cell table:formula="of:=0.5*[.FV12]*(([.FV5]-[.FU5])/([.FV1]-[.FU1]))^2" office:value-type="float" office:value="0.0386803895683573" calcext:value-type="float">
            <text:p>0.038680389568357</text:p>
          </table:table-cell>
          <table:table-cell table:formula="of:=0.5*[.FW12]*(([.FW5]-[.FV5])/([.FW1]-[.FV1]))^2" office:value-type="float" office:value="0.00501430411277432" calcext:value-type="float">
            <text:p>0.005014304112774</text:p>
          </table:table-cell>
          <table:table-cell table:formula="of:=0.5*[.FX12]*(([.FX5]-[.FW5])/([.FX1]-[.FW1]))^2" office:value-type="float" office:value="0.00295119088265357" calcext:value-type="float">
            <text:p>0.002951190882654</text:p>
          </table:table-cell>
          <table:table-cell table:formula="of:=0.5*[.FY12]*(([.FY5]-[.FX5])/([.FY1]-[.FX1]))^2" office:value-type="float" office:value="0.00378731156645966" calcext:value-type="float">
            <text:p>0.00378731156646</text:p>
          </table:table-cell>
          <table:table-cell table:formula="of:=0.5*[.FZ12]*(([.FZ5]-[.FY5])/([.FZ1]-[.FY1]))^2" office:value-type="float" office:value="0.0022797268912855" calcext:value-type="float">
            <text:p>0.002279726891286</text:p>
          </table:table-cell>
          <table:table-cell table:formula="of:=0.5*[.GA12]*(([.GA5]-[.FZ5])/([.GA1]-[.FZ1]))^2" office:value-type="float" office:value="0.0000762383180685746" calcext:value-type="float">
            <text:p>7.62383180685746E-05</text:p>
          </table:table-cell>
          <table:table-cell table:formula="of:=0.5*[.GB12]*(([.GB5]-[.GA5])/([.GB1]-[.GA1]))^2" office:value-type="float" office:value="0.0229903411020798" calcext:value-type="float">
            <text:p>0.02299034110208</text:p>
          </table:table-cell>
          <table:table-cell table:formula="of:=0.5*[.GC12]*(([.GC5]-[.GB5])/([.GC1]-[.GB1]))^2" office:value-type="float" office:value="0.0604849925384427" calcext:value-type="float">
            <text:p>0.060484992538443</text:p>
          </table:table-cell>
          <table:table-cell table:formula="of:=0.5*[.GD12]*(([.GD5]-[.GC5])/([.GD1]-[.GC1]))^2" office:value-type="float" office:value="0.00367988007748817" calcext:value-type="float">
            <text:p>0.003679880077488</text:p>
          </table:table-cell>
          <table:table-cell table:formula="of:=0.5*[.GE12]*(([.GE5]-[.GD5])/([.GE1]-[.GD1]))^2" office:value-type="float" office:value="0.00403142282325966" calcext:value-type="float">
            <text:p>0.00403142282326</text:p>
          </table:table-cell>
          <table:table-cell table:formula="of:=0.5*[.GF12]*(([.GF5]-[.GE5])/([.GF1]-[.GE1]))^2" office:value-type="float" office:value="0.00211352045906263" calcext:value-type="float">
            <text:p>0.002113520459063</text:p>
          </table:table-cell>
          <table:table-cell table:formula="of:=0.5*[.GG12]*(([.GG5]-[.GF5])/([.GG1]-[.GF1]))^2" office:value-type="float" office:value="0.0273616963034056" calcext:value-type="float">
            <text:p>0.027361696303406</text:p>
          </table:table-cell>
          <table:table-cell table:formula="of:=0.5*[.GH12]*(([.GH5]-[.GG5])/([.GH1]-[.GG1]))^2" office:value-type="float" office:value="0.00792626639594882" calcext:value-type="float">
            <text:p>0.007926266395949</text:p>
          </table:table-cell>
          <table:table-cell table:formula="of:=0.5*[.GI12]*(([.GI5]-[.GH5])/([.GI1]-[.GH1]))^2" office:value-type="float" office:value="0.00283594607766431" calcext:value-type="float">
            <text:p>0.002835946077664</text:p>
          </table:table-cell>
          <table:table-cell table:formula="of:=0.5*[.GJ12]*(([.GJ5]-[.GI5])/([.GJ1]-[.GI1]))^2" office:value-type="float" office:value="0.00162993918050448" calcext:value-type="float">
            <text:p>0.001629939180504</text:p>
          </table:table-cell>
          <table:table-cell table:formula="of:=0.5*[.GK12]*(([.GK5]-[.GJ5])/([.GK1]-[.GJ1]))^2" office:value-type="float" office:value="0.0464592708672206" calcext:value-type="float">
            <text:p>0.046459270867221</text:p>
          </table:table-cell>
          <table:table-cell table:formula="of:=0.5*[.GL12]*(([.GL5]-[.GK5])/([.GL1]-[.GK1]))^2" office:value-type="float" office:value="0.0088921157547066" calcext:value-type="float">
            <text:p>0.008892115754707</text:p>
          </table:table-cell>
          <table:table-cell table:formula="of:=0.5*[.GM12]*(([.GM5]-[.GL5])/([.GM1]-[.GL1]))^2" office:value-type="float" office:value="0.061879853035097" calcext:value-type="float">
            <text:p>0.061879853035097</text:p>
          </table:table-cell>
          <table:table-cell table:formula="of:=0.5*[.GN12]*(([.GN5]-[.GM5])/([.GN1]-[.GM1]))^2" office:value-type="float" office:value="0.0000713769468792709" calcext:value-type="float">
            <text:p>7.13769468792709E-05</text:p>
          </table:table-cell>
          <table:table-cell table:formula="of:=0.5*[.GO12]*(([.GO5]-[.GN5])/([.GO1]-[.GN1]))^2" office:value-type="float" office:value="0.0000128859361387168" calcext:value-type="float">
            <text:p>1.28859361387168E-05</text:p>
          </table:table-cell>
          <table:table-cell table:formula="of:=0.5*[.GP12]*(([.GP5]-[.GO5])/([.GP1]-[.GO1]))^2" office:value-type="float" office:value="0.000248461715426212" calcext:value-type="float">
            <text:p>0.000248461715426</text:p>
          </table:table-cell>
          <table:table-cell table:formula="of:=0.5*[.GQ12]*(([.GQ5]-[.GP5])/([.GQ1]-[.GP1]))^2" office:value-type="float" office:value="0.0451867409493909" calcext:value-type="float">
            <text:p>0.045186740949391</text:p>
          </table:table-cell>
          <table:table-cell table:formula="of:=0.5*[.GR12]*(([.GR5]-[.GQ5])/([.GR1]-[.GQ1]))^2" office:value-type="float" office:value="0.00509304806070646" calcext:value-type="float">
            <text:p>0.005093048060706</text:p>
          </table:table-cell>
          <table:table-cell table:formula="of:=0.5*[.GS12]*(([.GS5]-[.GR5])/([.GS1]-[.GR1]))^2" office:value-type="float" office:value="0.018958052025147" calcext:value-type="float">
            <text:p>0.018958052025147</text:p>
          </table:table-cell>
          <table:table-cell table:formula="of:=0.5*[.GT12]*(([.GT5]-[.GS5])/([.GT1]-[.GS1]))^2" office:value-type="float" office:value="0.0704772955977791" calcext:value-type="float">
            <text:p>0.070477295597779</text:p>
          </table:table-cell>
          <table:table-cell table:formula="of:=0.5*[.GU12]*(([.GU5]-[.GT5])/([.GU1]-[.GT1]))^2" office:value-type="float" office:value="0.0214767246254382" calcext:value-type="float">
            <text:p>0.021476724625438</text:p>
          </table:table-cell>
          <table:table-cell table:formula="of:=0.5*[.GV12]*(([.GV5]-[.GU5])/([.GV1]-[.GU1]))^2" office:value-type="float" office:value="0.0259675050222538" calcext:value-type="float">
            <text:p>0.025967505022254</text:p>
          </table:table-cell>
          <table:table-cell table:formula="of:=0.5*[.GW12]*(([.GW5]-[.GV5])/([.GW1]-[.GV1]))^2" office:value-type="float" office:value="0.00578768486123683" calcext:value-type="float">
            <text:p>0.005787684861237</text:p>
          </table:table-cell>
          <table:table-cell table:formula="of:=0.5*[.GX12]*(([.GX5]-[.GW5])/([.GX1]-[.GW1]))^2" office:value-type="float" office:value="0.0511723799189618" calcext:value-type="float">
            <text:p>0.051172379918962</text:p>
          </table:table-cell>
          <table:table-cell table:formula="of:=0.5*[.GY12]*(([.GY5]-[.GX5])/([.GY1]-[.GX1]))^2" office:value-type="float" office:value="0.0230656811790599" calcext:value-type="float">
            <text:p>0.02306568117906</text:p>
          </table:table-cell>
          <table:table-cell table:formula="of:=0.5*[.GZ12]*(([.GZ5]-[.GY5])/([.GZ1]-[.GY1]))^2" office:value-type="float" office:value="0.0204278358994745" calcext:value-type="float">
            <text:p>0.020427835899475</text:p>
          </table:table-cell>
          <table:table-cell table:formula="of:=0.5*[.HA12]*(([.HA5]-[.GZ5])/([.HA1]-[.GZ1]))^2" office:value-type="float" office:value="0.00845209767052869" calcext:value-type="float">
            <text:p>0.008452097670529</text:p>
          </table:table-cell>
          <table:table-cell table:formula="of:=0.5*[.HB12]*(([.HB5]-[.HA5])/([.HB1]-[.HA1]))^2" office:value-type="float" office:value="0.00605337268386117" calcext:value-type="float">
            <text:p>0.006053372683861</text:p>
          </table:table-cell>
          <table:table-cell table:formula="of:=0.5*[.HC12]*(([.HC5]-[.HB5])/([.HC1]-[.HB1]))^2" office:value-type="float" office:value="0.0985510574076937" calcext:value-type="float">
            <text:p>0.098551057407694</text:p>
          </table:table-cell>
          <table:table-cell table:formula="of:=0.5*[.HD12]*(([.HD5]-[.HC5])/([.HD1]-[.HC1]))^2" office:value-type="float" office:value="0.0128275649926517" calcext:value-type="float">
            <text:p>0.012827564992652</text:p>
          </table:table-cell>
          <table:table-cell table:formula="of:=0.5*[.HE12]*(([.HE5]-[.HD5])/([.HE1]-[.HD1]))^2" office:value-type="float" office:value="0.00968118743216691" calcext:value-type="float">
            <text:p>0.009681187432167</text:p>
          </table:table-cell>
          <table:table-cell table:formula="of:=0.5*[.HF12]*(([.HF5]-[.HE5])/([.HF1]-[.HE1]))^2" office:value-type="float" office:value="0.0127189600724673" calcext:value-type="float">
            <text:p>0.012718960072467</text:p>
          </table:table-cell>
          <table:table-cell table:formula="of:=0.5*[.HG12]*(([.HG5]-[.HF5])/([.HG1]-[.HF1]))^2" office:value-type="float" office:value="0.00207159556764265" calcext:value-type="float">
            <text:p>0.002071595567643</text:p>
          </table:table-cell>
          <table:table-cell table:formula="of:=0.5*[.HH12]*(([.HH5]-[.HG5])/([.HH1]-[.HG1]))^2" office:value-type="float" office:value="0.00805470493999418" calcext:value-type="float">
            <text:p>0.008054704939994</text:p>
          </table:table-cell>
          <table:table-cell table:formula="of:=0.5*[.HI12]*(([.HI5]-[.HH5])/([.HI1]-[.HH1]))^2" office:value-type="float" office:value="0.00699008623447504" calcext:value-type="float">
            <text:p>0.006990086234475</text:p>
          </table:table-cell>
          <table:table-cell table:formula="of:=0.5*[.HJ12]*(([.HJ5]-[.HI5])/([.HJ1]-[.HI1]))^2" office:value-type="float" office:value="0.00946166998969967" calcext:value-type="float">
            <text:p>0.0094616699897</text:p>
          </table:table-cell>
          <table:table-cell table:formula="of:=0.5*[.HK12]*(([.HK5]-[.HJ5])/([.HK1]-[.HJ1]))^2" office:value-type="float" office:value="0.0408988871778351" calcext:value-type="float">
            <text:p>0.040898887177835</text:p>
          </table:table-cell>
          <table:table-cell table:formula="of:=0.5*[.HL12]*(([.HL5]-[.HK5])/([.HL1]-[.HK1]))^2" office:value-type="float" office:value="0.0181180015061667" calcext:value-type="float">
            <text:p>0.018118001506167</text:p>
          </table:table-cell>
          <table:table-cell table:formula="of:=0.5*[.HM12]*(([.HM5]-[.HL5])/([.HM1]-[.HL1]))^2" office:value-type="float" office:value="0.00117420057902106" calcext:value-type="float">
            <text:p>0.001174200579021</text:p>
          </table:table-cell>
          <table:table-cell table:formula="of:=0.5*[.HN12]*(([.HN5]-[.HM5])/([.HN1]-[.HM1]))^2" office:value-type="float" office:value="0.0116460529437362" calcext:value-type="float">
            <text:p>0.011646052943736</text:p>
          </table:table-cell>
          <table:table-cell table:formula="of:=0.5*[.HO12]*(([.HO5]-[.HN5])/([.HO1]-[.HN1]))^2" office:value-type="float" office:value="0.000507025132326322" calcext:value-type="float">
            <text:p>0.000507025132326</text:p>
          </table:table-cell>
          <table:table-cell table:formula="of:=0.5*[.HP12]*(([.HP5]-[.HO5])/([.HP1]-[.HO1]))^2" office:value-type="float" office:value="0.00186695452770307" calcext:value-type="float">
            <text:p>0.001866954527703</text:p>
          </table:table-cell>
          <table:table-cell table:formula="of:=0.5*[.HQ12]*(([.HQ5]-[.HP5])/([.HQ1]-[.HP1]))^2" office:value-type="float" office:value="0.00871229984615724" calcext:value-type="float">
            <text:p>0.008712299846157</text:p>
          </table:table-cell>
          <table:table-cell table:formula="of:=0.5*[.HR12]*(([.HR5]-[.HQ5])/([.HR1]-[.HQ1]))^2" office:value-type="float" office:value="0.00240252581263517" calcext:value-type="float">
            <text:p>0.002402525812635</text:p>
          </table:table-cell>
          <table:table-cell table:formula="of:=0.5*[.HS12]*(([.HS5]-[.HR5])/([.HS1]-[.HR1]))^2" office:value-type="float" office:value="0.034375825359078" calcext:value-type="float">
            <text:p>0.034375825359078</text:p>
          </table:table-cell>
          <table:table-cell table:formula="of:=0.5*[.HT12]*(([.HT5]-[.HS5])/([.HT1]-[.HS1]))^2" office:value-type="float" office:value="0.00393489874419381" calcext:value-type="float">
            <text:p>0.003934898744194</text:p>
          </table:table-cell>
          <table:table-cell table:formula="of:=0.5*[.HU12]*(([.HU5]-[.HT5])/([.HU1]-[.HT1]))^2" office:value-type="float" office:value="0.0256236285617617" calcext:value-type="float">
            <text:p>0.025623628561762</text:p>
          </table:table-cell>
          <table:table-cell table:formula="of:=0.5*[.HV12]*(([.HV5]-[.HU5])/([.HV1]-[.HU1]))^2" office:value-type="float" office:value="0.00775704742530669" calcext:value-type="float">
            <text:p>0.007757047425307</text:p>
          </table:table-cell>
          <table:table-cell table:formula="of:=0.5*[.HW12]*(([.HW5]-[.HV5])/([.HW1]-[.HV1]))^2" office:value-type="float" office:value="0.000157986146487873" calcext:value-type="float">
            <text:p>0.000157986146488</text:p>
          </table:table-cell>
          <table:table-cell table:formula="of:=0.5*[.HX12]*(([.HX5]-[.HW5])/([.HX1]-[.HW1]))^2" office:value-type="float" office:value="0.00453532654631233" calcext:value-type="float">
            <text:p>0.004535326546312</text:p>
          </table:table-cell>
          <table:table-cell table:formula="of:=0.5*[.HY12]*(([.HY5]-[.HX5])/([.HY1]-[.HX1]))^2" office:value-type="float" office:value="0.032754220248458" calcext:value-type="float">
            <text:p>0.032754220248458</text:p>
          </table:table-cell>
          <table:table-cell table:formula="of:=0.5*[.HZ12]*(([.HZ5]-[.HY5])/([.HZ1]-[.HY1]))^2" office:value-type="float" office:value="0.000098202681907704" calcext:value-type="float">
            <text:p>9.8202681907704E-05</text:p>
          </table:table-cell>
          <table:table-cell table:formula="of:=0.5*[.IA12]*(([.IA5]-[.HZ5])/([.IA1]-[.HZ1]))^2" office:value-type="float" office:value="0.00159724966711248" calcext:value-type="float">
            <text:p>0.001597249667112</text:p>
          </table:table-cell>
          <table:table-cell table:formula="of:=0.5*[.IB12]*(([.IB5]-[.IA5])/([.IB1]-[.IA1]))^2" office:value-type="float" office:value="0.00511844254419963" calcext:value-type="float">
            <text:p>0.0051184425442</text:p>
          </table:table-cell>
          <table:table-cell table:formula="of:=0.5*[.IC12]*(([.IC5]-[.IB5])/([.IC1]-[.IB1]))^2" office:value-type="float" office:value="0.00205387009573208" calcext:value-type="float">
            <text:p>0.002053870095732</text:p>
          </table:table-cell>
          <table:table-cell table:formula="of:=0.5*[.ID12]*(([.ID5]-[.IC5])/([.ID1]-[.IC1]))^2" office:value-type="float" office:value="0.00313794641024321" calcext:value-type="float">
            <text:p>0.003137946410243</text:p>
          </table:table-cell>
          <table:table-cell table:formula="of:=0.5*[.IE12]*(([.IE5]-[.ID5])/([.IE1]-[.ID1]))^2" office:value-type="float" office:value="0.0286375082473386" calcext:value-type="float">
            <text:p>0.028637508247339</text:p>
          </table:table-cell>
          <table:table-cell table:formula="of:=0.5*[.IF12]*(([.IF5]-[.IE5])/([.IF1]-[.IE1]))^2" office:value-type="float" office:value="0.171614766111325" calcext:value-type="float">
            <text:p>0.171614766111325</text:p>
          </table:table-cell>
          <table:table-cell table:formula="of:=0.5*[.IG12]*(([.IG5]-[.IF5])/([.IG1]-[.IF1]))^2" office:value-type="float" office:value="0.00185680285801834" calcext:value-type="float">
            <text:p>0.001856802858018</text:p>
          </table:table-cell>
          <table:table-cell table:formula="of:=0.5*[.IH12]*(([.IH5]-[.IG5])/([.IH1]-[.IG1]))^2" office:value-type="float" office:value="0.0116402790248311" calcext:value-type="float">
            <text:p>0.011640279024831</text:p>
          </table:table-cell>
          <table:table-cell table:formula="of:=0.5*[.II12]*(([.II5]-[.IH5])/([.II1]-[.IH1]))^2" office:value-type="float" office:value="0.0117331239400377" calcext:value-type="float">
            <text:p>0.011733123940038</text:p>
          </table:table-cell>
          <table:table-cell table:formula="of:=0.5*[.IJ12]*(([.IJ5]-[.II5])/([.IJ1]-[.II1]))^2" office:value-type="float" office:value="0.0241431735129145" calcext:value-type="float">
            <text:p>0.024143173512915</text:p>
          </table:table-cell>
          <table:table-cell table:formula="of:=0.5*[.IK12]*(([.IK5]-[.IJ5])/([.IK1]-[.IJ1]))^2" office:value-type="float" office:value="0.0147834144998024" calcext:value-type="float">
            <text:p>0.014783414499802</text:p>
          </table:table-cell>
          <table:table-cell table:formula="of:=0.5*[.IL12]*(([.IL5]-[.IK5])/([.IL1]-[.IK1]))^2" office:value-type="float" office:value="0.00260230049642958" calcext:value-type="float">
            <text:p>0.00260230049643</text:p>
          </table:table-cell>
          <table:table-cell table:formula="of:=0.5*[.IM12]*(([.IM5]-[.IL5])/([.IM1]-[.IL1]))^2" office:value-type="float" office:value="0.0190959950185213" calcext:value-type="float">
            <text:p>0.019095995018521</text:p>
          </table:table-cell>
          <table:table-cell table:formula="of:=0.5*[.IN12]*(([.IN5]-[.IM5])/([.IN1]-[.IM1]))^2" office:value-type="float" office:value="0.0359444036061917" calcext:value-type="float">
            <text:p>0.035944403606192</text:p>
          </table:table-cell>
          <table:table-cell table:formula="of:=0.5*[.IO12]*(([.IO5]-[.IN5])/([.IO1]-[.IN1]))^2" office:value-type="float" office:value="0.0247247651475371" calcext:value-type="float">
            <text:p>0.024724765147537</text:p>
          </table:table-cell>
          <table:table-cell table:formula="of:=0.5*[.IP12]*(([.IP5]-[.IO5])/([.IP1]-[.IO1]))^2" office:value-type="float" office:value="0.000287859914654997" calcext:value-type="float">
            <text:p>0.000287859914655</text:p>
          </table:table-cell>
          <table:table-cell table:formula="of:=0.5*[.IQ12]*(([.IQ5]-[.IP5])/([.IQ1]-[.IP1]))^2" office:value-type="float" office:value="0.00673902229189838" calcext:value-type="float">
            <text:p>0.006739022291898</text:p>
          </table:table-cell>
          <table:table-cell table:formula="of:=0.5*[.IR12]*(([.IR5]-[.IQ5])/([.IR1]-[.IQ1]))^2" office:value-type="float" office:value="0.0013561691159847" calcext:value-type="float">
            <text:p>0.001356169115985</text:p>
          </table:table-cell>
          <table:table-cell table:formula="of:=0.5*[.IS12]*(([.IS5]-[.IR5])/([.IS1]-[.IR1]))^2" office:value-type="float" office:value="0.00019632228224749" calcext:value-type="float">
            <text:p>0.000196322282247</text:p>
          </table:table-cell>
          <table:table-cell table:formula="of:=0.5*[.IT12]*(([.IT5]-[.IS5])/([.IT1]-[.IS1]))^2" office:value-type="float" office:value="0.000245713644553604" calcext:value-type="float">
            <text:p>0.000245713644554</text:p>
          </table:table-cell>
          <table:table-cell table:formula="of:=0.5*[.IU12]*(([.IU5]-[.IT5])/([.IU1]-[.IT1]))^2" office:value-type="float" office:value="0.00000348992424168434" calcext:value-type="float">
            <text:p>3.48992424168434E-06</text:p>
          </table:table-cell>
          <table:table-cell table:formula="of:=0.5*[.IV12]*(([.IV5]-[.IU5])/([.IV1]-[.IU1]))^2" office:value-type="float" office:value="0.0000519455926291469" calcext:value-type="float">
            <text:p>5.19455926291469E-05</text:p>
          </table:table-cell>
          <table:table-cell table:formula="of:=0.5*[.IW12]*(([.IW5]-[.IV5])/([.IW1]-[.IV1]))^2" office:value-type="float" office:value="0.000201558979903236" calcext:value-type="float">
            <text:p>0.000201558979903</text:p>
          </table:table-cell>
          <table:table-cell table:formula="of:=0.5*[.IX12]*(([.IX5]-[.IW5])/([.IX1]-[.IW1]))^2" office:value-type="float" office:value="0.000393411698027764" calcext:value-type="float">
            <text:p>0.000393411698028</text:p>
          </table:table-cell>
          <table:table-cell table:formula="of:=0.5*[.IY12]*(([.IY5]-[.IX5])/([.IY1]-[.IX1]))^2" office:value-type="float" office:value="0.0000000155223835094632" calcext:value-type="float">
            <text:p>1.55223835094632E-08</text:p>
          </table:table-cell>
          <table:table-cell table:formula="of:=0.5*[.IZ12]*(([.IZ5]-[.IY5])/([.IZ1]-[.IY1]))^2" office:value-type="float" office:value="0.000118338698933369" calcext:value-type="float">
            <text:p>0.000118338698933</text:p>
          </table:table-cell>
          <table:table-cell table:formula="of:=0.5*[.JA12]*(([.JA5]-[.IZ5])/([.JA1]-[.IZ1]))^2" office:value-type="float" office:value="0.0000217209131394388" calcext:value-type="float">
            <text:p>2.17209131394388E-05</text:p>
          </table:table-cell>
          <table:table-cell table:formula="of:=0.5*[.JB12]*(([.JB5]-[.JA5])/([.JB1]-[.JA1]))^2" office:value-type="float" office:value="0.0000083126357744743" calcext:value-type="float">
            <text:p>8.3126357744743E-06</text:p>
          </table:table-cell>
          <table:table-cell table:formula="of:=0.5*[.JC12]*(([.JC5]-[.JB5])/([.JC1]-[.JB1]))^2" office:value-type="float" office:value="0.0000104183034105937" calcext:value-type="float">
            <text:p>1.04183034105937E-05</text:p>
          </table:table-cell>
          <table:table-cell table:formula="of:=0.5*[.JD12]*(([.JD5]-[.JC5])/([.JD1]-[.JC1]))^2" office:value-type="float" office:value="0.0000016145455475604" calcext:value-type="float">
            <text:p>1.6145455475604E-06</text:p>
          </table:table-cell>
          <table:table-cell table:formula="of:=0.5*[.JE12]*(([.JE5]-[.JD5])/([.JE1]-[.JD1]))^2" office:value-type="float" office:value="0.00000383496275860744" calcext:value-type="float">
            <text:p>3.83496275860744E-06</text:p>
          </table:table-cell>
          <table:table-cell table:formula="of:=0.5*[.JF12]*(([.JF5]-[.JE5])/([.JF1]-[.JE1]))^2" office:value-type="float" office:value="0.000107342557921604" calcext:value-type="float">
            <text:p>0.000107342557922</text:p>
          </table:table-cell>
          <table:table-cell table:formula="of:=0.5*[.JG12]*(([.JG5]-[.JF5])/([.JG1]-[.JF1]))^2" office:value-type="float" office:value="0.00000335218802176802" calcext:value-type="float">
            <text:p>3.35218802176802E-06</text:p>
          </table:table-cell>
          <table:table-cell table:formula="of:=0.5*[.JH12]*(([.JH5]-[.JG5])/([.JH1]-[.JG1]))^2" office:value-type="float" office:value="0.00000914603734844749" calcext:value-type="float">
            <text:p>9.14603734844749E-06</text:p>
          </table:table-cell>
          <table:table-cell table:formula="of:=0.5*[.JI12]*(([.JI5]-[.JH5])/([.JI1]-[.JH1]))^2" office:value-type="float" office:value="0.000000204664211389233" calcext:value-type="float">
            <text:p>2.04664211389233E-07</text:p>
          </table:table-cell>
          <table:table-cell table:formula="of:=0.5*[.JJ12]*(([.JJ5]-[.JI5])/([.JJ1]-[.JI1]))^2" office:value-type="float" office:value="0.000000870572164488469" calcext:value-type="float">
            <text:p>8.70572164488469E-07</text:p>
          </table:table-cell>
          <table:table-cell table:formula="of:=0.5*[.JK12]*(([.JK5]-[.JJ5])/([.JK1]-[.JJ1]))^2" office:value-type="float" office:value="0.00000134052010929605" calcext:value-type="float">
            <text:p>1.34052010929605E-06</text:p>
          </table:table-cell>
          <table:table-cell table:formula="of:=0.5*[.JL12]*(([.JL5]-[.JK5])/([.JL1]-[.JK1]))^2" office:value-type="float" office:value="0.00000195899541531109" calcext:value-type="float">
            <text:p>1.95899541531109E-06</text:p>
          </table:table-cell>
          <table:table-cell table:formula="of:=0.5*[.JM12]*(([.JM5]-[.JL5])/([.JM1]-[.JL1]))^2" office:value-type="float" office:value="0.0000137465501678978" calcext:value-type="float">
            <text:p>1.37465501678978E-05</text:p>
          </table:table-cell>
          <table:table-cell table:formula="of:=0.5*[.JN12]*(([.JN5]-[.JM5])/([.JN1]-[.JM1]))^2" office:value-type="float" office:value="0.00000230153793426665" calcext:value-type="float">
            <text:p>2.30153793426665E-06</text:p>
          </table:table-cell>
          <table:table-cell table:formula="of:=0.5*[.JO12]*(([.JO5]-[.JN5])/([.JO1]-[.JN1]))^2" office:value-type="float" office:value="0.0000420969901877711" calcext:value-type="float">
            <text:p>4.20969901877711E-05</text:p>
          </table:table-cell>
          <table:table-cell table:formula="of:=0.5*[.JP12]*(([.JP5]-[.JO5])/([.JP1]-[.JO1]))^2" office:value-type="float" office:value="0.0000015211157245977" calcext:value-type="float">
            <text:p>1.5211157245977E-06</text:p>
          </table:table-cell>
          <table:table-cell table:formula="of:=0.5*[.JQ12]*(([.JQ5]-[.JP5])/([.JQ1]-[.JP1]))^2" office:value-type="float" office:value="0.000000112572994577508" calcext:value-type="float">
            <text:p>1.12572994577508E-07</text:p>
          </table:table-cell>
          <table:table-cell table:formula="of:=0.5*[.JR12]*(([.JR5]-[.JQ5])/([.JR1]-[.JQ1]))^2" office:value-type="float" office:value="0.0000223739771829723" calcext:value-type="float">
            <text:p>2.23739771829723E-05</text:p>
          </table:table-cell>
          <table:table-cell table:formula="of:=0.5*[.JS12]*(([.JS5]-[.JR5])/([.JS1]-[.JR1]))^2" office:value-type="float" office:value="0.0000329172926130514" calcext:value-type="float">
            <text:p>3.29172926130514E-05</text:p>
          </table:table-cell>
          <table:table-cell table:formula="of:=0.5*[.JT12]*(([.JT5]-[.JS5])/([.JT1]-[.JS1]))^2" office:value-type="float" office:value="0.00000339958182695425" calcext:value-type="float">
            <text:p>3.39958182695425E-06</text:p>
          </table:table-cell>
          <table:table-cell table:formula="of:=0.5*[.JU12]*(([.JU5]-[.JT5])/([.JU1]-[.JT1]))^2" office:value-type="float" office:value="0.0000462042749853394" calcext:value-type="float">
            <text:p>4.62042749853394E-05</text:p>
          </table:table-cell>
          <table:table-cell table:formula="of:=0.5*[.JV12]*(([.JV5]-[.JU5])/([.JV1]-[.JU1]))^2" office:value-type="float" office:value="0.00000304823051681015" calcext:value-type="float">
            <text:p>3.04823051681015E-06</text:p>
          </table:table-cell>
          <table:table-cell table:formula="of:=0.5*[.JW12]*(([.JW5]-[.JV5])/([.JW1]-[.JV1]))^2" office:value-type="float" office:value="0.000133066476500091" calcext:value-type="float">
            <text:p>0.0001330664765</text:p>
          </table:table-cell>
          <table:table-cell table:formula="of:=0.5*[.JX12]*(([.JX5]-[.JW5])/([.JX1]-[.JW1]))^2" office:value-type="float" office:value="0.00000366197129420762" calcext:value-type="float">
            <text:p>3.66197129420762E-06</text:p>
          </table:table-cell>
          <table:table-cell table:formula="of:=0.5*[.JY12]*(([.JY5]-[.JX5])/([.JY1]-[.JX1]))^2" office:value-type="float" office:value="0.0000228470103323855" calcext:value-type="float">
            <text:p>2.28470103323855E-05</text:p>
          </table:table-cell>
          <table:table-cell table:formula="of:=0.5*[.JZ12]*(([.JZ5]-[.JY5])/([.JZ1]-[.JY1]))^2" office:value-type="float" office:value="0.000000511003331093161" calcext:value-type="float">
            <text:p>5.11003331093161E-07</text:p>
          </table:table-cell>
          <table:table-cell table:formula="of:=0.5*[.KA12]*(([.KA5]-[.JZ5])/([.KA1]-[.JZ1]))^2" office:value-type="float" office:value="0.00000946606294797498" calcext:value-type="float">
            <text:p>9.46606294797498E-06</text:p>
          </table:table-cell>
          <table:table-cell table:formula="of:=0.5*[.KB12]*(([.KB5]-[.KA5])/([.KB1]-[.KA1]))^2" office:value-type="float" office:value="0.00000139521777707375" calcext:value-type="float">
            <text:p>1.39521777707375E-06</text:p>
          </table:table-cell>
          <table:table-cell table:formula="of:=0.5*[.KC12]*(([.KC5]-[.KB5])/([.KC1]-[.KB1]))^2" office:value-type="float" office:value="0.00000326058944354055" calcext:value-type="float">
            <text:p>3.26058944354055E-06</text:p>
          </table:table-cell>
          <table:table-cell table:formula="of:=0.5*[.KD12]*(([.KD5]-[.KC5])/([.KD1]-[.KC1]))^2" office:value-type="float" office:value="0.00000401246338989798" calcext:value-type="float">
            <text:p>4.01246338989798E-06</text:p>
          </table:table-cell>
          <table:table-cell table:formula="of:=0.5*[.KE12]*(([.KE5]-[.KD5])/([.KE1]-[.KD1]))^2" office:value-type="float" office:value="0.0000260338952730696" calcext:value-type="float">
            <text:p>2.60338952730696E-05</text:p>
          </table:table-cell>
          <table:table-cell table:formula="of:=0.5*[.KF12]*(([.KF5]-[.KE5])/([.KF1]-[.KE1]))^2" office:value-type="float" office:value="0.00000647751926694817" calcext:value-type="float">
            <text:p>6.47751926694817E-06</text:p>
          </table:table-cell>
          <table:table-cell table:formula="of:=0.5*[.KG12]*(([.KG5]-[.KF5])/([.KG1]-[.KF1]))^2" office:value-type="float" office:value="0.00000495025722521487" calcext:value-type="float">
            <text:p>4.95025722521487E-06</text:p>
          </table:table-cell>
          <table:table-cell table:formula="of:=0.5*[.KH12]*(([.KH5]-[.KG5])/([.KH1]-[.KG1]))^2" office:value-type="float" office:value="0.0000151561883539096" calcext:value-type="float">
            <text:p>1.51561883539096E-05</text:p>
          </table:table-cell>
          <table:table-cell table:formula="of:=0.5*[.KI12]*(([.KI5]-[.KH5])/([.KI1]-[.KH1]))^2" office:value-type="float" office:value="0.00000290013985472922" calcext:value-type="float">
            <text:p>2.90013985472922E-06</text:p>
          </table:table-cell>
          <table:table-cell table:formula="of:=0.5*[.KJ12]*(([.KJ5]-[.KI5])/([.KJ1]-[.KI1]))^2" office:value-type="float" office:value="0.0000659815524584175" calcext:value-type="float">
            <text:p>6.59815524584175E-05</text:p>
          </table:table-cell>
          <table:table-cell table:formula="of:=0.5*[.KK12]*(([.KK5]-[.KJ5])/([.KK1]-[.KJ1]))^2" office:value-type="float" office:value="0.0000302852228691831" calcext:value-type="float">
            <text:p>3.02852228691831E-05</text:p>
          </table:table-cell>
          <table:table-cell table:formula="of:=0.5*[.KL12]*(([.KL5]-[.KK5])/([.KL1]-[.KK1]))^2" office:value-type="float" office:value="0.000102581303517965" calcext:value-type="float">
            <text:p>0.000102581303518</text:p>
          </table:table-cell>
          <table:table-cell table:formula="of:=0.5*[.KM12]*(([.KM5]-[.KL5])/([.KM1]-[.KL1]))^2" office:value-type="float" office:value="0.000000790820490725724" calcext:value-type="float">
            <text:p>7.90820490725724E-07</text:p>
          </table:table-cell>
          <table:table-cell table:formula="of:=0.5*[.KN12]*(([.KN5]-[.KM5])/([.KN1]-[.KM1]))^2" office:value-type="float" office:value="0.0000000292746261805111" calcext:value-type="float">
            <text:p>2.92746261805111E-08</text:p>
          </table:table-cell>
          <table:table-cell table:formula="of:=0.5*[.KO12]*(([.KO5]-[.KN5])/([.KO1]-[.KN1]))^2" office:value-type="float" office:value="0.0000000396036722887687" calcext:value-type="float">
            <text:p>3.96036722887687E-08</text:p>
          </table:table-cell>
          <table:table-cell table:formula="of:=0.5*[.KP12]*(([.KP5]-[.KO5])/([.KP1]-[.KO1]))^2" office:value-type="float" office:value="0.00000000764827337838721" calcext:value-type="float">
            <text:p>7.64827337838721E-09</text:p>
          </table:table-cell>
          <table:table-cell table:formula="of:=0.5*[.KQ12]*(([.KQ5]-[.KP5])/([.KQ1]-[.KP1]))^2" office:value-type="float" office:value="0.0000000136448152576989" calcext:value-type="float">
            <text:p>1.36448152576989E-08</text:p>
          </table:table-cell>
          <table:table-cell table:formula="of:=0.5*[.KR12]*(([.KR5]-[.KQ5])/([.KR1]-[.KQ1]))^2" office:value-type="float" office:value="0.000000845013796921893" calcext:value-type="float">
            <text:p>8.45013796921893E-07</text:p>
          </table:table-cell>
          <table:table-cell table:formula="of:=0.5*[.KS12]*(([.KS5]-[.KR5])/([.KS1]-[.KR1]))^2" office:value-type="float" office:value="0.0000259073265914036" calcext:value-type="float">
            <text:p>2.59073265914036E-05</text:p>
          </table:table-cell>
          <table:table-cell table:formula="of:=0.5*[.KT12]*(([.KT5]-[.KS5])/([.KT1]-[.KS1]))^2" office:value-type="float" office:value="0.0000362665804022061" calcext:value-type="float">
            <text:p>3.62665804022061E-05</text:p>
          </table:table-cell>
          <table:table-cell table:formula="of:=0.5*[.KU12]*(([.KU5]-[.KT5])/([.KU1]-[.KT1]))^2" office:value-type="float" office:value="0.000000540914550023656" calcext:value-type="float">
            <text:p>5.40914550023656E-07</text:p>
          </table:table-cell>
          <table:table-cell table:formula="of:=0.5*[.KV12]*(([.KV5]-[.KU5])/([.KV1]-[.KU1]))^2" office:value-type="float" office:value="0.0000000205748426106235" calcext:value-type="float">
            <text:p>2.05748426106235E-08</text:p>
          </table:table-cell>
          <table:table-cell table:formula="of:=0.5*[.KW12]*(([.KW5]-[.KV5])/([.KW1]-[.KV1]))^2" office:value-type="float" office:value="0.000000398222570789464" calcext:value-type="float">
            <text:p>3.98222570789464E-07</text:p>
          </table:table-cell>
          <table:table-cell table:formula="of:=0.5*[.KX12]*(([.KX5]-[.KW5])/([.KX1]-[.KW1]))^2" office:value-type="float" office:value="0.000000113516187516385" calcext:value-type="float">
            <text:p>1.13516187516385E-07</text:p>
          </table:table-cell>
          <table:table-cell table:formula="of:=0.5*[.KY12]*(([.KY5]-[.KX5])/([.KY1]-[.KX1]))^2" office:value-type="float" office:value="0.00000434677390745395" calcext:value-type="float">
            <text:p>4.34677390745395E-06</text:p>
          </table:table-cell>
          <table:table-cell table:formula="of:=0.5*[.KZ12]*(([.KZ5]-[.KY5])/([.KZ1]-[.KY1]))^2" office:value-type="float" office:value="0.00000011362305391517" calcext:value-type="float">
            <text:p>1.1362305391517E-07</text:p>
          </table:table-cell>
          <table:table-cell table:formula="of:=0.5*[.LA12]*(([.LA5]-[.KZ5])/([.LA1]-[.KZ1]))^2" office:value-type="float" office:value="0.0000241056522461326" calcext:value-type="float">
            <text:p>2.41056522461326E-05</text:p>
          </table:table-cell>
          <table:table-cell table:formula="of:=0.5*[.LB12]*(([.LB5]-[.LA5])/([.LB1]-[.LA1]))^2" office:value-type="float" office:value="0.0000891865440954849" calcext:value-type="float">
            <text:p>8.91865440954849E-05</text:p>
          </table:table-cell>
          <table:table-cell table:formula="of:=0.5*[.LC12]*(([.LC5]-[.LB5])/([.LC1]-[.LB1]))^2" office:value-type="float" office:value="0.00000000481111643498426" calcext:value-type="float">
            <text:p>4.81111643498426E-09</text:p>
          </table:table-cell>
          <table:table-cell table:formula="of:=0.5*[.LD12]*(([.LD5]-[.LC5])/([.LD1]-[.LC1]))^2" office:value-type="float" office:value="0.00000527950227736944" calcext:value-type="float">
            <text:p>5.27950227736944E-06</text:p>
          </table:table-cell>
          <table:table-cell table:formula="of:=0.5*[.LE12]*(([.LE5]-[.LD5])/([.LE1]-[.LD1]))^2" office:value-type="float" office:value="0.000000306221114182708" calcext:value-type="float">
            <text:p>3.06221114182708E-07</text:p>
          </table:table-cell>
          <table:table-cell table:formula="of:=0.5*[.LF12]*(([.LF5]-[.LE5])/([.LF1]-[.LE1]))^2" office:value-type="float" office:value="0.0000416183023985494" calcext:value-type="float">
            <text:p>4.16183023985494E-05</text:p>
          </table:table-cell>
          <table:table-cell table:formula="of:=0.5*[.LG12]*(([.LG5]-[.LF5])/([.LG1]-[.LF1]))^2" office:value-type="float" office:value="0.0000449549002081448" calcext:value-type="float">
            <text:p>4.49549002081448E-05</text:p>
          </table:table-cell>
          <table:table-cell table:formula="of:=0.5*[.LH12]*(([.LH5]-[.LG5])/([.LH1]-[.LG1]))^2" office:value-type="float" office:value="0.0000306683358336127" calcext:value-type="float">
            <text:p>3.06683358336127E-05</text:p>
          </table:table-cell>
          <table:table-cell table:formula="of:=0.5*[.LI12]*(([.LI5]-[.LH5])/([.LI1]-[.LH1]))^2" office:value-type="float" office:value="0.0000743079867362885" calcext:value-type="float">
            <text:p>7.43079867362885E-05</text:p>
          </table:table-cell>
          <table:table-cell table:formula="of:=0.5*[.LJ12]*(([.LJ5]-[.LI5])/([.LJ1]-[.LI1]))^2" office:value-type="float" office:value="0.00000906106657948583" calcext:value-type="float">
            <text:p>9.06106657948583E-06</text:p>
          </table:table-cell>
          <table:table-cell table:formula="of:=0.5*[.LK12]*(([.LK5]-[.LJ5])/([.LK1]-[.LJ1]))^2" office:value-type="float" office:value="0.000133599285698415" calcext:value-type="float">
            <text:p>0.000133599285698</text:p>
          </table:table-cell>
          <table:table-cell table:formula="of:=0.5*[.LL12]*(([.LL5]-[.LK5])/([.LL1]-[.LK1]))^2" office:value-type="string" office:string-value="" calcext:value-type="error">
            <text:p>#DIV/0!</text:p>
          </table:table-cell>
          <table:table-cell table:formula="of:=0.5*[.LM12]*(([.LM5]-[.LL5])/([.LM1]-[.LL1]))^2" office:value-type="string" office:string-value="" calcext:value-type="error">
            <text:p>#DIV/0!</text:p>
          </table:table-cell>
          <table:table-cell table:formula="of:=0.5*[.LN12]*(([.LN5]-[.LM5])/([.LN1]-[.LM1]))^2" office:value-type="string" office:string-value="" calcext:value-type="error">
            <text:p>#DIV/0!</text:p>
          </table:table-cell>
          <table:table-cell table:formula="of:=0.5*[.LO12]*(([.LO5]-[.LN5])/([.LO1]-[.LN1]))^2" office:value-type="string" office:string-value="" calcext:value-type="error">
            <text:p>#DIV/0!</text:p>
          </table:table-cell>
          <table:table-cell table:formula="of:=0.5*[.LP12]*(([.LP5]-[.LO5])/([.LP1]-[.LO1]))^2" office:value-type="string" office:string-value="" calcext:value-type="error">
            <text:p>#DIV/0!</text:p>
          </table:table-cell>
          <table:table-cell table:formula="of:=0.5*[.LQ12]*(([.LQ5]-[.LP5])/([.LQ1]-[.LP1]))^2" office:value-type="string" office:string-value="" calcext:value-type="error">
            <text:p>#DIV/0!</text:p>
          </table:table-cell>
          <table:table-cell table:formula="of:=0.5*[.LR12]*(([.LR5]-[.LQ5])/([.LR1]-[.LQ1]))^2" office:value-type="string" office:string-value="" calcext:value-type="error">
            <text:p>#DIV/0!</text:p>
          </table:table-cell>
          <table:table-cell table:formula="of:=0.5*[.LS12]*(([.LS5]-[.LR5])/([.LS1]-[.LR1]))^2" office:value-type="string" office:string-value="" calcext:value-type="error">
            <text:p>#DIV/0!</text:p>
          </table:table-cell>
          <table:table-cell table:formula="of:=0.5*[.LT12]*(([.LT5]-[.LS5])/([.LT1]-[.LS1]))^2" office:value-type="string" office:string-value="" calcext:value-type="error">
            <text:p>#DIV/0!</text:p>
          </table:table-cell>
          <table:table-cell table:formula="of:=0.5*[.LU12]*(([.LU5]-[.LT5])/([.LU1]-[.LT1]))^2" office:value-type="string" office:string-value="" calcext:value-type="error">
            <text:p>#DIV/0!</text:p>
          </table:table-cell>
          <table:table-cell table:formula="of:=0.5*[.LV12]*(([.LV5]-[.LU5])/([.LV1]-[.LU1]))^2" office:value-type="string" office:string-value="" calcext:value-type="error">
            <text:p>#DIV/0!</text:p>
          </table:table-cell>
          <table:table-cell table:formula="of:=0.5*[.LW12]*(([.LW5]-[.LV5])/([.LW1]-[.LV1]))^2" office:value-type="string" office:string-value="" calcext:value-type="error">
            <text:p>#DIV/0!</text:p>
          </table:table-cell>
          <table:table-cell table:formula="of:=0.5*[.LX12]*(([.LX5]-[.LW5])/([.LX1]-[.LW1]))^2" office:value-type="string" office:string-value="" calcext:value-type="error">
            <text:p>#DIV/0!</text:p>
          </table:table-cell>
          <table:table-cell table:formula="of:=0.5*[.LY12]*(([.LY5]-[.LX5])/([.LY1]-[.LX1]))^2" office:value-type="string" office:string-value="" calcext:value-type="error">
            <text:p>#DIV/0!</text:p>
          </table:table-cell>
          <table:table-cell table:formula="of:=0.5*[.LZ12]*(([.LZ5]-[.LY5])/([.LZ1]-[.LY1]))^2" office:value-type="string" office:string-value="" calcext:value-type="error">
            <text:p>#DIV/0!</text:p>
          </table:table-cell>
          <table:table-cell table:formula="of:=0.5*[.MA12]*(([.MA5]-[.LZ5])/([.MA1]-[.LZ1]))^2" office:value-type="string" office:string-value="" calcext:value-type="error">
            <text:p>#DIV/0!</text:p>
          </table:table-cell>
          <table:table-cell table:formula="of:=0.5*[.MB12]*(([.MB5]-[.MA5])/([.MB1]-[.MA1]))^2" office:value-type="string" office:string-value="" calcext:value-type="error">
            <text:p>#DIV/0!</text:p>
          </table:table-cell>
          <table:table-cell table:formula="of:=0.5*[.MC12]*(([.MC5]-[.MB5])/([.MC1]-[.MB1]))^2" office:value-type="string" office:string-value="" calcext:value-type="error">
            <text:p>#DIV/0!</text:p>
          </table:table-cell>
          <table:table-cell table:formula="of:=0.5*[.MD12]*(([.MD5]-[.MC5])/([.MD1]-[.MC1]))^2" office:value-type="string" office:string-value="" calcext:value-type="error">
            <text:p>#DIV/0!</text:p>
          </table:table-cell>
          <table:table-cell table:formula="of:=0.5*[.ME12]*(([.ME5]-[.MD5])/([.ME1]-[.MD1]))^2" office:value-type="string" office:string-value="" calcext:value-type="error">
            <text:p>#DIV/0!</text:p>
          </table:table-cell>
          <table:table-cell table:formula="of:=0.5*[.MF12]*(([.MF5]-[.ME5])/([.MF1]-[.ME1]))^2" office:value-type="string" office:string-value="" calcext:value-type="error">
            <text:p>#DIV/0!</text:p>
          </table:table-cell>
          <table:table-cell table:formula="of:=0.5*[.MG12]*(([.MG5]-[.MF5])/([.MG1]-[.MF1]))^2" office:value-type="string" office:string-value="" calcext:value-type="error">
            <text:p>#DIV/0!</text:p>
          </table:table-cell>
          <table:table-cell table:formula="of:=0.5*[.MH12]*(([.MH5]-[.MG5])/([.MH1]-[.MG1]))^2" office:value-type="string" office:string-value="" calcext:value-type="error">
            <text:p>#DIV/0!</text:p>
          </table:table-cell>
          <table:table-cell table:formula="of:=0.5*[.MI12]*(([.MI5]-[.MH5])/([.MI1]-[.MH1]))^2" office:value-type="string" office:string-value="" calcext:value-type="error">
            <text:p>#DIV/0!</text:p>
          </table:table-cell>
          <table:table-cell table:formula="of:=0.5*[.MJ12]*(([.MJ5]-[.MI5])/([.MJ1]-[.MI1]))^2" office:value-type="string" office:string-value="" calcext:value-type="error">
            <text:p>#DIV/0!</text:p>
          </table:table-cell>
          <table:table-cell table:formula="of:=0.5*[.MK12]*(([.MK5]-[.MJ5])/([.MK1]-[.MJ1]))^2" office:value-type="string" office:string-value="" calcext:value-type="error">
            <text:p>#DIV/0!</text:p>
          </table:table-cell>
          <table:table-cell table:formula="of:=0.5*[.ML12]*(([.ML5]-[.MK5])/([.ML1]-[.MK1]))^2" office:value-type="string" office:string-value="" calcext:value-type="error">
            <text:p>#DIV/0!</text:p>
          </table:table-cell>
          <table:table-cell table:formula="of:=0.5*[.MM12]*(([.MM5]-[.ML5])/([.MM1]-[.ML1]))^2" office:value-type="string" office:string-value="" calcext:value-type="error">
            <text:p>#DIV/0!</text:p>
          </table:table-cell>
          <table:table-cell table:formula="of:=0.5*[.MN12]*(([.MN5]-[.MM5])/([.MN1]-[.MM1]))^2" office:value-type="string" office:string-value="" calcext:value-type="error">
            <text:p>#DIV/0!</text:p>
          </table:table-cell>
          <table:table-cell table:formula="of:=0.5*[.MO12]*(([.MO5]-[.MN5])/([.MO1]-[.MN1]))^2" office:value-type="string" office:string-value="" calcext:value-type="error">
            <text:p>#DIV/0!</text:p>
          </table:table-cell>
          <table:table-cell table:formula="of:=0.5*[.MP12]*(([.MP5]-[.MO5])/([.MP1]-[.MO1]))^2" office:value-type="string" office:string-value="" calcext:value-type="error">
            <text:p>#DIV/0!</text:p>
          </table:table-cell>
          <table:table-cell table:formula="of:=0.5*[.MQ12]*(([.MQ5]-[.MP5])/([.MQ1]-[.MP1]))^2" office:value-type="string" office:string-value="" calcext:value-type="error">
            <text:p>#DIV/0!</text:p>
          </table:table-cell>
          <table:table-cell table:formula="of:=0.5*[.MR12]*(([.MR5]-[.MQ5])/([.MR1]-[.MQ1]))^2" office:value-type="string" office:string-value="" calcext:value-type="error">
            <text:p>#DIV/0!</text:p>
          </table:table-cell>
          <table:table-cell table:formula="of:=0.5*[.MS12]*(([.MS5]-[.MR5])/([.MS1]-[.MR1]))^2" office:value-type="string" office:string-value="" calcext:value-type="error">
            <text:p>#DIV/0!</text:p>
          </table:table-cell>
          <table:table-cell table:formula="of:=0.5*[.MT12]*(([.MT5]-[.MS5])/([.MT1]-[.MS1]))^2" office:value-type="string" office:string-value="" calcext:value-type="error">
            <text:p>#DIV/0!</text:p>
          </table:table-cell>
          <table:table-cell table:formula="of:=0.5*[.MU12]*(([.MU5]-[.MT5])/([.MU1]-[.MT1]))^2" office:value-type="string" office:string-value="" calcext:value-type="error">
            <text:p>#DIV/0!</text:p>
          </table:table-cell>
          <table:table-cell table:formula="of:=0.5*[.MV12]*(([.MV5]-[.MU5])/([.MV1]-[.MU1]))^2" office:value-type="string" office:string-value="" calcext:value-type="error">
            <text:p>#DIV/0!</text:p>
          </table:table-cell>
          <table:table-cell table:formula="of:=0.5*[.MW12]*(([.MW5]-[.MV5])/([.MW1]-[.MV1]))^2" office:value-type="string" office:string-value="" calcext:value-type="error">
            <text:p>#DIV/0!</text:p>
          </table:table-cell>
          <table:table-cell table:formula="of:=0.5*[.MX12]*(([.MX5]-[.MW5])/([.MX1]-[.MW1]))^2" office:value-type="string" office:string-value="" calcext:value-type="error">
            <text:p>#DIV/0!</text:p>
          </table:table-cell>
          <table:table-cell table:formula="of:=0.5*[.MY12]*(([.MY5]-[.MX5])/([.MY1]-[.MX1]))^2" office:value-type="string" office:string-value="" calcext:value-type="error">
            <text:p>#DIV/0!</text:p>
          </table:table-cell>
          <table:table-cell table:formula="of:=0.5*[.MZ12]*(([.MZ5]-[.MY5])/([.MZ1]-[.MY1]))^2" office:value-type="string" office:string-value="" calcext:value-type="error">
            <text:p>#DIV/0!</text:p>
          </table:table-cell>
          <table:table-cell table:formula="of:=0.5*[.NA12]*(([.NA5]-[.MZ5])/([.NA1]-[.MZ1]))^2" office:value-type="string" office:string-value="" calcext:value-type="error">
            <text:p>#DIV/0!</text:p>
          </table:table-cell>
          <table:table-cell table:formula="of:=0.5*[.NB12]*(([.NB5]-[.NA5])/([.NB1]-[.NA1]))^2" office:value-type="string" office:string-value="" calcext:value-type="error">
            <text:p>#DIV/0!</text:p>
          </table:table-cell>
          <table:table-cell table:formula="of:=0.5*[.NC12]*(([.NC5]-[.NB5])/([.NC1]-[.NB1]))^2" office:value-type="string" office:string-value="" calcext:value-type="error">
            <text:p>#DIV/0!</text:p>
          </table:table-cell>
          <table:table-cell table:formula="of:=0.5*[.ND12]*(([.ND5]-[.NC5])/([.ND1]-[.NC1]))^2" office:value-type="string" office:string-value="" calcext:value-type="error">
            <text:p>#DIV/0!</text:p>
          </table:table-cell>
          <table:table-cell table:formula="of:=0.5*[.NE12]*(([.NE5]-[.ND5])/([.NE1]-[.ND1]))^2" office:value-type="string" office:string-value="" calcext:value-type="error">
            <text:p>#DIV/0!</text:p>
          </table:table-cell>
          <table:table-cell table:formula="of:=0.5*[.NF12]*(([.NF5]-[.NE5])/([.NF1]-[.NE1]))^2" office:value-type="string" office:string-value="" calcext:value-type="error">
            <text:p>#DIV/0!</text:p>
          </table:table-cell>
          <table:table-cell table:formula="of:=0.5*[.NG12]*(([.NG5]-[.NF5])/([.NG1]-[.NF1]))^2" office:value-type="string" office:string-value="" calcext:value-type="error">
            <text:p>#DIV/0!</text:p>
          </table:table-cell>
          <table:table-cell table:formula="of:=0.5*[.NH12]*(([.NH5]-[.NG5])/([.NH1]-[.NG1]))^2" office:value-type="string" office:string-value="" calcext:value-type="error">
            <text:p>#DIV/0!</text:p>
          </table:table-cell>
          <table:table-cell table:formula="of:=0.5*[.NI12]*(([.NI5]-[.NH5])/([.NI1]-[.NH1]))^2" office:value-type="string" office:string-value="" calcext:value-type="error">
            <text:p>#DIV/0!</text:p>
          </table:table-cell>
          <table:table-cell table:formula="of:=0.5*[.NJ12]*(([.NJ5]-[.NI5])/([.NJ1]-[.NI1]))^2" office:value-type="string" office:string-value="" calcext:value-type="error">
            <text:p>#DIV/0!</text:p>
          </table:table-cell>
          <table:table-cell table:formula="of:=0.5*[.NK12]*(([.NK5]-[.NJ5])/([.NK1]-[.NJ1]))^2" office:value-type="string" office:string-value="" calcext:value-type="error">
            <text:p>#DIV/0!</text:p>
          </table:table-cell>
          <table:table-cell table:formula="of:=0.5*[.NL12]*(([.NL5]-[.NK5])/([.NL1]-[.NK1]))^2" office:value-type="string" office:string-value="" calcext:value-type="error">
            <text:p>#DIV/0!</text:p>
          </table:table-cell>
          <table:table-cell table:formula="of:=0.5*[.NM12]*(([.NM5]-[.NL5])/([.NM1]-[.NL1]))^2" office:value-type="string" office:string-value="" calcext:value-type="error">
            <text:p>#DIV/0!</text:p>
          </table:table-cell>
          <table:table-cell table:formula="of:=0.5*[.NN12]*(([.NN5]-[.NM5])/([.NN1]-[.NM1]))^2" office:value-type="string" office:string-value="" calcext:value-type="error">
            <text:p>#DIV/0!</text:p>
          </table:table-cell>
          <table:table-cell table:formula="of:=0.5*[.NO12]*(([.NO5]-[.NN5])/([.NO1]-[.NN1]))^2" office:value-type="string" office:string-value="" calcext:value-type="error">
            <text:p>#DIV/0!</text:p>
          </table:table-cell>
          <table:table-cell table:formula="of:=0.5*[.NP12]*(([.NP5]-[.NO5])/([.NP1]-[.NO1]))^2" office:value-type="string" office:string-value="" calcext:value-type="error">
            <text:p>#DIV/0!</text:p>
          </table:table-cell>
          <table:table-cell table:formula="of:=0.5*[.NQ12]*(([.NQ5]-[.NP5])/([.NQ1]-[.NP1]))^2" office:value-type="string" office:string-value="" calcext:value-type="error">
            <text:p>#DIV/0!</text:p>
          </table:table-cell>
          <table:table-cell table:formula="of:=0.5*[.NR12]*(([.NR5]-[.NQ5])/([.NR1]-[.NQ1]))^2" office:value-type="string" office:string-value="" calcext:value-type="error">
            <text:p>#DIV/0!</text:p>
          </table:table-cell>
          <table:table-cell table:formula="of:=0.5*[.NS12]*(([.NS5]-[.NR5])/([.NS1]-[.NR1]))^2" office:value-type="string" office:string-value="" calcext:value-type="error">
            <text:p>#DIV/0!</text:p>
          </table:table-cell>
          <table:table-cell table:formula="of:=0.5*[.NT12]*(([.NT5]-[.NS5])/([.NT1]-[.NS1]))^2" office:value-type="string" office:string-value="" calcext:value-type="error">
            <text:p>#DIV/0!</text:p>
          </table:table-cell>
          <table:table-cell table:formula="of:=0.5*[.NU12]*(([.NU5]-[.NT5])/([.NU1]-[.NT1]))^2" office:value-type="string" office:string-value="" calcext:value-type="error">
            <text:p>#DIV/0!</text:p>
          </table:table-cell>
          <table:table-cell table:formula="of:=0.5*[.NV12]*(([.NV5]-[.NU5])/([.NV1]-[.NU1]))^2" office:value-type="string" office:string-value="" calcext:value-type="error">
            <text:p>#DIV/0!</text:p>
          </table:table-cell>
          <table:table-cell table:formula="of:=0.5*[.NW12]*(([.NW5]-[.NV5])/([.NW1]-[.NV1]))^2" office:value-type="string" office:string-value="" calcext:value-type="error">
            <text:p>#DIV/0!</text:p>
          </table:table-cell>
          <table:table-cell table:formula="of:=0.5*[.NX12]*(([.NX5]-[.NW5])/([.NX1]-[.NW1]))^2" office:value-type="string" office:string-value="" calcext:value-type="error">
            <text:p>#DIV/0!</text:p>
          </table:table-cell>
          <table:table-cell table:formula="of:=0.5*[.NY12]*(([.NY5]-[.NX5])/([.NY1]-[.NX1]))^2" office:value-type="string" office:string-value="" calcext:value-type="error">
            <text:p>#DIV/0!</text:p>
          </table:table-cell>
          <table:table-cell table:formula="of:=0.5*[.NZ12]*(([.NZ5]-[.NY5])/([.NZ1]-[.NY1]))^2" office:value-type="string" office:string-value="" calcext:value-type="error">
            <text:p>#DIV/0!</text:p>
          </table:table-cell>
          <table:table-cell table:formula="of:=0.5*[.OA12]*(([.OA5]-[.NZ5])/([.OA1]-[.NZ1]))^2" office:value-type="string" office:string-value="" calcext:value-type="error">
            <text:p>#DIV/0!</text:p>
          </table:table-cell>
          <table:table-cell table:formula="of:=0.5*[.OB12]*(([.OB5]-[.OA5])/([.OB1]-[.OA1]))^2" office:value-type="string" office:string-value="" calcext:value-type="error">
            <text:p>#DIV/0!</text:p>
          </table:table-cell>
          <table:table-cell table:formula="of:=0.5*[.OC12]*(([.OC5]-[.OB5])/([.OC1]-[.OB1]))^2" office:value-type="string" office:string-value="" calcext:value-type="error">
            <text:p>#DIV/0!</text:p>
          </table:table-cell>
          <table:table-cell table:formula="of:=0.5*[.OD12]*(([.OD5]-[.OC5])/([.OD1]-[.OC1]))^2" office:value-type="string" office:string-value="" calcext:value-type="error">
            <text:p>#DIV/0!</text:p>
          </table:table-cell>
          <table:table-cell table:formula="of:=0.5*[.OE12]*(([.OE5]-[.OD5])/([.OE1]-[.OD1]))^2" office:value-type="string" office:string-value="" calcext:value-type="error">
            <text:p>#DIV/0!</text:p>
          </table:table-cell>
          <table:table-cell table:formula="of:=0.5*[.OF12]*(([.OF5]-[.OE5])/([.OF1]-[.OE1]))^2" office:value-type="string" office:string-value="" calcext:value-type="error">
            <text:p>#DIV/0!</text:p>
          </table:table-cell>
          <table:table-cell table:formula="of:=0.5*[.OG12]*(([.OG5]-[.OF5])/([.OG1]-[.OF1]))^2" office:value-type="string" office:string-value="" calcext:value-type="error">
            <text:p>#DIV/0!</text:p>
          </table:table-cell>
          <table:table-cell table:formula="of:=0.5*[.OH12]*(([.OH5]-[.OG5])/([.OH1]-[.OG1]))^2" office:value-type="string" office:string-value="" calcext:value-type="error">
            <text:p>#DIV/0!</text:p>
          </table:table-cell>
          <table:table-cell table:formula="of:=0.5*[.OI12]*(([.OI5]-[.OH5])/([.OI1]-[.OH1]))^2" office:value-type="string" office:string-value="" calcext:value-type="error">
            <text:p>#DIV/0!</text:p>
          </table:table-cell>
          <table:table-cell table:formula="of:=0.5*[.OJ12]*(([.OJ5]-[.OI5])/([.OJ1]-[.OI1]))^2" office:value-type="string" office:string-value="" calcext:value-type="error">
            <text:p>#DIV/0!</text:p>
          </table:table-cell>
          <table:table-cell table:formula="of:=0.5*[.OK12]*(([.OK5]-[.OJ5])/([.OK1]-[.OJ1]))^2" office:value-type="string" office:string-value="" calcext:value-type="error">
            <text:p>#DIV/0!</text:p>
          </table:table-cell>
          <table:table-cell table:formula="of:=0.5*[.OL12]*(([.OL5]-[.OK5])/([.OL1]-[.OK1]))^2" office:value-type="string" office:string-value="" calcext:value-type="error">
            <text:p>#DIV/0!</text:p>
          </table:table-cell>
          <table:table-cell table:formula="of:=0.5*[.OM12]*(([.OM5]-[.OL5])/([.OM1]-[.OL1]))^2" office:value-type="string" office:string-value="" calcext:value-type="error">
            <text:p>#DIV/0!</text:p>
          </table:table-cell>
          <table:table-cell table:formula="of:=0.5*[.ON12]*(([.ON5]-[.OM5])/([.ON1]-[.OM1]))^2" office:value-type="string" office:string-value="" calcext:value-type="error">
            <text:p>#DIV/0!</text:p>
          </table:table-cell>
          <table:table-cell table:formula="of:=0.5*[.OO12]*(([.OO5]-[.ON5])/([.OO1]-[.ON1]))^2" office:value-type="string" office:string-value="" calcext:value-type="error">
            <text:p>#DIV/0!</text:p>
          </table:table-cell>
          <table:table-cell table:formula="of:=0.5*[.OP12]*(([.OP5]-[.OO5])/([.OP1]-[.OO1]))^2" office:value-type="string" office:string-value="" calcext:value-type="error">
            <text:p>#DIV/0!</text:p>
          </table:table-cell>
          <table:table-cell table:formula="of:=0.5*[.OQ12]*(([.OQ5]-[.OP5])/([.OQ1]-[.OP1]))^2" office:value-type="string" office:string-value="" calcext:value-type="error">
            <text:p>#DIV/0!</text:p>
          </table:table-cell>
          <table:table-cell table:formula="of:=0.5*[.OR12]*(([.OR5]-[.OQ5])/([.OR1]-[.OQ1]))^2" office:value-type="string" office:string-value="" calcext:value-type="error">
            <text:p>#DIV/0!</text:p>
          </table:table-cell>
          <table:table-cell table:formula="of:=0.5*[.OS12]*(([.OS5]-[.OR5])/([.OS1]-[.OR1]))^2" office:value-type="string" office:string-value="" calcext:value-type="error">
            <text:p>#DIV/0!</text:p>
          </table:table-cell>
          <table:table-cell table:formula="of:=0.5*[.OT12]*(([.OT5]-[.OS5])/([.OT1]-[.OS1]))^2" office:value-type="string" office:string-value="" calcext:value-type="error">
            <text:p>#DIV/0!</text:p>
          </table:table-cell>
          <table:table-cell table:formula="of:=0.5*[.OU12]*(([.OU5]-[.OT5])/([.OU1]-[.OT1]))^2" office:value-type="string" office:string-value="" calcext:value-type="error">
            <text:p>#DIV/0!</text:p>
          </table:table-cell>
          <table:table-cell table:formula="of:=0.5*[.OV12]*(([.OV5]-[.OU5])/([.OV1]-[.OU1]))^2" office:value-type="string" office:string-value="" calcext:value-type="error">
            <text:p>#DIV/0!</text:p>
          </table:table-cell>
          <table:table-cell table:formula="of:=0.5*[.OW12]*(([.OW5]-[.OV5])/([.OW1]-[.OV1]))^2" office:value-type="string" office:string-value="" calcext:value-type="error">
            <text:p>#DIV/0!</text:p>
          </table:table-cell>
          <table:table-cell table:formula="of:=0.5*[.OX12]*(([.OX5]-[.OW5])/([.OX1]-[.OW1]))^2" office:value-type="string" office:string-value="" calcext:value-type="error">
            <text:p>#DIV/0!</text:p>
          </table:table-cell>
          <table:table-cell table:formula="of:=0.5*[.OY12]*(([.OY5]-[.OX5])/([.OY1]-[.OX1]))^2" office:value-type="string" office:string-value="" calcext:value-type="error">
            <text:p>#DIV/0!</text:p>
          </table:table-cell>
          <table:table-cell table:formula="of:=0.5*[.OZ12]*(([.OZ5]-[.OY5])/([.OZ1]-[.OY1]))^2" office:value-type="string" office:string-value="" calcext:value-type="error">
            <text:p>#DIV/0!</text:p>
          </table:table-cell>
          <table:table-cell table:formula="of:=0.5*[.PA12]*(([.PA5]-[.OZ5])/([.PA1]-[.OZ1]))^2" office:value-type="string" office:string-value="" calcext:value-type="error">
            <text:p>#DIV/0!</text:p>
          </table:table-cell>
          <table:table-cell table:formula="of:=0.5*[.PB12]*(([.PB5]-[.PA5])/([.PB1]-[.PA1]))^2" office:value-type="string" office:string-value="" calcext:value-type="error">
            <text:p>#DIV/0!</text:p>
          </table:table-cell>
          <table:table-cell table:formula="of:=0.5*[.PC12]*(([.PC5]-[.PB5])/([.PC1]-[.PB1]))^2" office:value-type="string" office:string-value="" calcext:value-type="error">
            <text:p>#DIV/0!</text:p>
          </table:table-cell>
          <table:table-cell table:formula="of:=0.5*[.PD12]*(([.PD5]-[.PC5])/([.PD1]-[.PC1]))^2" office:value-type="string" office:string-value="" calcext:value-type="error">
            <text:p>#DIV/0!</text:p>
          </table:table-cell>
          <table:table-cell table:formula="of:=0.5*[.PE12]*(([.PE5]-[.PD5])/([.PE1]-[.PD1]))^2" office:value-type="string" office:string-value="" calcext:value-type="error">
            <text:p>#DIV/0!</text:p>
          </table:table-cell>
          <table:table-cell table:formula="of:=0.5*[.PF12]*(([.PF5]-[.PE5])/([.PF1]-[.PE1]))^2" office:value-type="string" office:string-value="" calcext:value-type="error">
            <text:p>#DIV/0!</text:p>
          </table:table-cell>
          <table:table-cell table:formula="of:=0.5*[.PG12]*(([.PG5]-[.PF5])/([.PG1]-[.PF1]))^2" office:value-type="string" office:string-value="" calcext:value-type="error">
            <text:p>#DIV/0!</text:p>
          </table:table-cell>
          <table:table-cell table:formula="of:=0.5*[.PH12]*(([.PH5]-[.PG5])/([.PH1]-[.PG1]))^2" office:value-type="string" office:string-value="" calcext:value-type="error">
            <text:p>#DIV/0!</text:p>
          </table:table-cell>
          <table:table-cell table:formula="of:=0.5*[.PI12]*(([.PI5]-[.PH5])/([.PI1]-[.PH1]))^2" office:value-type="string" office:string-value="" calcext:value-type="error">
            <text:p>#DIV/0!</text:p>
          </table:table-cell>
          <table:table-cell table:formula="of:=0.5*[.PJ12]*(([.PJ5]-[.PI5])/([.PJ1]-[.PI1]))^2" office:value-type="string" office:string-value="" calcext:value-type="error">
            <text:p>#DIV/0!</text:p>
          </table:table-cell>
          <table:table-cell table:formula="of:=0.5*[.PK12]*(([.PK5]-[.PJ5])/([.PK1]-[.PJ1]))^2" office:value-type="string" office:string-value="" calcext:value-type="error">
            <text:p>#DIV/0!</text:p>
          </table:table-cell>
          <table:table-cell table:formula="of:=0.5*[.PL12]*(([.PL5]-[.PK5])/([.PL1]-[.PK1]))^2" office:value-type="string" office:string-value="" calcext:value-type="error">
            <text:p>#DIV/0!</text:p>
          </table:table-cell>
          <table:table-cell table:formula="of:=0.5*[.PM12]*(([.PM5]-[.PL5])/([.PM1]-[.PL1]))^2" office:value-type="string" office:string-value="" calcext:value-type="error">
            <text:p>#DIV/0!</text:p>
          </table:table-cell>
          <table:table-cell table:formula="of:=0.5*[.PN12]*(([.PN5]-[.PM5])/([.PN1]-[.PM1]))^2" office:value-type="string" office:string-value="" calcext:value-type="error">
            <text:p>#DIV/0!</text:p>
          </table:table-cell>
          <table:table-cell table:formula="of:=0.5*[.PO12]*(([.PO5]-[.PN5])/([.PO1]-[.PN1]))^2" office:value-type="string" office:string-value="" calcext:value-type="error">
            <text:p>#DIV/0!</text:p>
          </table:table-cell>
          <table:table-cell table:formula="of:=0.5*[.PP12]*(([.PP5]-[.PO5])/([.PP1]-[.PO1]))^2" office:value-type="string" office:string-value="" calcext:value-type="error">
            <text:p>#DIV/0!</text:p>
          </table:table-cell>
          <table:table-cell table:formula="of:=0.5*[.PQ12]*(([.PQ5]-[.PP5])/([.PQ1]-[.PP1]))^2" office:value-type="string" office:string-value="" calcext:value-type="error">
            <text:p>#DIV/0!</text:p>
          </table:table-cell>
          <table:table-cell table:formula="of:=0.5*[.PR12]*(([.PR5]-[.PQ5])/([.PR1]-[.PQ1]))^2" office:value-type="string" office:string-value="" calcext:value-type="error">
            <text:p>#DIV/0!</text:p>
          </table:table-cell>
          <table:table-cell table:formula="of:=0.5*[.PS12]*(([.PS5]-[.PR5])/([.PS1]-[.PR1]))^2" office:value-type="string" office:string-value="" calcext:value-type="error">
            <text:p>#DIV/0!</text:p>
          </table:table-cell>
          <table:table-cell table:formula="of:=0.5*[.PT12]*(([.PT5]-[.PS5])/([.PT1]-[.PS1]))^2" office:value-type="string" office:string-value="" calcext:value-type="error">
            <text:p>#DIV/0!</text:p>
          </table:table-cell>
          <table:table-cell table:formula="of:=0.5*[.PU12]*(([.PU5]-[.PT5])/([.PU1]-[.PT1]))^2" office:value-type="string" office:string-value="" calcext:value-type="error">
            <text:p>#DIV/0!</text:p>
          </table:table-cell>
          <table:table-cell table:formula="of:=0.5*[.PV12]*(([.PV5]-[.PU5])/([.PV1]-[.PU1]))^2" office:value-type="string" office:string-value="" calcext:value-type="error">
            <text:p>#DIV/0!</text:p>
          </table:table-cell>
          <table:table-cell table:formula="of:=0.5*[.PW12]*(([.PW5]-[.PV5])/([.PW1]-[.PV1]))^2" office:value-type="string" office:string-value="" calcext:value-type="error">
            <text:p>#DIV/0!</text:p>
          </table:table-cell>
          <table:table-cell table:formula="of:=0.5*[.PX12]*(([.PX5]-[.PW5])/([.PX1]-[.PW1]))^2" office:value-type="string" office:string-value="" calcext:value-type="error">
            <text:p>#DIV/0!</text:p>
          </table:table-cell>
          <table:table-cell table:formula="of:=0.5*[.PY12]*(([.PY5]-[.PX5])/([.PY1]-[.PX1]))^2" office:value-type="string" office:string-value="" calcext:value-type="error">
            <text:p>#DIV/0!</text:p>
          </table:table-cell>
          <table:table-cell table:formula="of:=0.5*[.PZ12]*(([.PZ5]-[.PY5])/([.PZ1]-[.PY1]))^2" office:value-type="string" office:string-value="" calcext:value-type="error">
            <text:p>#DIV/0!</text:p>
          </table:table-cell>
          <table:table-cell table:formula="of:=0.5*[.QA12]*(([.QA5]-[.PZ5])/([.QA1]-[.PZ1]))^2" office:value-type="string" office:string-value="" calcext:value-type="error">
            <text:p>#DIV/0!</text:p>
          </table:table-cell>
          <table:table-cell table:formula="of:=0.5*[.QB12]*(([.QB5]-[.QA5])/([.QB1]-[.QA1]))^2" office:value-type="string" office:string-value="" calcext:value-type="error">
            <text:p>#DIV/0!</text:p>
          </table:table-cell>
          <table:table-cell table:formula="of:=0.5*[.QC12]*(([.QC5]-[.QB5])/([.QC1]-[.QB1]))^2" office:value-type="string" office:string-value="" calcext:value-type="error">
            <text:p>#DIV/0!</text:p>
          </table:table-cell>
          <table:table-cell table:formula="of:=0.5*[.QD12]*(([.QD5]-[.QC5])/([.QD1]-[.QC1]))^2" office:value-type="string" office:string-value="" calcext:value-type="error">
            <text:p>#DIV/0!</text:p>
          </table:table-cell>
          <table:table-cell table:formula="of:=0.5*[.QE12]*(([.QE5]-[.QD5])/([.QE1]-[.QD1]))^2" office:value-type="string" office:string-value="" calcext:value-type="error">
            <text:p>#DIV/0!</text:p>
          </table:table-cell>
          <table:table-cell table:formula="of:=0.5*[.QF12]*(([.QF5]-[.QE5])/([.QF1]-[.QE1]))^2" office:value-type="string" office:string-value="" calcext:value-type="error">
            <text:p>#DIV/0!</text:p>
          </table:table-cell>
          <table:table-cell table:formula="of:=0.5*[.QG12]*(([.QG5]-[.QF5])/([.QG1]-[.QF1]))^2" office:value-type="string" office:string-value="" calcext:value-type="error">
            <text:p>#DIV/0!</text:p>
          </table:table-cell>
          <table:table-cell table:formula="of:=0.5*[.QH12]*(([.QH5]-[.QG5])/([.QH1]-[.QG1]))^2" office:value-type="string" office:string-value="" calcext:value-type="error">
            <text:p>#DIV/0!</text:p>
          </table:table-cell>
          <table:table-cell table:formula="of:=0.5*[.QI12]*(([.QI5]-[.QH5])/([.QI1]-[.QH1]))^2" office:value-type="string" office:string-value="" calcext:value-type="error">
            <text:p>#DIV/0!</text:p>
          </table:table-cell>
          <table:table-cell table:formula="of:=0.5*[.QJ12]*(([.QJ5]-[.QI5])/([.QJ1]-[.QI1]))^2" office:value-type="string" office:string-value="" calcext:value-type="error">
            <text:p>#DIV/0!</text:p>
          </table:table-cell>
          <table:table-cell table:formula="of:=0.5*[.QK12]*(([.QK5]-[.QJ5])/([.QK1]-[.QJ1]))^2" office:value-type="string" office:string-value="" calcext:value-type="error">
            <text:p>#DIV/0!</text:p>
          </table:table-cell>
          <table:table-cell table:formula="of:=0.5*[.QL12]*(([.QL5]-[.QK5])/([.QL1]-[.QK1]))^2" office:value-type="string" office:string-value="" calcext:value-type="error">
            <text:p>#DIV/0!</text:p>
          </table:table-cell>
          <table:table-cell table:formula="of:=0.5*[.QM12]*(([.QM5]-[.QL5])/([.QM1]-[.QL1]))^2" office:value-type="string" office:string-value="" calcext:value-type="error">
            <text:p>#DIV/0!</text:p>
          </table:table-cell>
          <table:table-cell table:formula="of:=0.5*[.QN12]*(([.QN5]-[.QM5])/([.QN1]-[.QM1]))^2" office:value-type="string" office:string-value="" calcext:value-type="error">
            <text:p>#DIV/0!</text:p>
          </table:table-cell>
          <table:table-cell table:formula="of:=0.5*[.QO12]*(([.QO5]-[.QN5])/([.QO1]-[.QN1]))^2" office:value-type="string" office:string-value="" calcext:value-type="error">
            <text:p>#DIV/0!</text:p>
          </table:table-cell>
          <table:table-cell table:formula="of:=0.5*[.QP12]*(([.QP5]-[.QO5])/([.QP1]-[.QO1]))^2" office:value-type="string" office:string-value="" calcext:value-type="error">
            <text:p>#DIV/0!</text:p>
          </table:table-cell>
          <table:table-cell table:formula="of:=0.5*[.QQ12]*(([.QQ5]-[.QP5])/([.QQ1]-[.QP1]))^2" office:value-type="string" office:string-value="" calcext:value-type="error">
            <text:p>#DIV/0!</text:p>
          </table:table-cell>
          <table:table-cell table:formula="of:=0.5*[.QR12]*(([.QR5]-[.QQ5])/([.QR1]-[.QQ1]))^2" office:value-type="string" office:string-value="" calcext:value-type="error">
            <text:p>#DIV/0!</text:p>
          </table:table-cell>
          <table:table-cell table:formula="of:=0.5*[.QS12]*(([.QS5]-[.QR5])/([.QS1]-[.QR1]))^2" office:value-type="string" office:string-value="" calcext:value-type="error">
            <text:p>#DIV/0!</text:p>
          </table:table-cell>
          <table:table-cell table:formula="of:=0.5*[.QT12]*(([.QT5]-[.QS5])/([.QT1]-[.QS1]))^2" office:value-type="string" office:string-value="" calcext:value-type="error">
            <text:p>#DIV/0!</text:p>
          </table:table-cell>
          <table:table-cell table:formula="of:=0.5*[.QU12]*(([.QU5]-[.QT5])/([.QU1]-[.QT1]))^2" office:value-type="string" office:string-value="" calcext:value-type="error">
            <text:p>#DIV/0!</text:p>
          </table:table-cell>
          <table:table-cell table:formula="of:=0.5*[.QV12]*(([.QV5]-[.QU5])/([.QV1]-[.QU1]))^2" office:value-type="string" office:string-value="" calcext:value-type="error">
            <text:p>#DIV/0!</text:p>
          </table:table-cell>
          <table:table-cell table:formula="of:=0.5*[.QW12]*(([.QW5]-[.QV5])/([.QW1]-[.QV1]))^2" office:value-type="string" office:string-value="" calcext:value-type="error">
            <text:p>#DIV/0!</text:p>
          </table:table-cell>
          <table:table-cell table:formula="of:=0.5*[.QX12]*(([.QX5]-[.QW5])/([.QX1]-[.QW1]))^2" office:value-type="string" office:string-value="" calcext:value-type="error">
            <text:p>#DIV/0!</text:p>
          </table:table-cell>
          <table:table-cell table:formula="of:=0.5*[.QY12]*(([.QY5]-[.QX5])/([.QY1]-[.QX1]))^2" office:value-type="string" office:string-value="" calcext:value-type="error">
            <text:p>#DIV/0!</text:p>
          </table:table-cell>
          <table:table-cell table:formula="of:=0.5*[.QZ12]*(([.QZ5]-[.QY5])/([.QZ1]-[.QY1]))^2" office:value-type="string" office:string-value="" calcext:value-type="error">
            <text:p>#DIV/0!</text:p>
          </table:table-cell>
          <table:table-cell table:formula="of:=0.5*[.RA12]*(([.RA5]-[.QZ5])/([.RA1]-[.QZ1]))^2" office:value-type="string" office:string-value="" calcext:value-type="error">
            <text:p>#DIV/0!</text:p>
          </table:table-cell>
          <table:table-cell table:formula="of:=0.5*[.RB12]*(([.RB5]-[.RA5])/([.RB1]-[.RA1]))^2" office:value-type="string" office:string-value="" calcext:value-type="error">
            <text:p>#DIV/0!</text:p>
          </table:table-cell>
          <table:table-cell table:formula="of:=0.5*[.RC12]*(([.RC5]-[.RB5])/([.RC1]-[.RB1]))^2" office:value-type="string" office:string-value="" calcext:value-type="error">
            <text:p>#DIV/0!</text:p>
          </table:table-cell>
          <table:table-cell table:formula="of:=0.5*[.RD12]*(([.RD5]-[.RC5])/([.RD1]-[.RC1]))^2" office:value-type="string" office:string-value="" calcext:value-type="error">
            <text:p>#DIV/0!</text:p>
          </table:table-cell>
          <table:table-cell table:formula="of:=0.5*[.RE12]*(([.RE5]-[.RD5])/([.RE1]-[.RD1]))^2" office:value-type="string" office:string-value="" calcext:value-type="error">
            <text:p>#DIV/0!</text:p>
          </table:table-cell>
          <table:table-cell table:formula="of:=0.5*[.RF12]*(([.RF5]-[.RE5])/([.RF1]-[.RE1]))^2" office:value-type="string" office:string-value="" calcext:value-type="error">
            <text:p>#DIV/0!</text:p>
          </table:table-cell>
          <table:table-cell table:formula="of:=0.5*[.RG12]*(([.RG5]-[.RF5])/([.RG1]-[.RF1]))^2" office:value-type="string" office:string-value="" calcext:value-type="error">
            <text:p>#DIV/0!</text:p>
          </table:table-cell>
          <table:table-cell table:formula="of:=0.5*[.RH12]*(([.RH5]-[.RG5])/([.RH1]-[.RG1]))^2" office:value-type="string" office:string-value="" calcext:value-type="error">
            <text:p>#DIV/0!</text:p>
          </table:table-cell>
          <table:table-cell table:formula="of:=0.5*[.RI12]*(([.RI5]-[.RH5])/([.RI1]-[.RH1]))^2" office:value-type="string" office:string-value="" calcext:value-type="error">
            <text:p>#DIV/0!</text:p>
          </table:table-cell>
          <table:table-cell table:formula="of:=0.5*[.RJ12]*(([.RJ5]-[.RI5])/([.RJ1]-[.RI1]))^2" office:value-type="string" office:string-value="" calcext:value-type="error">
            <text:p>#DIV/0!</text:p>
          </table:table-cell>
          <table:table-cell table:formula="of:=0.5*[.RK12]*(([.RK5]-[.RJ5])/([.RK1]-[.RJ1]))^2" office:value-type="string" office:string-value="" calcext:value-type="error">
            <text:p>#DIV/0!</text:p>
          </table:table-cell>
          <table:table-cell table:formula="of:=0.5*[.RL12]*(([.RL5]-[.RK5])/([.RL1]-[.RK1]))^2" office:value-type="string" office:string-value="" calcext:value-type="error">
            <text:p>#DIV/0!</text:p>
          </table:table-cell>
          <table:table-cell table:formula="of:=0.5*[.RM12]*(([.RM5]-[.RL5])/([.RM1]-[.RL1]))^2" office:value-type="string" office:string-value="" calcext:value-type="error">
            <text:p>#DIV/0!</text:p>
          </table:table-cell>
          <table:table-cell table:formula="of:=0.5*[.RN12]*(([.RN5]-[.RM5])/([.RN1]-[.RM1]))^2" office:value-type="string" office:string-value="" calcext:value-type="error">
            <text:p>#DIV/0!</text:p>
          </table:table-cell>
          <table:table-cell table:formula="of:=0.5*[.RO12]*(([.RO5]-[.RN5])/([.RO1]-[.RN1]))^2" office:value-type="string" office:string-value="" calcext:value-type="error">
            <text:p>#DIV/0!</text:p>
          </table:table-cell>
          <table:table-cell table:formula="of:=0.5*[.RP12]*(([.RP5]-[.RO5])/([.RP1]-[.RO1]))^2" office:value-type="string" office:string-value="" calcext:value-type="error">
            <text:p>#DIV/0!</text:p>
          </table:table-cell>
          <table:table-cell table:formula="of:=0.5*[.RQ12]*(([.RQ5]-[.RP5])/([.RQ1]-[.RP1]))^2" office:value-type="string" office:string-value="" calcext:value-type="error">
            <text:p>#DIV/0!</text:p>
          </table:table-cell>
          <table:table-cell table:formula="of:=0.5*[.RR12]*(([.RR5]-[.RQ5])/([.RR1]-[.RQ1]))^2" office:value-type="string" office:string-value="" calcext:value-type="error">
            <text:p>#DIV/0!</text:p>
          </table:table-cell>
          <table:table-cell table:formula="of:=0.5*[.RS12]*(([.RS5]-[.RR5])/([.RS1]-[.RR1]))^2" office:value-type="string" office:string-value="" calcext:value-type="error">
            <text:p>#DIV/0!</text:p>
          </table:table-cell>
          <table:table-cell table:formula="of:=0.5*[.RT12]*(([.RT5]-[.RS5])/([.RT1]-[.RS1]))^2" office:value-type="string" office:string-value="" calcext:value-type="error">
            <text:p>#DIV/0!</text:p>
          </table:table-cell>
          <table:table-cell table:formula="of:=0.5*[.RU12]*(([.RU5]-[.RT5])/([.RU1]-[.RT1]))^2" office:value-type="string" office:string-value="" calcext:value-type="error">
            <text:p>#DIV/0!</text:p>
          </table:table-cell>
          <table:table-cell table:formula="of:=0.5*[.RV12]*(([.RV5]-[.RU5])/([.RV1]-[.RU1]))^2" office:value-type="string" office:string-value="" calcext:value-type="error">
            <text:p>#DIV/0!</text:p>
          </table:table-cell>
          <table:table-cell table:formula="of:=0.5*[.RW12]*(([.RW5]-[.RV5])/([.RW1]-[.RV1]))^2" office:value-type="string" office:string-value="" calcext:value-type="error">
            <text:p>#DIV/0!</text:p>
          </table:table-cell>
          <table:table-cell table:formula="of:=0.5*[.RX12]*(([.RX5]-[.RW5])/([.RX1]-[.RW1]))^2" office:value-type="string" office:string-value="" calcext:value-type="error">
            <text:p>#DIV/0!</text:p>
          </table:table-cell>
          <table:table-cell table:formula="of:=0.5*[.RY12]*(([.RY5]-[.RX5])/([.RY1]-[.RX1]))^2" office:value-type="string" office:string-value="" calcext:value-type="error">
            <text:p>#DIV/0!</text:p>
          </table:table-cell>
          <table:table-cell table:formula="of:=0.5*[.RZ12]*(([.RZ5]-[.RY5])/([.RZ1]-[.RY1]))^2" office:value-type="string" office:string-value="" calcext:value-type="error">
            <text:p>#DIV/0!</text:p>
          </table:table-cell>
          <table:table-cell table:formula="of:=0.5*[.SA12]*(([.SA5]-[.RZ5])/([.SA1]-[.RZ1]))^2" office:value-type="string" office:string-value="" calcext:value-type="error">
            <text:p>#DIV/0!</text:p>
          </table:table-cell>
          <table:table-cell table:formula="of:=0.5*[.SB12]*(([.SB5]-[.SA5])/([.SB1]-[.SA1]))^2" office:value-type="string" office:string-value="" calcext:value-type="error">
            <text:p>#DIV/0!</text:p>
          </table:table-cell>
          <table:table-cell table:formula="of:=0.5*[.SC12]*(([.SC5]-[.SB5])/([.SC1]-[.SB1]))^2" office:value-type="string" office:string-value="" calcext:value-type="error">
            <text:p>#DIV/0!</text:p>
          </table:table-cell>
          <table:table-cell table:formula="of:=0.5*[.SD12]*(([.SD5]-[.SC5])/([.SD1]-[.SC1]))^2" office:value-type="string" office:string-value="" calcext:value-type="error">
            <text:p>#DIV/0!</text:p>
          </table:table-cell>
          <table:table-cell table:formula="of:=0.5*[.SE12]*(([.SE5]-[.SD5])/([.SE1]-[.SD1]))^2" office:value-type="string" office:string-value="" calcext:value-type="error">
            <text:p>#DIV/0!</text:p>
          </table:table-cell>
          <table:table-cell table:formula="of:=0.5*[.SF12]*(([.SF5]-[.SE5])/([.SF1]-[.SE1]))^2" office:value-type="string" office:string-value="" calcext:value-type="error">
            <text:p>#DIV/0!</text:p>
          </table:table-cell>
          <table:table-cell table:formula="of:=0.5*[.SG12]*(([.SG5]-[.SF5])/([.SG1]-[.SF1]))^2" office:value-type="string" office:string-value="" calcext:value-type="error">
            <text:p>#DIV/0!</text:p>
          </table:table-cell>
          <table:table-cell table:formula="of:=0.5*[.SH12]*(([.SH5]-[.SG5])/([.SH1]-[.SG1]))^2" office:value-type="string" office:string-value="" calcext:value-type="error">
            <text:p>#DIV/0!</text:p>
          </table:table-cell>
          <table:table-cell table:formula="of:=0.5*[.SI12]*(([.SI5]-[.SH5])/([.SI1]-[.SH1]))^2" office:value-type="string" office:string-value="" calcext:value-type="error">
            <text:p>#DIV/0!</text:p>
          </table:table-cell>
          <table:table-cell table:formula="of:=0.5*[.SJ12]*(([.SJ5]-[.SI5])/([.SJ1]-[.SI1]))^2" office:value-type="string" office:string-value="" calcext:value-type="error">
            <text:p>#DIV/0!</text:p>
          </table:table-cell>
          <table:table-cell table:formula="of:=0.5*[.SK12]*(([.SK5]-[.SJ5])/([.SK1]-[.SJ1]))^2" office:value-type="string" office:string-value="" calcext:value-type="error">
            <text:p>#DIV/0!</text:p>
          </table:table-cell>
          <table:table-cell table:formula="of:=0.5*[.SL12]*(([.SL5]-[.SK5])/([.SL1]-[.SK1]))^2" office:value-type="string" office:string-value="" calcext:value-type="error">
            <text:p>#DIV/0!</text:p>
          </table:table-cell>
          <table:table-cell table:formula="of:=0.5*[.SM12]*(([.SM5]-[.SL5])/([.SM1]-[.SL1]))^2" office:value-type="string" office:string-value="" calcext:value-type="error">
            <text:p>#DIV/0!</text:p>
          </table:table-cell>
          <table:table-cell table:formula="of:=0.5*[.SN12]*(([.SN5]-[.SM5])/([.SN1]-[.SM1]))^2" office:value-type="string" office:string-value="" calcext:value-type="error">
            <text:p>#DIV/0!</text:p>
          </table:table-cell>
          <table:table-cell table:formula="of:=0.5*[.SO12]*(([.SO5]-[.SN5])/([.SO1]-[.SN1]))^2" office:value-type="string" office:string-value="" calcext:value-type="error">
            <text:p>#DIV/0!</text:p>
          </table:table-cell>
          <table:table-cell table:formula="of:=0.5*[.SP12]*(([.SP5]-[.SO5])/([.SP1]-[.SO1]))^2" office:value-type="string" office:string-value="" calcext:value-type="error">
            <text:p>#DIV/0!</text:p>
          </table:table-cell>
          <table:table-cell table:formula="of:=0.5*[.SQ12]*(([.SQ5]-[.SP5])/([.SQ1]-[.SP1]))^2" office:value-type="string" office:string-value="" calcext:value-type="error">
            <text:p>#DIV/0!</text:p>
          </table:table-cell>
          <table:table-cell table:formula="of:=0.5*[.SR12]*(([.SR5]-[.SQ5])/([.SR1]-[.SQ1]))^2" office:value-type="string" office:string-value="" calcext:value-type="error">
            <text:p>#DIV/0!</text:p>
          </table:table-cell>
          <table:table-cell table:formula="of:=0.5*[.SS12]*(([.SS5]-[.SR5])/([.SS1]-[.SR1]))^2" office:value-type="string" office:string-value="" calcext:value-type="error">
            <text:p>#DIV/0!</text:p>
          </table:table-cell>
          <table:table-cell table:formula="of:=0.5*[.ST12]*(([.ST5]-[.SS5])/([.ST1]-[.SS1]))^2" office:value-type="string" office:string-value="" calcext:value-type="error">
            <text:p>#DIV/0!</text:p>
          </table:table-cell>
          <table:table-cell table:formula="of:=0.5*[.SU12]*(([.SU5]-[.ST5])/([.SU1]-[.ST1]))^2" office:value-type="string" office:string-value="" calcext:value-type="error">
            <text:p>#DIV/0!</text:p>
          </table:table-cell>
          <table:table-cell table:formula="of:=0.5*[.SV12]*(([.SV5]-[.SU5])/([.SV1]-[.SU1]))^2" office:value-type="string" office:string-value="" calcext:value-type="error">
            <text:p>#DIV/0!</text:p>
          </table:table-cell>
          <table:table-cell table:formula="of:=0.5*[.SW12]*(([.SW5]-[.SV5])/([.SW1]-[.SV1]))^2" office:value-type="string" office:string-value="" calcext:value-type="error">
            <text:p>#DIV/0!</text:p>
          </table:table-cell>
          <table:table-cell table:formula="of:=0.5*[.SX12]*(([.SX5]-[.SW5])/([.SX1]-[.SW1]))^2" office:value-type="string" office:string-value="" calcext:value-type="error">
            <text:p>#DIV/0!</text:p>
          </table:table-cell>
          <table:table-cell table:formula="of:=0.5*[.SY12]*(([.SY5]-[.SX5])/([.SY1]-[.SX1]))^2" office:value-type="string" office:string-value="" calcext:value-type="error">
            <text:p>#DIV/0!</text:p>
          </table:table-cell>
          <table:table-cell table:formula="of:=0.5*[.SZ12]*(([.SZ5]-[.SY5])/([.SZ1]-[.SY1]))^2" office:value-type="string" office:string-value="" calcext:value-type="error">
            <text:p>#DIV/0!</text:p>
          </table:table-cell>
          <table:table-cell table:formula="of:=0.5*[.TA12]*(([.TA5]-[.SZ5])/([.TA1]-[.SZ1]))^2" office:value-type="string" office:string-value="" calcext:value-type="error">
            <text:p>#DIV/0!</text:p>
          </table:table-cell>
          <table:table-cell table:formula="of:=0.5*[.TB12]*(([.TB5]-[.TA5])/([.TB1]-[.TA1]))^2" office:value-type="string" office:string-value="" calcext:value-type="error">
            <text:p>#DIV/0!</text:p>
          </table:table-cell>
          <table:table-cell table:formula="of:=0.5*[.TC12]*(([.TC5]-[.TB5])/([.TC1]-[.TB1]))^2" office:value-type="string" office:string-value="" calcext:value-type="error">
            <text:p>#DIV/0!</text:p>
          </table:table-cell>
          <table:table-cell table:formula="of:=0.5*[.TD12]*(([.TD5]-[.TC5])/([.TD1]-[.TC1]))^2" office:value-type="string" office:string-value="" calcext:value-type="error">
            <text:p>#DIV/0!</text:p>
          </table:table-cell>
          <table:table-cell table:formula="of:=0.5*[.TE12]*(([.TE5]-[.TD5])/([.TE1]-[.TD1]))^2" office:value-type="string" office:string-value="" calcext:value-type="error">
            <text:p>#DIV/0!</text:p>
          </table:table-cell>
          <table:table-cell table:formula="of:=0.5*[.TF12]*(([.TF5]-[.TE5])/([.TF1]-[.TE1]))^2" office:value-type="string" office:string-value="" calcext:value-type="error">
            <text:p>#DIV/0!</text:p>
          </table:table-cell>
          <table:table-cell table:formula="of:=0.5*[.TG12]*(([.TG5]-[.TF5])/([.TG1]-[.TF1]))^2" office:value-type="string" office:string-value="" calcext:value-type="error">
            <text:p>#DIV/0!</text:p>
          </table:table-cell>
          <table:table-cell table:formula="of:=0.5*[.TH12]*(([.TH5]-[.TG5])/([.TH1]-[.TG1]))^2" office:value-type="string" office:string-value="" calcext:value-type="error">
            <text:p>#DIV/0!</text:p>
          </table:table-cell>
          <table:table-cell table:formula="of:=0.5*[.TI12]*(([.TI5]-[.TH5])/([.TI1]-[.TH1]))^2" office:value-type="string" office:string-value="" calcext:value-type="error">
            <text:p>#DIV/0!</text:p>
          </table:table-cell>
          <table:table-cell table:formula="of:=0.5*[.TJ12]*(([.TJ5]-[.TI5])/([.TJ1]-[.TI1]))^2" office:value-type="string" office:string-value="" calcext:value-type="error">
            <text:p>#DIV/0!</text:p>
          </table:table-cell>
          <table:table-cell table:formula="of:=0.5*[.TK12]*(([.TK5]-[.TJ5])/([.TK1]-[.TJ1]))^2" office:value-type="string" office:string-value="" calcext:value-type="error">
            <text:p>#DIV/0!</text:p>
          </table:table-cell>
          <table:table-cell table:formula="of:=0.5*[.TL12]*(([.TL5]-[.TK5])/([.TL1]-[.TK1]))^2" office:value-type="string" office:string-value="" calcext:value-type="error">
            <text:p>#DIV/0!</text:p>
          </table:table-cell>
          <table:table-cell table:formula="of:=0.5*[.TM12]*(([.TM5]-[.TL5])/([.TM1]-[.TL1]))^2" office:value-type="string" office:string-value="" calcext:value-type="error">
            <text:p>#DIV/0!</text:p>
          </table:table-cell>
          <table:table-cell table:formula="of:=0.5*[.TN12]*(([.TN5]-[.TM5])/([.TN1]-[.TM1]))^2" office:value-type="string" office:string-value="" calcext:value-type="error">
            <text:p>#DIV/0!</text:p>
          </table:table-cell>
          <table:table-cell table:formula="of:=0.5*[.TO12]*(([.TO5]-[.TN5])/([.TO1]-[.TN1]))^2" office:value-type="string" office:string-value="" calcext:value-type="error">
            <text:p>#DIV/0!</text:p>
          </table:table-cell>
          <table:table-cell table:formula="of:=0.5*[.TP12]*(([.TP5]-[.TO5])/([.TP1]-[.TO1]))^2" office:value-type="string" office:string-value="" calcext:value-type="error">
            <text:p>#DIV/0!</text:p>
          </table:table-cell>
          <table:table-cell table:formula="of:=0.5*[.TQ12]*(([.TQ5]-[.TP5])/([.TQ1]-[.TP1]))^2" office:value-type="string" office:string-value="" calcext:value-type="error">
            <text:p>#DIV/0!</text:p>
          </table:table-cell>
          <table:table-cell table:formula="of:=0.5*[.TR12]*(([.TR5]-[.TQ5])/([.TR1]-[.TQ1]))^2" office:value-type="string" office:string-value="" calcext:value-type="error">
            <text:p>#DIV/0!</text:p>
          </table:table-cell>
          <table:table-cell table:formula="of:=0.5*[.TS12]*(([.TS5]-[.TR5])/([.TS1]-[.TR1]))^2" office:value-type="string" office:string-value="" calcext:value-type="error">
            <text:p>#DIV/0!</text:p>
          </table:table-cell>
          <table:table-cell table:formula="of:=0.5*[.TT12]*(([.TT5]-[.TS5])/([.TT1]-[.TS1]))^2" office:value-type="string" office:string-value="" calcext:value-type="error">
            <text:p>#DIV/0!</text:p>
          </table:table-cell>
          <table:table-cell table:formula="of:=0.5*[.TU12]*(([.TU5]-[.TT5])/([.TU1]-[.TT1]))^2" office:value-type="string" office:string-value="" calcext:value-type="error">
            <text:p>#DIV/0!</text:p>
          </table:table-cell>
          <table:table-cell table:formula="of:=0.5*[.TV12]*(([.TV5]-[.TU5])/([.TV1]-[.TU1]))^2" office:value-type="string" office:string-value="" calcext:value-type="error">
            <text:p>#DIV/0!</text:p>
          </table:table-cell>
          <table:table-cell table:formula="of:=0.5*[.TW12]*(([.TW5]-[.TV5])/([.TW1]-[.TV1]))^2" office:value-type="string" office:string-value="" calcext:value-type="error">
            <text:p>#DIV/0!</text:p>
          </table:table-cell>
          <table:table-cell table:formula="of:=0.5*[.TX12]*(([.TX5]-[.TW5])/([.TX1]-[.TW1]))^2" office:value-type="string" office:string-value="" calcext:value-type="error">
            <text:p>#DIV/0!</text:p>
          </table:table-cell>
          <table:table-cell table:formula="of:=0.5*[.TY12]*(([.TY5]-[.TX5])/([.TY1]-[.TX1]))^2" office:value-type="string" office:string-value="" calcext:value-type="error">
            <text:p>#DIV/0!</text:p>
          </table:table-cell>
          <table:table-cell table:formula="of:=0.5*[.TZ12]*(([.TZ5]-[.TY5])/([.TZ1]-[.TY1]))^2" office:value-type="string" office:string-value="" calcext:value-type="error">
            <text:p>#DIV/0!</text:p>
          </table:table-cell>
          <table:table-cell table:formula="of:=0.5*[.UA12]*(([.UA5]-[.TZ5])/([.UA1]-[.TZ1]))^2" office:value-type="string" office:string-value="" calcext:value-type="error">
            <text:p>#DIV/0!</text:p>
          </table:table-cell>
          <table:table-cell table:formula="of:=0.5*[.UB12]*(([.UB5]-[.UA5])/([.UB1]-[.UA1]))^2" office:value-type="string" office:string-value="" calcext:value-type="error">
            <text:p>#DIV/0!</text:p>
          </table:table-cell>
          <table:table-cell table:formula="of:=0.5*[.UC12]*(([.UC5]-[.UB5])/([.UC1]-[.UB1]))^2" office:value-type="string" office:string-value="" calcext:value-type="error">
            <text:p>#DIV/0!</text:p>
          </table:table-cell>
          <table:table-cell table:formula="of:=0.5*[.UD12]*(([.UD5]-[.UC5])/([.UD1]-[.UC1]))^2" office:value-type="string" office:string-value="" calcext:value-type="error">
            <text:p>#DIV/0!</text:p>
          </table:table-cell>
          <table:table-cell table:formula="of:=0.5*[.UE12]*(([.UE5]-[.UD5])/([.UE1]-[.UD1]))^2" office:value-type="string" office:string-value="" calcext:value-type="error">
            <text:p>#DIV/0!</text:p>
          </table:table-cell>
          <table:table-cell table:formula="of:=0.5*[.UF12]*(([.UF5]-[.UE5])/([.UF1]-[.UE1]))^2" office:value-type="string" office:string-value="" calcext:value-type="error">
            <text:p>#DIV/0!</text:p>
          </table:table-cell>
          <table:table-cell table:formula="of:=0.5*[.UG12]*(([.UG5]-[.UF5])/([.UG1]-[.UF1]))^2" office:value-type="string" office:string-value="" calcext:value-type="error">
            <text:p>#DIV/0!</text:p>
          </table:table-cell>
          <table:table-cell table:formula="of:=0.5*[.UH12]*(([.UH5]-[.UG5])/([.UH1]-[.UG1]))^2" office:value-type="string" office:string-value="" calcext:value-type="error">
            <text:p>#DIV/0!</text:p>
          </table:table-cell>
          <table:table-cell table:formula="of:=0.5*[.UI12]*(([.UI5]-[.UH5])/([.UI1]-[.UH1]))^2" office:value-type="string" office:string-value="" calcext:value-type="error">
            <text:p>#DIV/0!</text:p>
          </table:table-cell>
          <table:table-cell table:formula="of:=0.5*[.UJ12]*(([.UJ5]-[.UI5])/([.UJ1]-[.UI1]))^2" office:value-type="string" office:string-value="" calcext:value-type="error">
            <text:p>#DIV/0!</text:p>
          </table:table-cell>
          <table:table-cell table:formula="of:=0.5*[.UK12]*(([.UK5]-[.UJ5])/([.UK1]-[.UJ1]))^2" office:value-type="string" office:string-value="" calcext:value-type="error">
            <text:p>#DIV/0!</text:p>
          </table:table-cell>
          <table:table-cell table:formula="of:=0.5*[.UL12]*(([.UL5]-[.UK5])/([.UL1]-[.UK1]))^2" office:value-type="string" office:string-value="" calcext:value-type="error">
            <text:p>#DIV/0!</text:p>
          </table:table-cell>
          <table:table-cell table:formula="of:=0.5*[.UM12]*(([.UM5]-[.UL5])/([.UM1]-[.UL1]))^2" office:value-type="string" office:string-value="" calcext:value-type="error">
            <text:p>#DIV/0!</text:p>
          </table:table-cell>
          <table:table-cell table:formula="of:=0.5*[.UN12]*(([.UN5]-[.UM5])/([.UN1]-[.UM1]))^2" office:value-type="string" office:string-value="" calcext:value-type="error">
            <text:p>#DIV/0!</text:p>
          </table:table-cell>
          <table:table-cell table:formula="of:=0.5*[.UO12]*(([.UO5]-[.UN5])/([.UO1]-[.UN1]))^2" office:value-type="string" office:string-value="" calcext:value-type="error">
            <text:p>#DIV/0!</text:p>
          </table:table-cell>
          <table:table-cell table:formula="of:=0.5*[.UP12]*(([.UP5]-[.UO5])/([.UP1]-[.UO1]))^2" office:value-type="string" office:string-value="" calcext:value-type="error">
            <text:p>#DIV/0!</text:p>
          </table:table-cell>
          <table:table-cell table:formula="of:=0.5*[.UQ12]*(([.UQ5]-[.UP5])/([.UQ1]-[.UP1]))^2" office:value-type="string" office:string-value="" calcext:value-type="error">
            <text:p>#DIV/0!</text:p>
          </table:table-cell>
          <table:table-cell table:formula="of:=0.5*[.UR12]*(([.UR5]-[.UQ5])/([.UR1]-[.UQ1]))^2" office:value-type="string" office:string-value="" calcext:value-type="error">
            <text:p>#DIV/0!</text:p>
          </table:table-cell>
          <table:table-cell table:formula="of:=0.5*[.US12]*(([.US5]-[.UR5])/([.US1]-[.UR1]))^2" office:value-type="string" office:string-value="" calcext:value-type="error">
            <text:p>#DIV/0!</text:p>
          </table:table-cell>
          <table:table-cell table:formula="of:=0.5*[.UT12]*(([.UT5]-[.US5])/([.UT1]-[.US1]))^2" office:value-type="string" office:string-value="" calcext:value-type="error">
            <text:p>#DIV/0!</text:p>
          </table:table-cell>
          <table:table-cell table:formula="of:=0.5*[.UU12]*(([.UU5]-[.UT5])/([.UU1]-[.UT1]))^2" office:value-type="string" office:string-value="" calcext:value-type="error">
            <text:p>#DIV/0!</text:p>
          </table:table-cell>
          <table:table-cell table:formula="of:=0.5*[.UV12]*(([.UV5]-[.UU5])/([.UV1]-[.UU1]))^2" office:value-type="string" office:string-value="" calcext:value-type="error">
            <text:p>#DIV/0!</text:p>
          </table:table-cell>
          <table:table-cell table:formula="of:=0.5*[.UW12]*(([.UW5]-[.UV5])/([.UW1]-[.UV1]))^2" office:value-type="string" office:string-value="" calcext:value-type="error">
            <text:p>#DIV/0!</text:p>
          </table:table-cell>
          <table:table-cell table:formula="of:=0.5*[.UX12]*(([.UX5]-[.UW5])/([.UX1]-[.UW1]))^2" office:value-type="string" office:string-value="" calcext:value-type="error">
            <text:p>#DIV/0!</text:p>
          </table:table-cell>
          <table:table-cell table:formula="of:=0.5*[.UY12]*(([.UY5]-[.UX5])/([.UY1]-[.UX1]))^2" office:value-type="string" office:string-value="" calcext:value-type="error">
            <text:p>#DIV/0!</text:p>
          </table:table-cell>
          <table:table-cell table:formula="of:=0.5*[.UZ12]*(([.UZ5]-[.UY5])/([.UZ1]-[.UY1]))^2" office:value-type="string" office:string-value="" calcext:value-type="error">
            <text:p>#DIV/0!</text:p>
          </table:table-cell>
          <table:table-cell table:formula="of:=0.5*[.VA12]*(([.VA5]-[.UZ5])/([.VA1]-[.UZ1]))^2" office:value-type="string" office:string-value="" calcext:value-type="error">
            <text:p>#DIV/0!</text:p>
          </table:table-cell>
          <table:table-cell table:formula="of:=0.5*[.VB12]*(([.VB5]-[.VA5])/([.VB1]-[.VA1]))^2" office:value-type="string" office:string-value="" calcext:value-type="error">
            <text:p>#DIV/0!</text:p>
          </table:table-cell>
          <table:table-cell table:formula="of:=0.5*[.VC12]*(([.VC5]-[.VB5])/([.VC1]-[.VB1]))^2" office:value-type="string" office:string-value="" calcext:value-type="error">
            <text:p>#DIV/0!</text:p>
          </table:table-cell>
          <table:table-cell table:formula="of:=0.5*[.VD12]*(([.VD5]-[.VC5])/([.VD1]-[.VC1]))^2" office:value-type="string" office:string-value="" calcext:value-type="error">
            <text:p>#DIV/0!</text:p>
          </table:table-cell>
          <table:table-cell table:formula="of:=0.5*[.VE12]*(([.VE5]-[.VD5])/([.VE1]-[.VD1]))^2" office:value-type="string" office:string-value="" calcext:value-type="error">
            <text:p>#DIV/0!</text:p>
          </table:table-cell>
          <table:table-cell table:formula="of:=0.5*[.VF12]*(([.VF5]-[.VE5])/([.VF1]-[.VE1]))^2" office:value-type="string" office:string-value="" calcext:value-type="error">
            <text:p>#DIV/0!</text:p>
          </table:table-cell>
          <table:table-cell table:formula="of:=0.5*[.VG12]*(([.VG5]-[.VF5])/([.VG1]-[.VF1]))^2" office:value-type="string" office:string-value="" calcext:value-type="error">
            <text:p>#DIV/0!</text:p>
          </table:table-cell>
          <table:table-cell table:formula="of:=0.5*[.VH12]*(([.VH5]-[.VG5])/([.VH1]-[.VG1]))^2" office:value-type="string" office:string-value="" calcext:value-type="error">
            <text:p>#DIV/0!</text:p>
          </table:table-cell>
          <table:table-cell table:formula="of:=0.5*[.VI12]*(([.VI5]-[.VH5])/([.VI1]-[.VH1]))^2" office:value-type="string" office:string-value="" calcext:value-type="error">
            <text:p>#DIV/0!</text:p>
          </table:table-cell>
          <table:table-cell table:formula="of:=0.5*[.VJ12]*(([.VJ5]-[.VI5])/([.VJ1]-[.VI1]))^2" office:value-type="string" office:string-value="" calcext:value-type="error">
            <text:p>#DIV/0!</text:p>
          </table:table-cell>
          <table:table-cell table:formula="of:=0.5*[.VK12]*(([.VK5]-[.VJ5])/([.VK1]-[.VJ1]))^2" office:value-type="string" office:string-value="" calcext:value-type="error">
            <text:p>#DIV/0!</text:p>
          </table:table-cell>
          <table:table-cell table:formula="of:=0.5*[.VL12]*(([.VL5]-[.VK5])/([.VL1]-[.VK1]))^2" office:value-type="string" office:string-value="" calcext:value-type="error">
            <text:p>#DIV/0!</text:p>
          </table:table-cell>
          <table:table-cell table:formula="of:=0.5*[.VM12]*(([.VM5]-[.VL5])/([.VM1]-[.VL1]))^2" office:value-type="string" office:string-value="" calcext:value-type="error">
            <text:p>#DIV/0!</text:p>
          </table:table-cell>
          <table:table-cell table:formula="of:=0.5*[.VN12]*(([.VN5]-[.VM5])/([.VN1]-[.VM1]))^2" office:value-type="string" office:string-value="" calcext:value-type="error">
            <text:p>#DIV/0!</text:p>
          </table:table-cell>
          <table:table-cell table:formula="of:=0.5*[.VO12]*(([.VO5]-[.VN5])/([.VO1]-[.VN1]))^2" office:value-type="string" office:string-value="" calcext:value-type="error">
            <text:p>#DIV/0!</text:p>
          </table:table-cell>
          <table:table-cell table:formula="of:=0.5*[.VP12]*(([.VP5]-[.VO5])/([.VP1]-[.VO1]))^2" office:value-type="string" office:string-value="" calcext:value-type="error">
            <text:p>#DIV/0!</text:p>
          </table:table-cell>
          <table:table-cell table:formula="of:=0.5*[.VQ12]*(([.VQ5]-[.VP5])/([.VQ1]-[.VP1]))^2" office:value-type="string" office:string-value="" calcext:value-type="error">
            <text:p>#DIV/0!</text:p>
          </table:table-cell>
          <table:table-cell table:formula="of:=0.5*[.VR12]*(([.VR5]-[.VQ5])/([.VR1]-[.VQ1]))^2" office:value-type="string" office:string-value="" calcext:value-type="error">
            <text:p>#DIV/0!</text:p>
          </table:table-cell>
          <table:table-cell table:formula="of:=0.5*[.VS12]*(([.VS5]-[.VR5])/([.VS1]-[.VR1]))^2" office:value-type="string" office:string-value="" calcext:value-type="error">
            <text:p>#DIV/0!</text:p>
          </table:table-cell>
          <table:table-cell table:formula="of:=0.5*[.VT12]*(([.VT5]-[.VS5])/([.VT1]-[.VS1]))^2" office:value-type="string" office:string-value="" calcext:value-type="error">
            <text:p>#DIV/0!</text:p>
          </table:table-cell>
          <table:table-cell table:formula="of:=0.5*[.VU12]*(([.VU5]-[.VT5])/([.VU1]-[.VT1]))^2" office:value-type="string" office:string-value="" calcext:value-type="error">
            <text:p>#DIV/0!</text:p>
          </table:table-cell>
          <table:table-cell table:formula="of:=0.5*[.VV12]*(([.VV5]-[.VU5])/([.VV1]-[.VU1]))^2" office:value-type="string" office:string-value="" calcext:value-type="error">
            <text:p>#DIV/0!</text:p>
          </table:table-cell>
          <table:table-cell table:formula="of:=0.5*[.VW12]*(([.VW5]-[.VV5])/([.VW1]-[.VV1]))^2" office:value-type="string" office:string-value="" calcext:value-type="error">
            <text:p>#DIV/0!</text:p>
          </table:table-cell>
          <table:table-cell table:formula="of:=0.5*[.VX12]*(([.VX5]-[.VW5])/([.VX1]-[.VW1]))^2" office:value-type="string" office:string-value="" calcext:value-type="error">
            <text:p>#DIV/0!</text:p>
          </table:table-cell>
          <table:table-cell table:formula="of:=0.5*[.VY12]*(([.VY5]-[.VX5])/([.VY1]-[.VX1]))^2" office:value-type="string" office:string-value="" calcext:value-type="error">
            <text:p>#DIV/0!</text:p>
          </table:table-cell>
          <table:table-cell table:formula="of:=0.5*[.VZ12]*(([.VZ5]-[.VY5])/([.VZ1]-[.VY1]))^2" office:value-type="string" office:string-value="" calcext:value-type="error">
            <text:p>#DIV/0!</text:p>
          </table:table-cell>
          <table:table-cell table:formula="of:=0.5*[.WA12]*(([.WA5]-[.VZ5])/([.WA1]-[.VZ1]))^2" office:value-type="string" office:string-value="" calcext:value-type="error">
            <text:p>#DIV/0!</text:p>
          </table:table-cell>
          <table:table-cell table:formula="of:=0.5*[.WB12]*(([.WB5]-[.WA5])/([.WB1]-[.WA1]))^2" office:value-type="string" office:string-value="" calcext:value-type="error">
            <text:p>#DIV/0!</text:p>
          </table:table-cell>
          <table:table-cell table:formula="of:=0.5*[.WC12]*(([.WC5]-[.WB5])/([.WC1]-[.WB1]))^2" office:value-type="string" office:string-value="" calcext:value-type="error">
            <text:p>#DIV/0!</text:p>
          </table:table-cell>
          <table:table-cell table:formula="of:=0.5*[.WD12]*(([.WD5]-[.WC5])/([.WD1]-[.WC1]))^2" office:value-type="string" office:string-value="" calcext:value-type="error">
            <text:p>#DIV/0!</text:p>
          </table:table-cell>
          <table:table-cell table:formula="of:=0.5*[.WE12]*(([.WE5]-[.WD5])/([.WE1]-[.WD1]))^2" office:value-type="string" office:string-value="" calcext:value-type="error">
            <text:p>#DIV/0!</text:p>
          </table:table-cell>
          <table:table-cell table:formula="of:=0.5*[.WF12]*(([.WF5]-[.WE5])/([.WF1]-[.WE1]))^2" office:value-type="string" office:string-value="" calcext:value-type="error">
            <text:p>#DIV/0!</text:p>
          </table:table-cell>
          <table:table-cell table:formula="of:=0.5*[.WG12]*(([.WG5]-[.WF5])/([.WG1]-[.WF1]))^2" office:value-type="string" office:string-value="" calcext:value-type="error">
            <text:p>#DIV/0!</text:p>
          </table:table-cell>
          <table:table-cell table:formula="of:=0.5*[.WH12]*(([.WH5]-[.WG5])/([.WH1]-[.WG1]))^2" office:value-type="string" office:string-value="" calcext:value-type="error">
            <text:p>#DIV/0!</text:p>
          </table:table-cell>
          <table:table-cell table:formula="of:=0.5*[.WI12]*(([.WI5]-[.WH5])/([.WI1]-[.WH1]))^2" office:value-type="string" office:string-value="" calcext:value-type="error">
            <text:p>#DIV/0!</text:p>
          </table:table-cell>
          <table:table-cell table:formula="of:=0.5*[.WJ12]*(([.WJ5]-[.WI5])/([.WJ1]-[.WI1]))^2" office:value-type="string" office:string-value="" calcext:value-type="error">
            <text:p>#DIV/0!</text:p>
          </table:table-cell>
          <table:table-cell table:formula="of:=0.5*[.WK12]*(([.WK5]-[.WJ5])/([.WK1]-[.WJ1]))^2" office:value-type="string" office:string-value="" calcext:value-type="error">
            <text:p>#DIV/0!</text:p>
          </table:table-cell>
          <table:table-cell table:formula="of:=0.5*[.WL12]*(([.WL5]-[.WK5])/([.WL1]-[.WK1]))^2" office:value-type="string" office:string-value="" calcext:value-type="error">
            <text:p>#DIV/0!</text:p>
          </table:table-cell>
          <table:table-cell table:formula="of:=0.5*[.WM12]*(([.WM5]-[.WL5])/([.WM1]-[.WL1]))^2" office:value-type="string" office:string-value="" calcext:value-type="error">
            <text:p>#DIV/0!</text:p>
          </table:table-cell>
          <table:table-cell table:formula="of:=0.5*[.WN12]*(([.WN5]-[.WM5])/([.WN1]-[.WM1]))^2" office:value-type="string" office:string-value="" calcext:value-type="error">
            <text:p>#DIV/0!</text:p>
          </table:table-cell>
          <table:table-cell table:formula="of:=0.5*[.WO12]*(([.WO5]-[.WN5])/([.WO1]-[.WN1]))^2" office:value-type="string" office:string-value="" calcext:value-type="error">
            <text:p>#DIV/0!</text:p>
          </table:table-cell>
          <table:table-cell table:formula="of:=0.5*[.WP12]*(([.WP5]-[.WO5])/([.WP1]-[.WO1]))^2" office:value-type="string" office:string-value="" calcext:value-type="error">
            <text:p>#DIV/0!</text:p>
          </table:table-cell>
          <table:table-cell table:formula="of:=0.5*[.WQ12]*(([.WQ5]-[.WP5])/([.WQ1]-[.WP1]))^2" office:value-type="string" office:string-value="" calcext:value-type="error">
            <text:p>#DIV/0!</text:p>
          </table:table-cell>
          <table:table-cell table:formula="of:=0.5*[.WR12]*(([.WR5]-[.WQ5])/([.WR1]-[.WQ1]))^2" office:value-type="string" office:string-value="" calcext:value-type="error">
            <text:p>#DIV/0!</text:p>
          </table:table-cell>
          <table:table-cell table:formula="of:=0.5*[.WS12]*(([.WS5]-[.WR5])/([.WS1]-[.WR1]))^2" office:value-type="string" office:string-value="" calcext:value-type="error">
            <text:p>#DIV/0!</text:p>
          </table:table-cell>
          <table:table-cell table:formula="of:=0.5*[.WT12]*(([.WT5]-[.WS5])/([.WT1]-[.WS1]))^2" office:value-type="string" office:string-value="" calcext:value-type="error">
            <text:p>#DIV/0!</text:p>
          </table:table-cell>
          <table:table-cell table:formula="of:=0.5*[.WU12]*(([.WU5]-[.WT5])/([.WU1]-[.WT1]))^2" office:value-type="string" office:string-value="" calcext:value-type="error">
            <text:p>#DIV/0!</text:p>
          </table:table-cell>
          <table:table-cell table:formula="of:=0.5*[.WV12]*(([.WV5]-[.WU5])/([.WV1]-[.WU1]))^2" office:value-type="string" office:string-value="" calcext:value-type="error">
            <text:p>#DIV/0!</text:p>
          </table:table-cell>
          <table:table-cell table:formula="of:=0.5*[.WW12]*(([.WW5]-[.WV5])/([.WW1]-[.WV1]))^2" office:value-type="string" office:string-value="" calcext:value-type="error">
            <text:p>#DIV/0!</text:p>
          </table:table-cell>
          <table:table-cell table:formula="of:=0.5*[.WX12]*(([.WX5]-[.WW5])/([.WX1]-[.WW1]))^2" office:value-type="string" office:string-value="" calcext:value-type="error">
            <text:p>#DIV/0!</text:p>
          </table:table-cell>
          <table:table-cell table:formula="of:=0.5*[.WY12]*(([.WY5]-[.WX5])/([.WY1]-[.WX1]))^2" office:value-type="string" office:string-value="" calcext:value-type="error">
            <text:p>#DIV/0!</text:p>
          </table:table-cell>
          <table:table-cell table:formula="of:=0.5*[.WZ12]*(([.WZ5]-[.WY5])/([.WZ1]-[.WY1]))^2" office:value-type="string" office:string-value="" calcext:value-type="error">
            <text:p>#DIV/0!</text:p>
          </table:table-cell>
          <table:table-cell table:formula="of:=0.5*[.XA12]*(([.XA5]-[.WZ5])/([.XA1]-[.WZ1]))^2" office:value-type="string" office:string-value="" calcext:value-type="error">
            <text:p>#DIV/0!</text:p>
          </table:table-cell>
          <table:table-cell table:formula="of:=0.5*[.XB12]*(([.XB5]-[.XA5])/([.XB1]-[.XA1]))^2" office:value-type="string" office:string-value="" calcext:value-type="error">
            <text:p>#DIV/0!</text:p>
          </table:table-cell>
          <table:table-cell table:formula="of:=0.5*[.XC12]*(([.XC5]-[.XB5])/([.XC1]-[.XB1]))^2" office:value-type="string" office:string-value="" calcext:value-type="error">
            <text:p>#DIV/0!</text:p>
          </table:table-cell>
          <table:table-cell table:formula="of:=0.5*[.XD12]*(([.XD5]-[.XC5])/([.XD1]-[.XC1]))^2" office:value-type="string" office:string-value="" calcext:value-type="error">
            <text:p>#DIV/0!</text:p>
          </table:table-cell>
          <table:table-cell table:formula="of:=0.5*[.XE12]*(([.XE5]-[.XD5])/([.XE1]-[.XD1]))^2" office:value-type="string" office:string-value="" calcext:value-type="error">
            <text:p>#DIV/0!</text:p>
          </table:table-cell>
          <table:table-cell table:formula="of:=0.5*[.XF12]*(([.XF5]-[.XE5])/([.XF1]-[.XE1]))^2" office:value-type="string" office:string-value="" calcext:value-type="error">
            <text:p>#DIV/0!</text:p>
          </table:table-cell>
          <table:table-cell table:formula="of:=0.5*[.XG12]*(([.XG5]-[.XF5])/([.XG1]-[.XF1]))^2" office:value-type="string" office:string-value="" calcext:value-type="error">
            <text:p>#DIV/0!</text:p>
          </table:table-cell>
          <table:table-cell table:formula="of:=0.5*[.XH12]*(([.XH5]-[.XG5])/([.XH1]-[.XG1]))^2" office:value-type="string" office:string-value="" calcext:value-type="error">
            <text:p>#DIV/0!</text:p>
          </table:table-cell>
          <table:table-cell table:formula="of:=0.5*[.XI12]*(([.XI5]-[.XH5])/([.XI1]-[.XH1]))^2" office:value-type="string" office:string-value="" calcext:value-type="error">
            <text:p>#DIV/0!</text:p>
          </table:table-cell>
          <table:table-cell table:formula="of:=0.5*[.XJ12]*(([.XJ5]-[.XI5])/([.XJ1]-[.XI1]))^2" office:value-type="string" office:string-value="" calcext:value-type="error">
            <text:p>#DIV/0!</text:p>
          </table:table-cell>
          <table:table-cell table:formula="of:=0.5*[.XK12]*(([.XK5]-[.XJ5])/([.XK1]-[.XJ1]))^2" office:value-type="string" office:string-value="" calcext:value-type="error">
            <text:p>#DIV/0!</text:p>
          </table:table-cell>
          <table:table-cell table:formula="of:=0.5*[.XL12]*(([.XL5]-[.XK5])/([.XL1]-[.XK1]))^2" office:value-type="string" office:string-value="" calcext:value-type="error">
            <text:p>#DIV/0!</text:p>
          </table:table-cell>
          <table:table-cell table:formula="of:=0.5*[.XM12]*(([.XM5]-[.XL5])/([.XM1]-[.XL1]))^2" office:value-type="string" office:string-value="" calcext:value-type="error">
            <text:p>#DIV/0!</text:p>
          </table:table-cell>
          <table:table-cell table:formula="of:=0.5*[.XN12]*(([.XN5]-[.XM5])/([.XN1]-[.XM1]))^2" office:value-type="string" office:string-value="" calcext:value-type="error">
            <text:p>#DIV/0!</text:p>
          </table:table-cell>
          <table:table-cell table:formula="of:=0.5*[.XO12]*(([.XO5]-[.XN5])/([.XO1]-[.XN1]))^2" office:value-type="string" office:string-value="" calcext:value-type="error">
            <text:p>#DIV/0!</text:p>
          </table:table-cell>
          <table:table-cell table:formula="of:=0.5*[.XP12]*(([.XP5]-[.XO5])/([.XP1]-[.XO1]))^2" office:value-type="string" office:string-value="" calcext:value-type="error">
            <text:p>#DIV/0!</text:p>
          </table:table-cell>
          <table:table-cell table:formula="of:=0.5*[.XQ12]*(([.XQ5]-[.XP5])/([.XQ1]-[.XP1]))^2" office:value-type="string" office:string-value="" calcext:value-type="error">
            <text:p>#DIV/0!</text:p>
          </table:table-cell>
          <table:table-cell table:formula="of:=0.5*[.XR12]*(([.XR5]-[.XQ5])/([.XR1]-[.XQ1]))^2" office:value-type="string" office:string-value="" calcext:value-type="error">
            <text:p>#DIV/0!</text:p>
          </table:table-cell>
          <table:table-cell table:formula="of:=0.5*[.XS12]*(([.XS5]-[.XR5])/([.XS1]-[.XR1]))^2" office:value-type="string" office:string-value="" calcext:value-type="error">
            <text:p>#DIV/0!</text:p>
          </table:table-cell>
          <table:table-cell table:formula="of:=0.5*[.XT12]*(([.XT5]-[.XS5])/([.XT1]-[.XS1]))^2" office:value-type="string" office:string-value="" calcext:value-type="error">
            <text:p>#DIV/0!</text:p>
          </table:table-cell>
          <table:table-cell table:formula="of:=0.5*[.XU12]*(([.XU5]-[.XT5])/([.XU1]-[.XT1]))^2" office:value-type="string" office:string-value="" calcext:value-type="error">
            <text:p>#DIV/0!</text:p>
          </table:table-cell>
          <table:table-cell table:formula="of:=0.5*[.XV12]*(([.XV5]-[.XU5])/([.XV1]-[.XU1]))^2" office:value-type="string" office:string-value="" calcext:value-type="error">
            <text:p>#DIV/0!</text:p>
          </table:table-cell>
          <table:table-cell table:formula="of:=0.5*[.XW12]*(([.XW5]-[.XV5])/([.XW1]-[.XV1]))^2" office:value-type="string" office:string-value="" calcext:value-type="error">
            <text:p>#DIV/0!</text:p>
          </table:table-cell>
          <table:table-cell table:formula="of:=0.5*[.XX12]*(([.XX5]-[.XW5])/([.XX1]-[.XW1]))^2" office:value-type="string" office:string-value="" calcext:value-type="error">
            <text:p>#DIV/0!</text:p>
          </table:table-cell>
          <table:table-cell table:formula="of:=0.5*[.XY12]*(([.XY5]-[.XX5])/([.XY1]-[.XX1]))^2" office:value-type="string" office:string-value="" calcext:value-type="error">
            <text:p>#DIV/0!</text:p>
          </table:table-cell>
          <table:table-cell table:formula="of:=0.5*[.XZ12]*(([.XZ5]-[.XY5])/([.XZ1]-[.XY1]))^2" office:value-type="string" office:string-value="" calcext:value-type="error">
            <text:p>#DIV/0!</text:p>
          </table:table-cell>
          <table:table-cell table:formula="of:=0.5*[.YA12]*(([.YA5]-[.XZ5])/([.YA1]-[.XZ1]))^2" office:value-type="string" office:string-value="" calcext:value-type="error">
            <text:p>#DIV/0!</text:p>
          </table:table-cell>
          <table:table-cell table:formula="of:=0.5*[.YB12]*(([.YB5]-[.YA5])/([.YB1]-[.YA1]))^2" office:value-type="string" office:string-value="" calcext:value-type="error">
            <text:p>#DIV/0!</text:p>
          </table:table-cell>
          <table:table-cell table:formula="of:=0.5*[.YC12]*(([.YC5]-[.YB5])/([.YC1]-[.YB1]))^2" office:value-type="string" office:string-value="" calcext:value-type="error">
            <text:p>#DIV/0!</text:p>
          </table:table-cell>
          <table:table-cell table:formula="of:=0.5*[.YD12]*(([.YD5]-[.YC5])/([.YD1]-[.YC1]))^2" office:value-type="string" office:string-value="" calcext:value-type="error">
            <text:p>#DIV/0!</text:p>
          </table:table-cell>
          <table:table-cell table:formula="of:=0.5*[.YE12]*(([.YE5]-[.YD5])/([.YE1]-[.YD1]))^2" office:value-type="string" office:string-value="" calcext:value-type="error">
            <text:p>#DIV/0!</text:p>
          </table:table-cell>
          <table:table-cell table:formula="of:=0.5*[.YF12]*(([.YF5]-[.YE5])/([.YF1]-[.YE1]))^2" office:value-type="string" office:string-value="" calcext:value-type="error">
            <text:p>#DIV/0!</text:p>
          </table:table-cell>
          <table:table-cell table:formula="of:=0.5*[.YG12]*(([.YG5]-[.YF5])/([.YG1]-[.YF1]))^2" office:value-type="string" office:string-value="" calcext:value-type="error">
            <text:p>#DIV/0!</text:p>
          </table:table-cell>
          <table:table-cell table:formula="of:=0.5*[.YH12]*(([.YH5]-[.YG5])/([.YH1]-[.YG1]))^2" office:value-type="string" office:string-value="" calcext:value-type="error">
            <text:p>#DIV/0!</text:p>
          </table:table-cell>
          <table:table-cell table:formula="of:=0.5*[.YI12]*(([.YI5]-[.YH5])/([.YI1]-[.YH1]))^2" office:value-type="string" office:string-value="" calcext:value-type="error">
            <text:p>#DIV/0!</text:p>
          </table:table-cell>
          <table:table-cell table:formula="of:=0.5*[.YJ12]*(([.YJ5]-[.YI5])/([.YJ1]-[.YI1]))^2" office:value-type="string" office:string-value="" calcext:value-type="error">
            <text:p>#DIV/0!</text:p>
          </table:table-cell>
          <table:table-cell table:formula="of:=0.5*[.YK12]*(([.YK5]-[.YJ5])/([.YK1]-[.YJ1]))^2" office:value-type="string" office:string-value="" calcext:value-type="error">
            <text:p>#DIV/0!</text:p>
          </table:table-cell>
          <table:table-cell table:formula="of:=0.5*[.YL12]*(([.YL5]-[.YK5])/([.YL1]-[.YK1]))^2" office:value-type="string" office:string-value="" calcext:value-type="error">
            <text:p>#DIV/0!</text:p>
          </table:table-cell>
          <table:table-cell table:formula="of:=0.5*[.YM12]*(([.YM5]-[.YL5])/([.YM1]-[.YL1]))^2" office:value-type="string" office:string-value="" calcext:value-type="error">
            <text:p>#DIV/0!</text:p>
          </table:table-cell>
          <table:table-cell table:formula="of:=0.5*[.YN12]*(([.YN5]-[.YM5])/([.YN1]-[.YM1]))^2" office:value-type="string" office:string-value="" calcext:value-type="error">
            <text:p>#DIV/0!</text:p>
          </table:table-cell>
          <table:table-cell table:formula="of:=0.5*[.YO12]*(([.YO5]-[.YN5])/([.YO1]-[.YN1]))^2" office:value-type="string" office:string-value="" calcext:value-type="error">
            <text:p>#DIV/0!</text:p>
          </table:table-cell>
          <table:table-cell table:formula="of:=0.5*[.YP12]*(([.YP5]-[.YO5])/([.YP1]-[.YO1]))^2" office:value-type="string" office:string-value="" calcext:value-type="error">
            <text:p>#DIV/0!</text:p>
          </table:table-cell>
          <table:table-cell table:formula="of:=0.5*[.YQ12]*(([.YQ5]-[.YP5])/([.YQ1]-[.YP1]))^2" office:value-type="string" office:string-value="" calcext:value-type="error">
            <text:p>#DIV/0!</text:p>
          </table:table-cell>
          <table:table-cell table:formula="of:=0.5*[.YR12]*(([.YR5]-[.YQ5])/([.YR1]-[.YQ1]))^2" office:value-type="string" office:string-value="" calcext:value-type="error">
            <text:p>#DIV/0!</text:p>
          </table:table-cell>
          <table:table-cell table:formula="of:=0.5*[.YS12]*(([.YS5]-[.YR5])/([.YS1]-[.YR1]))^2" office:value-type="string" office:string-value="" calcext:value-type="error">
            <text:p>#DIV/0!</text:p>
          </table:table-cell>
          <table:table-cell table:formula="of:=0.5*[.YT12]*(([.YT5]-[.YS5])/([.YT1]-[.YS1]))^2" office:value-type="string" office:string-value="" calcext:value-type="error">
            <text:p>#DIV/0!</text:p>
          </table:table-cell>
          <table:table-cell table:formula="of:=0.5*[.YU12]*(([.YU5]-[.YT5])/([.YU1]-[.YT1]))^2" office:value-type="string" office:string-value="" calcext:value-type="error">
            <text:p>#DIV/0!</text:p>
          </table:table-cell>
          <table:table-cell table:formula="of:=0.5*[.YV12]*(([.YV5]-[.YU5])/([.YV1]-[.YU1]))^2" office:value-type="string" office:string-value="" calcext:value-type="error">
            <text:p>#DIV/0!</text:p>
          </table:table-cell>
          <table:table-cell table:formula="of:=0.5*[.YW12]*(([.YW5]-[.YV5])/([.YW1]-[.YV1]))^2" office:value-type="string" office:string-value="" calcext:value-type="error">
            <text:p>#DIV/0!</text:p>
          </table:table-cell>
          <table:table-cell table:formula="of:=0.5*[.YX12]*(([.YX5]-[.YW5])/([.YX1]-[.YW1]))^2" office:value-type="string" office:string-value="" calcext:value-type="error">
            <text:p>#DIV/0!</text:p>
          </table:table-cell>
          <table:table-cell table:formula="of:=0.5*[.YY12]*(([.YY5]-[.YX5])/([.YY1]-[.YX1]))^2" office:value-type="string" office:string-value="" calcext:value-type="error">
            <text:p>#DIV/0!</text:p>
          </table:table-cell>
          <table:table-cell table:formula="of:=0.5*[.YZ12]*(([.YZ5]-[.YY5])/([.YZ1]-[.YY1]))^2" office:value-type="string" office:string-value="" calcext:value-type="error">
            <text:p>#DIV/0!</text:p>
          </table:table-cell>
          <table:table-cell table:formula="of:=0.5*[.ZA12]*(([.ZA5]-[.YZ5])/([.ZA1]-[.YZ1]))^2" office:value-type="string" office:string-value="" calcext:value-type="error">
            <text:p>#DIV/0!</text:p>
          </table:table-cell>
          <table:table-cell table:formula="of:=0.5*[.ZB12]*(([.ZB5]-[.ZA5])/([.ZB1]-[.ZA1]))^2" office:value-type="string" office:string-value="" calcext:value-type="error">
            <text:p>#DIV/0!</text:p>
          </table:table-cell>
          <table:table-cell table:formula="of:=0.5*[.ZC12]*(([.ZC5]-[.ZB5])/([.ZC1]-[.ZB1]))^2" office:value-type="string" office:string-value="" calcext:value-type="error">
            <text:p>#DIV/0!</text:p>
          </table:table-cell>
          <table:table-cell table:formula="of:=0.5*[.ZD12]*(([.ZD5]-[.ZC5])/([.ZD1]-[.ZC1]))^2" office:value-type="string" office:string-value="" calcext:value-type="error">
            <text:p>#DIV/0!</text:p>
          </table:table-cell>
          <table:table-cell table:formula="of:=0.5*[.ZE12]*(([.ZE5]-[.ZD5])/([.ZE1]-[.ZD1]))^2" office:value-type="string" office:string-value="" calcext:value-type="error">
            <text:p>#DIV/0!</text:p>
          </table:table-cell>
          <table:table-cell table:formula="of:=0.5*[.ZF12]*(([.ZF5]-[.ZE5])/([.ZF1]-[.ZE1]))^2" office:value-type="string" office:string-value="" calcext:value-type="error">
            <text:p>#DIV/0!</text:p>
          </table:table-cell>
          <table:table-cell table:formula="of:=0.5*[.ZG12]*(([.ZG5]-[.ZF5])/([.ZG1]-[.ZF1]))^2" office:value-type="string" office:string-value="" calcext:value-type="error">
            <text:p>#DIV/0!</text:p>
          </table:table-cell>
          <table:table-cell table:formula="of:=0.5*[.ZH12]*(([.ZH5]-[.ZG5])/([.ZH1]-[.ZG1]))^2" office:value-type="string" office:string-value="" calcext:value-type="error">
            <text:p>#DIV/0!</text:p>
          </table:table-cell>
          <table:table-cell table:formula="of:=0.5*[.ZI12]*(([.ZI5]-[.ZH5])/([.ZI1]-[.ZH1]))^2" office:value-type="string" office:string-value="" calcext:value-type="error">
            <text:p>#DIV/0!</text:p>
          </table:table-cell>
          <table:table-cell table:formula="of:=0.5*[.ZJ12]*(([.ZJ5]-[.ZI5])/([.ZJ1]-[.ZI1]))^2" office:value-type="string" office:string-value="" calcext:value-type="error">
            <text:p>#DIV/0!</text:p>
          </table:table-cell>
          <table:table-cell table:formula="of:=0.5*[.ZK12]*(([.ZK5]-[.ZJ5])/([.ZK1]-[.ZJ1]))^2" office:value-type="string" office:string-value="" calcext:value-type="error">
            <text:p>#DIV/0!</text:p>
          </table:table-cell>
          <table:table-cell table:formula="of:=0.5*[.ZL12]*(([.ZL5]-[.ZK5])/([.ZL1]-[.ZK1]))^2" office:value-type="string" office:string-value="" calcext:value-type="error">
            <text:p>#DIV/0!</text:p>
          </table:table-cell>
          <table:table-cell table:formula="of:=0.5*[.ZM12]*(([.ZM5]-[.ZL5])/([.ZM1]-[.ZL1]))^2" office:value-type="string" office:string-value="" calcext:value-type="error">
            <text:p>#DIV/0!</text:p>
          </table:table-cell>
          <table:table-cell table:formula="of:=0.5*[.ZN12]*(([.ZN5]-[.ZM5])/([.ZN1]-[.ZM1]))^2" office:value-type="string" office:string-value="" calcext:value-type="error">
            <text:p>#DIV/0!</text:p>
          </table:table-cell>
          <table:table-cell table:formula="of:=0.5*[.ZO12]*(([.ZO5]-[.ZN5])/([.ZO1]-[.ZN1]))^2" office:value-type="string" office:string-value="" calcext:value-type="error">
            <text:p>#DIV/0!</text:p>
          </table:table-cell>
          <table:table-cell table:formula="of:=0.5*[.ZP12]*(([.ZP5]-[.ZO5])/([.ZP1]-[.ZO1]))^2" office:value-type="string" office:string-value="" calcext:value-type="error">
            <text:p>#DIV/0!</text:p>
          </table:table-cell>
          <table:table-cell table:formula="of:=0.5*[.ZQ12]*(([.ZQ5]-[.ZP5])/([.ZQ1]-[.ZP1]))^2" office:value-type="string" office:string-value="" calcext:value-type="error">
            <text:p>#DIV/0!</text:p>
          </table:table-cell>
          <table:table-cell table:formula="of:=0.5*[.ZR12]*(([.ZR5]-[.ZQ5])/([.ZR1]-[.ZQ1]))^2" office:value-type="string" office:string-value="" calcext:value-type="error">
            <text:p>#DIV/0!</text:p>
          </table:table-cell>
          <table:table-cell table:formula="of:=0.5*[.ZS12]*(([.ZS5]-[.ZR5])/([.ZS1]-[.ZR1]))^2" office:value-type="string" office:string-value="" calcext:value-type="error">
            <text:p>#DIV/0!</text:p>
          </table:table-cell>
          <table:table-cell table:formula="of:=0.5*[.ZT12]*(([.ZT5]-[.ZS5])/([.ZT1]-[.ZS1]))^2" office:value-type="string" office:string-value="" calcext:value-type="error">
            <text:p>#DIV/0!</text:p>
          </table:table-cell>
          <table:table-cell table:formula="of:=0.5*[.ZU12]*(([.ZU5]-[.ZT5])/([.ZU1]-[.ZT1]))^2" office:value-type="string" office:string-value="" calcext:value-type="error">
            <text:p>#DIV/0!</text:p>
          </table:table-cell>
          <table:table-cell table:formula="of:=0.5*[.ZV12]*(([.ZV5]-[.ZU5])/([.ZV1]-[.ZU1]))^2" office:value-type="string" office:string-value="" calcext:value-type="error">
            <text:p>#DIV/0!</text:p>
          </table:table-cell>
          <table:table-cell table:formula="of:=0.5*[.ZW12]*(([.ZW5]-[.ZV5])/([.ZW1]-[.ZV1]))^2" office:value-type="string" office:string-value="" calcext:value-type="error">
            <text:p>#DIV/0!</text:p>
          </table:table-cell>
          <table:table-cell table:formula="of:=0.5*[.ZX12]*(([.ZX5]-[.ZW5])/([.ZX1]-[.ZW1]))^2" office:value-type="string" office:string-value="" calcext:value-type="error">
            <text:p>#DIV/0!</text:p>
          </table:table-cell>
          <table:table-cell table:formula="of:=0.5*[.ZY12]*(([.ZY5]-[.ZX5])/([.ZY1]-[.ZX1]))^2" office:value-type="string" office:string-value="" calcext:value-type="error">
            <text:p>#DIV/0!</text:p>
          </table:table-cell>
          <table:table-cell table:formula="of:=0.5*[.ZZ12]*(([.ZZ5]-[.ZY5])/([.ZZ1]-[.ZY1]))^2" office:value-type="string" office:string-value="" calcext:value-type="error">
            <text:p>#DIV/0!</text:p>
          </table:table-cell>
          <table:table-cell table:formula="of:=0.5*[.AAA12]*(([.AAA5]-[.ZZ5])/([.AAA1]-[.ZZ1]))^2" office:value-type="string" office:string-value="" calcext:value-type="error">
            <text:p>#DIV/0!</text:p>
          </table:table-cell>
          <table:table-cell table:formula="of:=0.5*[.AAB12]*(([.AAB5]-[.AAA5])/([.AAB1]-[.AAA1]))^2" office:value-type="string" office:string-value="" calcext:value-type="error">
            <text:p>#DIV/0!</text:p>
          </table:table-cell>
          <table:table-cell table:formula="of:=0.5*[.AAC12]*(([.AAC5]-[.AAB5])/([.AAC1]-[.AAB1]))^2" office:value-type="string" office:string-value="" calcext:value-type="error">
            <text:p>#DIV/0!</text:p>
          </table:table-cell>
          <table:table-cell table:formula="of:=0.5*[.AAD12]*(([.AAD5]-[.AAC5])/([.AAD1]-[.AAC1]))^2" office:value-type="string" office:string-value="" calcext:value-type="error">
            <text:p>#DIV/0!</text:p>
          </table:table-cell>
          <table:table-cell table:formula="of:=0.5*[.AAE12]*(([.AAE5]-[.AAD5])/([.AAE1]-[.AAD1]))^2" office:value-type="string" office:string-value="" calcext:value-type="error">
            <text:p>#DIV/0!</text:p>
          </table:table-cell>
          <table:table-cell table:formula="of:=0.5*[.AAF12]*(([.AAF5]-[.AAE5])/([.AAF1]-[.AAE1]))^2" office:value-type="string" office:string-value="" calcext:value-type="error">
            <text:p>#DIV/0!</text:p>
          </table:table-cell>
          <table:table-cell table:formula="of:=0.5*[.AAG12]*(([.AAG5]-[.AAF5])/([.AAG1]-[.AAF1]))^2" office:value-type="string" office:string-value="" calcext:value-type="error">
            <text:p>#DIV/0!</text:p>
          </table:table-cell>
          <table:table-cell table:formula="of:=0.5*[.AAH12]*(([.AAH5]-[.AAG5])/([.AAH1]-[.AAG1]))^2" office:value-type="string" office:string-value="" calcext:value-type="error">
            <text:p>#DIV/0!</text:p>
          </table:table-cell>
          <table:table-cell table:formula="of:=0.5*[.AAI12]*(([.AAI5]-[.AAH5])/([.AAI1]-[.AAH1]))^2" office:value-type="string" office:string-value="" calcext:value-type="error">
            <text:p>#DIV/0!</text:p>
          </table:table-cell>
          <table:table-cell table:formula="of:=0.5*[.AAJ12]*(([.AAJ5]-[.AAI5])/([.AAJ1]-[.AAI1]))^2" office:value-type="string" office:string-value="" calcext:value-type="error">
            <text:p>#DIV/0!</text:p>
          </table:table-cell>
          <table:table-cell table:formula="of:=0.5*[.AAK12]*(([.AAK5]-[.AAJ5])/([.AAK1]-[.AAJ1]))^2" office:value-type="string" office:string-value="" calcext:value-type="error">
            <text:p>#DIV/0!</text:p>
          </table:table-cell>
          <table:table-cell table:formula="of:=0.5*[.AAL12]*(([.AAL5]-[.AAK5])/([.AAL1]-[.AAK1]))^2" office:value-type="string" office:string-value="" calcext:value-type="error">
            <text:p>#DIV/0!</text:p>
          </table:table-cell>
          <table:table-cell table:formula="of:=0.5*[.AAM12]*(([.AAM5]-[.AAL5])/([.AAM1]-[.AAL1]))^2" office:value-type="string" office:string-value="" calcext:value-type="error">
            <text:p>#DIV/0!</text:p>
          </table:table-cell>
          <table:table-cell table:formula="of:=0.5*[.AAN12]*(([.AAN5]-[.AAM5])/([.AAN1]-[.AAM1]))^2" office:value-type="string" office:string-value="" calcext:value-type="error">
            <text:p>#DIV/0!</text:p>
          </table:table-cell>
          <table:table-cell table:formula="of:=0.5*[.AAO12]*(([.AAO5]-[.AAN5])/([.AAO1]-[.AAN1]))^2" office:value-type="string" office:string-value="" calcext:value-type="error">
            <text:p>#DIV/0!</text:p>
          </table:table-cell>
          <table:table-cell table:formula="of:=0.5*[.AAP12]*(([.AAP5]-[.AAO5])/([.AAP1]-[.AAO1]))^2" office:value-type="string" office:string-value="" calcext:value-type="error">
            <text:p>#DIV/0!</text:p>
          </table:table-cell>
          <table:table-cell table:formula="of:=0.5*[.AAQ12]*(([.AAQ5]-[.AAP5])/([.AAQ1]-[.AAP1]))^2" office:value-type="string" office:string-value="" calcext:value-type="error">
            <text:p>#DIV/0!</text:p>
          </table:table-cell>
          <table:table-cell table:formula="of:=0.5*[.AAR12]*(([.AAR5]-[.AAQ5])/([.AAR1]-[.AAQ1]))^2" office:value-type="string" office:string-value="" calcext:value-type="error">
            <text:p>#DIV/0!</text:p>
          </table:table-cell>
          <table:table-cell table:formula="of:=0.5*[.AAS12]*(([.AAS5]-[.AAR5])/([.AAS1]-[.AAR1]))^2" office:value-type="string" office:string-value="" calcext:value-type="error">
            <text:p>#DIV/0!</text:p>
          </table:table-cell>
          <table:table-cell table:formula="of:=0.5*[.AAT12]*(([.AAT5]-[.AAS5])/([.AAT1]-[.AAS1]))^2" office:value-type="string" office:string-value="" calcext:value-type="error">
            <text:p>#DIV/0!</text:p>
          </table:table-cell>
          <table:table-cell table:formula="of:=0.5*[.AAU12]*(([.AAU5]-[.AAT5])/([.AAU1]-[.AAT1]))^2" office:value-type="string" office:string-value="" calcext:value-type="error">
            <text:p>#DIV/0!</text:p>
          </table:table-cell>
          <table:table-cell table:formula="of:=0.5*[.AAV12]*(([.AAV5]-[.AAU5])/([.AAV1]-[.AAU1]))^2" office:value-type="string" office:string-value="" calcext:value-type="error">
            <text:p>#DIV/0!</text:p>
          </table:table-cell>
          <table:table-cell table:formula="of:=0.5*[.AAW12]*(([.AAW5]-[.AAV5])/([.AAW1]-[.AAV1]))^2" office:value-type="string" office:string-value="" calcext:value-type="error">
            <text:p>#DIV/0!</text:p>
          </table:table-cell>
          <table:table-cell table:formula="of:=0.5*[.AAX12]*(([.AAX5]-[.AAW5])/([.AAX1]-[.AAW1]))^2" office:value-type="string" office:string-value="" calcext:value-type="error">
            <text:p>#DIV/0!</text:p>
          </table:table-cell>
          <table:table-cell table:formula="of:=0.5*[.AAY12]*(([.AAY5]-[.AAX5])/([.AAY1]-[.AAX1]))^2" office:value-type="string" office:string-value="" calcext:value-type="error">
            <text:p>#DIV/0!</text:p>
          </table:table-cell>
          <table:table-cell table:formula="of:=0.5*[.AAZ12]*(([.AAZ5]-[.AAY5])/([.AAZ1]-[.AAY1]))^2" office:value-type="string" office:string-value="" calcext:value-type="error">
            <text:p>#DIV/0!</text:p>
          </table:table-cell>
          <table:table-cell table:formula="of:=0.5*[.ABA12]*(([.ABA5]-[.AAZ5])/([.ABA1]-[.AAZ1]))^2" office:value-type="string" office:string-value="" calcext:value-type="error">
            <text:p>#DIV/0!</text:p>
          </table:table-cell>
          <table:table-cell table:formula="of:=0.5*[.ABB12]*(([.ABB5]-[.ABA5])/([.ABB1]-[.ABA1]))^2" office:value-type="string" office:string-value="" calcext:value-type="error">
            <text:p>#DIV/0!</text:p>
          </table:table-cell>
          <table:table-cell table:formula="of:=0.5*[.ABC12]*(([.ABC5]-[.ABB5])/([.ABC1]-[.ABB1]))^2" office:value-type="string" office:string-value="" calcext:value-type="error">
            <text:p>#DIV/0!</text:p>
          </table:table-cell>
          <table:table-cell table:formula="of:=0.5*[.ABD12]*(([.ABD5]-[.ABC5])/([.ABD1]-[.ABC1]))^2" office:value-type="string" office:string-value="" calcext:value-type="error">
            <text:p>#DIV/0!</text:p>
          </table:table-cell>
          <table:table-cell table:formula="of:=0.5*[.ABE12]*(([.ABE5]-[.ABD5])/([.ABE1]-[.ABD1]))^2" office:value-type="string" office:string-value="" calcext:value-type="error">
            <text:p>#DIV/0!</text:p>
          </table:table-cell>
          <table:table-cell table:formula="of:=0.5*[.ABF12]*(([.ABF5]-[.ABE5])/([.ABF1]-[.ABE1]))^2" office:value-type="string" office:string-value="" calcext:value-type="error">
            <text:p>#DIV/0!</text:p>
          </table:table-cell>
          <table:table-cell table:formula="of:=0.5*[.ABG12]*(([.ABG5]-[.ABF5])/([.ABG1]-[.ABF1]))^2" office:value-type="string" office:string-value="" calcext:value-type="error">
            <text:p>#DIV/0!</text:p>
          </table:table-cell>
          <table:table-cell table:formula="of:=0.5*[.ABH12]*(([.ABH5]-[.ABG5])/([.ABH1]-[.ABG1]))^2" office:value-type="string" office:string-value="" calcext:value-type="error">
            <text:p>#DIV/0!</text:p>
          </table:table-cell>
          <table:table-cell table:formula="of:=0.5*[.ABI12]*(([.ABI5]-[.ABH5])/([.ABI1]-[.ABH1]))^2" office:value-type="string" office:string-value="" calcext:value-type="error">
            <text:p>#DIV/0!</text:p>
          </table:table-cell>
          <table:table-cell table:formula="of:=0.5*[.ABJ12]*(([.ABJ5]-[.ABI5])/([.ABJ1]-[.ABI1]))^2" office:value-type="string" office:string-value="" calcext:value-type="error">
            <text:p>#DIV/0!</text:p>
          </table:table-cell>
          <table:table-cell table:formula="of:=0.5*[.ABK12]*(([.ABK5]-[.ABJ5])/([.ABK1]-[.ABJ1]))^2" office:value-type="string" office:string-value="" calcext:value-type="error">
            <text:p>#DIV/0!</text:p>
          </table:table-cell>
          <table:table-cell table:formula="of:=0.5*[.ABL12]*(([.ABL5]-[.ABK5])/([.ABL1]-[.ABK1]))^2" office:value-type="string" office:string-value="" calcext:value-type="error">
            <text:p>#DIV/0!</text:p>
          </table:table-cell>
          <table:table-cell table:formula="of:=0.5*[.ABM12]*(([.ABM5]-[.ABL5])/([.ABM1]-[.ABL1]))^2" office:value-type="string" office:string-value="" calcext:value-type="error">
            <text:p>#DIV/0!</text:p>
          </table:table-cell>
          <table:table-cell table:formula="of:=0.5*[.ABN12]*(([.ABN5]-[.ABM5])/([.ABN1]-[.ABM1]))^2" office:value-type="string" office:string-value="" calcext:value-type="error">
            <text:p>#DIV/0!</text:p>
          </table:table-cell>
          <table:table-cell table:formula="of:=0.5*[.ABO12]*(([.ABO5]-[.ABN5])/([.ABO1]-[.ABN1]))^2" office:value-type="string" office:string-value="" calcext:value-type="error">
            <text:p>#DIV/0!</text:p>
          </table:table-cell>
          <table:table-cell table:formula="of:=0.5*[.ABP12]*(([.ABP5]-[.ABO5])/([.ABP1]-[.ABO1]))^2" office:value-type="string" office:string-value="" calcext:value-type="error">
            <text:p>#DIV/0!</text:p>
          </table:table-cell>
          <table:table-cell table:formula="of:=0.5*[.ABQ12]*(([.ABQ5]-[.ABP5])/([.ABQ1]-[.ABP1]))^2" office:value-type="string" office:string-value="" calcext:value-type="error">
            <text:p>#DIV/0!</text:p>
          </table:table-cell>
          <table:table-cell table:formula="of:=0.5*[.ABR12]*(([.ABR5]-[.ABQ5])/([.ABR1]-[.ABQ1]))^2" office:value-type="string" office:string-value="" calcext:value-type="error">
            <text:p>#DIV/0!</text:p>
          </table:table-cell>
          <table:table-cell table:formula="of:=0.5*[.ABS12]*(([.ABS5]-[.ABR5])/([.ABS1]-[.ABR1]))^2" office:value-type="string" office:string-value="" calcext:value-type="error">
            <text:p>#DIV/0!</text:p>
          </table:table-cell>
          <table:table-cell table:formula="of:=0.5*[.ABT12]*(([.ABT5]-[.ABS5])/([.ABT1]-[.ABS1]))^2" office:value-type="string" office:string-value="" calcext:value-type="error">
            <text:p>#DIV/0!</text:p>
          </table:table-cell>
          <table:table-cell table:formula="of:=0.5*[.ABU12]*(([.ABU5]-[.ABT5])/([.ABU1]-[.ABT1]))^2" office:value-type="string" office:string-value="" calcext:value-type="error">
            <text:p>#DIV/0!</text:p>
          </table:table-cell>
          <table:table-cell table:formula="of:=0.5*[.ABV12]*(([.ABV5]-[.ABU5])/([.ABV1]-[.ABU1]))^2" office:value-type="string" office:string-value="" calcext:value-type="error">
            <text:p>#DIV/0!</text:p>
          </table:table-cell>
          <table:table-cell table:formula="of:=0.5*[.ABW12]*(([.ABW5]-[.ABV5])/([.ABW1]-[.ABV1]))^2" office:value-type="string" office:string-value="" calcext:value-type="error">
            <text:p>#DIV/0!</text:p>
          </table:table-cell>
          <table:table-cell table:formula="of:=0.5*[.ABX12]*(([.ABX5]-[.ABW5])/([.ABX1]-[.ABW1]))^2" office:value-type="string" office:string-value="" calcext:value-type="error">
            <text:p>#DIV/0!</text:p>
          </table:table-cell>
          <table:table-cell table:formula="of:=0.5*[.ABY12]*(([.ABY5]-[.ABX5])/([.ABY1]-[.ABX1]))^2" office:value-type="string" office:string-value="" calcext:value-type="error">
            <text:p>#DIV/0!</text:p>
          </table:table-cell>
          <table:table-cell table:formula="of:=0.5*[.ABZ12]*(([.ABZ5]-[.ABY5])/([.ABZ1]-[.ABY1]))^2" office:value-type="string" office:string-value="" calcext:value-type="error">
            <text:p>#DIV/0!</text:p>
          </table:table-cell>
          <table:table-cell table:formula="of:=0.5*[.ACA12]*(([.ACA5]-[.ABZ5])/([.ACA1]-[.ABZ1]))^2" office:value-type="string" office:string-value="" calcext:value-type="error">
            <text:p>#DIV/0!</text:p>
          </table:table-cell>
          <table:table-cell table:formula="of:=0.5*[.ACB12]*(([.ACB5]-[.ACA5])/([.ACB1]-[.ACA1]))^2" office:value-type="string" office:string-value="" calcext:value-type="error">
            <text:p>#DIV/0!</text:p>
          </table:table-cell>
          <table:table-cell table:formula="of:=0.5*[.ACC12]*(([.ACC5]-[.ACB5])/([.ACC1]-[.ACB1]))^2" office:value-type="string" office:string-value="" calcext:value-type="error">
            <text:p>#DIV/0!</text:p>
          </table:table-cell>
          <table:table-cell table:formula="of:=0.5*[.ACD12]*(([.ACD5]-[.ACC5])/([.ACD1]-[.ACC1]))^2" office:value-type="string" office:string-value="" calcext:value-type="error">
            <text:p>#DIV/0!</text:p>
          </table:table-cell>
          <table:table-cell table:formula="of:=0.5*[.ACE12]*(([.ACE5]-[.ACD5])/([.ACE1]-[.ACD1]))^2" office:value-type="string" office:string-value="" calcext:value-type="error">
            <text:p>#DIV/0!</text:p>
          </table:table-cell>
          <table:table-cell table:formula="of:=0.5*[.ACF12]*(([.ACF5]-[.ACE5])/([.ACF1]-[.ACE1]))^2" office:value-type="string" office:string-value="" calcext:value-type="error">
            <text:p>#DIV/0!</text:p>
          </table:table-cell>
          <table:table-cell table:formula="of:=0.5*[.ACG12]*(([.ACG5]-[.ACF5])/([.ACG1]-[.ACF1]))^2" office:value-type="string" office:string-value="" calcext:value-type="error">
            <text:p>#DIV/0!</text:p>
          </table:table-cell>
          <table:table-cell table:formula="of:=0.5*[.ACH12]*(([.ACH5]-[.ACG5])/([.ACH1]-[.ACG1]))^2" office:value-type="string" office:string-value="" calcext:value-type="error">
            <text:p>#DIV/0!</text:p>
          </table:table-cell>
          <table:table-cell table:formula="of:=0.5*[.ACI12]*(([.ACI5]-[.ACH5])/([.ACI1]-[.ACH1]))^2" office:value-type="string" office:string-value="" calcext:value-type="error">
            <text:p>#DIV/0!</text:p>
          </table:table-cell>
          <table:table-cell table:formula="of:=0.5*[.ACJ12]*(([.ACJ5]-[.ACI5])/([.ACJ1]-[.ACI1]))^2" office:value-type="string" office:string-value="" calcext:value-type="error">
            <text:p>#DIV/0!</text:p>
          </table:table-cell>
          <table:table-cell table:formula="of:=0.5*[.ACK12]*(([.ACK5]-[.ACJ5])/([.ACK1]-[.ACJ1]))^2" office:value-type="string" office:string-value="" calcext:value-type="error">
            <text:p>#DIV/0!</text:p>
          </table:table-cell>
          <table:table-cell table:formula="of:=0.5*[.ACL12]*(([.ACL5]-[.ACK5])/([.ACL1]-[.ACK1]))^2" office:value-type="string" office:string-value="" calcext:value-type="error">
            <text:p>#DIV/0!</text:p>
          </table:table-cell>
          <table:table-cell table:formula="of:=0.5*[.ACM12]*(([.ACM5]-[.ACL5])/([.ACM1]-[.ACL1]))^2" office:value-type="string" office:string-value="" calcext:value-type="error">
            <text:p>#DIV/0!</text:p>
          </table:table-cell>
          <table:table-cell table:formula="of:=0.5*[.ACN12]*(([.ACN5]-[.ACM5])/([.ACN1]-[.ACM1]))^2" office:value-type="string" office:string-value="" calcext:value-type="error">
            <text:p>#DIV/0!</text:p>
          </table:table-cell>
          <table:table-cell table:formula="of:=0.5*[.ACO12]*(([.ACO5]-[.ACN5])/([.ACO1]-[.ACN1]))^2" office:value-type="string" office:string-value="" calcext:value-type="error">
            <text:p>#DIV/0!</text:p>
          </table:table-cell>
          <table:table-cell table:formula="of:=0.5*[.ACP12]*(([.ACP5]-[.ACO5])/([.ACP1]-[.ACO1]))^2" office:value-type="string" office:string-value="" calcext:value-type="error">
            <text:p>#DIV/0!</text:p>
          </table:table-cell>
          <table:table-cell table:formula="of:=0.5*[.ACQ12]*(([.ACQ5]-[.ACP5])/([.ACQ1]-[.ACP1]))^2" office:value-type="string" office:string-value="" calcext:value-type="error">
            <text:p>#DIV/0!</text:p>
          </table:table-cell>
          <table:table-cell table:formula="of:=0.5*[.ACR12]*(([.ACR5]-[.ACQ5])/([.ACR1]-[.ACQ1]))^2" office:value-type="string" office:string-value="" calcext:value-type="error">
            <text:p>#DIV/0!</text:p>
          </table:table-cell>
          <table:table-cell table:formula="of:=0.5*[.ACS12]*(([.ACS5]-[.ACR5])/([.ACS1]-[.ACR1]))^2" office:value-type="string" office:string-value="" calcext:value-type="error">
            <text:p>#DIV/0!</text:p>
          </table:table-cell>
          <table:table-cell table:formula="of:=0.5*[.ACT12]*(([.ACT5]-[.ACS5])/([.ACT1]-[.ACS1]))^2" office:value-type="string" office:string-value="" calcext:value-type="error">
            <text:p>#DIV/0!</text:p>
          </table:table-cell>
          <table:table-cell table:formula="of:=0.5*[.ACU12]*(([.ACU5]-[.ACT5])/([.ACU1]-[.ACT1]))^2" office:value-type="string" office:string-value="" calcext:value-type="error">
            <text:p>#DIV/0!</text:p>
          </table:table-cell>
          <table:table-cell table:formula="of:=0.5*[.ACV12]*(([.ACV5]-[.ACU5])/([.ACV1]-[.ACU1]))^2" office:value-type="string" office:string-value="" calcext:value-type="error">
            <text:p>#DIV/0!</text:p>
          </table:table-cell>
          <table:table-cell table:formula="of:=0.5*[.ACW12]*(([.ACW5]-[.ACV5])/([.ACW1]-[.ACV1]))^2" office:value-type="string" office:string-value="" calcext:value-type="error">
            <text:p>#DIV/0!</text:p>
          </table:table-cell>
          <table:table-cell table:formula="of:=0.5*[.ACX12]*(([.ACX5]-[.ACW5])/([.ACX1]-[.ACW1]))^2" office:value-type="string" office:string-value="" calcext:value-type="error">
            <text:p>#DIV/0!</text:p>
          </table:table-cell>
          <table:table-cell table:formula="of:=0.5*[.ACY12]*(([.ACY5]-[.ACX5])/([.ACY1]-[.ACX1]))^2" office:value-type="string" office:string-value="" calcext:value-type="error">
            <text:p>#DIV/0!</text:p>
          </table:table-cell>
          <table:table-cell table:formula="of:=0.5*[.ACZ12]*(([.ACZ5]-[.ACY5])/([.ACZ1]-[.ACY1]))^2" office:value-type="string" office:string-value="" calcext:value-type="error">
            <text:p>#DIV/0!</text:p>
          </table:table-cell>
          <table:table-cell table:formula="of:=0.5*[.ADA12]*(([.ADA5]-[.ACZ5])/([.ADA1]-[.ACZ1]))^2" office:value-type="string" office:string-value="" calcext:value-type="error">
            <text:p>#DIV/0!</text:p>
          </table:table-cell>
          <table:table-cell table:formula="of:=0.5*[.ADB12]*(([.ADB5]-[.ADA5])/([.ADB1]-[.ADA1]))^2" office:value-type="string" office:string-value="" calcext:value-type="error">
            <text:p>#DIV/0!</text:p>
          </table:table-cell>
          <table:table-cell table:formula="of:=0.5*[.ADC12]*(([.ADC5]-[.ADB5])/([.ADC1]-[.ADB1]))^2" office:value-type="string" office:string-value="" calcext:value-type="error">
            <text:p>#DIV/0!</text:p>
          </table:table-cell>
          <table:table-cell table:formula="of:=0.5*[.ADD12]*(([.ADD5]-[.ADC5])/([.ADD1]-[.ADC1]))^2" office:value-type="string" office:string-value="" calcext:value-type="error">
            <text:p>#DIV/0!</text:p>
          </table:table-cell>
          <table:table-cell table:formula="of:=0.5*[.ADE12]*(([.ADE5]-[.ADD5])/([.ADE1]-[.ADD1]))^2" office:value-type="string" office:string-value="" calcext:value-type="error">
            <text:p>#DIV/0!</text:p>
          </table:table-cell>
          <table:table-cell table:formula="of:=0.5*[.ADF12]*(([.ADF5]-[.ADE5])/([.ADF1]-[.ADE1]))^2" office:value-type="string" office:string-value="" calcext:value-type="error">
            <text:p>#DIV/0!</text:p>
          </table:table-cell>
          <table:table-cell table:formula="of:=0.5*[.ADG12]*(([.ADG5]-[.ADF5])/([.ADG1]-[.ADF1]))^2" office:value-type="string" office:string-value="" calcext:value-type="error">
            <text:p>#DIV/0!</text:p>
          </table:table-cell>
          <table:table-cell table:formula="of:=0.5*[.ADH12]*(([.ADH5]-[.ADG5])/([.ADH1]-[.ADG1]))^2" office:value-type="string" office:string-value="" calcext:value-type="error">
            <text:p>#DIV/0!</text:p>
          </table:table-cell>
          <table:table-cell table:formula="of:=0.5*[.ADI12]*(([.ADI5]-[.ADH5])/([.ADI1]-[.ADH1]))^2" office:value-type="string" office:string-value="" calcext:value-type="error">
            <text:p>#DIV/0!</text:p>
          </table:table-cell>
          <table:table-cell table:formula="of:=0.5*[.ADJ12]*(([.ADJ5]-[.ADI5])/([.ADJ1]-[.ADI1]))^2" office:value-type="string" office:string-value="" calcext:value-type="error">
            <text:p>#DIV/0!</text:p>
          </table:table-cell>
          <table:table-cell table:formula="of:=0.5*[.ADK12]*(([.ADK5]-[.ADJ5])/([.ADK1]-[.ADJ1]))^2" office:value-type="string" office:string-value="" calcext:value-type="error">
            <text:p>#DIV/0!</text:p>
          </table:table-cell>
          <table:table-cell table:formula="of:=0.5*[.ADL12]*(([.ADL5]-[.ADK5])/([.ADL1]-[.ADK1]))^2" office:value-type="string" office:string-value="" calcext:value-type="error">
            <text:p>#DIV/0!</text:p>
          </table:table-cell>
          <table:table-cell table:formula="of:=0.5*[.ADM12]*(([.ADM5]-[.ADL5])/([.ADM1]-[.ADL1]))^2" office:value-type="string" office:string-value="" calcext:value-type="error">
            <text:p>#DIV/0!</text:p>
          </table:table-cell>
          <table:table-cell table:formula="of:=0.5*[.ADN12]*(([.ADN5]-[.ADM5])/([.ADN1]-[.ADM1]))^2" office:value-type="string" office:string-value="" calcext:value-type="error">
            <text:p>#DIV/0!</text:p>
          </table:table-cell>
          <table:table-cell table:formula="of:=0.5*[.ADO12]*(([.ADO5]-[.ADN5])/([.ADO1]-[.ADN1]))^2" office:value-type="string" office:string-value="" calcext:value-type="error">
            <text:p>#DIV/0!</text:p>
          </table:table-cell>
          <table:table-cell table:formula="of:=0.5*[.ADP12]*(([.ADP5]-[.ADO5])/([.ADP1]-[.ADO1]))^2" office:value-type="string" office:string-value="" calcext:value-type="error">
            <text:p>#DIV/0!</text:p>
          </table:table-cell>
          <table:table-cell table:formula="of:=0.5*[.ADQ12]*(([.ADQ5]-[.ADP5])/([.ADQ1]-[.ADP1]))^2" office:value-type="string" office:string-value="" calcext:value-type="error">
            <text:p>#DIV/0!</text:p>
          </table:table-cell>
          <table:table-cell table:formula="of:=0.5*[.ADR12]*(([.ADR5]-[.ADQ5])/([.ADR1]-[.ADQ1]))^2" office:value-type="string" office:string-value="" calcext:value-type="error">
            <text:p>#DIV/0!</text:p>
          </table:table-cell>
          <table:table-cell table:formula="of:=0.5*[.ADS12]*(([.ADS5]-[.ADR5])/([.ADS1]-[.ADR1]))^2" office:value-type="string" office:string-value="" calcext:value-type="error">
            <text:p>#DIV/0!</text:p>
          </table:table-cell>
          <table:table-cell table:formula="of:=0.5*[.ADT12]*(([.ADT5]-[.ADS5])/([.ADT1]-[.ADS1]))^2" office:value-type="string" office:string-value="" calcext:value-type="error">
            <text:p>#DIV/0!</text:p>
          </table:table-cell>
          <table:table-cell table:formula="of:=0.5*[.ADU12]*(([.ADU5]-[.ADT5])/([.ADU1]-[.ADT1]))^2" office:value-type="string" office:string-value="" calcext:value-type="error">
            <text:p>#DIV/0!</text:p>
          </table:table-cell>
          <table:table-cell table:formula="of:=0.5*[.ADV12]*(([.ADV5]-[.ADU5])/([.ADV1]-[.ADU1]))^2" office:value-type="string" office:string-value="" calcext:value-type="error">
            <text:p>#DIV/0!</text:p>
          </table:table-cell>
          <table:table-cell table:formula="of:=0.5*[.ADW12]*(([.ADW5]-[.ADV5])/([.ADW1]-[.ADV1]))^2" office:value-type="string" office:string-value="" calcext:value-type="error">
            <text:p>#DIV/0!</text:p>
          </table:table-cell>
          <table:table-cell table:formula="of:=0.5*[.ADX12]*(([.ADX5]-[.ADW5])/([.ADX1]-[.ADW1]))^2" office:value-type="string" office:string-value="" calcext:value-type="error">
            <text:p>#DIV/0!</text:p>
          </table:table-cell>
          <table:table-cell table:formula="of:=0.5*[.ADY12]*(([.ADY5]-[.ADX5])/([.ADY1]-[.ADX1]))^2" office:value-type="string" office:string-value="" calcext:value-type="error">
            <text:p>#DIV/0!</text:p>
          </table:table-cell>
          <table:table-cell table:formula="of:=0.5*[.ADZ12]*(([.ADZ5]-[.ADY5])/([.ADZ1]-[.ADY1]))^2" office:value-type="string" office:string-value="" calcext:value-type="error">
            <text:p>#DIV/0!</text:p>
          </table:table-cell>
          <table:table-cell table:formula="of:=0.5*[.AEA12]*(([.AEA5]-[.ADZ5])/([.AEA1]-[.ADZ1]))^2" office:value-type="string" office:string-value="" calcext:value-type="error">
            <text:p>#DIV/0!</text:p>
          </table:table-cell>
          <table:table-cell table:formula="of:=0.5*[.AEB12]*(([.AEB5]-[.AEA5])/([.AEB1]-[.AEA1]))^2" office:value-type="string" office:string-value="" calcext:value-type="error">
            <text:p>#DIV/0!</text:p>
          </table:table-cell>
          <table:table-cell table:formula="of:=0.5*[.AEC12]*(([.AEC5]-[.AEB5])/([.AEC1]-[.AEB1]))^2" office:value-type="string" office:string-value="" calcext:value-type="error">
            <text:p>#DIV/0!</text:p>
          </table:table-cell>
          <table:table-cell table:formula="of:=0.5*[.AED12]*(([.AED5]-[.AEC5])/([.AED1]-[.AEC1]))^2" office:value-type="string" office:string-value="" calcext:value-type="error">
            <text:p>#DIV/0!</text:p>
          </table:table-cell>
          <table:table-cell table:formula="of:=0.5*[.AEE12]*(([.AEE5]-[.AED5])/([.AEE1]-[.AED1]))^2" office:value-type="string" office:string-value="" calcext:value-type="error">
            <text:p>#DIV/0!</text:p>
          </table:table-cell>
          <table:table-cell table:formula="of:=0.5*[.AEF12]*(([.AEF5]-[.AEE5])/([.AEF1]-[.AEE1]))^2" office:value-type="string" office:string-value="" calcext:value-type="error">
            <text:p>#DIV/0!</text:p>
          </table:table-cell>
          <table:table-cell table:formula="of:=0.5*[.AEG12]*(([.AEG5]-[.AEF5])/([.AEG1]-[.AEF1]))^2" office:value-type="string" office:string-value="" calcext:value-type="error">
            <text:p>#DIV/0!</text:p>
          </table:table-cell>
          <table:table-cell table:formula="of:=0.5*[.AEH12]*(([.AEH5]-[.AEG5])/([.AEH1]-[.AEG1]))^2" office:value-type="string" office:string-value="" calcext:value-type="error">
            <text:p>#DIV/0!</text:p>
          </table:table-cell>
          <table:table-cell table:formula="of:=0.5*[.AEI12]*(([.AEI5]-[.AEH5])/([.AEI1]-[.AEH1]))^2" office:value-type="string" office:string-value="" calcext:value-type="error">
            <text:p>#DIV/0!</text:p>
          </table:table-cell>
          <table:table-cell table:formula="of:=0.5*[.AEJ12]*(([.AEJ5]-[.AEI5])/([.AEJ1]-[.AEI1]))^2" office:value-type="string" office:string-value="" calcext:value-type="error">
            <text:p>#DIV/0!</text:p>
          </table:table-cell>
          <table:table-cell table:formula="of:=0.5*[.AEK12]*(([.AEK5]-[.AEJ5])/([.AEK1]-[.AEJ1]))^2" office:value-type="string" office:string-value="" calcext:value-type="error">
            <text:p>#DIV/0!</text:p>
          </table:table-cell>
          <table:table-cell table:formula="of:=0.5*[.AEL12]*(([.AEL5]-[.AEK5])/([.AEL1]-[.AEK1]))^2" office:value-type="string" office:string-value="" calcext:value-type="error">
            <text:p>#DIV/0!</text:p>
          </table:table-cell>
          <table:table-cell table:formula="of:=0.5*[.AEM12]*(([.AEM5]-[.AEL5])/([.AEM1]-[.AEL1]))^2" office:value-type="string" office:string-value="" calcext:value-type="error">
            <text:p>#DIV/0!</text:p>
          </table:table-cell>
          <table:table-cell table:formula="of:=0.5*[.AEN12]*(([.AEN5]-[.AEM5])/([.AEN1]-[.AEM1]))^2" office:value-type="string" office:string-value="" calcext:value-type="error">
            <text:p>#DIV/0!</text:p>
          </table:table-cell>
          <table:table-cell table:formula="of:=0.5*[.AEO12]*(([.AEO5]-[.AEN5])/([.AEO1]-[.AEN1]))^2" office:value-type="string" office:string-value="" calcext:value-type="error">
            <text:p>#DIV/0!</text:p>
          </table:table-cell>
          <table:table-cell table:formula="of:=0.5*[.AEP12]*(([.AEP5]-[.AEO5])/([.AEP1]-[.AEO1]))^2" office:value-type="string" office:string-value="" calcext:value-type="error">
            <text:p>#DIV/0!</text:p>
          </table:table-cell>
          <table:table-cell table:formula="of:=0.5*[.AEQ12]*(([.AEQ5]-[.AEP5])/([.AEQ1]-[.AEP1]))^2" office:value-type="string" office:string-value="" calcext:value-type="error">
            <text:p>#DIV/0!</text:p>
          </table:table-cell>
          <table:table-cell table:formula="of:=0.5*[.AER12]*(([.AER5]-[.AEQ5])/([.AER1]-[.AEQ1]))^2" office:value-type="string" office:string-value="" calcext:value-type="error">
            <text:p>#DIV/0!</text:p>
          </table:table-cell>
          <table:table-cell table:formula="of:=0.5*[.AES12]*(([.AES5]-[.AER5])/([.AES1]-[.AER1]))^2" office:value-type="string" office:string-value="" calcext:value-type="error">
            <text:p>#DIV/0!</text:p>
          </table:table-cell>
          <table:table-cell table:formula="of:=0.5*[.AET12]*(([.AET5]-[.AES5])/([.AET1]-[.AES1]))^2" office:value-type="string" office:string-value="" calcext:value-type="error">
            <text:p>#DIV/0!</text:p>
          </table:table-cell>
          <table:table-cell table:formula="of:=0.5*[.AEU12]*(([.AEU5]-[.AET5])/([.AEU1]-[.AET1]))^2" office:value-type="string" office:string-value="" calcext:value-type="error">
            <text:p>#DIV/0!</text:p>
          </table:table-cell>
          <table:table-cell table:formula="of:=0.5*[.AEV12]*(([.AEV5]-[.AEU5])/([.AEV1]-[.AEU1]))^2" office:value-type="string" office:string-value="" calcext:value-type="error">
            <text:p>#DIV/0!</text:p>
          </table:table-cell>
          <table:table-cell table:formula="of:=0.5*[.AEW12]*(([.AEW5]-[.AEV5])/([.AEW1]-[.AEV1]))^2" office:value-type="string" office:string-value="" calcext:value-type="error">
            <text:p>#DIV/0!</text:p>
          </table:table-cell>
          <table:table-cell table:formula="of:=0.5*[.AEX12]*(([.AEX5]-[.AEW5])/([.AEX1]-[.AEW1]))^2" office:value-type="string" office:string-value="" calcext:value-type="error">
            <text:p>#DIV/0!</text:p>
          </table:table-cell>
          <table:table-cell table:formula="of:=0.5*[.AEY12]*(([.AEY5]-[.AEX5])/([.AEY1]-[.AEX1]))^2" office:value-type="string" office:string-value="" calcext:value-type="error">
            <text:p>#DIV/0!</text:p>
          </table:table-cell>
          <table:table-cell table:formula="of:=0.5*[.AEZ12]*(([.AEZ5]-[.AEY5])/([.AEZ1]-[.AEY1]))^2" office:value-type="string" office:string-value="" calcext:value-type="error">
            <text:p>#DIV/0!</text:p>
          </table:table-cell>
          <table:table-cell table:formula="of:=0.5*[.AFA12]*(([.AFA5]-[.AEZ5])/([.AFA1]-[.AEZ1]))^2" office:value-type="string" office:string-value="" calcext:value-type="error">
            <text:p>#DIV/0!</text:p>
          </table:table-cell>
          <table:table-cell table:formula="of:=0.5*[.AFB12]*(([.AFB5]-[.AFA5])/([.AFB1]-[.AFA1]))^2" office:value-type="string" office:string-value="" calcext:value-type="error">
            <text:p>#DIV/0!</text:p>
          </table:table-cell>
          <table:table-cell table:formula="of:=0.5*[.AFC12]*(([.AFC5]-[.AFB5])/([.AFC1]-[.AFB1]))^2" office:value-type="string" office:string-value="" calcext:value-type="error">
            <text:p>#DIV/0!</text:p>
          </table:table-cell>
          <table:table-cell table:formula="of:=0.5*[.AFD12]*(([.AFD5]-[.AFC5])/([.AFD1]-[.AFC1]))^2" office:value-type="string" office:string-value="" calcext:value-type="error">
            <text:p>#DIV/0!</text:p>
          </table:table-cell>
          <table:table-cell table:formula="of:=0.5*[.AFE12]*(([.AFE5]-[.AFD5])/([.AFE1]-[.AFD1]))^2" office:value-type="string" office:string-value="" calcext:value-type="error">
            <text:p>#DIV/0!</text:p>
          </table:table-cell>
          <table:table-cell table:formula="of:=0.5*[.AFF12]*(([.AFF5]-[.AFE5])/([.AFF1]-[.AFE1]))^2" office:value-type="string" office:string-value="" calcext:value-type="error">
            <text:p>#DIV/0!</text:p>
          </table:table-cell>
          <table:table-cell table:formula="of:=0.5*[.AFG12]*(([.AFG5]-[.AFF5])/([.AFG1]-[.AFF1]))^2" office:value-type="string" office:string-value="" calcext:value-type="error">
            <text:p>#DIV/0!</text:p>
          </table:table-cell>
          <table:table-cell table:formula="of:=0.5*[.AFH12]*(([.AFH5]-[.AFG5])/([.AFH1]-[.AFG1]))^2" office:value-type="string" office:string-value="" calcext:value-type="error">
            <text:p>#DIV/0!</text:p>
          </table:table-cell>
          <table:table-cell table:formula="of:=0.5*[.AFI12]*(([.AFI5]-[.AFH5])/([.AFI1]-[.AFH1]))^2" office:value-type="string" office:string-value="" calcext:value-type="error">
            <text:p>#DIV/0!</text:p>
          </table:table-cell>
          <table:table-cell table:formula="of:=0.5*[.AFJ12]*(([.AFJ5]-[.AFI5])/([.AFJ1]-[.AFI1]))^2" office:value-type="string" office:string-value="" calcext:value-type="error">
            <text:p>#DIV/0!</text:p>
          </table:table-cell>
          <table:table-cell table:formula="of:=0.5*[.AFK12]*(([.AFK5]-[.AFJ5])/([.AFK1]-[.AFJ1]))^2" office:value-type="string" office:string-value="" calcext:value-type="error">
            <text:p>#DIV/0!</text:p>
          </table:table-cell>
          <table:table-cell table:formula="of:=0.5*[.AFL12]*(([.AFL5]-[.AFK5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0018872599083663" calcext:value-type="float">
            <text:p>1.8872599083663E-08</text:p>
          </table:table-cell>
          <table:table-cell table:formula="of:=0.5*[.D12]*(([.D6]-[.C6])/([.D1]-[.C1]))^2" office:value-type="float" office:value="0.0000002993865226697" calcext:value-type="float">
            <text:p>2.993865226697E-07</text:p>
          </table:table-cell>
          <table:table-cell table:formula="of:=0.5*[.E12]*(([.E6]-[.D6])/([.E1]-[.D1]))^2" office:value-type="float" office:value="0.0000000372723964895723" calcext:value-type="float">
            <text:p>3.72723964895723E-08</text:p>
          </table:table-cell>
          <table:table-cell table:formula="of:=0.5*[.F12]*(([.F6]-[.E6])/([.F1]-[.E1]))^2" office:value-type="float" office:value="0.000000332722067930642" calcext:value-type="float">
            <text:p>3.32722067930642E-07</text:p>
          </table:table-cell>
          <table:table-cell table:formula="of:=0.5*[.G12]*(([.G6]-[.F6])/([.G1]-[.F1]))^2" office:value-type="float" office:value="0.0000000147866945994721" calcext:value-type="float">
            <text:p>1.47866945994721E-08</text:p>
          </table:table-cell>
          <table:table-cell table:formula="of:=0.5*[.H12]*(([.H6]-[.G6])/([.H1]-[.G1]))^2" office:value-type="float" office:value="0.0000000118362863559214" calcext:value-type="float">
            <text:p>1.18362863559214E-08</text:p>
          </table:table-cell>
          <table:table-cell table:formula="of:=0.5*[.I12]*(([.I6]-[.H6])/([.I1]-[.H1]))^2" office:value-type="float" office:value="0.0000000964119671191809" calcext:value-type="float">
            <text:p>9.64119671191809E-08</text:p>
          </table:table-cell>
          <table:table-cell table:formula="of:=0.5*[.J12]*(([.J6]-[.I6])/([.J1]-[.I1]))^2" office:value-type="float" office:value="0.00000000434036982480194" calcext:value-type="float">
            <text:p>4.34036982480194E-09</text:p>
          </table:table-cell>
          <table:table-cell table:formula="of:=0.5*[.K12]*(([.K6]-[.J6])/([.K1]-[.J1]))^2" office:value-type="float" office:value="0.000000421806979005131" calcext:value-type="float">
            <text:p>4.21806979005131E-07</text:p>
          </table:table-cell>
          <table:table-cell table:formula="of:=0.5*[.L12]*(([.L6]-[.K6])/([.L1]-[.K1]))^2" office:value-type="float" office:value="0.000000860298016919235" calcext:value-type="float">
            <text:p>8.60298016919235E-07</text:p>
          </table:table-cell>
          <table:table-cell table:formula="of:=0.5*[.M12]*(([.M6]-[.L6])/([.M1]-[.L1]))^2" office:value-type="float" office:value="0.00000050685177570809" calcext:value-type="float">
            <text:p>5.0685177570809E-07</text:p>
          </table:table-cell>
          <table:table-cell table:formula="of:=0.5*[.N12]*(([.N6]-[.M6])/([.N1]-[.M1]))^2" office:value-type="float" office:value="0.000000119238039474854" calcext:value-type="float">
            <text:p>1.19238039474854E-07</text:p>
          </table:table-cell>
          <table:table-cell table:formula="of:=0.5*[.O12]*(([.O6]-[.N6])/([.O1]-[.N1]))^2" office:value-type="float" office:value="0.0000000000539760670466656" calcext:value-type="float">
            <text:p>5.39760670466656E-11</text:p>
          </table:table-cell>
          <table:table-cell table:formula="of:=0.5*[.P12]*(([.P6]-[.O6])/([.P1]-[.O1]))^2" office:value-type="float" office:value="0.000000014054107342685" calcext:value-type="float">
            <text:p>1.4054107342685E-08</text:p>
          </table:table-cell>
          <table:table-cell table:formula="of:=0.5*[.Q12]*(([.Q6]-[.P6])/([.Q1]-[.P1]))^2" office:value-type="float" office:value="0.000000000914590654245718" calcext:value-type="float">
            <text:p>9.14590654245718E-10</text:p>
          </table:table-cell>
          <table:table-cell table:formula="of:=0.5*[.R12]*(([.R6]-[.Q6])/([.R1]-[.Q1]))^2" office:value-type="float" office:value="0.000000000807043702886844" calcext:value-type="float">
            <text:p>8.07043702886844E-10</text:p>
          </table:table-cell>
          <table:table-cell table:formula="of:=0.5*[.S12]*(([.S6]-[.R6])/([.S1]-[.R1]))^2" office:value-type="float" office:value="0.00000000187184664569813" calcext:value-type="float">
            <text:p>1.87184664569813E-09</text:p>
          </table:table-cell>
          <table:table-cell table:formula="of:=0.5*[.T12]*(([.T6]-[.S6])/([.T1]-[.S1]))^2" office:value-type="float" office:value="0.000000110206963389842" calcext:value-type="float">
            <text:p>1.10206963389842E-07</text:p>
          </table:table-cell>
          <table:table-cell table:formula="of:=0.5*[.U12]*(([.U6]-[.T6])/([.U1]-[.T1]))^2" office:value-type="float" office:value="0.000000107679738347032" calcext:value-type="float">
            <text:p>1.07679738347032E-07</text:p>
          </table:table-cell>
          <table:table-cell table:formula="of:=0.5*[.V12]*(([.V6]-[.U6])/([.V1]-[.U1]))^2" office:value-type="float" office:value="0.000000636453168048191" calcext:value-type="float">
            <text:p>6.36453168048191E-07</text:p>
          </table:table-cell>
          <table:table-cell table:formula="of:=0.5*[.W12]*(([.W6]-[.V6])/([.W1]-[.V1]))^2" office:value-type="float" office:value="0.0000000192652464185321" calcext:value-type="float">
            <text:p>1.92652464185321E-08</text:p>
          </table:table-cell>
          <table:table-cell table:formula="of:=0.5*[.X12]*(([.X6]-[.W6])/([.X1]-[.W1]))^2" office:value-type="float" office:value="0.0000000175648927252718" calcext:value-type="float">
            <text:p>1.75648927252718E-08</text:p>
          </table:table-cell>
          <table:table-cell table:formula="of:=0.5*[.Y12]*(([.Y6]-[.X6])/([.Y1]-[.X1]))^2" office:value-type="float" office:value="0.000000539501990397135" calcext:value-type="float">
            <text:p>5.39501990397135E-07</text:p>
          </table:table-cell>
          <table:table-cell table:formula="of:=0.5*[.Z12]*(([.Z6]-[.Y6])/([.Z1]-[.Y1]))^2" office:value-type="float" office:value="0.0000000602926750062533" calcext:value-type="float">
            <text:p>6.02926750062533E-08</text:p>
          </table:table-cell>
          <table:table-cell table:formula="of:=0.5*[.AA12]*(([.AA6]-[.Z6])/([.AA1]-[.Z1]))^2" office:value-type="float" office:value="0.00000000265842001600166" calcext:value-type="float">
            <text:p>2.65842001600166E-09</text:p>
          </table:table-cell>
          <table:table-cell table:formula="of:=0.5*[.AB12]*(([.AB6]-[.AA6])/([.AB1]-[.AA1]))^2" office:value-type="float" office:value="0.000000254486717251919" calcext:value-type="float">
            <text:p>2.54486717251919E-07</text:p>
          </table:table-cell>
          <table:table-cell table:formula="of:=0.5*[.AC12]*(([.AC6]-[.AB6])/([.AC1]-[.AB1]))^2" office:value-type="float" office:value="0.00000000378342277157742" calcext:value-type="float">
            <text:p>3.78342277157742E-09</text:p>
          </table:table-cell>
          <table:table-cell table:formula="of:=0.5*[.AD12]*(([.AD6]-[.AC6])/([.AD1]-[.AC1]))^2" office:value-type="float" office:value="0.000000000109829188578923" calcext:value-type="float">
            <text:p>1.09829188578923E-10</text:p>
          </table:table-cell>
          <table:table-cell table:formula="of:=0.5*[.AE12]*(([.AE6]-[.AD6])/([.AE1]-[.AD1]))^2" office:value-type="float" office:value="0.0000000173511001024281" calcext:value-type="float">
            <text:p>1.73511001024281E-08</text:p>
          </table:table-cell>
          <table:table-cell table:formula="of:=0.5*[.AF12]*(([.AF6]-[.AE6])/([.AF1]-[.AE1]))^2" office:value-type="float" office:value="0.00000021109196843709" calcext:value-type="float">
            <text:p>2.1109196843709E-07</text:p>
          </table:table-cell>
          <table:table-cell table:formula="of:=0.5*[.AG12]*(([.AG6]-[.AF6])/([.AG1]-[.AF1]))^2" office:value-type="float" office:value="0.00000000782298805789643" calcext:value-type="float">
            <text:p>7.82298805789643E-09</text:p>
          </table:table-cell>
          <table:table-cell table:formula="of:=0.5*[.AH12]*(([.AH6]-[.AG6])/([.AH1]-[.AG1]))^2" office:value-type="float" office:value="0.0000000000865363958116731" calcext:value-type="float">
            <text:p>8.65363958116731E-11</text:p>
          </table:table-cell>
          <table:table-cell table:formula="of:=0.5*[.AI12]*(([.AI6]-[.AH6])/([.AI1]-[.AH1]))^2" office:value-type="float" office:value="0.00000000429860966708695" calcext:value-type="float">
            <text:p>4.29860966708695E-09</text:p>
          </table:table-cell>
          <table:table-cell table:formula="of:=0.5*[.AJ12]*(([.AJ6]-[.AI6])/([.AJ1]-[.AI1]))^2" office:value-type="float" office:value="0.00000000910608997257851" calcext:value-type="float">
            <text:p>9.10608997257851E-09</text:p>
          </table:table-cell>
          <table:table-cell table:formula="of:=0.5*[.AK12]*(([.AK6]-[.AJ6])/([.AK1]-[.AJ1]))^2" office:value-type="float" office:value="0.000000727088321209573" calcext:value-type="float">
            <text:p>7.27088321209573E-07</text:p>
          </table:table-cell>
          <table:table-cell table:formula="of:=0.5*[.AL12]*(([.AL6]-[.AK6])/([.AL1]-[.AK1]))^2" office:value-type="float" office:value="0.0000001416592886301" calcext:value-type="float">
            <text:p>1.416592886301E-07</text:p>
          </table:table-cell>
          <table:table-cell table:formula="of:=0.5*[.AM12]*(([.AM6]-[.AL6])/([.AM1]-[.AL1]))^2" office:value-type="float" office:value="0.000000335522746094065" calcext:value-type="float">
            <text:p>3.35522746094065E-07</text:p>
          </table:table-cell>
          <table:table-cell table:formula="of:=0.5*[.AN12]*(([.AN6]-[.AM6])/([.AN1]-[.AM1]))^2" office:value-type="float" office:value="0.000000235923842102378" calcext:value-type="float">
            <text:p>2.35923842102378E-07</text:p>
          </table:table-cell>
          <table:table-cell table:formula="of:=0.5*[.AO12]*(([.AO6]-[.AN6])/([.AO1]-[.AN1]))^2" office:value-type="float" office:value="0.000000091925917480145" calcext:value-type="float">
            <text:p>9.1925917480145E-08</text:p>
          </table:table-cell>
          <table:table-cell table:formula="of:=0.5*[.AP12]*(([.AP6]-[.AO6])/([.AP1]-[.AO1]))^2" office:value-type="float" office:value="0.0000000734351132763686" calcext:value-type="float">
            <text:p>7.34351132763686E-08</text:p>
          </table:table-cell>
          <table:table-cell table:formula="of:=0.5*[.AQ12]*(([.AQ6]-[.AP6])/([.AQ1]-[.AP1]))^2" office:value-type="float" office:value="0.0000000127080694438365" calcext:value-type="float">
            <text:p>1.27080694438365E-08</text:p>
          </table:table-cell>
          <table:table-cell table:formula="of:=0.5*[.AR12]*(([.AR6]-[.AQ6])/([.AR1]-[.AQ1]))^2" office:value-type="float" office:value="0.00000000656554048975282" calcext:value-type="float">
            <text:p>6.56554048975282E-09</text:p>
          </table:table-cell>
          <table:table-cell table:formula="of:=0.5*[.AS12]*(([.AS6]-[.AR6])/([.AS1]-[.AR1]))^2" office:value-type="float" office:value="0.00000000600248334966773" calcext:value-type="float">
            <text:p>6.00248334966773E-09</text:p>
          </table:table-cell>
          <table:table-cell table:formula="of:=0.5*[.AT12]*(([.AT6]-[.AS6])/([.AT1]-[.AS1]))^2" office:value-type="float" office:value="0.00000173368661595338" calcext:value-type="float">
            <text:p>1.73368661595338E-06</text:p>
          </table:table-cell>
          <table:table-cell table:formula="of:=0.5*[.AU12]*(([.AU6]-[.AT6])/([.AU1]-[.AT1]))^2" office:value-type="float" office:value="0.000000214959685293275" calcext:value-type="float">
            <text:p>2.14959685293275E-07</text:p>
          </table:table-cell>
          <table:table-cell table:formula="of:=0.5*[.AV12]*(([.AV6]-[.AU6])/([.AV1]-[.AU1]))^2" office:value-type="float" office:value="0.000000178432030225273" calcext:value-type="float">
            <text:p>1.78432030225273E-07</text:p>
          </table:table-cell>
          <table:table-cell table:formula="of:=0.5*[.AW12]*(([.AW6]-[.AV6])/([.AW1]-[.AV1]))^2" office:value-type="float" office:value="0.0000000144754592042173" calcext:value-type="float">
            <text:p>1.44754592042173E-08</text:p>
          </table:table-cell>
          <table:table-cell table:formula="of:=0.5*[.AX12]*(([.AX6]-[.AW6])/([.AX1]-[.AW1]))^2" office:value-type="float" office:value="0.000000010866533174959" calcext:value-type="float">
            <text:p>1.0866533174959E-08</text:p>
          </table:table-cell>
          <table:table-cell table:formula="of:=0.5*[.AY12]*(([.AY6]-[.AX6])/([.AY1]-[.AX1]))^2" office:value-type="float" office:value="0.000000093295238252683" calcext:value-type="float">
            <text:p>9.3295238252683E-08</text:p>
          </table:table-cell>
          <table:table-cell table:formula="of:=0.5*[.AZ12]*(([.AZ6]-[.AY6])/([.AZ1]-[.AY1]))^2" office:value-type="float" office:value="0.0000000798811735364501" calcext:value-type="float">
            <text:p>7.98811735364501E-08</text:p>
          </table:table-cell>
          <table:table-cell table:formula="of:=0.5*[.BA12]*(([.BA6]-[.AZ6])/([.BA1]-[.AZ1]))^2" office:value-type="float" office:value="0.0000000479219212902588" calcext:value-type="float">
            <text:p>4.79219212902588E-08</text:p>
          </table:table-cell>
          <table:table-cell table:formula="of:=0.5*[.BB12]*(([.BB6]-[.BA6])/([.BB1]-[.BA1]))^2" office:value-type="float" office:value="0.0000519483068238551" calcext:value-type="float">
            <text:p>5.19483068238551E-05</text:p>
          </table:table-cell>
          <table:table-cell table:formula="of:=0.5*[.BC12]*(([.BC6]-[.BB6])/([.BC1]-[.BB1]))^2" office:value-type="float" office:value="0.0000000999840697477994" calcext:value-type="float">
            <text:p>9.99840697477994E-08</text:p>
          </table:table-cell>
          <table:table-cell table:formula="of:=0.5*[.BD12]*(([.BD6]-[.BC6])/([.BD1]-[.BC1]))^2" office:value-type="float" office:value="0.0000174742355261327" calcext:value-type="float">
            <text:p>1.74742355261327E-05</text:p>
          </table:table-cell>
          <table:table-cell table:formula="of:=0.5*[.BE12]*(([.BE6]-[.BD6])/([.BE1]-[.BD1]))^2" office:value-type="float" office:value="0.00033205071903808" calcext:value-type="float">
            <text:p>0.000332050719038</text:p>
          </table:table-cell>
          <table:table-cell table:formula="of:=0.5*[.BF12]*(([.BF6]-[.BE6])/([.BF1]-[.BE1]))^2" office:value-type="float" office:value="0.000806761549156151" calcext:value-type="float">
            <text:p>0.000806761549156</text:p>
          </table:table-cell>
          <table:table-cell table:formula="of:=0.5*[.BG12]*(([.BG6]-[.BF6])/([.BG1]-[.BF1]))^2" office:value-type="float" office:value="0.000163487210698787" calcext:value-type="float">
            <text:p>0.000163487210699</text:p>
          </table:table-cell>
          <table:table-cell table:formula="of:=0.5*[.BH12]*(([.BH6]-[.BG6])/([.BH1]-[.BG1]))^2" office:value-type="float" office:value="0.0000098549977292498" calcext:value-type="float">
            <text:p>9.8549977292498E-06</text:p>
          </table:table-cell>
          <table:table-cell table:formula="of:=0.5*[.BI12]*(([.BI6]-[.BH6])/([.BI1]-[.BH1]))^2" office:value-type="float" office:value="0.0010089074956379" calcext:value-type="float">
            <text:p>0.001008907495638</text:p>
          </table:table-cell>
          <table:table-cell table:formula="of:=0.5*[.BJ12]*(([.BJ6]-[.BI6])/([.BJ1]-[.BI1]))^2" office:value-type="float" office:value="0.000483422268013246" calcext:value-type="float">
            <text:p>0.000483422268013</text:p>
          </table:table-cell>
          <table:table-cell table:formula="of:=0.5*[.BK12]*(([.BK6]-[.BJ6])/([.BK1]-[.BJ1]))^2" office:value-type="float" office:value="0.0031194991477665" calcext:value-type="float">
            <text:p>0.003119499147767</text:p>
          </table:table-cell>
          <table:table-cell table:formula="of:=0.5*[.BL12]*(([.BL6]-[.BK6])/([.BL1]-[.BK1]))^2" office:value-type="float" office:value="0.0217725847612175" calcext:value-type="float">
            <text:p>0.021772584761218</text:p>
          </table:table-cell>
          <table:table-cell table:formula="of:=0.5*[.BM12]*(([.BM6]-[.BL6])/([.BM1]-[.BL1]))^2" office:value-type="float" office:value="0.00265258914929069" calcext:value-type="float">
            <text:p>0.002652589149291</text:p>
          </table:table-cell>
          <table:table-cell table:formula="of:=0.5*[.BN12]*(([.BN6]-[.BM6])/([.BN1]-[.BM1]))^2" office:value-type="float" office:value="0.00101424143920824" calcext:value-type="float">
            <text:p>0.001014241439208</text:p>
          </table:table-cell>
          <table:table-cell table:formula="of:=0.5*[.BO12]*(([.BO6]-[.BN6])/([.BO1]-[.BN1]))^2" office:value-type="float" office:value="0.0000312069193870623" calcext:value-type="float">
            <text:p>3.12069193870623E-05</text:p>
          </table:table-cell>
          <table:table-cell table:formula="of:=0.5*[.BP12]*(([.BP6]-[.BO6])/([.BP1]-[.BO1]))^2" office:value-type="float" office:value="0.000114007624808795" calcext:value-type="float">
            <text:p>0.000114007624809</text:p>
          </table:table-cell>
          <table:table-cell table:formula="of:=0.5*[.BQ12]*(([.BQ6]-[.BP6])/([.BQ1]-[.BP1]))^2" office:value-type="float" office:value="0.0000499751884536588" calcext:value-type="float">
            <text:p>4.99751884536588E-05</text:p>
          </table:table-cell>
          <table:table-cell table:formula="of:=0.5*[.BR12]*(([.BR6]-[.BQ6])/([.BR1]-[.BQ1]))^2" office:value-type="float" office:value="0.016074985982239" calcext:value-type="float">
            <text:p>0.016074985982239</text:p>
          </table:table-cell>
          <table:table-cell table:formula="of:=0.5*[.BS12]*(([.BS6]-[.BR6])/([.BS1]-[.BR1]))^2" office:value-type="float" office:value="0.0528548128377321" calcext:value-type="float">
            <text:p>0.052854812837732</text:p>
          </table:table-cell>
          <table:table-cell table:formula="of:=0.5*[.BT12]*(([.BT6]-[.BS6])/([.BT1]-[.BS1]))^2" office:value-type="float" office:value="0.0327088016624372" calcext:value-type="float">
            <text:p>0.032708801662437</text:p>
          </table:table-cell>
          <table:table-cell table:formula="of:=0.5*[.BU12]*(([.BU6]-[.BT6])/([.BU1]-[.BT1]))^2" office:value-type="float" office:value="0.00153205397484005" calcext:value-type="float">
            <text:p>0.00153205397484</text:p>
          </table:table-cell>
          <table:table-cell table:formula="of:=0.5*[.BV12]*(([.BV6]-[.BU6])/([.BV1]-[.BU1]))^2" office:value-type="float" office:value="0.000477753578664577" calcext:value-type="float">
            <text:p>0.000477753578665</text:p>
          </table:table-cell>
          <table:table-cell table:formula="of:=0.5*[.BW12]*(([.BW6]-[.BV6])/([.BW1]-[.BV1]))^2" office:value-type="float" office:value="0.000157123207763499" calcext:value-type="float">
            <text:p>0.000157123207763</text:p>
          </table:table-cell>
          <table:table-cell table:formula="of:=0.5*[.BX12]*(([.BX6]-[.BW6])/([.BX1]-[.BW1]))^2" office:value-type="float" office:value="0.0000936289063510631" calcext:value-type="float">
            <text:p>9.36289063510631E-05</text:p>
          </table:table-cell>
          <table:table-cell table:formula="of:=0.5*[.BY12]*(([.BY6]-[.BX6])/([.BY1]-[.BX1]))^2" office:value-type="float" office:value="0.0024123724133483" calcext:value-type="float">
            <text:p>0.002412372413348</text:p>
          </table:table-cell>
          <table:table-cell table:formula="of:=0.5*[.BZ12]*(([.BZ6]-[.BY6])/([.BZ1]-[.BY1]))^2" office:value-type="float" office:value="0.00253105741761226" calcext:value-type="float">
            <text:p>0.002531057417612</text:p>
          </table:table-cell>
          <table:table-cell table:formula="of:=0.5*[.CA12]*(([.CA6]-[.BZ6])/([.CA1]-[.BZ1]))^2" office:value-type="float" office:value="0.000326123159018271" calcext:value-type="float">
            <text:p>0.000326123159018</text:p>
          </table:table-cell>
          <table:table-cell table:formula="of:=0.5*[.CB12]*(([.CB6]-[.CA6])/([.CB1]-[.CA1]))^2" office:value-type="float" office:value="0.000136905765466604" calcext:value-type="float">
            <text:p>0.000136905765467</text:p>
          </table:table-cell>
          <table:table-cell table:formula="of:=0.5*[.CC12]*(([.CC6]-[.CB6])/([.CC1]-[.CB1]))^2" office:value-type="float" office:value="0.00100964512144935" calcext:value-type="float">
            <text:p>0.001009645121449</text:p>
          </table:table-cell>
          <table:table-cell table:formula="of:=0.5*[.CD12]*(([.CD6]-[.CC6])/([.CD1]-[.CC1]))^2" office:value-type="float" office:value="0.0306939254853369" calcext:value-type="float">
            <text:p>0.030693925485337</text:p>
          </table:table-cell>
          <table:table-cell table:formula="of:=0.5*[.CE12]*(([.CE6]-[.CD6])/([.CE1]-[.CD1]))^2" office:value-type="float" office:value="0.0019390046078806" calcext:value-type="float">
            <text:p>0.001939004607881</text:p>
          </table:table-cell>
          <table:table-cell table:formula="of:=0.5*[.CF12]*(([.CF6]-[.CE6])/([.CF1]-[.CE1]))^2" office:value-type="float" office:value="0.0380967069315154" calcext:value-type="float">
            <text:p>0.038096706931516</text:p>
          </table:table-cell>
          <table:table-cell table:formula="of:=0.5*[.CG12]*(([.CG6]-[.CF6])/([.CG1]-[.CF1]))^2" office:value-type="float" office:value="0.0297518914905121" calcext:value-type="float">
            <text:p>0.029751891490512</text:p>
          </table:table-cell>
          <table:table-cell table:formula="of:=0.5*[.CH12]*(([.CH6]-[.CG6])/([.CH1]-[.CG1]))^2" office:value-type="float" office:value="0.0286700529257606" calcext:value-type="float">
            <text:p>0.028670052925761</text:p>
          </table:table-cell>
          <table:table-cell table:formula="of:=0.5*[.CI12]*(([.CI6]-[.CH6])/([.CI1]-[.CH1]))^2" office:value-type="float" office:value="0.0066504548214088" calcext:value-type="float">
            <text:p>0.006650454821409</text:p>
          </table:table-cell>
          <table:table-cell table:formula="of:=0.5*[.CJ12]*(([.CJ6]-[.CI6])/([.CJ1]-[.CI1]))^2" office:value-type="float" office:value="0.00523037051475491" calcext:value-type="float">
            <text:p>0.005230370514755</text:p>
          </table:table-cell>
          <table:table-cell table:formula="of:=0.5*[.CK12]*(([.CK6]-[.CJ6])/([.CK1]-[.CJ1]))^2" office:value-type="float" office:value="0.0000822791485165996" calcext:value-type="float">
            <text:p>8.22791485165996E-05</text:p>
          </table:table-cell>
          <table:table-cell table:formula="of:=0.5*[.CL12]*(([.CL6]-[.CK6])/([.CL1]-[.CK1]))^2" office:value-type="float" office:value="0.000642872978884023" calcext:value-type="float">
            <text:p>0.000642872978884</text:p>
          </table:table-cell>
          <table:table-cell table:formula="of:=0.5*[.CM12]*(([.CM6]-[.CL6])/([.CM1]-[.CL1]))^2" office:value-type="float" office:value="0.00998307481813657" calcext:value-type="float">
            <text:p>0.009983074818137</text:p>
          </table:table-cell>
          <table:table-cell table:formula="of:=0.5*[.CN12]*(([.CN6]-[.CM6])/([.CN1]-[.CM1]))^2" office:value-type="float" office:value="0.0327569149637056" calcext:value-type="float">
            <text:p>0.032756914963706</text:p>
          </table:table-cell>
          <table:table-cell table:formula="of:=0.5*[.CO12]*(([.CO6]-[.CN6])/([.CO1]-[.CN1]))^2" office:value-type="float" office:value="0.00826730294976602" calcext:value-type="float">
            <text:p>0.008267302949766</text:p>
          </table:table-cell>
          <table:table-cell table:formula="of:=0.5*[.CP12]*(([.CP6]-[.CO6])/([.CP1]-[.CO1]))^2" office:value-type="float" office:value="0.063776992547465" calcext:value-type="float">
            <text:p>0.063776992547465</text:p>
          </table:table-cell>
          <table:table-cell table:formula="of:=0.5*[.CQ12]*(([.CQ6]-[.CP6])/([.CQ1]-[.CP1]))^2" office:value-type="float" office:value="0.00159781916997975" calcext:value-type="float">
            <text:p>0.00159781916998</text:p>
          </table:table-cell>
          <table:table-cell table:formula="of:=0.5*[.CR12]*(([.CR6]-[.CQ6])/([.CR1]-[.CQ1]))^2" office:value-type="float" office:value="0.0031851552331104" calcext:value-type="float">
            <text:p>0.00318515523311</text:p>
          </table:table-cell>
          <table:table-cell table:formula="of:=0.5*[.CS12]*(([.CS6]-[.CR6])/([.CS1]-[.CR1]))^2" office:value-type="float" office:value="0.0552563781627107" calcext:value-type="float">
            <text:p>0.055256378162711</text:p>
          </table:table-cell>
          <table:table-cell table:formula="of:=0.5*[.CT12]*(([.CT6]-[.CS6])/([.CT1]-[.CS1]))^2" office:value-type="float" office:value="0.00767108179776425" calcext:value-type="float">
            <text:p>0.007671081797764</text:p>
          </table:table-cell>
          <table:table-cell table:formula="of:=0.5*[.CU12]*(([.CU6]-[.CT6])/([.CU1]-[.CT1]))^2" office:value-type="float" office:value="0.00046052286951924" calcext:value-type="float">
            <text:p>0.000460522869519</text:p>
          </table:table-cell>
          <table:table-cell table:formula="of:=0.5*[.CV12]*(([.CV6]-[.CU6])/([.CV1]-[.CU1]))^2" office:value-type="float" office:value="0.00080722237449481" calcext:value-type="float">
            <text:p>0.000807222374495</text:p>
          </table:table-cell>
          <table:table-cell table:formula="of:=0.5*[.CW12]*(([.CW6]-[.CV6])/([.CW1]-[.CV1]))^2" office:value-type="float" office:value="0.00087541121356079" calcext:value-type="float">
            <text:p>0.000875411213561</text:p>
          </table:table-cell>
          <table:table-cell table:formula="of:=0.5*[.CX12]*(([.CX6]-[.CW6])/([.CX1]-[.CW1]))^2" office:value-type="float" office:value="0.00118589002639857" calcext:value-type="float">
            <text:p>0.001185890026399</text:p>
          </table:table-cell>
          <table:table-cell table:formula="of:=0.5*[.CY12]*(([.CY6]-[.CX6])/([.CY1]-[.CX1]))^2" office:value-type="float" office:value="0.0102165951530555" calcext:value-type="float">
            <text:p>0.010216595153056</text:p>
          </table:table-cell>
          <table:table-cell table:formula="of:=0.5*[.CZ12]*(([.CZ6]-[.CY6])/([.CZ1]-[.CY1]))^2" office:value-type="float" office:value="0.00272346487628059" calcext:value-type="float">
            <text:p>0.002723464876281</text:p>
          </table:table-cell>
          <table:table-cell table:formula="of:=0.5*[.DA12]*(([.DA6]-[.CZ6])/([.DA1]-[.CZ1]))^2" office:value-type="float" office:value="0.00110868754920998" calcext:value-type="float">
            <text:p>0.00110868754921</text:p>
          </table:table-cell>
          <table:table-cell table:formula="of:=0.5*[.DB12]*(([.DB6]-[.DA6])/([.DB1]-[.DA1]))^2" office:value-type="float" office:value="0.0137468119853602" calcext:value-type="float">
            <text:p>0.01374681198536</text:p>
          </table:table-cell>
          <table:table-cell table:formula="of:=0.5*[.DC12]*(([.DC6]-[.DB6])/([.DC1]-[.DB1]))^2" office:value-type="float" office:value="0.0256441478119993" calcext:value-type="float">
            <text:p>0.025644147811999</text:p>
          </table:table-cell>
          <table:table-cell table:formula="of:=0.5*[.DD12]*(([.DD6]-[.DC6])/([.DD1]-[.DC1]))^2" office:value-type="float" office:value="0.00903529882764936" calcext:value-type="float">
            <text:p>0.009035298827649</text:p>
          </table:table-cell>
          <table:table-cell table:formula="of:=0.5*[.DE12]*(([.DE6]-[.DD6])/([.DE1]-[.DD1]))^2" office:value-type="float" office:value="0.0153576450121804" calcext:value-type="float">
            <text:p>0.01535764501218</text:p>
          </table:table-cell>
          <table:table-cell table:formula="of:=0.5*[.DF12]*(([.DF6]-[.DE6])/([.DF1]-[.DE1]))^2" office:value-type="float" office:value="0.00473510597103519" calcext:value-type="float">
            <text:p>0.004735105971035</text:p>
          </table:table-cell>
          <table:table-cell table:formula="of:=0.5*[.DG12]*(([.DG6]-[.DF6])/([.DG1]-[.DF1]))^2" office:value-type="float" office:value="0.00195758323974636" calcext:value-type="float">
            <text:p>0.001957583239746</text:p>
          </table:table-cell>
          <table:table-cell table:formula="of:=0.5*[.DH12]*(([.DH6]-[.DG6])/([.DH1]-[.DG1]))^2" office:value-type="float" office:value="0.000278792244933058" calcext:value-type="float">
            <text:p>0.000278792244933</text:p>
          </table:table-cell>
          <table:table-cell table:formula="of:=0.5*[.DI12]*(([.DI6]-[.DH6])/([.DI1]-[.DH1]))^2" office:value-type="float" office:value="0.00000456534849740387" calcext:value-type="float">
            <text:p>4.56534849740387E-06</text:p>
          </table:table-cell>
          <table:table-cell table:formula="of:=0.5*[.DJ12]*(([.DJ6]-[.DI6])/([.DJ1]-[.DI1]))^2" office:value-type="float" office:value="0.00383947708079652" calcext:value-type="float">
            <text:p>0.003839477080797</text:p>
          </table:table-cell>
          <table:table-cell table:formula="of:=0.5*[.DK12]*(([.DK6]-[.DJ6])/([.DK1]-[.DJ1]))^2" office:value-type="float" office:value="0.0013931691671361" calcext:value-type="float">
            <text:p>0.001393169167136</text:p>
          </table:table-cell>
          <table:table-cell table:formula="of:=0.5*[.DL12]*(([.DL6]-[.DK6])/([.DL1]-[.DK1]))^2" office:value-type="float" office:value="0.0112473691974784" calcext:value-type="float">
            <text:p>0.011247369197478</text:p>
          </table:table-cell>
          <table:table-cell table:formula="of:=0.5*[.DM12]*(([.DM6]-[.DL6])/([.DM1]-[.DL1]))^2" office:value-type="float" office:value="0.0741839269882168" calcext:value-type="float">
            <text:p>0.074183926988217</text:p>
          </table:table-cell>
          <table:table-cell table:formula="of:=0.5*[.DN12]*(([.DN6]-[.DM6])/([.DN1]-[.DM1]))^2" office:value-type="float" office:value="0.0171383254848401" calcext:value-type="float">
            <text:p>0.01713832548484</text:p>
          </table:table-cell>
          <table:table-cell table:formula="of:=0.5*[.DO12]*(([.DO6]-[.DN6])/([.DO1]-[.DN1]))^2" office:value-type="float" office:value="0.0000528235053329725" calcext:value-type="float">
            <text:p>5.28235053329725E-05</text:p>
          </table:table-cell>
          <table:table-cell table:formula="of:=0.5*[.DP12]*(([.DP6]-[.DO6])/([.DP1]-[.DO1]))^2" office:value-type="float" office:value="0.000118598596143227" calcext:value-type="float">
            <text:p>0.000118598596143</text:p>
          </table:table-cell>
          <table:table-cell table:formula="of:=0.5*[.DQ12]*(([.DQ6]-[.DP6])/([.DQ1]-[.DP1]))^2" office:value-type="float" office:value="0.00201927226938488" calcext:value-type="float">
            <text:p>0.002019272269385</text:p>
          </table:table-cell>
          <table:table-cell table:formula="of:=0.5*[.DR12]*(([.DR6]-[.DQ6])/([.DR1]-[.DQ1]))^2" office:value-type="float" office:value="0.000629734650607806" calcext:value-type="float">
            <text:p>0.000629734650608</text:p>
          </table:table-cell>
          <table:table-cell table:formula="of:=0.5*[.DS12]*(([.DS6]-[.DR6])/([.DS1]-[.DR1]))^2" office:value-type="float" office:value="0.026270617035913" calcext:value-type="float">
            <text:p>0.026270617035913</text:p>
          </table:table-cell>
          <table:table-cell table:formula="of:=0.5*[.DT12]*(([.DT6]-[.DS6])/([.DT1]-[.DS1]))^2" office:value-type="float" office:value="0.0115266661927031" calcext:value-type="float">
            <text:p>0.011526666192703</text:p>
          </table:table-cell>
          <table:table-cell table:formula="of:=0.5*[.DU12]*(([.DU6]-[.DT6])/([.DU1]-[.DT1]))^2" office:value-type="float" office:value="0.00245463697807735" calcext:value-type="float">
            <text:p>0.002454636978077</text:p>
          </table:table-cell>
          <table:table-cell table:formula="of:=0.5*[.DV12]*(([.DV6]-[.DU6])/([.DV1]-[.DU1]))^2" office:value-type="float" office:value="0.00320806756104884" calcext:value-type="float">
            <text:p>0.003208067561049</text:p>
          </table:table-cell>
          <table:table-cell table:formula="of:=0.5*[.DW12]*(([.DW6]-[.DV6])/([.DW1]-[.DV1]))^2" office:value-type="float" office:value="0.00223305180917949" calcext:value-type="float">
            <text:p>0.002233051809179</text:p>
          </table:table-cell>
          <table:table-cell table:formula="of:=0.5*[.DX12]*(([.DX6]-[.DW6])/([.DX1]-[.DW1]))^2" office:value-type="float" office:value="0.00205480669416159" calcext:value-type="float">
            <text:p>0.002054806694162</text:p>
          </table:table-cell>
          <table:table-cell table:formula="of:=0.5*[.DY12]*(([.DY6]-[.DX6])/([.DY1]-[.DX1]))^2" office:value-type="float" office:value="0.000370251922139856" calcext:value-type="float">
            <text:p>0.00037025192214</text:p>
          </table:table-cell>
          <table:table-cell table:formula="of:=0.5*[.DZ12]*(([.DZ6]-[.DY6])/([.DZ1]-[.DY1]))^2" office:value-type="float" office:value="0.00154115738693562" calcext:value-type="float">
            <text:p>0.001541157386936</text:p>
          </table:table-cell>
          <table:table-cell table:formula="of:=0.5*[.EA12]*(([.EA6]-[.DZ6])/([.EA1]-[.DZ1]))^2" office:value-type="float" office:value="0.000952292436007663" calcext:value-type="float">
            <text:p>0.000952292436008</text:p>
          </table:table-cell>
          <table:table-cell table:formula="of:=0.5*[.EB12]*(([.EB6]-[.EA6])/([.EB1]-[.EA1]))^2" office:value-type="float" office:value="0.00255329121180725" calcext:value-type="float">
            <text:p>0.002553291211807</text:p>
          </table:table-cell>
          <table:table-cell table:formula="of:=0.5*[.EC12]*(([.EC6]-[.EB6])/([.EC1]-[.EB1]))^2" office:value-type="float" office:value="0.00435143967995007" calcext:value-type="float">
            <text:p>0.00435143967995</text:p>
          </table:table-cell>
          <table:table-cell table:formula="of:=0.5*[.ED12]*(([.ED6]-[.EC6])/([.ED1]-[.EC1]))^2" office:value-type="float" office:value="0.00197985931281216" calcext:value-type="float">
            <text:p>0.001979859312812</text:p>
          </table:table-cell>
          <table:table-cell table:formula="of:=0.5*[.EE12]*(([.EE6]-[.ED6])/([.EE1]-[.ED1]))^2" office:value-type="float" office:value="0.000889324781550264" calcext:value-type="float">
            <text:p>0.00088932478155</text:p>
          </table:table-cell>
          <table:table-cell table:formula="of:=0.5*[.EF12]*(([.EF6]-[.EE6])/([.EF1]-[.EE1]))^2" office:value-type="float" office:value="0.00212978743849797" calcext:value-type="float">
            <text:p>0.002129787438498</text:p>
          </table:table-cell>
          <table:table-cell table:formula="of:=0.5*[.EG12]*(([.EG6]-[.EF6])/([.EG1]-[.EF1]))^2" office:value-type="float" office:value="0.0131948965407524" calcext:value-type="float">
            <text:p>0.013194896540752</text:p>
          </table:table-cell>
          <table:table-cell table:formula="of:=0.5*[.EH12]*(([.EH6]-[.EG6])/([.EH1]-[.EG1]))^2" office:value-type="float" office:value="0.0130203828374746" calcext:value-type="float">
            <text:p>0.013020382837475</text:p>
          </table:table-cell>
          <table:table-cell table:formula="of:=0.5*[.EI12]*(([.EI6]-[.EH6])/([.EI1]-[.EH1]))^2" office:value-type="float" office:value="0.0256909296308643" calcext:value-type="float">
            <text:p>0.025690929630864</text:p>
          </table:table-cell>
          <table:table-cell table:formula="of:=0.5*[.EJ12]*(([.EJ6]-[.EI6])/([.EJ1]-[.EI1]))^2" office:value-type="float" office:value="0.00196297680718646" calcext:value-type="float">
            <text:p>0.001962976807186</text:p>
          </table:table-cell>
          <table:table-cell table:formula="of:=0.5*[.EK12]*(([.EK6]-[.EJ6])/([.EK1]-[.EJ1]))^2" office:value-type="float" office:value="0.0037173081168873" calcext:value-type="float">
            <text:p>0.003717308116887</text:p>
          </table:table-cell>
          <table:table-cell table:formula="of:=0.5*[.EL12]*(([.EL6]-[.EK6])/([.EL1]-[.EK1]))^2" office:value-type="float" office:value="0.00913546014898732" calcext:value-type="float">
            <text:p>0.009135460148987</text:p>
          </table:table-cell>
          <table:table-cell table:formula="of:=0.5*[.EM12]*(([.EM6]-[.EL6])/([.EM1]-[.EL1]))^2" office:value-type="float" office:value="0.0000224526159062756" calcext:value-type="float">
            <text:p>2.24526159062756E-05</text:p>
          </table:table-cell>
          <table:table-cell table:formula="of:=0.5*[.EN12]*(([.EN6]-[.EM6])/([.EN1]-[.EM1]))^2" office:value-type="float" office:value="0.0023243952637457" calcext:value-type="float">
            <text:p>0.002324395263746</text:p>
          </table:table-cell>
          <table:table-cell table:formula="of:=0.5*[.EO12]*(([.EO6]-[.EN6])/([.EO1]-[.EN1]))^2" office:value-type="float" office:value="0.000000658429569849591" calcext:value-type="float">
            <text:p>6.58429569849591E-07</text:p>
          </table:table-cell>
          <table:table-cell table:formula="of:=0.5*[.EP12]*(([.EP6]-[.EO6])/([.EP1]-[.EO1]))^2" office:value-type="float" office:value="0.0000589227152657287" calcext:value-type="float">
            <text:p>5.89227152657287E-05</text:p>
          </table:table-cell>
          <table:table-cell table:formula="of:=0.5*[.EQ12]*(([.EQ6]-[.EP6])/([.EQ1]-[.EP1]))^2" office:value-type="float" office:value="0.00308705267035901" calcext:value-type="float">
            <text:p>0.003087052670359</text:p>
          </table:table-cell>
          <table:table-cell table:formula="of:=0.5*[.ER12]*(([.ER6]-[.EQ6])/([.ER1]-[.EQ1]))^2" office:value-type="float" office:value="0.00206813864979272" calcext:value-type="float">
            <text:p>0.002068138649793</text:p>
          </table:table-cell>
          <table:table-cell table:formula="of:=0.5*[.ES12]*(([.ES6]-[.ER6])/([.ES1]-[.ER1]))^2" office:value-type="float" office:value="0.0052858385423351" calcext:value-type="float">
            <text:p>0.005285838542335</text:p>
          </table:table-cell>
          <table:table-cell table:formula="of:=0.5*[.ET12]*(([.ET6]-[.ES6])/([.ET1]-[.ES1]))^2" office:value-type="float" office:value="0.00218975428110313" calcext:value-type="float">
            <text:p>0.002189754281103</text:p>
          </table:table-cell>
          <table:table-cell table:formula="of:=0.5*[.EU12]*(([.EU6]-[.ET6])/([.EU1]-[.ET1]))^2" office:value-type="float" office:value="0.0141591194684529" calcext:value-type="float">
            <text:p>0.014159119468453</text:p>
          </table:table-cell>
          <table:table-cell table:formula="of:=0.5*[.EV12]*(([.EV6]-[.EU6])/([.EV1]-[.EU1]))^2" office:value-type="float" office:value="0.027515847259455" calcext:value-type="float">
            <text:p>0.027515847259455</text:p>
          </table:table-cell>
          <table:table-cell table:formula="of:=0.5*[.EW12]*(([.EW6]-[.EV6])/([.EW1]-[.EV1]))^2" office:value-type="float" office:value="0.00348315797818537" calcext:value-type="float">
            <text:p>0.003483157978185</text:p>
          </table:table-cell>
          <table:table-cell table:formula="of:=0.5*[.EX12]*(([.EX6]-[.EW6])/([.EX1]-[.EW1]))^2" office:value-type="float" office:value="0.0000677681616427651" calcext:value-type="float">
            <text:p>6.77681616427651E-05</text:p>
          </table:table-cell>
          <table:table-cell table:formula="of:=0.5*[.EY12]*(([.EY6]-[.EX6])/([.EY1]-[.EX1]))^2" office:value-type="float" office:value="0.000131238434127274" calcext:value-type="float">
            <text:p>0.000131238434127</text:p>
          </table:table-cell>
          <table:table-cell table:formula="of:=0.5*[.EZ12]*(([.EZ6]-[.EY6])/([.EZ1]-[.EY1]))^2" office:value-type="float" office:value="0.00143780489811127" calcext:value-type="float">
            <text:p>0.001437804898111</text:p>
          </table:table-cell>
          <table:table-cell table:formula="of:=0.5*[.FA12]*(([.FA6]-[.EZ6])/([.FA1]-[.EZ1]))^2" office:value-type="float" office:value="0.0001647293890286" calcext:value-type="float">
            <text:p>0.000164729389029</text:p>
          </table:table-cell>
          <table:table-cell table:formula="of:=0.5*[.FB12]*(([.FB6]-[.FA6])/([.FB1]-[.FA1]))^2" office:value-type="float" office:value="0.000976021476336956" calcext:value-type="float">
            <text:p>0.000976021476337</text:p>
          </table:table-cell>
          <table:table-cell table:formula="of:=0.5*[.FC12]*(([.FC6]-[.FB6])/([.FC1]-[.FB1]))^2" office:value-type="float" office:value="0.0000585934571627331" calcext:value-type="float">
            <text:p>5.85934571627331E-05</text:p>
          </table:table-cell>
          <table:table-cell table:formula="of:=0.5*[.FD12]*(([.FD6]-[.FC6])/([.FD1]-[.FC1]))^2" office:value-type="float" office:value="0.0018081076392241" calcext:value-type="float">
            <text:p>0.001808107639224</text:p>
          </table:table-cell>
          <table:table-cell table:formula="of:=0.5*[.FE12]*(([.FE6]-[.FD6])/([.FE1]-[.FD1]))^2" office:value-type="float" office:value="0.00373656462294423" calcext:value-type="float">
            <text:p>0.003736564622944</text:p>
          </table:table-cell>
          <table:table-cell table:formula="of:=0.5*[.FF12]*(([.FF6]-[.FE6])/([.FF1]-[.FE1]))^2" office:value-type="float" office:value="0.0278307479210342" calcext:value-type="float">
            <text:p>0.027830747921034</text:p>
          </table:table-cell>
          <table:table-cell table:formula="of:=0.5*[.FG12]*(([.FG6]-[.FF6])/([.FG1]-[.FF1]))^2" office:value-type="float" office:value="0.00315690136785593" calcext:value-type="float">
            <text:p>0.003156901367856</text:p>
          </table:table-cell>
          <table:table-cell table:formula="of:=0.5*[.FH12]*(([.FH6]-[.FG6])/([.FH1]-[.FG1]))^2" office:value-type="float" office:value="0.00748298175353715" calcext:value-type="float">
            <text:p>0.007482981753537</text:p>
          </table:table-cell>
          <table:table-cell table:formula="of:=0.5*[.FI12]*(([.FI6]-[.FH6])/([.FI1]-[.FH1]))^2" office:value-type="float" office:value="0.00688174378939148" calcext:value-type="float">
            <text:p>0.006881743789391</text:p>
          </table:table-cell>
          <table:table-cell table:formula="of:=0.5*[.FJ12]*(([.FJ6]-[.FI6])/([.FJ1]-[.FI1]))^2" office:value-type="float" office:value="0.0152393168550903" calcext:value-type="float">
            <text:p>0.01523931685509</text:p>
          </table:table-cell>
          <table:table-cell table:formula="of:=0.5*[.FK12]*(([.FK6]-[.FJ6])/([.FK1]-[.FJ1]))^2" office:value-type="float" office:value="0.0212185834167742" calcext:value-type="float">
            <text:p>0.021218583416774</text:p>
          </table:table-cell>
          <table:table-cell table:formula="of:=0.5*[.FL12]*(([.FL6]-[.FK6])/([.FL1]-[.FK1]))^2" office:value-type="float" office:value="0.00612760332804676" calcext:value-type="float">
            <text:p>0.006127603328047</text:p>
          </table:table-cell>
          <table:table-cell table:formula="of:=0.5*[.FM12]*(([.FM6]-[.FL6])/([.FM1]-[.FL1]))^2" office:value-type="float" office:value="0.00109126027213845" calcext:value-type="float">
            <text:p>0.001091260272138</text:p>
          </table:table-cell>
          <table:table-cell table:formula="of:=0.5*[.FN12]*(([.FN6]-[.FM6])/([.FN1]-[.FM1]))^2" office:value-type="float" office:value="0.000406379602779656" calcext:value-type="float">
            <text:p>0.00040637960278</text:p>
          </table:table-cell>
          <table:table-cell table:formula="of:=0.5*[.FO12]*(([.FO6]-[.FN6])/([.FO1]-[.FN1]))^2" office:value-type="float" office:value="0.00950651830348108" calcext:value-type="float">
            <text:p>0.009506518303481</text:p>
          </table:table-cell>
          <table:table-cell table:formula="of:=0.5*[.FP12]*(([.FP6]-[.FO6])/([.FP1]-[.FO1]))^2" office:value-type="float" office:value="0.000800337980249117" calcext:value-type="float">
            <text:p>0.000800337980249</text:p>
          </table:table-cell>
          <table:table-cell table:formula="of:=0.5*[.FQ12]*(([.FQ6]-[.FP6])/([.FQ1]-[.FP1]))^2" office:value-type="float" office:value="0.0000000348137074893383" calcext:value-type="float">
            <text:p>3.48137074893383E-08</text:p>
          </table:table-cell>
          <table:table-cell table:formula="of:=0.5*[.FR12]*(([.FR6]-[.FQ6])/([.FR1]-[.FQ1]))^2" office:value-type="float" office:value="0.000256221084003321" calcext:value-type="float">
            <text:p>0.000256221084003</text:p>
          </table:table-cell>
          <table:table-cell table:formula="of:=0.5*[.FS12]*(([.FS6]-[.FR6])/([.FS1]-[.FR1]))^2" office:value-type="float" office:value="0.000561397378071838" calcext:value-type="float">
            <text:p>0.000561397378072</text:p>
          </table:table-cell>
          <table:table-cell table:formula="of:=0.5*[.FT12]*(([.FT6]-[.FS6])/([.FT1]-[.FS1]))^2" office:value-type="float" office:value="0.00353068288931215" calcext:value-type="float">
            <text:p>0.003530682889312</text:p>
          </table:table-cell>
          <table:table-cell table:formula="of:=0.5*[.FU12]*(([.FU6]-[.FT6])/([.FU1]-[.FT1]))^2" office:value-type="float" office:value="0.00273333463233465" calcext:value-type="float">
            <text:p>0.002733334632335</text:p>
          </table:table-cell>
          <table:table-cell table:formula="of:=0.5*[.FV12]*(([.FV6]-[.FU6])/([.FV1]-[.FU1]))^2" office:value-type="float" office:value="0.017742804150996" calcext:value-type="float">
            <text:p>0.017742804150996</text:p>
          </table:table-cell>
          <table:table-cell table:formula="of:=0.5*[.FW12]*(([.FW6]-[.FV6])/([.FW1]-[.FV1]))^2" office:value-type="float" office:value="0.000315277118564478" calcext:value-type="float">
            <text:p>0.000315277118564</text:p>
          </table:table-cell>
          <table:table-cell table:formula="of:=0.5*[.FX12]*(([.FX6]-[.FW6])/([.FX1]-[.FW1]))^2" office:value-type="float" office:value="0.00116025681200467" calcext:value-type="float">
            <text:p>0.001160256812005</text:p>
          </table:table-cell>
          <table:table-cell table:formula="of:=0.5*[.FY12]*(([.FY6]-[.FX6])/([.FY1]-[.FX1]))^2" office:value-type="float" office:value="0.000000347665415102023" calcext:value-type="float">
            <text:p>3.47665415102023E-07</text:p>
          </table:table-cell>
          <table:table-cell table:formula="of:=0.5*[.FZ12]*(([.FZ6]-[.FY6])/([.FZ1]-[.FY1]))^2" office:value-type="float" office:value="0.00347667453143011" calcext:value-type="float">
            <text:p>0.00347667453143</text:p>
          </table:table-cell>
          <table:table-cell table:formula="of:=0.5*[.GA12]*(([.GA6]-[.FZ6])/([.GA1]-[.FZ1]))^2" office:value-type="float" office:value="0.000337366624265881" calcext:value-type="float">
            <text:p>0.000337366624266</text:p>
          </table:table-cell>
          <table:table-cell table:formula="of:=0.5*[.GB12]*(([.GB6]-[.GA6])/([.GB1]-[.GA1]))^2" office:value-type="float" office:value="0.0251015370826933" calcext:value-type="float">
            <text:p>0.025101537082693</text:p>
          </table:table-cell>
          <table:table-cell table:formula="of:=0.5*[.GC12]*(([.GC6]-[.GB6])/([.GC1]-[.GB1]))^2" office:value-type="float" office:value="0.0477660192280526" calcext:value-type="float">
            <text:p>0.047766019228053</text:p>
          </table:table-cell>
          <table:table-cell table:formula="of:=0.5*[.GD12]*(([.GD6]-[.GC6])/([.GD1]-[.GC1]))^2" office:value-type="float" office:value="0.00450452397462335" calcext:value-type="float">
            <text:p>0.004504523974623</text:p>
          </table:table-cell>
          <table:table-cell table:formula="of:=0.5*[.GE12]*(([.GE6]-[.GD6])/([.GE1]-[.GD1]))^2" office:value-type="float" office:value="0.000595897419799659" calcext:value-type="float">
            <text:p>0.0005958974198</text:p>
          </table:table-cell>
          <table:table-cell table:formula="of:=0.5*[.GF12]*(([.GF6]-[.GE6])/([.GF1]-[.GE1]))^2" office:value-type="float" office:value="0.000421993684022353" calcext:value-type="float">
            <text:p>0.000421993684022</text:p>
          </table:table-cell>
          <table:table-cell table:formula="of:=0.5*[.GG12]*(([.GG6]-[.GF6])/([.GG1]-[.GF1]))^2" office:value-type="float" office:value="0.00404090049859142" calcext:value-type="float">
            <text:p>0.004040900498591</text:p>
          </table:table-cell>
          <table:table-cell table:formula="of:=0.5*[.GH12]*(([.GH6]-[.GG6])/([.GH1]-[.GG1]))^2" office:value-type="float" office:value="0.00729677463914263" calcext:value-type="float">
            <text:p>0.007296774639143</text:p>
          </table:table-cell>
          <table:table-cell table:formula="of:=0.5*[.GI12]*(([.GI6]-[.GH6])/([.GI1]-[.GH1]))^2" office:value-type="float" office:value="0.000949069917511629" calcext:value-type="float">
            <text:p>0.000949069917512</text:p>
          </table:table-cell>
          <table:table-cell table:formula="of:=0.5*[.GJ12]*(([.GJ6]-[.GI6])/([.GJ1]-[.GI1]))^2" office:value-type="float" office:value="0.000775696333301265" calcext:value-type="float">
            <text:p>0.000775696333301</text:p>
          </table:table-cell>
          <table:table-cell table:formula="of:=0.5*[.GK12]*(([.GK6]-[.GJ6])/([.GK1]-[.GJ1]))^2" office:value-type="float" office:value="0.0164820106192548" calcext:value-type="float">
            <text:p>0.016482010619255</text:p>
          </table:table-cell>
          <table:table-cell table:formula="of:=0.5*[.GL12]*(([.GL6]-[.GK6])/([.GL1]-[.GK1]))^2" office:value-type="float" office:value="0.010294665622352" calcext:value-type="float">
            <text:p>0.010294665622352</text:p>
          </table:table-cell>
          <table:table-cell table:formula="of:=0.5*[.GM12]*(([.GM6]-[.GL6])/([.GM1]-[.GL1]))^2" office:value-type="float" office:value="0.0650876287493579" calcext:value-type="float">
            <text:p>0.065087628749358</text:p>
          </table:table-cell>
          <table:table-cell table:formula="of:=0.5*[.GN12]*(([.GN6]-[.GM6])/([.GN1]-[.GM1]))^2" office:value-type="float" office:value="0.0132664710285995" calcext:value-type="float">
            <text:p>0.0132664710286</text:p>
          </table:table-cell>
          <table:table-cell table:formula="of:=0.5*[.GO12]*(([.GO6]-[.GN6])/([.GO1]-[.GN1]))^2" office:value-type="float" office:value="0.0129030470448684" calcext:value-type="float">
            <text:p>0.012903047044869</text:p>
          </table:table-cell>
          <table:table-cell table:formula="of:=0.5*[.GP12]*(([.GP6]-[.GO6])/([.GP1]-[.GO1]))^2" office:value-type="float" office:value="0.0363415947739464" calcext:value-type="float">
            <text:p>0.036341594773947</text:p>
          </table:table-cell>
          <table:table-cell table:formula="of:=0.5*[.GQ12]*(([.GQ6]-[.GP6])/([.GQ1]-[.GP1]))^2" office:value-type="float" office:value="0.00281297001057045" calcext:value-type="float">
            <text:p>0.00281297001057</text:p>
          </table:table-cell>
          <table:table-cell table:formula="of:=0.5*[.GR12]*(([.GR6]-[.GQ6])/([.GR1]-[.GQ1]))^2" office:value-type="float" office:value="0.0337056920788638" calcext:value-type="float">
            <text:p>0.033705692078864</text:p>
          </table:table-cell>
          <table:table-cell table:formula="of:=0.5*[.GS12]*(([.GS6]-[.GR6])/([.GS1]-[.GR1]))^2" office:value-type="float" office:value="0.00231012765948844" calcext:value-type="float">
            <text:p>0.002310127659488</text:p>
          </table:table-cell>
          <table:table-cell table:formula="of:=0.5*[.GT12]*(([.GT6]-[.GS6])/([.GT1]-[.GS1]))^2" office:value-type="float" office:value="0.000867520230967064" calcext:value-type="float">
            <text:p>0.000867520230967</text:p>
          </table:table-cell>
          <table:table-cell table:formula="of:=0.5*[.GU12]*(([.GU6]-[.GT6])/([.GU1]-[.GT1]))^2" office:value-type="float" office:value="0.00031526410075238" calcext:value-type="float">
            <text:p>0.000315264100752</text:p>
          </table:table-cell>
          <table:table-cell table:formula="of:=0.5*[.GV12]*(([.GV6]-[.GU6])/([.GV1]-[.GU1]))^2" office:value-type="float" office:value="0.000567242565896648" calcext:value-type="float">
            <text:p>0.000567242565897</text:p>
          </table:table-cell>
          <table:table-cell table:formula="of:=0.5*[.GW12]*(([.GW6]-[.GV6])/([.GW1]-[.GV1]))^2" office:value-type="float" office:value="0.000545352611779371" calcext:value-type="float">
            <text:p>0.000545352611779</text:p>
          </table:table-cell>
          <table:table-cell table:formula="of:=0.5*[.GX12]*(([.GX6]-[.GW6])/([.GX1]-[.GW1]))^2" office:value-type="float" office:value="0.00393045783221898" calcext:value-type="float">
            <text:p>0.003930457832219</text:p>
          </table:table-cell>
          <table:table-cell table:formula="of:=0.5*[.GY12]*(([.GY6]-[.GX6])/([.GY1]-[.GX1]))^2" office:value-type="float" office:value="0.00158310772098615" calcext:value-type="float">
            <text:p>0.001583107720986</text:p>
          </table:table-cell>
          <table:table-cell table:formula="of:=0.5*[.GZ12]*(([.GZ6]-[.GY6])/([.GZ1]-[.GY1]))^2" office:value-type="float" office:value="0.0000177217323233364" calcext:value-type="float">
            <text:p>1.77217323233364E-05</text:p>
          </table:table-cell>
          <table:table-cell table:formula="of:=0.5*[.HA12]*(([.HA6]-[.GZ6])/([.HA1]-[.GZ1]))^2" office:value-type="float" office:value="0.00178823764573503" calcext:value-type="float">
            <text:p>0.001788237645735</text:p>
          </table:table-cell>
          <table:table-cell table:formula="of:=0.5*[.HB12]*(([.HB6]-[.HA6])/([.HB1]-[.HA1]))^2" office:value-type="float" office:value="0.00383341438720099" calcext:value-type="float">
            <text:p>0.003833414387201</text:p>
          </table:table-cell>
          <table:table-cell table:formula="of:=0.5*[.HC12]*(([.HC6]-[.HB6])/([.HC1]-[.HB1]))^2" office:value-type="float" office:value="0.0112283168867017" calcext:value-type="float">
            <text:p>0.011228316886702</text:p>
          </table:table-cell>
          <table:table-cell table:formula="of:=0.5*[.HD12]*(([.HD6]-[.HC6])/([.HD1]-[.HC1]))^2" office:value-type="float" office:value="0.0105097270593193" calcext:value-type="float">
            <text:p>0.010509727059319</text:p>
          </table:table-cell>
          <table:table-cell table:formula="of:=0.5*[.HE12]*(([.HE6]-[.HD6])/([.HE1]-[.HD1]))^2" office:value-type="float" office:value="0.000265178553264715" calcext:value-type="float">
            <text:p>0.000265178553265</text:p>
          </table:table-cell>
          <table:table-cell table:formula="of:=0.5*[.HF12]*(([.HF6]-[.HE6])/([.HF1]-[.HE1]))^2" office:value-type="float" office:value="0.0030111263139108" calcext:value-type="float">
            <text:p>0.003011126313911</text:p>
          </table:table-cell>
          <table:table-cell table:formula="of:=0.5*[.HG12]*(([.HG6]-[.HF6])/([.HG1]-[.HF1]))^2" office:value-type="float" office:value="0.00267521132333776" calcext:value-type="float">
            <text:p>0.002675211323338</text:p>
          </table:table-cell>
          <table:table-cell table:formula="of:=0.5*[.HH12]*(([.HH6]-[.HG6])/([.HH1]-[.HG1]))^2" office:value-type="float" office:value="0.0000301108617738819" calcext:value-type="float">
            <text:p>3.01108617738819E-05</text:p>
          </table:table-cell>
          <table:table-cell table:formula="of:=0.5*[.HI12]*(([.HI6]-[.HH6])/([.HI1]-[.HH1]))^2" office:value-type="float" office:value="0.00126360174087052" calcext:value-type="float">
            <text:p>0.001263601740871</text:p>
          </table:table-cell>
          <table:table-cell table:formula="of:=0.5*[.HJ12]*(([.HJ6]-[.HI6])/([.HJ1]-[.HI1]))^2" office:value-type="float" office:value="0.0223838054634799" calcext:value-type="float">
            <text:p>0.02238380546348</text:p>
          </table:table-cell>
          <table:table-cell table:formula="of:=0.5*[.HK12]*(([.HK6]-[.HJ6])/([.HK1]-[.HJ1]))^2" office:value-type="float" office:value="0.0265100602857135" calcext:value-type="float">
            <text:p>0.026510060285714</text:p>
          </table:table-cell>
          <table:table-cell table:formula="of:=0.5*[.HL12]*(([.HL6]-[.HK6])/([.HL1]-[.HK1]))^2" office:value-type="float" office:value="0.0100501713430742" calcext:value-type="float">
            <text:p>0.010050171343074</text:p>
          </table:table-cell>
          <table:table-cell table:formula="of:=0.5*[.HM12]*(([.HM6]-[.HL6])/([.HM1]-[.HL1]))^2" office:value-type="float" office:value="0.00166836862981152" calcext:value-type="float">
            <text:p>0.001668368629812</text:p>
          </table:table-cell>
          <table:table-cell table:formula="of:=0.5*[.HN12]*(([.HN6]-[.HM6])/([.HN1]-[.HM1]))^2" office:value-type="float" office:value="0.00354164576943969" calcext:value-type="float">
            <text:p>0.00354164576944</text:p>
          </table:table-cell>
          <table:table-cell table:formula="of:=0.5*[.HO12]*(([.HO6]-[.HN6])/([.HO1]-[.HN1]))^2" office:value-type="float" office:value="0.000307110033012084" calcext:value-type="float">
            <text:p>0.000307110033012</text:p>
          </table:table-cell>
          <table:table-cell table:formula="of:=0.5*[.HP12]*(([.HP6]-[.HO6])/([.HP1]-[.HO1]))^2" office:value-type="float" office:value="0.00153899661335995" calcext:value-type="float">
            <text:p>0.00153899661336</text:p>
          </table:table-cell>
          <table:table-cell table:formula="of:=0.5*[.HQ12]*(([.HQ6]-[.HP6])/([.HQ1]-[.HP1]))^2" office:value-type="float" office:value="0.00465257844836247" calcext:value-type="float">
            <text:p>0.004652578448362</text:p>
          </table:table-cell>
          <table:table-cell table:formula="of:=0.5*[.HR12]*(([.HR6]-[.HQ6])/([.HR1]-[.HQ1]))^2" office:value-type="float" office:value="0.00319448652062739" calcext:value-type="float">
            <text:p>0.003194486520627</text:p>
          </table:table-cell>
          <table:table-cell table:formula="of:=0.5*[.HS12]*(([.HS6]-[.HR6])/([.HS1]-[.HR1]))^2" office:value-type="float" office:value="0.0111954446918184" calcext:value-type="float">
            <text:p>0.011195444691819</text:p>
          </table:table-cell>
          <table:table-cell table:formula="of:=0.5*[.HT12]*(([.HT6]-[.HS6])/([.HT1]-[.HS1]))^2" office:value-type="float" office:value="0.01285690588535" calcext:value-type="float">
            <text:p>0.01285690588535</text:p>
          </table:table-cell>
          <table:table-cell table:formula="of:=0.5*[.HU12]*(([.HU6]-[.HT6])/([.HU1]-[.HT1]))^2" office:value-type="float" office:value="0.0666072474900847" calcext:value-type="float">
            <text:p>0.066607247490085</text:p>
          </table:table-cell>
          <table:table-cell table:formula="of:=0.5*[.HV12]*(([.HV6]-[.HU6])/([.HV1]-[.HU1]))^2" office:value-type="float" office:value="0.018052746155386" calcext:value-type="float">
            <text:p>0.018052746155386</text:p>
          </table:table-cell>
          <table:table-cell table:formula="of:=0.5*[.HW12]*(([.HW6]-[.HV6])/([.HW1]-[.HV1]))^2" office:value-type="float" office:value="0.0245511445864429" calcext:value-type="float">
            <text:p>0.024551144586443</text:p>
          </table:table-cell>
          <table:table-cell table:formula="of:=0.5*[.HX12]*(([.HX6]-[.HW6])/([.HX1]-[.HW1]))^2" office:value-type="float" office:value="0.016350974240948" calcext:value-type="float">
            <text:p>0.016350974240948</text:p>
          </table:table-cell>
          <table:table-cell table:formula="of:=0.5*[.HY12]*(([.HY6]-[.HX6])/([.HY1]-[.HX1]))^2" office:value-type="float" office:value="0.0340797589368101" calcext:value-type="float">
            <text:p>0.03407975893681</text:p>
          </table:table-cell>
          <table:table-cell table:formula="of:=0.5*[.HZ12]*(([.HZ6]-[.HY6])/([.HZ1]-[.HY1]))^2" office:value-type="float" office:value="0.0000515545140008132" calcext:value-type="float">
            <text:p>5.15545140008132E-05</text:p>
          </table:table-cell>
          <table:table-cell table:formula="of:=0.5*[.IA12]*(([.IA6]-[.HZ6])/([.IA1]-[.HZ1]))^2" office:value-type="float" office:value="0.00480227966576208" calcext:value-type="float">
            <text:p>0.004802279665762</text:p>
          </table:table-cell>
          <table:table-cell table:formula="of:=0.5*[.IB12]*(([.IB6]-[.IA6])/([.IB1]-[.IA1]))^2" office:value-type="float" office:value="0.0000535623941312783" calcext:value-type="float">
            <text:p>5.35623941312783E-05</text:p>
          </table:table-cell>
          <table:table-cell table:formula="of:=0.5*[.IC12]*(([.IC6]-[.IB6])/([.IC1]-[.IB1]))^2" office:value-type="float" office:value="0.000092564937792405" calcext:value-type="float">
            <text:p>9.2564937792405E-05</text:p>
          </table:table-cell>
          <table:table-cell table:formula="of:=0.5*[.ID12]*(([.ID6]-[.IC6])/([.ID1]-[.IC1]))^2" office:value-type="float" office:value="0.00000142295347032591" calcext:value-type="float">
            <text:p>1.42295347032591E-06</text:p>
          </table:table-cell>
          <table:table-cell table:formula="of:=0.5*[.IE12]*(([.IE6]-[.ID6])/([.IE1]-[.ID1]))^2" office:value-type="float" office:value="0.000145121752411343" calcext:value-type="float">
            <text:p>0.000145121752411</text:p>
          </table:table-cell>
          <table:table-cell table:formula="of:=0.5*[.IF12]*(([.IF6]-[.IE6])/([.IF1]-[.IE1]))^2" office:value-type="float" office:value="0.00525089541397328" calcext:value-type="float">
            <text:p>0.005250895413973</text:p>
          </table:table-cell>
          <table:table-cell table:formula="of:=0.5*[.IG12]*(([.IG6]-[.IF6])/([.IG1]-[.IF1]))^2" office:value-type="float" office:value="0.0726004855336607" calcext:value-type="float">
            <text:p>0.072600485533661</text:p>
          </table:table-cell>
          <table:table-cell table:formula="of:=0.5*[.IH12]*(([.IH6]-[.IG6])/([.IH1]-[.IG1]))^2" office:value-type="float" office:value="0.00600079938864767" calcext:value-type="float">
            <text:p>0.006000799388648</text:p>
          </table:table-cell>
          <table:table-cell table:formula="of:=0.5*[.II12]*(([.II6]-[.IH6])/([.II1]-[.IH1]))^2" office:value-type="float" office:value="0.000178046231976653" calcext:value-type="float">
            <text:p>0.000178046231977</text:p>
          </table:table-cell>
          <table:table-cell table:formula="of:=0.5*[.IJ12]*(([.IJ6]-[.II6])/([.IJ1]-[.II1]))^2" office:value-type="float" office:value="0.0000141046782463376" calcext:value-type="float">
            <text:p>1.41046782463376E-05</text:p>
          </table:table-cell>
          <table:table-cell table:formula="of:=0.5*[.IK12]*(([.IK6]-[.IJ6])/([.IK1]-[.IJ1]))^2" office:value-type="float" office:value="0.00164376247154263" calcext:value-type="float">
            <text:p>0.001643762471543</text:p>
          </table:table-cell>
          <table:table-cell table:formula="of:=0.5*[.IL12]*(([.IL6]-[.IK6])/([.IL1]-[.IK1]))^2" office:value-type="float" office:value="0.00194479797819653" calcext:value-type="float">
            <text:p>0.001944797978197</text:p>
          </table:table-cell>
          <table:table-cell table:formula="of:=0.5*[.IM12]*(([.IM6]-[.IL6])/([.IM1]-[.IL1]))^2" office:value-type="float" office:value="0.000155925451082615" calcext:value-type="float">
            <text:p>0.000155925451083</text:p>
          </table:table-cell>
          <table:table-cell table:formula="of:=0.5*[.IN12]*(([.IN6]-[.IM6])/([.IN1]-[.IM1]))^2" office:value-type="float" office:value="0.00107720596308999" calcext:value-type="float">
            <text:p>0.00107720596309</text:p>
          </table:table-cell>
          <table:table-cell table:formula="of:=0.5*[.IO12]*(([.IO6]-[.IN6])/([.IO1]-[.IN1]))^2" office:value-type="float" office:value="0.00205342082831181" calcext:value-type="float">
            <text:p>0.002053420828312</text:p>
          </table:table-cell>
          <table:table-cell table:formula="of:=0.5*[.IP12]*(([.IP6]-[.IO6])/([.IP1]-[.IO1]))^2" office:value-type="float" office:value="0.0000622511270626986" calcext:value-type="float">
            <text:p>6.22511270626986E-05</text:p>
          </table:table-cell>
          <table:table-cell table:formula="of:=0.5*[.IQ12]*(([.IQ6]-[.IP6])/([.IQ1]-[.IP1]))^2" office:value-type="float" office:value="0.000322947162065026" calcext:value-type="float">
            <text:p>0.000322947162065</text:p>
          </table:table-cell>
          <table:table-cell table:formula="of:=0.5*[.IR12]*(([.IR6]-[.IQ6])/([.IR1]-[.IQ1]))^2" office:value-type="float" office:value="0.0000140849774074964" calcext:value-type="float">
            <text:p>1.40849774074964E-05</text:p>
          </table:table-cell>
          <table:table-cell table:formula="of:=0.5*[.IS12]*(([.IS6]-[.IR6])/([.IS1]-[.IR1]))^2" office:value-type="float" office:value="0.000000142643780688567" calcext:value-type="float">
            <text:p>1.42643780688567E-07</text:p>
          </table:table-cell>
          <table:table-cell table:formula="of:=0.5*[.IT12]*(([.IT6]-[.IS6])/([.IT1]-[.IS1]))^2" office:value-type="float" office:value="0.0000247057478502689" calcext:value-type="float">
            <text:p>2.47057478502689E-05</text:p>
          </table:table-cell>
          <table:table-cell table:formula="of:=0.5*[.IU12]*(([.IU6]-[.IT6])/([.IU1]-[.IT1]))^2" office:value-type="float" office:value="0.000000378938286412265" calcext:value-type="float">
            <text:p>3.78938286412265E-07</text:p>
          </table:table-cell>
          <table:table-cell table:formula="of:=0.5*[.IV12]*(([.IV6]-[.IU6])/([.IV1]-[.IU1]))^2" office:value-type="float" office:value="0.0000281752846678604" calcext:value-type="float">
            <text:p>2.81752846678604E-05</text:p>
          </table:table-cell>
          <table:table-cell table:formula="of:=0.5*[.IW12]*(([.IW6]-[.IV6])/([.IW1]-[.IV1]))^2" office:value-type="float" office:value="0.00000464205047913799" calcext:value-type="float">
            <text:p>4.64205047913799E-06</text:p>
          </table:table-cell>
          <table:table-cell table:formula="of:=0.5*[.IX12]*(([.IX6]-[.IW6])/([.IX1]-[.IW1]))^2" office:value-type="float" office:value="0.0000338417997615775" calcext:value-type="float">
            <text:p>3.38417997615775E-05</text:p>
          </table:table-cell>
          <table:table-cell table:formula="of:=0.5*[.IY12]*(([.IY6]-[.IX6])/([.IY1]-[.IX1]))^2" office:value-type="float" office:value="0.000000501784214966533" calcext:value-type="float">
            <text:p>5.01784214966533E-07</text:p>
          </table:table-cell>
          <table:table-cell table:formula="of:=0.5*[.IZ12]*(([.IZ6]-[.IY6])/([.IZ1]-[.IY1]))^2" office:value-type="float" office:value="0.000000668330481265322" calcext:value-type="float">
            <text:p>6.68330481265322E-07</text:p>
          </table:table-cell>
          <table:table-cell table:formula="of:=0.5*[.JA12]*(([.JA6]-[.IZ6])/([.JA1]-[.IZ1]))^2" office:value-type="float" office:value="0.000000234860219984795" calcext:value-type="float">
            <text:p>2.34860219984795E-07</text:p>
          </table:table-cell>
          <table:table-cell table:formula="of:=0.5*[.JB12]*(([.JB6]-[.JA6])/([.JB1]-[.JA1]))^2" office:value-type="float" office:value="0.000000166712218684786" calcext:value-type="float">
            <text:p>1.66712218684786E-07</text:p>
          </table:table-cell>
          <table:table-cell table:formula="of:=0.5*[.JC12]*(([.JC6]-[.JB6])/([.JC1]-[.JB1]))^2" office:value-type="float" office:value="0.000000020216379805864" calcext:value-type="float">
            <text:p>2.0216379805864E-08</text:p>
          </table:table-cell>
          <table:table-cell table:formula="of:=0.5*[.JD12]*(([.JD6]-[.JC6])/([.JD1]-[.JC1]))^2" office:value-type="float" office:value="0.00000000382167952541247" calcext:value-type="float">
            <text:p>3.82167952541247E-09</text:p>
          </table:table-cell>
          <table:table-cell table:formula="of:=0.5*[.JE12]*(([.JE6]-[.JD6])/([.JE1]-[.JD1]))^2" office:value-type="float" office:value="0.000000943764299077699" calcext:value-type="float">
            <text:p>9.43764299077699E-07</text:p>
          </table:table-cell>
          <table:table-cell table:formula="of:=0.5*[.JF12]*(([.JF6]-[.JE6])/([.JF1]-[.JE1]))^2" office:value-type="float" office:value="0.00000367956761617391" calcext:value-type="float">
            <text:p>3.67956761617391E-06</text:p>
          </table:table-cell>
          <table:table-cell table:formula="of:=0.5*[.JG12]*(([.JG6]-[.JF6])/([.JG1]-[.JF1]))^2" office:value-type="float" office:value="0.0000000492951570584537" calcext:value-type="float">
            <text:p>4.92951570584537E-08</text:p>
          </table:table-cell>
          <table:table-cell table:formula="of:=0.5*[.JH12]*(([.JH6]-[.JG6])/([.JH1]-[.JG1]))^2" office:value-type="float" office:value="0.000000212806072683201" calcext:value-type="float">
            <text:p>2.12806072683201E-07</text:p>
          </table:table-cell>
          <table:table-cell table:formula="of:=0.5*[.JI12]*(([.JI6]-[.JH6])/([.JI1]-[.JH1]))^2" office:value-type="float" office:value="0.000000224896681708892" calcext:value-type="float">
            <text:p>2.24896681708892E-07</text:p>
          </table:table-cell>
          <table:table-cell table:formula="of:=0.5*[.JJ12]*(([.JJ6]-[.JI6])/([.JJ1]-[.JI1]))^2" office:value-type="float" office:value="0.000000383364055534386" calcext:value-type="float">
            <text:p>3.83364055534386E-07</text:p>
          </table:table-cell>
          <table:table-cell table:formula="of:=0.5*[.JK12]*(([.JK6]-[.JJ6])/([.JK1]-[.JJ1]))^2" office:value-type="float" office:value="0.000000589473319845661" calcext:value-type="float">
            <text:p>5.89473319845661E-07</text:p>
          </table:table-cell>
          <table:table-cell table:formula="of:=0.5*[.JL12]*(([.JL6]-[.JK6])/([.JL1]-[.JK1]))^2" office:value-type="float" office:value="0.000000149214283170386" calcext:value-type="float">
            <text:p>1.49214283170386E-07</text:p>
          </table:table-cell>
          <table:table-cell table:formula="of:=0.5*[.JM12]*(([.JM6]-[.JL6])/([.JM1]-[.JL1]))^2" office:value-type="float" office:value="0.000000836608126133977" calcext:value-type="float">
            <text:p>8.36608126133977E-07</text:p>
          </table:table-cell>
          <table:table-cell table:formula="of:=0.5*[.JN12]*(([.JN6]-[.JM6])/([.JN1]-[.JM1]))^2" office:value-type="float" office:value="0.0000000170992819624045" calcext:value-type="float">
            <text:p>1.70992819624045E-08</text:p>
          </table:table-cell>
          <table:table-cell table:formula="of:=0.5*[.JO12]*(([.JO6]-[.JN6])/([.JO1]-[.JN1]))^2" office:value-type="float" office:value="0.00000200128100788176" calcext:value-type="float">
            <text:p>2.00128100788176E-06</text:p>
          </table:table-cell>
          <table:table-cell table:formula="of:=0.5*[.JP12]*(([.JP6]-[.JO6])/([.JP1]-[.JO1]))^2" office:value-type="float" office:value="0.0000000901242747712306" calcext:value-type="float">
            <text:p>9.01242747712306E-08</text:p>
          </table:table-cell>
          <table:table-cell table:formula="of:=0.5*[.JQ12]*(([.JQ6]-[.JP6])/([.JQ1]-[.JP1]))^2" office:value-type="float" office:value="0.000000664365535353614" calcext:value-type="float">
            <text:p>6.64365535353614E-07</text:p>
          </table:table-cell>
          <table:table-cell table:formula="of:=0.5*[.JR12]*(([.JR6]-[.JQ6])/([.JR1]-[.JQ1]))^2" office:value-type="float" office:value="0.00000732393421524064" calcext:value-type="float">
            <text:p>7.32393421524064E-06</text:p>
          </table:table-cell>
          <table:table-cell table:formula="of:=0.5*[.JS12]*(([.JS6]-[.JR6])/([.JS1]-[.JR1]))^2" office:value-type="float" office:value="0.0000019179515662571" calcext:value-type="float">
            <text:p>1.9179515662571E-06</text:p>
          </table:table-cell>
          <table:table-cell table:formula="of:=0.5*[.JT12]*(([.JT6]-[.JS6])/([.JT1]-[.JS1]))^2" office:value-type="float" office:value="0.00000179861112574892" calcext:value-type="float">
            <text:p>1.79861112574892E-06</text:p>
          </table:table-cell>
          <table:table-cell table:formula="of:=0.5*[.JU12]*(([.JU6]-[.JT6])/([.JU1]-[.JT1]))^2" office:value-type="float" office:value="0.00000328945870610509" calcext:value-type="float">
            <text:p>3.28945870610509E-06</text:p>
          </table:table-cell>
          <table:table-cell table:formula="of:=0.5*[.JV12]*(([.JV6]-[.JU6])/([.JV1]-[.JU1]))^2" office:value-type="float" office:value="0.00000149401349145683" calcext:value-type="float">
            <text:p>1.49401349145683E-06</text:p>
          </table:table-cell>
          <table:table-cell table:formula="of:=0.5*[.JW12]*(([.JW6]-[.JV6])/([.JW1]-[.JV1]))^2" office:value-type="float" office:value="0.0000102902409631367" calcext:value-type="float">
            <text:p>1.02902409631367E-05</text:p>
          </table:table-cell>
          <table:table-cell table:formula="of:=0.5*[.JX12]*(([.JX6]-[.JW6])/([.JX1]-[.JW1]))^2" office:value-type="float" office:value="0.00000248621909423501" calcext:value-type="float">
            <text:p>2.48621909423501E-06</text:p>
          </table:table-cell>
          <table:table-cell table:formula="of:=0.5*[.JY12]*(([.JY6]-[.JX6])/([.JY1]-[.JX1]))^2" office:value-type="float" office:value="0.000000316648328526005" calcext:value-type="float">
            <text:p>3.16648328526005E-07</text:p>
          </table:table-cell>
          <table:table-cell table:formula="of:=0.5*[.JZ12]*(([.JZ6]-[.JY6])/([.JZ1]-[.JY1]))^2" office:value-type="float" office:value="0.00000165597230395494" calcext:value-type="float">
            <text:p>1.65597230395494E-06</text:p>
          </table:table-cell>
          <table:table-cell table:formula="of:=0.5*[.KA12]*(([.KA6]-[.JZ6])/([.KA1]-[.JZ1]))^2" office:value-type="float" office:value="0.000000341994231207637" calcext:value-type="float">
            <text:p>3.41994231207637E-07</text:p>
          </table:table-cell>
          <table:table-cell table:formula="of:=0.5*[.KB12]*(([.KB6]-[.KA6])/([.KB1]-[.KA1]))^2" office:value-type="float" office:value="0.000000163684417959936" calcext:value-type="float">
            <text:p>1.63684417959936E-07</text:p>
          </table:table-cell>
          <table:table-cell table:formula="of:=0.5*[.KC12]*(([.KC6]-[.KB6])/([.KC1]-[.KB1]))^2" office:value-type="float" office:value="0.000000159101246940077" calcext:value-type="float">
            <text:p>1.59101246940077E-07</text:p>
          </table:table-cell>
          <table:table-cell table:formula="of:=0.5*[.KD12]*(([.KD6]-[.KC6])/([.KD1]-[.KC1]))^2" office:value-type="float" office:value="0.000000364267827543607" calcext:value-type="float">
            <text:p>3.64267827543607E-07</text:p>
          </table:table-cell>
          <table:table-cell table:formula="of:=0.5*[.KE12]*(([.KE6]-[.KD6])/([.KE1]-[.KD1]))^2" office:value-type="float" office:value="0.00000459629716293607" calcext:value-type="float">
            <text:p>4.59629716293607E-06</text:p>
          </table:table-cell>
          <table:table-cell table:formula="of:=0.5*[.KF12]*(([.KF6]-[.KE6])/([.KF1]-[.KE1]))^2" office:value-type="float" office:value="0.00000232562890574628" calcext:value-type="float">
            <text:p>2.32562890574628E-06</text:p>
          </table:table-cell>
          <table:table-cell table:formula="of:=0.5*[.KG12]*(([.KG6]-[.KF6])/([.KG1]-[.KF1]))^2" office:value-type="float" office:value="0.000000544926662034327" calcext:value-type="float">
            <text:p>5.44926662034327E-07</text:p>
          </table:table-cell>
          <table:table-cell table:formula="of:=0.5*[.KH12]*(([.KH6]-[.KG6])/([.KH1]-[.KG1]))^2" office:value-type="float" office:value="0.00000189104306675179" calcext:value-type="float">
            <text:p>1.89104306675179E-06</text:p>
          </table:table-cell>
          <table:table-cell table:formula="of:=0.5*[.KI12]*(([.KI6]-[.KH6])/([.KI1]-[.KH1]))^2" office:value-type="float" office:value="0.00000055495620534325" calcext:value-type="float">
            <text:p>5.5495620534325E-07</text:p>
          </table:table-cell>
          <table:table-cell table:formula="of:=0.5*[.KJ12]*(([.KJ6]-[.KI6])/([.KJ1]-[.KI1]))^2" office:value-type="float" office:value="0.00000956262178084978" calcext:value-type="float">
            <text:p>9.56262178084978E-06</text:p>
          </table:table-cell>
          <table:table-cell table:formula="of:=0.5*[.KK12]*(([.KK6]-[.KJ6])/([.KK1]-[.KJ1]))^2" office:value-type="float" office:value="0.00000414130068869312" calcext:value-type="float">
            <text:p>4.14130068869312E-06</text:p>
          </table:table-cell>
          <table:table-cell table:formula="of:=0.5*[.KL12]*(([.KL6]-[.KK6])/([.KL1]-[.KK1]))^2" office:value-type="float" office:value="0.0000130412967139095" calcext:value-type="float">
            <text:p>1.30412967139095E-05</text:p>
          </table:table-cell>
          <table:table-cell table:formula="of:=0.5*[.KM12]*(([.KM6]-[.KL6])/([.KM1]-[.KL1]))^2" office:value-type="float" office:value="0.000000155018214573588" calcext:value-type="float">
            <text:p>1.55018214573588E-07</text:p>
          </table:table-cell>
          <table:table-cell table:formula="of:=0.5*[.KN12]*(([.KN6]-[.KM6])/([.KN1]-[.KM1]))^2" office:value-type="float" office:value="0.0000000000127040634563067" calcext:value-type="float">
            <text:p>1.27040634563067E-11</text:p>
          </table:table-cell>
          <table:table-cell table:formula="of:=0.5*[.KO12]*(([.KO6]-[.KN6])/([.KO1]-[.KN1]))^2" office:value-type="float" office:value="0.00000000999686612731587" calcext:value-type="float">
            <text:p>9.99686612731587E-09</text:p>
          </table:table-cell>
          <table:table-cell table:formula="of:=0.5*[.KP12]*(([.KP6]-[.KO6])/([.KP1]-[.KO1]))^2" office:value-type="float" office:value="0.0000000239963301857359" calcext:value-type="float">
            <text:p>2.39963301857359E-08</text:p>
          </table:table-cell>
          <table:table-cell table:formula="of:=0.5*[.KQ12]*(([.KQ6]-[.KP6])/([.KQ1]-[.KP1]))^2" office:value-type="float" office:value="0.0000000151212199881186" calcext:value-type="float">
            <text:p>1.51212199881186E-08</text:p>
          </table:table-cell>
          <table:table-cell table:formula="of:=0.5*[.KR12]*(([.KR6]-[.KQ6])/([.KR1]-[.KQ1]))^2" office:value-type="float" office:value="0.0000000574212070324208" calcext:value-type="float">
            <text:p>5.74212070324208E-08</text:p>
          </table:table-cell>
          <table:table-cell table:formula="of:=0.5*[.KS12]*(([.KS6]-[.KR6])/([.KS1]-[.KR1]))^2" office:value-type="float" office:value="0.00000239057656132606" calcext:value-type="float">
            <text:p>2.39057656132606E-06</text:p>
          </table:table-cell>
          <table:table-cell table:formula="of:=0.5*[.KT12]*(([.KT6]-[.KS6])/([.KT1]-[.KS1]))^2" office:value-type="float" office:value="0.00000904555011319899" calcext:value-type="float">
            <text:p>9.04555011319899E-06</text:p>
          </table:table-cell>
          <table:table-cell table:formula="of:=0.5*[.KU12]*(([.KU6]-[.KT6])/([.KU1]-[.KT1]))^2" office:value-type="float" office:value="0.000000581114384999223" calcext:value-type="float">
            <text:p>5.81114384999223E-07</text:p>
          </table:table-cell>
          <table:table-cell table:formula="of:=0.5*[.KV12]*(([.KV6]-[.KU6])/([.KV1]-[.KU1]))^2" office:value-type="float" office:value="0.0000000168664950632179" calcext:value-type="float">
            <text:p>1.68664950632179E-08</text:p>
          </table:table-cell>
          <table:table-cell table:formula="of:=0.5*[.KW12]*(([.KW6]-[.KV6])/([.KW1]-[.KV1]))^2" office:value-type="float" office:value="0.0000000150893068837848" calcext:value-type="float">
            <text:p>1.50893068837848E-08</text:p>
          </table:table-cell>
          <table:table-cell table:formula="of:=0.5*[.KX12]*(([.KX6]-[.KW6])/([.KX1]-[.KW1]))^2" office:value-type="float" office:value="0.0000000639141153947398" calcext:value-type="float">
            <text:p>6.39141153947398E-08</text:p>
          </table:table-cell>
          <table:table-cell table:formula="of:=0.5*[.KY12]*(([.KY6]-[.KX6])/([.KY1]-[.KX1]))^2" office:value-type="float" office:value="0.00000101669357226852" calcext:value-type="float">
            <text:p>1.01669357226852E-06</text:p>
          </table:table-cell>
          <table:table-cell table:formula="of:=0.5*[.KZ12]*(([.KZ6]-[.KY6])/([.KZ1]-[.KY1]))^2" office:value-type="float" office:value="0.0000000997919211464018" calcext:value-type="float">
            <text:p>9.97919211464018E-08</text:p>
          </table:table-cell>
          <table:table-cell table:formula="of:=0.5*[.LA12]*(([.LA6]-[.KZ6])/([.LA1]-[.KZ1]))^2" office:value-type="float" office:value="0.00000249018308698052" calcext:value-type="float">
            <text:p>2.49018308698052E-06</text:p>
          </table:table-cell>
          <table:table-cell table:formula="of:=0.5*[.LB12]*(([.LB6]-[.LA6])/([.LB1]-[.LA1]))^2" office:value-type="float" office:value="0.00000890833246202551" calcext:value-type="float">
            <text:p>8.90833246202551E-06</text:p>
          </table:table-cell>
          <table:table-cell table:formula="of:=0.5*[.LC12]*(([.LC6]-[.LB6])/([.LC1]-[.LB1]))^2" office:value-type="float" office:value="0.00000000263967083549068" calcext:value-type="float">
            <text:p>2.63967083549068E-09</text:p>
          </table:table-cell>
          <table:table-cell table:formula="of:=0.5*[.LD12]*(([.LD6]-[.LC6])/([.LD1]-[.LC1]))^2" office:value-type="float" office:value="0.000000362614795168561" calcext:value-type="float">
            <text:p>3.62614795168561E-07</text:p>
          </table:table-cell>
          <table:table-cell table:formula="of:=0.5*[.LE12]*(([.LE6]-[.LD6])/([.LE1]-[.LD1]))^2" office:value-type="float" office:value="0.00000011475414879621" calcext:value-type="float">
            <text:p>1.1475414879621E-07</text:p>
          </table:table-cell>
          <table:table-cell table:formula="of:=0.5*[.LF12]*(([.LF6]-[.LE6])/([.LF1]-[.LE1]))^2" office:value-type="float" office:value="0.00000500042276809377" calcext:value-type="float">
            <text:p>5.00042276809377E-06</text:p>
          </table:table-cell>
          <table:table-cell table:formula="of:=0.5*[.LG12]*(([.LG6]-[.LF6])/([.LG1]-[.LF1]))^2" office:value-type="float" office:value="0.00000625738975738665" calcext:value-type="float">
            <text:p>6.25738975738665E-06</text:p>
          </table:table-cell>
          <table:table-cell table:formula="of:=0.5*[.LH12]*(([.LH6]-[.LG6])/([.LH1]-[.LG1]))^2" office:value-type="float" office:value="0.00000549239401098944" calcext:value-type="float">
            <text:p>5.49239401098944E-06</text:p>
          </table:table-cell>
          <table:table-cell table:formula="of:=0.5*[.LI12]*(([.LI6]-[.LH6])/([.LI1]-[.LH1]))^2" office:value-type="float" office:value="0.00000878239699568032" calcext:value-type="float">
            <text:p>8.78239699568032E-06</text:p>
          </table:table-cell>
          <table:table-cell table:formula="of:=0.5*[.LJ12]*(([.LJ6]-[.LI6])/([.LJ1]-[.LI1]))^2" office:value-type="float" office:value="0.00000171661991228951" calcext:value-type="float">
            <text:p>1.71661991228951E-06</text:p>
          </table:table-cell>
          <table:table-cell table:formula="of:=0.5*[.LK12]*(([.LK6]-[.LJ6])/([.LK1]-[.LJ1]))^2" office:value-type="float" office:value="0.000362912702308995" calcext:value-type="float">
            <text:p>0.000362912702309</text:p>
          </table:table-cell>
          <table:table-cell table:formula="of:=0.5*[.LL12]*(([.LL6]-[.LK6])/([.LL1]-[.LK1]))^2" office:value-type="string" office:string-value="" calcext:value-type="error">
            <text:p>#DIV/0!</text:p>
          </table:table-cell>
          <table:table-cell table:formula="of:=0.5*[.LM12]*(([.LM6]-[.LL6])/([.LM1]-[.LL1]))^2" office:value-type="string" office:string-value="" calcext:value-type="error">
            <text:p>#DIV/0!</text:p>
          </table:table-cell>
          <table:table-cell table:formula="of:=0.5*[.LN12]*(([.LN6]-[.LM6])/([.LN1]-[.LM1]))^2" office:value-type="string" office:string-value="" calcext:value-type="error">
            <text:p>#DIV/0!</text:p>
          </table:table-cell>
          <table:table-cell table:formula="of:=0.5*[.LO12]*(([.LO6]-[.LN6])/([.LO1]-[.LN1]))^2" office:value-type="string" office:string-value="" calcext:value-type="error">
            <text:p>#DIV/0!</text:p>
          </table:table-cell>
          <table:table-cell table:formula="of:=0.5*[.LP12]*(([.LP6]-[.LO6])/([.LP1]-[.LO1]))^2" office:value-type="string" office:string-value="" calcext:value-type="error">
            <text:p>#DIV/0!</text:p>
          </table:table-cell>
          <table:table-cell table:formula="of:=0.5*[.LQ12]*(([.LQ6]-[.LP6])/([.LQ1]-[.LP1]))^2" office:value-type="string" office:string-value="" calcext:value-type="error">
            <text:p>#DIV/0!</text:p>
          </table:table-cell>
          <table:table-cell table:formula="of:=0.5*[.LR12]*(([.LR6]-[.LQ6])/([.LR1]-[.LQ1]))^2" office:value-type="string" office:string-value="" calcext:value-type="error">
            <text:p>#DIV/0!</text:p>
          </table:table-cell>
          <table:table-cell table:formula="of:=0.5*[.LS12]*(([.LS6]-[.LR6])/([.LS1]-[.LR1]))^2" office:value-type="string" office:string-value="" calcext:value-type="error">
            <text:p>#DIV/0!</text:p>
          </table:table-cell>
          <table:table-cell table:formula="of:=0.5*[.LT12]*(([.LT6]-[.LS6])/([.LT1]-[.LS1]))^2" office:value-type="string" office:string-value="" calcext:value-type="error">
            <text:p>#DIV/0!</text:p>
          </table:table-cell>
          <table:table-cell table:formula="of:=0.5*[.LU12]*(([.LU6]-[.LT6])/([.LU1]-[.LT1]))^2" office:value-type="string" office:string-value="" calcext:value-type="error">
            <text:p>#DIV/0!</text:p>
          </table:table-cell>
          <table:table-cell table:formula="of:=0.5*[.LV12]*(([.LV6]-[.LU6])/([.LV1]-[.LU1]))^2" office:value-type="string" office:string-value="" calcext:value-type="error">
            <text:p>#DIV/0!</text:p>
          </table:table-cell>
          <table:table-cell table:formula="of:=0.5*[.LW12]*(([.LW6]-[.LV6])/([.LW1]-[.LV1]))^2" office:value-type="string" office:string-value="" calcext:value-type="error">
            <text:p>#DIV/0!</text:p>
          </table:table-cell>
          <table:table-cell table:formula="of:=0.5*[.LX12]*(([.LX6]-[.LW6])/([.LX1]-[.LW1]))^2" office:value-type="string" office:string-value="" calcext:value-type="error">
            <text:p>#DIV/0!</text:p>
          </table:table-cell>
          <table:table-cell table:formula="of:=0.5*[.LY12]*(([.LY6]-[.LX6])/([.LY1]-[.LX1]))^2" office:value-type="string" office:string-value="" calcext:value-type="error">
            <text:p>#DIV/0!</text:p>
          </table:table-cell>
          <table:table-cell table:formula="of:=0.5*[.LZ12]*(([.LZ6]-[.LY6])/([.LZ1]-[.LY1]))^2" office:value-type="string" office:string-value="" calcext:value-type="error">
            <text:p>#DIV/0!</text:p>
          </table:table-cell>
          <table:table-cell table:formula="of:=0.5*[.MA12]*(([.MA6]-[.LZ6])/([.MA1]-[.LZ1]))^2" office:value-type="string" office:string-value="" calcext:value-type="error">
            <text:p>#DIV/0!</text:p>
          </table:table-cell>
          <table:table-cell table:formula="of:=0.5*[.MB12]*(([.MB6]-[.MA6])/([.MB1]-[.MA1]))^2" office:value-type="string" office:string-value="" calcext:value-type="error">
            <text:p>#DIV/0!</text:p>
          </table:table-cell>
          <table:table-cell table:formula="of:=0.5*[.MC12]*(([.MC6]-[.MB6])/([.MC1]-[.MB1]))^2" office:value-type="string" office:string-value="" calcext:value-type="error">
            <text:p>#DIV/0!</text:p>
          </table:table-cell>
          <table:table-cell table:formula="of:=0.5*[.MD12]*(([.MD6]-[.MC6])/([.MD1]-[.MC1]))^2" office:value-type="string" office:string-value="" calcext:value-type="error">
            <text:p>#DIV/0!</text:p>
          </table:table-cell>
          <table:table-cell table:formula="of:=0.5*[.ME12]*(([.ME6]-[.MD6])/([.ME1]-[.MD1]))^2" office:value-type="string" office:string-value="" calcext:value-type="error">
            <text:p>#DIV/0!</text:p>
          </table:table-cell>
          <table:table-cell table:formula="of:=0.5*[.MF12]*(([.MF6]-[.ME6])/([.MF1]-[.ME1]))^2" office:value-type="string" office:string-value="" calcext:value-type="error">
            <text:p>#DIV/0!</text:p>
          </table:table-cell>
          <table:table-cell table:formula="of:=0.5*[.MG12]*(([.MG6]-[.MF6])/([.MG1]-[.MF1]))^2" office:value-type="string" office:string-value="" calcext:value-type="error">
            <text:p>#DIV/0!</text:p>
          </table:table-cell>
          <table:table-cell table:formula="of:=0.5*[.MH12]*(([.MH6]-[.MG6])/([.MH1]-[.MG1]))^2" office:value-type="string" office:string-value="" calcext:value-type="error">
            <text:p>#DIV/0!</text:p>
          </table:table-cell>
          <table:table-cell table:formula="of:=0.5*[.MI12]*(([.MI6]-[.MH6])/([.MI1]-[.MH1]))^2" office:value-type="string" office:string-value="" calcext:value-type="error">
            <text:p>#DIV/0!</text:p>
          </table:table-cell>
          <table:table-cell table:formula="of:=0.5*[.MJ12]*(([.MJ6]-[.MI6])/([.MJ1]-[.MI1]))^2" office:value-type="string" office:string-value="" calcext:value-type="error">
            <text:p>#DIV/0!</text:p>
          </table:table-cell>
          <table:table-cell table:formula="of:=0.5*[.MK12]*(([.MK6]-[.MJ6])/([.MK1]-[.MJ1]))^2" office:value-type="string" office:string-value="" calcext:value-type="error">
            <text:p>#DIV/0!</text:p>
          </table:table-cell>
          <table:table-cell table:formula="of:=0.5*[.ML12]*(([.ML6]-[.MK6])/([.ML1]-[.MK1]))^2" office:value-type="string" office:string-value="" calcext:value-type="error">
            <text:p>#DIV/0!</text:p>
          </table:table-cell>
          <table:table-cell table:formula="of:=0.5*[.MM12]*(([.MM6]-[.ML6])/([.MM1]-[.ML1]))^2" office:value-type="string" office:string-value="" calcext:value-type="error">
            <text:p>#DIV/0!</text:p>
          </table:table-cell>
          <table:table-cell table:formula="of:=0.5*[.MN12]*(([.MN6]-[.MM6])/([.MN1]-[.MM1]))^2" office:value-type="string" office:string-value="" calcext:value-type="error">
            <text:p>#DIV/0!</text:p>
          </table:table-cell>
          <table:table-cell table:formula="of:=0.5*[.MO12]*(([.MO6]-[.MN6])/([.MO1]-[.MN1]))^2" office:value-type="string" office:string-value="" calcext:value-type="error">
            <text:p>#DIV/0!</text:p>
          </table:table-cell>
          <table:table-cell table:formula="of:=0.5*[.MP12]*(([.MP6]-[.MO6])/([.MP1]-[.MO1]))^2" office:value-type="string" office:string-value="" calcext:value-type="error">
            <text:p>#DIV/0!</text:p>
          </table:table-cell>
          <table:table-cell table:formula="of:=0.5*[.MQ12]*(([.MQ6]-[.MP6])/([.MQ1]-[.MP1]))^2" office:value-type="string" office:string-value="" calcext:value-type="error">
            <text:p>#DIV/0!</text:p>
          </table:table-cell>
          <table:table-cell table:formula="of:=0.5*[.MR12]*(([.MR6]-[.MQ6])/([.MR1]-[.MQ1]))^2" office:value-type="string" office:string-value="" calcext:value-type="error">
            <text:p>#DIV/0!</text:p>
          </table:table-cell>
          <table:table-cell table:formula="of:=0.5*[.MS12]*(([.MS6]-[.MR6])/([.MS1]-[.MR1]))^2" office:value-type="string" office:string-value="" calcext:value-type="error">
            <text:p>#DIV/0!</text:p>
          </table:table-cell>
          <table:table-cell table:formula="of:=0.5*[.MT12]*(([.MT6]-[.MS6])/([.MT1]-[.MS1]))^2" office:value-type="string" office:string-value="" calcext:value-type="error">
            <text:p>#DIV/0!</text:p>
          </table:table-cell>
          <table:table-cell table:formula="of:=0.5*[.MU12]*(([.MU6]-[.MT6])/([.MU1]-[.MT1]))^2" office:value-type="string" office:string-value="" calcext:value-type="error">
            <text:p>#DIV/0!</text:p>
          </table:table-cell>
          <table:table-cell table:formula="of:=0.5*[.MV12]*(([.MV6]-[.MU6])/([.MV1]-[.MU1]))^2" office:value-type="string" office:string-value="" calcext:value-type="error">
            <text:p>#DIV/0!</text:p>
          </table:table-cell>
          <table:table-cell table:formula="of:=0.5*[.MW12]*(([.MW6]-[.MV6])/([.MW1]-[.MV1]))^2" office:value-type="string" office:string-value="" calcext:value-type="error">
            <text:p>#DIV/0!</text:p>
          </table:table-cell>
          <table:table-cell table:formula="of:=0.5*[.MX12]*(([.MX6]-[.MW6])/([.MX1]-[.MW1]))^2" office:value-type="string" office:string-value="" calcext:value-type="error">
            <text:p>#DIV/0!</text:p>
          </table:table-cell>
          <table:table-cell table:formula="of:=0.5*[.MY12]*(([.MY6]-[.MX6])/([.MY1]-[.MX1]))^2" office:value-type="string" office:string-value="" calcext:value-type="error">
            <text:p>#DIV/0!</text:p>
          </table:table-cell>
          <table:table-cell table:formula="of:=0.5*[.MZ12]*(([.MZ6]-[.MY6])/([.MZ1]-[.MY1]))^2" office:value-type="string" office:string-value="" calcext:value-type="error">
            <text:p>#DIV/0!</text:p>
          </table:table-cell>
          <table:table-cell table:formula="of:=0.5*[.NA12]*(([.NA6]-[.MZ6])/([.NA1]-[.MZ1]))^2" office:value-type="string" office:string-value="" calcext:value-type="error">
            <text:p>#DIV/0!</text:p>
          </table:table-cell>
          <table:table-cell table:formula="of:=0.5*[.NB12]*(([.NB6]-[.NA6])/([.NB1]-[.NA1]))^2" office:value-type="string" office:string-value="" calcext:value-type="error">
            <text:p>#DIV/0!</text:p>
          </table:table-cell>
          <table:table-cell table:formula="of:=0.5*[.NC12]*(([.NC6]-[.NB6])/([.NC1]-[.NB1]))^2" office:value-type="string" office:string-value="" calcext:value-type="error">
            <text:p>#DIV/0!</text:p>
          </table:table-cell>
          <table:table-cell table:formula="of:=0.5*[.ND12]*(([.ND6]-[.NC6])/([.ND1]-[.NC1]))^2" office:value-type="string" office:string-value="" calcext:value-type="error">
            <text:p>#DIV/0!</text:p>
          </table:table-cell>
          <table:table-cell table:formula="of:=0.5*[.NE12]*(([.NE6]-[.ND6])/([.NE1]-[.ND1]))^2" office:value-type="string" office:string-value="" calcext:value-type="error">
            <text:p>#DIV/0!</text:p>
          </table:table-cell>
          <table:table-cell table:formula="of:=0.5*[.NF12]*(([.NF6]-[.NE6])/([.NF1]-[.NE1]))^2" office:value-type="string" office:string-value="" calcext:value-type="error">
            <text:p>#DIV/0!</text:p>
          </table:table-cell>
          <table:table-cell table:formula="of:=0.5*[.NG12]*(([.NG6]-[.NF6])/([.NG1]-[.NF1]))^2" office:value-type="string" office:string-value="" calcext:value-type="error">
            <text:p>#DIV/0!</text:p>
          </table:table-cell>
          <table:table-cell table:formula="of:=0.5*[.NH12]*(([.NH6]-[.NG6])/([.NH1]-[.NG1]))^2" office:value-type="string" office:string-value="" calcext:value-type="error">
            <text:p>#DIV/0!</text:p>
          </table:table-cell>
          <table:table-cell table:formula="of:=0.5*[.NI12]*(([.NI6]-[.NH6])/([.NI1]-[.NH1]))^2" office:value-type="string" office:string-value="" calcext:value-type="error">
            <text:p>#DIV/0!</text:p>
          </table:table-cell>
          <table:table-cell table:formula="of:=0.5*[.NJ12]*(([.NJ6]-[.NI6])/([.NJ1]-[.NI1]))^2" office:value-type="string" office:string-value="" calcext:value-type="error">
            <text:p>#DIV/0!</text:p>
          </table:table-cell>
          <table:table-cell table:formula="of:=0.5*[.NK12]*(([.NK6]-[.NJ6])/([.NK1]-[.NJ1]))^2" office:value-type="string" office:string-value="" calcext:value-type="error">
            <text:p>#DIV/0!</text:p>
          </table:table-cell>
          <table:table-cell table:formula="of:=0.5*[.NL12]*(([.NL6]-[.NK6])/([.NL1]-[.NK1]))^2" office:value-type="string" office:string-value="" calcext:value-type="error">
            <text:p>#DIV/0!</text:p>
          </table:table-cell>
          <table:table-cell table:formula="of:=0.5*[.NM12]*(([.NM6]-[.NL6])/([.NM1]-[.NL1]))^2" office:value-type="string" office:string-value="" calcext:value-type="error">
            <text:p>#DIV/0!</text:p>
          </table:table-cell>
          <table:table-cell table:formula="of:=0.5*[.NN12]*(([.NN6]-[.NM6])/([.NN1]-[.NM1]))^2" office:value-type="string" office:string-value="" calcext:value-type="error">
            <text:p>#DIV/0!</text:p>
          </table:table-cell>
          <table:table-cell table:formula="of:=0.5*[.NO12]*(([.NO6]-[.NN6])/([.NO1]-[.NN1]))^2" office:value-type="string" office:string-value="" calcext:value-type="error">
            <text:p>#DIV/0!</text:p>
          </table:table-cell>
          <table:table-cell table:formula="of:=0.5*[.NP12]*(([.NP6]-[.NO6])/([.NP1]-[.NO1]))^2" office:value-type="string" office:string-value="" calcext:value-type="error">
            <text:p>#DIV/0!</text:p>
          </table:table-cell>
          <table:table-cell table:formula="of:=0.5*[.NQ12]*(([.NQ6]-[.NP6])/([.NQ1]-[.NP1]))^2" office:value-type="string" office:string-value="" calcext:value-type="error">
            <text:p>#DIV/0!</text:p>
          </table:table-cell>
          <table:table-cell table:formula="of:=0.5*[.NR12]*(([.NR6]-[.NQ6])/([.NR1]-[.NQ1]))^2" office:value-type="string" office:string-value="" calcext:value-type="error">
            <text:p>#DIV/0!</text:p>
          </table:table-cell>
          <table:table-cell table:formula="of:=0.5*[.NS12]*(([.NS6]-[.NR6])/([.NS1]-[.NR1]))^2" office:value-type="string" office:string-value="" calcext:value-type="error">
            <text:p>#DIV/0!</text:p>
          </table:table-cell>
          <table:table-cell table:formula="of:=0.5*[.NT12]*(([.NT6]-[.NS6])/([.NT1]-[.NS1]))^2" office:value-type="string" office:string-value="" calcext:value-type="error">
            <text:p>#DIV/0!</text:p>
          </table:table-cell>
          <table:table-cell table:formula="of:=0.5*[.NU12]*(([.NU6]-[.NT6])/([.NU1]-[.NT1]))^2" office:value-type="string" office:string-value="" calcext:value-type="error">
            <text:p>#DIV/0!</text:p>
          </table:table-cell>
          <table:table-cell table:formula="of:=0.5*[.NV12]*(([.NV6]-[.NU6])/([.NV1]-[.NU1]))^2" office:value-type="string" office:string-value="" calcext:value-type="error">
            <text:p>#DIV/0!</text:p>
          </table:table-cell>
          <table:table-cell table:formula="of:=0.5*[.NW12]*(([.NW6]-[.NV6])/([.NW1]-[.NV1]))^2" office:value-type="string" office:string-value="" calcext:value-type="error">
            <text:p>#DIV/0!</text:p>
          </table:table-cell>
          <table:table-cell table:formula="of:=0.5*[.NX12]*(([.NX6]-[.NW6])/([.NX1]-[.NW1]))^2" office:value-type="string" office:string-value="" calcext:value-type="error">
            <text:p>#DIV/0!</text:p>
          </table:table-cell>
          <table:table-cell table:formula="of:=0.5*[.NY12]*(([.NY6]-[.NX6])/([.NY1]-[.NX1]))^2" office:value-type="string" office:string-value="" calcext:value-type="error">
            <text:p>#DIV/0!</text:p>
          </table:table-cell>
          <table:table-cell table:formula="of:=0.5*[.NZ12]*(([.NZ6]-[.NY6])/([.NZ1]-[.NY1]))^2" office:value-type="string" office:string-value="" calcext:value-type="error">
            <text:p>#DIV/0!</text:p>
          </table:table-cell>
          <table:table-cell table:formula="of:=0.5*[.OA12]*(([.OA6]-[.NZ6])/([.OA1]-[.NZ1]))^2" office:value-type="string" office:string-value="" calcext:value-type="error">
            <text:p>#DIV/0!</text:p>
          </table:table-cell>
          <table:table-cell table:formula="of:=0.5*[.OB12]*(([.OB6]-[.OA6])/([.OB1]-[.OA1]))^2" office:value-type="string" office:string-value="" calcext:value-type="error">
            <text:p>#DIV/0!</text:p>
          </table:table-cell>
          <table:table-cell table:formula="of:=0.5*[.OC12]*(([.OC6]-[.OB6])/([.OC1]-[.OB1]))^2" office:value-type="string" office:string-value="" calcext:value-type="error">
            <text:p>#DIV/0!</text:p>
          </table:table-cell>
          <table:table-cell table:formula="of:=0.5*[.OD12]*(([.OD6]-[.OC6])/([.OD1]-[.OC1]))^2" office:value-type="string" office:string-value="" calcext:value-type="error">
            <text:p>#DIV/0!</text:p>
          </table:table-cell>
          <table:table-cell table:formula="of:=0.5*[.OE12]*(([.OE6]-[.OD6])/([.OE1]-[.OD1]))^2" office:value-type="string" office:string-value="" calcext:value-type="error">
            <text:p>#DIV/0!</text:p>
          </table:table-cell>
          <table:table-cell table:formula="of:=0.5*[.OF12]*(([.OF6]-[.OE6])/([.OF1]-[.OE1]))^2" office:value-type="string" office:string-value="" calcext:value-type="error">
            <text:p>#DIV/0!</text:p>
          </table:table-cell>
          <table:table-cell table:formula="of:=0.5*[.OG12]*(([.OG6]-[.OF6])/([.OG1]-[.OF1]))^2" office:value-type="string" office:string-value="" calcext:value-type="error">
            <text:p>#DIV/0!</text:p>
          </table:table-cell>
          <table:table-cell table:formula="of:=0.5*[.OH12]*(([.OH6]-[.OG6])/([.OH1]-[.OG1]))^2" office:value-type="string" office:string-value="" calcext:value-type="error">
            <text:p>#DIV/0!</text:p>
          </table:table-cell>
          <table:table-cell table:formula="of:=0.5*[.OI12]*(([.OI6]-[.OH6])/([.OI1]-[.OH1]))^2" office:value-type="string" office:string-value="" calcext:value-type="error">
            <text:p>#DIV/0!</text:p>
          </table:table-cell>
          <table:table-cell table:formula="of:=0.5*[.OJ12]*(([.OJ6]-[.OI6])/([.OJ1]-[.OI1]))^2" office:value-type="string" office:string-value="" calcext:value-type="error">
            <text:p>#DIV/0!</text:p>
          </table:table-cell>
          <table:table-cell table:formula="of:=0.5*[.OK12]*(([.OK6]-[.OJ6])/([.OK1]-[.OJ1]))^2" office:value-type="string" office:string-value="" calcext:value-type="error">
            <text:p>#DIV/0!</text:p>
          </table:table-cell>
          <table:table-cell table:formula="of:=0.5*[.OL12]*(([.OL6]-[.OK6])/([.OL1]-[.OK1]))^2" office:value-type="string" office:string-value="" calcext:value-type="error">
            <text:p>#DIV/0!</text:p>
          </table:table-cell>
          <table:table-cell table:formula="of:=0.5*[.OM12]*(([.OM6]-[.OL6])/([.OM1]-[.OL1]))^2" office:value-type="string" office:string-value="" calcext:value-type="error">
            <text:p>#DIV/0!</text:p>
          </table:table-cell>
          <table:table-cell table:formula="of:=0.5*[.ON12]*(([.ON6]-[.OM6])/([.ON1]-[.OM1]))^2" office:value-type="string" office:string-value="" calcext:value-type="error">
            <text:p>#DIV/0!</text:p>
          </table:table-cell>
          <table:table-cell table:formula="of:=0.5*[.OO12]*(([.OO6]-[.ON6])/([.OO1]-[.ON1]))^2" office:value-type="string" office:string-value="" calcext:value-type="error">
            <text:p>#DIV/0!</text:p>
          </table:table-cell>
          <table:table-cell table:formula="of:=0.5*[.OP12]*(([.OP6]-[.OO6])/([.OP1]-[.OO1]))^2" office:value-type="string" office:string-value="" calcext:value-type="error">
            <text:p>#DIV/0!</text:p>
          </table:table-cell>
          <table:table-cell table:formula="of:=0.5*[.OQ12]*(([.OQ6]-[.OP6])/([.OQ1]-[.OP1]))^2" office:value-type="string" office:string-value="" calcext:value-type="error">
            <text:p>#DIV/0!</text:p>
          </table:table-cell>
          <table:table-cell table:formula="of:=0.5*[.OR12]*(([.OR6]-[.OQ6])/([.OR1]-[.OQ1]))^2" office:value-type="string" office:string-value="" calcext:value-type="error">
            <text:p>#DIV/0!</text:p>
          </table:table-cell>
          <table:table-cell table:formula="of:=0.5*[.OS12]*(([.OS6]-[.OR6])/([.OS1]-[.OR1]))^2" office:value-type="string" office:string-value="" calcext:value-type="error">
            <text:p>#DIV/0!</text:p>
          </table:table-cell>
          <table:table-cell table:formula="of:=0.5*[.OT12]*(([.OT6]-[.OS6])/([.OT1]-[.OS1]))^2" office:value-type="string" office:string-value="" calcext:value-type="error">
            <text:p>#DIV/0!</text:p>
          </table:table-cell>
          <table:table-cell table:formula="of:=0.5*[.OU12]*(([.OU6]-[.OT6])/([.OU1]-[.OT1]))^2" office:value-type="string" office:string-value="" calcext:value-type="error">
            <text:p>#DIV/0!</text:p>
          </table:table-cell>
          <table:table-cell table:formula="of:=0.5*[.OV12]*(([.OV6]-[.OU6])/([.OV1]-[.OU1]))^2" office:value-type="string" office:string-value="" calcext:value-type="error">
            <text:p>#DIV/0!</text:p>
          </table:table-cell>
          <table:table-cell table:formula="of:=0.5*[.OW12]*(([.OW6]-[.OV6])/([.OW1]-[.OV1]))^2" office:value-type="string" office:string-value="" calcext:value-type="error">
            <text:p>#DIV/0!</text:p>
          </table:table-cell>
          <table:table-cell table:formula="of:=0.5*[.OX12]*(([.OX6]-[.OW6])/([.OX1]-[.OW1]))^2" office:value-type="string" office:string-value="" calcext:value-type="error">
            <text:p>#DIV/0!</text:p>
          </table:table-cell>
          <table:table-cell table:formula="of:=0.5*[.OY12]*(([.OY6]-[.OX6])/([.OY1]-[.OX1]))^2" office:value-type="string" office:string-value="" calcext:value-type="error">
            <text:p>#DIV/0!</text:p>
          </table:table-cell>
          <table:table-cell table:formula="of:=0.5*[.OZ12]*(([.OZ6]-[.OY6])/([.OZ1]-[.OY1]))^2" office:value-type="string" office:string-value="" calcext:value-type="error">
            <text:p>#DIV/0!</text:p>
          </table:table-cell>
          <table:table-cell table:formula="of:=0.5*[.PA12]*(([.PA6]-[.OZ6])/([.PA1]-[.OZ1]))^2" office:value-type="string" office:string-value="" calcext:value-type="error">
            <text:p>#DIV/0!</text:p>
          </table:table-cell>
          <table:table-cell table:formula="of:=0.5*[.PB12]*(([.PB6]-[.PA6])/([.PB1]-[.PA1]))^2" office:value-type="string" office:string-value="" calcext:value-type="error">
            <text:p>#DIV/0!</text:p>
          </table:table-cell>
          <table:table-cell table:formula="of:=0.5*[.PC12]*(([.PC6]-[.PB6])/([.PC1]-[.PB1]))^2" office:value-type="string" office:string-value="" calcext:value-type="error">
            <text:p>#DIV/0!</text:p>
          </table:table-cell>
          <table:table-cell table:formula="of:=0.5*[.PD12]*(([.PD6]-[.PC6])/([.PD1]-[.PC1]))^2" office:value-type="string" office:string-value="" calcext:value-type="error">
            <text:p>#DIV/0!</text:p>
          </table:table-cell>
          <table:table-cell table:formula="of:=0.5*[.PE12]*(([.PE6]-[.PD6])/([.PE1]-[.PD1]))^2" office:value-type="string" office:string-value="" calcext:value-type="error">
            <text:p>#DIV/0!</text:p>
          </table:table-cell>
          <table:table-cell table:formula="of:=0.5*[.PF12]*(([.PF6]-[.PE6])/([.PF1]-[.PE1]))^2" office:value-type="string" office:string-value="" calcext:value-type="error">
            <text:p>#DIV/0!</text:p>
          </table:table-cell>
          <table:table-cell table:formula="of:=0.5*[.PG12]*(([.PG6]-[.PF6])/([.PG1]-[.PF1]))^2" office:value-type="string" office:string-value="" calcext:value-type="error">
            <text:p>#DIV/0!</text:p>
          </table:table-cell>
          <table:table-cell table:formula="of:=0.5*[.PH12]*(([.PH6]-[.PG6])/([.PH1]-[.PG1]))^2" office:value-type="string" office:string-value="" calcext:value-type="error">
            <text:p>#DIV/0!</text:p>
          </table:table-cell>
          <table:table-cell table:formula="of:=0.5*[.PI12]*(([.PI6]-[.PH6])/([.PI1]-[.PH1]))^2" office:value-type="string" office:string-value="" calcext:value-type="error">
            <text:p>#DIV/0!</text:p>
          </table:table-cell>
          <table:table-cell table:formula="of:=0.5*[.PJ12]*(([.PJ6]-[.PI6])/([.PJ1]-[.PI1]))^2" office:value-type="string" office:string-value="" calcext:value-type="error">
            <text:p>#DIV/0!</text:p>
          </table:table-cell>
          <table:table-cell table:formula="of:=0.5*[.PK12]*(([.PK6]-[.PJ6])/([.PK1]-[.PJ1]))^2" office:value-type="string" office:string-value="" calcext:value-type="error">
            <text:p>#DIV/0!</text:p>
          </table:table-cell>
          <table:table-cell table:formula="of:=0.5*[.PL12]*(([.PL6]-[.PK6])/([.PL1]-[.PK1]))^2" office:value-type="string" office:string-value="" calcext:value-type="error">
            <text:p>#DIV/0!</text:p>
          </table:table-cell>
          <table:table-cell table:formula="of:=0.5*[.PM12]*(([.PM6]-[.PL6])/([.PM1]-[.PL1]))^2" office:value-type="string" office:string-value="" calcext:value-type="error">
            <text:p>#DIV/0!</text:p>
          </table:table-cell>
          <table:table-cell table:formula="of:=0.5*[.PN12]*(([.PN6]-[.PM6])/([.PN1]-[.PM1]))^2" office:value-type="string" office:string-value="" calcext:value-type="error">
            <text:p>#DIV/0!</text:p>
          </table:table-cell>
          <table:table-cell table:formula="of:=0.5*[.PO12]*(([.PO6]-[.PN6])/([.PO1]-[.PN1]))^2" office:value-type="string" office:string-value="" calcext:value-type="error">
            <text:p>#DIV/0!</text:p>
          </table:table-cell>
          <table:table-cell table:formula="of:=0.5*[.PP12]*(([.PP6]-[.PO6])/([.PP1]-[.PO1]))^2" office:value-type="string" office:string-value="" calcext:value-type="error">
            <text:p>#DIV/0!</text:p>
          </table:table-cell>
          <table:table-cell table:formula="of:=0.5*[.PQ12]*(([.PQ6]-[.PP6])/([.PQ1]-[.PP1]))^2" office:value-type="string" office:string-value="" calcext:value-type="error">
            <text:p>#DIV/0!</text:p>
          </table:table-cell>
          <table:table-cell table:formula="of:=0.5*[.PR12]*(([.PR6]-[.PQ6])/([.PR1]-[.PQ1]))^2" office:value-type="string" office:string-value="" calcext:value-type="error">
            <text:p>#DIV/0!</text:p>
          </table:table-cell>
          <table:table-cell table:formula="of:=0.5*[.PS12]*(([.PS6]-[.PR6])/([.PS1]-[.PR1]))^2" office:value-type="string" office:string-value="" calcext:value-type="error">
            <text:p>#DIV/0!</text:p>
          </table:table-cell>
          <table:table-cell table:formula="of:=0.5*[.PT12]*(([.PT6]-[.PS6])/([.PT1]-[.PS1]))^2" office:value-type="string" office:string-value="" calcext:value-type="error">
            <text:p>#DIV/0!</text:p>
          </table:table-cell>
          <table:table-cell table:formula="of:=0.5*[.PU12]*(([.PU6]-[.PT6])/([.PU1]-[.PT1]))^2" office:value-type="string" office:string-value="" calcext:value-type="error">
            <text:p>#DIV/0!</text:p>
          </table:table-cell>
          <table:table-cell table:formula="of:=0.5*[.PV12]*(([.PV6]-[.PU6])/([.PV1]-[.PU1]))^2" office:value-type="string" office:string-value="" calcext:value-type="error">
            <text:p>#DIV/0!</text:p>
          </table:table-cell>
          <table:table-cell table:formula="of:=0.5*[.PW12]*(([.PW6]-[.PV6])/([.PW1]-[.PV1]))^2" office:value-type="string" office:string-value="" calcext:value-type="error">
            <text:p>#DIV/0!</text:p>
          </table:table-cell>
          <table:table-cell table:formula="of:=0.5*[.PX12]*(([.PX6]-[.PW6])/([.PX1]-[.PW1]))^2" office:value-type="string" office:string-value="" calcext:value-type="error">
            <text:p>#DIV/0!</text:p>
          </table:table-cell>
          <table:table-cell table:formula="of:=0.5*[.PY12]*(([.PY6]-[.PX6])/([.PY1]-[.PX1]))^2" office:value-type="string" office:string-value="" calcext:value-type="error">
            <text:p>#DIV/0!</text:p>
          </table:table-cell>
          <table:table-cell table:formula="of:=0.5*[.PZ12]*(([.PZ6]-[.PY6])/([.PZ1]-[.PY1]))^2" office:value-type="string" office:string-value="" calcext:value-type="error">
            <text:p>#DIV/0!</text:p>
          </table:table-cell>
          <table:table-cell table:formula="of:=0.5*[.QA12]*(([.QA6]-[.PZ6])/([.QA1]-[.PZ1]))^2" office:value-type="string" office:string-value="" calcext:value-type="error">
            <text:p>#DIV/0!</text:p>
          </table:table-cell>
          <table:table-cell table:formula="of:=0.5*[.QB12]*(([.QB6]-[.QA6])/([.QB1]-[.QA1]))^2" office:value-type="string" office:string-value="" calcext:value-type="error">
            <text:p>#DIV/0!</text:p>
          </table:table-cell>
          <table:table-cell table:formula="of:=0.5*[.QC12]*(([.QC6]-[.QB6])/([.QC1]-[.QB1]))^2" office:value-type="string" office:string-value="" calcext:value-type="error">
            <text:p>#DIV/0!</text:p>
          </table:table-cell>
          <table:table-cell table:formula="of:=0.5*[.QD12]*(([.QD6]-[.QC6])/([.QD1]-[.QC1]))^2" office:value-type="string" office:string-value="" calcext:value-type="error">
            <text:p>#DIV/0!</text:p>
          </table:table-cell>
          <table:table-cell table:formula="of:=0.5*[.QE12]*(([.QE6]-[.QD6])/([.QE1]-[.QD1]))^2" office:value-type="string" office:string-value="" calcext:value-type="error">
            <text:p>#DIV/0!</text:p>
          </table:table-cell>
          <table:table-cell table:formula="of:=0.5*[.QF12]*(([.QF6]-[.QE6])/([.QF1]-[.QE1]))^2" office:value-type="string" office:string-value="" calcext:value-type="error">
            <text:p>#DIV/0!</text:p>
          </table:table-cell>
          <table:table-cell table:formula="of:=0.5*[.QG12]*(([.QG6]-[.QF6])/([.QG1]-[.QF1]))^2" office:value-type="string" office:string-value="" calcext:value-type="error">
            <text:p>#DIV/0!</text:p>
          </table:table-cell>
          <table:table-cell table:formula="of:=0.5*[.QH12]*(([.QH6]-[.QG6])/([.QH1]-[.QG1]))^2" office:value-type="string" office:string-value="" calcext:value-type="error">
            <text:p>#DIV/0!</text:p>
          </table:table-cell>
          <table:table-cell table:formula="of:=0.5*[.QI12]*(([.QI6]-[.QH6])/([.QI1]-[.QH1]))^2" office:value-type="string" office:string-value="" calcext:value-type="error">
            <text:p>#DIV/0!</text:p>
          </table:table-cell>
          <table:table-cell table:formula="of:=0.5*[.QJ12]*(([.QJ6]-[.QI6])/([.QJ1]-[.QI1]))^2" office:value-type="string" office:string-value="" calcext:value-type="error">
            <text:p>#DIV/0!</text:p>
          </table:table-cell>
          <table:table-cell table:formula="of:=0.5*[.QK12]*(([.QK6]-[.QJ6])/([.QK1]-[.QJ1]))^2" office:value-type="string" office:string-value="" calcext:value-type="error">
            <text:p>#DIV/0!</text:p>
          </table:table-cell>
          <table:table-cell table:formula="of:=0.5*[.QL12]*(([.QL6]-[.QK6])/([.QL1]-[.QK1]))^2" office:value-type="string" office:string-value="" calcext:value-type="error">
            <text:p>#DIV/0!</text:p>
          </table:table-cell>
          <table:table-cell table:formula="of:=0.5*[.QM12]*(([.QM6]-[.QL6])/([.QM1]-[.QL1]))^2" office:value-type="string" office:string-value="" calcext:value-type="error">
            <text:p>#DIV/0!</text:p>
          </table:table-cell>
          <table:table-cell table:formula="of:=0.5*[.QN12]*(([.QN6]-[.QM6])/([.QN1]-[.QM1]))^2" office:value-type="string" office:string-value="" calcext:value-type="error">
            <text:p>#DIV/0!</text:p>
          </table:table-cell>
          <table:table-cell table:formula="of:=0.5*[.QO12]*(([.QO6]-[.QN6])/([.QO1]-[.QN1]))^2" office:value-type="string" office:string-value="" calcext:value-type="error">
            <text:p>#DIV/0!</text:p>
          </table:table-cell>
          <table:table-cell table:formula="of:=0.5*[.QP12]*(([.QP6]-[.QO6])/([.QP1]-[.QO1]))^2" office:value-type="string" office:string-value="" calcext:value-type="error">
            <text:p>#DIV/0!</text:p>
          </table:table-cell>
          <table:table-cell table:formula="of:=0.5*[.QQ12]*(([.QQ6]-[.QP6])/([.QQ1]-[.QP1]))^2" office:value-type="string" office:string-value="" calcext:value-type="error">
            <text:p>#DIV/0!</text:p>
          </table:table-cell>
          <table:table-cell table:formula="of:=0.5*[.QR12]*(([.QR6]-[.QQ6])/([.QR1]-[.QQ1]))^2" office:value-type="string" office:string-value="" calcext:value-type="error">
            <text:p>#DIV/0!</text:p>
          </table:table-cell>
          <table:table-cell table:formula="of:=0.5*[.QS12]*(([.QS6]-[.QR6])/([.QS1]-[.QR1]))^2" office:value-type="string" office:string-value="" calcext:value-type="error">
            <text:p>#DIV/0!</text:p>
          </table:table-cell>
          <table:table-cell table:formula="of:=0.5*[.QT12]*(([.QT6]-[.QS6])/([.QT1]-[.QS1]))^2" office:value-type="string" office:string-value="" calcext:value-type="error">
            <text:p>#DIV/0!</text:p>
          </table:table-cell>
          <table:table-cell table:formula="of:=0.5*[.QU12]*(([.QU6]-[.QT6])/([.QU1]-[.QT1]))^2" office:value-type="string" office:string-value="" calcext:value-type="error">
            <text:p>#DIV/0!</text:p>
          </table:table-cell>
          <table:table-cell table:formula="of:=0.5*[.QV12]*(([.QV6]-[.QU6])/([.QV1]-[.QU1]))^2" office:value-type="string" office:string-value="" calcext:value-type="error">
            <text:p>#DIV/0!</text:p>
          </table:table-cell>
          <table:table-cell table:formula="of:=0.5*[.QW12]*(([.QW6]-[.QV6])/([.QW1]-[.QV1]))^2" office:value-type="string" office:string-value="" calcext:value-type="error">
            <text:p>#DIV/0!</text:p>
          </table:table-cell>
          <table:table-cell table:formula="of:=0.5*[.QX12]*(([.QX6]-[.QW6])/([.QX1]-[.QW1]))^2" office:value-type="string" office:string-value="" calcext:value-type="error">
            <text:p>#DIV/0!</text:p>
          </table:table-cell>
          <table:table-cell table:formula="of:=0.5*[.QY12]*(([.QY6]-[.QX6])/([.QY1]-[.QX1]))^2" office:value-type="string" office:string-value="" calcext:value-type="error">
            <text:p>#DIV/0!</text:p>
          </table:table-cell>
          <table:table-cell table:formula="of:=0.5*[.QZ12]*(([.QZ6]-[.QY6])/([.QZ1]-[.QY1]))^2" office:value-type="string" office:string-value="" calcext:value-type="error">
            <text:p>#DIV/0!</text:p>
          </table:table-cell>
          <table:table-cell table:formula="of:=0.5*[.RA12]*(([.RA6]-[.QZ6])/([.RA1]-[.QZ1]))^2" office:value-type="string" office:string-value="" calcext:value-type="error">
            <text:p>#DIV/0!</text:p>
          </table:table-cell>
          <table:table-cell table:formula="of:=0.5*[.RB12]*(([.RB6]-[.RA6])/([.RB1]-[.RA1]))^2" office:value-type="string" office:string-value="" calcext:value-type="error">
            <text:p>#DIV/0!</text:p>
          </table:table-cell>
          <table:table-cell table:formula="of:=0.5*[.RC12]*(([.RC6]-[.RB6])/([.RC1]-[.RB1]))^2" office:value-type="string" office:string-value="" calcext:value-type="error">
            <text:p>#DIV/0!</text:p>
          </table:table-cell>
          <table:table-cell table:formula="of:=0.5*[.RD12]*(([.RD6]-[.RC6])/([.RD1]-[.RC1]))^2" office:value-type="string" office:string-value="" calcext:value-type="error">
            <text:p>#DIV/0!</text:p>
          </table:table-cell>
          <table:table-cell table:formula="of:=0.5*[.RE12]*(([.RE6]-[.RD6])/([.RE1]-[.RD1]))^2" office:value-type="string" office:string-value="" calcext:value-type="error">
            <text:p>#DIV/0!</text:p>
          </table:table-cell>
          <table:table-cell table:formula="of:=0.5*[.RF12]*(([.RF6]-[.RE6])/([.RF1]-[.RE1]))^2" office:value-type="string" office:string-value="" calcext:value-type="error">
            <text:p>#DIV/0!</text:p>
          </table:table-cell>
          <table:table-cell table:formula="of:=0.5*[.RG12]*(([.RG6]-[.RF6])/([.RG1]-[.RF1]))^2" office:value-type="string" office:string-value="" calcext:value-type="error">
            <text:p>#DIV/0!</text:p>
          </table:table-cell>
          <table:table-cell table:formula="of:=0.5*[.RH12]*(([.RH6]-[.RG6])/([.RH1]-[.RG1]))^2" office:value-type="string" office:string-value="" calcext:value-type="error">
            <text:p>#DIV/0!</text:p>
          </table:table-cell>
          <table:table-cell table:formula="of:=0.5*[.RI12]*(([.RI6]-[.RH6])/([.RI1]-[.RH1]))^2" office:value-type="string" office:string-value="" calcext:value-type="error">
            <text:p>#DIV/0!</text:p>
          </table:table-cell>
          <table:table-cell table:formula="of:=0.5*[.RJ12]*(([.RJ6]-[.RI6])/([.RJ1]-[.RI1]))^2" office:value-type="string" office:string-value="" calcext:value-type="error">
            <text:p>#DIV/0!</text:p>
          </table:table-cell>
          <table:table-cell table:formula="of:=0.5*[.RK12]*(([.RK6]-[.RJ6])/([.RK1]-[.RJ1]))^2" office:value-type="string" office:string-value="" calcext:value-type="error">
            <text:p>#DIV/0!</text:p>
          </table:table-cell>
          <table:table-cell table:formula="of:=0.5*[.RL12]*(([.RL6]-[.RK6])/([.RL1]-[.RK1]))^2" office:value-type="string" office:string-value="" calcext:value-type="error">
            <text:p>#DIV/0!</text:p>
          </table:table-cell>
          <table:table-cell table:formula="of:=0.5*[.RM12]*(([.RM6]-[.RL6])/([.RM1]-[.RL1]))^2" office:value-type="string" office:string-value="" calcext:value-type="error">
            <text:p>#DIV/0!</text:p>
          </table:table-cell>
          <table:table-cell table:formula="of:=0.5*[.RN12]*(([.RN6]-[.RM6])/([.RN1]-[.RM1]))^2" office:value-type="string" office:string-value="" calcext:value-type="error">
            <text:p>#DIV/0!</text:p>
          </table:table-cell>
          <table:table-cell table:formula="of:=0.5*[.RO12]*(([.RO6]-[.RN6])/([.RO1]-[.RN1]))^2" office:value-type="string" office:string-value="" calcext:value-type="error">
            <text:p>#DIV/0!</text:p>
          </table:table-cell>
          <table:table-cell table:formula="of:=0.5*[.RP12]*(([.RP6]-[.RO6])/([.RP1]-[.RO1]))^2" office:value-type="string" office:string-value="" calcext:value-type="error">
            <text:p>#DIV/0!</text:p>
          </table:table-cell>
          <table:table-cell table:formula="of:=0.5*[.RQ12]*(([.RQ6]-[.RP6])/([.RQ1]-[.RP1]))^2" office:value-type="string" office:string-value="" calcext:value-type="error">
            <text:p>#DIV/0!</text:p>
          </table:table-cell>
          <table:table-cell table:formula="of:=0.5*[.RR12]*(([.RR6]-[.RQ6])/([.RR1]-[.RQ1]))^2" office:value-type="string" office:string-value="" calcext:value-type="error">
            <text:p>#DIV/0!</text:p>
          </table:table-cell>
          <table:table-cell table:formula="of:=0.5*[.RS12]*(([.RS6]-[.RR6])/([.RS1]-[.RR1]))^2" office:value-type="string" office:string-value="" calcext:value-type="error">
            <text:p>#DIV/0!</text:p>
          </table:table-cell>
          <table:table-cell table:formula="of:=0.5*[.RT12]*(([.RT6]-[.RS6])/([.RT1]-[.RS1]))^2" office:value-type="string" office:string-value="" calcext:value-type="error">
            <text:p>#DIV/0!</text:p>
          </table:table-cell>
          <table:table-cell table:formula="of:=0.5*[.RU12]*(([.RU6]-[.RT6])/([.RU1]-[.RT1]))^2" office:value-type="string" office:string-value="" calcext:value-type="error">
            <text:p>#DIV/0!</text:p>
          </table:table-cell>
          <table:table-cell table:formula="of:=0.5*[.RV12]*(([.RV6]-[.RU6])/([.RV1]-[.RU1]))^2" office:value-type="string" office:string-value="" calcext:value-type="error">
            <text:p>#DIV/0!</text:p>
          </table:table-cell>
          <table:table-cell table:formula="of:=0.5*[.RW12]*(([.RW6]-[.RV6])/([.RW1]-[.RV1]))^2" office:value-type="string" office:string-value="" calcext:value-type="error">
            <text:p>#DIV/0!</text:p>
          </table:table-cell>
          <table:table-cell table:formula="of:=0.5*[.RX12]*(([.RX6]-[.RW6])/([.RX1]-[.RW1]))^2" office:value-type="string" office:string-value="" calcext:value-type="error">
            <text:p>#DIV/0!</text:p>
          </table:table-cell>
          <table:table-cell table:formula="of:=0.5*[.RY12]*(([.RY6]-[.RX6])/([.RY1]-[.RX1]))^2" office:value-type="string" office:string-value="" calcext:value-type="error">
            <text:p>#DIV/0!</text:p>
          </table:table-cell>
          <table:table-cell table:formula="of:=0.5*[.RZ12]*(([.RZ6]-[.RY6])/([.RZ1]-[.RY1]))^2" office:value-type="string" office:string-value="" calcext:value-type="error">
            <text:p>#DIV/0!</text:p>
          </table:table-cell>
          <table:table-cell table:formula="of:=0.5*[.SA12]*(([.SA6]-[.RZ6])/([.SA1]-[.RZ1]))^2" office:value-type="string" office:string-value="" calcext:value-type="error">
            <text:p>#DIV/0!</text:p>
          </table:table-cell>
          <table:table-cell table:formula="of:=0.5*[.SB12]*(([.SB6]-[.SA6])/([.SB1]-[.SA1]))^2" office:value-type="string" office:string-value="" calcext:value-type="error">
            <text:p>#DIV/0!</text:p>
          </table:table-cell>
          <table:table-cell table:formula="of:=0.5*[.SC12]*(([.SC6]-[.SB6])/([.SC1]-[.SB1]))^2" office:value-type="string" office:string-value="" calcext:value-type="error">
            <text:p>#DIV/0!</text:p>
          </table:table-cell>
          <table:table-cell table:formula="of:=0.5*[.SD12]*(([.SD6]-[.SC6])/([.SD1]-[.SC1]))^2" office:value-type="string" office:string-value="" calcext:value-type="error">
            <text:p>#DIV/0!</text:p>
          </table:table-cell>
          <table:table-cell table:formula="of:=0.5*[.SE12]*(([.SE6]-[.SD6])/([.SE1]-[.SD1]))^2" office:value-type="string" office:string-value="" calcext:value-type="error">
            <text:p>#DIV/0!</text:p>
          </table:table-cell>
          <table:table-cell table:formula="of:=0.5*[.SF12]*(([.SF6]-[.SE6])/([.SF1]-[.SE1]))^2" office:value-type="string" office:string-value="" calcext:value-type="error">
            <text:p>#DIV/0!</text:p>
          </table:table-cell>
          <table:table-cell table:formula="of:=0.5*[.SG12]*(([.SG6]-[.SF6])/([.SG1]-[.SF1]))^2" office:value-type="string" office:string-value="" calcext:value-type="error">
            <text:p>#DIV/0!</text:p>
          </table:table-cell>
          <table:table-cell table:formula="of:=0.5*[.SH12]*(([.SH6]-[.SG6])/([.SH1]-[.SG1]))^2" office:value-type="string" office:string-value="" calcext:value-type="error">
            <text:p>#DIV/0!</text:p>
          </table:table-cell>
          <table:table-cell table:formula="of:=0.5*[.SI12]*(([.SI6]-[.SH6])/([.SI1]-[.SH1]))^2" office:value-type="string" office:string-value="" calcext:value-type="error">
            <text:p>#DIV/0!</text:p>
          </table:table-cell>
          <table:table-cell table:formula="of:=0.5*[.SJ12]*(([.SJ6]-[.SI6])/([.SJ1]-[.SI1]))^2" office:value-type="string" office:string-value="" calcext:value-type="error">
            <text:p>#DIV/0!</text:p>
          </table:table-cell>
          <table:table-cell table:formula="of:=0.5*[.SK12]*(([.SK6]-[.SJ6])/([.SK1]-[.SJ1]))^2" office:value-type="string" office:string-value="" calcext:value-type="error">
            <text:p>#DIV/0!</text:p>
          </table:table-cell>
          <table:table-cell table:formula="of:=0.5*[.SL12]*(([.SL6]-[.SK6])/([.SL1]-[.SK1]))^2" office:value-type="string" office:string-value="" calcext:value-type="error">
            <text:p>#DIV/0!</text:p>
          </table:table-cell>
          <table:table-cell table:formula="of:=0.5*[.SM12]*(([.SM6]-[.SL6])/([.SM1]-[.SL1]))^2" office:value-type="string" office:string-value="" calcext:value-type="error">
            <text:p>#DIV/0!</text:p>
          </table:table-cell>
          <table:table-cell table:formula="of:=0.5*[.SN12]*(([.SN6]-[.SM6])/([.SN1]-[.SM1]))^2" office:value-type="string" office:string-value="" calcext:value-type="error">
            <text:p>#DIV/0!</text:p>
          </table:table-cell>
          <table:table-cell table:formula="of:=0.5*[.SO12]*(([.SO6]-[.SN6])/([.SO1]-[.SN1]))^2" office:value-type="string" office:string-value="" calcext:value-type="error">
            <text:p>#DIV/0!</text:p>
          </table:table-cell>
          <table:table-cell table:formula="of:=0.5*[.SP12]*(([.SP6]-[.SO6])/([.SP1]-[.SO1]))^2" office:value-type="string" office:string-value="" calcext:value-type="error">
            <text:p>#DIV/0!</text:p>
          </table:table-cell>
          <table:table-cell table:formula="of:=0.5*[.SQ12]*(([.SQ6]-[.SP6])/([.SQ1]-[.SP1]))^2" office:value-type="string" office:string-value="" calcext:value-type="error">
            <text:p>#DIV/0!</text:p>
          </table:table-cell>
          <table:table-cell table:formula="of:=0.5*[.SR12]*(([.SR6]-[.SQ6])/([.SR1]-[.SQ1]))^2" office:value-type="string" office:string-value="" calcext:value-type="error">
            <text:p>#DIV/0!</text:p>
          </table:table-cell>
          <table:table-cell table:formula="of:=0.5*[.SS12]*(([.SS6]-[.SR6])/([.SS1]-[.SR1]))^2" office:value-type="string" office:string-value="" calcext:value-type="error">
            <text:p>#DIV/0!</text:p>
          </table:table-cell>
          <table:table-cell table:formula="of:=0.5*[.ST12]*(([.ST6]-[.SS6])/([.ST1]-[.SS1]))^2" office:value-type="string" office:string-value="" calcext:value-type="error">
            <text:p>#DIV/0!</text:p>
          </table:table-cell>
          <table:table-cell table:formula="of:=0.5*[.SU12]*(([.SU6]-[.ST6])/([.SU1]-[.ST1]))^2" office:value-type="string" office:string-value="" calcext:value-type="error">
            <text:p>#DIV/0!</text:p>
          </table:table-cell>
          <table:table-cell table:formula="of:=0.5*[.SV12]*(([.SV6]-[.SU6])/([.SV1]-[.SU1]))^2" office:value-type="string" office:string-value="" calcext:value-type="error">
            <text:p>#DIV/0!</text:p>
          </table:table-cell>
          <table:table-cell table:formula="of:=0.5*[.SW12]*(([.SW6]-[.SV6])/([.SW1]-[.SV1]))^2" office:value-type="string" office:string-value="" calcext:value-type="error">
            <text:p>#DIV/0!</text:p>
          </table:table-cell>
          <table:table-cell table:formula="of:=0.5*[.SX12]*(([.SX6]-[.SW6])/([.SX1]-[.SW1]))^2" office:value-type="string" office:string-value="" calcext:value-type="error">
            <text:p>#DIV/0!</text:p>
          </table:table-cell>
          <table:table-cell table:formula="of:=0.5*[.SY12]*(([.SY6]-[.SX6])/([.SY1]-[.SX1]))^2" office:value-type="string" office:string-value="" calcext:value-type="error">
            <text:p>#DIV/0!</text:p>
          </table:table-cell>
          <table:table-cell table:formula="of:=0.5*[.SZ12]*(([.SZ6]-[.SY6])/([.SZ1]-[.SY1]))^2" office:value-type="string" office:string-value="" calcext:value-type="error">
            <text:p>#DIV/0!</text:p>
          </table:table-cell>
          <table:table-cell table:formula="of:=0.5*[.TA12]*(([.TA6]-[.SZ6])/([.TA1]-[.SZ1]))^2" office:value-type="string" office:string-value="" calcext:value-type="error">
            <text:p>#DIV/0!</text:p>
          </table:table-cell>
          <table:table-cell table:formula="of:=0.5*[.TB12]*(([.TB6]-[.TA6])/([.TB1]-[.TA1]))^2" office:value-type="string" office:string-value="" calcext:value-type="error">
            <text:p>#DIV/0!</text:p>
          </table:table-cell>
          <table:table-cell table:formula="of:=0.5*[.TC12]*(([.TC6]-[.TB6])/([.TC1]-[.TB1]))^2" office:value-type="string" office:string-value="" calcext:value-type="error">
            <text:p>#DIV/0!</text:p>
          </table:table-cell>
          <table:table-cell table:formula="of:=0.5*[.TD12]*(([.TD6]-[.TC6])/([.TD1]-[.TC1]))^2" office:value-type="string" office:string-value="" calcext:value-type="error">
            <text:p>#DIV/0!</text:p>
          </table:table-cell>
          <table:table-cell table:formula="of:=0.5*[.TE12]*(([.TE6]-[.TD6])/([.TE1]-[.TD1]))^2" office:value-type="string" office:string-value="" calcext:value-type="error">
            <text:p>#DIV/0!</text:p>
          </table:table-cell>
          <table:table-cell table:formula="of:=0.5*[.TF12]*(([.TF6]-[.TE6])/([.TF1]-[.TE1]))^2" office:value-type="string" office:string-value="" calcext:value-type="error">
            <text:p>#DIV/0!</text:p>
          </table:table-cell>
          <table:table-cell table:formula="of:=0.5*[.TG12]*(([.TG6]-[.TF6])/([.TG1]-[.TF1]))^2" office:value-type="string" office:string-value="" calcext:value-type="error">
            <text:p>#DIV/0!</text:p>
          </table:table-cell>
          <table:table-cell table:formula="of:=0.5*[.TH12]*(([.TH6]-[.TG6])/([.TH1]-[.TG1]))^2" office:value-type="string" office:string-value="" calcext:value-type="error">
            <text:p>#DIV/0!</text:p>
          </table:table-cell>
          <table:table-cell table:formula="of:=0.5*[.TI12]*(([.TI6]-[.TH6])/([.TI1]-[.TH1]))^2" office:value-type="string" office:string-value="" calcext:value-type="error">
            <text:p>#DIV/0!</text:p>
          </table:table-cell>
          <table:table-cell table:formula="of:=0.5*[.TJ12]*(([.TJ6]-[.TI6])/([.TJ1]-[.TI1]))^2" office:value-type="string" office:string-value="" calcext:value-type="error">
            <text:p>#DIV/0!</text:p>
          </table:table-cell>
          <table:table-cell table:formula="of:=0.5*[.TK12]*(([.TK6]-[.TJ6])/([.TK1]-[.TJ1]))^2" office:value-type="string" office:string-value="" calcext:value-type="error">
            <text:p>#DIV/0!</text:p>
          </table:table-cell>
          <table:table-cell table:formula="of:=0.5*[.TL12]*(([.TL6]-[.TK6])/([.TL1]-[.TK1]))^2" office:value-type="string" office:string-value="" calcext:value-type="error">
            <text:p>#DIV/0!</text:p>
          </table:table-cell>
          <table:table-cell table:formula="of:=0.5*[.TM12]*(([.TM6]-[.TL6])/([.TM1]-[.TL1]))^2" office:value-type="string" office:string-value="" calcext:value-type="error">
            <text:p>#DIV/0!</text:p>
          </table:table-cell>
          <table:table-cell table:formula="of:=0.5*[.TN12]*(([.TN6]-[.TM6])/([.TN1]-[.TM1]))^2" office:value-type="string" office:string-value="" calcext:value-type="error">
            <text:p>#DIV/0!</text:p>
          </table:table-cell>
          <table:table-cell table:formula="of:=0.5*[.TO12]*(([.TO6]-[.TN6])/([.TO1]-[.TN1]))^2" office:value-type="string" office:string-value="" calcext:value-type="error">
            <text:p>#DIV/0!</text:p>
          </table:table-cell>
          <table:table-cell table:formula="of:=0.5*[.TP12]*(([.TP6]-[.TO6])/([.TP1]-[.TO1]))^2" office:value-type="string" office:string-value="" calcext:value-type="error">
            <text:p>#DIV/0!</text:p>
          </table:table-cell>
          <table:table-cell table:formula="of:=0.5*[.TQ12]*(([.TQ6]-[.TP6])/([.TQ1]-[.TP1]))^2" office:value-type="string" office:string-value="" calcext:value-type="error">
            <text:p>#DIV/0!</text:p>
          </table:table-cell>
          <table:table-cell table:formula="of:=0.5*[.TR12]*(([.TR6]-[.TQ6])/([.TR1]-[.TQ1]))^2" office:value-type="string" office:string-value="" calcext:value-type="error">
            <text:p>#DIV/0!</text:p>
          </table:table-cell>
          <table:table-cell table:formula="of:=0.5*[.TS12]*(([.TS6]-[.TR6])/([.TS1]-[.TR1]))^2" office:value-type="string" office:string-value="" calcext:value-type="error">
            <text:p>#DIV/0!</text:p>
          </table:table-cell>
          <table:table-cell table:formula="of:=0.5*[.TT12]*(([.TT6]-[.TS6])/([.TT1]-[.TS1]))^2" office:value-type="string" office:string-value="" calcext:value-type="error">
            <text:p>#DIV/0!</text:p>
          </table:table-cell>
          <table:table-cell table:formula="of:=0.5*[.TU12]*(([.TU6]-[.TT6])/([.TU1]-[.TT1]))^2" office:value-type="string" office:string-value="" calcext:value-type="error">
            <text:p>#DIV/0!</text:p>
          </table:table-cell>
          <table:table-cell table:formula="of:=0.5*[.TV12]*(([.TV6]-[.TU6])/([.TV1]-[.TU1]))^2" office:value-type="string" office:string-value="" calcext:value-type="error">
            <text:p>#DIV/0!</text:p>
          </table:table-cell>
          <table:table-cell table:formula="of:=0.5*[.TW12]*(([.TW6]-[.TV6])/([.TW1]-[.TV1]))^2" office:value-type="string" office:string-value="" calcext:value-type="error">
            <text:p>#DIV/0!</text:p>
          </table:table-cell>
          <table:table-cell table:formula="of:=0.5*[.TX12]*(([.TX6]-[.TW6])/([.TX1]-[.TW1]))^2" office:value-type="string" office:string-value="" calcext:value-type="error">
            <text:p>#DIV/0!</text:p>
          </table:table-cell>
          <table:table-cell table:formula="of:=0.5*[.TY12]*(([.TY6]-[.TX6])/([.TY1]-[.TX1]))^2" office:value-type="string" office:string-value="" calcext:value-type="error">
            <text:p>#DIV/0!</text:p>
          </table:table-cell>
          <table:table-cell table:formula="of:=0.5*[.TZ12]*(([.TZ6]-[.TY6])/([.TZ1]-[.TY1]))^2" office:value-type="string" office:string-value="" calcext:value-type="error">
            <text:p>#DIV/0!</text:p>
          </table:table-cell>
          <table:table-cell table:formula="of:=0.5*[.UA12]*(([.UA6]-[.TZ6])/([.UA1]-[.TZ1]))^2" office:value-type="string" office:string-value="" calcext:value-type="error">
            <text:p>#DIV/0!</text:p>
          </table:table-cell>
          <table:table-cell table:formula="of:=0.5*[.UB12]*(([.UB6]-[.UA6])/([.UB1]-[.UA1]))^2" office:value-type="string" office:string-value="" calcext:value-type="error">
            <text:p>#DIV/0!</text:p>
          </table:table-cell>
          <table:table-cell table:formula="of:=0.5*[.UC12]*(([.UC6]-[.UB6])/([.UC1]-[.UB1]))^2" office:value-type="string" office:string-value="" calcext:value-type="error">
            <text:p>#DIV/0!</text:p>
          </table:table-cell>
          <table:table-cell table:formula="of:=0.5*[.UD12]*(([.UD6]-[.UC6])/([.UD1]-[.UC1]))^2" office:value-type="string" office:string-value="" calcext:value-type="error">
            <text:p>#DIV/0!</text:p>
          </table:table-cell>
          <table:table-cell table:formula="of:=0.5*[.UE12]*(([.UE6]-[.UD6])/([.UE1]-[.UD1]))^2" office:value-type="string" office:string-value="" calcext:value-type="error">
            <text:p>#DIV/0!</text:p>
          </table:table-cell>
          <table:table-cell table:formula="of:=0.5*[.UF12]*(([.UF6]-[.UE6])/([.UF1]-[.UE1]))^2" office:value-type="string" office:string-value="" calcext:value-type="error">
            <text:p>#DIV/0!</text:p>
          </table:table-cell>
          <table:table-cell table:formula="of:=0.5*[.UG12]*(([.UG6]-[.UF6])/([.UG1]-[.UF1]))^2" office:value-type="string" office:string-value="" calcext:value-type="error">
            <text:p>#DIV/0!</text:p>
          </table:table-cell>
          <table:table-cell table:formula="of:=0.5*[.UH12]*(([.UH6]-[.UG6])/([.UH1]-[.UG1]))^2" office:value-type="string" office:string-value="" calcext:value-type="error">
            <text:p>#DIV/0!</text:p>
          </table:table-cell>
          <table:table-cell table:formula="of:=0.5*[.UI12]*(([.UI6]-[.UH6])/([.UI1]-[.UH1]))^2" office:value-type="string" office:string-value="" calcext:value-type="error">
            <text:p>#DIV/0!</text:p>
          </table:table-cell>
          <table:table-cell table:formula="of:=0.5*[.UJ12]*(([.UJ6]-[.UI6])/([.UJ1]-[.UI1]))^2" office:value-type="string" office:string-value="" calcext:value-type="error">
            <text:p>#DIV/0!</text:p>
          </table:table-cell>
          <table:table-cell table:formula="of:=0.5*[.UK12]*(([.UK6]-[.UJ6])/([.UK1]-[.UJ1]))^2" office:value-type="string" office:string-value="" calcext:value-type="error">
            <text:p>#DIV/0!</text:p>
          </table:table-cell>
          <table:table-cell table:formula="of:=0.5*[.UL12]*(([.UL6]-[.UK6])/([.UL1]-[.UK1]))^2" office:value-type="string" office:string-value="" calcext:value-type="error">
            <text:p>#DIV/0!</text:p>
          </table:table-cell>
          <table:table-cell table:formula="of:=0.5*[.UM12]*(([.UM6]-[.UL6])/([.UM1]-[.UL1]))^2" office:value-type="string" office:string-value="" calcext:value-type="error">
            <text:p>#DIV/0!</text:p>
          </table:table-cell>
          <table:table-cell table:formula="of:=0.5*[.UN12]*(([.UN6]-[.UM6])/([.UN1]-[.UM1]))^2" office:value-type="string" office:string-value="" calcext:value-type="error">
            <text:p>#DIV/0!</text:p>
          </table:table-cell>
          <table:table-cell table:formula="of:=0.5*[.UO12]*(([.UO6]-[.UN6])/([.UO1]-[.UN1]))^2" office:value-type="string" office:string-value="" calcext:value-type="error">
            <text:p>#DIV/0!</text:p>
          </table:table-cell>
          <table:table-cell table:formula="of:=0.5*[.UP12]*(([.UP6]-[.UO6])/([.UP1]-[.UO1]))^2" office:value-type="string" office:string-value="" calcext:value-type="error">
            <text:p>#DIV/0!</text:p>
          </table:table-cell>
          <table:table-cell table:formula="of:=0.5*[.UQ12]*(([.UQ6]-[.UP6])/([.UQ1]-[.UP1]))^2" office:value-type="string" office:string-value="" calcext:value-type="error">
            <text:p>#DIV/0!</text:p>
          </table:table-cell>
          <table:table-cell table:formula="of:=0.5*[.UR12]*(([.UR6]-[.UQ6])/([.UR1]-[.UQ1]))^2" office:value-type="string" office:string-value="" calcext:value-type="error">
            <text:p>#DIV/0!</text:p>
          </table:table-cell>
          <table:table-cell table:formula="of:=0.5*[.US12]*(([.US6]-[.UR6])/([.US1]-[.UR1]))^2" office:value-type="string" office:string-value="" calcext:value-type="error">
            <text:p>#DIV/0!</text:p>
          </table:table-cell>
          <table:table-cell table:formula="of:=0.5*[.UT12]*(([.UT6]-[.US6])/([.UT1]-[.US1]))^2" office:value-type="string" office:string-value="" calcext:value-type="error">
            <text:p>#DIV/0!</text:p>
          </table:table-cell>
          <table:table-cell table:formula="of:=0.5*[.UU12]*(([.UU6]-[.UT6])/([.UU1]-[.UT1]))^2" office:value-type="string" office:string-value="" calcext:value-type="error">
            <text:p>#DIV/0!</text:p>
          </table:table-cell>
          <table:table-cell table:formula="of:=0.5*[.UV12]*(([.UV6]-[.UU6])/([.UV1]-[.UU1]))^2" office:value-type="string" office:string-value="" calcext:value-type="error">
            <text:p>#DIV/0!</text:p>
          </table:table-cell>
          <table:table-cell table:formula="of:=0.5*[.UW12]*(([.UW6]-[.UV6])/([.UW1]-[.UV1]))^2" office:value-type="string" office:string-value="" calcext:value-type="error">
            <text:p>#DIV/0!</text:p>
          </table:table-cell>
          <table:table-cell table:formula="of:=0.5*[.UX12]*(([.UX6]-[.UW6])/([.UX1]-[.UW1]))^2" office:value-type="string" office:string-value="" calcext:value-type="error">
            <text:p>#DIV/0!</text:p>
          </table:table-cell>
          <table:table-cell table:formula="of:=0.5*[.UY12]*(([.UY6]-[.UX6])/([.UY1]-[.UX1]))^2" office:value-type="string" office:string-value="" calcext:value-type="error">
            <text:p>#DIV/0!</text:p>
          </table:table-cell>
          <table:table-cell table:formula="of:=0.5*[.UZ12]*(([.UZ6]-[.UY6])/([.UZ1]-[.UY1]))^2" office:value-type="string" office:string-value="" calcext:value-type="error">
            <text:p>#DIV/0!</text:p>
          </table:table-cell>
          <table:table-cell table:formula="of:=0.5*[.VA12]*(([.VA6]-[.UZ6])/([.VA1]-[.UZ1]))^2" office:value-type="string" office:string-value="" calcext:value-type="error">
            <text:p>#DIV/0!</text:p>
          </table:table-cell>
          <table:table-cell table:formula="of:=0.5*[.VB12]*(([.VB6]-[.VA6])/([.VB1]-[.VA1]))^2" office:value-type="string" office:string-value="" calcext:value-type="error">
            <text:p>#DIV/0!</text:p>
          </table:table-cell>
          <table:table-cell table:formula="of:=0.5*[.VC12]*(([.VC6]-[.VB6])/([.VC1]-[.VB1]))^2" office:value-type="string" office:string-value="" calcext:value-type="error">
            <text:p>#DIV/0!</text:p>
          </table:table-cell>
          <table:table-cell table:formula="of:=0.5*[.VD12]*(([.VD6]-[.VC6])/([.VD1]-[.VC1]))^2" office:value-type="string" office:string-value="" calcext:value-type="error">
            <text:p>#DIV/0!</text:p>
          </table:table-cell>
          <table:table-cell table:formula="of:=0.5*[.VE12]*(([.VE6]-[.VD6])/([.VE1]-[.VD1]))^2" office:value-type="string" office:string-value="" calcext:value-type="error">
            <text:p>#DIV/0!</text:p>
          </table:table-cell>
          <table:table-cell table:formula="of:=0.5*[.VF12]*(([.VF6]-[.VE6])/([.VF1]-[.VE1]))^2" office:value-type="string" office:string-value="" calcext:value-type="error">
            <text:p>#DIV/0!</text:p>
          </table:table-cell>
          <table:table-cell table:formula="of:=0.5*[.VG12]*(([.VG6]-[.VF6])/([.VG1]-[.VF1]))^2" office:value-type="string" office:string-value="" calcext:value-type="error">
            <text:p>#DIV/0!</text:p>
          </table:table-cell>
          <table:table-cell table:formula="of:=0.5*[.VH12]*(([.VH6]-[.VG6])/([.VH1]-[.VG1]))^2" office:value-type="string" office:string-value="" calcext:value-type="error">
            <text:p>#DIV/0!</text:p>
          </table:table-cell>
          <table:table-cell table:formula="of:=0.5*[.VI12]*(([.VI6]-[.VH6])/([.VI1]-[.VH1]))^2" office:value-type="string" office:string-value="" calcext:value-type="error">
            <text:p>#DIV/0!</text:p>
          </table:table-cell>
          <table:table-cell table:formula="of:=0.5*[.VJ12]*(([.VJ6]-[.VI6])/([.VJ1]-[.VI1]))^2" office:value-type="string" office:string-value="" calcext:value-type="error">
            <text:p>#DIV/0!</text:p>
          </table:table-cell>
          <table:table-cell table:formula="of:=0.5*[.VK12]*(([.VK6]-[.VJ6])/([.VK1]-[.VJ1]))^2" office:value-type="string" office:string-value="" calcext:value-type="error">
            <text:p>#DIV/0!</text:p>
          </table:table-cell>
          <table:table-cell table:formula="of:=0.5*[.VL12]*(([.VL6]-[.VK6])/([.VL1]-[.VK1]))^2" office:value-type="string" office:string-value="" calcext:value-type="error">
            <text:p>#DIV/0!</text:p>
          </table:table-cell>
          <table:table-cell table:formula="of:=0.5*[.VM12]*(([.VM6]-[.VL6])/([.VM1]-[.VL1]))^2" office:value-type="string" office:string-value="" calcext:value-type="error">
            <text:p>#DIV/0!</text:p>
          </table:table-cell>
          <table:table-cell table:formula="of:=0.5*[.VN12]*(([.VN6]-[.VM6])/([.VN1]-[.VM1]))^2" office:value-type="string" office:string-value="" calcext:value-type="error">
            <text:p>#DIV/0!</text:p>
          </table:table-cell>
          <table:table-cell table:formula="of:=0.5*[.VO12]*(([.VO6]-[.VN6])/([.VO1]-[.VN1]))^2" office:value-type="string" office:string-value="" calcext:value-type="error">
            <text:p>#DIV/0!</text:p>
          </table:table-cell>
          <table:table-cell table:formula="of:=0.5*[.VP12]*(([.VP6]-[.VO6])/([.VP1]-[.VO1]))^2" office:value-type="string" office:string-value="" calcext:value-type="error">
            <text:p>#DIV/0!</text:p>
          </table:table-cell>
          <table:table-cell table:formula="of:=0.5*[.VQ12]*(([.VQ6]-[.VP6])/([.VQ1]-[.VP1]))^2" office:value-type="string" office:string-value="" calcext:value-type="error">
            <text:p>#DIV/0!</text:p>
          </table:table-cell>
          <table:table-cell table:formula="of:=0.5*[.VR12]*(([.VR6]-[.VQ6])/([.VR1]-[.VQ1]))^2" office:value-type="string" office:string-value="" calcext:value-type="error">
            <text:p>#DIV/0!</text:p>
          </table:table-cell>
          <table:table-cell table:formula="of:=0.5*[.VS12]*(([.VS6]-[.VR6])/([.VS1]-[.VR1]))^2" office:value-type="string" office:string-value="" calcext:value-type="error">
            <text:p>#DIV/0!</text:p>
          </table:table-cell>
          <table:table-cell table:formula="of:=0.5*[.VT12]*(([.VT6]-[.VS6])/([.VT1]-[.VS1]))^2" office:value-type="string" office:string-value="" calcext:value-type="error">
            <text:p>#DIV/0!</text:p>
          </table:table-cell>
          <table:table-cell table:formula="of:=0.5*[.VU12]*(([.VU6]-[.VT6])/([.VU1]-[.VT1]))^2" office:value-type="string" office:string-value="" calcext:value-type="error">
            <text:p>#DIV/0!</text:p>
          </table:table-cell>
          <table:table-cell table:formula="of:=0.5*[.VV12]*(([.VV6]-[.VU6])/([.VV1]-[.VU1]))^2" office:value-type="string" office:string-value="" calcext:value-type="error">
            <text:p>#DIV/0!</text:p>
          </table:table-cell>
          <table:table-cell table:formula="of:=0.5*[.VW12]*(([.VW6]-[.VV6])/([.VW1]-[.VV1]))^2" office:value-type="string" office:string-value="" calcext:value-type="error">
            <text:p>#DIV/0!</text:p>
          </table:table-cell>
          <table:table-cell table:formula="of:=0.5*[.VX12]*(([.VX6]-[.VW6])/([.VX1]-[.VW1]))^2" office:value-type="string" office:string-value="" calcext:value-type="error">
            <text:p>#DIV/0!</text:p>
          </table:table-cell>
          <table:table-cell table:formula="of:=0.5*[.VY12]*(([.VY6]-[.VX6])/([.VY1]-[.VX1]))^2" office:value-type="string" office:string-value="" calcext:value-type="error">
            <text:p>#DIV/0!</text:p>
          </table:table-cell>
          <table:table-cell table:formula="of:=0.5*[.VZ12]*(([.VZ6]-[.VY6])/([.VZ1]-[.VY1]))^2" office:value-type="string" office:string-value="" calcext:value-type="error">
            <text:p>#DIV/0!</text:p>
          </table:table-cell>
          <table:table-cell table:formula="of:=0.5*[.WA12]*(([.WA6]-[.VZ6])/([.WA1]-[.VZ1]))^2" office:value-type="string" office:string-value="" calcext:value-type="error">
            <text:p>#DIV/0!</text:p>
          </table:table-cell>
          <table:table-cell table:formula="of:=0.5*[.WB12]*(([.WB6]-[.WA6])/([.WB1]-[.WA1]))^2" office:value-type="string" office:string-value="" calcext:value-type="error">
            <text:p>#DIV/0!</text:p>
          </table:table-cell>
          <table:table-cell table:formula="of:=0.5*[.WC12]*(([.WC6]-[.WB6])/([.WC1]-[.WB1]))^2" office:value-type="string" office:string-value="" calcext:value-type="error">
            <text:p>#DIV/0!</text:p>
          </table:table-cell>
          <table:table-cell table:formula="of:=0.5*[.WD12]*(([.WD6]-[.WC6])/([.WD1]-[.WC1]))^2" office:value-type="string" office:string-value="" calcext:value-type="error">
            <text:p>#DIV/0!</text:p>
          </table:table-cell>
          <table:table-cell table:formula="of:=0.5*[.WE12]*(([.WE6]-[.WD6])/([.WE1]-[.WD1]))^2" office:value-type="string" office:string-value="" calcext:value-type="error">
            <text:p>#DIV/0!</text:p>
          </table:table-cell>
          <table:table-cell table:formula="of:=0.5*[.WF12]*(([.WF6]-[.WE6])/([.WF1]-[.WE1]))^2" office:value-type="string" office:string-value="" calcext:value-type="error">
            <text:p>#DIV/0!</text:p>
          </table:table-cell>
          <table:table-cell table:formula="of:=0.5*[.WG12]*(([.WG6]-[.WF6])/([.WG1]-[.WF1]))^2" office:value-type="string" office:string-value="" calcext:value-type="error">
            <text:p>#DIV/0!</text:p>
          </table:table-cell>
          <table:table-cell table:formula="of:=0.5*[.WH12]*(([.WH6]-[.WG6])/([.WH1]-[.WG1]))^2" office:value-type="string" office:string-value="" calcext:value-type="error">
            <text:p>#DIV/0!</text:p>
          </table:table-cell>
          <table:table-cell table:formula="of:=0.5*[.WI12]*(([.WI6]-[.WH6])/([.WI1]-[.WH1]))^2" office:value-type="string" office:string-value="" calcext:value-type="error">
            <text:p>#DIV/0!</text:p>
          </table:table-cell>
          <table:table-cell table:formula="of:=0.5*[.WJ12]*(([.WJ6]-[.WI6])/([.WJ1]-[.WI1]))^2" office:value-type="string" office:string-value="" calcext:value-type="error">
            <text:p>#DIV/0!</text:p>
          </table:table-cell>
          <table:table-cell table:formula="of:=0.5*[.WK12]*(([.WK6]-[.WJ6])/([.WK1]-[.WJ1]))^2" office:value-type="string" office:string-value="" calcext:value-type="error">
            <text:p>#DIV/0!</text:p>
          </table:table-cell>
          <table:table-cell table:formula="of:=0.5*[.WL12]*(([.WL6]-[.WK6])/([.WL1]-[.WK1]))^2" office:value-type="string" office:string-value="" calcext:value-type="error">
            <text:p>#DIV/0!</text:p>
          </table:table-cell>
          <table:table-cell table:formula="of:=0.5*[.WM12]*(([.WM6]-[.WL6])/([.WM1]-[.WL1]))^2" office:value-type="string" office:string-value="" calcext:value-type="error">
            <text:p>#DIV/0!</text:p>
          </table:table-cell>
          <table:table-cell table:formula="of:=0.5*[.WN12]*(([.WN6]-[.WM6])/([.WN1]-[.WM1]))^2" office:value-type="string" office:string-value="" calcext:value-type="error">
            <text:p>#DIV/0!</text:p>
          </table:table-cell>
          <table:table-cell table:formula="of:=0.5*[.WO12]*(([.WO6]-[.WN6])/([.WO1]-[.WN1]))^2" office:value-type="string" office:string-value="" calcext:value-type="error">
            <text:p>#DIV/0!</text:p>
          </table:table-cell>
          <table:table-cell table:formula="of:=0.5*[.WP12]*(([.WP6]-[.WO6])/([.WP1]-[.WO1]))^2" office:value-type="string" office:string-value="" calcext:value-type="error">
            <text:p>#DIV/0!</text:p>
          </table:table-cell>
          <table:table-cell table:formula="of:=0.5*[.WQ12]*(([.WQ6]-[.WP6])/([.WQ1]-[.WP1]))^2" office:value-type="string" office:string-value="" calcext:value-type="error">
            <text:p>#DIV/0!</text:p>
          </table:table-cell>
          <table:table-cell table:formula="of:=0.5*[.WR12]*(([.WR6]-[.WQ6])/([.WR1]-[.WQ1]))^2" office:value-type="string" office:string-value="" calcext:value-type="error">
            <text:p>#DIV/0!</text:p>
          </table:table-cell>
          <table:table-cell table:formula="of:=0.5*[.WS12]*(([.WS6]-[.WR6])/([.WS1]-[.WR1]))^2" office:value-type="string" office:string-value="" calcext:value-type="error">
            <text:p>#DIV/0!</text:p>
          </table:table-cell>
          <table:table-cell table:formula="of:=0.5*[.WT12]*(([.WT6]-[.WS6])/([.WT1]-[.WS1]))^2" office:value-type="string" office:string-value="" calcext:value-type="error">
            <text:p>#DIV/0!</text:p>
          </table:table-cell>
          <table:table-cell table:formula="of:=0.5*[.WU12]*(([.WU6]-[.WT6])/([.WU1]-[.WT1]))^2" office:value-type="string" office:string-value="" calcext:value-type="error">
            <text:p>#DIV/0!</text:p>
          </table:table-cell>
          <table:table-cell table:formula="of:=0.5*[.WV12]*(([.WV6]-[.WU6])/([.WV1]-[.WU1]))^2" office:value-type="string" office:string-value="" calcext:value-type="error">
            <text:p>#DIV/0!</text:p>
          </table:table-cell>
          <table:table-cell table:formula="of:=0.5*[.WW12]*(([.WW6]-[.WV6])/([.WW1]-[.WV1]))^2" office:value-type="string" office:string-value="" calcext:value-type="error">
            <text:p>#DIV/0!</text:p>
          </table:table-cell>
          <table:table-cell table:formula="of:=0.5*[.WX12]*(([.WX6]-[.WW6])/([.WX1]-[.WW1]))^2" office:value-type="string" office:string-value="" calcext:value-type="error">
            <text:p>#DIV/0!</text:p>
          </table:table-cell>
          <table:table-cell table:formula="of:=0.5*[.WY12]*(([.WY6]-[.WX6])/([.WY1]-[.WX1]))^2" office:value-type="string" office:string-value="" calcext:value-type="error">
            <text:p>#DIV/0!</text:p>
          </table:table-cell>
          <table:table-cell table:formula="of:=0.5*[.WZ12]*(([.WZ6]-[.WY6])/([.WZ1]-[.WY1]))^2" office:value-type="string" office:string-value="" calcext:value-type="error">
            <text:p>#DIV/0!</text:p>
          </table:table-cell>
          <table:table-cell table:formula="of:=0.5*[.XA12]*(([.XA6]-[.WZ6])/([.XA1]-[.WZ1]))^2" office:value-type="string" office:string-value="" calcext:value-type="error">
            <text:p>#DIV/0!</text:p>
          </table:table-cell>
          <table:table-cell table:formula="of:=0.5*[.XB12]*(([.XB6]-[.XA6])/([.XB1]-[.XA1]))^2" office:value-type="string" office:string-value="" calcext:value-type="error">
            <text:p>#DIV/0!</text:p>
          </table:table-cell>
          <table:table-cell table:formula="of:=0.5*[.XC12]*(([.XC6]-[.XB6])/([.XC1]-[.XB1]))^2" office:value-type="string" office:string-value="" calcext:value-type="error">
            <text:p>#DIV/0!</text:p>
          </table:table-cell>
          <table:table-cell table:formula="of:=0.5*[.XD12]*(([.XD6]-[.XC6])/([.XD1]-[.XC1]))^2" office:value-type="string" office:string-value="" calcext:value-type="error">
            <text:p>#DIV/0!</text:p>
          </table:table-cell>
          <table:table-cell table:formula="of:=0.5*[.XE12]*(([.XE6]-[.XD6])/([.XE1]-[.XD1]))^2" office:value-type="string" office:string-value="" calcext:value-type="error">
            <text:p>#DIV/0!</text:p>
          </table:table-cell>
          <table:table-cell table:formula="of:=0.5*[.XF12]*(([.XF6]-[.XE6])/([.XF1]-[.XE1]))^2" office:value-type="string" office:string-value="" calcext:value-type="error">
            <text:p>#DIV/0!</text:p>
          </table:table-cell>
          <table:table-cell table:formula="of:=0.5*[.XG12]*(([.XG6]-[.XF6])/([.XG1]-[.XF1]))^2" office:value-type="string" office:string-value="" calcext:value-type="error">
            <text:p>#DIV/0!</text:p>
          </table:table-cell>
          <table:table-cell table:formula="of:=0.5*[.XH12]*(([.XH6]-[.XG6])/([.XH1]-[.XG1]))^2" office:value-type="string" office:string-value="" calcext:value-type="error">
            <text:p>#DIV/0!</text:p>
          </table:table-cell>
          <table:table-cell table:formula="of:=0.5*[.XI12]*(([.XI6]-[.XH6])/([.XI1]-[.XH1]))^2" office:value-type="string" office:string-value="" calcext:value-type="error">
            <text:p>#DIV/0!</text:p>
          </table:table-cell>
          <table:table-cell table:formula="of:=0.5*[.XJ12]*(([.XJ6]-[.XI6])/([.XJ1]-[.XI1]))^2" office:value-type="string" office:string-value="" calcext:value-type="error">
            <text:p>#DIV/0!</text:p>
          </table:table-cell>
          <table:table-cell table:formula="of:=0.5*[.XK12]*(([.XK6]-[.XJ6])/([.XK1]-[.XJ1]))^2" office:value-type="string" office:string-value="" calcext:value-type="error">
            <text:p>#DIV/0!</text:p>
          </table:table-cell>
          <table:table-cell table:formula="of:=0.5*[.XL12]*(([.XL6]-[.XK6])/([.XL1]-[.XK1]))^2" office:value-type="string" office:string-value="" calcext:value-type="error">
            <text:p>#DIV/0!</text:p>
          </table:table-cell>
          <table:table-cell table:formula="of:=0.5*[.XM12]*(([.XM6]-[.XL6])/([.XM1]-[.XL1]))^2" office:value-type="string" office:string-value="" calcext:value-type="error">
            <text:p>#DIV/0!</text:p>
          </table:table-cell>
          <table:table-cell table:formula="of:=0.5*[.XN12]*(([.XN6]-[.XM6])/([.XN1]-[.XM1]))^2" office:value-type="string" office:string-value="" calcext:value-type="error">
            <text:p>#DIV/0!</text:p>
          </table:table-cell>
          <table:table-cell table:formula="of:=0.5*[.XO12]*(([.XO6]-[.XN6])/([.XO1]-[.XN1]))^2" office:value-type="string" office:string-value="" calcext:value-type="error">
            <text:p>#DIV/0!</text:p>
          </table:table-cell>
          <table:table-cell table:formula="of:=0.5*[.XP12]*(([.XP6]-[.XO6])/([.XP1]-[.XO1]))^2" office:value-type="string" office:string-value="" calcext:value-type="error">
            <text:p>#DIV/0!</text:p>
          </table:table-cell>
          <table:table-cell table:formula="of:=0.5*[.XQ12]*(([.XQ6]-[.XP6])/([.XQ1]-[.XP1]))^2" office:value-type="string" office:string-value="" calcext:value-type="error">
            <text:p>#DIV/0!</text:p>
          </table:table-cell>
          <table:table-cell table:formula="of:=0.5*[.XR12]*(([.XR6]-[.XQ6])/([.XR1]-[.XQ1]))^2" office:value-type="string" office:string-value="" calcext:value-type="error">
            <text:p>#DIV/0!</text:p>
          </table:table-cell>
          <table:table-cell table:formula="of:=0.5*[.XS12]*(([.XS6]-[.XR6])/([.XS1]-[.XR1]))^2" office:value-type="string" office:string-value="" calcext:value-type="error">
            <text:p>#DIV/0!</text:p>
          </table:table-cell>
          <table:table-cell table:formula="of:=0.5*[.XT12]*(([.XT6]-[.XS6])/([.XT1]-[.XS1]))^2" office:value-type="string" office:string-value="" calcext:value-type="error">
            <text:p>#DIV/0!</text:p>
          </table:table-cell>
          <table:table-cell table:formula="of:=0.5*[.XU12]*(([.XU6]-[.XT6])/([.XU1]-[.XT1]))^2" office:value-type="string" office:string-value="" calcext:value-type="error">
            <text:p>#DIV/0!</text:p>
          </table:table-cell>
          <table:table-cell table:formula="of:=0.5*[.XV12]*(([.XV6]-[.XU6])/([.XV1]-[.XU1]))^2" office:value-type="string" office:string-value="" calcext:value-type="error">
            <text:p>#DIV/0!</text:p>
          </table:table-cell>
          <table:table-cell table:formula="of:=0.5*[.XW12]*(([.XW6]-[.XV6])/([.XW1]-[.XV1]))^2" office:value-type="string" office:string-value="" calcext:value-type="error">
            <text:p>#DIV/0!</text:p>
          </table:table-cell>
          <table:table-cell table:formula="of:=0.5*[.XX12]*(([.XX6]-[.XW6])/([.XX1]-[.XW1]))^2" office:value-type="string" office:string-value="" calcext:value-type="error">
            <text:p>#DIV/0!</text:p>
          </table:table-cell>
          <table:table-cell table:formula="of:=0.5*[.XY12]*(([.XY6]-[.XX6])/([.XY1]-[.XX1]))^2" office:value-type="string" office:string-value="" calcext:value-type="error">
            <text:p>#DIV/0!</text:p>
          </table:table-cell>
          <table:table-cell table:formula="of:=0.5*[.XZ12]*(([.XZ6]-[.XY6])/([.XZ1]-[.XY1]))^2" office:value-type="string" office:string-value="" calcext:value-type="error">
            <text:p>#DIV/0!</text:p>
          </table:table-cell>
          <table:table-cell table:formula="of:=0.5*[.YA12]*(([.YA6]-[.XZ6])/([.YA1]-[.XZ1]))^2" office:value-type="string" office:string-value="" calcext:value-type="error">
            <text:p>#DIV/0!</text:p>
          </table:table-cell>
          <table:table-cell table:formula="of:=0.5*[.YB12]*(([.YB6]-[.YA6])/([.YB1]-[.YA1]))^2" office:value-type="string" office:string-value="" calcext:value-type="error">
            <text:p>#DIV/0!</text:p>
          </table:table-cell>
          <table:table-cell table:formula="of:=0.5*[.YC12]*(([.YC6]-[.YB6])/([.YC1]-[.YB1]))^2" office:value-type="string" office:string-value="" calcext:value-type="error">
            <text:p>#DIV/0!</text:p>
          </table:table-cell>
          <table:table-cell table:formula="of:=0.5*[.YD12]*(([.YD6]-[.YC6])/([.YD1]-[.YC1]))^2" office:value-type="string" office:string-value="" calcext:value-type="error">
            <text:p>#DIV/0!</text:p>
          </table:table-cell>
          <table:table-cell table:formula="of:=0.5*[.YE12]*(([.YE6]-[.YD6])/([.YE1]-[.YD1]))^2" office:value-type="string" office:string-value="" calcext:value-type="error">
            <text:p>#DIV/0!</text:p>
          </table:table-cell>
          <table:table-cell table:formula="of:=0.5*[.YF12]*(([.YF6]-[.YE6])/([.YF1]-[.YE1]))^2" office:value-type="string" office:string-value="" calcext:value-type="error">
            <text:p>#DIV/0!</text:p>
          </table:table-cell>
          <table:table-cell table:formula="of:=0.5*[.YG12]*(([.YG6]-[.YF6])/([.YG1]-[.YF1]))^2" office:value-type="string" office:string-value="" calcext:value-type="error">
            <text:p>#DIV/0!</text:p>
          </table:table-cell>
          <table:table-cell table:formula="of:=0.5*[.YH12]*(([.YH6]-[.YG6])/([.YH1]-[.YG1]))^2" office:value-type="string" office:string-value="" calcext:value-type="error">
            <text:p>#DIV/0!</text:p>
          </table:table-cell>
          <table:table-cell table:formula="of:=0.5*[.YI12]*(([.YI6]-[.YH6])/([.YI1]-[.YH1]))^2" office:value-type="string" office:string-value="" calcext:value-type="error">
            <text:p>#DIV/0!</text:p>
          </table:table-cell>
          <table:table-cell table:formula="of:=0.5*[.YJ12]*(([.YJ6]-[.YI6])/([.YJ1]-[.YI1]))^2" office:value-type="string" office:string-value="" calcext:value-type="error">
            <text:p>#DIV/0!</text:p>
          </table:table-cell>
          <table:table-cell table:formula="of:=0.5*[.YK12]*(([.YK6]-[.YJ6])/([.YK1]-[.YJ1]))^2" office:value-type="string" office:string-value="" calcext:value-type="error">
            <text:p>#DIV/0!</text:p>
          </table:table-cell>
          <table:table-cell table:formula="of:=0.5*[.YL12]*(([.YL6]-[.YK6])/([.YL1]-[.YK1]))^2" office:value-type="string" office:string-value="" calcext:value-type="error">
            <text:p>#DIV/0!</text:p>
          </table:table-cell>
          <table:table-cell table:formula="of:=0.5*[.YM12]*(([.YM6]-[.YL6])/([.YM1]-[.YL1]))^2" office:value-type="string" office:string-value="" calcext:value-type="error">
            <text:p>#DIV/0!</text:p>
          </table:table-cell>
          <table:table-cell table:formula="of:=0.5*[.YN12]*(([.YN6]-[.YM6])/([.YN1]-[.YM1]))^2" office:value-type="string" office:string-value="" calcext:value-type="error">
            <text:p>#DIV/0!</text:p>
          </table:table-cell>
          <table:table-cell table:formula="of:=0.5*[.YO12]*(([.YO6]-[.YN6])/([.YO1]-[.YN1]))^2" office:value-type="string" office:string-value="" calcext:value-type="error">
            <text:p>#DIV/0!</text:p>
          </table:table-cell>
          <table:table-cell table:formula="of:=0.5*[.YP12]*(([.YP6]-[.YO6])/([.YP1]-[.YO1]))^2" office:value-type="string" office:string-value="" calcext:value-type="error">
            <text:p>#DIV/0!</text:p>
          </table:table-cell>
          <table:table-cell table:formula="of:=0.5*[.YQ12]*(([.YQ6]-[.YP6])/([.YQ1]-[.YP1]))^2" office:value-type="string" office:string-value="" calcext:value-type="error">
            <text:p>#DIV/0!</text:p>
          </table:table-cell>
          <table:table-cell table:formula="of:=0.5*[.YR12]*(([.YR6]-[.YQ6])/([.YR1]-[.YQ1]))^2" office:value-type="string" office:string-value="" calcext:value-type="error">
            <text:p>#DIV/0!</text:p>
          </table:table-cell>
          <table:table-cell table:formula="of:=0.5*[.YS12]*(([.YS6]-[.YR6])/([.YS1]-[.YR1]))^2" office:value-type="string" office:string-value="" calcext:value-type="error">
            <text:p>#DIV/0!</text:p>
          </table:table-cell>
          <table:table-cell table:formula="of:=0.5*[.YT12]*(([.YT6]-[.YS6])/([.YT1]-[.YS1]))^2" office:value-type="string" office:string-value="" calcext:value-type="error">
            <text:p>#DIV/0!</text:p>
          </table:table-cell>
          <table:table-cell table:formula="of:=0.5*[.YU12]*(([.YU6]-[.YT6])/([.YU1]-[.YT1]))^2" office:value-type="string" office:string-value="" calcext:value-type="error">
            <text:p>#DIV/0!</text:p>
          </table:table-cell>
          <table:table-cell table:formula="of:=0.5*[.YV12]*(([.YV6]-[.YU6])/([.YV1]-[.YU1]))^2" office:value-type="string" office:string-value="" calcext:value-type="error">
            <text:p>#DIV/0!</text:p>
          </table:table-cell>
          <table:table-cell table:formula="of:=0.5*[.YW12]*(([.YW6]-[.YV6])/([.YW1]-[.YV1]))^2" office:value-type="string" office:string-value="" calcext:value-type="error">
            <text:p>#DIV/0!</text:p>
          </table:table-cell>
          <table:table-cell table:formula="of:=0.5*[.YX12]*(([.YX6]-[.YW6])/([.YX1]-[.YW1]))^2" office:value-type="string" office:string-value="" calcext:value-type="error">
            <text:p>#DIV/0!</text:p>
          </table:table-cell>
          <table:table-cell table:formula="of:=0.5*[.YY12]*(([.YY6]-[.YX6])/([.YY1]-[.YX1]))^2" office:value-type="string" office:string-value="" calcext:value-type="error">
            <text:p>#DIV/0!</text:p>
          </table:table-cell>
          <table:table-cell table:formula="of:=0.5*[.YZ12]*(([.YZ6]-[.YY6])/([.YZ1]-[.YY1]))^2" office:value-type="string" office:string-value="" calcext:value-type="error">
            <text:p>#DIV/0!</text:p>
          </table:table-cell>
          <table:table-cell table:formula="of:=0.5*[.ZA12]*(([.ZA6]-[.YZ6])/([.ZA1]-[.YZ1]))^2" office:value-type="string" office:string-value="" calcext:value-type="error">
            <text:p>#DIV/0!</text:p>
          </table:table-cell>
          <table:table-cell table:formula="of:=0.5*[.ZB12]*(([.ZB6]-[.ZA6])/([.ZB1]-[.ZA1]))^2" office:value-type="string" office:string-value="" calcext:value-type="error">
            <text:p>#DIV/0!</text:p>
          </table:table-cell>
          <table:table-cell table:formula="of:=0.5*[.ZC12]*(([.ZC6]-[.ZB6])/([.ZC1]-[.ZB1]))^2" office:value-type="string" office:string-value="" calcext:value-type="error">
            <text:p>#DIV/0!</text:p>
          </table:table-cell>
          <table:table-cell table:formula="of:=0.5*[.ZD12]*(([.ZD6]-[.ZC6])/([.ZD1]-[.ZC1]))^2" office:value-type="string" office:string-value="" calcext:value-type="error">
            <text:p>#DIV/0!</text:p>
          </table:table-cell>
          <table:table-cell table:formula="of:=0.5*[.ZE12]*(([.ZE6]-[.ZD6])/([.ZE1]-[.ZD1]))^2" office:value-type="string" office:string-value="" calcext:value-type="error">
            <text:p>#DIV/0!</text:p>
          </table:table-cell>
          <table:table-cell table:formula="of:=0.5*[.ZF12]*(([.ZF6]-[.ZE6])/([.ZF1]-[.ZE1]))^2" office:value-type="string" office:string-value="" calcext:value-type="error">
            <text:p>#DIV/0!</text:p>
          </table:table-cell>
          <table:table-cell table:formula="of:=0.5*[.ZG12]*(([.ZG6]-[.ZF6])/([.ZG1]-[.ZF1]))^2" office:value-type="string" office:string-value="" calcext:value-type="error">
            <text:p>#DIV/0!</text:p>
          </table:table-cell>
          <table:table-cell table:formula="of:=0.5*[.ZH12]*(([.ZH6]-[.ZG6])/([.ZH1]-[.ZG1]))^2" office:value-type="string" office:string-value="" calcext:value-type="error">
            <text:p>#DIV/0!</text:p>
          </table:table-cell>
          <table:table-cell table:formula="of:=0.5*[.ZI12]*(([.ZI6]-[.ZH6])/([.ZI1]-[.ZH1]))^2" office:value-type="string" office:string-value="" calcext:value-type="error">
            <text:p>#DIV/0!</text:p>
          </table:table-cell>
          <table:table-cell table:formula="of:=0.5*[.ZJ12]*(([.ZJ6]-[.ZI6])/([.ZJ1]-[.ZI1]))^2" office:value-type="string" office:string-value="" calcext:value-type="error">
            <text:p>#DIV/0!</text:p>
          </table:table-cell>
          <table:table-cell table:formula="of:=0.5*[.ZK12]*(([.ZK6]-[.ZJ6])/([.ZK1]-[.ZJ1]))^2" office:value-type="string" office:string-value="" calcext:value-type="error">
            <text:p>#DIV/0!</text:p>
          </table:table-cell>
          <table:table-cell table:formula="of:=0.5*[.ZL12]*(([.ZL6]-[.ZK6])/([.ZL1]-[.ZK1]))^2" office:value-type="string" office:string-value="" calcext:value-type="error">
            <text:p>#DIV/0!</text:p>
          </table:table-cell>
          <table:table-cell table:formula="of:=0.5*[.ZM12]*(([.ZM6]-[.ZL6])/([.ZM1]-[.ZL1]))^2" office:value-type="string" office:string-value="" calcext:value-type="error">
            <text:p>#DIV/0!</text:p>
          </table:table-cell>
          <table:table-cell table:formula="of:=0.5*[.ZN12]*(([.ZN6]-[.ZM6])/([.ZN1]-[.ZM1]))^2" office:value-type="string" office:string-value="" calcext:value-type="error">
            <text:p>#DIV/0!</text:p>
          </table:table-cell>
          <table:table-cell table:formula="of:=0.5*[.ZO12]*(([.ZO6]-[.ZN6])/([.ZO1]-[.ZN1]))^2" office:value-type="string" office:string-value="" calcext:value-type="error">
            <text:p>#DIV/0!</text:p>
          </table:table-cell>
          <table:table-cell table:formula="of:=0.5*[.ZP12]*(([.ZP6]-[.ZO6])/([.ZP1]-[.ZO1]))^2" office:value-type="string" office:string-value="" calcext:value-type="error">
            <text:p>#DIV/0!</text:p>
          </table:table-cell>
          <table:table-cell table:formula="of:=0.5*[.ZQ12]*(([.ZQ6]-[.ZP6])/([.ZQ1]-[.ZP1]))^2" office:value-type="string" office:string-value="" calcext:value-type="error">
            <text:p>#DIV/0!</text:p>
          </table:table-cell>
          <table:table-cell table:formula="of:=0.5*[.ZR12]*(([.ZR6]-[.ZQ6])/([.ZR1]-[.ZQ1]))^2" office:value-type="string" office:string-value="" calcext:value-type="error">
            <text:p>#DIV/0!</text:p>
          </table:table-cell>
          <table:table-cell table:formula="of:=0.5*[.ZS12]*(([.ZS6]-[.ZR6])/([.ZS1]-[.ZR1]))^2" office:value-type="string" office:string-value="" calcext:value-type="error">
            <text:p>#DIV/0!</text:p>
          </table:table-cell>
          <table:table-cell table:formula="of:=0.5*[.ZT12]*(([.ZT6]-[.ZS6])/([.ZT1]-[.ZS1]))^2" office:value-type="string" office:string-value="" calcext:value-type="error">
            <text:p>#DIV/0!</text:p>
          </table:table-cell>
          <table:table-cell table:formula="of:=0.5*[.ZU12]*(([.ZU6]-[.ZT6])/([.ZU1]-[.ZT1]))^2" office:value-type="string" office:string-value="" calcext:value-type="error">
            <text:p>#DIV/0!</text:p>
          </table:table-cell>
          <table:table-cell table:formula="of:=0.5*[.ZV12]*(([.ZV6]-[.ZU6])/([.ZV1]-[.ZU1]))^2" office:value-type="string" office:string-value="" calcext:value-type="error">
            <text:p>#DIV/0!</text:p>
          </table:table-cell>
          <table:table-cell table:formula="of:=0.5*[.ZW12]*(([.ZW6]-[.ZV6])/([.ZW1]-[.ZV1]))^2" office:value-type="string" office:string-value="" calcext:value-type="error">
            <text:p>#DIV/0!</text:p>
          </table:table-cell>
          <table:table-cell table:formula="of:=0.5*[.ZX12]*(([.ZX6]-[.ZW6])/([.ZX1]-[.ZW1]))^2" office:value-type="string" office:string-value="" calcext:value-type="error">
            <text:p>#DIV/0!</text:p>
          </table:table-cell>
          <table:table-cell table:formula="of:=0.5*[.ZY12]*(([.ZY6]-[.ZX6])/([.ZY1]-[.ZX1]))^2" office:value-type="string" office:string-value="" calcext:value-type="error">
            <text:p>#DIV/0!</text:p>
          </table:table-cell>
          <table:table-cell table:formula="of:=0.5*[.ZZ12]*(([.ZZ6]-[.ZY6])/([.ZZ1]-[.ZY1]))^2" office:value-type="string" office:string-value="" calcext:value-type="error">
            <text:p>#DIV/0!</text:p>
          </table:table-cell>
          <table:table-cell table:formula="of:=0.5*[.AAA12]*(([.AAA6]-[.ZZ6])/([.AAA1]-[.ZZ1]))^2" office:value-type="string" office:string-value="" calcext:value-type="error">
            <text:p>#DIV/0!</text:p>
          </table:table-cell>
          <table:table-cell table:formula="of:=0.5*[.AAB12]*(([.AAB6]-[.AAA6])/([.AAB1]-[.AAA1]))^2" office:value-type="string" office:string-value="" calcext:value-type="error">
            <text:p>#DIV/0!</text:p>
          </table:table-cell>
          <table:table-cell table:formula="of:=0.5*[.AAC12]*(([.AAC6]-[.AAB6])/([.AAC1]-[.AAB1]))^2" office:value-type="string" office:string-value="" calcext:value-type="error">
            <text:p>#DIV/0!</text:p>
          </table:table-cell>
          <table:table-cell table:formula="of:=0.5*[.AAD12]*(([.AAD6]-[.AAC6])/([.AAD1]-[.AAC1]))^2" office:value-type="string" office:string-value="" calcext:value-type="error">
            <text:p>#DIV/0!</text:p>
          </table:table-cell>
          <table:table-cell table:formula="of:=0.5*[.AAE12]*(([.AAE6]-[.AAD6])/([.AAE1]-[.AAD1]))^2" office:value-type="string" office:string-value="" calcext:value-type="error">
            <text:p>#DIV/0!</text:p>
          </table:table-cell>
          <table:table-cell table:formula="of:=0.5*[.AAF12]*(([.AAF6]-[.AAE6])/([.AAF1]-[.AAE1]))^2" office:value-type="string" office:string-value="" calcext:value-type="error">
            <text:p>#DIV/0!</text:p>
          </table:table-cell>
          <table:table-cell table:formula="of:=0.5*[.AAG12]*(([.AAG6]-[.AAF6])/([.AAG1]-[.AAF1]))^2" office:value-type="string" office:string-value="" calcext:value-type="error">
            <text:p>#DIV/0!</text:p>
          </table:table-cell>
          <table:table-cell table:formula="of:=0.5*[.AAH12]*(([.AAH6]-[.AAG6])/([.AAH1]-[.AAG1]))^2" office:value-type="string" office:string-value="" calcext:value-type="error">
            <text:p>#DIV/0!</text:p>
          </table:table-cell>
          <table:table-cell table:formula="of:=0.5*[.AAI12]*(([.AAI6]-[.AAH6])/([.AAI1]-[.AAH1]))^2" office:value-type="string" office:string-value="" calcext:value-type="error">
            <text:p>#DIV/0!</text:p>
          </table:table-cell>
          <table:table-cell table:formula="of:=0.5*[.AAJ12]*(([.AAJ6]-[.AAI6])/([.AAJ1]-[.AAI1]))^2" office:value-type="string" office:string-value="" calcext:value-type="error">
            <text:p>#DIV/0!</text:p>
          </table:table-cell>
          <table:table-cell table:formula="of:=0.5*[.AAK12]*(([.AAK6]-[.AAJ6])/([.AAK1]-[.AAJ1]))^2" office:value-type="string" office:string-value="" calcext:value-type="error">
            <text:p>#DIV/0!</text:p>
          </table:table-cell>
          <table:table-cell table:formula="of:=0.5*[.AAL12]*(([.AAL6]-[.AAK6])/([.AAL1]-[.AAK1]))^2" office:value-type="string" office:string-value="" calcext:value-type="error">
            <text:p>#DIV/0!</text:p>
          </table:table-cell>
          <table:table-cell table:formula="of:=0.5*[.AAM12]*(([.AAM6]-[.AAL6])/([.AAM1]-[.AAL1]))^2" office:value-type="string" office:string-value="" calcext:value-type="error">
            <text:p>#DIV/0!</text:p>
          </table:table-cell>
          <table:table-cell table:formula="of:=0.5*[.AAN12]*(([.AAN6]-[.AAM6])/([.AAN1]-[.AAM1]))^2" office:value-type="string" office:string-value="" calcext:value-type="error">
            <text:p>#DIV/0!</text:p>
          </table:table-cell>
          <table:table-cell table:formula="of:=0.5*[.AAO12]*(([.AAO6]-[.AAN6])/([.AAO1]-[.AAN1]))^2" office:value-type="string" office:string-value="" calcext:value-type="error">
            <text:p>#DIV/0!</text:p>
          </table:table-cell>
          <table:table-cell table:formula="of:=0.5*[.AAP12]*(([.AAP6]-[.AAO6])/([.AAP1]-[.AAO1]))^2" office:value-type="string" office:string-value="" calcext:value-type="error">
            <text:p>#DIV/0!</text:p>
          </table:table-cell>
          <table:table-cell table:formula="of:=0.5*[.AAQ12]*(([.AAQ6]-[.AAP6])/([.AAQ1]-[.AAP1]))^2" office:value-type="string" office:string-value="" calcext:value-type="error">
            <text:p>#DIV/0!</text:p>
          </table:table-cell>
          <table:table-cell table:formula="of:=0.5*[.AAR12]*(([.AAR6]-[.AAQ6])/([.AAR1]-[.AAQ1]))^2" office:value-type="string" office:string-value="" calcext:value-type="error">
            <text:p>#DIV/0!</text:p>
          </table:table-cell>
          <table:table-cell table:formula="of:=0.5*[.AAS12]*(([.AAS6]-[.AAR6])/([.AAS1]-[.AAR1]))^2" office:value-type="string" office:string-value="" calcext:value-type="error">
            <text:p>#DIV/0!</text:p>
          </table:table-cell>
          <table:table-cell table:formula="of:=0.5*[.AAT12]*(([.AAT6]-[.AAS6])/([.AAT1]-[.AAS1]))^2" office:value-type="string" office:string-value="" calcext:value-type="error">
            <text:p>#DIV/0!</text:p>
          </table:table-cell>
          <table:table-cell table:formula="of:=0.5*[.AAU12]*(([.AAU6]-[.AAT6])/([.AAU1]-[.AAT1]))^2" office:value-type="string" office:string-value="" calcext:value-type="error">
            <text:p>#DIV/0!</text:p>
          </table:table-cell>
          <table:table-cell table:formula="of:=0.5*[.AAV12]*(([.AAV6]-[.AAU6])/([.AAV1]-[.AAU1]))^2" office:value-type="string" office:string-value="" calcext:value-type="error">
            <text:p>#DIV/0!</text:p>
          </table:table-cell>
          <table:table-cell table:formula="of:=0.5*[.AAW12]*(([.AAW6]-[.AAV6])/([.AAW1]-[.AAV1]))^2" office:value-type="string" office:string-value="" calcext:value-type="error">
            <text:p>#DIV/0!</text:p>
          </table:table-cell>
          <table:table-cell table:formula="of:=0.5*[.AAX12]*(([.AAX6]-[.AAW6])/([.AAX1]-[.AAW1]))^2" office:value-type="string" office:string-value="" calcext:value-type="error">
            <text:p>#DIV/0!</text:p>
          </table:table-cell>
          <table:table-cell table:formula="of:=0.5*[.AAY12]*(([.AAY6]-[.AAX6])/([.AAY1]-[.AAX1]))^2" office:value-type="string" office:string-value="" calcext:value-type="error">
            <text:p>#DIV/0!</text:p>
          </table:table-cell>
          <table:table-cell table:formula="of:=0.5*[.AAZ12]*(([.AAZ6]-[.AAY6])/([.AAZ1]-[.AAY1]))^2" office:value-type="string" office:string-value="" calcext:value-type="error">
            <text:p>#DIV/0!</text:p>
          </table:table-cell>
          <table:table-cell table:formula="of:=0.5*[.ABA12]*(([.ABA6]-[.AAZ6])/([.ABA1]-[.AAZ1]))^2" office:value-type="string" office:string-value="" calcext:value-type="error">
            <text:p>#DIV/0!</text:p>
          </table:table-cell>
          <table:table-cell table:formula="of:=0.5*[.ABB12]*(([.ABB6]-[.ABA6])/([.ABB1]-[.ABA1]))^2" office:value-type="string" office:string-value="" calcext:value-type="error">
            <text:p>#DIV/0!</text:p>
          </table:table-cell>
          <table:table-cell table:formula="of:=0.5*[.ABC12]*(([.ABC6]-[.ABB6])/([.ABC1]-[.ABB1]))^2" office:value-type="string" office:string-value="" calcext:value-type="error">
            <text:p>#DIV/0!</text:p>
          </table:table-cell>
          <table:table-cell table:formula="of:=0.5*[.ABD12]*(([.ABD6]-[.ABC6])/([.ABD1]-[.ABC1]))^2" office:value-type="string" office:string-value="" calcext:value-type="error">
            <text:p>#DIV/0!</text:p>
          </table:table-cell>
          <table:table-cell table:formula="of:=0.5*[.ABE12]*(([.ABE6]-[.ABD6])/([.ABE1]-[.ABD1]))^2" office:value-type="string" office:string-value="" calcext:value-type="error">
            <text:p>#DIV/0!</text:p>
          </table:table-cell>
          <table:table-cell table:formula="of:=0.5*[.ABF12]*(([.ABF6]-[.ABE6])/([.ABF1]-[.ABE1]))^2" office:value-type="string" office:string-value="" calcext:value-type="error">
            <text:p>#DIV/0!</text:p>
          </table:table-cell>
          <table:table-cell table:formula="of:=0.5*[.ABG12]*(([.ABG6]-[.ABF6])/([.ABG1]-[.ABF1]))^2" office:value-type="string" office:string-value="" calcext:value-type="error">
            <text:p>#DIV/0!</text:p>
          </table:table-cell>
          <table:table-cell table:formula="of:=0.5*[.ABH12]*(([.ABH6]-[.ABG6])/([.ABH1]-[.ABG1]))^2" office:value-type="string" office:string-value="" calcext:value-type="error">
            <text:p>#DIV/0!</text:p>
          </table:table-cell>
          <table:table-cell table:formula="of:=0.5*[.ABI12]*(([.ABI6]-[.ABH6])/([.ABI1]-[.ABH1]))^2" office:value-type="string" office:string-value="" calcext:value-type="error">
            <text:p>#DIV/0!</text:p>
          </table:table-cell>
          <table:table-cell table:formula="of:=0.5*[.ABJ12]*(([.ABJ6]-[.ABI6])/([.ABJ1]-[.ABI1]))^2" office:value-type="string" office:string-value="" calcext:value-type="error">
            <text:p>#DIV/0!</text:p>
          </table:table-cell>
          <table:table-cell table:formula="of:=0.5*[.ABK12]*(([.ABK6]-[.ABJ6])/([.ABK1]-[.ABJ1]))^2" office:value-type="string" office:string-value="" calcext:value-type="error">
            <text:p>#DIV/0!</text:p>
          </table:table-cell>
          <table:table-cell table:formula="of:=0.5*[.ABL12]*(([.ABL6]-[.ABK6])/([.ABL1]-[.ABK1]))^2" office:value-type="string" office:string-value="" calcext:value-type="error">
            <text:p>#DIV/0!</text:p>
          </table:table-cell>
          <table:table-cell table:formula="of:=0.5*[.ABM12]*(([.ABM6]-[.ABL6])/([.ABM1]-[.ABL1]))^2" office:value-type="string" office:string-value="" calcext:value-type="error">
            <text:p>#DIV/0!</text:p>
          </table:table-cell>
          <table:table-cell table:formula="of:=0.5*[.ABN12]*(([.ABN6]-[.ABM6])/([.ABN1]-[.ABM1]))^2" office:value-type="string" office:string-value="" calcext:value-type="error">
            <text:p>#DIV/0!</text:p>
          </table:table-cell>
          <table:table-cell table:formula="of:=0.5*[.ABO12]*(([.ABO6]-[.ABN6])/([.ABO1]-[.ABN1]))^2" office:value-type="string" office:string-value="" calcext:value-type="error">
            <text:p>#DIV/0!</text:p>
          </table:table-cell>
          <table:table-cell table:formula="of:=0.5*[.ABP12]*(([.ABP6]-[.ABO6])/([.ABP1]-[.ABO1]))^2" office:value-type="string" office:string-value="" calcext:value-type="error">
            <text:p>#DIV/0!</text:p>
          </table:table-cell>
          <table:table-cell table:formula="of:=0.5*[.ABQ12]*(([.ABQ6]-[.ABP6])/([.ABQ1]-[.ABP1]))^2" office:value-type="string" office:string-value="" calcext:value-type="error">
            <text:p>#DIV/0!</text:p>
          </table:table-cell>
          <table:table-cell table:formula="of:=0.5*[.ABR12]*(([.ABR6]-[.ABQ6])/([.ABR1]-[.ABQ1]))^2" office:value-type="string" office:string-value="" calcext:value-type="error">
            <text:p>#DIV/0!</text:p>
          </table:table-cell>
          <table:table-cell table:formula="of:=0.5*[.ABS12]*(([.ABS6]-[.ABR6])/([.ABS1]-[.ABR1]))^2" office:value-type="string" office:string-value="" calcext:value-type="error">
            <text:p>#DIV/0!</text:p>
          </table:table-cell>
          <table:table-cell table:formula="of:=0.5*[.ABT12]*(([.ABT6]-[.ABS6])/([.ABT1]-[.ABS1]))^2" office:value-type="string" office:string-value="" calcext:value-type="error">
            <text:p>#DIV/0!</text:p>
          </table:table-cell>
          <table:table-cell table:formula="of:=0.5*[.ABU12]*(([.ABU6]-[.ABT6])/([.ABU1]-[.ABT1]))^2" office:value-type="string" office:string-value="" calcext:value-type="error">
            <text:p>#DIV/0!</text:p>
          </table:table-cell>
          <table:table-cell table:formula="of:=0.5*[.ABV12]*(([.ABV6]-[.ABU6])/([.ABV1]-[.ABU1]))^2" office:value-type="string" office:string-value="" calcext:value-type="error">
            <text:p>#DIV/0!</text:p>
          </table:table-cell>
          <table:table-cell table:formula="of:=0.5*[.ABW12]*(([.ABW6]-[.ABV6])/([.ABW1]-[.ABV1]))^2" office:value-type="string" office:string-value="" calcext:value-type="error">
            <text:p>#DIV/0!</text:p>
          </table:table-cell>
          <table:table-cell table:formula="of:=0.5*[.ABX12]*(([.ABX6]-[.ABW6])/([.ABX1]-[.ABW1]))^2" office:value-type="string" office:string-value="" calcext:value-type="error">
            <text:p>#DIV/0!</text:p>
          </table:table-cell>
          <table:table-cell table:formula="of:=0.5*[.ABY12]*(([.ABY6]-[.ABX6])/([.ABY1]-[.ABX1]))^2" office:value-type="string" office:string-value="" calcext:value-type="error">
            <text:p>#DIV/0!</text:p>
          </table:table-cell>
          <table:table-cell table:formula="of:=0.5*[.ABZ12]*(([.ABZ6]-[.ABY6])/([.ABZ1]-[.ABY1]))^2" office:value-type="string" office:string-value="" calcext:value-type="error">
            <text:p>#DIV/0!</text:p>
          </table:table-cell>
          <table:table-cell table:formula="of:=0.5*[.ACA12]*(([.ACA6]-[.ABZ6])/([.ACA1]-[.ABZ1]))^2" office:value-type="string" office:string-value="" calcext:value-type="error">
            <text:p>#DIV/0!</text:p>
          </table:table-cell>
          <table:table-cell table:formula="of:=0.5*[.ACB12]*(([.ACB6]-[.ACA6])/([.ACB1]-[.ACA1]))^2" office:value-type="string" office:string-value="" calcext:value-type="error">
            <text:p>#DIV/0!</text:p>
          </table:table-cell>
          <table:table-cell table:formula="of:=0.5*[.ACC12]*(([.ACC6]-[.ACB6])/([.ACC1]-[.ACB1]))^2" office:value-type="string" office:string-value="" calcext:value-type="error">
            <text:p>#DIV/0!</text:p>
          </table:table-cell>
          <table:table-cell table:formula="of:=0.5*[.ACD12]*(([.ACD6]-[.ACC6])/([.ACD1]-[.ACC1]))^2" office:value-type="string" office:string-value="" calcext:value-type="error">
            <text:p>#DIV/0!</text:p>
          </table:table-cell>
          <table:table-cell table:formula="of:=0.5*[.ACE12]*(([.ACE6]-[.ACD6])/([.ACE1]-[.ACD1]))^2" office:value-type="string" office:string-value="" calcext:value-type="error">
            <text:p>#DIV/0!</text:p>
          </table:table-cell>
          <table:table-cell table:formula="of:=0.5*[.ACF12]*(([.ACF6]-[.ACE6])/([.ACF1]-[.ACE1]))^2" office:value-type="string" office:string-value="" calcext:value-type="error">
            <text:p>#DIV/0!</text:p>
          </table:table-cell>
          <table:table-cell table:formula="of:=0.5*[.ACG12]*(([.ACG6]-[.ACF6])/([.ACG1]-[.ACF1]))^2" office:value-type="string" office:string-value="" calcext:value-type="error">
            <text:p>#DIV/0!</text:p>
          </table:table-cell>
          <table:table-cell table:formula="of:=0.5*[.ACH12]*(([.ACH6]-[.ACG6])/([.ACH1]-[.ACG1]))^2" office:value-type="string" office:string-value="" calcext:value-type="error">
            <text:p>#DIV/0!</text:p>
          </table:table-cell>
          <table:table-cell table:formula="of:=0.5*[.ACI12]*(([.ACI6]-[.ACH6])/([.ACI1]-[.ACH1]))^2" office:value-type="string" office:string-value="" calcext:value-type="error">
            <text:p>#DIV/0!</text:p>
          </table:table-cell>
          <table:table-cell table:formula="of:=0.5*[.ACJ12]*(([.ACJ6]-[.ACI6])/([.ACJ1]-[.ACI1]))^2" office:value-type="string" office:string-value="" calcext:value-type="error">
            <text:p>#DIV/0!</text:p>
          </table:table-cell>
          <table:table-cell table:formula="of:=0.5*[.ACK12]*(([.ACK6]-[.ACJ6])/([.ACK1]-[.ACJ1]))^2" office:value-type="string" office:string-value="" calcext:value-type="error">
            <text:p>#DIV/0!</text:p>
          </table:table-cell>
          <table:table-cell table:formula="of:=0.5*[.ACL12]*(([.ACL6]-[.ACK6])/([.ACL1]-[.ACK1]))^2" office:value-type="string" office:string-value="" calcext:value-type="error">
            <text:p>#DIV/0!</text:p>
          </table:table-cell>
          <table:table-cell table:formula="of:=0.5*[.ACM12]*(([.ACM6]-[.ACL6])/([.ACM1]-[.ACL1]))^2" office:value-type="string" office:string-value="" calcext:value-type="error">
            <text:p>#DIV/0!</text:p>
          </table:table-cell>
          <table:table-cell table:formula="of:=0.5*[.ACN12]*(([.ACN6]-[.ACM6])/([.ACN1]-[.ACM1]))^2" office:value-type="string" office:string-value="" calcext:value-type="error">
            <text:p>#DIV/0!</text:p>
          </table:table-cell>
          <table:table-cell table:formula="of:=0.5*[.ACO12]*(([.ACO6]-[.ACN6])/([.ACO1]-[.ACN1]))^2" office:value-type="string" office:string-value="" calcext:value-type="error">
            <text:p>#DIV/0!</text:p>
          </table:table-cell>
          <table:table-cell table:formula="of:=0.5*[.ACP12]*(([.ACP6]-[.ACO6])/([.ACP1]-[.ACO1]))^2" office:value-type="string" office:string-value="" calcext:value-type="error">
            <text:p>#DIV/0!</text:p>
          </table:table-cell>
          <table:table-cell table:formula="of:=0.5*[.ACQ12]*(([.ACQ6]-[.ACP6])/([.ACQ1]-[.ACP1]))^2" office:value-type="string" office:string-value="" calcext:value-type="error">
            <text:p>#DIV/0!</text:p>
          </table:table-cell>
          <table:table-cell table:formula="of:=0.5*[.ACR12]*(([.ACR6]-[.ACQ6])/([.ACR1]-[.ACQ1]))^2" office:value-type="string" office:string-value="" calcext:value-type="error">
            <text:p>#DIV/0!</text:p>
          </table:table-cell>
          <table:table-cell table:formula="of:=0.5*[.ACS12]*(([.ACS6]-[.ACR6])/([.ACS1]-[.ACR1]))^2" office:value-type="string" office:string-value="" calcext:value-type="error">
            <text:p>#DIV/0!</text:p>
          </table:table-cell>
          <table:table-cell table:formula="of:=0.5*[.ACT12]*(([.ACT6]-[.ACS6])/([.ACT1]-[.ACS1]))^2" office:value-type="string" office:string-value="" calcext:value-type="error">
            <text:p>#DIV/0!</text:p>
          </table:table-cell>
          <table:table-cell table:formula="of:=0.5*[.ACU12]*(([.ACU6]-[.ACT6])/([.ACU1]-[.ACT1]))^2" office:value-type="string" office:string-value="" calcext:value-type="error">
            <text:p>#DIV/0!</text:p>
          </table:table-cell>
          <table:table-cell table:formula="of:=0.5*[.ACV12]*(([.ACV6]-[.ACU6])/([.ACV1]-[.ACU1]))^2" office:value-type="string" office:string-value="" calcext:value-type="error">
            <text:p>#DIV/0!</text:p>
          </table:table-cell>
          <table:table-cell table:formula="of:=0.5*[.ACW12]*(([.ACW6]-[.ACV6])/([.ACW1]-[.ACV1]))^2" office:value-type="string" office:string-value="" calcext:value-type="error">
            <text:p>#DIV/0!</text:p>
          </table:table-cell>
          <table:table-cell table:formula="of:=0.5*[.ACX12]*(([.ACX6]-[.ACW6])/([.ACX1]-[.ACW1]))^2" office:value-type="string" office:string-value="" calcext:value-type="error">
            <text:p>#DIV/0!</text:p>
          </table:table-cell>
          <table:table-cell table:formula="of:=0.5*[.ACY12]*(([.ACY6]-[.ACX6])/([.ACY1]-[.ACX1]))^2" office:value-type="string" office:string-value="" calcext:value-type="error">
            <text:p>#DIV/0!</text:p>
          </table:table-cell>
          <table:table-cell table:formula="of:=0.5*[.ACZ12]*(([.ACZ6]-[.ACY6])/([.ACZ1]-[.ACY1]))^2" office:value-type="string" office:string-value="" calcext:value-type="error">
            <text:p>#DIV/0!</text:p>
          </table:table-cell>
          <table:table-cell table:formula="of:=0.5*[.ADA12]*(([.ADA6]-[.ACZ6])/([.ADA1]-[.ACZ1]))^2" office:value-type="string" office:string-value="" calcext:value-type="error">
            <text:p>#DIV/0!</text:p>
          </table:table-cell>
          <table:table-cell table:formula="of:=0.5*[.ADB12]*(([.ADB6]-[.ADA6])/([.ADB1]-[.ADA1]))^2" office:value-type="string" office:string-value="" calcext:value-type="error">
            <text:p>#DIV/0!</text:p>
          </table:table-cell>
          <table:table-cell table:formula="of:=0.5*[.ADC12]*(([.ADC6]-[.ADB6])/([.ADC1]-[.ADB1]))^2" office:value-type="string" office:string-value="" calcext:value-type="error">
            <text:p>#DIV/0!</text:p>
          </table:table-cell>
          <table:table-cell table:formula="of:=0.5*[.ADD12]*(([.ADD6]-[.ADC6])/([.ADD1]-[.ADC1]))^2" office:value-type="string" office:string-value="" calcext:value-type="error">
            <text:p>#DIV/0!</text:p>
          </table:table-cell>
          <table:table-cell table:formula="of:=0.5*[.ADE12]*(([.ADE6]-[.ADD6])/([.ADE1]-[.ADD1]))^2" office:value-type="string" office:string-value="" calcext:value-type="error">
            <text:p>#DIV/0!</text:p>
          </table:table-cell>
          <table:table-cell table:formula="of:=0.5*[.ADF12]*(([.ADF6]-[.ADE6])/([.ADF1]-[.ADE1]))^2" office:value-type="string" office:string-value="" calcext:value-type="error">
            <text:p>#DIV/0!</text:p>
          </table:table-cell>
          <table:table-cell table:formula="of:=0.5*[.ADG12]*(([.ADG6]-[.ADF6])/([.ADG1]-[.ADF1]))^2" office:value-type="string" office:string-value="" calcext:value-type="error">
            <text:p>#DIV/0!</text:p>
          </table:table-cell>
          <table:table-cell table:formula="of:=0.5*[.ADH12]*(([.ADH6]-[.ADG6])/([.ADH1]-[.ADG1]))^2" office:value-type="string" office:string-value="" calcext:value-type="error">
            <text:p>#DIV/0!</text:p>
          </table:table-cell>
          <table:table-cell table:formula="of:=0.5*[.ADI12]*(([.ADI6]-[.ADH6])/([.ADI1]-[.ADH1]))^2" office:value-type="string" office:string-value="" calcext:value-type="error">
            <text:p>#DIV/0!</text:p>
          </table:table-cell>
          <table:table-cell table:formula="of:=0.5*[.ADJ12]*(([.ADJ6]-[.ADI6])/([.ADJ1]-[.ADI1]))^2" office:value-type="string" office:string-value="" calcext:value-type="error">
            <text:p>#DIV/0!</text:p>
          </table:table-cell>
          <table:table-cell table:formula="of:=0.5*[.ADK12]*(([.ADK6]-[.ADJ6])/([.ADK1]-[.ADJ1]))^2" office:value-type="string" office:string-value="" calcext:value-type="error">
            <text:p>#DIV/0!</text:p>
          </table:table-cell>
          <table:table-cell table:formula="of:=0.5*[.ADL12]*(([.ADL6]-[.ADK6])/([.ADL1]-[.ADK1]))^2" office:value-type="string" office:string-value="" calcext:value-type="error">
            <text:p>#DIV/0!</text:p>
          </table:table-cell>
          <table:table-cell table:formula="of:=0.5*[.ADM12]*(([.ADM6]-[.ADL6])/([.ADM1]-[.ADL1]))^2" office:value-type="string" office:string-value="" calcext:value-type="error">
            <text:p>#DIV/0!</text:p>
          </table:table-cell>
          <table:table-cell table:formula="of:=0.5*[.ADN12]*(([.ADN6]-[.ADM6])/([.ADN1]-[.ADM1]))^2" office:value-type="string" office:string-value="" calcext:value-type="error">
            <text:p>#DIV/0!</text:p>
          </table:table-cell>
          <table:table-cell table:formula="of:=0.5*[.ADO12]*(([.ADO6]-[.ADN6])/([.ADO1]-[.ADN1]))^2" office:value-type="string" office:string-value="" calcext:value-type="error">
            <text:p>#DIV/0!</text:p>
          </table:table-cell>
          <table:table-cell table:formula="of:=0.5*[.ADP12]*(([.ADP6]-[.ADO6])/([.ADP1]-[.ADO1]))^2" office:value-type="string" office:string-value="" calcext:value-type="error">
            <text:p>#DIV/0!</text:p>
          </table:table-cell>
          <table:table-cell table:formula="of:=0.5*[.ADQ12]*(([.ADQ6]-[.ADP6])/([.ADQ1]-[.ADP1]))^2" office:value-type="string" office:string-value="" calcext:value-type="error">
            <text:p>#DIV/0!</text:p>
          </table:table-cell>
          <table:table-cell table:formula="of:=0.5*[.ADR12]*(([.ADR6]-[.ADQ6])/([.ADR1]-[.ADQ1]))^2" office:value-type="string" office:string-value="" calcext:value-type="error">
            <text:p>#DIV/0!</text:p>
          </table:table-cell>
          <table:table-cell table:formula="of:=0.5*[.ADS12]*(([.ADS6]-[.ADR6])/([.ADS1]-[.ADR1]))^2" office:value-type="string" office:string-value="" calcext:value-type="error">
            <text:p>#DIV/0!</text:p>
          </table:table-cell>
          <table:table-cell table:formula="of:=0.5*[.ADT12]*(([.ADT6]-[.ADS6])/([.ADT1]-[.ADS1]))^2" office:value-type="string" office:string-value="" calcext:value-type="error">
            <text:p>#DIV/0!</text:p>
          </table:table-cell>
          <table:table-cell table:formula="of:=0.5*[.ADU12]*(([.ADU6]-[.ADT6])/([.ADU1]-[.ADT1]))^2" office:value-type="string" office:string-value="" calcext:value-type="error">
            <text:p>#DIV/0!</text:p>
          </table:table-cell>
          <table:table-cell table:formula="of:=0.5*[.ADV12]*(([.ADV6]-[.ADU6])/([.ADV1]-[.ADU1]))^2" office:value-type="string" office:string-value="" calcext:value-type="error">
            <text:p>#DIV/0!</text:p>
          </table:table-cell>
          <table:table-cell table:formula="of:=0.5*[.ADW12]*(([.ADW6]-[.ADV6])/([.ADW1]-[.ADV1]))^2" office:value-type="string" office:string-value="" calcext:value-type="error">
            <text:p>#DIV/0!</text:p>
          </table:table-cell>
          <table:table-cell table:formula="of:=0.5*[.ADX12]*(([.ADX6]-[.ADW6])/([.ADX1]-[.ADW1]))^2" office:value-type="string" office:string-value="" calcext:value-type="error">
            <text:p>#DIV/0!</text:p>
          </table:table-cell>
          <table:table-cell table:formula="of:=0.5*[.ADY12]*(([.ADY6]-[.ADX6])/([.ADY1]-[.ADX1]))^2" office:value-type="string" office:string-value="" calcext:value-type="error">
            <text:p>#DIV/0!</text:p>
          </table:table-cell>
          <table:table-cell table:formula="of:=0.5*[.ADZ12]*(([.ADZ6]-[.ADY6])/([.ADZ1]-[.ADY1]))^2" office:value-type="string" office:string-value="" calcext:value-type="error">
            <text:p>#DIV/0!</text:p>
          </table:table-cell>
          <table:table-cell table:formula="of:=0.5*[.AEA12]*(([.AEA6]-[.ADZ6])/([.AEA1]-[.ADZ1]))^2" office:value-type="string" office:string-value="" calcext:value-type="error">
            <text:p>#DIV/0!</text:p>
          </table:table-cell>
          <table:table-cell table:formula="of:=0.5*[.AEB12]*(([.AEB6]-[.AEA6])/([.AEB1]-[.AEA1]))^2" office:value-type="string" office:string-value="" calcext:value-type="error">
            <text:p>#DIV/0!</text:p>
          </table:table-cell>
          <table:table-cell table:formula="of:=0.5*[.AEC12]*(([.AEC6]-[.AEB6])/([.AEC1]-[.AEB1]))^2" office:value-type="string" office:string-value="" calcext:value-type="error">
            <text:p>#DIV/0!</text:p>
          </table:table-cell>
          <table:table-cell table:formula="of:=0.5*[.AED12]*(([.AED6]-[.AEC6])/([.AED1]-[.AEC1]))^2" office:value-type="string" office:string-value="" calcext:value-type="error">
            <text:p>#DIV/0!</text:p>
          </table:table-cell>
          <table:table-cell table:formula="of:=0.5*[.AEE12]*(([.AEE6]-[.AED6])/([.AEE1]-[.AED1]))^2" office:value-type="string" office:string-value="" calcext:value-type="error">
            <text:p>#DIV/0!</text:p>
          </table:table-cell>
          <table:table-cell table:formula="of:=0.5*[.AEF12]*(([.AEF6]-[.AEE6])/([.AEF1]-[.AEE1]))^2" office:value-type="string" office:string-value="" calcext:value-type="error">
            <text:p>#DIV/0!</text:p>
          </table:table-cell>
          <table:table-cell table:formula="of:=0.5*[.AEG12]*(([.AEG6]-[.AEF6])/([.AEG1]-[.AEF1]))^2" office:value-type="string" office:string-value="" calcext:value-type="error">
            <text:p>#DIV/0!</text:p>
          </table:table-cell>
          <table:table-cell table:formula="of:=0.5*[.AEH12]*(([.AEH6]-[.AEG6])/([.AEH1]-[.AEG1]))^2" office:value-type="string" office:string-value="" calcext:value-type="error">
            <text:p>#DIV/0!</text:p>
          </table:table-cell>
          <table:table-cell table:formula="of:=0.5*[.AEI12]*(([.AEI6]-[.AEH6])/([.AEI1]-[.AEH1]))^2" office:value-type="string" office:string-value="" calcext:value-type="error">
            <text:p>#DIV/0!</text:p>
          </table:table-cell>
          <table:table-cell table:formula="of:=0.5*[.AEJ12]*(([.AEJ6]-[.AEI6])/([.AEJ1]-[.AEI1]))^2" office:value-type="string" office:string-value="" calcext:value-type="error">
            <text:p>#DIV/0!</text:p>
          </table:table-cell>
          <table:table-cell table:formula="of:=0.5*[.AEK12]*(([.AEK6]-[.AEJ6])/([.AEK1]-[.AEJ1]))^2" office:value-type="string" office:string-value="" calcext:value-type="error">
            <text:p>#DIV/0!</text:p>
          </table:table-cell>
          <table:table-cell table:formula="of:=0.5*[.AEL12]*(([.AEL6]-[.AEK6])/([.AEL1]-[.AEK1]))^2" office:value-type="string" office:string-value="" calcext:value-type="error">
            <text:p>#DIV/0!</text:p>
          </table:table-cell>
          <table:table-cell table:formula="of:=0.5*[.AEM12]*(([.AEM6]-[.AEL6])/([.AEM1]-[.AEL1]))^2" office:value-type="string" office:string-value="" calcext:value-type="error">
            <text:p>#DIV/0!</text:p>
          </table:table-cell>
          <table:table-cell table:formula="of:=0.5*[.AEN12]*(([.AEN6]-[.AEM6])/([.AEN1]-[.AEM1]))^2" office:value-type="string" office:string-value="" calcext:value-type="error">
            <text:p>#DIV/0!</text:p>
          </table:table-cell>
          <table:table-cell table:formula="of:=0.5*[.AEO12]*(([.AEO6]-[.AEN6])/([.AEO1]-[.AEN1]))^2" office:value-type="string" office:string-value="" calcext:value-type="error">
            <text:p>#DIV/0!</text:p>
          </table:table-cell>
          <table:table-cell table:formula="of:=0.5*[.AEP12]*(([.AEP6]-[.AEO6])/([.AEP1]-[.AEO1]))^2" office:value-type="string" office:string-value="" calcext:value-type="error">
            <text:p>#DIV/0!</text:p>
          </table:table-cell>
          <table:table-cell table:formula="of:=0.5*[.AEQ12]*(([.AEQ6]-[.AEP6])/([.AEQ1]-[.AEP1]))^2" office:value-type="string" office:string-value="" calcext:value-type="error">
            <text:p>#DIV/0!</text:p>
          </table:table-cell>
          <table:table-cell table:formula="of:=0.5*[.AER12]*(([.AER6]-[.AEQ6])/([.AER1]-[.AEQ1]))^2" office:value-type="string" office:string-value="" calcext:value-type="error">
            <text:p>#DIV/0!</text:p>
          </table:table-cell>
          <table:table-cell table:formula="of:=0.5*[.AES12]*(([.AES6]-[.AER6])/([.AES1]-[.AER1]))^2" office:value-type="string" office:string-value="" calcext:value-type="error">
            <text:p>#DIV/0!</text:p>
          </table:table-cell>
          <table:table-cell table:formula="of:=0.5*[.AET12]*(([.AET6]-[.AES6])/([.AET1]-[.AES1]))^2" office:value-type="string" office:string-value="" calcext:value-type="error">
            <text:p>#DIV/0!</text:p>
          </table:table-cell>
          <table:table-cell table:formula="of:=0.5*[.AEU12]*(([.AEU6]-[.AET6])/([.AEU1]-[.AET1]))^2" office:value-type="string" office:string-value="" calcext:value-type="error">
            <text:p>#DIV/0!</text:p>
          </table:table-cell>
          <table:table-cell table:formula="of:=0.5*[.AEV12]*(([.AEV6]-[.AEU6])/([.AEV1]-[.AEU1]))^2" office:value-type="string" office:string-value="" calcext:value-type="error">
            <text:p>#DIV/0!</text:p>
          </table:table-cell>
          <table:table-cell table:formula="of:=0.5*[.AEW12]*(([.AEW6]-[.AEV6])/([.AEW1]-[.AEV1]))^2" office:value-type="string" office:string-value="" calcext:value-type="error">
            <text:p>#DIV/0!</text:p>
          </table:table-cell>
          <table:table-cell table:formula="of:=0.5*[.AEX12]*(([.AEX6]-[.AEW6])/([.AEX1]-[.AEW1]))^2" office:value-type="string" office:string-value="" calcext:value-type="error">
            <text:p>#DIV/0!</text:p>
          </table:table-cell>
          <table:table-cell table:formula="of:=0.5*[.AEY12]*(([.AEY6]-[.AEX6])/([.AEY1]-[.AEX1]))^2" office:value-type="string" office:string-value="" calcext:value-type="error">
            <text:p>#DIV/0!</text:p>
          </table:table-cell>
          <table:table-cell table:formula="of:=0.5*[.AEZ12]*(([.AEZ6]-[.AEY6])/([.AEZ1]-[.AEY1]))^2" office:value-type="string" office:string-value="" calcext:value-type="error">
            <text:p>#DIV/0!</text:p>
          </table:table-cell>
          <table:table-cell table:formula="of:=0.5*[.AFA12]*(([.AFA6]-[.AEZ6])/([.AFA1]-[.AEZ1]))^2" office:value-type="string" office:string-value="" calcext:value-type="error">
            <text:p>#DIV/0!</text:p>
          </table:table-cell>
          <table:table-cell table:formula="of:=0.5*[.AFB12]*(([.AFB6]-[.AFA6])/([.AFB1]-[.AFA1]))^2" office:value-type="string" office:string-value="" calcext:value-type="error">
            <text:p>#DIV/0!</text:p>
          </table:table-cell>
          <table:table-cell table:formula="of:=0.5*[.AFC12]*(([.AFC6]-[.AFB6])/([.AFC1]-[.AFB1]))^2" office:value-type="string" office:string-value="" calcext:value-type="error">
            <text:p>#DIV/0!</text:p>
          </table:table-cell>
          <table:table-cell table:formula="of:=0.5*[.AFD12]*(([.AFD6]-[.AFC6])/([.AFD1]-[.AFC1]))^2" office:value-type="string" office:string-value="" calcext:value-type="error">
            <text:p>#DIV/0!</text:p>
          </table:table-cell>
          <table:table-cell table:formula="of:=0.5*[.AFE12]*(([.AFE6]-[.AFD6])/([.AFE1]-[.AFD1]))^2" office:value-type="string" office:string-value="" calcext:value-type="error">
            <text:p>#DIV/0!</text:p>
          </table:table-cell>
          <table:table-cell table:formula="of:=0.5*[.AFF12]*(([.AFF6]-[.AFE6])/([.AFF1]-[.AFE1]))^2" office:value-type="string" office:string-value="" calcext:value-type="error">
            <text:p>#DIV/0!</text:p>
          </table:table-cell>
          <table:table-cell table:formula="of:=0.5*[.AFG12]*(([.AFG6]-[.AFF6])/([.AFG1]-[.AFF1]))^2" office:value-type="string" office:string-value="" calcext:value-type="error">
            <text:p>#DIV/0!</text:p>
          </table:table-cell>
          <table:table-cell table:formula="of:=0.5*[.AFH12]*(([.AFH6]-[.AFG6])/([.AFH1]-[.AFG1]))^2" office:value-type="string" office:string-value="" calcext:value-type="error">
            <text:p>#DIV/0!</text:p>
          </table:table-cell>
          <table:table-cell table:formula="of:=0.5*[.AFI12]*(([.AFI6]-[.AFH6])/([.AFI1]-[.AFH1]))^2" office:value-type="string" office:string-value="" calcext:value-type="error">
            <text:p>#DIV/0!</text:p>
          </table:table-cell>
          <table:table-cell table:formula="of:=0.5*[.AFJ12]*(([.AFJ6]-[.AFI6])/([.AFJ1]-[.AFI1]))^2" office:value-type="string" office:string-value="" calcext:value-type="error">
            <text:p>#DIV/0!</text:p>
          </table:table-cell>
          <table:table-cell table:formula="of:=0.5*[.AFK12]*(([.AFK6]-[.AFJ6])/([.AFK1]-[.AFJ1]))^2" office:value-type="string" office:string-value="" calcext:value-type="error">
            <text:p>#DIV/0!</text:p>
          </table:table-cell>
          <table:table-cell table:formula="of:=0.5*[.AFL12]*(([.AFL6]-[.AFK6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LJ13])" office:value-type="float" office:value="3.6999697285022" calcext:value-type="float">
            <text:p>3.6999697285022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LJ14])" office:value-type="float" office:value="1.67395407899429" calcext:value-type="float">
            <text:p>1.67395407899429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5.37392380749649" calcext:value-type="float">
            <text:p>5.37392380749649</text:p>
          </table:table-cell>
          <table:table-cell table:formula="of:=[.B17]+[.C9]" office:value-type="float" office:value="15.3125682024033" calcext:value-type="float">
            <text:p>15.3125682024033</text:p>
          </table:table-cell>
          <table:table-cell table:number-columns-repeated="8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29T19:05:16.846854791</dc:date>
    <meta:editing-duration>PT34S</meta:editing-duration>
    <meta:editing-cycles>1</meta:editing-cycles>
    <meta:document-statistic meta:table-count="1" meta:cell-count="5118" meta:object-count="0"/>
    <meta:generator>LibreOffice/6.4.7.2$Linux_X86_64 LibreOffice_project/40$Build-2</meta:generator>
  </office:meta>
</office:document-meta>
</file>